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79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m3</text:p>
          </table:table-cell>
          <table:table-cell office:value-type="string">
            <text:p>m4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f5</text:p>
          </table:table-cell>
          <table:table-cell office:value-type="string">
            <text:p>n1</text:p>
          </table:table-cell>
          <table:table-cell office:value-type="string">
            <text:p>n2</text:p>
          </table:table-cell>
          <table:table-cell office:value-type="string">
            <text:p>class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00880333967507">
            <text:p>0.300880334</text:p>
          </table:table-cell>
          <table:table-cell table:formula="of:=IF(RAND()&gt;1/[.B$1]; 0.6+RAND()*0.4; RAND()*0.4)" office:value-type="float" office:value="0.295412279479206">
            <text:p>0.2954122795</text:p>
          </table:table-cell>
          <table:table-cell table:formula="of:=IF(RAND()&gt;1/[.C$1]; 0.6+RAND()*0.4; RAND()*0.4)" office:value-type="float" office:value="0.385390658304095">
            <text:p>0.3853906583</text:p>
          </table:table-cell>
          <table:table-cell table:formula="of:=IF(RAND()&gt;1/[.D$1]; 0.6+RAND()*0.4; RAND()*0.4)" office:value-type="float" office:value="0.0516669686883688">
            <text:p>0.0516669687</text:p>
          </table:table-cell>
          <table:table-cell table:formula="of:=ROUND(RAND()*9.9+0.1;3)" office:value-type="float" office:value="1.004">
            <text:p>1.004</text:p>
          </table:table-cell>
          <table:table-cell table:formula="of:=[.E3]/[.A3]" office:value-type="float" office:value="3.33687478593541">
            <text:p>3.3368747859</text:p>
          </table:table-cell>
          <table:table-cell table:formula="of:=[.F3]/[.B3]" office:value-type="float" office:value="11.295653626241">
            <text:p>11.2956536262</text:p>
          </table:table-cell>
          <table:table-cell table:formula="of:=[.C3]/[.E3]" office:value-type="float" office:value="0.383855237354677">
            <text:p>0.3838552374</text:p>
          </table:table-cell>
          <table:table-cell table:formula="of:=[.H3]/[.D3]" office:value-type="float" office:value="7.42941277762807">
            <text:p>7.4294127776</text:p>
          </table:table-cell>
          <table:table-cell table:formula="of:=ROUND(RAND()*9.9+0.1;3)" office:value-type="float" office:value="5.614">
            <text:p>5.614</text:p>
          </table:table-cell>
          <table:table-cell table:formula="of:=ROUND(RAND()*9.9+0.1;3)" office:value-type="float" office:value="5.661">
            <text:p>5.661</text:p>
          </table:table-cell>
          <table:table-cell table:formula="of:=IF([.A3]&lt;0.5;&quot;A&quot;;IF([.B3]&lt;0.5;&quot;B&quot;;IF([.C3]&lt;0.5;&quot;C&quot;;IF([.D3]&lt;0.5;&quot;D&quot;;&quot;E&quot;))))" office:value-type="string" office:string-value="A">
            <text:p>A</text:p>
          </table:table-cell>
          <table:table-cell office:value-type="string">
            <text:p>A</text:p>
          </table:table-cell>
          <table:table-cell table:formula="of:=COUNTIF([.L$3:.L$402];[.M3])" office:value-type="float" office:value="95">
            <text:p>95</text:p>
          </table:table-cell>
        </table:table-row>
        <table:table-row table:style-name="ro1">
          <table:table-cell table:formula="of:=IF(RAND()&gt;1/[.A$1]; 0.6+RAND()*0.4; RAND()*0.4)" office:value-type="float" office:value="0.130510191153735">
            <text:p>0.1305101912</text:p>
          </table:table-cell>
          <table:table-cell table:formula="of:=IF(RAND()&gt;1/[.B$1]; 0.6+RAND()*0.4; RAND()*0.4)" office:value-type="float" office:value="0.987600883282721">
            <text:p>0.9876008833</text:p>
          </table:table-cell>
          <table:table-cell table:formula="of:=IF(RAND()&gt;1/[.C$1]; 0.6+RAND()*0.4; RAND()*0.4)" office:value-type="float" office:value="0.874788700044155">
            <text:p>0.8747887</text:p>
          </table:table-cell>
          <table:table-cell table:formula="of:=IF(RAND()&gt;1/[.D$1]; 0.6+RAND()*0.4; RAND()*0.4)" office:value-type="float" office:value="0.363324230164289">
            <text:p>0.3633242302</text:p>
          </table:table-cell>
          <table:table-cell table:formula="of:=ROUND(RAND()*9.9+0.1;3)" office:value-type="float" office:value="7.308">
            <text:p>7.308</text:p>
          </table:table-cell>
          <table:table-cell table:formula="of:=[.E4]/[.A4]" office:value-type="float" office:value="55.9956271260956">
            <text:p>55.9956271261</text:p>
          </table:table-cell>
          <table:table-cell table:formula="of:=[.F4]/[.B4]" office:value-type="float" office:value="56.6986401834411">
            <text:p>56.6986401834</text:p>
          </table:table-cell>
          <table:table-cell table:formula="of:=[.C4]/[.E4]" office:value-type="float" office:value="0.119702887252895">
            <text:p>0.1197028873</text:p>
          </table:table-cell>
          <table:table-cell table:formula="of:=[.H4]/[.D4]" office:value-type="float" office:value="0.32946574248232">
            <text:p>0.3294657425</text:p>
          </table:table-cell>
          <table:table-cell table:formula="of:=ROUND(RAND()*9.9+0.1;3)" office:value-type="float" office:value="5.538">
            <text:p>5.538</text:p>
          </table:table-cell>
          <table:table-cell table:formula="of:=ROUND(RAND()*9.9+0.1;3)" office:value-type="float" office:value="4.124">
            <text:p>4.124</text:p>
          </table:table-cell>
          <table:table-cell table:formula="of:=IF([.A4]&lt;0.5;&quot;A&quot;;IF([.B4]&lt;0.5;&quot;B&quot;;IF([.C4]&lt;0.5;&quot;C&quot;;IF([.D4]&lt;0.5;&quot;D&quot;;&quot;E&quot;))))" office:value-type="string" office:string-value="A">
            <text:p>A</text:p>
          </table:table-cell>
          <table:table-cell office:value-type="string">
            <text:p>B</text:p>
          </table:table-cell>
          <table:table-cell table:formula="of:=COUNTIF([.L$3:.L$402];[.M4])" office:value-type="float" office:value="83">
            <text:p>83</text:p>
          </table:table-cell>
        </table:table-row>
        <table:table-row table:style-name="ro1">
          <table:table-cell table:formula="of:=IF(RAND()&gt;1/[.A$1]; 0.6+RAND()*0.4; RAND()*0.4)" office:value-type="float" office:value="0.864222632627934">
            <text:p>0.8642226326</text:p>
          </table:table-cell>
          <table:table-cell table:formula="of:=IF(RAND()&gt;1/[.B$1]; 0.6+RAND()*0.4; RAND()*0.4)" office:value-type="float" office:value="0.708108703047037">
            <text:p>0.708108703</text:p>
          </table:table-cell>
          <table:table-cell table:formula="of:=IF(RAND()&gt;1/[.C$1]; 0.6+RAND()*0.4; RAND()*0.4)" office:value-type="float" office:value="0.350935536716133">
            <text:p>0.3509355367</text:p>
          </table:table-cell>
          <table:table-cell table:formula="of:=IF(RAND()&gt;1/[.D$1]; 0.6+RAND()*0.4; RAND()*0.4)" office:value-type="float" office:value="0.239435062091798">
            <text:p>0.2394350621</text:p>
          </table:table-cell>
          <table:table-cell table:formula="of:=ROUND(RAND()*9.9+0.1;3)" office:value-type="float" office:value="0.84">
            <text:p>0.84</text:p>
          </table:table-cell>
          <table:table-cell table:formula="of:=[.E5]/[.A5]" office:value-type="float" office:value="0.971971767790577">
            <text:p>0.9719717678</text:p>
          </table:table-cell>
          <table:table-cell table:formula="of:=[.F5]/[.B5]" office:value-type="float" office:value="1.37263073255295">
            <text:p>1.3726307326</text:p>
          </table:table-cell>
          <table:table-cell table:formula="of:=[.C5]/[.E5]" office:value-type="float" office:value="0.41778040085254">
            <text:p>0.4177804009</text:p>
          </table:table-cell>
          <table:table-cell table:formula="of:=[.H5]/[.D5]" office:value-type="float" office:value="1.74485890747432">
            <text:p>1.7448589075</text:p>
          </table:table-cell>
          <table:table-cell table:formula="of:=ROUND(RAND()*9.9+0.1;3)" office:value-type="float" office:value="5.236">
            <text:p>5.236</text:p>
          </table:table-cell>
          <table:table-cell table:formula="of:=ROUND(RAND()*9.9+0.1;3)" office:value-type="float" office:value="9.603">
            <text:p>9.603</text:p>
          </table:table-cell>
          <table:table-cell table:formula="of:=IF([.A5]&lt;0.5;&quot;A&quot;;IF([.B5]&lt;0.5;&quot;B&quot;;IF([.C5]&lt;0.5;&quot;C&quot;;IF([.D5]&lt;0.5;&quot;D&quot;;&quot;E&quot;))))" office:value-type="string" office:string-value="C">
            <text:p>C</text:p>
          </table:table-cell>
          <table:table-cell office:value-type="string">
            <text:p>C</text:p>
          </table:table-cell>
          <table:table-cell table:formula="of:=COUNTIF([.L$3:.L$402];[.M5])" office:value-type="float" office:value="86">
            <text:p>86</text:p>
          </table:table-cell>
        </table:table-row>
        <table:table-row table:style-name="ro1">
          <table:table-cell table:formula="of:=IF(RAND()&gt;1/[.A$1]; 0.6+RAND()*0.4; RAND()*0.4)" office:value-type="float" office:value="0.654984835069627">
            <text:p>0.6549848351</text:p>
          </table:table-cell>
          <table:table-cell table:formula="of:=IF(RAND()&gt;1/[.B$1]; 0.6+RAND()*0.4; RAND()*0.4)" office:value-type="float" office:value="0.891430528555065">
            <text:p>0.8914305286</text:p>
          </table:table-cell>
          <table:table-cell table:formula="of:=IF(RAND()&gt;1/[.C$1]; 0.6+RAND()*0.4; RAND()*0.4)" office:value-type="float" office:value="0.914226186461747">
            <text:p>0.9142261865</text:p>
          </table:table-cell>
          <table:table-cell table:formula="of:=IF(RAND()&gt;1/[.D$1]; 0.6+RAND()*0.4; RAND()*0.4)" office:value-type="float" office:value="0.0226885640062392">
            <text:p>0.022688564</text:p>
          </table:table-cell>
          <table:table-cell table:formula="of:=ROUND(RAND()*9.9+0.1;3)" office:value-type="float" office:value="6.973">
            <text:p>6.973</text:p>
          </table:table-cell>
          <table:table-cell table:formula="of:=[.E6]/[.A6]" office:value-type="float" office:value="10.646048010041">
            <text:p>10.64604801</text:p>
          </table:table-cell>
          <table:table-cell table:formula="of:=[.F6]/[.B6]" office:value-type="float" office:value="11.9426558425111">
            <text:p>11.9426558425</text:p>
          </table:table-cell>
          <table:table-cell table:formula="of:=[.C6]/[.E6]" office:value-type="float" office:value="0.131109448797038">
            <text:p>0.1311094488</text:p>
          </table:table-cell>
          <table:table-cell table:formula="of:=[.H6]/[.D6]" office:value-type="float" office:value="5.7786578630972">
            <text:p>5.7786578631</text:p>
          </table:table-cell>
          <table:table-cell table:formula="of:=ROUND(RAND()*9.9+0.1;3)" office:value-type="float" office:value="5.469">
            <text:p>5.469</text:p>
          </table:table-cell>
          <table:table-cell table:formula="of:=ROUND(RAND()*9.9+0.1;3)" office:value-type="float" office:value="2.197">
            <text:p>2.197</text:p>
          </table:table-cell>
          <table:table-cell table:formula="of:=IF([.A6]&lt;0.5;&quot;A&quot;;IF([.B6]&lt;0.5;&quot;B&quot;;IF([.C6]&lt;0.5;&quot;C&quot;;IF([.D6]&lt;0.5;&quot;D&quot;;&quot;E&quot;))))" office:value-type="string" office:string-value="D">
            <text:p>D</text:p>
          </table:table-cell>
          <table:table-cell office:value-type="string">
            <text:p>D</text:p>
          </table:table-cell>
          <table:table-cell table:formula="of:=COUNTIF([.L$3:.L$402];[.M6])" office:value-type="float" office:value="65">
            <text:p>65</text:p>
          </table:table-cell>
        </table:table-row>
        <table:table-row table:style-name="ro1">
          <table:table-cell table:formula="of:=IF(RAND()&gt;1/[.A$1]; 0.6+RAND()*0.4; RAND()*0.4)" office:value-type="float" office:value="0.805451674759388">
            <text:p>0.8054516748</text:p>
          </table:table-cell>
          <table:table-cell table:formula="of:=IF(RAND()&gt;1/[.B$1]; 0.6+RAND()*0.4; RAND()*0.4)" office:value-type="float" office:value="0.911305495165288">
            <text:p>0.9113054952</text:p>
          </table:table-cell>
          <table:table-cell table:formula="of:=IF(RAND()&gt;1/[.C$1]; 0.6+RAND()*0.4; RAND()*0.4)" office:value-type="float" office:value="0.831224283855408">
            <text:p>0.8312242839</text:p>
          </table:table-cell>
          <table:table-cell table:formula="of:=IF(RAND()&gt;1/[.D$1]; 0.6+RAND()*0.4; RAND()*0.4)" office:value-type="float" office:value="0.343951042089611">
            <text:p>0.3439510421</text:p>
          </table:table-cell>
          <table:table-cell table:formula="of:=ROUND(RAND()*9.9+0.1;3)" office:value-type="float" office:value="2.334">
            <text:p>2.334</text:p>
          </table:table-cell>
          <table:table-cell table:formula="of:=[.E7]/[.A7]" office:value-type="float" office:value="2.89775299144698">
            <text:p>2.8977529914</text:p>
          </table:table-cell>
          <table:table-cell table:formula="of:=[.F7]/[.B7]" office:value-type="float" office:value="3.17978219907629">
            <text:p>3.1797821991</text:p>
          </table:table-cell>
          <table:table-cell table:formula="of:=[.C7]/[.E7]" office:value-type="float" office:value="0.356137225302232">
            <text:p>0.3561372253</text:p>
          </table:table-cell>
          <table:table-cell table:formula="of:=[.H7]/[.D7]" office:value-type="float" office:value="1.03542999357869">
            <text:p>1.0354299936</text:p>
          </table:table-cell>
          <table:table-cell table:formula="of:=ROUND(RAND()*9.9+0.1;3)" office:value-type="float" office:value="0.388">
            <text:p>0.388</text:p>
          </table:table-cell>
          <table:table-cell table:formula="of:=ROUND(RAND()*9.9+0.1;3)" office:value-type="float" office:value="3.539">
            <text:p>3.539</text:p>
          </table:table-cell>
          <table:table-cell table:formula="of:=IF([.A7]&lt;0.5;&quot;A&quot;;IF([.B7]&lt;0.5;&quot;B&quot;;IF([.C7]&lt;0.5;&quot;C&quot;;IF([.D7]&lt;0.5;&quot;D&quot;;&quot;E&quot;))))" office:value-type="string" office:string-value="D">
            <text:p>D</text:p>
          </table:table-cell>
          <table:table-cell office:value-type="string">
            <text:p>E</text:p>
          </table:table-cell>
          <table:table-cell table:formula="of:=COUNTIF([.L$3:.L$402];[.M7])" office:value-type="float" office:value="71">
            <text:p>71</text:p>
          </table:table-cell>
        </table:table-row>
        <table:table-row table:style-name="ro1">
          <table:table-cell table:formula="of:=IF(RAND()&gt;1/[.A$1]; 0.6+RAND()*0.4; RAND()*0.4)" office:value-type="float" office:value="0.187680418323725">
            <text:p>0.1876804183</text:p>
          </table:table-cell>
          <table:table-cell table:formula="of:=IF(RAND()&gt;1/[.B$1]; 0.6+RAND()*0.4; RAND()*0.4)" office:value-type="float" office:value="0.993380265682936">
            <text:p>0.9933802657</text:p>
          </table:table-cell>
          <table:table-cell table:formula="of:=IF(RAND()&gt;1/[.C$1]; 0.6+RAND()*0.4; RAND()*0.4)" office:value-type="float" office:value="0.046301053930074">
            <text:p>0.0463010539</text:p>
          </table:table-cell>
          <table:table-cell table:formula="of:=IF(RAND()&gt;1/[.D$1]; 0.6+RAND()*0.4; RAND()*0.4)" office:value-type="float" office:value="0.958420474547893">
            <text:p>0.9584204745</text:p>
          </table:table-cell>
          <table:table-cell table:formula="of:=ROUND(RAND()*9.9+0.1;3)" office:value-type="float" office:value="7.406">
            <text:p>7.406</text:p>
          </table:table-cell>
          <table:table-cell table:formula="of:=[.E8]/[.A8]" office:value-type="float" office:value="39.460696358986">
            <text:p>39.460696359</text:p>
          </table:table-cell>
          <table:table-cell table:formula="of:=[.F8]/[.B8]" office:value-type="float" office:value="39.723656410526">
            <text:p>39.7236564105</text:p>
          </table:table-cell>
          <table:table-cell table:formula="of:=[.C8]/[.E8]" office:value-type="float" office:value="0.00625183012828436">
            <text:p>0.0062518301</text:p>
          </table:table-cell>
          <table:table-cell table:formula="of:=[.H8]/[.D8]" office:value-type="float" office:value="0.00652305568830161">
            <text:p>0.0065230557</text:p>
          </table:table-cell>
          <table:table-cell table:formula="of:=ROUND(RAND()*9.9+0.1;3)" office:value-type="float" office:value="5.774">
            <text:p>5.774</text:p>
          </table:table-cell>
          <table:table-cell table:formula="of:=ROUND(RAND()*9.9+0.1;3)" office:value-type="float" office:value="9.44">
            <text:p>9.44</text:p>
          </table:table-cell>
          <table:table-cell table:formula="of:=IF([.A8]&lt;0.5;&quot;A&quot;;IF([.B8]&lt;0.5;&quot;B&quot;;IF([.C8]&lt;0.5;&quot;C&quot;;IF([.D8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96582665666938">
            <text:p>0.8965826657</text:p>
          </table:table-cell>
          <table:table-cell table:formula="of:=IF(RAND()&gt;1/[.B$1]; 0.6+RAND()*0.4; RAND()*0.4)" office:value-type="float" office:value="0.884701269771904">
            <text:p>0.8847012698</text:p>
          </table:table-cell>
          <table:table-cell table:formula="of:=IF(RAND()&gt;1/[.C$1]; 0.6+RAND()*0.4; RAND()*0.4)" office:value-type="float" office:value="0.970106299221516">
            <text:p>0.9701062992</text:p>
          </table:table-cell>
          <table:table-cell table:formula="of:=IF(RAND()&gt;1/[.D$1]; 0.6+RAND()*0.4; RAND()*0.4)" office:value-type="float" office:value="0.00609600022435188">
            <text:p>0.0060960002</text:p>
          </table:table-cell>
          <table:table-cell table:formula="of:=ROUND(RAND()*9.9+0.1;3)" office:value-type="float" office:value="9.333">
            <text:p>9.333</text:p>
          </table:table-cell>
          <table:table-cell table:formula="of:=[.E9]/[.A9]" office:value-type="float" office:value="10.4095253649115">
            <text:p>10.4095253649</text:p>
          </table:table-cell>
          <table:table-cell table:formula="of:=[.F9]/[.B9]" office:value-type="float" office:value="11.7661471963247">
            <text:p>11.7661471963</text:p>
          </table:table-cell>
          <table:table-cell table:formula="of:=[.C9]/[.E9]" office:value-type="float" office:value="0.103943672904909">
            <text:p>0.1039436729</text:p>
          </table:table-cell>
          <table:table-cell table:formula="of:=[.H9]/[.D9]" office:value-type="float" office:value="17.0511268174962">
            <text:p>17.0511268175</text:p>
          </table:table-cell>
          <table:table-cell table:formula="of:=ROUND(RAND()*9.9+0.1;3)" office:value-type="float" office:value="1.924">
            <text:p>1.924</text:p>
          </table:table-cell>
          <table:table-cell table:formula="of:=ROUND(RAND()*9.9+0.1;3)" office:value-type="float" office:value="0.509">
            <text:p>0.509</text:p>
          </table:table-cell>
          <table:table-cell table:formula="of:=IF([.A9]&lt;0.5;&quot;A&quot;;IF([.B9]&lt;0.5;&quot;B&quot;;IF([.C9]&lt;0.5;&quot;C&quot;;IF([.D9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02095918543637">
            <text:p>0.6020959185</text:p>
          </table:table-cell>
          <table:table-cell table:formula="of:=IF(RAND()&gt;1/[.B$1]; 0.6+RAND()*0.4; RAND()*0.4)" office:value-type="float" office:value="0.1435980534181">
            <text:p>0.1435980534</text:p>
          </table:table-cell>
          <table:table-cell table:formula="of:=IF(RAND()&gt;1/[.C$1]; 0.6+RAND()*0.4; RAND()*0.4)" office:value-type="float" office:value="0.921506936568767">
            <text:p>0.9215069366</text:p>
          </table:table-cell>
          <table:table-cell table:formula="of:=IF(RAND()&gt;1/[.D$1]; 0.6+RAND()*0.4; RAND()*0.4)" office:value-type="float" office:value="0.877412110753357">
            <text:p>0.8774121108</text:p>
          </table:table-cell>
          <table:table-cell table:formula="of:=ROUND(RAND()*9.9+0.1;3)" office:value-type="float" office:value="9.574">
            <text:p>9.574</text:p>
          </table:table-cell>
          <table:table-cell table:formula="of:=[.E10]/[.A10]" office:value-type="float" office:value="15.9011209097012">
            <text:p>15.9011209097</text:p>
          </table:table-cell>
          <table:table-cell table:formula="of:=[.F10]/[.B10]" office:value-type="float" office:value="110.733540818994">
            <text:p>110.733540819</text:p>
          </table:table-cell>
          <table:table-cell table:formula="of:=[.C10]/[.E10]" office:value-type="float" office:value="0.0962509856453694">
            <text:p>0.0962509856</text:p>
          </table:table-cell>
          <table:table-cell table:formula="of:=[.H10]/[.D10]" office:value-type="float" office:value="0.109698720208828">
            <text:p>0.1096987202</text:p>
          </table:table-cell>
          <table:table-cell table:formula="of:=ROUND(RAND()*9.9+0.1;3)" office:value-type="float" office:value="4.498">
            <text:p>4.498</text:p>
          </table:table-cell>
          <table:table-cell table:formula="of:=ROUND(RAND()*9.9+0.1;3)" office:value-type="float" office:value="5.561">
            <text:p>5.561</text:p>
          </table:table-cell>
          <table:table-cell table:formula="of:=IF([.A10]&lt;0.5;&quot;A&quot;;IF([.B10]&lt;0.5;&quot;B&quot;;IF([.C10]&lt;0.5;&quot;C&quot;;IF([.D10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202200128883123">
            <text:p>0.2022001289</text:p>
          </table:table-cell>
          <table:table-cell table:formula="of:=IF(RAND()&gt;1/[.B$1]; 0.6+RAND()*0.4; RAND()*0.4)" office:value-type="float" office:value="0.24836630821228">
            <text:p>0.2483663082</text:p>
          </table:table-cell>
          <table:table-cell table:formula="of:=IF(RAND()&gt;1/[.C$1]; 0.6+RAND()*0.4; RAND()*0.4)" office:value-type="float" office:value="0.62633937979117">
            <text:p>0.6263393798</text:p>
          </table:table-cell>
          <table:table-cell table:formula="of:=IF(RAND()&gt;1/[.D$1]; 0.6+RAND()*0.4; RAND()*0.4)" office:value-type="float" office:value="0.768543661292642">
            <text:p>0.7685436613</text:p>
          </table:table-cell>
          <table:table-cell table:formula="of:=ROUND(RAND()*9.9+0.1;3)" office:value-type="float" office:value="4.519">
            <text:p>4.519</text:p>
          </table:table-cell>
          <table:table-cell table:formula="of:=[.E11]/[.A11]" office:value-type="float" office:value="22.3491450028308">
            <text:p>22.3491450028</text:p>
          </table:table-cell>
          <table:table-cell table:formula="of:=[.F11]/[.B11]" office:value-type="float" office:value="89.9846084748694">
            <text:p>89.9846084749</text:p>
          </table:table-cell>
          <table:table-cell table:formula="of:=[.C11]/[.E11]" office:value-type="float" office:value="0.138601323255404">
            <text:p>0.1386013233</text:p>
          </table:table-cell>
          <table:table-cell table:formula="of:=[.H11]/[.D11]" office:value-type="float" office:value="0.180342809700994">
            <text:p>0.1803428097</text:p>
          </table:table-cell>
          <table:table-cell table:formula="of:=ROUND(RAND()*9.9+0.1;3)" office:value-type="float" office:value="9.452">
            <text:p>9.452</text:p>
          </table:table-cell>
          <table:table-cell table:formula="of:=ROUND(RAND()*9.9+0.1;3)" office:value-type="float" office:value="9.416">
            <text:p>9.416</text:p>
          </table:table-cell>
          <table:table-cell table:formula="of:=IF([.A11]&lt;0.5;&quot;A&quot;;IF([.B11]&lt;0.5;&quot;B&quot;;IF([.C11]&lt;0.5;&quot;C&quot;;IF([.D11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25941206980497">
            <text:p>0.725941207</text:p>
          </table:table-cell>
          <table:table-cell table:formula="of:=IF(RAND()&gt;1/[.B$1]; 0.6+RAND()*0.4; RAND()*0.4)" office:value-type="float" office:value="0.874382995814085">
            <text:p>0.8743829958</text:p>
          </table:table-cell>
          <table:table-cell table:formula="of:=IF(RAND()&gt;1/[.C$1]; 0.6+RAND()*0.4; RAND()*0.4)" office:value-type="float" office:value="0.84715515607968">
            <text:p>0.8471551561</text:p>
          </table:table-cell>
          <table:table-cell table:formula="of:=IF(RAND()&gt;1/[.D$1]; 0.6+RAND()*0.4; RAND()*0.4)" office:value-type="float" office:value="0.929838341288269">
            <text:p>0.9298383413</text:p>
          </table:table-cell>
          <table:table-cell table:formula="of:=ROUND(RAND()*9.9+0.1;3)" office:value-type="float" office:value="4.777">
            <text:p>4.777</text:p>
          </table:table-cell>
          <table:table-cell table:formula="of:=[.E12]/[.A12]" office:value-type="float" office:value="6.58042270374706">
            <text:p>6.5804227037</text:p>
          </table:table-cell>
          <table:table-cell table:formula="of:=[.F12]/[.B12]" office:value-type="float" office:value="7.52578988297962">
            <text:p>7.525789883</text:p>
          </table:table-cell>
          <table:table-cell table:formula="of:=[.C12]/[.E12]" office:value-type="float" office:value="0.177340413665413">
            <text:p>0.1773404137</text:p>
          </table:table-cell>
          <table:table-cell table:formula="of:=[.H12]/[.D12]" office:value-type="float" office:value="0.190721769355857">
            <text:p>0.1907217694</text:p>
          </table:table-cell>
          <table:table-cell table:formula="of:=ROUND(RAND()*9.9+0.1;3)" office:value-type="float" office:value="5.921">
            <text:p>5.921</text:p>
          </table:table-cell>
          <table:table-cell table:formula="of:=ROUND(RAND()*9.9+0.1;3)" office:value-type="float" office:value="1.997">
            <text:p>1.997</text:p>
          </table:table-cell>
          <table:table-cell table:formula="of:=IF([.A12]&lt;0.5;&quot;A&quot;;IF([.B12]&lt;0.5;&quot;B&quot;;IF([.C12]&lt;0.5;&quot;C&quot;;IF([.D12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2792751621455">
            <text:p>0.3279275162</text:p>
          </table:table-cell>
          <table:table-cell table:formula="of:=IF(RAND()&gt;1/[.B$1]; 0.6+RAND()*0.4; RAND()*0.4)" office:value-type="float" office:value="0.756763253267855">
            <text:p>0.7567632533</text:p>
          </table:table-cell>
          <table:table-cell table:formula="of:=IF(RAND()&gt;1/[.C$1]; 0.6+RAND()*0.4; RAND()*0.4)" office:value-type="float" office:value="0.0829032149165869">
            <text:p>0.0829032149</text:p>
          </table:table-cell>
          <table:table-cell table:formula="of:=IF(RAND()&gt;1/[.D$1]; 0.6+RAND()*0.4; RAND()*0.4)" office:value-type="float" office:value="0.0186716712079942">
            <text:p>0.0186716712</text:p>
          </table:table-cell>
          <table:table-cell table:formula="of:=ROUND(RAND()*9.9+0.1;3)" office:value-type="float" office:value="5.32">
            <text:p>5.32</text:p>
          </table:table-cell>
          <table:table-cell table:formula="of:=[.E13]/[.A13]" office:value-type="float" office:value="16.2230972911689">
            <text:p>16.2230972912</text:p>
          </table:table-cell>
          <table:table-cell table:formula="of:=[.F13]/[.B13]" office:value-type="float" office:value="21.4374802438072">
            <text:p>21.4374802438</text:p>
          </table:table-cell>
          <table:table-cell table:formula="of:=[.C13]/[.E13]" office:value-type="float" office:value="0.0155833110745464">
            <text:p>0.0155833111</text:p>
          </table:table-cell>
          <table:table-cell table:formula="of:=[.H13]/[.D13]" office:value-type="float" office:value="0.834596480462577">
            <text:p>0.8345964805</text:p>
          </table:table-cell>
          <table:table-cell table:formula="of:=ROUND(RAND()*9.9+0.1;3)" office:value-type="float" office:value="7.413">
            <text:p>7.413</text:p>
          </table:table-cell>
          <table:table-cell table:formula="of:=ROUND(RAND()*9.9+0.1;3)" office:value-type="float" office:value="7.153">
            <text:p>7.153</text:p>
          </table:table-cell>
          <table:table-cell table:formula="of:=IF([.A13]&lt;0.5;&quot;A&quot;;IF([.B13]&lt;0.5;&quot;B&quot;;IF([.C13]&lt;0.5;&quot;C&quot;;IF([.D13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77235517092049">
            <text:p>0.7772355171</text:p>
          </table:table-cell>
          <table:table-cell table:formula="of:=IF(RAND()&gt;1/[.B$1]; 0.6+RAND()*0.4; RAND()*0.4)" office:value-type="float" office:value="0.979105250351131">
            <text:p>0.9791052504</text:p>
          </table:table-cell>
          <table:table-cell table:formula="of:=IF(RAND()&gt;1/[.C$1]; 0.6+RAND()*0.4; RAND()*0.4)" office:value-type="float" office:value="0.603134007751942">
            <text:p>0.6031340078</text:p>
          </table:table-cell>
          <table:table-cell table:formula="of:=IF(RAND()&gt;1/[.D$1]; 0.6+RAND()*0.4; RAND()*0.4)" office:value-type="float" office:value="0.378546718973666">
            <text:p>0.378546719</text:p>
          </table:table-cell>
          <table:table-cell table:formula="of:=ROUND(RAND()*9.9+0.1;3)" office:value-type="float" office:value="4.789">
            <text:p>4.789</text:p>
          </table:table-cell>
          <table:table-cell table:formula="of:=[.E14]/[.A14]" office:value-type="float" office:value="6.16158152154134">
            <text:p>6.1615815215</text:p>
          </table:table-cell>
          <table:table-cell table:formula="of:=[.F14]/[.B14]" office:value-type="float" office:value="6.2930737214734">
            <text:p>6.2930737215</text:p>
          </table:table-cell>
          <table:table-cell table:formula="of:=[.C14]/[.E14]" office:value-type="float" office:value="0.125941534297754">
            <text:p>0.1259415343</text:p>
          </table:table-cell>
          <table:table-cell table:formula="of:=[.H14]/[.D14]" office:value-type="float" office:value="0.332697466350289">
            <text:p>0.3326974664</text:p>
          </table:table-cell>
          <table:table-cell table:formula="of:=ROUND(RAND()*9.9+0.1;3)" office:value-type="float" office:value="5.995">
            <text:p>5.995</text:p>
          </table:table-cell>
          <table:table-cell table:formula="of:=ROUND(RAND()*9.9+0.1;3)" office:value-type="float" office:value="8.359">
            <text:p>8.359</text:p>
          </table:table-cell>
          <table:table-cell table:formula="of:=IF([.A14]&lt;0.5;&quot;A&quot;;IF([.B14]&lt;0.5;&quot;B&quot;;IF([.C14]&lt;0.5;&quot;C&quot;;IF([.D14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217747657001019">
            <text:p>0.217747657</text:p>
          </table:table-cell>
          <table:table-cell table:formula="of:=IF(RAND()&gt;1/[.B$1]; 0.6+RAND()*0.4; RAND()*0.4)" office:value-type="float" office:value="0.743870391976088">
            <text:p>0.743870392</text:p>
          </table:table-cell>
          <table:table-cell table:formula="of:=IF(RAND()&gt;1/[.C$1]; 0.6+RAND()*0.4; RAND()*0.4)" office:value-type="float" office:value="0.731258724723011">
            <text:p>0.7312587247</text:p>
          </table:table-cell>
          <table:table-cell table:formula="of:=IF(RAND()&gt;1/[.D$1]; 0.6+RAND()*0.4; RAND()*0.4)" office:value-type="float" office:value="0.139155917800963">
            <text:p>0.1391559178</text:p>
          </table:table-cell>
          <table:table-cell table:formula="of:=ROUND(RAND()*9.9+0.1;3)" office:value-type="float" office:value="7.284">
            <text:p>7.284</text:p>
          </table:table-cell>
          <table:table-cell table:formula="of:=[.E15]/[.A15]" office:value-type="float" office:value="33.451565451131">
            <text:p>33.4515654511</text:p>
          </table:table-cell>
          <table:table-cell table:formula="of:=[.F15]/[.B15]" office:value-type="float" office:value="44.9696154222069">
            <text:p>44.9696154222</text:p>
          </table:table-cell>
          <table:table-cell table:formula="of:=[.C15]/[.E15]" office:value-type="float" office:value="0.100392466326608">
            <text:p>0.1003924663</text:p>
          </table:table-cell>
          <table:table-cell table:formula="of:=[.H15]/[.D15]" office:value-type="float" office:value="0.721438713588889">
            <text:p>0.7214387136</text:p>
          </table:table-cell>
          <table:table-cell table:formula="of:=ROUND(RAND()*9.9+0.1;3)" office:value-type="float" office:value="0.572">
            <text:p>0.572</text:p>
          </table:table-cell>
          <table:table-cell table:formula="of:=ROUND(RAND()*9.9+0.1;3)" office:value-type="float" office:value="6.409">
            <text:p>6.409</text:p>
          </table:table-cell>
          <table:table-cell table:formula="of:=IF([.A15]&lt;0.5;&quot;A&quot;;IF([.B15]&lt;0.5;&quot;B&quot;;IF([.C15]&lt;0.5;&quot;C&quot;;IF([.D15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117967838048935">
            <text:p>0.117967838</text:p>
          </table:table-cell>
          <table:table-cell table:formula="of:=IF(RAND()&gt;1/[.B$1]; 0.6+RAND()*0.4; RAND()*0.4)" office:value-type="float" office:value="0.77787524452433">
            <text:p>0.7778752445</text:p>
          </table:table-cell>
          <table:table-cell table:formula="of:=IF(RAND()&gt;1/[.C$1]; 0.6+RAND()*0.4; RAND()*0.4)" office:value-type="float" office:value="0.0136485663242638">
            <text:p>0.0136485663</text:p>
          </table:table-cell>
          <table:table-cell table:formula="of:=IF(RAND()&gt;1/[.D$1]; 0.6+RAND()*0.4; RAND()*0.4)" office:value-type="float" office:value="0.377843751013279">
            <text:p>0.377843751</text:p>
          </table:table-cell>
          <table:table-cell table:formula="of:=ROUND(RAND()*9.9+0.1;3)" office:value-type="float" office:value="9.569">
            <text:p>9.569</text:p>
          </table:table-cell>
          <table:table-cell table:formula="of:=[.E16]/[.A16]" office:value-type="float" office:value="81.1153290444352">
            <text:p>81.1153290444</text:p>
          </table:table-cell>
          <table:table-cell table:formula="of:=[.F16]/[.B16]" office:value-type="float" office:value="104.278069800302">
            <text:p>104.2780698003</text:p>
          </table:table-cell>
          <table:table-cell table:formula="of:=[.C16]/[.E16]" office:value-type="float" office:value="0.00142633152098065">
            <text:p>0.0014263315</text:p>
          </table:table-cell>
          <table:table-cell table:formula="of:=[.H16]/[.D16]" office:value-type="float" office:value="0.00377492420386892">
            <text:p>0.0037749242</text:p>
          </table:table-cell>
          <table:table-cell table:formula="of:=ROUND(RAND()*9.9+0.1;3)" office:value-type="float" office:value="5.98">
            <text:p>5.98</text:p>
          </table:table-cell>
          <table:table-cell table:formula="of:=ROUND(RAND()*9.9+0.1;3)" office:value-type="float" office:value="8.816">
            <text:p>8.816</text:p>
          </table:table-cell>
          <table:table-cell table:formula="of:=IF([.A16]&lt;0.5;&quot;A&quot;;IF([.B16]&lt;0.5;&quot;B&quot;;IF([.C16]&lt;0.5;&quot;C&quot;;IF([.D16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74088836740702">
            <text:p>0.8740888367</text:p>
          </table:table-cell>
          <table:table-cell table:formula="of:=IF(RAND()&gt;1/[.B$1]; 0.6+RAND()*0.4; RAND()*0.4)" office:value-type="float" office:value="0.0765915197320283">
            <text:p>0.0765915197</text:p>
          </table:table-cell>
          <table:table-cell table:formula="of:=IF(RAND()&gt;1/[.C$1]; 0.6+RAND()*0.4; RAND()*0.4)" office:value-type="float" office:value="0.960395228490233">
            <text:p>0.9603952285</text:p>
          </table:table-cell>
          <table:table-cell table:formula="of:=IF(RAND()&gt;1/[.D$1]; 0.6+RAND()*0.4; RAND()*0.4)" office:value-type="float" office:value="0.34879677882418">
            <text:p>0.3487967788</text:p>
          </table:table-cell>
          <table:table-cell table:formula="of:=ROUND(RAND()*9.9+0.1;3)" office:value-type="float" office:value="9.548">
            <text:p>9.548</text:p>
          </table:table-cell>
          <table:table-cell table:formula="of:=[.E17]/[.A17]" office:value-type="float" office:value="10.9233748317877">
            <text:p>10.9233748318</text:p>
          </table:table-cell>
          <table:table-cell table:formula="of:=[.F17]/[.B17]" office:value-type="float" office:value="142.618593677283">
            <text:p>142.6185936773</text:p>
          </table:table-cell>
          <table:table-cell table:formula="of:=[.C17]/[.E17]" office:value-type="float" office:value="0.100586010524742">
            <text:p>0.1005860105</text:p>
          </table:table-cell>
          <table:table-cell table:formula="of:=[.H17]/[.D17]" office:value-type="float" office:value="0.288379986947771">
            <text:p>0.2883799869</text:p>
          </table:table-cell>
          <table:table-cell table:formula="of:=ROUND(RAND()*9.9+0.1;3)" office:value-type="float" office:value="6.015">
            <text:p>6.015</text:p>
          </table:table-cell>
          <table:table-cell table:formula="of:=ROUND(RAND()*9.9+0.1;3)" office:value-type="float" office:value="4.813">
            <text:p>4.813</text:p>
          </table:table-cell>
          <table:table-cell table:formula="of:=IF([.A17]&lt;0.5;&quot;A&quot;;IF([.B17]&lt;0.5;&quot;B&quot;;IF([.C17]&lt;0.5;&quot;C&quot;;IF([.D17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243645550869405">
            <text:p>0.2436455509</text:p>
          </table:table-cell>
          <table:table-cell table:formula="of:=IF(RAND()&gt;1/[.B$1]; 0.6+RAND()*0.4; RAND()*0.4)" office:value-type="float" office:value="0.0705917328596115">
            <text:p>0.0705917329</text:p>
          </table:table-cell>
          <table:table-cell table:formula="of:=IF(RAND()&gt;1/[.C$1]; 0.6+RAND()*0.4; RAND()*0.4)" office:value-type="float" office:value="0.635141098126769">
            <text:p>0.6351410981</text:p>
          </table:table-cell>
          <table:table-cell table:formula="of:=IF(RAND()&gt;1/[.D$1]; 0.6+RAND()*0.4; RAND()*0.4)" office:value-type="float" office:value="0.65050985487178">
            <text:p>0.6505098549</text:p>
          </table:table-cell>
          <table:table-cell table:formula="of:=ROUND(RAND()*9.9+0.1;3)" office:value-type="float" office:value="8.241">
            <text:p>8.241</text:p>
          </table:table-cell>
          <table:table-cell table:formula="of:=[.E18]/[.A18]" office:value-type="float" office:value="33.823724548195">
            <text:p>33.8237245482</text:p>
          </table:table-cell>
          <table:table-cell table:formula="of:=[.F18]/[.B18]" office:value-type="float" office:value="479.145689984145">
            <text:p>479.1456899841</text:p>
          </table:table-cell>
          <table:table-cell table:formula="of:=[.C18]/[.E18]" office:value-type="float" office:value="0.0770708770934073">
            <text:p>0.0770708771</text:p>
          </table:table-cell>
          <table:table-cell table:formula="of:=[.H18]/[.D18]" office:value-type="float" office:value="0.118477647211968">
            <text:p>0.1184776472</text:p>
          </table:table-cell>
          <table:table-cell table:formula="of:=ROUND(RAND()*9.9+0.1;3)" office:value-type="float" office:value="5.674">
            <text:p>5.674</text:p>
          </table:table-cell>
          <table:table-cell table:formula="of:=ROUND(RAND()*9.9+0.1;3)" office:value-type="float" office:value="3.948">
            <text:p>3.948</text:p>
          </table:table-cell>
          <table:table-cell table:formula="of:=IF([.A18]&lt;0.5;&quot;A&quot;;IF([.B18]&lt;0.5;&quot;B&quot;;IF([.C18]&lt;0.5;&quot;C&quot;;IF([.D18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173449259530753">
            <text:p>0.1734492595</text:p>
          </table:table-cell>
          <table:table-cell table:formula="of:=IF(RAND()&gt;1/[.B$1]; 0.6+RAND()*0.4; RAND()*0.4)" office:value-type="float" office:value="0.949467298574746">
            <text:p>0.9494672986</text:p>
          </table:table-cell>
          <table:table-cell table:formula="of:=IF(RAND()&gt;1/[.C$1]; 0.6+RAND()*0.4; RAND()*0.4)" office:value-type="float" office:value="0.783057680353522">
            <text:p>0.7830576804</text:p>
          </table:table-cell>
          <table:table-cell table:formula="of:=IF(RAND()&gt;1/[.D$1]; 0.6+RAND()*0.4; RAND()*0.4)" office:value-type="float" office:value="0.103128850739449">
            <text:p>0.1031288507</text:p>
          </table:table-cell>
          <table:table-cell table:formula="of:=ROUND(RAND()*9.9+0.1;3)" office:value-type="float" office:value="5.406">
            <text:p>5.406</text:p>
          </table:table-cell>
          <table:table-cell table:formula="of:=[.E19]/[.A19]" office:value-type="float" office:value="31.1676164811848">
            <text:p>31.1676164812</text:p>
          </table:table-cell>
          <table:table-cell table:formula="of:=[.F19]/[.B19]" office:value-type="float" office:value="32.8264243834104">
            <text:p>32.8264243834</text:p>
          </table:table-cell>
          <table:table-cell table:formula="of:=[.C19]/[.E19]" office:value-type="float" office:value="0.144849737394288">
            <text:p>0.1448497374</text:p>
          </table:table-cell>
          <table:table-cell table:formula="of:=[.H19]/[.D19]" office:value-type="float" office:value="1.40455106748203">
            <text:p>1.4045510675</text:p>
          </table:table-cell>
          <table:table-cell table:formula="of:=ROUND(RAND()*9.9+0.1;3)" office:value-type="float" office:value="6.594">
            <text:p>6.594</text:p>
          </table:table-cell>
          <table:table-cell table:formula="of:=ROUND(RAND()*9.9+0.1;3)" office:value-type="float" office:value="6.276">
            <text:p>6.276</text:p>
          </table:table-cell>
          <table:table-cell table:formula="of:=IF([.A19]&lt;0.5;&quot;A&quot;;IF([.B19]&lt;0.5;&quot;B&quot;;IF([.C19]&lt;0.5;&quot;C&quot;;IF([.D19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45655108150095">
            <text:p>0.9456551082</text:p>
          </table:table-cell>
          <table:table-cell table:formula="of:=IF(RAND()&gt;1/[.B$1]; 0.6+RAND()*0.4; RAND()*0.4)" office:value-type="float" office:value="0.175631717126817">
            <text:p>0.1756317171</text:p>
          </table:table-cell>
          <table:table-cell table:formula="of:=IF(RAND()&gt;1/[.C$1]; 0.6+RAND()*0.4; RAND()*0.4)" office:value-type="float" office:value="0.645747499261051">
            <text:p>0.6457474993</text:p>
          </table:table-cell>
          <table:table-cell table:formula="of:=IF(RAND()&gt;1/[.D$1]; 0.6+RAND()*0.4; RAND()*0.4)" office:value-type="float" office:value="0.616591592878103">
            <text:p>0.6165915929</text:p>
          </table:table-cell>
          <table:table-cell table:formula="of:=ROUND(RAND()*9.9+0.1;3)" office:value-type="float" office:value="2.239">
            <text:p>2.239</text:p>
          </table:table-cell>
          <table:table-cell table:formula="of:=[.E20]/[.A20]" office:value-type="float" office:value="2.36767081434157">
            <text:p>2.3676708143</text:p>
          </table:table-cell>
          <table:table-cell table:formula="of:=[.F20]/[.B20]" office:value-type="float" office:value="13.480884051438">
            <text:p>13.4808840514</text:p>
          </table:table-cell>
          <table:table-cell table:formula="of:=[.C20]/[.E20]" office:value-type="float" office:value="0.288408887566347">
            <text:p>0.2884088876</text:p>
          </table:table-cell>
          <table:table-cell table:formula="of:=[.H20]/[.D20]" office:value-type="float" office:value="0.467747032067244">
            <text:p>0.4677470321</text:p>
          </table:table-cell>
          <table:table-cell table:formula="of:=ROUND(RAND()*9.9+0.1;3)" office:value-type="float" office:value="9.293">
            <text:p>9.293</text:p>
          </table:table-cell>
          <table:table-cell table:formula="of:=ROUND(RAND()*9.9+0.1;3)" office:value-type="float" office:value="8.232">
            <text:p>8.232</text:p>
          </table:table-cell>
          <table:table-cell table:formula="of:=IF([.A20]&lt;0.5;&quot;A&quot;;IF([.B20]&lt;0.5;&quot;B&quot;;IF([.C20]&lt;0.5;&quot;C&quot;;IF([.D20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09421135671437">
            <text:p>0.9094211357</text:p>
          </table:table-cell>
          <table:table-cell table:formula="of:=IF(RAND()&gt;1/[.B$1]; 0.6+RAND()*0.4; RAND()*0.4)" office:value-type="float" office:value="0.8205446831882">
            <text:p>0.8205446832</text:p>
          </table:table-cell>
          <table:table-cell table:formula="of:=IF(RAND()&gt;1/[.C$1]; 0.6+RAND()*0.4; RAND()*0.4)" office:value-type="float" office:value="0.204070940800011">
            <text:p>0.2040709408</text:p>
          </table:table-cell>
          <table:table-cell table:formula="of:=IF(RAND()&gt;1/[.D$1]; 0.6+RAND()*0.4; RAND()*0.4)" office:value-type="float" office:value="0.712535152025521">
            <text:p>0.712535152</text:p>
          </table:table-cell>
          <table:table-cell table:formula="of:=ROUND(RAND()*9.9+0.1;3)" office:value-type="float" office:value="1.986">
            <text:p>1.986</text:p>
          </table:table-cell>
          <table:table-cell table:formula="of:=[.E21]/[.A21]" office:value-type="float" office:value="2.18380673386672">
            <text:p>2.1838067339</text:p>
          </table:table-cell>
          <table:table-cell table:formula="of:=[.F21]/[.B21]" office:value-type="float" office:value="2.6614111072923">
            <text:p>2.6614111073</text:p>
          </table:table-cell>
          <table:table-cell table:formula="of:=[.C21]/[.E21]" office:value-type="float" office:value="0.102754753675736">
            <text:p>0.1027547537</text:p>
          </table:table-cell>
          <table:table-cell table:formula="of:=[.H21]/[.D21]" office:value-type="float" office:value="0.144210083367305">
            <text:p>0.1442100834</text:p>
          </table:table-cell>
          <table:table-cell table:formula="of:=ROUND(RAND()*9.9+0.1;3)" office:value-type="float" office:value="5.037">
            <text:p>5.037</text:p>
          </table:table-cell>
          <table:table-cell table:formula="of:=ROUND(RAND()*9.9+0.1;3)" office:value-type="float" office:value="6.777">
            <text:p>6.777</text:p>
          </table:table-cell>
          <table:table-cell table:formula="of:=IF([.A21]&lt;0.5;&quot;A&quot;;IF([.B21]&lt;0.5;&quot;B&quot;;IF([.C21]&lt;0.5;&quot;C&quot;;IF([.D21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86414076015353">
            <text:p>0.786414076</text:p>
          </table:table-cell>
          <table:table-cell table:formula="of:=IF(RAND()&gt;1/[.B$1]; 0.6+RAND()*0.4; RAND()*0.4)" office:value-type="float" office:value="0.380812986381352">
            <text:p>0.3808129864</text:p>
          </table:table-cell>
          <table:table-cell table:formula="of:=IF(RAND()&gt;1/[.C$1]; 0.6+RAND()*0.4; RAND()*0.4)" office:value-type="float" office:value="0.723479764442891">
            <text:p>0.7234797644</text:p>
          </table:table-cell>
          <table:table-cell table:formula="of:=IF(RAND()&gt;1/[.D$1]; 0.6+RAND()*0.4; RAND()*0.4)" office:value-type="float" office:value="0.0500177184119821">
            <text:p>0.0500177184</text:p>
          </table:table-cell>
          <table:table-cell table:formula="of:=ROUND(RAND()*9.9+0.1;3)" office:value-type="float" office:value="0.752">
            <text:p>0.752</text:p>
          </table:table-cell>
          <table:table-cell table:formula="of:=[.E22]/[.A22]" office:value-type="float" office:value="0.956239242067329">
            <text:p>0.9562392421</text:p>
          </table:table-cell>
          <table:table-cell table:formula="of:=[.F22]/[.B22]" office:value-type="float" office:value="2.51104682945275">
            <text:p>2.5110468295</text:p>
          </table:table-cell>
          <table:table-cell table:formula="of:=[.C22]/[.E22]" office:value-type="float" office:value="0.96207415484427">
            <text:p>0.9620741548</text:p>
          </table:table-cell>
          <table:table-cell table:formula="of:=[.H22]/[.D22]" office:value-type="float" office:value="19.2346669418211">
            <text:p>19.2346669418</text:p>
          </table:table-cell>
          <table:table-cell table:formula="of:=ROUND(RAND()*9.9+0.1;3)" office:value-type="float" office:value="5.224">
            <text:p>5.224</text:p>
          </table:table-cell>
          <table:table-cell table:formula="of:=ROUND(RAND()*9.9+0.1;3)" office:value-type="float" office:value="6.823">
            <text:p>6.823</text:p>
          </table:table-cell>
          <table:table-cell table:formula="of:=IF([.A22]&lt;0.5;&quot;A&quot;;IF([.B22]&lt;0.5;&quot;B&quot;;IF([.C22]&lt;0.5;&quot;C&quot;;IF([.D22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589589192532">
            <text:p>0.7589589193</text:p>
          </table:table-cell>
          <table:table-cell table:formula="of:=IF(RAND()&gt;1/[.B$1]; 0.6+RAND()*0.4; RAND()*0.4)" office:value-type="float" office:value="0.235478431358933">
            <text:p>0.2354784314</text:p>
          </table:table-cell>
          <table:table-cell table:formula="of:=IF(RAND()&gt;1/[.C$1]; 0.6+RAND()*0.4; RAND()*0.4)" office:value-type="float" office:value="0.37018997175619">
            <text:p>0.3701899718</text:p>
          </table:table-cell>
          <table:table-cell table:formula="of:=IF(RAND()&gt;1/[.D$1]; 0.6+RAND()*0.4; RAND()*0.4)" office:value-type="float" office:value="0.212500903941691">
            <text:p>0.2125009039</text:p>
          </table:table-cell>
          <table:table-cell table:formula="of:=ROUND(RAND()*9.9+0.1;3)" office:value-type="float" office:value="6.735">
            <text:p>6.735</text:p>
          </table:table-cell>
          <table:table-cell table:formula="of:=[.E23]/[.A23]" office:value-type="float" office:value="8.87399809020902">
            <text:p>8.8739980902</text:p>
          </table:table-cell>
          <table:table-cell table:formula="of:=[.F23]/[.B23]" office:value-type="float" office:value="37.6849719908428">
            <text:p>37.6849719908</text:p>
          </table:table-cell>
          <table:table-cell table:formula="of:=[.C23]/[.E23]" office:value-type="float" office:value="0.0549651034530349">
            <text:p>0.0549651035</text:p>
          </table:table-cell>
          <table:table-cell table:formula="of:=[.H23]/[.D23]" office:value-type="float" office:value="0.258658210075742">
            <text:p>0.2586582101</text:p>
          </table:table-cell>
          <table:table-cell table:formula="of:=ROUND(RAND()*9.9+0.1;3)" office:value-type="float" office:value="0.496">
            <text:p>0.496</text:p>
          </table:table-cell>
          <table:table-cell table:formula="of:=ROUND(RAND()*9.9+0.1;3)" office:value-type="float" office:value="5.918">
            <text:p>5.918</text:p>
          </table:table-cell>
          <table:table-cell table:formula="of:=IF([.A23]&lt;0.5;&quot;A&quot;;IF([.B23]&lt;0.5;&quot;B&quot;;IF([.C23]&lt;0.5;&quot;C&quot;;IF([.D23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79281623661518">
            <text:p>0.9792816237</text:p>
          </table:table-cell>
          <table:table-cell table:formula="of:=IF(RAND()&gt;1/[.B$1]; 0.6+RAND()*0.4; RAND()*0.4)" office:value-type="float" office:value="0.230485618580133">
            <text:p>0.2304856186</text:p>
          </table:table-cell>
          <table:table-cell table:formula="of:=IF(RAND()&gt;1/[.C$1]; 0.6+RAND()*0.4; RAND()*0.4)" office:value-type="float" office:value="0.920262772310525">
            <text:p>0.9202627723</text:p>
          </table:table-cell>
          <table:table-cell table:formula="of:=IF(RAND()&gt;1/[.D$1]; 0.6+RAND()*0.4; RAND()*0.4)" office:value-type="float" office:value="0.176128864008933">
            <text:p>0.176128864</text:p>
          </table:table-cell>
          <table:table-cell table:formula="of:=ROUND(RAND()*9.9+0.1;3)" office:value-type="float" office:value="8.189">
            <text:p>8.189</text:p>
          </table:table-cell>
          <table:table-cell table:formula="of:=[.E24]/[.A24]" office:value-type="float" office:value="8.36225228998116">
            <text:p>8.36225229</text:p>
          </table:table-cell>
          <table:table-cell table:formula="of:=[.F24]/[.B24]" office:value-type="float" office:value="36.2810154555212">
            <text:p>36.2810154555</text:p>
          </table:table-cell>
          <table:table-cell table:formula="of:=[.C24]/[.E24]" office:value-type="float" office:value="0.112377918220848">
            <text:p>0.1123779182</text:p>
          </table:table-cell>
          <table:table-cell table:formula="of:=[.H24]/[.D24]" office:value-type="float" office:value="0.638043734927787">
            <text:p>0.6380437349</text:p>
          </table:table-cell>
          <table:table-cell table:formula="of:=ROUND(RAND()*9.9+0.1;3)" office:value-type="float" office:value="8.456">
            <text:p>8.456</text:p>
          </table:table-cell>
          <table:table-cell table:formula="of:=ROUND(RAND()*9.9+0.1;3)" office:value-type="float" office:value="0.289">
            <text:p>0.289</text:p>
          </table:table-cell>
          <table:table-cell table:formula="of:=IF([.A24]&lt;0.5;&quot;A&quot;;IF([.B24]&lt;0.5;&quot;B&quot;;IF([.C24]&lt;0.5;&quot;C&quot;;IF([.D24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02059088274837">
            <text:p>0.7020590883</text:p>
          </table:table-cell>
          <table:table-cell table:formula="of:=IF(RAND()&gt;1/[.B$1]; 0.6+RAND()*0.4; RAND()*0.4)" office:value-type="float" office:value="0.00527973854914308">
            <text:p>0.0052797385</text:p>
          </table:table-cell>
          <table:table-cell table:formula="of:=IF(RAND()&gt;1/[.C$1]; 0.6+RAND()*0.4; RAND()*0.4)" office:value-type="float" office:value="0.154940661229193">
            <text:p>0.1549406612</text:p>
          </table:table-cell>
          <table:table-cell table:formula="of:=IF(RAND()&gt;1/[.D$1]; 0.6+RAND()*0.4; RAND()*0.4)" office:value-type="float" office:value="0.823452406283468">
            <text:p>0.8234524063</text:p>
          </table:table-cell>
          <table:table-cell table:formula="of:=ROUND(RAND()*9.9+0.1;3)" office:value-type="float" office:value="7.292">
            <text:p>7.292</text:p>
          </table:table-cell>
          <table:table-cell table:formula="of:=[.E25]/[.A25]" office:value-type="float" office:value="10.3865901343412">
            <text:p>10.3865901343</text:p>
          </table:table-cell>
          <table:table-cell table:formula="of:=[.F25]/[.B25]" office:value-type="float" office:value="1967.25463536959">
            <text:p>1967.2546353696</text:p>
          </table:table-cell>
          <table:table-cell table:formula="of:=[.C25]/[.E25]" office:value-type="float" office:value="0.0212480336298948">
            <text:p>0.0212480336</text:p>
          </table:table-cell>
          <table:table-cell table:formula="of:=[.H25]/[.D25]" office:value-type="float" office:value="0.0258035965014599">
            <text:p>0.0258035965</text:p>
          </table:table-cell>
          <table:table-cell table:formula="of:=ROUND(RAND()*9.9+0.1;3)" office:value-type="float" office:value="9.342">
            <text:p>9.342</text:p>
          </table:table-cell>
          <table:table-cell table:formula="of:=ROUND(RAND()*9.9+0.1;3)" office:value-type="float" office:value="9.781">
            <text:p>9.781</text:p>
          </table:table-cell>
          <table:table-cell table:formula="of:=IF([.A25]&lt;0.5;&quot;A&quot;;IF([.B25]&lt;0.5;&quot;B&quot;;IF([.C25]&lt;0.5;&quot;C&quot;;IF([.D25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54582250863314">
            <text:p>0.6545822509</text:p>
          </table:table-cell>
          <table:table-cell table:formula="of:=IF(RAND()&gt;1/[.B$1]; 0.6+RAND()*0.4; RAND()*0.4)" office:value-type="float" office:value="0.831305158883333">
            <text:p>0.8313051589</text:p>
          </table:table-cell>
          <table:table-cell table:formula="of:=IF(RAND()&gt;1/[.C$1]; 0.6+RAND()*0.4; RAND()*0.4)" office:value-type="float" office:value="0.151239720638841">
            <text:p>0.1512397206</text:p>
          </table:table-cell>
          <table:table-cell table:formula="of:=IF(RAND()&gt;1/[.D$1]; 0.6+RAND()*0.4; RAND()*0.4)" office:value-type="float" office:value="0.235591147653759">
            <text:p>0.2355911477</text:p>
          </table:table-cell>
          <table:table-cell table:formula="of:=ROUND(RAND()*9.9+0.1;3)" office:value-type="float" office:value="3.412">
            <text:p>3.412</text:p>
          </table:table-cell>
          <table:table-cell table:formula="of:=[.E26]/[.A26]" office:value-type="float" office:value="5.21248474962465">
            <text:p>5.2124847496</text:p>
          </table:table-cell>
          <table:table-cell table:formula="of:=[.F26]/[.B26]" office:value-type="float" office:value="6.27024227375952">
            <text:p>6.2702422738</text:p>
          </table:table-cell>
          <table:table-cell table:formula="of:=[.C26]/[.E26]" office:value-type="float" office:value="0.0443258266819582">
            <text:p>0.0443258267</text:p>
          </table:table-cell>
          <table:table-cell table:formula="of:=[.H26]/[.D26]" office:value-type="float" office:value="0.1881472505372">
            <text:p>0.1881472505</text:p>
          </table:table-cell>
          <table:table-cell table:formula="of:=ROUND(RAND()*9.9+0.1;3)" office:value-type="float" office:value="3.326">
            <text:p>3.326</text:p>
          </table:table-cell>
          <table:table-cell table:formula="of:=ROUND(RAND()*9.9+0.1;3)" office:value-type="float" office:value="8.757">
            <text:p>8.757</text:p>
          </table:table-cell>
          <table:table-cell table:formula="of:=IF([.A26]&lt;0.5;&quot;A&quot;;IF([.B26]&lt;0.5;&quot;B&quot;;IF([.C26]&lt;0.5;&quot;C&quot;;IF([.D26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46300842054188">
            <text:p>0.7463008421</text:p>
          </table:table-cell>
          <table:table-cell table:formula="of:=IF(RAND()&gt;1/[.B$1]; 0.6+RAND()*0.4; RAND()*0.4)" office:value-type="float" office:value="0.0425939020700753">
            <text:p>0.0425939021</text:p>
          </table:table-cell>
          <table:table-cell table:formula="of:=IF(RAND()&gt;1/[.C$1]; 0.6+RAND()*0.4; RAND()*0.4)" office:value-type="float" office:value="0.67260654354468">
            <text:p>0.6726065435</text:p>
          </table:table-cell>
          <table:table-cell table:formula="of:=IF(RAND()&gt;1/[.D$1]; 0.6+RAND()*0.4; RAND()*0.4)" office:value-type="float" office:value="0.842826062627137">
            <text:p>0.8428260626</text:p>
          </table:table-cell>
          <table:table-cell table:formula="of:=ROUND(RAND()*9.9+0.1;3)" office:value-type="float" office:value="5.126">
            <text:p>5.126</text:p>
          </table:table-cell>
          <table:table-cell table:formula="of:=[.E27]/[.A27]" office:value-type="float" office:value="6.86854377102231">
            <text:p>6.868543771</text:p>
          </table:table-cell>
          <table:table-cell table:formula="of:=[.F27]/[.B27]" office:value-type="float" office:value="161.256504739158">
            <text:p>161.2565047392</text:p>
          </table:table-cell>
          <table:table-cell table:formula="of:=[.C27]/[.E27]" office:value-type="float" office:value="0.131214698311487">
            <text:p>0.1312146983</text:p>
          </table:table-cell>
          <table:table-cell table:formula="of:=[.H27]/[.D27]" office:value-type="float" office:value="0.155684196455058">
            <text:p>0.1556841965</text:p>
          </table:table-cell>
          <table:table-cell table:formula="of:=ROUND(RAND()*9.9+0.1;3)" office:value-type="float" office:value="6.308">
            <text:p>6.308</text:p>
          </table:table-cell>
          <table:table-cell table:formula="of:=ROUND(RAND()*9.9+0.1;3)" office:value-type="float" office:value="3.704">
            <text:p>3.704</text:p>
          </table:table-cell>
          <table:table-cell table:formula="of:=IF([.A27]&lt;0.5;&quot;A&quot;;IF([.B27]&lt;0.5;&quot;B&quot;;IF([.C27]&lt;0.5;&quot;C&quot;;IF([.D27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87556910421699">
            <text:p>0.6875569104</text:p>
          </table:table-cell>
          <table:table-cell table:formula="of:=IF(RAND()&gt;1/[.B$1]; 0.6+RAND()*0.4; RAND()*0.4)" office:value-type="float" office:value="0.614595439936966">
            <text:p>0.6145954399</text:p>
          </table:table-cell>
          <table:table-cell table:formula="of:=IF(RAND()&gt;1/[.C$1]; 0.6+RAND()*0.4; RAND()*0.4)" office:value-type="float" office:value="0.681269562616944">
            <text:p>0.6812695626</text:p>
          </table:table-cell>
          <table:table-cell table:formula="of:=IF(RAND()&gt;1/[.D$1]; 0.6+RAND()*0.4; RAND()*0.4)" office:value-type="float" office:value="0.678623619582504">
            <text:p>0.6786236196</text:p>
          </table:table-cell>
          <table:table-cell table:formula="of:=ROUND(RAND()*9.9+0.1;3)" office:value-type="float" office:value="6.451">
            <text:p>6.451</text:p>
          </table:table-cell>
          <table:table-cell table:formula="of:=[.E28]/[.A28]" office:value-type="float" office:value="9.38249605555329">
            <text:p>9.3824960556</text:p>
          </table:table-cell>
          <table:table-cell table:formula="of:=[.F28]/[.B28]" office:value-type="float" office:value="15.2661335341433">
            <text:p>15.2661335341</text:p>
          </table:table-cell>
          <table:table-cell table:formula="of:=[.C28]/[.E28]" office:value-type="float" office:value="0.105606814853037">
            <text:p>0.1056068149</text:p>
          </table:table-cell>
          <table:table-cell table:formula="of:=[.H28]/[.D28]" office:value-type="float" office:value="0.155619126428296">
            <text:p>0.1556191264</text:p>
          </table:table-cell>
          <table:table-cell table:formula="of:=ROUND(RAND()*9.9+0.1;3)" office:value-type="float" office:value="7.33">
            <text:p>7.33</text:p>
          </table:table-cell>
          <table:table-cell table:formula="of:=ROUND(RAND()*9.9+0.1;3)" office:value-type="float" office:value="3.445">
            <text:p>3.445</text:p>
          </table:table-cell>
          <table:table-cell table:formula="of:=IF([.A28]&lt;0.5;&quot;A&quot;;IF([.B28]&lt;0.5;&quot;B&quot;;IF([.C28]&lt;0.5;&quot;C&quot;;IF([.D28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87827489152551">
            <text:p>0.7878274892</text:p>
          </table:table-cell>
          <table:table-cell table:formula="of:=IF(RAND()&gt;1/[.B$1]; 0.6+RAND()*0.4; RAND()*0.4)" office:value-type="float" office:value="0.604881959781051">
            <text:p>0.6048819598</text:p>
          </table:table-cell>
          <table:table-cell table:formula="of:=IF(RAND()&gt;1/[.C$1]; 0.6+RAND()*0.4; RAND()*0.4)" office:value-type="float" office:value="0.971289932262152">
            <text:p>0.9712899323</text:p>
          </table:table-cell>
          <table:table-cell table:formula="of:=IF(RAND()&gt;1/[.D$1]; 0.6+RAND()*0.4; RAND()*0.4)" office:value-type="float" office:value="0.327036814950407">
            <text:p>0.327036815</text:p>
          </table:table-cell>
          <table:table-cell table:formula="of:=ROUND(RAND()*9.9+0.1;3)" office:value-type="float" office:value="8.173">
            <text:p>8.173</text:p>
          </table:table-cell>
          <table:table-cell table:formula="of:=[.E29]/[.A29]" office:value-type="float" office:value="10.374098533667">
            <text:p>10.3740985337</text:p>
          </table:table-cell>
          <table:table-cell table:formula="of:=[.F29]/[.B29]" office:value-type="float" office:value="17.1506165226387">
            <text:p>17.1506165226</text:p>
          </table:table-cell>
          <table:table-cell table:formula="of:=[.C29]/[.E29]" office:value-type="float" office:value="0.118841298453708">
            <text:p>0.1188412985</text:p>
          </table:table-cell>
          <table:table-cell table:formula="of:=[.H29]/[.D29]" office:value-type="float" office:value="0.363388135588739">
            <text:p>0.3633881356</text:p>
          </table:table-cell>
          <table:table-cell table:formula="of:=ROUND(RAND()*9.9+0.1;3)" office:value-type="float" office:value="6.91">
            <text:p>6.91</text:p>
          </table:table-cell>
          <table:table-cell table:formula="of:=ROUND(RAND()*9.9+0.1;3)" office:value-type="float" office:value="5.873">
            <text:p>5.873</text:p>
          </table:table-cell>
          <table:table-cell table:formula="of:=IF([.A29]&lt;0.5;&quot;A&quot;;IF([.B29]&lt;0.5;&quot;B&quot;;IF([.C29]&lt;0.5;&quot;C&quot;;IF([.D29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34664459712803">
            <text:p>0.6346644597</text:p>
          </table:table-cell>
          <table:table-cell table:formula="of:=IF(RAND()&gt;1/[.B$1]; 0.6+RAND()*0.4; RAND()*0.4)" office:value-type="float" office:value="0.796233207732439">
            <text:p>0.7962332077</text:p>
          </table:table-cell>
          <table:table-cell table:formula="of:=IF(RAND()&gt;1/[.C$1]; 0.6+RAND()*0.4; RAND()*0.4)" office:value-type="float" office:value="0.399275088589638">
            <text:p>0.3992750886</text:p>
          </table:table-cell>
          <table:table-cell table:formula="of:=IF(RAND()&gt;1/[.D$1]; 0.6+RAND()*0.4; RAND()*0.4)" office:value-type="float" office:value="0.88812401778996">
            <text:p>0.8881240178</text:p>
          </table:table-cell>
          <table:table-cell table:formula="of:=ROUND(RAND()*9.9+0.1;3)" office:value-type="float" office:value="4.269">
            <text:p>4.269</text:p>
          </table:table-cell>
          <table:table-cell table:formula="of:=[.E30]/[.A30]" office:value-type="float" office:value="6.7263889361818">
            <text:p>6.7263889362</text:p>
          </table:table-cell>
          <table:table-cell table:formula="of:=[.F30]/[.B30]" office:value-type="float" office:value="8.44776237773053">
            <text:p>8.4477623777</text:p>
          </table:table-cell>
          <table:table-cell table:formula="of:=[.C30]/[.E30]" office:value-type="float" office:value="0.0935289502435321">
            <text:p>0.0935289502</text:p>
          </table:table-cell>
          <table:table-cell table:formula="of:=[.H30]/[.D30]" office:value-type="float" office:value="0.105310686762276">
            <text:p>0.1053106868</text:p>
          </table:table-cell>
          <table:table-cell table:formula="of:=ROUND(RAND()*9.9+0.1;3)" office:value-type="float" office:value="7.401">
            <text:p>7.401</text:p>
          </table:table-cell>
          <table:table-cell table:formula="of:=ROUND(RAND()*9.9+0.1;3)" office:value-type="float" office:value="4.7">
            <text:p>4.7</text:p>
          </table:table-cell>
          <table:table-cell table:formula="of:=IF([.A30]&lt;0.5;&quot;A&quot;;IF([.B30]&lt;0.5;&quot;B&quot;;IF([.C30]&lt;0.5;&quot;C&quot;;IF([.D30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03984821215272">
            <text:p>0.9039848212</text:p>
          </table:table-cell>
          <table:table-cell table:formula="of:=IF(RAND()&gt;1/[.B$1]; 0.6+RAND()*0.4; RAND()*0.4)" office:value-type="float" office:value="0.768759793788195">
            <text:p>0.7687597938</text:p>
          </table:table-cell>
          <table:table-cell table:formula="of:=IF(RAND()&gt;1/[.C$1]; 0.6+RAND()*0.4; RAND()*0.4)" office:value-type="float" office:value="0.622124873008579">
            <text:p>0.622124873</text:p>
          </table:table-cell>
          <table:table-cell table:formula="of:=IF(RAND()&gt;1/[.D$1]; 0.6+RAND()*0.4; RAND()*0.4)" office:value-type="float" office:value="0.859354541543871">
            <text:p>0.8593545415</text:p>
          </table:table-cell>
          <table:table-cell table:formula="of:=ROUND(RAND()*9.9+0.1;3)" office:value-type="float" office:value="4.553">
            <text:p>4.553</text:p>
          </table:table-cell>
          <table:table-cell table:formula="of:=[.E31]/[.A31]" office:value-type="float" office:value="5.03658899258859">
            <text:p>5.0365889926</text:p>
          </table:table-cell>
          <table:table-cell table:formula="of:=[.F31]/[.B31]" office:value-type="float" office:value="6.55157701181267">
            <text:p>6.5515770118</text:p>
          </table:table-cell>
          <table:table-cell table:formula="of:=[.C31]/[.E31]" office:value-type="float" office:value="0.136640648585236">
            <text:p>0.1366406486</text:p>
          </table:table-cell>
          <table:table-cell table:formula="of:=[.H31]/[.D31]" office:value-type="float" office:value="0.15900381272176">
            <text:p>0.1590038127</text:p>
          </table:table-cell>
          <table:table-cell table:formula="of:=ROUND(RAND()*9.9+0.1;3)" office:value-type="float" office:value="4.982">
            <text:p>4.982</text:p>
          </table:table-cell>
          <table:table-cell table:formula="of:=ROUND(RAND()*9.9+0.1;3)" office:value-type="float" office:value="1.952">
            <text:p>1.952</text:p>
          </table:table-cell>
          <table:table-cell table:formula="of:=IF([.A31]&lt;0.5;&quot;A&quot;;IF([.B31]&lt;0.5;&quot;B&quot;;IF([.C31]&lt;0.5;&quot;C&quot;;IF([.D31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21320314146578">
            <text:p>0.8213203141</text:p>
          </table:table-cell>
          <table:table-cell table:formula="of:=IF(RAND()&gt;1/[.B$1]; 0.6+RAND()*0.4; RAND()*0.4)" office:value-type="float" office:value="0.010780845861882">
            <text:p>0.0107808459</text:p>
          </table:table-cell>
          <table:table-cell table:formula="of:=IF(RAND()&gt;1/[.C$1]; 0.6+RAND()*0.4; RAND()*0.4)" office:value-type="float" office:value="0.704110980499536">
            <text:p>0.7041109805</text:p>
          </table:table-cell>
          <table:table-cell table:formula="of:=IF(RAND()&gt;1/[.D$1]; 0.6+RAND()*0.4; RAND()*0.4)" office:value-type="float" office:value="0.716748497635126">
            <text:p>0.7167484976</text:p>
          </table:table-cell>
          <table:table-cell table:formula="of:=ROUND(RAND()*9.9+0.1;3)" office:value-type="float" office:value="6.44">
            <text:p>6.44</text:p>
          </table:table-cell>
          <table:table-cell table:formula="of:=[.E32]/[.A32]" office:value-type="float" office:value="7.8410333813449">
            <text:p>7.8410333813</text:p>
          </table:table-cell>
          <table:table-cell table:formula="of:=[.F32]/[.B32]" office:value-type="float" office:value="727.311519133075">
            <text:p>727.3115191331</text:p>
          </table:table-cell>
          <table:table-cell table:formula="of:=[.C32]/[.E32]" office:value-type="float" office:value="0.109334003183158">
            <text:p>0.1093340032</text:p>
          </table:table-cell>
          <table:table-cell table:formula="of:=[.H32]/[.D32]" office:value-type="float" office:value="0.152541656583724">
            <text:p>0.1525416566</text:p>
          </table:table-cell>
          <table:table-cell table:formula="of:=ROUND(RAND()*9.9+0.1;3)" office:value-type="float" office:value="0.952">
            <text:p>0.952</text:p>
          </table:table-cell>
          <table:table-cell table:formula="of:=ROUND(RAND()*9.9+0.1;3)" office:value-type="float" office:value="3.194">
            <text:p>3.194</text:p>
          </table:table-cell>
          <table:table-cell table:formula="of:=IF([.A32]&lt;0.5;&quot;A&quot;;IF([.B32]&lt;0.5;&quot;B&quot;;IF([.C32]&lt;0.5;&quot;C&quot;;IF([.D32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4902224894613">
            <text:p>0.8490222489</text:p>
          </table:table-cell>
          <table:table-cell table:formula="of:=IF(RAND()&gt;1/[.B$1]; 0.6+RAND()*0.4; RAND()*0.4)" office:value-type="float" office:value="0.667014247272164">
            <text:p>0.6670142473</text:p>
          </table:table-cell>
          <table:table-cell table:formula="of:=IF(RAND()&gt;1/[.C$1]; 0.6+RAND()*0.4; RAND()*0.4)" office:value-type="float" office:value="0.395894463080913">
            <text:p>0.3958944631</text:p>
          </table:table-cell>
          <table:table-cell table:formula="of:=IF(RAND()&gt;1/[.D$1]; 0.6+RAND()*0.4; RAND()*0.4)" office:value-type="float" office:value="0.334889251179993">
            <text:p>0.3348892512</text:p>
          </table:table-cell>
          <table:table-cell table:formula="of:=ROUND(RAND()*9.9+0.1;3)" office:value-type="float" office:value="8.736">
            <text:p>8.736</text:p>
          </table:table-cell>
          <table:table-cell table:formula="of:=[.E33]/[.A33]" office:value-type="float" office:value="10.2894830033533">
            <text:p>10.2894830034</text:p>
          </table:table-cell>
          <table:table-cell table:formula="of:=[.F33]/[.B33]" office:value-type="float" office:value="15.426181742644">
            <text:p>15.4261817426</text:p>
          </table:table-cell>
          <table:table-cell table:formula="of:=[.C33]/[.E33]" office:value-type="float" office:value="0.0453175896383829">
            <text:p>0.0453175896</text:p>
          </table:table-cell>
          <table:table-cell table:formula="of:=[.H33]/[.D33]" office:value-type="float" office:value="0.135321123263004">
            <text:p>0.1353211233</text:p>
          </table:table-cell>
          <table:table-cell table:formula="of:=ROUND(RAND()*9.9+0.1;3)" office:value-type="float" office:value="5.508">
            <text:p>5.508</text:p>
          </table:table-cell>
          <table:table-cell table:formula="of:=ROUND(RAND()*9.9+0.1;3)" office:value-type="float" office:value="1.44">
            <text:p>1.44</text:p>
          </table:table-cell>
          <table:table-cell table:formula="of:=IF([.A33]&lt;0.5;&quot;A&quot;;IF([.B33]&lt;0.5;&quot;B&quot;;IF([.C33]&lt;0.5;&quot;C&quot;;IF([.D33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63903652597219">
            <text:p>0.8639036526</text:p>
          </table:table-cell>
          <table:table-cell table:formula="of:=IF(RAND()&gt;1/[.B$1]; 0.6+RAND()*0.4; RAND()*0.4)" office:value-type="float" office:value="0.0952430542558432">
            <text:p>0.0952430543</text:p>
          </table:table-cell>
          <table:table-cell table:formula="of:=IF(RAND()&gt;1/[.C$1]; 0.6+RAND()*0.4; RAND()*0.4)" office:value-type="float" office:value="0.795025497674942">
            <text:p>0.7950254977</text:p>
          </table:table-cell>
          <table:table-cell table:formula="of:=IF(RAND()&gt;1/[.D$1]; 0.6+RAND()*0.4; RAND()*0.4)" office:value-type="float" office:value="0.805610655806959">
            <text:p>0.8056106558</text:p>
          </table:table-cell>
          <table:table-cell table:formula="of:=ROUND(RAND()*9.9+0.1;3)" office:value-type="float" office:value="9.187">
            <text:p>9.187</text:p>
          </table:table-cell>
          <table:table-cell table:formula="of:=[.E34]/[.A34]" office:value-type="float" office:value="10.6342877152799">
            <text:p>10.6342877153</text:p>
          </table:table-cell>
          <table:table-cell table:formula="of:=[.F34]/[.B34]" office:value-type="float" office:value="111.654207210889">
            <text:p>111.6542072109</text:p>
          </table:table-cell>
          <table:table-cell table:formula="of:=[.C34]/[.E34]" office:value-type="float" office:value="0.086538097058337">
            <text:p>0.0865380971</text:p>
          </table:table-cell>
          <table:table-cell table:formula="of:=[.H34]/[.D34]" office:value-type="float" office:value="0.107419255734216">
            <text:p>0.1074192557</text:p>
          </table:table-cell>
          <table:table-cell table:formula="of:=ROUND(RAND()*9.9+0.1;3)" office:value-type="float" office:value="8.888">
            <text:p>8.888</text:p>
          </table:table-cell>
          <table:table-cell table:formula="of:=ROUND(RAND()*9.9+0.1;3)" office:value-type="float" office:value="5.79">
            <text:p>5.79</text:p>
          </table:table-cell>
          <table:table-cell table:formula="of:=IF([.A34]&lt;0.5;&quot;A&quot;;IF([.B34]&lt;0.5;&quot;B&quot;;IF([.C34]&lt;0.5;&quot;C&quot;;IF([.D34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78156136348844">
            <text:p>0.9781561363</text:p>
          </table:table-cell>
          <table:table-cell table:formula="of:=IF(RAND()&gt;1/[.B$1]; 0.6+RAND()*0.4; RAND()*0.4)" office:value-type="float" office:value="0.735532624553889">
            <text:p>0.7355326246</text:p>
          </table:table-cell>
          <table:table-cell table:formula="of:=IF(RAND()&gt;1/[.C$1]; 0.6+RAND()*0.4; RAND()*0.4)" office:value-type="float" office:value="0.228838291205466">
            <text:p>0.2288382912</text:p>
          </table:table-cell>
          <table:table-cell table:formula="of:=IF(RAND()&gt;1/[.D$1]; 0.6+RAND()*0.4; RAND()*0.4)" office:value-type="float" office:value="0.994419444259256">
            <text:p>0.9944194443</text:p>
          </table:table-cell>
          <table:table-cell table:formula="of:=ROUND(RAND()*9.9+0.1;3)" office:value-type="float" office:value="1.258">
            <text:p>1.258</text:p>
          </table:table-cell>
          <table:table-cell table:formula="of:=[.E35]/[.A35]" office:value-type="float" office:value="1.28609324549732">
            <text:p>1.2860932455</text:p>
          </table:table-cell>
          <table:table-cell table:formula="of:=[.F35]/[.B35]" office:value-type="float" office:value="1.7485196476191">
            <text:p>1.7485196476</text:p>
          </table:table-cell>
          <table:table-cell table:formula="of:=[.C35]/[.E35]" office:value-type="float" office:value="0.181906431800847">
            <text:p>0.1819064318</text:p>
          </table:table-cell>
          <table:table-cell table:formula="of:=[.H35]/[.D35]" office:value-type="float" office:value="0.182927267614271">
            <text:p>0.1829272676</text:p>
          </table:table-cell>
          <table:table-cell table:formula="of:=ROUND(RAND()*9.9+0.1;3)" office:value-type="float" office:value="9.417">
            <text:p>9.417</text:p>
          </table:table-cell>
          <table:table-cell table:formula="of:=ROUND(RAND()*9.9+0.1;3)" office:value-type="float" office:value="7.663">
            <text:p>7.663</text:p>
          </table:table-cell>
          <table:table-cell table:formula="of:=IF([.A35]&lt;0.5;&quot;A&quot;;IF([.B35]&lt;0.5;&quot;B&quot;;IF([.C35]&lt;0.5;&quot;C&quot;;IF([.D35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43334156367928">
            <text:p>0.3433341564</text:p>
          </table:table-cell>
          <table:table-cell table:formula="of:=IF(RAND()&gt;1/[.B$1]; 0.6+RAND()*0.4; RAND()*0.4)" office:value-type="float" office:value="0.940286492649466">
            <text:p>0.9402864926</text:p>
          </table:table-cell>
          <table:table-cell table:formula="of:=IF(RAND()&gt;1/[.C$1]; 0.6+RAND()*0.4; RAND()*0.4)" office:value-type="float" office:value="0.273701939638704">
            <text:p>0.2737019396</text:p>
          </table:table-cell>
          <table:table-cell table:formula="of:=IF(RAND()&gt;1/[.D$1]; 0.6+RAND()*0.4; RAND()*0.4)" office:value-type="float" office:value="0.65930109443143">
            <text:p>0.6593010944</text:p>
          </table:table-cell>
          <table:table-cell table:formula="of:=ROUND(RAND()*9.9+0.1;3)" office:value-type="float" office:value="4.249">
            <text:p>4.249</text:p>
          </table:table-cell>
          <table:table-cell table:formula="of:=[.E36]/[.A36]" office:value-type="float" office:value="12.3756984884622">
            <text:p>12.3756984885</text:p>
          </table:table-cell>
          <table:table-cell table:formula="of:=[.F36]/[.B36]" office:value-type="float" office:value="13.1616252974037">
            <text:p>13.1616252974</text:p>
          </table:table-cell>
          <table:table-cell table:formula="of:=[.C36]/[.E36]" office:value-type="float" office:value="0.0644156130004011">
            <text:p>0.064415613</text:p>
          </table:table-cell>
          <table:table-cell table:formula="of:=[.H36]/[.D36]" office:value-type="float" office:value="0.097702875885489">
            <text:p>0.0977028759</text:p>
          </table:table-cell>
          <table:table-cell table:formula="of:=ROUND(RAND()*9.9+0.1;3)" office:value-type="float" office:value="3.164">
            <text:p>3.164</text:p>
          </table:table-cell>
          <table:table-cell table:formula="of:=ROUND(RAND()*9.9+0.1;3)" office:value-type="float" office:value="9.833">
            <text:p>9.833</text:p>
          </table:table-cell>
          <table:table-cell table:formula="of:=IF([.A36]&lt;0.5;&quot;A&quot;;IF([.B36]&lt;0.5;&quot;B&quot;;IF([.C36]&lt;0.5;&quot;C&quot;;IF([.D36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215887994505465">
            <text:p>0.0215887995</text:p>
          </table:table-cell>
          <table:table-cell table:formula="of:=IF(RAND()&gt;1/[.B$1]; 0.6+RAND()*0.4; RAND()*0.4)" office:value-type="float" office:value="0.770024516992271">
            <text:p>0.770024517</text:p>
          </table:table-cell>
          <table:table-cell table:formula="of:=IF(RAND()&gt;1/[.C$1]; 0.6+RAND()*0.4; RAND()*0.4)" office:value-type="float" office:value="0.80621037054807">
            <text:p>0.8062103705</text:p>
          </table:table-cell>
          <table:table-cell table:formula="of:=IF(RAND()&gt;1/[.D$1]; 0.6+RAND()*0.4; RAND()*0.4)" office:value-type="float" office:value="0.281869277916849">
            <text:p>0.2818692779</text:p>
          </table:table-cell>
          <table:table-cell table:formula="of:=ROUND(RAND()*9.9+0.1;3)" office:value-type="float" office:value="9.04">
            <text:p>9.04</text:p>
          </table:table-cell>
          <table:table-cell table:formula="of:=[.E37]/[.A37]" office:value-type="float" office:value="418.735651359768">
            <text:p>418.7356513598</text:p>
          </table:table-cell>
          <table:table-cell table:formula="of:=[.F37]/[.B37]" office:value-type="float" office:value="543.795219657884">
            <text:p>543.7952196579</text:p>
          </table:table-cell>
          <table:table-cell table:formula="of:=[.C37]/[.E37]" office:value-type="float" office:value="0.0891825631137245">
            <text:p>0.0891825631</text:p>
          </table:table-cell>
          <table:table-cell table:formula="of:=[.H37]/[.D37]" office:value-type="float" office:value="0.316396890689284">
            <text:p>0.3163968907</text:p>
          </table:table-cell>
          <table:table-cell table:formula="of:=ROUND(RAND()*9.9+0.1;3)" office:value-type="float" office:value="9.374">
            <text:p>9.374</text:p>
          </table:table-cell>
          <table:table-cell table:formula="of:=ROUND(RAND()*9.9+0.1;3)" office:value-type="float" office:value="6.001">
            <text:p>6.001</text:p>
          </table:table-cell>
          <table:table-cell table:formula="of:=IF([.A37]&lt;0.5;&quot;A&quot;;IF([.B37]&lt;0.5;&quot;B&quot;;IF([.C37]&lt;0.5;&quot;C&quot;;IF([.D37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41118775308132">
            <text:p>0.9411187753</text:p>
          </table:table-cell>
          <table:table-cell table:formula="of:=IF(RAND()&gt;1/[.B$1]; 0.6+RAND()*0.4; RAND()*0.4)" office:value-type="float" office:value="0.0669786900281906">
            <text:p>0.06697869</text:p>
          </table:table-cell>
          <table:table-cell table:formula="of:=IF(RAND()&gt;1/[.C$1]; 0.6+RAND()*0.4; RAND()*0.4)" office:value-type="float" office:value="0.314888742472976">
            <text:p>0.3148887425</text:p>
          </table:table-cell>
          <table:table-cell table:formula="of:=IF(RAND()&gt;1/[.D$1]; 0.6+RAND()*0.4; RAND()*0.4)" office:value-type="float" office:value="0.0470617456361651">
            <text:p>0.0470617456</text:p>
          </table:table-cell>
          <table:table-cell table:formula="of:=ROUND(RAND()*9.9+0.1;3)" office:value-type="float" office:value="6.947">
            <text:p>6.947</text:p>
          </table:table-cell>
          <table:table-cell table:formula="of:=[.E38]/[.A38]" office:value-type="float" office:value="7.38164000364936">
            <text:p>7.3816400036</text:p>
          </table:table-cell>
          <table:table-cell table:formula="of:=[.F38]/[.B38]" office:value-type="float" office:value="110.208784324425">
            <text:p>110.2087843244</text:p>
          </table:table-cell>
          <table:table-cell table:formula="of:=[.C38]/[.E38]" office:value-type="float" office:value="0.0453272984702716">
            <text:p>0.0453272985</text:p>
          </table:table-cell>
          <table:table-cell table:formula="of:=[.H38]/[.D38]" office:value-type="float" office:value="0.963145286209683">
            <text:p>0.9631452862</text:p>
          </table:table-cell>
          <table:table-cell table:formula="of:=ROUND(RAND()*9.9+0.1;3)" office:value-type="float" office:value="1.418">
            <text:p>1.418</text:p>
          </table:table-cell>
          <table:table-cell table:formula="of:=ROUND(RAND()*9.9+0.1;3)" office:value-type="float" office:value="9.21">
            <text:p>9.21</text:p>
          </table:table-cell>
          <table:table-cell table:formula="of:=IF([.A38]&lt;0.5;&quot;A&quot;;IF([.B38]&lt;0.5;&quot;B&quot;;IF([.C38]&lt;0.5;&quot;C&quot;;IF([.D38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80883817002177">
            <text:p>0.980883817</text:p>
          </table:table-cell>
          <table:table-cell table:formula="of:=IF(RAND()&gt;1/[.B$1]; 0.6+RAND()*0.4; RAND()*0.4)" office:value-type="float" office:value="0.811780619435012">
            <text:p>0.8117806194</text:p>
          </table:table-cell>
          <table:table-cell table:formula="of:=IF(RAND()&gt;1/[.C$1]; 0.6+RAND()*0.4; RAND()*0.4)" office:value-type="float" office:value="0.608147612959147">
            <text:p>0.608147613</text:p>
          </table:table-cell>
          <table:table-cell table:formula="of:=IF(RAND()&gt;1/[.D$1]; 0.6+RAND()*0.4; RAND()*0.4)" office:value-type="float" office:value="0.741556302830577">
            <text:p>0.7415563028</text:p>
          </table:table-cell>
          <table:table-cell table:formula="of:=ROUND(RAND()*9.9+0.1;3)" office:value-type="float" office:value="4.847">
            <text:p>4.847</text:p>
          </table:table-cell>
          <table:table-cell table:formula="of:=[.E39]/[.A39]" office:value-type="float" office:value="4.94146188976145">
            <text:p>4.9414618898</text:p>
          </table:table-cell>
          <table:table-cell table:formula="of:=[.F39]/[.B39]" office:value-type="float" office:value="6.08718879393873">
            <text:p>6.0871887939</text:p>
          </table:table-cell>
          <table:table-cell table:formula="of:=[.C39]/[.E39]" office:value-type="float" office:value="0.125468870014266">
            <text:p>0.12546887</text:p>
          </table:table-cell>
          <table:table-cell table:formula="of:=[.H39]/[.D39]" office:value-type="float" office:value="0.169196687473819">
            <text:p>0.1691966875</text:p>
          </table:table-cell>
          <table:table-cell table:formula="of:=ROUND(RAND()*9.9+0.1;3)" office:value-type="float" office:value="3.706">
            <text:p>3.706</text:p>
          </table:table-cell>
          <table:table-cell table:formula="of:=ROUND(RAND()*9.9+0.1;3)" office:value-type="float" office:value="6.507">
            <text:p>6.507</text:p>
          </table:table-cell>
          <table:table-cell table:formula="of:=IF([.A39]&lt;0.5;&quot;A&quot;;IF([.B39]&lt;0.5;&quot;B&quot;;IF([.C39]&lt;0.5;&quot;C&quot;;IF([.D39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61732382513583">
            <text:p>0.6617323825</text:p>
          </table:table-cell>
          <table:table-cell table:formula="of:=IF(RAND()&gt;1/[.B$1]; 0.6+RAND()*0.4; RAND()*0.4)" office:value-type="float" office:value="0.035100354347378">
            <text:p>0.0351003543</text:p>
          </table:table-cell>
          <table:table-cell table:formula="of:=IF(RAND()&gt;1/[.C$1]; 0.6+RAND()*0.4; RAND()*0.4)" office:value-type="float" office:value="0.908425240963697">
            <text:p>0.908425241</text:p>
          </table:table-cell>
          <table:table-cell table:formula="of:=IF(RAND()&gt;1/[.D$1]; 0.6+RAND()*0.4; RAND()*0.4)" office:value-type="float" office:value="0.101782754436135">
            <text:p>0.1017827544</text:p>
          </table:table-cell>
          <table:table-cell table:formula="of:=ROUND(RAND()*9.9+0.1;3)" office:value-type="float" office:value="0.229">
            <text:p>0.229</text:p>
          </table:table-cell>
          <table:table-cell table:formula="of:=[.E40]/[.A40]" office:value-type="float" office:value="0.346061347534703">
            <text:p>0.3460613475</text:p>
          </table:table-cell>
          <table:table-cell table:formula="of:=[.F40]/[.B40]" office:value-type="float" office:value="9.85919811833904">
            <text:p>9.8591981183</text:p>
          </table:table-cell>
          <table:table-cell table:formula="of:=[.C40]/[.E40]" office:value-type="float" office:value="3.96692244962313">
            <text:p>3.9669224496</text:p>
          </table:table-cell>
          <table:table-cell table:formula="of:=[.H40]/[.D40]" office:value-type="float" office:value="38.9744065347752">
            <text:p>38.9744065348</text:p>
          </table:table-cell>
          <table:table-cell table:formula="of:=ROUND(RAND()*9.9+0.1;3)" office:value-type="float" office:value="6.394">
            <text:p>6.394</text:p>
          </table:table-cell>
          <table:table-cell table:formula="of:=ROUND(RAND()*9.9+0.1;3)" office:value-type="float" office:value="6.594">
            <text:p>6.594</text:p>
          </table:table-cell>
          <table:table-cell table:formula="of:=IF([.A40]&lt;0.5;&quot;A&quot;;IF([.B40]&lt;0.5;&quot;B&quot;;IF([.C40]&lt;0.5;&quot;C&quot;;IF([.D40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7179656047374">
            <text:p>0.9717965605</text:p>
          </table:table-cell>
          <table:table-cell table:formula="of:=IF(RAND()&gt;1/[.B$1]; 0.6+RAND()*0.4; RAND()*0.4)" office:value-type="float" office:value="0.235288437642157">
            <text:p>0.2352884376</text:p>
          </table:table-cell>
          <table:table-cell table:formula="of:=IF(RAND()&gt;1/[.C$1]; 0.6+RAND()*0.4; RAND()*0.4)" office:value-type="float" office:value="0.965099517535418">
            <text:p>0.9650995175</text:p>
          </table:table-cell>
          <table:table-cell table:formula="of:=IF(RAND()&gt;1/[.D$1]; 0.6+RAND()*0.4; RAND()*0.4)" office:value-type="float" office:value="0.179996435716748">
            <text:p>0.1799964357</text:p>
          </table:table-cell>
          <table:table-cell table:formula="of:=ROUND(RAND()*9.9+0.1;3)" office:value-type="float" office:value="2.55">
            <text:p>2.55</text:p>
          </table:table-cell>
          <table:table-cell table:formula="of:=[.E41]/[.A41]" office:value-type="float" office:value="2.62400599437901">
            <text:p>2.6240059944</text:p>
          </table:table-cell>
          <table:table-cell table:formula="of:=[.F41]/[.B41]" office:value-type="float" office:value="11.152294692737">
            <text:p>11.1522946927</text:p>
          </table:table-cell>
          <table:table-cell table:formula="of:=[.C41]/[.E41]" office:value-type="float" office:value="0.378470399033497">
            <text:p>0.378470399</text:p>
          </table:table-cell>
          <table:table-cell table:formula="of:=[.H41]/[.D41]" office:value-type="float" office:value="2.10265496384094">
            <text:p>2.1026549638</text:p>
          </table:table-cell>
          <table:table-cell table:formula="of:=ROUND(RAND()*9.9+0.1;3)" office:value-type="float" office:value="5.235">
            <text:p>5.235</text:p>
          </table:table-cell>
          <table:table-cell table:formula="of:=ROUND(RAND()*9.9+0.1;3)" office:value-type="float" office:value="1.339">
            <text:p>1.339</text:p>
          </table:table-cell>
          <table:table-cell table:formula="of:=IF([.A41]&lt;0.5;&quot;A&quot;;IF([.B41]&lt;0.5;&quot;B&quot;;IF([.C41]&lt;0.5;&quot;C&quot;;IF([.D41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41031698323786">
            <text:p>0.8410316983</text:p>
          </table:table-cell>
          <table:table-cell table:formula="of:=IF(RAND()&gt;1/[.B$1]; 0.6+RAND()*0.4; RAND()*0.4)" office:value-type="float" office:value="0.926123898290098">
            <text:p>0.9261238983</text:p>
          </table:table-cell>
          <table:table-cell table:formula="of:=IF(RAND()&gt;1/[.C$1]; 0.6+RAND()*0.4; RAND()*0.4)" office:value-type="float" office:value="0.802669662795961">
            <text:p>0.8026696628</text:p>
          </table:table-cell>
          <table:table-cell table:formula="of:=IF(RAND()&gt;1/[.D$1]; 0.6+RAND()*0.4; RAND()*0.4)" office:value-type="float" office:value="0.60729365888983">
            <text:p>0.6072936589</text:p>
          </table:table-cell>
          <table:table-cell table:formula="of:=ROUND(RAND()*9.9+0.1;3)" office:value-type="float" office:value="1.04">
            <text:p>1.04</text:p>
          </table:table-cell>
          <table:table-cell table:formula="of:=[.E42]/[.A42]" office:value-type="float" office:value="1.23657645968965">
            <text:p>1.2365764597</text:p>
          </table:table-cell>
          <table:table-cell table:formula="of:=[.F42]/[.B42]" office:value-type="float" office:value="1.33521709349336">
            <text:p>1.3352170935</text:p>
          </table:table-cell>
          <table:table-cell table:formula="of:=[.C42]/[.E42]" office:value-type="float" office:value="0.771797752688424">
            <text:p>0.7717977527</text:p>
          </table:table-cell>
          <table:table-cell table:formula="of:=[.H42]/[.D42]" office:value-type="float" office:value="1.27088063804143">
            <text:p>1.270880638</text:p>
          </table:table-cell>
          <table:table-cell table:formula="of:=ROUND(RAND()*9.9+0.1;3)" office:value-type="float" office:value="9.342">
            <text:p>9.342</text:p>
          </table:table-cell>
          <table:table-cell table:formula="of:=ROUND(RAND()*9.9+0.1;3)" office:value-type="float" office:value="6.87">
            <text:p>6.87</text:p>
          </table:table-cell>
          <table:table-cell table:formula="of:=IF([.A42]&lt;0.5;&quot;A&quot;;IF([.B42]&lt;0.5;&quot;B&quot;;IF([.C42]&lt;0.5;&quot;C&quot;;IF([.D42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4679771354422">
            <text:p>0.9467977135</text:p>
          </table:table-cell>
          <table:table-cell table:formula="of:=IF(RAND()&gt;1/[.B$1]; 0.6+RAND()*0.4; RAND()*0.4)" office:value-type="float" office:value="0.875017361342907">
            <text:p>0.8750173613</text:p>
          </table:table-cell>
          <table:table-cell table:formula="of:=IF(RAND()&gt;1/[.C$1]; 0.6+RAND()*0.4; RAND()*0.4)" office:value-type="float" office:value="0.878728347830474">
            <text:p>0.8787283478</text:p>
          </table:table-cell>
          <table:table-cell table:formula="of:=IF(RAND()&gt;1/[.D$1]; 0.6+RAND()*0.4; RAND()*0.4)" office:value-type="float" office:value="0.284439184516668">
            <text:p>0.2844391845</text:p>
          </table:table-cell>
          <table:table-cell table:formula="of:=ROUND(RAND()*9.9+0.1;3)" office:value-type="float" office:value="7.327">
            <text:p>7.327</text:p>
          </table:table-cell>
          <table:table-cell table:formula="of:=[.E43]/[.A43]" office:value-type="float" office:value="7.73871746328187">
            <text:p>7.7387174633</text:p>
          </table:table-cell>
          <table:table-cell table:formula="of:=[.F43]/[.B43]" office:value-type="float" office:value="8.84407304948224">
            <text:p>8.8440730495</text:p>
          </table:table-cell>
          <table:table-cell table:formula="of:=[.C43]/[.E43]" office:value-type="float" office:value="0.119930168940968">
            <text:p>0.1199301689</text:p>
          </table:table-cell>
          <table:table-cell table:formula="of:=[.H43]/[.D43]" office:value-type="float" office:value="0.421637297071987">
            <text:p>0.4216372971</text:p>
          </table:table-cell>
          <table:table-cell table:formula="of:=ROUND(RAND()*9.9+0.1;3)" office:value-type="float" office:value="9.547">
            <text:p>9.547</text:p>
          </table:table-cell>
          <table:table-cell table:formula="of:=ROUND(RAND()*9.9+0.1;3)" office:value-type="float" office:value="3.553">
            <text:p>3.553</text:p>
          </table:table-cell>
          <table:table-cell table:formula="of:=IF([.A43]&lt;0.5;&quot;A&quot;;IF([.B43]&lt;0.5;&quot;B&quot;;IF([.C43]&lt;0.5;&quot;C&quot;;IF([.D43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72416933253408">
            <text:p>0.7724169333</text:p>
          </table:table-cell>
          <table:table-cell table:formula="of:=IF(RAND()&gt;1/[.B$1]; 0.6+RAND()*0.4; RAND()*0.4)" office:value-type="float" office:value="0.638154212851077">
            <text:p>0.6381542129</text:p>
          </table:table-cell>
          <table:table-cell table:formula="of:=IF(RAND()&gt;1/[.C$1]; 0.6+RAND()*0.4; RAND()*0.4)" office:value-type="float" office:value="0.959926844667643">
            <text:p>0.9599268447</text:p>
          </table:table-cell>
          <table:table-cell table:formula="of:=IF(RAND()&gt;1/[.D$1]; 0.6+RAND()*0.4; RAND()*0.4)" office:value-type="float" office:value="0.15499464077875">
            <text:p>0.1549946408</text:p>
          </table:table-cell>
          <table:table-cell table:formula="of:=ROUND(RAND()*9.9+0.1;3)" office:value-type="float" office:value="8.594">
            <text:p>8.594</text:p>
          </table:table-cell>
          <table:table-cell table:formula="of:=[.E44]/[.A44]" office:value-type="float" office:value="11.1261154824794">
            <text:p>11.1261154825</text:p>
          </table:table-cell>
          <table:table-cell table:formula="of:=[.F44]/[.B44]" office:value-type="float" office:value="17.4348382544892">
            <text:p>17.4348382545</text:p>
          </table:table-cell>
          <table:table-cell table:formula="of:=[.C44]/[.E44]" office:value-type="float" office:value="0.111697328911757">
            <text:p>0.1116973289</text:p>
          </table:table-cell>
          <table:table-cell table:formula="of:=[.H44]/[.D44]" office:value-type="float" office:value="0.720652845482585">
            <text:p>0.7206528455</text:p>
          </table:table-cell>
          <table:table-cell table:formula="of:=ROUND(RAND()*9.9+0.1;3)" office:value-type="float" office:value="1.046">
            <text:p>1.046</text:p>
          </table:table-cell>
          <table:table-cell table:formula="of:=ROUND(RAND()*9.9+0.1;3)" office:value-type="float" office:value="5.783">
            <text:p>5.783</text:p>
          </table:table-cell>
          <table:table-cell table:formula="of:=IF([.A44]&lt;0.5;&quot;A&quot;;IF([.B44]&lt;0.5;&quot;B&quot;;IF([.C44]&lt;0.5;&quot;C&quot;;IF([.D44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10624577105045">
            <text:p>0.8106245771</text:p>
          </table:table-cell>
          <table:table-cell table:formula="of:=IF(RAND()&gt;1/[.B$1]; 0.6+RAND()*0.4; RAND()*0.4)" office:value-type="float" office:value="0.69923621956259">
            <text:p>0.6992362196</text:p>
          </table:table-cell>
          <table:table-cell table:formula="of:=IF(RAND()&gt;1/[.C$1]; 0.6+RAND()*0.4; RAND()*0.4)" office:value-type="float" office:value="0.875388063210994">
            <text:p>0.8753880632</text:p>
          </table:table-cell>
          <table:table-cell table:formula="of:=IF(RAND()&gt;1/[.D$1]; 0.6+RAND()*0.4; RAND()*0.4)" office:value-type="float" office:value="0.397018973901868">
            <text:p>0.3970189739</text:p>
          </table:table-cell>
          <table:table-cell table:formula="of:=ROUND(RAND()*9.9+0.1;3)" office:value-type="float" office:value="4.888">
            <text:p>4.888</text:p>
          </table:table-cell>
          <table:table-cell table:formula="of:=[.E45]/[.A45]" office:value-type="float" office:value="6.02991833464554">
            <text:p>6.0299183346</text:p>
          </table:table-cell>
          <table:table-cell table:formula="of:=[.F45]/[.B45]" office:value-type="float" office:value="8.62357836442966">
            <text:p>8.6235783644</text:p>
          </table:table-cell>
          <table:table-cell table:formula="of:=[.C45]/[.E45]" office:value-type="float" office:value="0.179089210967879">
            <text:p>0.179089211</text:p>
          </table:table-cell>
          <table:table-cell table:formula="of:=[.H45]/[.D45]" office:value-type="float" office:value="0.45108476607001">
            <text:p>0.4510847661</text:p>
          </table:table-cell>
          <table:table-cell table:formula="of:=ROUND(RAND()*9.9+0.1;3)" office:value-type="float" office:value="6.883">
            <text:p>6.883</text:p>
          </table:table-cell>
          <table:table-cell table:formula="of:=ROUND(RAND()*9.9+0.1;3)" office:value-type="float" office:value="8.285">
            <text:p>8.285</text:p>
          </table:table-cell>
          <table:table-cell table:formula="of:=IF([.A45]&lt;0.5;&quot;A&quot;;IF([.B45]&lt;0.5;&quot;B&quot;;IF([.C45]&lt;0.5;&quot;C&quot;;IF([.D45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65810535661876">
            <text:p>0.8658105357</text:p>
          </table:table-cell>
          <table:table-cell table:formula="of:=IF(RAND()&gt;1/[.B$1]; 0.6+RAND()*0.4; RAND()*0.4)" office:value-type="float" office:value="0.943237790744752">
            <text:p>0.9432377907</text:p>
          </table:table-cell>
          <table:table-cell table:formula="of:=IF(RAND()&gt;1/[.C$1]; 0.6+RAND()*0.4; RAND()*0.4)" office:value-type="float" office:value="0.910433427803218">
            <text:p>0.9104334278</text:p>
          </table:table-cell>
          <table:table-cell table:formula="of:=IF(RAND()&gt;1/[.D$1]; 0.6+RAND()*0.4; RAND()*0.4)" office:value-type="float" office:value="0.826182459387928">
            <text:p>0.8261824594</text:p>
          </table:table-cell>
          <table:table-cell table:formula="of:=ROUND(RAND()*9.9+0.1;3)" office:value-type="float" office:value="9.81">
            <text:p>9.81</text:p>
          </table:table-cell>
          <table:table-cell table:formula="of:=[.E46]/[.A46]" office:value-type="float" office:value="11.3304234540189">
            <text:p>11.330423454</text:p>
          </table:table-cell>
          <table:table-cell table:formula="of:=[.F46]/[.B46]" office:value-type="float" office:value="12.0122662229985">
            <text:p>12.012266223</text:p>
          </table:table-cell>
          <table:table-cell table:formula="of:=[.C46]/[.E46]" office:value-type="float" office:value="0.0928066695008378">
            <text:p>0.0928066695</text:p>
          </table:table-cell>
          <table:table-cell table:formula="of:=[.H46]/[.D46]" office:value-type="float" office:value="0.112331929159562">
            <text:p>0.1123319292</text:p>
          </table:table-cell>
          <table:table-cell table:formula="of:=ROUND(RAND()*9.9+0.1;3)" office:value-type="float" office:value="5.879">
            <text:p>5.879</text:p>
          </table:table-cell>
          <table:table-cell table:formula="of:=ROUND(RAND()*9.9+0.1;3)" office:value-type="float" office:value="7.487">
            <text:p>7.487</text:p>
          </table:table-cell>
          <table:table-cell table:formula="of:=IF([.A46]&lt;0.5;&quot;A&quot;;IF([.B46]&lt;0.5;&quot;B&quot;;IF([.C46]&lt;0.5;&quot;C&quot;;IF([.D46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35171136446297">
            <text:p>0.9351711364</text:p>
          </table:table-cell>
          <table:table-cell table:formula="of:=IF(RAND()&gt;1/[.B$1]; 0.6+RAND()*0.4; RAND()*0.4)" office:value-type="float" office:value="0.885725005343557">
            <text:p>0.8857250053</text:p>
          </table:table-cell>
          <table:table-cell table:formula="of:=IF(RAND()&gt;1/[.C$1]; 0.6+RAND()*0.4; RAND()*0.4)" office:value-type="float" office:value="0.891838487889618">
            <text:p>0.8918384879</text:p>
          </table:table-cell>
          <table:table-cell table:formula="of:=IF(RAND()&gt;1/[.D$1]; 0.6+RAND()*0.4; RAND()*0.4)" office:value-type="float" office:value="0.71415321175009">
            <text:p>0.7141532118</text:p>
          </table:table-cell>
          <table:table-cell table:formula="of:=ROUND(RAND()*9.9+0.1;3)" office:value-type="float" office:value="3.606">
            <text:p>3.606</text:p>
          </table:table-cell>
          <table:table-cell table:formula="of:=[.E47]/[.A47]" office:value-type="float" office:value="3.85597871818735">
            <text:p>3.8559787182</text:p>
          </table:table-cell>
          <table:table-cell table:formula="of:=[.F47]/[.B47]" office:value-type="float" office:value="4.35347167001533">
            <text:p>4.35347167</text:p>
          </table:table-cell>
          <table:table-cell table:formula="of:=[.C47]/[.E47]" office:value-type="float" office:value="0.247320712115812">
            <text:p>0.2473207121</text:p>
          </table:table-cell>
          <table:table-cell table:formula="of:=[.H47]/[.D47]" office:value-type="float" office:value="0.346313239297395">
            <text:p>0.3463132393</text:p>
          </table:table-cell>
          <table:table-cell table:formula="of:=ROUND(RAND()*9.9+0.1;3)" office:value-type="float" office:value="5.519">
            <text:p>5.519</text:p>
          </table:table-cell>
          <table:table-cell table:formula="of:=ROUND(RAND()*9.9+0.1;3)" office:value-type="float" office:value="9.912">
            <text:p>9.912</text:p>
          </table:table-cell>
          <table:table-cell table:formula="of:=IF([.A47]&lt;0.5;&quot;A&quot;;IF([.B47]&lt;0.5;&quot;B&quot;;IF([.C47]&lt;0.5;&quot;C&quot;;IF([.D47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233898377232254">
            <text:p>0.2338983772</text:p>
          </table:table-cell>
          <table:table-cell table:formula="of:=IF(RAND()&gt;1/[.B$1]; 0.6+RAND()*0.4; RAND()*0.4)" office:value-type="float" office:value="0.635741004161537">
            <text:p>0.6357410042</text:p>
          </table:table-cell>
          <table:table-cell table:formula="of:=IF(RAND()&gt;1/[.C$1]; 0.6+RAND()*0.4; RAND()*0.4)" office:value-type="float" office:value="0.656278087105602">
            <text:p>0.6562780871</text:p>
          </table:table-cell>
          <table:table-cell table:formula="of:=IF(RAND()&gt;1/[.D$1]; 0.6+RAND()*0.4; RAND()*0.4)" office:value-type="float" office:value="0.377585247624665">
            <text:p>0.3775852476</text:p>
          </table:table-cell>
          <table:table-cell table:formula="of:=ROUND(RAND()*9.9+0.1;3)" office:value-type="float" office:value="5.84">
            <text:p>5.84</text:p>
          </table:table-cell>
          <table:table-cell table:formula="of:=[.E48]/[.A48]" office:value-type="float" office:value="24.9681082404478">
            <text:p>24.9681082404</text:p>
          </table:table-cell>
          <table:table-cell table:formula="of:=[.F48]/[.B48]" office:value-type="float" office:value="39.2740252351311">
            <text:p>39.2740252351</text:p>
          </table:table-cell>
          <table:table-cell table:formula="of:=[.C48]/[.E48]" office:value-type="float" office:value="0.112376384778357">
            <text:p>0.1123763848</text:p>
          </table:table-cell>
          <table:table-cell table:formula="of:=[.H48]/[.D48]" office:value-type="float" office:value="0.297618578811805">
            <text:p>0.2976185788</text:p>
          </table:table-cell>
          <table:table-cell table:formula="of:=ROUND(RAND()*9.9+0.1;3)" office:value-type="float" office:value="1.439">
            <text:p>1.439</text:p>
          </table:table-cell>
          <table:table-cell table:formula="of:=ROUND(RAND()*9.9+0.1;3)" office:value-type="float" office:value="0.338">
            <text:p>0.338</text:p>
          </table:table-cell>
          <table:table-cell table:formula="of:=IF([.A48]&lt;0.5;&quot;A&quot;;IF([.B48]&lt;0.5;&quot;B&quot;;IF([.C48]&lt;0.5;&quot;C&quot;;IF([.D48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0839168233797">
            <text:p>0.9083916823</text:p>
          </table:table-cell>
          <table:table-cell table:formula="of:=IF(RAND()&gt;1/[.B$1]; 0.6+RAND()*0.4; RAND()*0.4)" office:value-type="float" office:value="0.76431283839047">
            <text:p>0.7643128384</text:p>
          </table:table-cell>
          <table:table-cell table:formula="of:=IF(RAND()&gt;1/[.C$1]; 0.6+RAND()*0.4; RAND()*0.4)" office:value-type="float" office:value="0.0371670814231038">
            <text:p>0.0371670814</text:p>
          </table:table-cell>
          <table:table-cell table:formula="of:=IF(RAND()&gt;1/[.D$1]; 0.6+RAND()*0.4; RAND()*0.4)" office:value-type="float" office:value="0.966910601221025">
            <text:p>0.9669106012</text:p>
          </table:table-cell>
          <table:table-cell table:formula="of:=ROUND(RAND()*9.9+0.1;3)" office:value-type="float" office:value="6.167">
            <text:p>6.167</text:p>
          </table:table-cell>
          <table:table-cell table:formula="of:=[.E49]/[.A49]" office:value-type="float" office:value="6.78892169524022">
            <text:p>6.7889216952</text:p>
          </table:table-cell>
          <table:table-cell table:formula="of:=[.F49]/[.B49]" office:value-type="float" office:value="8.88238605220434">
            <text:p>8.8823860522</text:p>
          </table:table-cell>
          <table:table-cell table:formula="of:=[.C49]/[.E49]" office:value-type="float" office:value="0.00602676851355664">
            <text:p>0.0060267685</text:p>
          </table:table-cell>
          <table:table-cell table:formula="of:=[.H49]/[.D49]" office:value-type="float" office:value="0.00623301524044309">
            <text:p>0.0062330152</text:p>
          </table:table-cell>
          <table:table-cell table:formula="of:=ROUND(RAND()*9.9+0.1;3)" office:value-type="float" office:value="7.293">
            <text:p>7.293</text:p>
          </table:table-cell>
          <table:table-cell table:formula="of:=ROUND(RAND()*9.9+0.1;3)" office:value-type="float" office:value="6.927">
            <text:p>6.927</text:p>
          </table:table-cell>
          <table:table-cell table:formula="of:=IF([.A49]&lt;0.5;&quot;A&quot;;IF([.B49]&lt;0.5;&quot;B&quot;;IF([.C49]&lt;0.5;&quot;C&quot;;IF([.D49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17456394899637">
            <text:p>0.9174563949</text:p>
          </table:table-cell>
          <table:table-cell table:formula="of:=IF(RAND()&gt;1/[.B$1]; 0.6+RAND()*0.4; RAND()*0.4)" office:value-type="float" office:value="0.748593248985708">
            <text:p>0.748593249</text:p>
          </table:table-cell>
          <table:table-cell table:formula="of:=IF(RAND()&gt;1/[.C$1]; 0.6+RAND()*0.4; RAND()*0.4)" office:value-type="float" office:value="0.112355338782072">
            <text:p>0.1123553388</text:p>
          </table:table-cell>
          <table:table-cell table:formula="of:=IF(RAND()&gt;1/[.D$1]; 0.6+RAND()*0.4; RAND()*0.4)" office:value-type="float" office:value="0.14105893438682">
            <text:p>0.1410589344</text:p>
          </table:table-cell>
          <table:table-cell table:formula="of:=ROUND(RAND()*9.9+0.1;3)" office:value-type="float" office:value="4.776">
            <text:p>4.776</text:p>
          </table:table-cell>
          <table:table-cell table:formula="of:=[.E50]/[.A50]" office:value-type="float" office:value="5.20569699720984">
            <text:p>5.2056969972</text:p>
          </table:table-cell>
          <table:table-cell table:formula="of:=[.F50]/[.B50]" office:value-type="float" office:value="6.95397267376268">
            <text:p>6.9539726738</text:p>
          </table:table-cell>
          <table:table-cell table:formula="of:=[.C50]/[.E50]" office:value-type="float" office:value="0.0235249871821759">
            <text:p>0.0235249872</text:p>
          </table:table-cell>
          <table:table-cell table:formula="of:=[.H50]/[.D50]" office:value-type="float" office:value="0.166774173393827">
            <text:p>0.1667741734</text:p>
          </table:table-cell>
          <table:table-cell table:formula="of:=ROUND(RAND()*9.9+0.1;3)" office:value-type="float" office:value="7.343">
            <text:p>7.343</text:p>
          </table:table-cell>
          <table:table-cell table:formula="of:=ROUND(RAND()*9.9+0.1;3)" office:value-type="float" office:value="0.573">
            <text:p>0.573</text:p>
          </table:table-cell>
          <table:table-cell table:formula="of:=IF([.A50]&lt;0.5;&quot;A&quot;;IF([.B50]&lt;0.5;&quot;B&quot;;IF([.C50]&lt;0.5;&quot;C&quot;;IF([.D50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68356210831553">
            <text:p>0.8683562108</text:p>
          </table:table-cell>
          <table:table-cell table:formula="of:=IF(RAND()&gt;1/[.B$1]; 0.6+RAND()*0.4; RAND()*0.4)" office:value-type="float" office:value="0.774648081604391">
            <text:p>0.7746480816</text:p>
          </table:table-cell>
          <table:table-cell table:formula="of:=IF(RAND()&gt;1/[.C$1]; 0.6+RAND()*0.4; RAND()*0.4)" office:value-type="float" office:value="0.932948851771653">
            <text:p>0.9329488518</text:p>
          </table:table-cell>
          <table:table-cell table:formula="of:=IF(RAND()&gt;1/[.D$1]; 0.6+RAND()*0.4; RAND()*0.4)" office:value-type="float" office:value="0.178268012218177">
            <text:p>0.1782680122</text:p>
          </table:table-cell>
          <table:table-cell table:formula="of:=ROUND(RAND()*9.9+0.1;3)" office:value-type="float" office:value="0.122">
            <text:p>0.122</text:p>
          </table:table-cell>
          <table:table-cell table:formula="of:=[.E51]/[.A51]" office:value-type="float" office:value="0.140495338754093">
            <text:p>0.1404953388</text:p>
          </table:table-cell>
          <table:table-cell table:formula="of:=[.F51]/[.B51]" office:value-type="float" office:value="0.181366664541543">
            <text:p>0.1813666645</text:p>
          </table:table-cell>
          <table:table-cell table:formula="of:=[.C51]/[.E51]" office:value-type="float" office:value="7.64712173583322">
            <text:p>7.6471217358</text:p>
          </table:table-cell>
          <table:table-cell table:formula="of:=[.H51]/[.D51]" office:value-type="float" office:value="42.8967689754352">
            <text:p>42.8967689754</text:p>
          </table:table-cell>
          <table:table-cell table:formula="of:=ROUND(RAND()*9.9+0.1;3)" office:value-type="float" office:value="2.734">
            <text:p>2.734</text:p>
          </table:table-cell>
          <table:table-cell table:formula="of:=ROUND(RAND()*9.9+0.1;3)" office:value-type="float" office:value="7.242">
            <text:p>7.242</text:p>
          </table:table-cell>
          <table:table-cell table:formula="of:=IF([.A51]&lt;0.5;&quot;A&quot;;IF([.B51]&lt;0.5;&quot;B&quot;;IF([.C51]&lt;0.5;&quot;C&quot;;IF([.D51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71590786892921">
            <text:p>0.7715907869</text:p>
          </table:table-cell>
          <table:table-cell table:formula="of:=IF(RAND()&gt;1/[.B$1]; 0.6+RAND()*0.4; RAND()*0.4)" office:value-type="float" office:value="0.376155732665211">
            <text:p>0.3761557327</text:p>
          </table:table-cell>
          <table:table-cell table:formula="of:=IF(RAND()&gt;1/[.C$1]; 0.6+RAND()*0.4; RAND()*0.4)" office:value-type="float" office:value="0.746337281912565">
            <text:p>0.7463372819</text:p>
          </table:table-cell>
          <table:table-cell table:formula="of:=IF(RAND()&gt;1/[.D$1]; 0.6+RAND()*0.4; RAND()*0.4)" office:value-type="float" office:value="0.237059971317649">
            <text:p>0.2370599713</text:p>
          </table:table-cell>
          <table:table-cell table:formula="of:=ROUND(RAND()*9.9+0.1;3)" office:value-type="float" office:value="9.18">
            <text:p>9.18</text:p>
          </table:table-cell>
          <table:table-cell table:formula="of:=[.E52]/[.A52]" office:value-type="float" office:value="11.8974982023392">
            <text:p>11.8974982023</text:p>
          </table:table-cell>
          <table:table-cell table:formula="of:=[.F52]/[.B52]" office:value-type="float" office:value="31.6291821954719">
            <text:p>31.6291821955</text:p>
          </table:table-cell>
          <table:table-cell table:formula="of:=[.C52]/[.E52]" office:value-type="float" office:value="0.0813003575068154">
            <text:p>0.0813003575</text:p>
          </table:table-cell>
          <table:table-cell table:formula="of:=[.H52]/[.D52]" office:value-type="float" office:value="0.342952701187485">
            <text:p>0.3429527012</text:p>
          </table:table-cell>
          <table:table-cell table:formula="of:=ROUND(RAND()*9.9+0.1;3)" office:value-type="float" office:value="0.134">
            <text:p>0.134</text:p>
          </table:table-cell>
          <table:table-cell table:formula="of:=ROUND(RAND()*9.9+0.1;3)" office:value-type="float" office:value="9.498">
            <text:p>9.498</text:p>
          </table:table-cell>
          <table:table-cell table:formula="of:=IF([.A52]&lt;0.5;&quot;A&quot;;IF([.B52]&lt;0.5;&quot;B&quot;;IF([.C52]&lt;0.5;&quot;C&quot;;IF([.D52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1698252921924">
            <text:p>0.3169825292</text:p>
          </table:table-cell>
          <table:table-cell table:formula="of:=IF(RAND()&gt;1/[.B$1]; 0.6+RAND()*0.4; RAND()*0.4)" office:value-type="float" office:value="0.00714448653161526">
            <text:p>0.0071444865</text:p>
          </table:table-cell>
          <table:table-cell table:formula="of:=IF(RAND()&gt;1/[.C$1]; 0.6+RAND()*0.4; RAND()*0.4)" office:value-type="float" office:value="0.208681735116988">
            <text:p>0.2086817351</text:p>
          </table:table-cell>
          <table:table-cell table:formula="of:=IF(RAND()&gt;1/[.D$1]; 0.6+RAND()*0.4; RAND()*0.4)" office:value-type="float" office:value="0.259710128977895">
            <text:p>0.259710129</text:p>
          </table:table-cell>
          <table:table-cell table:formula="of:=ROUND(RAND()*9.9+0.1;3)" office:value-type="float" office:value="7.677">
            <text:p>7.677</text:p>
          </table:table-cell>
          <table:table-cell table:formula="of:=[.E53]/[.A53]" office:value-type="float" office:value="24.2190003938363">
            <text:p>24.2190003938</text:p>
          </table:table-cell>
          <table:table-cell table:formula="of:=[.F53]/[.B53]" office:value-type="float" office:value="3389.88677306118">
            <text:p>3389.8867730612</text:p>
          </table:table-cell>
          <table:table-cell table:formula="of:=[.C53]/[.E53]" office:value-type="float" office:value="0.0271827191763695">
            <text:p>0.0271827192</text:p>
          </table:table-cell>
          <table:table-cell table:formula="of:=[.H53]/[.D53]" office:value-type="float" office:value="0.104665610399366">
            <text:p>0.1046656104</text:p>
          </table:table-cell>
          <table:table-cell table:formula="of:=ROUND(RAND()*9.9+0.1;3)" office:value-type="float" office:value="2.929">
            <text:p>2.929</text:p>
          </table:table-cell>
          <table:table-cell table:formula="of:=ROUND(RAND()*9.9+0.1;3)" office:value-type="float" office:value="6.424">
            <text:p>6.424</text:p>
          </table:table-cell>
          <table:table-cell table:formula="of:=IF([.A53]&lt;0.5;&quot;A&quot;;IF([.B53]&lt;0.5;&quot;B&quot;;IF([.C53]&lt;0.5;&quot;C&quot;;IF([.D53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47834452055395">
            <text:p>0.6478344521</text:p>
          </table:table-cell>
          <table:table-cell table:formula="of:=IF(RAND()&gt;1/[.B$1]; 0.6+RAND()*0.4; RAND()*0.4)" office:value-type="float" office:value="0.72936549866572">
            <text:p>0.7293654987</text:p>
          </table:table-cell>
          <table:table-cell table:formula="of:=IF(RAND()&gt;1/[.C$1]; 0.6+RAND()*0.4; RAND()*0.4)" office:value-type="float" office:value="0.779395207948983">
            <text:p>0.7793952079</text:p>
          </table:table-cell>
          <table:table-cell table:formula="of:=IF(RAND()&gt;1/[.D$1]; 0.6+RAND()*0.4; RAND()*0.4)" office:value-type="float" office:value="0.145349978189915">
            <text:p>0.1453499782</text:p>
          </table:table-cell>
          <table:table-cell table:formula="of:=ROUND(RAND()*9.9+0.1;3)" office:value-type="float" office:value="3.079">
            <text:p>3.079</text:p>
          </table:table-cell>
          <table:table-cell table:formula="of:=[.E54]/[.A54]" office:value-type="float" office:value="4.75275742163945">
            <text:p>4.7527574216</text:p>
          </table:table-cell>
          <table:table-cell table:formula="of:=[.F54]/[.B54]" office:value-type="float" office:value="6.51629043371807">
            <text:p>6.5162904337</text:p>
          </table:table-cell>
          <table:table-cell table:formula="of:=[.C54]/[.E54]" office:value-type="float" office:value="0.253132578093206">
            <text:p>0.2531325781</text:p>
          </table:table-cell>
          <table:table-cell table:formula="of:=[.H54]/[.D54]" office:value-type="float" office:value="1.74153846629727">
            <text:p>1.7415384663</text:p>
          </table:table-cell>
          <table:table-cell table:formula="of:=ROUND(RAND()*9.9+0.1;3)" office:value-type="float" office:value="9.346">
            <text:p>9.346</text:p>
          </table:table-cell>
          <table:table-cell table:formula="of:=ROUND(RAND()*9.9+0.1;3)" office:value-type="float" office:value="6.857">
            <text:p>6.857</text:p>
          </table:table-cell>
          <table:table-cell table:formula="of:=IF([.A54]&lt;0.5;&quot;A&quot;;IF([.B54]&lt;0.5;&quot;B&quot;;IF([.C54]&lt;0.5;&quot;C&quot;;IF([.D54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39554641209543">
            <text:p>0.9395546412</text:p>
          </table:table-cell>
          <table:table-cell table:formula="of:=IF(RAND()&gt;1/[.B$1]; 0.6+RAND()*0.4; RAND()*0.4)" office:value-type="float" office:value="0.82308084750548">
            <text:p>0.8230808475</text:p>
          </table:table-cell>
          <table:table-cell table:formula="of:=IF(RAND()&gt;1/[.C$1]; 0.6+RAND()*0.4; RAND()*0.4)" office:value-type="float" office:value="0.352926307078451">
            <text:p>0.3529263071</text:p>
          </table:table-cell>
          <table:table-cell table:formula="of:=IF(RAND()&gt;1/[.D$1]; 0.6+RAND()*0.4; RAND()*0.4)" office:value-type="float" office:value="0.74890060685575">
            <text:p>0.7489006069</text:p>
          </table:table-cell>
          <table:table-cell table:formula="of:=ROUND(RAND()*9.9+0.1;3)" office:value-type="float" office:value="0.399">
            <text:p>0.399</text:p>
          </table:table-cell>
          <table:table-cell table:formula="of:=[.E55]/[.A55]" office:value-type="float" office:value="0.424669287447023">
            <text:p>0.4246692874</text:p>
          </table:table-cell>
          <table:table-cell table:formula="of:=[.F55]/[.B55]" office:value-type="float" office:value="0.515950879836498">
            <text:p>0.5159508798</text:p>
          </table:table-cell>
          <table:table-cell table:formula="of:=[.C55]/[.E55]" office:value-type="float" office:value="0.884527085409652">
            <text:p>0.8845270854</text:p>
          </table:table-cell>
          <table:table-cell table:formula="of:=[.H55]/[.D55]" office:value-type="float" office:value="1.18110077266906">
            <text:p>1.1811007727</text:p>
          </table:table-cell>
          <table:table-cell table:formula="of:=ROUND(RAND()*9.9+0.1;3)" office:value-type="float" office:value="1.048">
            <text:p>1.048</text:p>
          </table:table-cell>
          <table:table-cell table:formula="of:=ROUND(RAND()*9.9+0.1;3)" office:value-type="float" office:value="6.114">
            <text:p>6.114</text:p>
          </table:table-cell>
          <table:table-cell table:formula="of:=IF([.A55]&lt;0.5;&quot;A&quot;;IF([.B55]&lt;0.5;&quot;B&quot;;IF([.C55]&lt;0.5;&quot;C&quot;;IF([.D55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4711049972102">
            <text:p>0.6471104997</text:p>
          </table:table-cell>
          <table:table-cell table:formula="of:=IF(RAND()&gt;1/[.B$1]; 0.6+RAND()*0.4; RAND()*0.4)" office:value-type="float" office:value="0.938898508623242">
            <text:p>0.9388985086</text:p>
          </table:table-cell>
          <table:table-cell table:formula="of:=IF(RAND()&gt;1/[.C$1]; 0.6+RAND()*0.4; RAND()*0.4)" office:value-type="float" office:value="0.174856972880662">
            <text:p>0.1748569729</text:p>
          </table:table-cell>
          <table:table-cell table:formula="of:=IF(RAND()&gt;1/[.D$1]; 0.6+RAND()*0.4; RAND()*0.4)" office:value-type="float" office:value="0.0637548607774079">
            <text:p>0.0637548608</text:p>
          </table:table-cell>
          <table:table-cell table:formula="of:=ROUND(RAND()*9.9+0.1;3)" office:value-type="float" office:value="5.902">
            <text:p>5.902</text:p>
          </table:table-cell>
          <table:table-cell table:formula="of:=[.E56]/[.A56]" office:value-type="float" office:value="9.12054433136913">
            <text:p>9.1205443314</text:p>
          </table:table-cell>
          <table:table-cell table:formula="of:=[.F56]/[.B56]" office:value-type="float" office:value="9.71408969936812">
            <text:p>9.7140896994</text:p>
          </table:table-cell>
          <table:table-cell table:formula="of:=[.C56]/[.E56]" office:value-type="float" office:value="0.0296267321044835">
            <text:p>0.0296267321</text:p>
          </table:table-cell>
          <table:table-cell table:formula="of:=[.H56]/[.D56]" office:value-type="float" office:value="0.46469762059275">
            <text:p>0.4646976206</text:p>
          </table:table-cell>
          <table:table-cell table:formula="of:=ROUND(RAND()*9.9+0.1;3)" office:value-type="float" office:value="5.021">
            <text:p>5.021</text:p>
          </table:table-cell>
          <table:table-cell table:formula="of:=ROUND(RAND()*9.9+0.1;3)" office:value-type="float" office:value="3.94">
            <text:p>3.94</text:p>
          </table:table-cell>
          <table:table-cell table:formula="of:=IF([.A56]&lt;0.5;&quot;A&quot;;IF([.B56]&lt;0.5;&quot;B&quot;;IF([.C56]&lt;0.5;&quot;C&quot;;IF([.D56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302799717523158">
            <text:p>0.0302799718</text:p>
          </table:table-cell>
          <table:table-cell table:formula="of:=IF(RAND()&gt;1/[.B$1]; 0.6+RAND()*0.4; RAND()*0.4)" office:value-type="float" office:value="0.671747029852122">
            <text:p>0.6717470299</text:p>
          </table:table-cell>
          <table:table-cell table:formula="of:=IF(RAND()&gt;1/[.C$1]; 0.6+RAND()*0.4; RAND()*0.4)" office:value-type="float" office:value="0.76338281435892">
            <text:p>0.7633828144</text:p>
          </table:table-cell>
          <table:table-cell table:formula="of:=IF(RAND()&gt;1/[.D$1]; 0.6+RAND()*0.4; RAND()*0.4)" office:value-type="float" office:value="0.892479849979281">
            <text:p>0.89247985</text:p>
          </table:table-cell>
          <table:table-cell table:formula="of:=ROUND(RAND()*9.9+0.1;3)" office:value-type="float" office:value="9.536">
            <text:p>9.536</text:p>
          </table:table-cell>
          <table:table-cell table:formula="of:=[.E57]/[.A57]" office:value-type="float" office:value="314.927638572539">
            <text:p>314.9276385725</text:p>
          </table:table-cell>
          <table:table-cell table:formula="of:=[.F57]/[.B57]" office:value-type="float" office:value="468.818803176349">
            <text:p>468.8188031764</text:p>
          </table:table-cell>
          <table:table-cell table:formula="of:=[.C57]/[.E57]" office:value-type="float" office:value="0.0800527280158263">
            <text:p>0.080052728</text:p>
          </table:table-cell>
          <table:table-cell table:formula="of:=[.H57]/[.D57]" office:value-type="float" office:value="0.0896969584441427">
            <text:p>0.0896969584</text:p>
          </table:table-cell>
          <table:table-cell table:formula="of:=ROUND(RAND()*9.9+0.1;3)" office:value-type="float" office:value="6.097">
            <text:p>6.097</text:p>
          </table:table-cell>
          <table:table-cell table:formula="of:=ROUND(RAND()*9.9+0.1;3)" office:value-type="float" office:value="5.881">
            <text:p>5.881</text:p>
          </table:table-cell>
          <table:table-cell table:formula="of:=IF([.A57]&lt;0.5;&quot;A&quot;;IF([.B57]&lt;0.5;&quot;B&quot;;IF([.C57]&lt;0.5;&quot;C&quot;;IF([.D57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144436089601368">
            <text:p>0.1444360896</text:p>
          </table:table-cell>
          <table:table-cell table:formula="of:=IF(RAND()&gt;1/[.B$1]; 0.6+RAND()*0.4; RAND()*0.4)" office:value-type="float" office:value="0.874833876080811">
            <text:p>0.8748338761</text:p>
          </table:table-cell>
          <table:table-cell table:formula="of:=IF(RAND()&gt;1/[.C$1]; 0.6+RAND()*0.4; RAND()*0.4)" office:value-type="float" office:value="0.0765830480493605">
            <text:p>0.076583048</text:p>
          </table:table-cell>
          <table:table-cell table:formula="of:=IF(RAND()&gt;1/[.D$1]; 0.6+RAND()*0.4; RAND()*0.4)" office:value-type="float" office:value="0.239395612385124">
            <text:p>0.2393956124</text:p>
          </table:table-cell>
          <table:table-cell table:formula="of:=ROUND(RAND()*9.9+0.1;3)" office:value-type="float" office:value="3.064">
            <text:p>3.064</text:p>
          </table:table-cell>
          <table:table-cell table:formula="of:=[.E58]/[.A58]" office:value-type="float" office:value="21.2135347090634">
            <text:p>21.2135347091</text:p>
          </table:table-cell>
          <table:table-cell table:formula="of:=[.F58]/[.B58]" office:value-type="float" office:value="24.2486434157058">
            <text:p>24.2486434157</text:p>
          </table:table-cell>
          <table:table-cell table:formula="of:=[.C58]/[.E58]" office:value-type="float" office:value="0.0249944673790341">
            <text:p>0.0249944674</text:p>
          </table:table-cell>
          <table:table-cell table:formula="of:=[.H58]/[.D58]" office:value-type="float" office:value="0.104406539159225">
            <text:p>0.1044065392</text:p>
          </table:table-cell>
          <table:table-cell table:formula="of:=ROUND(RAND()*9.9+0.1;3)" office:value-type="float" office:value="9.178">
            <text:p>9.178</text:p>
          </table:table-cell>
          <table:table-cell table:formula="of:=ROUND(RAND()*9.9+0.1;3)" office:value-type="float" office:value="0.904">
            <text:p>0.904</text:p>
          </table:table-cell>
          <table:table-cell table:formula="of:=IF([.A58]&lt;0.5;&quot;A&quot;;IF([.B58]&lt;0.5;&quot;B&quot;;IF([.C58]&lt;0.5;&quot;C&quot;;IF([.D58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47966965474188">
            <text:p>0.6479669655</text:p>
          </table:table-cell>
          <table:table-cell table:formula="of:=IF(RAND()&gt;1/[.B$1]; 0.6+RAND()*0.4; RAND()*0.4)" office:value-type="float" office:value="0.681622868124396">
            <text:p>0.6816228681</text:p>
          </table:table-cell>
          <table:table-cell table:formula="of:=IF(RAND()&gt;1/[.C$1]; 0.6+RAND()*0.4; RAND()*0.4)" office:value-type="float" office:value="0.0234458950348198">
            <text:p>0.023445895</text:p>
          </table:table-cell>
          <table:table-cell table:formula="of:=IF(RAND()&gt;1/[.D$1]; 0.6+RAND()*0.4; RAND()*0.4)" office:value-type="float" office:value="0.82327581141144">
            <text:p>0.8232758114</text:p>
          </table:table-cell>
          <table:table-cell table:formula="of:=ROUND(RAND()*9.9+0.1;3)" office:value-type="float" office:value="3.514">
            <text:p>3.514</text:p>
          </table:table-cell>
          <table:table-cell table:formula="of:=[.E59]/[.A59]" office:value-type="float" office:value="5.42311597232186">
            <text:p>5.4231159723</text:p>
          </table:table-cell>
          <table:table-cell table:formula="of:=[.F59]/[.B59]" office:value-type="float" office:value="7.95618255479678">
            <text:p>7.9561825548</text:p>
          </table:table-cell>
          <table:table-cell table:formula="of:=[.C59]/[.E59]" office:value-type="float" office:value="0.00667213859841202">
            <text:p>0.0066721386</text:p>
          </table:table-cell>
          <table:table-cell table:formula="of:=[.H59]/[.D59]" office:value-type="float" office:value="0.00810437827266317">
            <text:p>0.0081043783</text:p>
          </table:table-cell>
          <table:table-cell table:formula="of:=ROUND(RAND()*9.9+0.1;3)" office:value-type="float" office:value="9.836">
            <text:p>9.836</text:p>
          </table:table-cell>
          <table:table-cell table:formula="of:=ROUND(RAND()*9.9+0.1;3)" office:value-type="float" office:value="3.952">
            <text:p>3.952</text:p>
          </table:table-cell>
          <table:table-cell table:formula="of:=IF([.A59]&lt;0.5;&quot;A&quot;;IF([.B59]&lt;0.5;&quot;B&quot;;IF([.C59]&lt;0.5;&quot;C&quot;;IF([.D59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82615354377777">
            <text:p>0.7826153544</text:p>
          </table:table-cell>
          <table:table-cell table:formula="of:=IF(RAND()&gt;1/[.B$1]; 0.6+RAND()*0.4; RAND()*0.4)" office:value-type="float" office:value="0.94784387499094">
            <text:p>0.947843875</text:p>
          </table:table-cell>
          <table:table-cell table:formula="of:=IF(RAND()&gt;1/[.C$1]; 0.6+RAND()*0.4; RAND()*0.4)" office:value-type="float" office:value="0.760325714480132">
            <text:p>0.7603257145</text:p>
          </table:table-cell>
          <table:table-cell table:formula="of:=IF(RAND()&gt;1/[.D$1]; 0.6+RAND()*0.4; RAND()*0.4)" office:value-type="float" office:value="0.704095244407654">
            <text:p>0.7040952444</text:p>
          </table:table-cell>
          <table:table-cell table:formula="of:=ROUND(RAND()*9.9+0.1;3)" office:value-type="float" office:value="4.441">
            <text:p>4.441</text:p>
          </table:table-cell>
          <table:table-cell table:formula="of:=[.E60]/[.A60]" office:value-type="float" office:value="5.67456282982187">
            <text:p>5.6745628298</text:p>
          </table:table-cell>
          <table:table-cell table:formula="of:=[.F60]/[.B60]" office:value-type="float" office:value="5.98681173086244">
            <text:p>5.9868117309</text:p>
          </table:table-cell>
          <table:table-cell table:formula="of:=[.C60]/[.E60]" office:value-type="float" office:value="0.171205970385078">
            <text:p>0.1712059704</text:p>
          </table:table-cell>
          <table:table-cell table:formula="of:=[.H60]/[.D60]" office:value-type="float" office:value="0.243157401991987">
            <text:p>0.243157402</text:p>
          </table:table-cell>
          <table:table-cell table:formula="of:=ROUND(RAND()*9.9+0.1;3)" office:value-type="float" office:value="7.115">
            <text:p>7.115</text:p>
          </table:table-cell>
          <table:table-cell table:formula="of:=ROUND(RAND()*9.9+0.1;3)" office:value-type="float" office:value="3.989">
            <text:p>3.989</text:p>
          </table:table-cell>
          <table:table-cell table:formula="of:=IF([.A60]&lt;0.5;&quot;A&quot;;IF([.B60]&lt;0.5;&quot;B&quot;;IF([.C60]&lt;0.5;&quot;C&quot;;IF([.D60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442967382259667">
            <text:p>0.0442967382</text:p>
          </table:table-cell>
          <table:table-cell table:formula="of:=IF(RAND()&gt;1/[.B$1]; 0.6+RAND()*0.4; RAND()*0.4)" office:value-type="float" office:value="0.674386776611209">
            <text:p>0.6743867766</text:p>
          </table:table-cell>
          <table:table-cell table:formula="of:=IF(RAND()&gt;1/[.C$1]; 0.6+RAND()*0.4; RAND()*0.4)" office:value-type="float" office:value="0.0454684289172292">
            <text:p>0.0454684289</text:p>
          </table:table-cell>
          <table:table-cell table:formula="of:=IF(RAND()&gt;1/[.D$1]; 0.6+RAND()*0.4; RAND()*0.4)" office:value-type="float" office:value="0.648021547682583">
            <text:p>0.6480215477</text:p>
          </table:table-cell>
          <table:table-cell table:formula="of:=ROUND(RAND()*9.9+0.1;3)" office:value-type="float" office:value="7.024">
            <text:p>7.024</text:p>
          </table:table-cell>
          <table:table-cell table:formula="of:=[.E61]/[.A61]" office:value-type="float" office:value="158.566979901977">
            <text:p>158.566979902</text:p>
          </table:table-cell>
          <table:table-cell table:formula="of:=[.F61]/[.B61]" office:value-type="float" office:value="235.127652856385">
            <text:p>235.1276528564</text:p>
          </table:table-cell>
          <table:table-cell table:formula="of:=[.C61]/[.E61]" office:value-type="float" office:value="0.00647329568867158">
            <text:p>0.0064732957</text:p>
          </table:table-cell>
          <table:table-cell table:formula="of:=[.H61]/[.D61]" office:value-type="float" office:value="0.00998932166965898">
            <text:p>0.0099893217</text:p>
          </table:table-cell>
          <table:table-cell table:formula="of:=ROUND(RAND()*9.9+0.1;3)" office:value-type="float" office:value="0.503">
            <text:p>0.503</text:p>
          </table:table-cell>
          <table:table-cell table:formula="of:=ROUND(RAND()*9.9+0.1;3)" office:value-type="float" office:value="8.907">
            <text:p>8.907</text:p>
          </table:table-cell>
          <table:table-cell table:formula="of:=IF([.A61]&lt;0.5;&quot;A&quot;;IF([.B61]&lt;0.5;&quot;B&quot;;IF([.C61]&lt;0.5;&quot;C&quot;;IF([.D61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30670187715441">
            <text:p>0.8306701877</text:p>
          </table:table-cell>
          <table:table-cell table:formula="of:=IF(RAND()&gt;1/[.B$1]; 0.6+RAND()*0.4; RAND()*0.4)" office:value-type="float" office:value="0.390245817601681">
            <text:p>0.3902458176</text:p>
          </table:table-cell>
          <table:table-cell table:formula="of:=IF(RAND()&gt;1/[.C$1]; 0.6+RAND()*0.4; RAND()*0.4)" office:value-type="float" office:value="0.856564002484083">
            <text:p>0.8565640025</text:p>
          </table:table-cell>
          <table:table-cell table:formula="of:=IF(RAND()&gt;1/[.D$1]; 0.6+RAND()*0.4; RAND()*0.4)" office:value-type="float" office:value="0.217877439688891">
            <text:p>0.2178774397</text:p>
          </table:table-cell>
          <table:table-cell table:formula="of:=ROUND(RAND()*9.9+0.1;3)" office:value-type="float" office:value="3.335">
            <text:p>3.335</text:p>
          </table:table-cell>
          <table:table-cell table:formula="of:=[.E62]/[.A62]" office:value-type="float" office:value="4.01483049388364">
            <text:p>4.0148304939</text:p>
          </table:table-cell>
          <table:table-cell table:formula="of:=[.F62]/[.B62]" office:value-type="float" office:value="10.2879526513761">
            <text:p>10.2879526514</text:p>
          </table:table-cell>
          <table:table-cell table:formula="of:=[.C62]/[.E62]" office:value-type="float" office:value="0.256840780355047">
            <text:p>0.2568407804</text:p>
          </table:table-cell>
          <table:table-cell table:formula="of:=[.H62]/[.D62]" office:value-type="float" office:value="1.17883146011718">
            <text:p>1.1788314601</text:p>
          </table:table-cell>
          <table:table-cell table:formula="of:=ROUND(RAND()*9.9+0.1;3)" office:value-type="float" office:value="4.866">
            <text:p>4.866</text:p>
          </table:table-cell>
          <table:table-cell table:formula="of:=ROUND(RAND()*9.9+0.1;3)" office:value-type="float" office:value="2.619">
            <text:p>2.619</text:p>
          </table:table-cell>
          <table:table-cell table:formula="of:=IF([.A62]&lt;0.5;&quot;A&quot;;IF([.B62]&lt;0.5;&quot;B&quot;;IF([.C62]&lt;0.5;&quot;C&quot;;IF([.D62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13301723729819">
            <text:p>0.6133017237</text:p>
          </table:table-cell>
          <table:table-cell table:formula="of:=IF(RAND()&gt;1/[.B$1]; 0.6+RAND()*0.4; RAND()*0.4)" office:value-type="float" office:value="0.939232058636844">
            <text:p>0.9392320586</text:p>
          </table:table-cell>
          <table:table-cell table:formula="of:=IF(RAND()&gt;1/[.C$1]; 0.6+RAND()*0.4; RAND()*0.4)" office:value-type="float" office:value="0.22656951546669">
            <text:p>0.2265695155</text:p>
          </table:table-cell>
          <table:table-cell table:formula="of:=IF(RAND()&gt;1/[.D$1]; 0.6+RAND()*0.4; RAND()*0.4)" office:value-type="float" office:value="0.921865582559258">
            <text:p>0.9218655826</text:p>
          </table:table-cell>
          <table:table-cell table:formula="of:=ROUND(RAND()*9.9+0.1;3)" office:value-type="float" office:value="6.709">
            <text:p>6.709</text:p>
          </table:table-cell>
          <table:table-cell table:formula="of:=[.E63]/[.A63]" office:value-type="float" office:value="10.9391507318762">
            <text:p>10.9391507319</text:p>
          </table:table-cell>
          <table:table-cell table:formula="of:=[.F63]/[.B63]" office:value-type="float" office:value="11.6469094419038">
            <text:p>11.6469094419</text:p>
          </table:table-cell>
          <table:table-cell table:formula="of:=[.C63]/[.E63]" office:value-type="float" office:value="0.0337709815869265">
            <text:p>0.0337709816</text:p>
          </table:table-cell>
          <table:table-cell table:formula="of:=[.H63]/[.D63]" office:value-type="float" office:value="0.0366333034076101">
            <text:p>0.0366333034</text:p>
          </table:table-cell>
          <table:table-cell table:formula="of:=ROUND(RAND()*9.9+0.1;3)" office:value-type="float" office:value="0.792">
            <text:p>0.792</text:p>
          </table:table-cell>
          <table:table-cell table:formula="of:=ROUND(RAND()*9.9+0.1;3)" office:value-type="float" office:value="4.206">
            <text:p>4.206</text:p>
          </table:table-cell>
          <table:table-cell table:formula="of:=IF([.A63]&lt;0.5;&quot;A&quot;;IF([.B63]&lt;0.5;&quot;B&quot;;IF([.C63]&lt;0.5;&quot;C&quot;;IF([.D63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90165401808918">
            <text:p>0.6901654018</text:p>
          </table:table-cell>
          <table:table-cell table:formula="of:=IF(RAND()&gt;1/[.B$1]; 0.6+RAND()*0.4; RAND()*0.4)" office:value-type="float" office:value="0.776765220146626">
            <text:p>0.7767652201</text:p>
          </table:table-cell>
          <table:table-cell table:formula="of:=IF(RAND()&gt;1/[.C$1]; 0.6+RAND()*0.4; RAND()*0.4)" office:value-type="float" office:value="0.730386438407004">
            <text:p>0.7303864384</text:p>
          </table:table-cell>
          <table:table-cell table:formula="of:=IF(RAND()&gt;1/[.D$1]; 0.6+RAND()*0.4; RAND()*0.4)" office:value-type="float" office:value="0.380939986184239">
            <text:p>0.3809399862</text:p>
          </table:table-cell>
          <table:table-cell table:formula="of:=ROUND(RAND()*9.9+0.1;3)" office:value-type="float" office:value="9.62">
            <text:p>9.62</text:p>
          </table:table-cell>
          <table:table-cell table:formula="of:=[.E64]/[.A64]" office:value-type="float" office:value="13.9386877041157">
            <text:p>13.9386877041</text:p>
          </table:table-cell>
          <table:table-cell table:formula="of:=[.F64]/[.B64]" office:value-type="float" office:value="17.9445311692567">
            <text:p>17.9445311693</text:p>
          </table:table-cell>
          <table:table-cell table:formula="of:=[.C64]/[.E64]" office:value-type="float" office:value="0.0759237461961543">
            <text:p>0.0759237462</text:p>
          </table:table-cell>
          <table:table-cell table:formula="of:=[.H64]/[.D64]" office:value-type="float" office:value="0.199306318448372">
            <text:p>0.1993063184</text:p>
          </table:table-cell>
          <table:table-cell table:formula="of:=ROUND(RAND()*9.9+0.1;3)" office:value-type="float" office:value="4.937">
            <text:p>4.937</text:p>
          </table:table-cell>
          <table:table-cell table:formula="of:=ROUND(RAND()*9.9+0.1;3)" office:value-type="float" office:value="5.074">
            <text:p>5.074</text:p>
          </table:table-cell>
          <table:table-cell table:formula="of:=IF([.A64]&lt;0.5;&quot;A&quot;;IF([.B64]&lt;0.5;&quot;B&quot;;IF([.C64]&lt;0.5;&quot;C&quot;;IF([.D64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13032475765795">
            <text:p>0.7130324758</text:p>
          </table:table-cell>
          <table:table-cell table:formula="of:=IF(RAND()&gt;1/[.B$1]; 0.6+RAND()*0.4; RAND()*0.4)" office:value-type="float" office:value="0.0830853958614171">
            <text:p>0.0830853959</text:p>
          </table:table-cell>
          <table:table-cell table:formula="of:=IF(RAND()&gt;1/[.C$1]; 0.6+RAND()*0.4; RAND()*0.4)" office:value-type="float" office:value="0.940645037777722">
            <text:p>0.9406450378</text:p>
          </table:table-cell>
          <table:table-cell table:formula="of:=IF(RAND()&gt;1/[.D$1]; 0.6+RAND()*0.4; RAND()*0.4)" office:value-type="float" office:value="0.277517645154148">
            <text:p>0.2775176452</text:p>
          </table:table-cell>
          <table:table-cell table:formula="of:=ROUND(RAND()*9.9+0.1;3)" office:value-type="float" office:value="2.264">
            <text:p>2.264</text:p>
          </table:table-cell>
          <table:table-cell table:formula="of:=[.E65]/[.A65]" office:value-type="float" office:value="3.17517094515011">
            <text:p>3.1751709452</text:p>
          </table:table-cell>
          <table:table-cell table:formula="of:=[.F65]/[.B65]" office:value-type="float" office:value="38.2157527472838">
            <text:p>38.2157527473</text:p>
          </table:table-cell>
          <table:table-cell table:formula="of:=[.C65]/[.E65]" office:value-type="float" office:value="0.415479256968959">
            <text:p>0.415479257</text:p>
          </table:table-cell>
          <table:table-cell table:formula="of:=[.H65]/[.D65]" office:value-type="float" office:value="1.49712735108493">
            <text:p>1.4971273511</text:p>
          </table:table-cell>
          <table:table-cell table:formula="of:=ROUND(RAND()*9.9+0.1;3)" office:value-type="float" office:value="9.962">
            <text:p>9.962</text:p>
          </table:table-cell>
          <table:table-cell table:formula="of:=ROUND(RAND()*9.9+0.1;3)" office:value-type="float" office:value="3.655">
            <text:p>3.655</text:p>
          </table:table-cell>
          <table:table-cell table:formula="of:=IF([.A65]&lt;0.5;&quot;A&quot;;IF([.B65]&lt;0.5;&quot;B&quot;;IF([.C65]&lt;0.5;&quot;C&quot;;IF([.D65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06676925811917">
            <text:p>0.6066769258</text:p>
          </table:table-cell>
          <table:table-cell table:formula="of:=IF(RAND()&gt;1/[.B$1]; 0.6+RAND()*0.4; RAND()*0.4)" office:value-type="float" office:value="0.660566490609199">
            <text:p>0.6605664906</text:p>
          </table:table-cell>
          <table:table-cell table:formula="of:=IF(RAND()&gt;1/[.C$1]; 0.6+RAND()*0.4; RAND()*0.4)" office:value-type="float" office:value="0.0834613990969956">
            <text:p>0.0834613991</text:p>
          </table:table-cell>
          <table:table-cell table:formula="of:=IF(RAND()&gt;1/[.D$1]; 0.6+RAND()*0.4; RAND()*0.4)" office:value-type="float" office:value="0.672505710739643">
            <text:p>0.6725057107</text:p>
          </table:table-cell>
          <table:table-cell table:formula="of:=ROUND(RAND()*9.9+0.1;3)" office:value-type="float" office:value="0.99">
            <text:p>0.99</text:p>
          </table:table-cell>
          <table:table-cell table:formula="of:=[.E66]/[.A66]" office:value-type="float" office:value="1.63184053633667">
            <text:p>1.6318405363</text:p>
          </table:table-cell>
          <table:table-cell table:formula="of:=[.F66]/[.B66]" office:value-type="float" office:value="2.47036529938375">
            <text:p>2.4703652994</text:p>
          </table:table-cell>
          <table:table-cell table:formula="of:=[.C66]/[.E66]" office:value-type="float" office:value="0.0843044435323188">
            <text:p>0.0843044435</text:p>
          </table:table-cell>
          <table:table-cell table:formula="of:=[.H66]/[.D66]" office:value-type="float" office:value="0.125358702812498">
            <text:p>0.1253587028</text:p>
          </table:table-cell>
          <table:table-cell table:formula="of:=ROUND(RAND()*9.9+0.1;3)" office:value-type="float" office:value="9.141">
            <text:p>9.141</text:p>
          </table:table-cell>
          <table:table-cell table:formula="of:=ROUND(RAND()*9.9+0.1;3)" office:value-type="float" office:value="8.144">
            <text:p>8.144</text:p>
          </table:table-cell>
          <table:table-cell table:formula="of:=IF([.A66]&lt;0.5;&quot;A&quot;;IF([.B66]&lt;0.5;&quot;B&quot;;IF([.C66]&lt;0.5;&quot;C&quot;;IF([.D66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04844803083688">
            <text:p>0.9048448031</text:p>
          </table:table-cell>
          <table:table-cell table:formula="of:=IF(RAND()&gt;1/[.B$1]; 0.6+RAND()*0.4; RAND()*0.4)" office:value-type="float" office:value="0.640588776580989">
            <text:p>0.6405887766</text:p>
          </table:table-cell>
          <table:table-cell table:formula="of:=IF(RAND()&gt;1/[.C$1]; 0.6+RAND()*0.4; RAND()*0.4)" office:value-type="float" office:value="0.246697978582233">
            <text:p>0.2466979786</text:p>
          </table:table-cell>
          <table:table-cell table:formula="of:=IF(RAND()&gt;1/[.D$1]; 0.6+RAND()*0.4; RAND()*0.4)" office:value-type="float" office:value="0.28333781985566">
            <text:p>0.2833378199</text:p>
          </table:table-cell>
          <table:table-cell table:formula="of:=ROUND(RAND()*9.9+0.1;3)" office:value-type="float" office:value="1.926">
            <text:p>1.926</text:p>
          </table:table-cell>
          <table:table-cell table:formula="of:=[.E67]/[.A67]" office:value-type="float" office:value="2.12854181560887">
            <text:p>2.1285418156</text:p>
          </table:table-cell>
          <table:table-cell table:formula="of:=[.F67]/[.B67]" office:value-type="float" office:value="3.32278974191449">
            <text:p>3.3227897419</text:p>
          </table:table-cell>
          <table:table-cell table:formula="of:=[.C67]/[.E67]" office:value-type="float" office:value="0.128088254715594">
            <text:p>0.1280882547</text:p>
          </table:table-cell>
          <table:table-cell table:formula="of:=[.H67]/[.D67]" office:value-type="float" office:value="0.452069034698033">
            <text:p>0.4520690347</text:p>
          </table:table-cell>
          <table:table-cell table:formula="of:=ROUND(RAND()*9.9+0.1;3)" office:value-type="float" office:value="6.763">
            <text:p>6.763</text:p>
          </table:table-cell>
          <table:table-cell table:formula="of:=ROUND(RAND()*9.9+0.1;3)" office:value-type="float" office:value="9.96">
            <text:p>9.96</text:p>
          </table:table-cell>
          <table:table-cell table:formula="of:=IF([.A67]&lt;0.5;&quot;A&quot;;IF([.B67]&lt;0.5;&quot;B&quot;;IF([.C67]&lt;0.5;&quot;C&quot;;IF([.D67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48561038356274">
            <text:p>0.9485610384</text:p>
          </table:table-cell>
          <table:table-cell table:formula="of:=IF(RAND()&gt;1/[.B$1]; 0.6+RAND()*0.4; RAND()*0.4)" office:value-type="float" office:value="0.656079188175499">
            <text:p>0.6560791882</text:p>
          </table:table-cell>
          <table:table-cell table:formula="of:=IF(RAND()&gt;1/[.C$1]; 0.6+RAND()*0.4; RAND()*0.4)" office:value-type="float" office:value="0.705097583029419">
            <text:p>0.705097583</text:p>
          </table:table-cell>
          <table:table-cell table:formula="of:=IF(RAND()&gt;1/[.D$1]; 0.6+RAND()*0.4; RAND()*0.4)" office:value-type="float" office:value="0.73500739466399">
            <text:p>0.7350073947</text:p>
          </table:table-cell>
          <table:table-cell table:formula="of:=ROUND(RAND()*9.9+0.1;3)" office:value-type="float" office:value="9.766">
            <text:p>9.766</text:p>
          </table:table-cell>
          <table:table-cell table:formula="of:=[.E68]/[.A68]" office:value-type="float" office:value="10.29559470092">
            <text:p>10.2955947009</text:p>
          </table:table-cell>
          <table:table-cell table:formula="of:=[.F68]/[.B68]" office:value-type="float" office:value="15.6926098045438">
            <text:p>15.6926098045</text:p>
          </table:table-cell>
          <table:table-cell table:formula="of:=[.C68]/[.E68]" office:value-type="float" office:value="0.0721992200521625">
            <text:p>0.0721992201</text:p>
          </table:table-cell>
          <table:table-cell table:formula="of:=[.H68]/[.D68]" office:value-type="float" office:value="0.0982292431019263">
            <text:p>0.0982292431</text:p>
          </table:table-cell>
          <table:table-cell table:formula="of:=ROUND(RAND()*9.9+0.1;3)" office:value-type="float" office:value="0.925">
            <text:p>0.925</text:p>
          </table:table-cell>
          <table:table-cell table:formula="of:=ROUND(RAND()*9.9+0.1;3)" office:value-type="float" office:value="8.912">
            <text:p>8.912</text:p>
          </table:table-cell>
          <table:table-cell table:formula="of:=IF([.A68]&lt;0.5;&quot;A&quot;;IF([.B68]&lt;0.5;&quot;B&quot;;IF([.C68]&lt;0.5;&quot;C&quot;;IF([.D68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9778617573902">
            <text:p>0.9977861757</text:p>
          </table:table-cell>
          <table:table-cell table:formula="of:=IF(RAND()&gt;1/[.B$1]; 0.6+RAND()*0.4; RAND()*0.4)" office:value-type="float" office:value="0.628744406532496">
            <text:p>0.6287444065</text:p>
          </table:table-cell>
          <table:table-cell table:formula="of:=IF(RAND()&gt;1/[.C$1]; 0.6+RAND()*0.4; RAND()*0.4)" office:value-type="float" office:value="0.7602080761455">
            <text:p>0.7602080761</text:p>
          </table:table-cell>
          <table:table-cell table:formula="of:=IF(RAND()&gt;1/[.D$1]; 0.6+RAND()*0.4; RAND()*0.4)" office:value-type="float" office:value="0.666218611039221">
            <text:p>0.666218611</text:p>
          </table:table-cell>
          <table:table-cell table:formula="of:=ROUND(RAND()*9.9+0.1;3)" office:value-type="float" office:value="9.387">
            <text:p>9.387</text:p>
          </table:table-cell>
          <table:table-cell table:formula="of:=[.E69]/[.A69]" office:value-type="float" office:value="9.40782727626731">
            <text:p>9.4078272763</text:p>
          </table:table-cell>
          <table:table-cell table:formula="of:=[.F69]/[.B69]" office:value-type="float" office:value="14.9628802714145">
            <text:p>14.9628802714</text:p>
          </table:table-cell>
          <table:table-cell table:formula="of:=[.C69]/[.E69]" office:value-type="float" office:value="0.0809852003990093">
            <text:p>0.0809852004</text:p>
          </table:table-cell>
          <table:table-cell table:formula="of:=[.H69]/[.D69]" office:value-type="float" office:value="0.121559498724723">
            <text:p>0.1215594987</text:p>
          </table:table-cell>
          <table:table-cell table:formula="of:=ROUND(RAND()*9.9+0.1;3)" office:value-type="float" office:value="0.715">
            <text:p>0.715</text:p>
          </table:table-cell>
          <table:table-cell table:formula="of:=ROUND(RAND()*9.9+0.1;3)" office:value-type="float" office:value="9.526">
            <text:p>9.526</text:p>
          </table:table-cell>
          <table:table-cell table:formula="of:=IF([.A69]&lt;0.5;&quot;A&quot;;IF([.B69]&lt;0.5;&quot;B&quot;;IF([.C69]&lt;0.5;&quot;C&quot;;IF([.D69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121901671495289">
            <text:p>0.1219016715</text:p>
          </table:table-cell>
          <table:table-cell table:formula="of:=IF(RAND()&gt;1/[.B$1]; 0.6+RAND()*0.4; RAND()*0.4)" office:value-type="float" office:value="0.859630599804223">
            <text:p>0.8596305998</text:p>
          </table:table-cell>
          <table:table-cell table:formula="of:=IF(RAND()&gt;1/[.C$1]; 0.6+RAND()*0.4; RAND()*0.4)" office:value-type="float" office:value="0.946410618070513">
            <text:p>0.9464106181</text:p>
          </table:table-cell>
          <table:table-cell table:formula="of:=IF(RAND()&gt;1/[.D$1]; 0.6+RAND()*0.4; RAND()*0.4)" office:value-type="float" office:value="0.606488817930222">
            <text:p>0.6064888179</text:p>
          </table:table-cell>
          <table:table-cell table:formula="of:=ROUND(RAND()*9.9+0.1;3)" office:value-type="float" office:value="3.798">
            <text:p>3.798</text:p>
          </table:table-cell>
          <table:table-cell table:formula="of:=[.E70]/[.A70]" office:value-type="float" office:value="31.1562585927855">
            <text:p>31.1562585928</text:p>
          </table:table-cell>
          <table:table-cell table:formula="of:=[.F70]/[.B70]" office:value-type="float" office:value="36.2437756402357">
            <text:p>36.2437756402</text:p>
          </table:table-cell>
          <table:table-cell table:formula="of:=[.C70]/[.E70]" office:value-type="float" office:value="0.249186576637839">
            <text:p>0.2491865766</text:p>
          </table:table-cell>
          <table:table-cell table:formula="of:=[.H70]/[.D70]" office:value-type="float" office:value="0.410867553153319">
            <text:p>0.4108675532</text:p>
          </table:table-cell>
          <table:table-cell table:formula="of:=ROUND(RAND()*9.9+0.1;3)" office:value-type="float" office:value="2.111">
            <text:p>2.111</text:p>
          </table:table-cell>
          <table:table-cell table:formula="of:=ROUND(RAND()*9.9+0.1;3)" office:value-type="float" office:value="2.414">
            <text:p>2.414</text:p>
          </table:table-cell>
          <table:table-cell table:formula="of:=IF([.A70]&lt;0.5;&quot;A&quot;;IF([.B70]&lt;0.5;&quot;B&quot;;IF([.C70]&lt;0.5;&quot;C&quot;;IF([.D70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24197790492326">
            <text:p>0.9241977905</text:p>
          </table:table-cell>
          <table:table-cell table:formula="of:=IF(RAND()&gt;1/[.B$1]; 0.6+RAND()*0.4; RAND()*0.4)" office:value-type="float" office:value="0.875045512802899">
            <text:p>0.8750455128</text:p>
          </table:table-cell>
          <table:table-cell table:formula="of:=IF(RAND()&gt;1/[.C$1]; 0.6+RAND()*0.4; RAND()*0.4)" office:value-type="float" office:value="0.906100461632013">
            <text:p>0.9061004616</text:p>
          </table:table-cell>
          <table:table-cell table:formula="of:=IF(RAND()&gt;1/[.D$1]; 0.6+RAND()*0.4; RAND()*0.4)" office:value-type="float" office:value="0.838266424927861">
            <text:p>0.8382664249</text:p>
          </table:table-cell>
          <table:table-cell table:formula="of:=ROUND(RAND()*9.9+0.1;3)" office:value-type="float" office:value="3.342">
            <text:p>3.342</text:p>
          </table:table-cell>
          <table:table-cell table:formula="of:=[.E71]/[.A71]" office:value-type="float" office:value="3.61610905628729">
            <text:p>3.6161090563</text:p>
          </table:table-cell>
          <table:table-cell table:formula="of:=[.F71]/[.B71]" office:value-type="float" office:value="4.13248111484437">
            <text:p>4.1324811148</text:p>
          </table:table-cell>
          <table:table-cell table:formula="of:=[.C71]/[.E71]" office:value-type="float" office:value="0.27112521293597">
            <text:p>0.2711252129</text:p>
          </table:table-cell>
          <table:table-cell table:formula="of:=[.H71]/[.D71]" office:value-type="float" office:value="0.323435610533134">
            <text:p>0.3234356105</text:p>
          </table:table-cell>
          <table:table-cell table:formula="of:=ROUND(RAND()*9.9+0.1;3)" office:value-type="float" office:value="4.921">
            <text:p>4.921</text:p>
          </table:table-cell>
          <table:table-cell table:formula="of:=ROUND(RAND()*9.9+0.1;3)" office:value-type="float" office:value="2.47">
            <text:p>2.47</text:p>
          </table:table-cell>
          <table:table-cell table:formula="of:=IF([.A71]&lt;0.5;&quot;A&quot;;IF([.B71]&lt;0.5;&quot;B&quot;;IF([.C71]&lt;0.5;&quot;C&quot;;IF([.D71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282077777478844">
            <text:p>0.2820777775</text:p>
          </table:table-cell>
          <table:table-cell table:formula="of:=IF(RAND()&gt;1/[.B$1]; 0.6+RAND()*0.4; RAND()*0.4)" office:value-type="float" office:value="0.782426845747978">
            <text:p>0.7824268457</text:p>
          </table:table-cell>
          <table:table-cell table:formula="of:=IF(RAND()&gt;1/[.C$1]; 0.6+RAND()*0.4; RAND()*0.4)" office:value-type="float" office:value="0.851598057337105">
            <text:p>0.8515980573</text:p>
          </table:table-cell>
          <table:table-cell table:formula="of:=IF(RAND()&gt;1/[.D$1]; 0.6+RAND()*0.4; RAND()*0.4)" office:value-type="float" office:value="0.601772918365896">
            <text:p>0.6017729184</text:p>
          </table:table-cell>
          <table:table-cell table:formula="of:=ROUND(RAND()*9.9+0.1;3)" office:value-type="float" office:value="9.173">
            <text:p>9.173</text:p>
          </table:table-cell>
          <table:table-cell table:formula="of:=[.E72]/[.A72]" office:value-type="float" office:value="32.5193997272188">
            <text:p>32.5193997272</text:p>
          </table:table-cell>
          <table:table-cell table:formula="of:=[.F72]/[.B72]" office:value-type="float" office:value="41.562223872995">
            <text:p>41.562223873</text:p>
          </table:table-cell>
          <table:table-cell table:formula="of:=[.C72]/[.E72]" office:value-type="float" office:value="0.0928374640070975">
            <text:p>0.092837464</text:p>
          </table:table-cell>
          <table:table-cell table:formula="of:=[.H72]/[.D72]" office:value-type="float" office:value="0.154273250214044">
            <text:p>0.1542732502</text:p>
          </table:table-cell>
          <table:table-cell table:formula="of:=ROUND(RAND()*9.9+0.1;3)" office:value-type="float" office:value="7.352">
            <text:p>7.352</text:p>
          </table:table-cell>
          <table:table-cell table:formula="of:=ROUND(RAND()*9.9+0.1;3)" office:value-type="float" office:value="2.574">
            <text:p>2.574</text:p>
          </table:table-cell>
          <table:table-cell table:formula="of:=IF([.A72]&lt;0.5;&quot;A&quot;;IF([.B72]&lt;0.5;&quot;B&quot;;IF([.C72]&lt;0.5;&quot;C&quot;;IF([.D72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90390654373914">
            <text:p>0.9903906544</text:p>
          </table:table-cell>
          <table:table-cell table:formula="of:=IF(RAND()&gt;1/[.B$1]; 0.6+RAND()*0.4; RAND()*0.4)" office:value-type="float" office:value="0.856131303869188">
            <text:p>0.8561313039</text:p>
          </table:table-cell>
          <table:table-cell table:formula="of:=IF(RAND()&gt;1/[.C$1]; 0.6+RAND()*0.4; RAND()*0.4)" office:value-type="float" office:value="0.0991861683316529">
            <text:p>0.0991861683</text:p>
          </table:table-cell>
          <table:table-cell table:formula="of:=IF(RAND()&gt;1/[.D$1]; 0.6+RAND()*0.4; RAND()*0.4)" office:value-type="float" office:value="0.690618018247187">
            <text:p>0.6906180182</text:p>
          </table:table-cell>
          <table:table-cell table:formula="of:=ROUND(RAND()*9.9+0.1;3)" office:value-type="float" office:value="2.227">
            <text:p>2.227</text:p>
          </table:table-cell>
          <table:table-cell table:formula="of:=[.E73]/[.A73]" office:value-type="float" office:value="2.24860764806774">
            <text:p>2.2486076481</text:p>
          </table:table-cell>
          <table:table-cell table:formula="of:=[.F73]/[.B73]" office:value-type="float" office:value="2.62647521227809">
            <text:p>2.6264752123</text:p>
          </table:table-cell>
          <table:table-cell table:formula="of:=[.C73]/[.E73]" office:value-type="float" office:value="0.0445380190083758">
            <text:p>0.044538019</text:p>
          </table:table-cell>
          <table:table-cell table:formula="of:=[.H73]/[.D73]" office:value-type="float" office:value="0.0644900912394595">
            <text:p>0.0644900912</text:p>
          </table:table-cell>
          <table:table-cell table:formula="of:=ROUND(RAND()*9.9+0.1;3)" office:value-type="float" office:value="5.337">
            <text:p>5.337</text:p>
          </table:table-cell>
          <table:table-cell table:formula="of:=ROUND(RAND()*9.9+0.1;3)" office:value-type="float" office:value="8.043">
            <text:p>8.043</text:p>
          </table:table-cell>
          <table:table-cell table:formula="of:=IF([.A73]&lt;0.5;&quot;A&quot;;IF([.B73]&lt;0.5;&quot;B&quot;;IF([.C73]&lt;0.5;&quot;C&quot;;IF([.D73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57993130851537">
            <text:p>0.3579931309</text:p>
          </table:table-cell>
          <table:table-cell table:formula="of:=IF(RAND()&gt;1/[.B$1]; 0.6+RAND()*0.4; RAND()*0.4)" office:value-type="float" office:value="0.716265466064215">
            <text:p>0.7162654661</text:p>
          </table:table-cell>
          <table:table-cell table:formula="of:=IF(RAND()&gt;1/[.C$1]; 0.6+RAND()*0.4; RAND()*0.4)" office:value-type="float" office:value="0.848541768081486">
            <text:p>0.8485417681</text:p>
          </table:table-cell>
          <table:table-cell table:formula="of:=IF(RAND()&gt;1/[.D$1]; 0.6+RAND()*0.4; RAND()*0.4)" office:value-type="float" office:value="0.232962659467012">
            <text:p>0.2329626595</text:p>
          </table:table-cell>
          <table:table-cell table:formula="of:=ROUND(RAND()*9.9+0.1;3)" office:value-type="float" office:value="4.333">
            <text:p>4.333</text:p>
          </table:table-cell>
          <table:table-cell table:formula="of:=[.E74]/[.A74]" office:value-type="float" office:value="12.1035841936222">
            <text:p>12.1035841936</text:p>
          </table:table-cell>
          <table:table-cell table:formula="of:=[.F74]/[.B74]" office:value-type="float" office:value="16.8981819829034">
            <text:p>16.8981819829</text:p>
          </table:table-cell>
          <table:table-cell table:formula="of:=[.C74]/[.E74]" office:value-type="float" office:value="0.195832395126122">
            <text:p>0.1958323951</text:p>
          </table:table-cell>
          <table:table-cell table:formula="of:=[.H74]/[.D74]" office:value-type="float" office:value="0.840617099642325">
            <text:p>0.8406170996</text:p>
          </table:table-cell>
          <table:table-cell table:formula="of:=ROUND(RAND()*9.9+0.1;3)" office:value-type="float" office:value="8.765">
            <text:p>8.765</text:p>
          </table:table-cell>
          <table:table-cell table:formula="of:=ROUND(RAND()*9.9+0.1;3)" office:value-type="float" office:value="1.06">
            <text:p>1.06</text:p>
          </table:table-cell>
          <table:table-cell table:formula="of:=IF([.A74]&lt;0.5;&quot;A&quot;;IF([.B74]&lt;0.5;&quot;B&quot;;IF([.C74]&lt;0.5;&quot;C&quot;;IF([.D74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263505029957741">
            <text:p>0.26350503</text:p>
          </table:table-cell>
          <table:table-cell table:formula="of:=IF(RAND()&gt;1/[.B$1]; 0.6+RAND()*0.4; RAND()*0.4)" office:value-type="float" office:value="0.339353264961392">
            <text:p>0.339353265</text:p>
          </table:table-cell>
          <table:table-cell table:formula="of:=IF(RAND()&gt;1/[.C$1]; 0.6+RAND()*0.4; RAND()*0.4)" office:value-type="float" office:value="0.136644658166915">
            <text:p>0.1366446582</text:p>
          </table:table-cell>
          <table:table-cell table:formula="of:=IF(RAND()&gt;1/[.D$1]; 0.6+RAND()*0.4; RAND()*0.4)" office:value-type="float" office:value="0.817789341695607">
            <text:p>0.8177893417</text:p>
          </table:table-cell>
          <table:table-cell table:formula="of:=ROUND(RAND()*9.9+0.1;3)" office:value-type="float" office:value="3.566">
            <text:p>3.566</text:p>
          </table:table-cell>
          <table:table-cell table:formula="of:=[.E75]/[.A75]" office:value-type="float" office:value="13.5329485003451">
            <text:p>13.5329485003</text:p>
          </table:table-cell>
          <table:table-cell table:formula="of:=[.F75]/[.B75]" office:value-type="float" office:value="39.8786453458307">
            <text:p>39.8786453458</text:p>
          </table:table-cell>
          <table:table-cell table:formula="of:=[.C75]/[.E75]" office:value-type="float" office:value="0.0383187487848893">
            <text:p>0.0383187488</text:p>
          </table:table-cell>
          <table:table-cell table:formula="of:=[.H75]/[.D75]" office:value-type="float" office:value="0.0468565030517995">
            <text:p>0.0468565031</text:p>
          </table:table-cell>
          <table:table-cell table:formula="of:=ROUND(RAND()*9.9+0.1;3)" office:value-type="float" office:value="2.026">
            <text:p>2.026</text:p>
          </table:table-cell>
          <table:table-cell table:formula="of:=ROUND(RAND()*9.9+0.1;3)" office:value-type="float" office:value="9.539">
            <text:p>9.539</text:p>
          </table:table-cell>
          <table:table-cell table:formula="of:=IF([.A75]&lt;0.5;&quot;A&quot;;IF([.B75]&lt;0.5;&quot;B&quot;;IF([.C75]&lt;0.5;&quot;C&quot;;IF([.D75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54690204933286">
            <text:p>0.8546902049</text:p>
          </table:table-cell>
          <table:table-cell table:formula="of:=IF(RAND()&gt;1/[.B$1]; 0.6+RAND()*0.4; RAND()*0.4)" office:value-type="float" office:value="0.930624017305672">
            <text:p>0.9306240173</text:p>
          </table:table-cell>
          <table:table-cell table:formula="of:=IF(RAND()&gt;1/[.C$1]; 0.6+RAND()*0.4; RAND()*0.4)" office:value-type="float" office:value="0.39254787536338">
            <text:p>0.3925478754</text:p>
          </table:table-cell>
          <table:table-cell table:formula="of:=IF(RAND()&gt;1/[.D$1]; 0.6+RAND()*0.4; RAND()*0.4)" office:value-type="float" office:value="0.738022517599165">
            <text:p>0.7380225176</text:p>
          </table:table-cell>
          <table:table-cell table:formula="of:=ROUND(RAND()*9.9+0.1;3)" office:value-type="float" office:value="4.115">
            <text:p>4.115</text:p>
          </table:table-cell>
          <table:table-cell table:formula="of:=[.E76]/[.A76]" office:value-type="float" office:value="4.81460999113849">
            <text:p>4.8146099911</text:p>
          </table:table-cell>
          <table:table-cell table:formula="of:=[.F76]/[.B76]" office:value-type="float" office:value="5.17352862338291">
            <text:p>5.1735286234</text:p>
          </table:table-cell>
          <table:table-cell table:formula="of:=[.C76]/[.E76]" office:value-type="float" office:value="0.0953943804042235">
            <text:p>0.0953943804</text:p>
          </table:table-cell>
          <table:table-cell table:formula="of:=[.H76]/[.D76]" office:value-type="float" office:value="0.129256734218012">
            <text:p>0.1292567342</text:p>
          </table:table-cell>
          <table:table-cell table:formula="of:=ROUND(RAND()*9.9+0.1;3)" office:value-type="float" office:value="1.841">
            <text:p>1.841</text:p>
          </table:table-cell>
          <table:table-cell table:formula="of:=ROUND(RAND()*9.9+0.1;3)" office:value-type="float" office:value="3.597">
            <text:p>3.597</text:p>
          </table:table-cell>
          <table:table-cell table:formula="of:=IF([.A76]&lt;0.5;&quot;A&quot;;IF([.B76]&lt;0.5;&quot;B&quot;;IF([.C76]&lt;0.5;&quot;C&quot;;IF([.D76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87531924247742">
            <text:p>0.9875319242</text:p>
          </table:table-cell>
          <table:table-cell table:formula="of:=IF(RAND()&gt;1/[.B$1]; 0.6+RAND()*0.4; RAND()*0.4)" office:value-type="float" office:value="0.60130727570504">
            <text:p>0.6013072757</text:p>
          </table:table-cell>
          <table:table-cell table:formula="of:=IF(RAND()&gt;1/[.C$1]; 0.6+RAND()*0.4; RAND()*0.4)" office:value-type="float" office:value="0.865907781105489">
            <text:p>0.8659077811</text:p>
          </table:table-cell>
          <table:table-cell table:formula="of:=IF(RAND()&gt;1/[.D$1]; 0.6+RAND()*0.4; RAND()*0.4)" office:value-type="float" office:value="0.889687530230731">
            <text:p>0.8896875302</text:p>
          </table:table-cell>
          <table:table-cell table:formula="of:=ROUND(RAND()*9.9+0.1;3)" office:value-type="float" office:value="7.833">
            <text:p>7.833</text:p>
          </table:table-cell>
          <table:table-cell table:formula="of:=[.E77]/[.A77]" office:value-type="float" office:value="7.93189547362414">
            <text:p>7.9318954736</text:p>
          </table:table-cell>
          <table:table-cell table:formula="of:=[.F77]/[.B77]" office:value-type="float" office:value="13.1910851474796">
            <text:p>13.1910851475</text:p>
          </table:table-cell>
          <table:table-cell table:formula="of:=[.C77]/[.E77]" office:value-type="float" office:value="0.110546122954869">
            <text:p>0.110546123</text:p>
          </table:table-cell>
          <table:table-cell table:formula="of:=[.H77]/[.D77]" office:value-type="float" office:value="0.124252750767677">
            <text:p>0.1242527508</text:p>
          </table:table-cell>
          <table:table-cell table:formula="of:=ROUND(RAND()*9.9+0.1;3)" office:value-type="float" office:value="9.714">
            <text:p>9.714</text:p>
          </table:table-cell>
          <table:table-cell table:formula="of:=ROUND(RAND()*9.9+0.1;3)" office:value-type="float" office:value="2.489">
            <text:p>2.489</text:p>
          </table:table-cell>
          <table:table-cell table:formula="of:=IF([.A77]&lt;0.5;&quot;A&quot;;IF([.B77]&lt;0.5;&quot;B&quot;;IF([.C77]&lt;0.5;&quot;C&quot;;IF([.D77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89277028478682">
            <text:p>0.6892770285</text:p>
          </table:table-cell>
          <table:table-cell table:formula="of:=IF(RAND()&gt;1/[.B$1]; 0.6+RAND()*0.4; RAND()*0.4)" office:value-type="float" office:value="0.957289456389844">
            <text:p>0.9572894564</text:p>
          </table:table-cell>
          <table:table-cell table:formula="of:=IF(RAND()&gt;1/[.C$1]; 0.6+RAND()*0.4; RAND()*0.4)" office:value-type="float" office:value="0.694958596210927">
            <text:p>0.6949585962</text:p>
          </table:table-cell>
          <table:table-cell table:formula="of:=IF(RAND()&gt;1/[.D$1]; 0.6+RAND()*0.4; RAND()*0.4)" office:value-type="float" office:value="0.18420384125784">
            <text:p>0.1842038413</text:p>
          </table:table-cell>
          <table:table-cell table:formula="of:=ROUND(RAND()*9.9+0.1;3)" office:value-type="float" office:value="9.62">
            <text:p>9.62</text:p>
          </table:table-cell>
          <table:table-cell table:formula="of:=[.E78]/[.A78]" office:value-type="float" office:value="13.9566525541008">
            <text:p>13.9566525541</text:p>
          </table:table-cell>
          <table:table-cell table:formula="of:=[.F78]/[.B78]" office:value-type="float" office:value="14.5793442735017">
            <text:p>14.5793442735</text:p>
          </table:table-cell>
          <table:table-cell table:formula="of:=[.C78]/[.E78]" office:value-type="float" office:value="0.0722410183171442">
            <text:p>0.0722410183</text:p>
          </table:table-cell>
          <table:table-cell table:formula="of:=[.H78]/[.D78]" office:value-type="float" office:value="0.392179760334229">
            <text:p>0.3921797603</text:p>
          </table:table-cell>
          <table:table-cell table:formula="of:=ROUND(RAND()*9.9+0.1;3)" office:value-type="float" office:value="5.384">
            <text:p>5.384</text:p>
          </table:table-cell>
          <table:table-cell table:formula="of:=ROUND(RAND()*9.9+0.1;3)" office:value-type="float" office:value="9.34">
            <text:p>9.34</text:p>
          </table:table-cell>
          <table:table-cell table:formula="of:=IF([.A78]&lt;0.5;&quot;A&quot;;IF([.B78]&lt;0.5;&quot;B&quot;;IF([.C78]&lt;0.5;&quot;C&quot;;IF([.D78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16704996675253">
            <text:p>0.9167049967</text:p>
          </table:table-cell>
          <table:table-cell table:formula="of:=IF(RAND()&gt;1/[.B$1]; 0.6+RAND()*0.4; RAND()*0.4)" office:value-type="float" office:value="0.158864612597972">
            <text:p>0.1588646126</text:p>
          </table:table-cell>
          <table:table-cell table:formula="of:=IF(RAND()&gt;1/[.C$1]; 0.6+RAND()*0.4; RAND()*0.4)" office:value-type="float" office:value="0.914924333617091">
            <text:p>0.9149243336</text:p>
          </table:table-cell>
          <table:table-cell table:formula="of:=IF(RAND()&gt;1/[.D$1]; 0.6+RAND()*0.4; RAND()*0.4)" office:value-type="float" office:value="0.309609455708414">
            <text:p>0.3096094557</text:p>
          </table:table-cell>
          <table:table-cell table:formula="of:=ROUND(RAND()*9.9+0.1;3)" office:value-type="float" office:value="7.556">
            <text:p>7.556</text:p>
          </table:table-cell>
          <table:table-cell table:formula="of:=[.E79]/[.A79]" office:value-type="float" office:value="8.24256443174679">
            <text:p>8.2425644317</text:p>
          </table:table-cell>
          <table:table-cell table:formula="of:=[.F79]/[.B79]" office:value-type="float" office:value="51.8842069165251">
            <text:p>51.8842069165</text:p>
          </table:table-cell>
          <table:table-cell table:formula="of:=[.C79]/[.E79]" office:value-type="float" office:value="0.121085803813802">
            <text:p>0.1210858038</text:p>
          </table:table-cell>
          <table:table-cell table:formula="of:=[.H79]/[.D79]" office:value-type="float" office:value="0.391092072872087">
            <text:p>0.3910920729</text:p>
          </table:table-cell>
          <table:table-cell table:formula="of:=ROUND(RAND()*9.9+0.1;3)" office:value-type="float" office:value="5.162">
            <text:p>5.162</text:p>
          </table:table-cell>
          <table:table-cell table:formula="of:=ROUND(RAND()*9.9+0.1;3)" office:value-type="float" office:value="7.815">
            <text:p>7.815</text:p>
          </table:table-cell>
          <table:table-cell table:formula="of:=IF([.A79]&lt;0.5;&quot;A&quot;;IF([.B79]&lt;0.5;&quot;B&quot;;IF([.C79]&lt;0.5;&quot;C&quot;;IF([.D79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99195400811732">
            <text:p>0.8991954008</text:p>
          </table:table-cell>
          <table:table-cell table:formula="of:=IF(RAND()&gt;1/[.B$1]; 0.6+RAND()*0.4; RAND()*0.4)" office:value-type="float" office:value="0.143308033142239">
            <text:p>0.1433080331</text:p>
          </table:table-cell>
          <table:table-cell table:formula="of:=IF(RAND()&gt;1/[.C$1]; 0.6+RAND()*0.4; RAND()*0.4)" office:value-type="float" office:value="0.0622615268453956">
            <text:p>0.0622615268</text:p>
          </table:table-cell>
          <table:table-cell table:formula="of:=IF(RAND()&gt;1/[.D$1]; 0.6+RAND()*0.4; RAND()*0.4)" office:value-type="float" office:value="0.70597716299817">
            <text:p>0.705977163</text:p>
          </table:table-cell>
          <table:table-cell table:formula="of:=ROUND(RAND()*9.9+0.1;3)" office:value-type="float" office:value="9.437">
            <text:p>9.437</text:p>
          </table:table-cell>
          <table:table-cell table:formula="of:=[.E80]/[.A80]" office:value-type="float" office:value="10.4949380206804">
            <text:p>10.4949380207</text:p>
          </table:table-cell>
          <table:table-cell table:formula="of:=[.F80]/[.B80]" office:value-type="float" office:value="73.2334244673065">
            <text:p>73.2334244673</text:p>
          </table:table-cell>
          <table:table-cell table:formula="of:=[.C80]/[.E80]" office:value-type="float" office:value="0.00659759741924294">
            <text:p>0.0065975974</text:p>
          </table:table-cell>
          <table:table-cell table:formula="of:=[.H80]/[.D80]" office:value-type="float" office:value="0.00934534113146666">
            <text:p>0.0093453411</text:p>
          </table:table-cell>
          <table:table-cell table:formula="of:=ROUND(RAND()*9.9+0.1;3)" office:value-type="float" office:value="2.587">
            <text:p>2.587</text:p>
          </table:table-cell>
          <table:table-cell table:formula="of:=ROUND(RAND()*9.9+0.1;3)" office:value-type="float" office:value="4.873">
            <text:p>4.873</text:p>
          </table:table-cell>
          <table:table-cell table:formula="of:=IF([.A80]&lt;0.5;&quot;A&quot;;IF([.B80]&lt;0.5;&quot;B&quot;;IF([.C80]&lt;0.5;&quot;C&quot;;IF([.D80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81447630934417">
            <text:p>0.6814476309</text:p>
          </table:table-cell>
          <table:table-cell table:formula="of:=IF(RAND()&gt;1/[.B$1]; 0.6+RAND()*0.4; RAND()*0.4)" office:value-type="float" office:value="0.940367650054395">
            <text:p>0.9403676501</text:p>
          </table:table-cell>
          <table:table-cell table:formula="of:=IF(RAND()&gt;1/[.C$1]; 0.6+RAND()*0.4; RAND()*0.4)" office:value-type="float" office:value="0.204706584848464">
            <text:p>0.2047065848</text:p>
          </table:table-cell>
          <table:table-cell table:formula="of:=IF(RAND()&gt;1/[.D$1]; 0.6+RAND()*0.4; RAND()*0.4)" office:value-type="float" office:value="0.608626538794488">
            <text:p>0.6086265388</text:p>
          </table:table-cell>
          <table:table-cell table:formula="of:=ROUND(RAND()*9.9+0.1;3)" office:value-type="float" office:value="7.013">
            <text:p>7.013</text:p>
          </table:table-cell>
          <table:table-cell table:formula="of:=[.E81]/[.A81]" office:value-type="float" office:value="10.2913264081403">
            <text:p>10.2913264081</text:p>
          </table:table-cell>
          <table:table-cell table:formula="of:=[.F81]/[.B81]" office:value-type="float" office:value="10.9439392215853">
            <text:p>10.9439392216</text:p>
          </table:table-cell>
          <table:table-cell table:formula="of:=[.C81]/[.E81]" office:value-type="float" office:value="0.0291895885995242">
            <text:p>0.0291895886</text:p>
          </table:table-cell>
          <table:table-cell table:formula="of:=[.H81]/[.D81]" office:value-type="float" office:value="0.0479597696435327">
            <text:p>0.0479597696</text:p>
          </table:table-cell>
          <table:table-cell table:formula="of:=ROUND(RAND()*9.9+0.1;3)" office:value-type="float" office:value="5.939">
            <text:p>5.939</text:p>
          </table:table-cell>
          <table:table-cell table:formula="of:=ROUND(RAND()*9.9+0.1;3)" office:value-type="float" office:value="5.718">
            <text:p>5.718</text:p>
          </table:table-cell>
          <table:table-cell table:formula="of:=IF([.A81]&lt;0.5;&quot;A&quot;;IF([.B81]&lt;0.5;&quot;B&quot;;IF([.C81]&lt;0.5;&quot;C&quot;;IF([.D81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191806480940431">
            <text:p>0.1918064809</text:p>
          </table:table-cell>
          <table:table-cell table:formula="of:=IF(RAND()&gt;1/[.B$1]; 0.6+RAND()*0.4; RAND()*0.4)" office:value-type="float" office:value="0.941590533778071">
            <text:p>0.9415905338</text:p>
          </table:table-cell>
          <table:table-cell table:formula="of:=IF(RAND()&gt;1/[.C$1]; 0.6+RAND()*0.4; RAND()*0.4)" office:value-type="float" office:value="0.312253078166395">
            <text:p>0.3122530782</text:p>
          </table:table-cell>
          <table:table-cell table:formula="of:=IF(RAND()&gt;1/[.D$1]; 0.6+RAND()*0.4; RAND()*0.4)" office:value-type="float" office:value="0.0709264482371509">
            <text:p>0.0709264482</text:p>
          </table:table-cell>
          <table:table-cell table:formula="of:=ROUND(RAND()*9.9+0.1;3)" office:value-type="float" office:value="7.332">
            <text:p>7.332</text:p>
          </table:table-cell>
          <table:table-cell table:formula="of:=[.E82]/[.A82]" office:value-type="float" office:value="38.2260284639551">
            <text:p>38.226028464</text:p>
          </table:table-cell>
          <table:table-cell table:formula="of:=[.F82]/[.B82]" office:value-type="float" office:value="40.5972947822401">
            <text:p>40.5972947822</text:p>
          </table:table-cell>
          <table:table-cell table:formula="of:=[.C82]/[.E82]" office:value-type="float" office:value="0.042587708424222">
            <text:p>0.0425877084</text:p>
          </table:table-cell>
          <table:table-cell table:formula="of:=[.H82]/[.D82]" office:value-type="float" office:value="0.600448908449849">
            <text:p>0.6004489084</text:p>
          </table:table-cell>
          <table:table-cell table:formula="of:=ROUND(RAND()*9.9+0.1;3)" office:value-type="float" office:value="9.252">
            <text:p>9.252</text:p>
          </table:table-cell>
          <table:table-cell table:formula="of:=ROUND(RAND()*9.9+0.1;3)" office:value-type="float" office:value="3.935">
            <text:p>3.935</text:p>
          </table:table-cell>
          <table:table-cell table:formula="of:=IF([.A82]&lt;0.5;&quot;A&quot;;IF([.B82]&lt;0.5;&quot;B&quot;;IF([.C82]&lt;0.5;&quot;C&quot;;IF([.D82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77375429868698">
            <text:p>0.9773754299</text:p>
          </table:table-cell>
          <table:table-cell table:formula="of:=IF(RAND()&gt;1/[.B$1]; 0.6+RAND()*0.4; RAND()*0.4)" office:value-type="float" office:value="0.34827428041026">
            <text:p>0.3482742804</text:p>
          </table:table-cell>
          <table:table-cell table:formula="of:=IF(RAND()&gt;1/[.C$1]; 0.6+RAND()*0.4; RAND()*0.4)" office:value-type="float" office:value="0.00526199145242572">
            <text:p>0.0052619915</text:p>
          </table:table-cell>
          <table:table-cell table:formula="of:=IF(RAND()&gt;1/[.D$1]; 0.6+RAND()*0.4; RAND()*0.4)" office:value-type="float" office:value="0.93174383956939">
            <text:p>0.9317438396</text:p>
          </table:table-cell>
          <table:table-cell table:formula="of:=ROUND(RAND()*9.9+0.1;3)" office:value-type="float" office:value="3.189">
            <text:p>3.189</text:p>
          </table:table-cell>
          <table:table-cell table:formula="of:=[.E83]/[.A83]" office:value-type="float" office:value="3.26281989759904">
            <text:p>3.2628198976</text:p>
          </table:table-cell>
          <table:table-cell table:formula="of:=[.F83]/[.B83]" office:value-type="float" office:value="9.36853532151585">
            <text:p>9.3685353215</text:p>
          </table:table-cell>
          <table:table-cell table:formula="of:=[.C83]/[.E83]" office:value-type="float" office:value="0.00165004435635802">
            <text:p>0.0016500444</text:p>
          </table:table-cell>
          <table:table-cell table:formula="of:=[.H83]/[.D83]" office:value-type="float" office:value="0.00177092059671743">
            <text:p>0.0017709206</text:p>
          </table:table-cell>
          <table:table-cell table:formula="of:=ROUND(RAND()*9.9+0.1;3)" office:value-type="float" office:value="0.484">
            <text:p>0.484</text:p>
          </table:table-cell>
          <table:table-cell table:formula="of:=ROUND(RAND()*9.9+0.1;3)" office:value-type="float" office:value="7.465">
            <text:p>7.465</text:p>
          </table:table-cell>
          <table:table-cell table:formula="of:=IF([.A83]&lt;0.5;&quot;A&quot;;IF([.B83]&lt;0.5;&quot;B&quot;;IF([.C83]&lt;0.5;&quot;C&quot;;IF([.D83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15900576207787">
            <text:p>0.6159005762</text:p>
          </table:table-cell>
          <table:table-cell table:formula="of:=IF(RAND()&gt;1/[.B$1]; 0.6+RAND()*0.4; RAND()*0.4)" office:value-type="float" office:value="0.0767789983190596">
            <text:p>0.0767789983</text:p>
          </table:table-cell>
          <table:table-cell table:formula="of:=IF(RAND()&gt;1/[.C$1]; 0.6+RAND()*0.4; RAND()*0.4)" office:value-type="float" office:value="0.904504746291786">
            <text:p>0.9045047463</text:p>
          </table:table-cell>
          <table:table-cell table:formula="of:=IF(RAND()&gt;1/[.D$1]; 0.6+RAND()*0.4; RAND()*0.4)" office:value-type="float" office:value="0.801301979552954">
            <text:p>0.8013019796</text:p>
          </table:table-cell>
          <table:table-cell table:formula="of:=ROUND(RAND()*9.9+0.1;3)" office:value-type="float" office:value="4.772">
            <text:p>4.772</text:p>
          </table:table-cell>
          <table:table-cell table:formula="of:=[.E84]/[.A84]" office:value-type="float" office:value="7.74800379207644">
            <text:p>7.7480037921</text:p>
          </table:table-cell>
          <table:table-cell table:formula="of:=[.F84]/[.B84]" office:value-type="float" office:value="100.91306166667">
            <text:p>100.9130616667</text:p>
          </table:table-cell>
          <table:table-cell table:formula="of:=[.C84]/[.E84]" office:value-type="float" office:value="0.189544163095513">
            <text:p>0.1895441631</text:p>
          </table:table-cell>
          <table:table-cell table:formula="of:=[.H84]/[.D84]" office:value-type="float" office:value="0.236545232549231">
            <text:p>0.2365452325</text:p>
          </table:table-cell>
          <table:table-cell table:formula="of:=ROUND(RAND()*9.9+0.1;3)" office:value-type="float" office:value="4.78">
            <text:p>4.78</text:p>
          </table:table-cell>
          <table:table-cell table:formula="of:=ROUND(RAND()*9.9+0.1;3)" office:value-type="float" office:value="1.722">
            <text:p>1.722</text:p>
          </table:table-cell>
          <table:table-cell table:formula="of:=IF([.A84]&lt;0.5;&quot;A&quot;;IF([.B84]&lt;0.5;&quot;B&quot;;IF([.C84]&lt;0.5;&quot;C&quot;;IF([.D84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176400726195425">
            <text:p>0.1764007262</text:p>
          </table:table-cell>
          <table:table-cell table:formula="of:=IF(RAND()&gt;1/[.B$1]; 0.6+RAND()*0.4; RAND()*0.4)" office:value-type="float" office:value="0.838684206549078">
            <text:p>0.8386842065</text:p>
          </table:table-cell>
          <table:table-cell table:formula="of:=IF(RAND()&gt;1/[.C$1]; 0.6+RAND()*0.4; RAND()*0.4)" office:value-type="float" office:value="0.0356493534520268">
            <text:p>0.0356493535</text:p>
          </table:table-cell>
          <table:table-cell table:formula="of:=IF(RAND()&gt;1/[.D$1]; 0.6+RAND()*0.4; RAND()*0.4)" office:value-type="float" office:value="0.172040591388941">
            <text:p>0.1720405914</text:p>
          </table:table-cell>
          <table:table-cell table:formula="of:=ROUND(RAND()*9.9+0.1;3)" office:value-type="float" office:value="0.522">
            <text:p>0.522</text:p>
          </table:table-cell>
          <table:table-cell table:formula="of:=[.E85]/[.A85]" office:value-type="float" office:value="2.95917149128799">
            <text:p>2.9591714913</text:p>
          </table:table-cell>
          <table:table-cell table:formula="of:=[.F85]/[.B85]" office:value-type="float" office:value="3.52835008478823">
            <text:p>3.5283500848</text:p>
          </table:table-cell>
          <table:table-cell table:formula="of:=[.C85]/[.E85]" office:value-type="float" office:value="0.0682937805594384">
            <text:p>0.0682937806</text:p>
          </table:table-cell>
          <table:table-cell table:formula="of:=[.H85]/[.D85]" office:value-type="float" office:value="0.396963181817035">
            <text:p>0.3969631818</text:p>
          </table:table-cell>
          <table:table-cell table:formula="of:=ROUND(RAND()*9.9+0.1;3)" office:value-type="float" office:value="4.743">
            <text:p>4.743</text:p>
          </table:table-cell>
          <table:table-cell table:formula="of:=ROUND(RAND()*9.9+0.1;3)" office:value-type="float" office:value="4.239">
            <text:p>4.239</text:p>
          </table:table-cell>
          <table:table-cell table:formula="of:=IF([.A85]&lt;0.5;&quot;A&quot;;IF([.B85]&lt;0.5;&quot;B&quot;;IF([.C85]&lt;0.5;&quot;C&quot;;IF([.D85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32532170787454">
            <text:p>0.7325321708</text:p>
          </table:table-cell>
          <table:table-cell table:formula="of:=IF(RAND()&gt;1/[.B$1]; 0.6+RAND()*0.4; RAND()*0.4)" office:value-type="float" office:value="0.871316223032773">
            <text:p>0.871316223</text:p>
          </table:table-cell>
          <table:table-cell table:formula="of:=IF(RAND()&gt;1/[.C$1]; 0.6+RAND()*0.4; RAND()*0.4)" office:value-type="float" office:value="0.887239974644035">
            <text:p>0.8872399746</text:p>
          </table:table-cell>
          <table:table-cell table:formula="of:=IF(RAND()&gt;1/[.D$1]; 0.6+RAND()*0.4; RAND()*0.4)" office:value-type="float" office:value="0.615687746368349">
            <text:p>0.6156877464</text:p>
          </table:table-cell>
          <table:table-cell table:formula="of:=ROUND(RAND()*9.9+0.1;3)" office:value-type="float" office:value="6.72">
            <text:p>6.72</text:p>
          </table:table-cell>
          <table:table-cell table:formula="of:=[.E86]/[.A86]" office:value-type="float" office:value="9.17365853403567">
            <text:p>9.173658534</text:p>
          </table:table-cell>
          <table:table-cell table:formula="of:=[.F86]/[.B86]" office:value-type="float" office:value="10.528506518684">
            <text:p>10.5285065187</text:p>
          </table:table-cell>
          <table:table-cell table:formula="of:=[.C86]/[.E86]" office:value-type="float" office:value="0.132029758131553">
            <text:p>0.1320297581</text:p>
          </table:table-cell>
          <table:table-cell table:formula="of:=[.H86]/[.D86]" office:value-type="float" office:value="0.214442725083184">
            <text:p>0.2144427251</text:p>
          </table:table-cell>
          <table:table-cell table:formula="of:=ROUND(RAND()*9.9+0.1;3)" office:value-type="float" office:value="9.301">
            <text:p>9.301</text:p>
          </table:table-cell>
          <table:table-cell table:formula="of:=ROUND(RAND()*9.9+0.1;3)" office:value-type="float" office:value="6.526">
            <text:p>6.526</text:p>
          </table:table-cell>
          <table:table-cell table:formula="of:=IF([.A86]&lt;0.5;&quot;A&quot;;IF([.B86]&lt;0.5;&quot;B&quot;;IF([.C86]&lt;0.5;&quot;C&quot;;IF([.D86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242162323743105">
            <text:p>0.2421623237</text:p>
          </table:table-cell>
          <table:table-cell table:formula="of:=IF(RAND()&gt;1/[.B$1]; 0.6+RAND()*0.4; RAND()*0.4)" office:value-type="float" office:value="0.724994866829366">
            <text:p>0.7249948668</text:p>
          </table:table-cell>
          <table:table-cell table:formula="of:=IF(RAND()&gt;1/[.C$1]; 0.6+RAND()*0.4; RAND()*0.4)" office:value-type="float" office:value="0.995107674505562">
            <text:p>0.9951076745</text:p>
          </table:table-cell>
          <table:table-cell table:formula="of:=IF(RAND()&gt;1/[.D$1]; 0.6+RAND()*0.4; RAND()*0.4)" office:value-type="float" office:value="0.649255376495421">
            <text:p>0.6492553765</text:p>
          </table:table-cell>
          <table:table-cell table:formula="of:=ROUND(RAND()*9.9+0.1;3)" office:value-type="float" office:value="0.707">
            <text:p>0.707</text:p>
          </table:table-cell>
          <table:table-cell table:formula="of:=[.E87]/[.A87]" office:value-type="float" office:value="2.91952930196529">
            <text:p>2.919529302</text:p>
          </table:table-cell>
          <table:table-cell table:formula="of:=[.F87]/[.B87]" office:value-type="float" office:value="4.02696548009136">
            <text:p>4.0269654801</text:p>
          </table:table-cell>
          <table:table-cell table:formula="of:=[.C87]/[.E87]" office:value-type="float" office:value="1.40750731896119">
            <text:p>1.407507319</text:p>
          </table:table-cell>
          <table:table-cell table:formula="of:=[.H87]/[.D87]" office:value-type="float" office:value="2.16787934288461">
            <text:p>2.1678793429</text:p>
          </table:table-cell>
          <table:table-cell table:formula="of:=ROUND(RAND()*9.9+0.1;3)" office:value-type="float" office:value="4.62">
            <text:p>4.62</text:p>
          </table:table-cell>
          <table:table-cell table:formula="of:=ROUND(RAND()*9.9+0.1;3)" office:value-type="float" office:value="0.341">
            <text:p>0.341</text:p>
          </table:table-cell>
          <table:table-cell table:formula="of:=IF([.A87]&lt;0.5;&quot;A&quot;;IF([.B87]&lt;0.5;&quot;B&quot;;IF([.C87]&lt;0.5;&quot;C&quot;;IF([.D87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40328866429627">
            <text:p>0.3403288664</text:p>
          </table:table-cell>
          <table:table-cell table:formula="of:=IF(RAND()&gt;1/[.B$1]; 0.6+RAND()*0.4; RAND()*0.4)" office:value-type="float" office:value="0.916382240597159">
            <text:p>0.9163822406</text:p>
          </table:table-cell>
          <table:table-cell table:formula="of:=IF(RAND()&gt;1/[.C$1]; 0.6+RAND()*0.4; RAND()*0.4)" office:value-type="float" office:value="0.3830860119313">
            <text:p>0.3830860119</text:p>
          </table:table-cell>
          <table:table-cell table:formula="of:=IF(RAND()&gt;1/[.D$1]; 0.6+RAND()*0.4; RAND()*0.4)" office:value-type="float" office:value="0.939310681819916">
            <text:p>0.9393106818</text:p>
          </table:table-cell>
          <table:table-cell table:formula="of:=ROUND(RAND()*9.9+0.1;3)" office:value-type="float" office:value="5.091">
            <text:p>5.091</text:p>
          </table:table-cell>
          <table:table-cell table:formula="of:=[.E88]/[.A88]" office:value-type="float" office:value="14.9590601978887">
            <text:p>14.9590601979</text:p>
          </table:table-cell>
          <table:table-cell table:formula="of:=[.F88]/[.B88]" office:value-type="float" office:value="16.3240398331384">
            <text:p>16.3240398331</text:p>
          </table:table-cell>
          <table:table-cell table:formula="of:=[.C88]/[.E88]" office:value-type="float" office:value="0.0752476943491063">
            <text:p>0.0752476943</text:p>
          </table:table-cell>
          <table:table-cell table:formula="of:=[.H88]/[.D88]" office:value-type="float" office:value="0.0801094843330364">
            <text:p>0.0801094843</text:p>
          </table:table-cell>
          <table:table-cell table:formula="of:=ROUND(RAND()*9.9+0.1;3)" office:value-type="float" office:value="5.635">
            <text:p>5.635</text:p>
          </table:table-cell>
          <table:table-cell table:formula="of:=ROUND(RAND()*9.9+0.1;3)" office:value-type="float" office:value="1.052">
            <text:p>1.052</text:p>
          </table:table-cell>
          <table:table-cell table:formula="of:=IF([.A88]&lt;0.5;&quot;A&quot;;IF([.B88]&lt;0.5;&quot;B&quot;;IF([.C88]&lt;0.5;&quot;C&quot;;IF([.D88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091897088103">
            <text:p>0.6091897088</text:p>
          </table:table-cell>
          <table:table-cell table:formula="of:=IF(RAND()&gt;1/[.B$1]; 0.6+RAND()*0.4; RAND()*0.4)" office:value-type="float" office:value="0.292724472749978">
            <text:p>0.2927244727</text:p>
          </table:table-cell>
          <table:table-cell table:formula="of:=IF(RAND()&gt;1/[.C$1]; 0.6+RAND()*0.4; RAND()*0.4)" office:value-type="float" office:value="0.901303574349731">
            <text:p>0.9013035743</text:p>
          </table:table-cell>
          <table:table-cell table:formula="of:=IF(RAND()&gt;1/[.D$1]; 0.6+RAND()*0.4; RAND()*0.4)" office:value-type="float" office:value="0.107896558940411">
            <text:p>0.1078965589</text:p>
          </table:table-cell>
          <table:table-cell table:formula="of:=ROUND(RAND()*9.9+0.1;3)" office:value-type="float" office:value="0.51">
            <text:p>0.51</text:p>
          </table:table-cell>
          <table:table-cell table:formula="of:=[.E89]/[.A89]" office:value-type="float" office:value="0.837177635511917">
            <text:p>0.8371776355</text:p>
          </table:table-cell>
          <table:table-cell table:formula="of:=[.F89]/[.B89]" office:value-type="float" office:value="2.85995095540565">
            <text:p>2.8599509554</text:p>
          </table:table-cell>
          <table:table-cell table:formula="of:=[.C89]/[.E89]" office:value-type="float" office:value="1.76726191048967">
            <text:p>1.7672619105</text:p>
          </table:table-cell>
          <table:table-cell table:formula="of:=[.H89]/[.D89]" office:value-type="float" office:value="16.3792240257235">
            <text:p>16.3792240257</text:p>
          </table:table-cell>
          <table:table-cell table:formula="of:=ROUND(RAND()*9.9+0.1;3)" office:value-type="float" office:value="4.371">
            <text:p>4.371</text:p>
          </table:table-cell>
          <table:table-cell table:formula="of:=ROUND(RAND()*9.9+0.1;3)" office:value-type="float" office:value="4.811">
            <text:p>4.811</text:p>
          </table:table-cell>
          <table:table-cell table:formula="of:=IF([.A89]&lt;0.5;&quot;A&quot;;IF([.B89]&lt;0.5;&quot;B&quot;;IF([.C89]&lt;0.5;&quot;C&quot;;IF([.D89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36640155129135">
            <text:p>0.9366401551</text:p>
          </table:table-cell>
          <table:table-cell table:formula="of:=IF(RAND()&gt;1/[.B$1]; 0.6+RAND()*0.4; RAND()*0.4)" office:value-type="float" office:value="0.678035849612206">
            <text:p>0.6780358496</text:p>
          </table:table-cell>
          <table:table-cell table:formula="of:=IF(RAND()&gt;1/[.C$1]; 0.6+RAND()*0.4; RAND()*0.4)" office:value-type="float" office:value="0.899768655281514">
            <text:p>0.8997686553</text:p>
          </table:table-cell>
          <table:table-cell table:formula="of:=IF(RAND()&gt;1/[.D$1]; 0.6+RAND()*0.4; RAND()*0.4)" office:value-type="float" office:value="0.989873562008143">
            <text:p>0.989873562</text:p>
          </table:table-cell>
          <table:table-cell table:formula="of:=ROUND(RAND()*9.9+0.1;3)" office:value-type="float" office:value="6.968">
            <text:p>6.968</text:p>
          </table:table-cell>
          <table:table-cell table:formula="of:=[.E90]/[.A90]" office:value-type="float" office:value="7.43935647200533">
            <text:p>7.439356472</text:p>
          </table:table-cell>
          <table:table-cell table:formula="of:=[.F90]/[.B90]" office:value-type="float" office:value="10.9719220248607">
            <text:p>10.9719220249</text:p>
          </table:table-cell>
          <table:table-cell table:formula="of:=[.C90]/[.E90]" office:value-type="float" office:value="0.129128681871629">
            <text:p>0.1291286819</text:p>
          </table:table-cell>
          <table:table-cell table:formula="of:=[.H90]/[.D90]" office:value-type="float" office:value="0.130449672390146">
            <text:p>0.1304496724</text:p>
          </table:table-cell>
          <table:table-cell table:formula="of:=ROUND(RAND()*9.9+0.1;3)" office:value-type="float" office:value="6.551">
            <text:p>6.551</text:p>
          </table:table-cell>
          <table:table-cell table:formula="of:=ROUND(RAND()*9.9+0.1;3)" office:value-type="float" office:value="7.599">
            <text:p>7.599</text:p>
          </table:table-cell>
          <table:table-cell table:formula="of:=IF([.A90]&lt;0.5;&quot;A&quot;;IF([.B90]&lt;0.5;&quot;B&quot;;IF([.C90]&lt;0.5;&quot;C&quot;;IF([.D90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00059084314853">
            <text:p>0.9000590843</text:p>
          </table:table-cell>
          <table:table-cell table:formula="of:=IF(RAND()&gt;1/[.B$1]; 0.6+RAND()*0.4; RAND()*0.4)" office:value-type="float" office:value="0.842755270842463">
            <text:p>0.8427552708</text:p>
          </table:table-cell>
          <table:table-cell table:formula="of:=IF(RAND()&gt;1/[.C$1]; 0.6+RAND()*0.4; RAND()*0.4)" office:value-type="float" office:value="0.0955021357163787">
            <text:p>0.0955021357</text:p>
          </table:table-cell>
          <table:table-cell table:formula="of:=IF(RAND()&gt;1/[.D$1]; 0.6+RAND()*0.4; RAND()*0.4)" office:value-type="float" office:value="0.821219146810472">
            <text:p>0.8212191468</text:p>
          </table:table-cell>
          <table:table-cell table:formula="of:=ROUND(RAND()*9.9+0.1;3)" office:value-type="float" office:value="3.619">
            <text:p>3.619</text:p>
          </table:table-cell>
          <table:table-cell table:formula="of:=[.E91]/[.A91]" office:value-type="float" office:value="4.02084714555697">
            <text:p>4.0208471456</text:p>
          </table:table-cell>
          <table:table-cell table:formula="of:=[.F91]/[.B91]" office:value-type="float" office:value="4.77107326963084">
            <text:p>4.7710732696</text:p>
          </table:table-cell>
          <table:table-cell table:formula="of:=[.C91]/[.E91]" office:value-type="float" office:value="0.0263890952518316">
            <text:p>0.0263890953</text:p>
          </table:table-cell>
          <table:table-cell table:formula="of:=[.H91]/[.D91]" office:value-type="float" office:value="0.0321340477195692">
            <text:p>0.0321340477</text:p>
          </table:table-cell>
          <table:table-cell table:formula="of:=ROUND(RAND()*9.9+0.1;3)" office:value-type="float" office:value="1.049">
            <text:p>1.049</text:p>
          </table:table-cell>
          <table:table-cell table:formula="of:=ROUND(RAND()*9.9+0.1;3)" office:value-type="float" office:value="7.911">
            <text:p>7.911</text:p>
          </table:table-cell>
          <table:table-cell table:formula="of:=IF([.A91]&lt;0.5;&quot;A&quot;;IF([.B91]&lt;0.5;&quot;B&quot;;IF([.C91]&lt;0.5;&quot;C&quot;;IF([.D91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56936784461141">
            <text:p>0.8569367845</text:p>
          </table:table-cell>
          <table:table-cell table:formula="of:=IF(RAND()&gt;1/[.B$1]; 0.6+RAND()*0.4; RAND()*0.4)" office:value-type="float" office:value="0.935893162805587">
            <text:p>0.9358931628</text:p>
          </table:table-cell>
          <table:table-cell table:formula="of:=IF(RAND()&gt;1/[.C$1]; 0.6+RAND()*0.4; RAND()*0.4)" office:value-type="float" office:value="0.335162778757513">
            <text:p>0.3351627788</text:p>
          </table:table-cell>
          <table:table-cell table:formula="of:=IF(RAND()&gt;1/[.D$1]; 0.6+RAND()*0.4; RAND()*0.4)" office:value-type="float" office:value="0.195469361823052">
            <text:p>0.1954693618</text:p>
          </table:table-cell>
          <table:table-cell table:formula="of:=ROUND(RAND()*9.9+0.1;3)" office:value-type="float" office:value="1.746">
            <text:p>1.746</text:p>
          </table:table-cell>
          <table:table-cell table:formula="of:=[.E92]/[.A92]" office:value-type="float" office:value="2.0374898494968">
            <text:p>2.0374898495</text:p>
          </table:table-cell>
          <table:table-cell table:formula="of:=[.F92]/[.B92]" office:value-type="float" office:value="2.17705388870337">
            <text:p>2.1770538887</text:p>
          </table:table-cell>
          <table:table-cell table:formula="of:=[.C92]/[.E92]" office:value-type="float" office:value="0.191960354385746">
            <text:p>0.1919603544</text:p>
          </table:table-cell>
          <table:table-cell table:formula="of:=[.H92]/[.D92]" office:value-type="float" office:value="0.982048299515693">
            <text:p>0.9820482995</text:p>
          </table:table-cell>
          <table:table-cell table:formula="of:=ROUND(RAND()*9.9+0.1;3)" office:value-type="float" office:value="6.177">
            <text:p>6.177</text:p>
          </table:table-cell>
          <table:table-cell table:formula="of:=ROUND(RAND()*9.9+0.1;3)" office:value-type="float" office:value="9.695">
            <text:p>9.695</text:p>
          </table:table-cell>
          <table:table-cell table:formula="of:=IF([.A92]&lt;0.5;&quot;A&quot;;IF([.B92]&lt;0.5;&quot;B&quot;;IF([.C92]&lt;0.5;&quot;C&quot;;IF([.D92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3030916787684">
            <text:p>0.7303091679</text:p>
          </table:table-cell>
          <table:table-cell table:formula="of:=IF(RAND()&gt;1/[.B$1]; 0.6+RAND()*0.4; RAND()*0.4)" office:value-type="float" office:value="0.878230133652687">
            <text:p>0.8782301337</text:p>
          </table:table-cell>
          <table:table-cell table:formula="of:=IF(RAND()&gt;1/[.C$1]; 0.6+RAND()*0.4; RAND()*0.4)" office:value-type="float" office:value="0.320072056166828">
            <text:p>0.3200720562</text:p>
          </table:table-cell>
          <table:table-cell table:formula="of:=IF(RAND()&gt;1/[.D$1]; 0.6+RAND()*0.4; RAND()*0.4)" office:value-type="float" office:value="0.614253499824554">
            <text:p>0.6142534998</text:p>
          </table:table-cell>
          <table:table-cell table:formula="of:=ROUND(RAND()*9.9+0.1;3)" office:value-type="float" office:value="7.235">
            <text:p>7.235</text:p>
          </table:table-cell>
          <table:table-cell table:formula="of:=[.E93]/[.A93]" office:value-type="float" office:value="9.90676321513756">
            <text:p>9.9067632151</text:p>
          </table:table-cell>
          <table:table-cell table:formula="of:=[.F93]/[.B93]" office:value-type="float" office:value="11.2803726899394">
            <text:p>11.2803726899</text:p>
          </table:table-cell>
          <table:table-cell table:formula="of:=[.C93]/[.E93]" office:value-type="float" office:value="0.0442393996084074">
            <text:p>0.0442393996</text:p>
          </table:table-cell>
          <table:table-cell table:formula="of:=[.H93]/[.D93]" office:value-type="float" office:value="0.0720214042265014">
            <text:p>0.0720214042</text:p>
          </table:table-cell>
          <table:table-cell table:formula="of:=ROUND(RAND()*9.9+0.1;3)" office:value-type="float" office:value="5.278">
            <text:p>5.278</text:p>
          </table:table-cell>
          <table:table-cell table:formula="of:=ROUND(RAND()*9.9+0.1;3)" office:value-type="float" office:value="7.902">
            <text:p>7.902</text:p>
          </table:table-cell>
          <table:table-cell table:formula="of:=IF([.A93]&lt;0.5;&quot;A&quot;;IF([.B93]&lt;0.5;&quot;B&quot;;IF([.C93]&lt;0.5;&quot;C&quot;;IF([.D93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07037917617709">
            <text:p>0.6070379176</text:p>
          </table:table-cell>
          <table:table-cell table:formula="of:=IF(RAND()&gt;1/[.B$1]; 0.6+RAND()*0.4; RAND()*0.4)" office:value-type="float" office:value="0.325517185404897">
            <text:p>0.3255171854</text:p>
          </table:table-cell>
          <table:table-cell table:formula="of:=IF(RAND()&gt;1/[.C$1]; 0.6+RAND()*0.4; RAND()*0.4)" office:value-type="float" office:value="0.840533910226077">
            <text:p>0.8405339102</text:p>
          </table:table-cell>
          <table:table-cell table:formula="of:=IF(RAND()&gt;1/[.D$1]; 0.6+RAND()*0.4; RAND()*0.4)" office:value-type="float" office:value="0.665802429523319">
            <text:p>0.6658024295</text:p>
          </table:table-cell>
          <table:table-cell table:formula="of:=ROUND(RAND()*9.9+0.1;3)" office:value-type="float" office:value="1.426">
            <text:p>1.426</text:p>
          </table:table-cell>
          <table:table-cell table:formula="of:=[.E94]/[.A94]" office:value-type="float" office:value="2.34911190654493">
            <text:p>2.3491119065</text:p>
          </table:table-cell>
          <table:table-cell table:formula="of:=[.F94]/[.B94]" office:value-type="float" office:value="7.21655264874256">
            <text:p>7.2165526487</text:p>
          </table:table-cell>
          <table:table-cell table:formula="of:=[.C94]/[.E94]" office:value-type="float" office:value="0.58943471965363">
            <text:p>0.5894347197</text:p>
          </table:table-cell>
          <table:table-cell table:formula="of:=[.H94]/[.D94]" office:value-type="float" office:value="0.885299742861611">
            <text:p>0.8852997429</text:p>
          </table:table-cell>
          <table:table-cell table:formula="of:=ROUND(RAND()*9.9+0.1;3)" office:value-type="float" office:value="7.496">
            <text:p>7.496</text:p>
          </table:table-cell>
          <table:table-cell table:formula="of:=ROUND(RAND()*9.9+0.1;3)" office:value-type="float" office:value="5.924">
            <text:p>5.924</text:p>
          </table:table-cell>
          <table:table-cell table:formula="of:=IF([.A94]&lt;0.5;&quot;A&quot;;IF([.B94]&lt;0.5;&quot;B&quot;;IF([.C94]&lt;0.5;&quot;C&quot;;IF([.D94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20145474560559">
            <text:p>0.6201454746</text:p>
          </table:table-cell>
          <table:table-cell table:formula="of:=IF(RAND()&gt;1/[.B$1]; 0.6+RAND()*0.4; RAND()*0.4)" office:value-type="float" office:value="0.991775985714048">
            <text:p>0.9917759857</text:p>
          </table:table-cell>
          <table:table-cell table:formula="of:=IF(RAND()&gt;1/[.C$1]; 0.6+RAND()*0.4; RAND()*0.4)" office:value-type="float" office:value="0.0706527224741876">
            <text:p>0.0706527225</text:p>
          </table:table-cell>
          <table:table-cell table:formula="of:=IF(RAND()&gt;1/[.D$1]; 0.6+RAND()*0.4; RAND()*0.4)" office:value-type="float" office:value="0.290368623379618">
            <text:p>0.2903686234</text:p>
          </table:table-cell>
          <table:table-cell table:formula="of:=ROUND(RAND()*9.9+0.1;3)" office:value-type="float" office:value="1.264">
            <text:p>1.264</text:p>
          </table:table-cell>
          <table:table-cell table:formula="of:=[.E95]/[.A95]" office:value-type="float" office:value="2.03823143415774">
            <text:p>2.0382314342</text:p>
          </table:table-cell>
          <table:table-cell table:formula="of:=[.F95]/[.B95]" office:value-type="float" office:value="2.05513287629189">
            <text:p>2.0551328763</text:p>
          </table:table-cell>
          <table:table-cell table:formula="of:=[.C95]/[.E95]" office:value-type="float" office:value="0.0558961411979332">
            <text:p>0.0558961412</text:p>
          </table:table-cell>
          <table:table-cell table:formula="of:=[.H95]/[.D95]" office:value-type="float" office:value="0.192500624025264">
            <text:p>0.192500624</text:p>
          </table:table-cell>
          <table:table-cell table:formula="of:=ROUND(RAND()*9.9+0.1;3)" office:value-type="float" office:value="5.745">
            <text:p>5.745</text:p>
          </table:table-cell>
          <table:table-cell table:formula="of:=ROUND(RAND()*9.9+0.1;3)" office:value-type="float" office:value="9.877">
            <text:p>9.877</text:p>
          </table:table-cell>
          <table:table-cell table:formula="of:=IF([.A95]&lt;0.5;&quot;A&quot;;IF([.B95]&lt;0.5;&quot;B&quot;;IF([.C95]&lt;0.5;&quot;C&quot;;IF([.D95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80340431444347">
            <text:p>0.8803404314</text:p>
          </table:table-cell>
          <table:table-cell table:formula="of:=IF(RAND()&gt;1/[.B$1]; 0.6+RAND()*0.4; RAND()*0.4)" office:value-type="float" office:value="0.881395443249494">
            <text:p>0.8813954432</text:p>
          </table:table-cell>
          <table:table-cell table:formula="of:=IF(RAND()&gt;1/[.C$1]; 0.6+RAND()*0.4; RAND()*0.4)" office:value-type="float" office:value="0.241204579826444">
            <text:p>0.2412045798</text:p>
          </table:table-cell>
          <table:table-cell table:formula="of:=IF(RAND()&gt;1/[.D$1]; 0.6+RAND()*0.4; RAND()*0.4)" office:value-type="float" office:value="0.329878556728363">
            <text:p>0.3298785567</text:p>
          </table:table-cell>
          <table:table-cell table:formula="of:=ROUND(RAND()*9.9+0.1;3)" office:value-type="float" office:value="1.658">
            <text:p>1.658</text:p>
          </table:table-cell>
          <table:table-cell table:formula="of:=[.E96]/[.A96]" office:value-type="float" office:value="1.88336232300472">
            <text:p>1.883362323</text:p>
          </table:table-cell>
          <table:table-cell table:formula="of:=[.F96]/[.B96]" office:value-type="float" office:value="2.13679607425835">
            <text:p>2.1367960743</text:p>
          </table:table-cell>
          <table:table-cell table:formula="of:=[.C96]/[.E96]" office:value-type="float" office:value="0.145479239943573">
            <text:p>0.1454792399</text:p>
          </table:table-cell>
          <table:table-cell table:formula="of:=[.H96]/[.D96]" office:value-type="float" office:value="0.441008477138959">
            <text:p>0.4410084771</text:p>
          </table:table-cell>
          <table:table-cell table:formula="of:=ROUND(RAND()*9.9+0.1;3)" office:value-type="float" office:value="3.695">
            <text:p>3.695</text:p>
          </table:table-cell>
          <table:table-cell table:formula="of:=ROUND(RAND()*9.9+0.1;3)" office:value-type="float" office:value="5.315">
            <text:p>5.315</text:p>
          </table:table-cell>
          <table:table-cell table:formula="of:=IF([.A96]&lt;0.5;&quot;A&quot;;IF([.B96]&lt;0.5;&quot;B&quot;;IF([.C96]&lt;0.5;&quot;C&quot;;IF([.D96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65674760099501">
            <text:p>0.9656747601</text:p>
          </table:table-cell>
          <table:table-cell table:formula="of:=IF(RAND()&gt;1/[.B$1]; 0.6+RAND()*0.4; RAND()*0.4)" office:value-type="float" office:value="0.771460447181016">
            <text:p>0.7714604472</text:p>
          </table:table-cell>
          <table:table-cell table:formula="of:=IF(RAND()&gt;1/[.C$1]; 0.6+RAND()*0.4; RAND()*0.4)" office:value-type="float" office:value="0.358179405331612">
            <text:p>0.3581794053</text:p>
          </table:table-cell>
          <table:table-cell table:formula="of:=IF(RAND()&gt;1/[.D$1]; 0.6+RAND()*0.4; RAND()*0.4)" office:value-type="float" office:value="0.618338693957776">
            <text:p>0.618338694</text:p>
          </table:table-cell>
          <table:table-cell table:formula="of:=ROUND(RAND()*9.9+0.1;3)" office:value-type="float" office:value="4.874">
            <text:p>4.874</text:p>
          </table:table-cell>
          <table:table-cell table:formula="of:=[.E97]/[.A97]" office:value-type="float" office:value="5.04724799838177">
            <text:p>5.0472479984</text:p>
          </table:table-cell>
          <table:table-cell table:formula="of:=[.F97]/[.B97]" office:value-type="float" office:value="6.54245854965715">
            <text:p>6.5424585497</text:p>
          </table:table-cell>
          <table:table-cell table:formula="of:=[.C97]/[.E97]" office:value-type="float" office:value="0.0734877729445243">
            <text:p>0.0734877729</text:p>
          </table:table-cell>
          <table:table-cell table:formula="of:=[.H97]/[.D97]" office:value-type="float" office:value="0.118847119972638">
            <text:p>0.11884712</text:p>
          </table:table-cell>
          <table:table-cell table:formula="of:=ROUND(RAND()*9.9+0.1;3)" office:value-type="float" office:value="5.283">
            <text:p>5.283</text:p>
          </table:table-cell>
          <table:table-cell table:formula="of:=ROUND(RAND()*9.9+0.1;3)" office:value-type="float" office:value="4.652">
            <text:p>4.652</text:p>
          </table:table-cell>
          <table:table-cell table:formula="of:=IF([.A97]&lt;0.5;&quot;A&quot;;IF([.B97]&lt;0.5;&quot;B&quot;;IF([.C97]&lt;0.5;&quot;C&quot;;IF([.D97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14381759148091">
            <text:p>0.7143817591</text:p>
          </table:table-cell>
          <table:table-cell table:formula="of:=IF(RAND()&gt;1/[.B$1]; 0.6+RAND()*0.4; RAND()*0.4)" office:value-type="float" office:value="0.916462327260524">
            <text:p>0.9164623273</text:p>
          </table:table-cell>
          <table:table-cell table:formula="of:=IF(RAND()&gt;1/[.C$1]; 0.6+RAND()*0.4; RAND()*0.4)" office:value-type="float" office:value="0.831283373758197">
            <text:p>0.8312833738</text:p>
          </table:table-cell>
          <table:table-cell table:formula="of:=IF(RAND()&gt;1/[.D$1]; 0.6+RAND()*0.4; RAND()*0.4)" office:value-type="float" office:value="0.830177093949169">
            <text:p>0.8301770939</text:p>
          </table:table-cell>
          <table:table-cell table:formula="of:=ROUND(RAND()*9.9+0.1;3)" office:value-type="float" office:value="3.427">
            <text:p>3.427</text:p>
          </table:table-cell>
          <table:table-cell table:formula="of:=[.E98]/[.A98]" office:value-type="float" office:value="4.79715496107675">
            <text:p>4.7971549611</text:p>
          </table:table-cell>
          <table:table-cell table:formula="of:=[.F98]/[.B98]" office:value-type="float" office:value="5.23442679353371">
            <text:p>5.2344267935</text:p>
          </table:table-cell>
          <table:table-cell table:formula="of:=[.C98]/[.E98]" office:value-type="float" office:value="0.242568828059001">
            <text:p>0.2425688281</text:p>
          </table:table-cell>
          <table:table-cell table:formula="of:=[.H98]/[.D98]" office:value-type="float" office:value="0.292189256758575">
            <text:p>0.2921892568</text:p>
          </table:table-cell>
          <table:table-cell table:formula="of:=ROUND(RAND()*9.9+0.1;3)" office:value-type="float" office:value="8.406">
            <text:p>8.406</text:p>
          </table:table-cell>
          <table:table-cell table:formula="of:=ROUND(RAND()*9.9+0.1;3)" office:value-type="float" office:value="2.873">
            <text:p>2.873</text:p>
          </table:table-cell>
          <table:table-cell table:formula="of:=IF([.A98]&lt;0.5;&quot;A&quot;;IF([.B98]&lt;0.5;&quot;B&quot;;IF([.C98]&lt;0.5;&quot;C&quot;;IF([.D98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18115697335452">
            <text:p>0.8181156973</text:p>
          </table:table-cell>
          <table:table-cell table:formula="of:=IF(RAND()&gt;1/[.B$1]; 0.6+RAND()*0.4; RAND()*0.4)" office:value-type="float" office:value="0.667068648897111">
            <text:p>0.6670686489</text:p>
          </table:table-cell>
          <table:table-cell table:formula="of:=IF(RAND()&gt;1/[.C$1]; 0.6+RAND()*0.4; RAND()*0.4)" office:value-type="float" office:value="0.804062879271805">
            <text:p>0.8040628793</text:p>
          </table:table-cell>
          <table:table-cell table:formula="of:=IF(RAND()&gt;1/[.D$1]; 0.6+RAND()*0.4; RAND()*0.4)" office:value-type="float" office:value="0.196012416388839">
            <text:p>0.1960124164</text:p>
          </table:table-cell>
          <table:table-cell table:formula="of:=ROUND(RAND()*9.9+0.1;3)" office:value-type="float" office:value="1.779">
            <text:p>1.779</text:p>
          </table:table-cell>
          <table:table-cell table:formula="of:=[.E99]/[.A99]" office:value-type="float" office:value="2.17450906490865">
            <text:p>2.1745090649</text:p>
          </table:table-cell>
          <table:table-cell table:formula="of:=[.F99]/[.B99]" office:value-type="float" office:value="3.25979802604101">
            <text:p>3.259798026</text:p>
          </table:table-cell>
          <table:table-cell table:formula="of:=[.C99]/[.E99]" office:value-type="float" office:value="0.451974637027434">
            <text:p>0.451974637</text:p>
          </table:table-cell>
          <table:table-cell table:formula="of:=[.H99]/[.D99]" office:value-type="float" office:value="2.30584697313679">
            <text:p>2.3058469731</text:p>
          </table:table-cell>
          <table:table-cell table:formula="of:=ROUND(RAND()*9.9+0.1;3)" office:value-type="float" office:value="6.263">
            <text:p>6.263</text:p>
          </table:table-cell>
          <table:table-cell table:formula="of:=ROUND(RAND()*9.9+0.1;3)" office:value-type="float" office:value="7.15">
            <text:p>7.15</text:p>
          </table:table-cell>
          <table:table-cell table:formula="of:=IF([.A99]&lt;0.5;&quot;A&quot;;IF([.B99]&lt;0.5;&quot;B&quot;;IF([.C99]&lt;0.5;&quot;C&quot;;IF([.D99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79195899516344">
            <text:p>0.9791958995</text:p>
          </table:table-cell>
          <table:table-cell table:formula="of:=IF(RAND()&gt;1/[.B$1]; 0.6+RAND()*0.4; RAND()*0.4)" office:value-type="float" office:value="0.952620570827276">
            <text:p>0.9526205708</text:p>
          </table:table-cell>
          <table:table-cell table:formula="of:=IF(RAND()&gt;1/[.C$1]; 0.6+RAND()*0.4; RAND()*0.4)" office:value-type="float" office:value="0.607214669045061">
            <text:p>0.607214669</text:p>
          </table:table-cell>
          <table:table-cell table:formula="of:=IF(RAND()&gt;1/[.D$1]; 0.6+RAND()*0.4; RAND()*0.4)" office:value-type="float" office:value="0.891348378732801">
            <text:p>0.8913483787</text:p>
          </table:table-cell>
          <table:table-cell table:formula="of:=ROUND(RAND()*9.9+0.1;3)" office:value-type="float" office:value="2.026">
            <text:p>2.026</text:p>
          </table:table-cell>
          <table:table-cell table:formula="of:=[.E100]/[.A100]" office:value-type="float" office:value="2.0690446120135">
            <text:p>2.069044612</text:p>
          </table:table-cell>
          <table:table-cell table:formula="of:=[.F100]/[.B100]" office:value-type="float" office:value="2.17195038126953">
            <text:p>2.1719503813</text:p>
          </table:table-cell>
          <table:table-cell table:formula="of:=[.C100]/[.E100]" office:value-type="float" office:value="0.299711090348006">
            <text:p>0.2997110903</text:p>
          </table:table-cell>
          <table:table-cell table:formula="of:=[.H100]/[.D100]" office:value-type="float" office:value="0.336244612655374">
            <text:p>0.3362446127</text:p>
          </table:table-cell>
          <table:table-cell table:formula="of:=ROUND(RAND()*9.9+0.1;3)" office:value-type="float" office:value="4.437">
            <text:p>4.437</text:p>
          </table:table-cell>
          <table:table-cell table:formula="of:=ROUND(RAND()*9.9+0.1;3)" office:value-type="float" office:value="3.962">
            <text:p>3.962</text:p>
          </table:table-cell>
          <table:table-cell table:formula="of:=IF([.A100]&lt;0.5;&quot;A&quot;;IF([.B100]&lt;0.5;&quot;B&quot;;IF([.C100]&lt;0.5;&quot;C&quot;;IF([.D100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174397434201092">
            <text:p>0.1743974342</text:p>
          </table:table-cell>
          <table:table-cell table:formula="of:=IF(RAND()&gt;1/[.B$1]; 0.6+RAND()*0.4; RAND()*0.4)" office:value-type="float" office:value="0.75138269001618">
            <text:p>0.75138269</text:p>
          </table:table-cell>
          <table:table-cell table:formula="of:=IF(RAND()&gt;1/[.C$1]; 0.6+RAND()*0.4; RAND()*0.4)" office:value-type="float" office:value="0.765428418107331">
            <text:p>0.7654284181</text:p>
          </table:table-cell>
          <table:table-cell table:formula="of:=IF(RAND()&gt;1/[.D$1]; 0.6+RAND()*0.4; RAND()*0.4)" office:value-type="float" office:value="0.909753694292158">
            <text:p>0.9097536943</text:p>
          </table:table-cell>
          <table:table-cell table:formula="of:=ROUND(RAND()*9.9+0.1;3)" office:value-type="float" office:value="3.449">
            <text:p>3.449</text:p>
          </table:table-cell>
          <table:table-cell table:formula="of:=[.E101]/[.A101]" office:value-type="float" office:value="19.7766671040761">
            <text:p>19.7766671041</text:p>
          </table:table-cell>
          <table:table-cell table:formula="of:=[.F101]/[.B101]" office:value-type="float" office:value="26.3203655964582">
            <text:p>26.3203655965</text:p>
          </table:table-cell>
          <table:table-cell table:formula="of:=[.C101]/[.E101]" office:value-type="float" office:value="0.221927636447472">
            <text:p>0.2219276364</text:p>
          </table:table-cell>
          <table:table-cell table:formula="of:=[.H101]/[.D101]" office:value-type="float" office:value="0.243942550428602">
            <text:p>0.2439425504</text:p>
          </table:table-cell>
          <table:table-cell table:formula="of:=ROUND(RAND()*9.9+0.1;3)" office:value-type="float" office:value="0.57">
            <text:p>0.57</text:p>
          </table:table-cell>
          <table:table-cell table:formula="of:=ROUND(RAND()*9.9+0.1;3)" office:value-type="float" office:value="3.994">
            <text:p>3.994</text:p>
          </table:table-cell>
          <table:table-cell table:formula="of:=IF([.A101]&lt;0.5;&quot;A&quot;;IF([.B101]&lt;0.5;&quot;B&quot;;IF([.C101]&lt;0.5;&quot;C&quot;;IF([.D101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91075224522501">
            <text:p>0.8910752245</text:p>
          </table:table-cell>
          <table:table-cell table:formula="of:=IF(RAND()&gt;1/[.B$1]; 0.6+RAND()*0.4; RAND()*0.4)" office:value-type="float" office:value="0.859403007198125">
            <text:p>0.8594030072</text:p>
          </table:table-cell>
          <table:table-cell table:formula="of:=IF(RAND()&gt;1/[.C$1]; 0.6+RAND()*0.4; RAND()*0.4)" office:value-type="float" office:value="0.178108671493828">
            <text:p>0.1781086715</text:p>
          </table:table-cell>
          <table:table-cell table:formula="of:=IF(RAND()&gt;1/[.D$1]; 0.6+RAND()*0.4; RAND()*0.4)" office:value-type="float" office:value="0.965335198026151">
            <text:p>0.965335198</text:p>
          </table:table-cell>
          <table:table-cell table:formula="of:=ROUND(RAND()*9.9+0.1;3)" office:value-type="float" office:value="0.402">
            <text:p>0.402</text:p>
          </table:table-cell>
          <table:table-cell table:formula="of:=[.E102]/[.A102]" office:value-type="float" office:value="0.451140362717883">
            <text:p>0.4511403627</text:p>
          </table:table-cell>
          <table:table-cell table:formula="of:=[.F102]/[.B102]" office:value-type="float" office:value="0.524946223063282">
            <text:p>0.5249462231</text:p>
          </table:table-cell>
          <table:table-cell table:formula="of:=[.C102]/[.E102]" office:value-type="float" office:value="0.443056396750817">
            <text:p>0.4430563968</text:p>
          </table:table-cell>
          <table:table-cell table:formula="of:=[.H102]/[.D102]" office:value-type="float" office:value="0.458966375261927">
            <text:p>0.4589663753</text:p>
          </table:table-cell>
          <table:table-cell table:formula="of:=ROUND(RAND()*9.9+0.1;3)" office:value-type="float" office:value="4.329">
            <text:p>4.329</text:p>
          </table:table-cell>
          <table:table-cell table:formula="of:=ROUND(RAND()*9.9+0.1;3)" office:value-type="float" office:value="0.476">
            <text:p>0.476</text:p>
          </table:table-cell>
          <table:table-cell table:formula="of:=IF([.A102]&lt;0.5;&quot;A&quot;;IF([.B102]&lt;0.5;&quot;B&quot;;IF([.C102]&lt;0.5;&quot;C&quot;;IF([.D102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52773066982627">
            <text:p>0.652773067</text:p>
          </table:table-cell>
          <table:table-cell table:formula="of:=IF(RAND()&gt;1/[.B$1]; 0.6+RAND()*0.4; RAND()*0.4)" office:value-type="float" office:value="0.733956453017891">
            <text:p>0.733956453</text:p>
          </table:table-cell>
          <table:table-cell table:formula="of:=IF(RAND()&gt;1/[.C$1]; 0.6+RAND()*0.4; RAND()*0.4)" office:value-type="float" office:value="0.86676186202094">
            <text:p>0.866761862</text:p>
          </table:table-cell>
          <table:table-cell table:formula="of:=IF(RAND()&gt;1/[.D$1]; 0.6+RAND()*0.4; RAND()*0.4)" office:value-type="float" office:value="0.756525319442153">
            <text:p>0.7565253194</text:p>
          </table:table-cell>
          <table:table-cell table:formula="of:=ROUND(RAND()*9.9+0.1;3)" office:value-type="float" office:value="5.981">
            <text:p>5.981</text:p>
          </table:table-cell>
          <table:table-cell table:formula="of:=[.E103]/[.A103]" office:value-type="float" office:value="9.16244909987866">
            <text:p>9.1624490999</text:p>
          </table:table-cell>
          <table:table-cell table:formula="of:=[.F103]/[.B103]" office:value-type="float" office:value="12.4836413144191">
            <text:p>12.4836413144</text:p>
          </table:table-cell>
          <table:table-cell table:formula="of:=[.C103]/[.E103]" office:value-type="float" office:value="0.144919221203969">
            <text:p>0.1449192212</text:p>
          </table:table-cell>
          <table:table-cell table:formula="of:=[.H103]/[.D103]" office:value-type="float" office:value="0.191558983525931">
            <text:p>0.1915589835</text:p>
          </table:table-cell>
          <table:table-cell table:formula="of:=ROUND(RAND()*9.9+0.1;3)" office:value-type="float" office:value="6.947">
            <text:p>6.947</text:p>
          </table:table-cell>
          <table:table-cell table:formula="of:=ROUND(RAND()*9.9+0.1;3)" office:value-type="float" office:value="6.793">
            <text:p>6.793</text:p>
          </table:table-cell>
          <table:table-cell table:formula="of:=IF([.A103]&lt;0.5;&quot;A&quot;;IF([.B103]&lt;0.5;&quot;B&quot;;IF([.C103]&lt;0.5;&quot;C&quot;;IF([.D103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1063430653885">
            <text:p>0.8106343065</text:p>
          </table:table-cell>
          <table:table-cell table:formula="of:=IF(RAND()&gt;1/[.B$1]; 0.6+RAND()*0.4; RAND()*0.4)" office:value-type="float" office:value="0.81035609645769">
            <text:p>0.8103560965</text:p>
          </table:table-cell>
          <table:table-cell table:formula="of:=IF(RAND()&gt;1/[.C$1]; 0.6+RAND()*0.4; RAND()*0.4)" office:value-type="float" office:value="0.354501806292683">
            <text:p>0.3545018063</text:p>
          </table:table-cell>
          <table:table-cell table:formula="of:=IF(RAND()&gt;1/[.D$1]; 0.6+RAND()*0.4; RAND()*0.4)" office:value-type="float" office:value="0.775595530774444">
            <text:p>0.7755955308</text:p>
          </table:table-cell>
          <table:table-cell table:formula="of:=ROUND(RAND()*9.9+0.1;3)" office:value-type="float" office:value="9.866">
            <text:p>9.866</text:p>
          </table:table-cell>
          <table:table-cell table:formula="of:=[.E104]/[.A104]" office:value-type="float" office:value="12.1707160928393">
            <text:p>12.1707160928</text:p>
          </table:table-cell>
          <table:table-cell table:formula="of:=[.F104]/[.B104]" office:value-type="float" office:value="15.0189727035326">
            <text:p>15.0189727035</text:p>
          </table:table-cell>
          <table:table-cell table:formula="of:=[.C104]/[.E104]" office:value-type="float" office:value="0.035931664939457">
            <text:p>0.0359316649</text:p>
          </table:table-cell>
          <table:table-cell table:formula="of:=[.H104]/[.D104]" office:value-type="float" office:value="0.046327839078158">
            <text:p>0.0463278391</text:p>
          </table:table-cell>
          <table:table-cell table:formula="of:=ROUND(RAND()*9.9+0.1;3)" office:value-type="float" office:value="1.804">
            <text:p>1.804</text:p>
          </table:table-cell>
          <table:table-cell table:formula="of:=ROUND(RAND()*9.9+0.1;3)" office:value-type="float" office:value="8.854">
            <text:p>8.854</text:p>
          </table:table-cell>
          <table:table-cell table:formula="of:=IF([.A104]&lt;0.5;&quot;A&quot;;IF([.B104]&lt;0.5;&quot;B&quot;;IF([.C104]&lt;0.5;&quot;C&quot;;IF([.D104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87937651947141">
            <text:p>0.8879376519</text:p>
          </table:table-cell>
          <table:table-cell table:formula="of:=IF(RAND()&gt;1/[.B$1]; 0.6+RAND()*0.4; RAND()*0.4)" office:value-type="float" office:value="0.857310101762414">
            <text:p>0.8573101018</text:p>
          </table:table-cell>
          <table:table-cell table:formula="of:=IF(RAND()&gt;1/[.C$1]; 0.6+RAND()*0.4; RAND()*0.4)" office:value-type="float" office:value="0.704280367027968">
            <text:p>0.704280367</text:p>
          </table:table-cell>
          <table:table-cell table:formula="of:=IF(RAND()&gt;1/[.D$1]; 0.6+RAND()*0.4; RAND()*0.4)" office:value-type="float" office:value="0.848281040135771">
            <text:p>0.8482810401</text:p>
          </table:table-cell>
          <table:table-cell table:formula="of:=ROUND(RAND()*9.9+0.1;3)" office:value-type="float" office:value="1.869">
            <text:p>1.869</text:p>
          </table:table-cell>
          <table:table-cell table:formula="of:=[.E105]/[.A105]" office:value-type="float" office:value="2.10487751690843">
            <text:p>2.1048775169</text:p>
          </table:table-cell>
          <table:table-cell table:formula="of:=[.F105]/[.B105]" office:value-type="float" office:value="2.45521137868472">
            <text:p>2.4552113787</text:p>
          </table:table-cell>
          <table:table-cell table:formula="of:=[.C105]/[.E105]" office:value-type="float" office:value="0.376822026232193">
            <text:p>0.3768220262</text:p>
          </table:table-cell>
          <table:table-cell table:formula="of:=[.H105]/[.D105]" office:value-type="float" office:value="0.444218376225739">
            <text:p>0.4442183762</text:p>
          </table:table-cell>
          <table:table-cell table:formula="of:=ROUND(RAND()*9.9+0.1;3)" office:value-type="float" office:value="4.655">
            <text:p>4.655</text:p>
          </table:table-cell>
          <table:table-cell table:formula="of:=ROUND(RAND()*9.9+0.1;3)" office:value-type="float" office:value="8.125">
            <text:p>8.125</text:p>
          </table:table-cell>
          <table:table-cell table:formula="of:=IF([.A105]&lt;0.5;&quot;A&quot;;IF([.B105]&lt;0.5;&quot;B&quot;;IF([.C105]&lt;0.5;&quot;C&quot;;IF([.D105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1244535073638">
            <text:p>0.6124453507</text:p>
          </table:table-cell>
          <table:table-cell table:formula="of:=IF(RAND()&gt;1/[.B$1]; 0.6+RAND()*0.4; RAND()*0.4)" office:value-type="float" office:value="0.782339962292463">
            <text:p>0.7823399623</text:p>
          </table:table-cell>
          <table:table-cell table:formula="of:=IF(RAND()&gt;1/[.C$1]; 0.6+RAND()*0.4; RAND()*0.4)" office:value-type="float" office:value="0.895230478234589">
            <text:p>0.8952304782</text:p>
          </table:table-cell>
          <table:table-cell table:formula="of:=IF(RAND()&gt;1/[.D$1]; 0.6+RAND()*0.4; RAND()*0.4)" office:value-type="float" office:value="0.0468471670523286">
            <text:p>0.0468471671</text:p>
          </table:table-cell>
          <table:table-cell table:formula="of:=ROUND(RAND()*9.9+0.1;3)" office:value-type="float" office:value="8.955">
            <text:p>8.955</text:p>
          </table:table-cell>
          <table:table-cell table:formula="of:=[.E106]/[.A106]" office:value-type="float" office:value="14.6217127605473">
            <text:p>14.6217127605</text:p>
          </table:table-cell>
          <table:table-cell table:formula="of:=[.F106]/[.B106]" office:value-type="float" office:value="18.6897173419364">
            <text:p>18.6897173419</text:p>
          </table:table-cell>
          <table:table-cell table:formula="of:=[.C106]/[.E106]" office:value-type="float" office:value="0.0999699026504287">
            <text:p>0.0999699027</text:p>
          </table:table-cell>
          <table:table-cell table:formula="of:=[.H106]/[.D106]" office:value-type="float" office:value="2.13395833602407">
            <text:p>2.133958336</text:p>
          </table:table-cell>
          <table:table-cell table:formula="of:=ROUND(RAND()*9.9+0.1;3)" office:value-type="float" office:value="5.22">
            <text:p>5.22</text:p>
          </table:table-cell>
          <table:table-cell table:formula="of:=ROUND(RAND()*9.9+0.1;3)" office:value-type="float" office:value="1.705">
            <text:p>1.705</text:p>
          </table:table-cell>
          <table:table-cell table:formula="of:=IF([.A106]&lt;0.5;&quot;A&quot;;IF([.B106]&lt;0.5;&quot;B&quot;;IF([.C106]&lt;0.5;&quot;C&quot;;IF([.D106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78415856137872">
            <text:p>0.9784158561</text:p>
          </table:table-cell>
          <table:table-cell table:formula="of:=IF(RAND()&gt;1/[.B$1]; 0.6+RAND()*0.4; RAND()*0.4)" office:value-type="float" office:value="0.227962066046894">
            <text:p>0.227962066</text:p>
          </table:table-cell>
          <table:table-cell table:formula="of:=IF(RAND()&gt;1/[.C$1]; 0.6+RAND()*0.4; RAND()*0.4)" office:value-type="float" office:value="0.635281734634191">
            <text:p>0.6352817346</text:p>
          </table:table-cell>
          <table:table-cell table:formula="of:=IF(RAND()&gt;1/[.D$1]; 0.6+RAND()*0.4; RAND()*0.4)" office:value-type="float" office:value="0.12319029988721">
            <text:p>0.1231902999</text:p>
          </table:table-cell>
          <table:table-cell table:formula="of:=ROUND(RAND()*9.9+0.1;3)" office:value-type="float" office:value="8.642">
            <text:p>8.642</text:p>
          </table:table-cell>
          <table:table-cell table:formula="of:=[.E107]/[.A107]" office:value-type="float" office:value="8.83264508213594">
            <text:p>8.8326450821</text:p>
          </table:table-cell>
          <table:table-cell table:formula="of:=[.F107]/[.B107]" office:value-type="float" office:value="38.7461178752389">
            <text:p>38.7461178752</text:p>
          </table:table-cell>
          <table:table-cell table:formula="of:=[.C107]/[.E107]" office:value-type="float" office:value="0.0735109621192075">
            <text:p>0.0735109621</text:p>
          </table:table-cell>
          <table:table-cell table:formula="of:=[.H107]/[.D107]" office:value-type="float" office:value="0.596726870431456">
            <text:p>0.5967268704</text:p>
          </table:table-cell>
          <table:table-cell table:formula="of:=ROUND(RAND()*9.9+0.1;3)" office:value-type="float" office:value="7.538">
            <text:p>7.538</text:p>
          </table:table-cell>
          <table:table-cell table:formula="of:=ROUND(RAND()*9.9+0.1;3)" office:value-type="float" office:value="7.638">
            <text:p>7.638</text:p>
          </table:table-cell>
          <table:table-cell table:formula="of:=IF([.A107]&lt;0.5;&quot;A&quot;;IF([.B107]&lt;0.5;&quot;B&quot;;IF([.C107]&lt;0.5;&quot;C&quot;;IF([.D107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57688886951655">
            <text:p>0.357688887</text:p>
          </table:table-cell>
          <table:table-cell table:formula="of:=IF(RAND()&gt;1/[.B$1]; 0.6+RAND()*0.4; RAND()*0.4)" office:value-type="float" office:value="0.886584331467748">
            <text:p>0.8865843315</text:p>
          </table:table-cell>
          <table:table-cell table:formula="of:=IF(RAND()&gt;1/[.C$1]; 0.6+RAND()*0.4; RAND()*0.4)" office:value-type="float" office:value="0.88734643952921">
            <text:p>0.8873464395</text:p>
          </table:table-cell>
          <table:table-cell table:formula="of:=IF(RAND()&gt;1/[.D$1]; 0.6+RAND()*0.4; RAND()*0.4)" office:value-type="float" office:value="0.826952543947846">
            <text:p>0.8269525439</text:p>
          </table:table-cell>
          <table:table-cell table:formula="of:=ROUND(RAND()*9.9+0.1;3)" office:value-type="float" office:value="1.029">
            <text:p>1.029</text:p>
          </table:table-cell>
          <table:table-cell table:formula="of:=[.E108]/[.A108]" office:value-type="float" office:value="2.87680170544152">
            <text:p>2.8768017054</text:p>
          </table:table-cell>
          <table:table-cell table:formula="of:=[.F108]/[.B108]" office:value-type="float" office:value="3.24481451265775">
            <text:p>3.2448145127</text:p>
          </table:table-cell>
          <table:table-cell table:formula="of:=[.C108]/[.E108]" office:value-type="float" office:value="0.862338619561915">
            <text:p>0.8623386196</text:p>
          </table:table-cell>
          <table:table-cell table:formula="of:=[.H108]/[.D108]" office:value-type="float" office:value="1.04279093869781">
            <text:p>1.0427909387</text:p>
          </table:table-cell>
          <table:table-cell table:formula="of:=ROUND(RAND()*9.9+0.1;3)" office:value-type="float" office:value="9.525">
            <text:p>9.525</text:p>
          </table:table-cell>
          <table:table-cell table:formula="of:=ROUND(RAND()*9.9+0.1;3)" office:value-type="float" office:value="6.822">
            <text:p>6.822</text:p>
          </table:table-cell>
          <table:table-cell table:formula="of:=IF([.A108]&lt;0.5;&quot;A&quot;;IF([.B108]&lt;0.5;&quot;B&quot;;IF([.C108]&lt;0.5;&quot;C&quot;;IF([.D108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98302051145584">
            <text:p>0.7983020511</text:p>
          </table:table-cell>
          <table:table-cell table:formula="of:=IF(RAND()&gt;1/[.B$1]; 0.6+RAND()*0.4; RAND()*0.4)" office:value-type="float" office:value="0.766532252170146">
            <text:p>0.7665322522</text:p>
          </table:table-cell>
          <table:table-cell table:formula="of:=IF(RAND()&gt;1/[.C$1]; 0.6+RAND()*0.4; RAND()*0.4)" office:value-type="float" office:value="0.683561369776726">
            <text:p>0.6835613698</text:p>
          </table:table-cell>
          <table:table-cell table:formula="of:=IF(RAND()&gt;1/[.D$1]; 0.6+RAND()*0.4; RAND()*0.4)" office:value-type="float" office:value="0.846446614526212">
            <text:p>0.8464466145</text:p>
          </table:table-cell>
          <table:table-cell table:formula="of:=ROUND(RAND()*9.9+0.1;3)" office:value-type="float" office:value="9.615">
            <text:p>9.615</text:p>
          </table:table-cell>
          <table:table-cell table:formula="of:=[.E109]/[.A109]" office:value-type="float" office:value="12.0443132849305">
            <text:p>12.0443132849</text:p>
          </table:table-cell>
          <table:table-cell table:formula="of:=[.F109]/[.B109]" office:value-type="float" office:value="15.7127286566633">
            <text:p>15.7127286567</text:p>
          </table:table-cell>
          <table:table-cell table:formula="of:=[.C109]/[.E109]" office:value-type="float" office:value="0.0710932261858269">
            <text:p>0.0710932262</text:p>
          </table:table-cell>
          <table:table-cell table:formula="of:=[.H109]/[.D109]" office:value-type="float" office:value="0.0839902067841815">
            <text:p>0.0839902068</text:p>
          </table:table-cell>
          <table:table-cell table:formula="of:=ROUND(RAND()*9.9+0.1;3)" office:value-type="float" office:value="3.871">
            <text:p>3.871</text:p>
          </table:table-cell>
          <table:table-cell table:formula="of:=ROUND(RAND()*9.9+0.1;3)" office:value-type="float" office:value="0.179">
            <text:p>0.179</text:p>
          </table:table-cell>
          <table:table-cell table:formula="of:=IF([.A109]&lt;0.5;&quot;A&quot;;IF([.B109]&lt;0.5;&quot;B&quot;;IF([.C109]&lt;0.5;&quot;C&quot;;IF([.D109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38608169555664">
            <text:p>0.6386081696</text:p>
          </table:table-cell>
          <table:table-cell table:formula="of:=IF(RAND()&gt;1/[.B$1]; 0.6+RAND()*0.4; RAND()*0.4)" office:value-type="float" office:value="0.953545943275094">
            <text:p>0.9535459433</text:p>
          </table:table-cell>
          <table:table-cell table:formula="of:=IF(RAND()&gt;1/[.C$1]; 0.6+RAND()*0.4; RAND()*0.4)" office:value-type="float" office:value="0.973615033365786">
            <text:p>0.9736150334</text:p>
          </table:table-cell>
          <table:table-cell table:formula="of:=IF(RAND()&gt;1/[.D$1]; 0.6+RAND()*0.4; RAND()*0.4)" office:value-type="float" office:value="0.377079088520259">
            <text:p>0.3770790885</text:p>
          </table:table-cell>
          <table:table-cell table:formula="of:=ROUND(RAND()*9.9+0.1;3)" office:value-type="float" office:value="6.037">
            <text:p>6.037</text:p>
          </table:table-cell>
          <table:table-cell table:formula="of:=[.E110]/[.A110]" office:value-type="float" office:value="9.45337107760534">
            <text:p>9.4533710776</text:p>
          </table:table-cell>
          <table:table-cell table:formula="of:=[.F110]/[.B110]" office:value-type="float" office:value="9.91391253276831">
            <text:p>9.9139125328</text:p>
          </table:table-cell>
          <table:table-cell table:formula="of:=[.C110]/[.E110]" office:value-type="float" office:value="0.161274645248598">
            <text:p>0.1612746452</text:p>
          </table:table-cell>
          <table:table-cell table:formula="of:=[.H110]/[.D110]" office:value-type="float" office:value="0.427694481498497">
            <text:p>0.4276944815</text:p>
          </table:table-cell>
          <table:table-cell table:formula="of:=ROUND(RAND()*9.9+0.1;3)" office:value-type="float" office:value="6">
            <text:p>6</text:p>
          </table:table-cell>
          <table:table-cell table:formula="of:=ROUND(RAND()*9.9+0.1;3)" office:value-type="float" office:value="2.387">
            <text:p>2.387</text:p>
          </table:table-cell>
          <table:table-cell table:formula="of:=IF([.A110]&lt;0.5;&quot;A&quot;;IF([.B110]&lt;0.5;&quot;B&quot;;IF([.C110]&lt;0.5;&quot;C&quot;;IF([.D110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75554525945336">
            <text:p>0.9755545259</text:p>
          </table:table-cell>
          <table:table-cell table:formula="of:=IF(RAND()&gt;1/[.B$1]; 0.6+RAND()*0.4; RAND()*0.4)" office:value-type="float" office:value="0.968716584146023">
            <text:p>0.9687165841</text:p>
          </table:table-cell>
          <table:table-cell table:formula="of:=IF(RAND()&gt;1/[.C$1]; 0.6+RAND()*0.4; RAND()*0.4)" office:value-type="float" office:value="0.158678627945483">
            <text:p>0.1586786279</text:p>
          </table:table-cell>
          <table:table-cell table:formula="of:=IF(RAND()&gt;1/[.D$1]; 0.6+RAND()*0.4; RAND()*0.4)" office:value-type="float" office:value="0.399867709446698">
            <text:p>0.3998677094</text:p>
          </table:table-cell>
          <table:table-cell table:formula="of:=ROUND(RAND()*9.9+0.1;3)" office:value-type="float" office:value="0.472">
            <text:p>0.472</text:p>
          </table:table-cell>
          <table:table-cell table:formula="of:=[.E111]/[.A111]" office:value-type="float" office:value="0.483827389906905">
            <text:p>0.4838273899</text:p>
          </table:table-cell>
          <table:table-cell table:formula="of:=[.F111]/[.B111]" office:value-type="float" office:value="0.499451953053354">
            <text:p>0.4994519531</text:p>
          </table:table-cell>
          <table:table-cell table:formula="of:=[.C111]/[.E111]" office:value-type="float" office:value="0.336183533782802">
            <text:p>0.3361835338</text:p>
          </table:table-cell>
          <table:table-cell table:formula="of:=[.H111]/[.D111]" office:value-type="float" office:value="0.840736888327351">
            <text:p>0.8407368883</text:p>
          </table:table-cell>
          <table:table-cell table:formula="of:=ROUND(RAND()*9.9+0.1;3)" office:value-type="float" office:value="8.905">
            <text:p>8.905</text:p>
          </table:table-cell>
          <table:table-cell table:formula="of:=ROUND(RAND()*9.9+0.1;3)" office:value-type="float" office:value="1.773">
            <text:p>1.773</text:p>
          </table:table-cell>
          <table:table-cell table:formula="of:=IF([.A111]&lt;0.5;&quot;A&quot;;IF([.B111]&lt;0.5;&quot;B&quot;;IF([.C111]&lt;0.5;&quot;C&quot;;IF([.D111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373521348461509">
            <text:p>0.0373521348</text:p>
          </table:table-cell>
          <table:table-cell table:formula="of:=IF(RAND()&gt;1/[.B$1]; 0.6+RAND()*0.4; RAND()*0.4)" office:value-type="float" office:value="0.78789571961388">
            <text:p>0.7878957196</text:p>
          </table:table-cell>
          <table:table-cell table:formula="of:=IF(RAND()&gt;1/[.C$1]; 0.6+RAND()*0.4; RAND()*0.4)" office:value-type="float" office:value="0.0999432596378028">
            <text:p>0.0999432596</text:p>
          </table:table-cell>
          <table:table-cell table:formula="of:=IF(RAND()&gt;1/[.D$1]; 0.6+RAND()*0.4; RAND()*0.4)" office:value-type="float" office:value="0.999284275155515">
            <text:p>0.9992842752</text:p>
          </table:table-cell>
          <table:table-cell table:formula="of:=ROUND(RAND()*9.9+0.1;3)" office:value-type="float" office:value="9.62">
            <text:p>9.62</text:p>
          </table:table-cell>
          <table:table-cell table:formula="of:=[.E112]/[.A112]" office:value-type="float" office:value="257.54886674145">
            <text:p>257.5488667415</text:p>
          </table:table-cell>
          <table:table-cell table:formula="of:=[.F112]/[.B112]" office:value-type="float" office:value="326.881921465021">
            <text:p>326.881921465</text:p>
          </table:table-cell>
          <table:table-cell table:formula="of:=[.C112]/[.E112]" office:value-type="float" office:value="0.0103891122284618">
            <text:p>0.0103891122</text:p>
          </table:table-cell>
          <table:table-cell table:formula="of:=[.H112]/[.D112]" office:value-type="float" office:value="0.0103965532999556">
            <text:p>0.0103965533</text:p>
          </table:table-cell>
          <table:table-cell table:formula="of:=ROUND(RAND()*9.9+0.1;3)" office:value-type="float" office:value="1.098">
            <text:p>1.098</text:p>
          </table:table-cell>
          <table:table-cell table:formula="of:=ROUND(RAND()*9.9+0.1;3)" office:value-type="float" office:value="5.576">
            <text:p>5.576</text:p>
          </table:table-cell>
          <table:table-cell table:formula="of:=IF([.A112]&lt;0.5;&quot;A&quot;;IF([.B112]&lt;0.5;&quot;B&quot;;IF([.C112]&lt;0.5;&quot;C&quot;;IF([.D112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83130105491728">
            <text:p>0.9831301055</text:p>
          </table:table-cell>
          <table:table-cell table:formula="of:=IF(RAND()&gt;1/[.B$1]; 0.6+RAND()*0.4; RAND()*0.4)" office:value-type="float" office:value="0.0917915333993733">
            <text:p>0.0917915334</text:p>
          </table:table-cell>
          <table:table-cell table:formula="of:=IF(RAND()&gt;1/[.C$1]; 0.6+RAND()*0.4; RAND()*0.4)" office:value-type="float" office:value="0.629440627153963">
            <text:p>0.6294406272</text:p>
          </table:table-cell>
          <table:table-cell table:formula="of:=IF(RAND()&gt;1/[.D$1]; 0.6+RAND()*0.4; RAND()*0.4)" office:value-type="float" office:value="0.00524740843102336">
            <text:p>0.0052474084</text:p>
          </table:table-cell>
          <table:table-cell table:formula="of:=ROUND(RAND()*9.9+0.1;3)" office:value-type="float" office:value="1.533">
            <text:p>1.533</text:p>
          </table:table-cell>
          <table:table-cell table:formula="of:=[.E113]/[.A113]" office:value-type="float" office:value="1.55930531619032">
            <text:p>1.5593053162</text:p>
          </table:table-cell>
          <table:table-cell table:formula="of:=[.F113]/[.B113]" office:value-type="float" office:value="16.9874634232983">
            <text:p>16.9874634233</text:p>
          </table:table-cell>
          <table:table-cell table:formula="of:=[.C113]/[.E113]" office:value-type="float" office:value="0.410594016408326">
            <text:p>0.4105940164</text:p>
          </table:table-cell>
          <table:table-cell table:formula="of:=[.H113]/[.D113]" office:value-type="float" office:value="78.247009320037">
            <text:p>78.24700932</text:p>
          </table:table-cell>
          <table:table-cell table:formula="of:=ROUND(RAND()*9.9+0.1;3)" office:value-type="float" office:value="9.172">
            <text:p>9.172</text:p>
          </table:table-cell>
          <table:table-cell table:formula="of:=ROUND(RAND()*9.9+0.1;3)" office:value-type="float" office:value="9.504">
            <text:p>9.504</text:p>
          </table:table-cell>
          <table:table-cell table:formula="of:=IF([.A113]&lt;0.5;&quot;A&quot;;IF([.B113]&lt;0.5;&quot;B&quot;;IF([.C113]&lt;0.5;&quot;C&quot;;IF([.D113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99327037669718">
            <text:p>0.8993270377</text:p>
          </table:table-cell>
          <table:table-cell table:formula="of:=IF(RAND()&gt;1/[.B$1]; 0.6+RAND()*0.4; RAND()*0.4)" office:value-type="float" office:value="0.988936034031212">
            <text:p>0.988936034</text:p>
          </table:table-cell>
          <table:table-cell table:formula="of:=IF(RAND()&gt;1/[.C$1]; 0.6+RAND()*0.4; RAND()*0.4)" office:value-type="float" office:value="0.655558175314218">
            <text:p>0.6555581753</text:p>
          </table:table-cell>
          <table:table-cell table:formula="of:=IF(RAND()&gt;1/[.D$1]; 0.6+RAND()*0.4; RAND()*0.4)" office:value-type="float" office:value="0.659730238467455">
            <text:p>0.6597302385</text:p>
          </table:table-cell>
          <table:table-cell table:formula="of:=ROUND(RAND()*9.9+0.1;3)" office:value-type="float" office:value="5.66">
            <text:p>5.66</text:p>
          </table:table-cell>
          <table:table-cell table:formula="of:=[.E114]/[.A114]" office:value-type="float" office:value="6.29359483582952">
            <text:p>6.2935948358</text:p>
          </table:table-cell>
          <table:table-cell table:formula="of:=[.F114]/[.B114]" office:value-type="float" office:value="6.36400598143326">
            <text:p>6.3640059814</text:p>
          </table:table-cell>
          <table:table-cell table:formula="of:=[.C114]/[.E114]" office:value-type="float" office:value="0.115822999172123">
            <text:p>0.1158229992</text:p>
          </table:table-cell>
          <table:table-cell table:formula="of:=[.H114]/[.D114]" office:value-type="float" office:value="0.175561149722618">
            <text:p>0.1755611497</text:p>
          </table:table-cell>
          <table:table-cell table:formula="of:=ROUND(RAND()*9.9+0.1;3)" office:value-type="float" office:value="9.857">
            <text:p>9.857</text:p>
          </table:table-cell>
          <table:table-cell table:formula="of:=ROUND(RAND()*9.9+0.1;3)" office:value-type="float" office:value="2.238">
            <text:p>2.238</text:p>
          </table:table-cell>
          <table:table-cell table:formula="of:=IF([.A114]&lt;0.5;&quot;A&quot;;IF([.B114]&lt;0.5;&quot;B&quot;;IF([.C114]&lt;0.5;&quot;C&quot;;IF([.D114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79174236860126">
            <text:p>0.6791742369</text:p>
          </table:table-cell>
          <table:table-cell table:formula="of:=IF(RAND()&gt;1/[.B$1]; 0.6+RAND()*0.4; RAND()*0.4)" office:value-type="float" office:value="0.775742346420884">
            <text:p>0.7757423464</text:p>
          </table:table-cell>
          <table:table-cell table:formula="of:=IF(RAND()&gt;1/[.C$1]; 0.6+RAND()*0.4; RAND()*0.4)" office:value-type="float" office:value="0.017075879778713">
            <text:p>0.0170758798</text:p>
          </table:table-cell>
          <table:table-cell table:formula="of:=IF(RAND()&gt;1/[.D$1]; 0.6+RAND()*0.4; RAND()*0.4)" office:value-type="float" office:value="0.963622518256307">
            <text:p>0.9636225183</text:p>
          </table:table-cell>
          <table:table-cell table:formula="of:=ROUND(RAND()*9.9+0.1;3)" office:value-type="float" office:value="2.653">
            <text:p>2.653</text:p>
          </table:table-cell>
          <table:table-cell table:formula="of:=[.E115]/[.A115]" office:value-type="float" office:value="3.90621412888837">
            <text:p>3.9062141289</text:p>
          </table:table-cell>
          <table:table-cell table:formula="of:=[.F115]/[.B115]" office:value-type="float" office:value="5.03545300435233">
            <text:p>5.0354530044</text:p>
          </table:table-cell>
          <table:table-cell table:formula="of:=[.C115]/[.E115]" office:value-type="float" office:value="0.0064364416806306">
            <text:p>0.0064364417</text:p>
          </table:table-cell>
          <table:table-cell table:formula="of:=[.H115]/[.D115]" office:value-type="float" office:value="0.00667942224127085">
            <text:p>0.0066794222</text:p>
          </table:table-cell>
          <table:table-cell table:formula="of:=ROUND(RAND()*9.9+0.1;3)" office:value-type="float" office:value="3.825">
            <text:p>3.825</text:p>
          </table:table-cell>
          <table:table-cell table:formula="of:=ROUND(RAND()*9.9+0.1;3)" office:value-type="float" office:value="6.735">
            <text:p>6.735</text:p>
          </table:table-cell>
          <table:table-cell table:formula="of:=IF([.A115]&lt;0.5;&quot;A&quot;;IF([.B115]&lt;0.5;&quot;B&quot;;IF([.C115]&lt;0.5;&quot;C&quot;;IF([.D115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327517808415">
            <text:p>0.9327517808</text:p>
          </table:table-cell>
          <table:table-cell table:formula="of:=IF(RAND()&gt;1/[.B$1]; 0.6+RAND()*0.4; RAND()*0.4)" office:value-type="float" office:value="0.98033288186416">
            <text:p>0.9803328819</text:p>
          </table:table-cell>
          <table:table-cell table:formula="of:=IF(RAND()&gt;1/[.C$1]; 0.6+RAND()*0.4; RAND()*0.4)" office:value-type="float" office:value="0.854014508984983">
            <text:p>0.854014509</text:p>
          </table:table-cell>
          <table:table-cell table:formula="of:=IF(RAND()&gt;1/[.D$1]; 0.6+RAND()*0.4; RAND()*0.4)" office:value-type="float" office:value="0.0143516089767218">
            <text:p>0.014351609</text:p>
          </table:table-cell>
          <table:table-cell table:formula="of:=ROUND(RAND()*9.9+0.1;3)" office:value-type="float" office:value="1.353">
            <text:p>1.353</text:p>
          </table:table-cell>
          <table:table-cell table:formula="of:=[.E116]/[.A116]" office:value-type="float" office:value="1.45054668111099">
            <text:p>1.4505466811</text:p>
          </table:table-cell>
          <table:table-cell table:formula="of:=[.F116]/[.B116]" office:value-type="float" office:value="1.47964707493304">
            <text:p>1.4796470749</text:p>
          </table:table-cell>
          <table:table-cell table:formula="of:=[.C116]/[.E116]" office:value-type="float" office:value="0.631200671829256">
            <text:p>0.6312006718</text:p>
          </table:table-cell>
          <table:table-cell table:formula="of:=[.H116]/[.D116]" office:value-type="float" office:value="43.981178197724">
            <text:p>43.9811781977</text:p>
          </table:table-cell>
          <table:table-cell table:formula="of:=ROUND(RAND()*9.9+0.1;3)" office:value-type="float" office:value="7.148">
            <text:p>7.148</text:p>
          </table:table-cell>
          <table:table-cell table:formula="of:=ROUND(RAND()*9.9+0.1;3)" office:value-type="float" office:value="2.881">
            <text:p>2.881</text:p>
          </table:table-cell>
          <table:table-cell table:formula="of:=IF([.A116]&lt;0.5;&quot;A&quot;;IF([.B116]&lt;0.5;&quot;B&quot;;IF([.C116]&lt;0.5;&quot;C&quot;;IF([.D116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199932693503797">
            <text:p>0.1999326935</text:p>
          </table:table-cell>
          <table:table-cell table:formula="of:=IF(RAND()&gt;1/[.B$1]; 0.6+RAND()*0.4; RAND()*0.4)" office:value-type="float" office:value="0.900761263538152">
            <text:p>0.9007612635</text:p>
          </table:table-cell>
          <table:table-cell table:formula="of:=IF(RAND()&gt;1/[.C$1]; 0.6+RAND()*0.4; RAND()*0.4)" office:value-type="float" office:value="0.926494081504643">
            <text:p>0.9264940815</text:p>
          </table:table-cell>
          <table:table-cell table:formula="of:=IF(RAND()&gt;1/[.D$1]; 0.6+RAND()*0.4; RAND()*0.4)" office:value-type="float" office:value="0.865501846000552">
            <text:p>0.865501846</text:p>
          </table:table-cell>
          <table:table-cell table:formula="of:=ROUND(RAND()*9.9+0.1;3)" office:value-type="float" office:value="9.029">
            <text:p>9.029</text:p>
          </table:table-cell>
          <table:table-cell table:formula="of:=[.E117]/[.A117]" office:value-type="float" office:value="45.1601978734335">
            <text:p>45.1601978734</text:p>
          </table:table-cell>
          <table:table-cell table:formula="of:=[.F117]/[.B117]" office:value-type="float" office:value="50.1355905293331">
            <text:p>50.1355905293</text:p>
          </table:table-cell>
          <table:table-cell table:formula="of:=[.C117]/[.E117]" office:value-type="float" office:value="0.102613144479416">
            <text:p>0.1026131445</text:p>
          </table:table-cell>
          <table:table-cell table:formula="of:=[.H117]/[.D117]" office:value-type="float" office:value="0.11855912838729">
            <text:p>0.1185591284</text:p>
          </table:table-cell>
          <table:table-cell table:formula="of:=ROUND(RAND()*9.9+0.1;3)" office:value-type="float" office:value="9.583">
            <text:p>9.583</text:p>
          </table:table-cell>
          <table:table-cell table:formula="of:=ROUND(RAND()*9.9+0.1;3)" office:value-type="float" office:value="6.601">
            <text:p>6.601</text:p>
          </table:table-cell>
          <table:table-cell table:formula="of:=IF([.A117]&lt;0.5;&quot;A&quot;;IF([.B117]&lt;0.5;&quot;B&quot;;IF([.C117]&lt;0.5;&quot;C&quot;;IF([.D117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57426041737199">
            <text:p>0.3574260417</text:p>
          </table:table-cell>
          <table:table-cell table:formula="of:=IF(RAND()&gt;1/[.B$1]; 0.6+RAND()*0.4; RAND()*0.4)" office:value-type="float" office:value="0.653366684075445">
            <text:p>0.6533666841</text:p>
          </table:table-cell>
          <table:table-cell table:formula="of:=IF(RAND()&gt;1/[.C$1]; 0.6+RAND()*0.4; RAND()*0.4)" office:value-type="float" office:value="0.225949151348323">
            <text:p>0.2259491513</text:p>
          </table:table-cell>
          <table:table-cell table:formula="of:=IF(RAND()&gt;1/[.D$1]; 0.6+RAND()*0.4; RAND()*0.4)" office:value-type="float" office:value="0.25902711963281">
            <text:p>0.2590271196</text:p>
          </table:table-cell>
          <table:table-cell table:formula="of:=ROUND(RAND()*9.9+0.1;3)" office:value-type="float" office:value="0.596">
            <text:p>0.596</text:p>
          </table:table-cell>
          <table:table-cell table:formula="of:=[.E118]/[.A118]" office:value-type="float" office:value="1.66747782870901">
            <text:p>1.6674778287</text:p>
          </table:table-cell>
          <table:table-cell table:formula="of:=[.F118]/[.B118]" office:value-type="float" office:value="2.55213170391232">
            <text:p>2.5521317039</text:p>
          </table:table-cell>
          <table:table-cell table:formula="of:=[.C118]/[.E118]" office:value-type="float" office:value="0.379109314342823">
            <text:p>0.3791093143</text:p>
          </table:table-cell>
          <table:table-cell table:formula="of:=[.H118]/[.D118]" office:value-type="float" office:value="1.46358927544049">
            <text:p>1.4635892754</text:p>
          </table:table-cell>
          <table:table-cell table:formula="of:=ROUND(RAND()*9.9+0.1;3)" office:value-type="float" office:value="8.351">
            <text:p>8.351</text:p>
          </table:table-cell>
          <table:table-cell table:formula="of:=ROUND(RAND()*9.9+0.1;3)" office:value-type="float" office:value="5.613">
            <text:p>5.613</text:p>
          </table:table-cell>
          <table:table-cell table:formula="of:=IF([.A118]&lt;0.5;&quot;A&quot;;IF([.B118]&lt;0.5;&quot;B&quot;;IF([.C118]&lt;0.5;&quot;C&quot;;IF([.D118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33032338228077">
            <text:p>0.7330323382</text:p>
          </table:table-cell>
          <table:table-cell table:formula="of:=IF(RAND()&gt;1/[.B$1]; 0.6+RAND()*0.4; RAND()*0.4)" office:value-type="float" office:value="0.92415074268356">
            <text:p>0.9241507427</text:p>
          </table:table-cell>
          <table:table-cell table:formula="of:=IF(RAND()&gt;1/[.C$1]; 0.6+RAND()*0.4; RAND()*0.4)" office:value-type="float" office:value="0.940100618731231">
            <text:p>0.9401006187</text:p>
          </table:table-cell>
          <table:table-cell table:formula="of:=IF(RAND()&gt;1/[.D$1]; 0.6+RAND()*0.4; RAND()*0.4)" office:value-type="float" office:value="0.253740083798766">
            <text:p>0.2537400838</text:p>
          </table:table-cell>
          <table:table-cell table:formula="of:=ROUND(RAND()*9.9+0.1;3)" office:value-type="float" office:value="0.261">
            <text:p>0.261</text:p>
          </table:table-cell>
          <table:table-cell table:formula="of:=[.E119]/[.A119]" office:value-type="float" office:value="0.356055233021373">
            <text:p>0.356055233</text:p>
          </table:table-cell>
          <table:table-cell table:formula="of:=[.F119]/[.B119]" office:value-type="float" office:value="0.385278306423751">
            <text:p>0.3852783064</text:p>
          </table:table-cell>
          <table:table-cell table:formula="of:=[.C119]/[.E119]" office:value-type="float" office:value="3.60191807943">
            <text:p>3.6019180794</text:p>
          </table:table-cell>
          <table:table-cell table:formula="of:=[.H119]/[.D119]" office:value-type="float" office:value="14.1953057849803">
            <text:p>14.195305785</text:p>
          </table:table-cell>
          <table:table-cell table:formula="of:=ROUND(RAND()*9.9+0.1;3)" office:value-type="float" office:value="7.062">
            <text:p>7.062</text:p>
          </table:table-cell>
          <table:table-cell table:formula="of:=ROUND(RAND()*9.9+0.1;3)" office:value-type="float" office:value="7.918">
            <text:p>7.918</text:p>
          </table:table-cell>
          <table:table-cell table:formula="of:=IF([.A119]&lt;0.5;&quot;A&quot;;IF([.B119]&lt;0.5;&quot;B&quot;;IF([.C119]&lt;0.5;&quot;C&quot;;IF([.D119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87083903886378">
            <text:p>0.6870839039</text:p>
          </table:table-cell>
          <table:table-cell table:formula="of:=IF(RAND()&gt;1/[.B$1]; 0.6+RAND()*0.4; RAND()*0.4)" office:value-type="float" office:value="0.724531196709722">
            <text:p>0.7245311967</text:p>
          </table:table-cell>
          <table:table-cell table:formula="of:=IF(RAND()&gt;1/[.C$1]; 0.6+RAND()*0.4; RAND()*0.4)" office:value-type="float" office:value="0.918609584961087">
            <text:p>0.918609585</text:p>
          </table:table-cell>
          <table:table-cell table:formula="of:=IF(RAND()&gt;1/[.D$1]; 0.6+RAND()*0.4; RAND()*0.4)" office:value-type="float" office:value="0.707118383049965">
            <text:p>0.707118383</text:p>
          </table:table-cell>
          <table:table-cell table:formula="of:=ROUND(RAND()*9.9+0.1;3)" office:value-type="float" office:value="3.449">
            <text:p>3.449</text:p>
          </table:table-cell>
          <table:table-cell table:formula="of:=[.E120]/[.A120]" office:value-type="float" office:value="5.01976538890126">
            <text:p>5.0197653889</text:p>
          </table:table-cell>
          <table:table-cell table:formula="of:=[.F120]/[.B120]" office:value-type="float" office:value="6.92829433942565">
            <text:p>6.9282943394</text:p>
          </table:table-cell>
          <table:table-cell table:formula="of:=[.C120]/[.E120]" office:value-type="float" office:value="0.266340848060622">
            <text:p>0.2663408481</text:p>
          </table:table-cell>
          <table:table-cell table:formula="of:=[.H120]/[.D120]" office:value-type="float" office:value="0.376656659542399">
            <text:p>0.3766566595</text:p>
          </table:table-cell>
          <table:table-cell table:formula="of:=ROUND(RAND()*9.9+0.1;3)" office:value-type="float" office:value="4.238">
            <text:p>4.238</text:p>
          </table:table-cell>
          <table:table-cell table:formula="of:=ROUND(RAND()*9.9+0.1;3)" office:value-type="float" office:value="8.012">
            <text:p>8.012</text:p>
          </table:table-cell>
          <table:table-cell table:formula="of:=IF([.A120]&lt;0.5;&quot;A&quot;;IF([.B120]&lt;0.5;&quot;B&quot;;IF([.C120]&lt;0.5;&quot;C&quot;;IF([.D120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65113852825016">
            <text:p>0.7651138528</text:p>
          </table:table-cell>
          <table:table-cell table:formula="of:=IF(RAND()&gt;1/[.B$1]; 0.6+RAND()*0.4; RAND()*0.4)" office:value-type="float" office:value="0.659563160222024">
            <text:p>0.6595631602</text:p>
          </table:table-cell>
          <table:table-cell table:formula="of:=IF(RAND()&gt;1/[.C$1]; 0.6+RAND()*0.4; RAND()*0.4)" office:value-type="float" office:value="0.844618055224419">
            <text:p>0.8446180552</text:p>
          </table:table-cell>
          <table:table-cell table:formula="of:=IF(RAND()&gt;1/[.D$1]; 0.6+RAND()*0.4; RAND()*0.4)" office:value-type="float" office:value="0.746773962490261">
            <text:p>0.7467739625</text:p>
          </table:table-cell>
          <table:table-cell table:formula="of:=ROUND(RAND()*9.9+0.1;3)" office:value-type="float" office:value="4.819">
            <text:p>4.819</text:p>
          </table:table-cell>
          <table:table-cell table:formula="of:=[.E121]/[.A121]" office:value-type="float" office:value="6.2984090305082">
            <text:p>6.2984090305</text:p>
          </table:table-cell>
          <table:table-cell table:formula="of:=[.F121]/[.B121]" office:value-type="float" office:value="9.54936450420914">
            <text:p>9.5493645042</text:p>
          </table:table-cell>
          <table:table-cell table:formula="of:=[.C121]/[.E121]" office:value-type="float" office:value="0.175268324387719">
            <text:p>0.1752683244</text:p>
          </table:table-cell>
          <table:table-cell table:formula="of:=[.H121]/[.D121]" office:value-type="float" office:value="0.234700636593238">
            <text:p>0.2347006366</text:p>
          </table:table-cell>
          <table:table-cell table:formula="of:=ROUND(RAND()*9.9+0.1;3)" office:value-type="float" office:value="0.148">
            <text:p>0.148</text:p>
          </table:table-cell>
          <table:table-cell table:formula="of:=ROUND(RAND()*9.9+0.1;3)" office:value-type="float" office:value="6.763">
            <text:p>6.763</text:p>
          </table:table-cell>
          <table:table-cell table:formula="of:=IF([.A121]&lt;0.5;&quot;A&quot;;IF([.B121]&lt;0.5;&quot;B&quot;;IF([.C121]&lt;0.5;&quot;C&quot;;IF([.D121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0923068700358272">
            <text:p>0.009230687</text:p>
          </table:table-cell>
          <table:table-cell table:formula="of:=IF(RAND()&gt;1/[.B$1]; 0.6+RAND()*0.4; RAND()*0.4)" office:value-type="float" office:value="0.352560739964247">
            <text:p>0.35256074</text:p>
          </table:table-cell>
          <table:table-cell table:formula="of:=IF(RAND()&gt;1/[.C$1]; 0.6+RAND()*0.4; RAND()*0.4)" office:value-type="float" office:value="0.934801248833537">
            <text:p>0.9348012488</text:p>
          </table:table-cell>
          <table:table-cell table:formula="of:=IF(RAND()&gt;1/[.D$1]; 0.6+RAND()*0.4; RAND()*0.4)" office:value-type="float" office:value="0.970495261903852">
            <text:p>0.9704952619</text:p>
          </table:table-cell>
          <table:table-cell table:formula="of:=ROUND(RAND()*9.9+0.1;3)" office:value-type="float" office:value="3.061">
            <text:p>3.061</text:p>
          </table:table-cell>
          <table:table-cell table:formula="of:=[.E122]/[.A122]" office:value-type="float" office:value="331.61128730851">
            <text:p>331.6112873085</text:p>
          </table:table-cell>
          <table:table-cell table:formula="of:=[.F122]/[.B122]" office:value-type="float" office:value="940.579167556033">
            <text:p>940.579167556</text:p>
          </table:table-cell>
          <table:table-cell table:formula="of:=[.C122]/[.E122]" office:value-type="float" office:value="0.305390803277863">
            <text:p>0.3053908033</text:p>
          </table:table-cell>
          <table:table-cell table:formula="of:=[.H122]/[.D122]" office:value-type="float" office:value="0.314675213023469">
            <text:p>0.314675213</text:p>
          </table:table-cell>
          <table:table-cell table:formula="of:=ROUND(RAND()*9.9+0.1;3)" office:value-type="float" office:value="5.196">
            <text:p>5.196</text:p>
          </table:table-cell>
          <table:table-cell table:formula="of:=ROUND(RAND()*9.9+0.1;3)" office:value-type="float" office:value="7.011">
            <text:p>7.011</text:p>
          </table:table-cell>
          <table:table-cell table:formula="of:=IF([.A122]&lt;0.5;&quot;A&quot;;IF([.B122]&lt;0.5;&quot;B&quot;;IF([.C122]&lt;0.5;&quot;C&quot;;IF([.D122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241964998655021">
            <text:p>0.2419649987</text:p>
          </table:table-cell>
          <table:table-cell table:formula="of:=IF(RAND()&gt;1/[.B$1]; 0.6+RAND()*0.4; RAND()*0.4)" office:value-type="float" office:value="0.954388718400151">
            <text:p>0.9543887184</text:p>
          </table:table-cell>
          <table:table-cell table:formula="of:=IF(RAND()&gt;1/[.C$1]; 0.6+RAND()*0.4; RAND()*0.4)" office:value-type="float" office:value="0.319419964309782">
            <text:p>0.3194199643</text:p>
          </table:table-cell>
          <table:table-cell table:formula="of:=IF(RAND()&gt;1/[.D$1]; 0.6+RAND()*0.4; RAND()*0.4)" office:value-type="float" office:value="0.302977506909519">
            <text:p>0.3029775069</text:p>
          </table:table-cell>
          <table:table-cell table:formula="of:=ROUND(RAND()*9.9+0.1;3)" office:value-type="float" office:value="1.602">
            <text:p>1.602</text:p>
          </table:table-cell>
          <table:table-cell table:formula="of:=[.E123]/[.A123]" office:value-type="float" office:value="6.62079230014599">
            <text:p>6.6207923001</text:p>
          </table:table-cell>
          <table:table-cell table:formula="of:=[.F123]/[.B123]" office:value-type="float" office:value="6.9372072117999">
            <text:p>6.9372072118</text:p>
          </table:table-cell>
          <table:table-cell table:formula="of:=[.C123]/[.E123]" office:value-type="float" office:value="0.199388242390625">
            <text:p>0.1993882424</text:p>
          </table:table-cell>
          <table:table-cell table:formula="of:=[.H123]/[.D123]" office:value-type="float" office:value="0.658095858086819">
            <text:p>0.6580958581</text:p>
          </table:table-cell>
          <table:table-cell table:formula="of:=ROUND(RAND()*9.9+0.1;3)" office:value-type="float" office:value="6.637">
            <text:p>6.637</text:p>
          </table:table-cell>
          <table:table-cell table:formula="of:=ROUND(RAND()*9.9+0.1;3)" office:value-type="float" office:value="2.116">
            <text:p>2.116</text:p>
          </table:table-cell>
          <table:table-cell table:formula="of:=IF([.A123]&lt;0.5;&quot;A&quot;;IF([.B123]&lt;0.5;&quot;B&quot;;IF([.C123]&lt;0.5;&quot;C&quot;;IF([.D123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96658584661782">
            <text:p>0.6966585847</text:p>
          </table:table-cell>
          <table:table-cell table:formula="of:=IF(RAND()&gt;1/[.B$1]; 0.6+RAND()*0.4; RAND()*0.4)" office:value-type="float" office:value="0.71302088694647">
            <text:p>0.7130208869</text:p>
          </table:table-cell>
          <table:table-cell table:formula="of:=IF(RAND()&gt;1/[.C$1]; 0.6+RAND()*0.4; RAND()*0.4)" office:value-type="float" office:value="0.616875731572509">
            <text:p>0.6168757316</text:p>
          </table:table-cell>
          <table:table-cell table:formula="of:=IF(RAND()&gt;1/[.D$1]; 0.6+RAND()*0.4; RAND()*0.4)" office:value-type="float" office:value="0.237462560459971">
            <text:p>0.2374625605</text:p>
          </table:table-cell>
          <table:table-cell table:formula="of:=ROUND(RAND()*9.9+0.1;3)" office:value-type="float" office:value="9.449">
            <text:p>9.449</text:p>
          </table:table-cell>
          <table:table-cell table:formula="of:=[.E124]/[.A124]" office:value-type="float" office:value="13.563315242268">
            <text:p>13.5633152423</text:p>
          </table:table-cell>
          <table:table-cell table:formula="of:=[.F124]/[.B124]" office:value-type="float" office:value="19.0223252790718">
            <text:p>19.0223252791</text:p>
          </table:table-cell>
          <table:table-cell table:formula="of:=[.C124]/[.E124]" office:value-type="float" office:value="0.0652847636334542">
            <text:p>0.0652847636</text:p>
          </table:table-cell>
          <table:table-cell table:formula="of:=[.H124]/[.D124]" office:value-type="float" office:value="0.274926554767185">
            <text:p>0.2749265548</text:p>
          </table:table-cell>
          <table:table-cell table:formula="of:=ROUND(RAND()*9.9+0.1;3)" office:value-type="float" office:value="3.654">
            <text:p>3.654</text:p>
          </table:table-cell>
          <table:table-cell table:formula="of:=ROUND(RAND()*9.9+0.1;3)" office:value-type="float" office:value="5.688">
            <text:p>5.688</text:p>
          </table:table-cell>
          <table:table-cell table:formula="of:=IF([.A124]&lt;0.5;&quot;A&quot;;IF([.B124]&lt;0.5;&quot;B&quot;;IF([.C124]&lt;0.5;&quot;C&quot;;IF([.D124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37136119510979">
            <text:p>0.7371361195</text:p>
          </table:table-cell>
          <table:table-cell table:formula="of:=IF(RAND()&gt;1/[.B$1]; 0.6+RAND()*0.4; RAND()*0.4)" office:value-type="float" office:value="0.382266128342599">
            <text:p>0.3822661283</text:p>
          </table:table-cell>
          <table:table-cell table:formula="of:=IF(RAND()&gt;1/[.C$1]; 0.6+RAND()*0.4; RAND()*0.4)" office:value-type="float" office:value="0.607632779330015">
            <text:p>0.6076327793</text:p>
          </table:table-cell>
          <table:table-cell table:formula="of:=IF(RAND()&gt;1/[.D$1]; 0.6+RAND()*0.4; RAND()*0.4)" office:value-type="float" office:value="0.173102578613907">
            <text:p>0.1731025786</text:p>
          </table:table-cell>
          <table:table-cell table:formula="of:=ROUND(RAND()*9.9+0.1;3)" office:value-type="float" office:value="1.142">
            <text:p>1.142</text:p>
          </table:table-cell>
          <table:table-cell table:formula="of:=[.E125]/[.A125]" office:value-type="float" office:value="1.5492389665529">
            <text:p>1.5492389666</text:p>
          </table:table-cell>
          <table:table-cell table:formula="of:=[.F125]/[.B125]" office:value-type="float" office:value="4.05277593719844">
            <text:p>4.0527759372</text:p>
          </table:table-cell>
          <table:table-cell table:formula="of:=[.C125]/[.E125]" office:value-type="float" office:value="0.532077740218928">
            <text:p>0.5320777402</text:p>
          </table:table-cell>
          <table:table-cell table:formula="of:=[.H125]/[.D125]" office:value-type="float" office:value="3.07377131224422">
            <text:p>3.0737713122</text:p>
          </table:table-cell>
          <table:table-cell table:formula="of:=ROUND(RAND()*9.9+0.1;3)" office:value-type="float" office:value="1.874">
            <text:p>1.874</text:p>
          </table:table-cell>
          <table:table-cell table:formula="of:=ROUND(RAND()*9.9+0.1;3)" office:value-type="float" office:value="0.523">
            <text:p>0.523</text:p>
          </table:table-cell>
          <table:table-cell table:formula="of:=IF([.A125]&lt;0.5;&quot;A&quot;;IF([.B125]&lt;0.5;&quot;B&quot;;IF([.C125]&lt;0.5;&quot;C&quot;;IF([.D125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99019257817417">
            <text:p>0.7990192578</text:p>
          </table:table-cell>
          <table:table-cell table:formula="of:=IF(RAND()&gt;1/[.B$1]; 0.6+RAND()*0.4; RAND()*0.4)" office:value-type="float" office:value="0.283248704858124">
            <text:p>0.2832487049</text:p>
          </table:table-cell>
          <table:table-cell table:formula="of:=IF(RAND()&gt;1/[.C$1]; 0.6+RAND()*0.4; RAND()*0.4)" office:value-type="float" office:value="0.692300722934306">
            <text:p>0.6923007229</text:p>
          </table:table-cell>
          <table:table-cell table:formula="of:=IF(RAND()&gt;1/[.D$1]; 0.6+RAND()*0.4; RAND()*0.4)" office:value-type="float" office:value="0.147844737302512">
            <text:p>0.1478447373</text:p>
          </table:table-cell>
          <table:table-cell table:formula="of:=ROUND(RAND()*9.9+0.1;3)" office:value-type="float" office:value="1.584">
            <text:p>1.584</text:p>
          </table:table-cell>
          <table:table-cell table:formula="of:=[.E126]/[.A126]" office:value-type="float" office:value="1.98243031629403">
            <text:p>1.9824303163</text:p>
          </table:table-cell>
          <table:table-cell table:formula="of:=[.F126]/[.B126]" office:value-type="float" office:value="6.99890337464032">
            <text:p>6.9989033746</text:p>
          </table:table-cell>
          <table:table-cell table:formula="of:=[.C126]/[.E126]" office:value-type="float" office:value="0.437058537206001">
            <text:p>0.4370585372</text:p>
          </table:table-cell>
          <table:table-cell table:formula="of:=[.H126]/[.D126]" office:value-type="float" office:value="2.95619949130631">
            <text:p>2.9561994913</text:p>
          </table:table-cell>
          <table:table-cell table:formula="of:=ROUND(RAND()*9.9+0.1;3)" office:value-type="float" office:value="9.712">
            <text:p>9.712</text:p>
          </table:table-cell>
          <table:table-cell table:formula="of:=ROUND(RAND()*9.9+0.1;3)" office:value-type="float" office:value="4.399">
            <text:p>4.399</text:p>
          </table:table-cell>
          <table:table-cell table:formula="of:=IF([.A126]&lt;0.5;&quot;A&quot;;IF([.B126]&lt;0.5;&quot;B&quot;;IF([.C126]&lt;0.5;&quot;C&quot;;IF([.D126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89293081033975">
            <text:p>0.689293081</text:p>
          </table:table-cell>
          <table:table-cell table:formula="of:=IF(RAND()&gt;1/[.B$1]; 0.6+RAND()*0.4; RAND()*0.4)" office:value-type="float" office:value="0.243469783850014">
            <text:p>0.2434697839</text:p>
          </table:table-cell>
          <table:table-cell table:formula="of:=IF(RAND()&gt;1/[.C$1]; 0.6+RAND()*0.4; RAND()*0.4)" office:value-type="float" office:value="0.642378603108227">
            <text:p>0.6423786031</text:p>
          </table:table-cell>
          <table:table-cell table:formula="of:=IF(RAND()&gt;1/[.D$1]; 0.6+RAND()*0.4; RAND()*0.4)" office:value-type="float" office:value="0.345135937258601">
            <text:p>0.3451359373</text:p>
          </table:table-cell>
          <table:table-cell table:formula="of:=ROUND(RAND()*9.9+0.1;3)" office:value-type="float" office:value="0.73">
            <text:p>0.73</text:p>
          </table:table-cell>
          <table:table-cell table:formula="of:=[.E127]/[.A127]" office:value-type="float" office:value="1.05905603884049">
            <text:p>1.0590560388</text:p>
          </table:table-cell>
          <table:table-cell table:formula="of:=[.F127]/[.B127]" office:value-type="float" office:value="4.34984589090902">
            <text:p>4.3498458909</text:p>
          </table:table-cell>
          <table:table-cell table:formula="of:=[.C127]/[.E127]" office:value-type="float" office:value="0.879970689189353">
            <text:p>0.8799706892</text:p>
          </table:table-cell>
          <table:table-cell table:formula="of:=[.H127]/[.D127]" office:value-type="float" office:value="2.5496350689497">
            <text:p>2.5496350689</text:p>
          </table:table-cell>
          <table:table-cell table:formula="of:=ROUND(RAND()*9.9+0.1;3)" office:value-type="float" office:value="6.255">
            <text:p>6.255</text:p>
          </table:table-cell>
          <table:table-cell table:formula="of:=ROUND(RAND()*9.9+0.1;3)" office:value-type="float" office:value="5.559">
            <text:p>5.559</text:p>
          </table:table-cell>
          <table:table-cell table:formula="of:=IF([.A127]&lt;0.5;&quot;A&quot;;IF([.B127]&lt;0.5;&quot;B&quot;;IF([.C127]&lt;0.5;&quot;C&quot;;IF([.D127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72890140768141">
            <text:p>0.8728901408</text:p>
          </table:table-cell>
          <table:table-cell table:formula="of:=IF(RAND()&gt;1/[.B$1]; 0.6+RAND()*0.4; RAND()*0.4)" office:value-type="float" office:value="0.777667871117592">
            <text:p>0.7776678711</text:p>
          </table:table-cell>
          <table:table-cell table:formula="of:=IF(RAND()&gt;1/[.C$1]; 0.6+RAND()*0.4; RAND()*0.4)" office:value-type="float" office:value="0.976085761748254">
            <text:p>0.9760857617</text:p>
          </table:table-cell>
          <table:table-cell table:formula="of:=IF(RAND()&gt;1/[.D$1]; 0.6+RAND()*0.4; RAND()*0.4)" office:value-type="float" office:value="0.986616934649646">
            <text:p>0.9866169346</text:p>
          </table:table-cell>
          <table:table-cell table:formula="of:=ROUND(RAND()*9.9+0.1;3)" office:value-type="float" office:value="8.499">
            <text:p>8.499</text:p>
          </table:table-cell>
          <table:table-cell table:formula="of:=[.E128]/[.A128]" office:value-type="float" office:value="9.73662045549158">
            <text:p>9.7366204555</text:p>
          </table:table-cell>
          <table:table-cell table:formula="of:=[.F128]/[.B128]" office:value-type="float" office:value="12.5202812371546">
            <text:p>12.5202812372</text:p>
          </table:table-cell>
          <table:table-cell table:formula="of:=[.C128]/[.E128]" office:value-type="float" office:value="0.114847130456319">
            <text:p>0.1148471305</text:p>
          </table:table-cell>
          <table:table-cell table:formula="of:=[.H128]/[.D128]" office:value-type="float" office:value="0.116404985990943">
            <text:p>0.116404986</text:p>
          </table:table-cell>
          <table:table-cell table:formula="of:=ROUND(RAND()*9.9+0.1;3)" office:value-type="float" office:value="8.771">
            <text:p>8.771</text:p>
          </table:table-cell>
          <table:table-cell table:formula="of:=ROUND(RAND()*9.9+0.1;3)" office:value-type="float" office:value="3.377">
            <text:p>3.377</text:p>
          </table:table-cell>
          <table:table-cell table:formula="of:=IF([.A128]&lt;0.5;&quot;A&quot;;IF([.B128]&lt;0.5;&quot;B&quot;;IF([.C128]&lt;0.5;&quot;C&quot;;IF([.D128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278745271265507">
            <text:p>0.2787452713</text:p>
          </table:table-cell>
          <table:table-cell table:formula="of:=IF(RAND()&gt;1/[.B$1]; 0.6+RAND()*0.4; RAND()*0.4)" office:value-type="float" office:value="0.904888223204762">
            <text:p>0.9048882232</text:p>
          </table:table-cell>
          <table:table-cell table:formula="of:=IF(RAND()&gt;1/[.C$1]; 0.6+RAND()*0.4; RAND()*0.4)" office:value-type="float" office:value="0.0389596058055758">
            <text:p>0.0389596058</text:p>
          </table:table-cell>
          <table:table-cell table:formula="of:=IF(RAND()&gt;1/[.D$1]; 0.6+RAND()*0.4; RAND()*0.4)" office:value-type="float" office:value="0.894844929873943">
            <text:p>0.8948449299</text:p>
          </table:table-cell>
          <table:table-cell table:formula="of:=ROUND(RAND()*9.9+0.1;3)" office:value-type="float" office:value="5.222">
            <text:p>5.222</text:p>
          </table:table-cell>
          <table:table-cell table:formula="of:=[.E129]/[.A129]" office:value-type="float" office:value="18.7339500910349">
            <text:p>18.733950091</text:p>
          </table:table-cell>
          <table:table-cell table:formula="of:=[.F129]/[.B129]" office:value-type="float" office:value="20.7030543780165">
            <text:p>20.703054378</text:p>
          </table:table-cell>
          <table:table-cell table:formula="of:=[.C129]/[.E129]" office:value-type="float" office:value="0.00746066752308998">
            <text:p>0.0074606675</text:p>
          </table:table-cell>
          <table:table-cell table:formula="of:=[.H129]/[.D129]" office:value-type="float" office:value="0.00833738592466625">
            <text:p>0.0083373859</text:p>
          </table:table-cell>
          <table:table-cell table:formula="of:=ROUND(RAND()*9.9+0.1;3)" office:value-type="float" office:value="4.841">
            <text:p>4.841</text:p>
          </table:table-cell>
          <table:table-cell table:formula="of:=ROUND(RAND()*9.9+0.1;3)" office:value-type="float" office:value="4.666">
            <text:p>4.666</text:p>
          </table:table-cell>
          <table:table-cell table:formula="of:=IF([.A129]&lt;0.5;&quot;A&quot;;IF([.B129]&lt;0.5;&quot;B&quot;;IF([.C129]&lt;0.5;&quot;C&quot;;IF([.D129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175212842412293">
            <text:p>0.0175212842</text:p>
          </table:table-cell>
          <table:table-cell table:formula="of:=IF(RAND()&gt;1/[.B$1]; 0.6+RAND()*0.4; RAND()*0.4)" office:value-type="float" office:value="0.846214254852384">
            <text:p>0.8462142549</text:p>
          </table:table-cell>
          <table:table-cell table:formula="of:=IF(RAND()&gt;1/[.C$1]; 0.6+RAND()*0.4; RAND()*0.4)" office:value-type="float" office:value="0.0896462053060532">
            <text:p>0.0896462053</text:p>
          </table:table-cell>
          <table:table-cell table:formula="of:=IF(RAND()&gt;1/[.D$1]; 0.6+RAND()*0.4; RAND()*0.4)" office:value-type="float" office:value="0.179324593115598">
            <text:p>0.1793245931</text:p>
          </table:table-cell>
          <table:table-cell table:formula="of:=ROUND(RAND()*9.9+0.1;3)" office:value-type="float" office:value="7.625">
            <text:p>7.625</text:p>
          </table:table-cell>
          <table:table-cell table:formula="of:=[.E130]/[.A130]" office:value-type="float" office:value="435.184995290335">
            <text:p>435.1849952903</text:p>
          </table:table-cell>
          <table:table-cell table:formula="of:=[.F130]/[.B130]" office:value-type="float" office:value="514.272824872526">
            <text:p>514.2728248725</text:p>
          </table:table-cell>
          <table:table-cell table:formula="of:=[.C130]/[.E130]" office:value-type="float" office:value="0.0117568793844004">
            <text:p>0.0117568794</text:p>
          </table:table-cell>
          <table:table-cell table:formula="of:=[.H130]/[.D130]" office:value-type="float" office:value="0.065562002289455">
            <text:p>0.0655620023</text:p>
          </table:table-cell>
          <table:table-cell table:formula="of:=ROUND(RAND()*9.9+0.1;3)" office:value-type="float" office:value="1.32">
            <text:p>1.32</text:p>
          </table:table-cell>
          <table:table-cell table:formula="of:=ROUND(RAND()*9.9+0.1;3)" office:value-type="float" office:value="5.086">
            <text:p>5.086</text:p>
          </table:table-cell>
          <table:table-cell table:formula="of:=IF([.A130]&lt;0.5;&quot;A&quot;;IF([.B130]&lt;0.5;&quot;B&quot;;IF([.C130]&lt;0.5;&quot;C&quot;;IF([.D130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88609318435192">
            <text:p>0.9886093184</text:p>
          </table:table-cell>
          <table:table-cell table:formula="of:=IF(RAND()&gt;1/[.B$1]; 0.6+RAND()*0.4; RAND()*0.4)" office:value-type="float" office:value="0.606664034537971">
            <text:p>0.6066640345</text:p>
          </table:table-cell>
          <table:table-cell table:formula="of:=IF(RAND()&gt;1/[.C$1]; 0.6+RAND()*0.4; RAND()*0.4)" office:value-type="float" office:value="0.0398503746837378">
            <text:p>0.0398503747</text:p>
          </table:table-cell>
          <table:table-cell table:formula="of:=IF(RAND()&gt;1/[.D$1]; 0.6+RAND()*0.4; RAND()*0.4)" office:value-type="float" office:value="0.791577877942473">
            <text:p>0.7915778779</text:p>
          </table:table-cell>
          <table:table-cell table:formula="of:=ROUND(RAND()*9.9+0.1;3)" office:value-type="float" office:value="7.571">
            <text:p>7.571</text:p>
          </table:table-cell>
          <table:table-cell table:formula="of:=[.E131]/[.A131]" office:value-type="float" office:value="7.6582324876157">
            <text:p>7.6582324876</text:p>
          </table:table-cell>
          <table:table-cell table:formula="of:=[.F131]/[.B131]" office:value-type="float" office:value="12.6235149137333">
            <text:p>12.6235149137</text:p>
          </table:table-cell>
          <table:table-cell table:formula="of:=[.C131]/[.E131]" office:value-type="float" office:value="0.00526355497077503">
            <text:p>0.005263555</text:p>
          </table:table-cell>
          <table:table-cell table:formula="of:=[.H131]/[.D131]" office:value-type="float" office:value="0.00664944677895301">
            <text:p>0.0066494468</text:p>
          </table:table-cell>
          <table:table-cell table:formula="of:=ROUND(RAND()*9.9+0.1;3)" office:value-type="float" office:value="5.446">
            <text:p>5.446</text:p>
          </table:table-cell>
          <table:table-cell table:formula="of:=ROUND(RAND()*9.9+0.1;3)" office:value-type="float" office:value="7.381">
            <text:p>7.381</text:p>
          </table:table-cell>
          <table:table-cell table:formula="of:=IF([.A131]&lt;0.5;&quot;A&quot;;IF([.B131]&lt;0.5;&quot;B&quot;;IF([.C131]&lt;0.5;&quot;C&quot;;IF([.D131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28614355903119">
            <text:p>0.7286143559</text:p>
          </table:table-cell>
          <table:table-cell table:formula="of:=IF(RAND()&gt;1/[.B$1]; 0.6+RAND()*0.4; RAND()*0.4)" office:value-type="float" office:value="0.0949578843079507">
            <text:p>0.0949578843</text:p>
          </table:table-cell>
          <table:table-cell table:formula="of:=IF(RAND()&gt;1/[.C$1]; 0.6+RAND()*0.4; RAND()*0.4)" office:value-type="float" office:value="0.869096091762185">
            <text:p>0.8690960918</text:p>
          </table:table-cell>
          <table:table-cell table:formula="of:=IF(RAND()&gt;1/[.D$1]; 0.6+RAND()*0.4; RAND()*0.4)" office:value-type="float" office:value="0.37356432331726">
            <text:p>0.3735643233</text:p>
          </table:table-cell>
          <table:table-cell table:formula="of:=ROUND(RAND()*9.9+0.1;3)" office:value-type="float" office:value="2.681">
            <text:p>2.681</text:p>
          </table:table-cell>
          <table:table-cell table:formula="of:=[.E132]/[.A132]" office:value-type="float" office:value="3.67958712078476">
            <text:p>3.6795871208</text:p>
          </table:table-cell>
          <table:table-cell table:formula="of:=[.F132]/[.B132]" office:value-type="float" office:value="38.7496746331434">
            <text:p>38.7496746331</text:p>
          </table:table-cell>
          <table:table-cell table:formula="of:=[.C132]/[.E132]" office:value-type="float" office:value="0.324168628035131">
            <text:p>0.324168628</text:p>
          </table:table-cell>
          <table:table-cell table:formula="of:=[.H132]/[.D132]" office:value-type="float" office:value="0.867771914503253">
            <text:p>0.8677719145</text:p>
          </table:table-cell>
          <table:table-cell table:formula="of:=ROUND(RAND()*9.9+0.1;3)" office:value-type="float" office:value="0.821">
            <text:p>0.821</text:p>
          </table:table-cell>
          <table:table-cell table:formula="of:=ROUND(RAND()*9.9+0.1;3)" office:value-type="float" office:value="8.029">
            <text:p>8.029</text:p>
          </table:table-cell>
          <table:table-cell table:formula="of:=IF([.A132]&lt;0.5;&quot;A&quot;;IF([.B132]&lt;0.5;&quot;B&quot;;IF([.C132]&lt;0.5;&quot;C&quot;;IF([.D132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20318209817633">
            <text:p>0.2031820982</text:p>
          </table:table-cell>
          <table:table-cell table:formula="of:=IF(RAND()&gt;1/[.B$1]; 0.6+RAND()*0.4; RAND()*0.4)" office:value-type="float" office:value="0.824937366880477">
            <text:p>0.8249373669</text:p>
          </table:table-cell>
          <table:table-cell table:formula="of:=IF(RAND()&gt;1/[.C$1]; 0.6+RAND()*0.4; RAND()*0.4)" office:value-type="float" office:value="0.84420631499961">
            <text:p>0.844206315</text:p>
          </table:table-cell>
          <table:table-cell table:formula="of:=IF(RAND()&gt;1/[.D$1]; 0.6+RAND()*0.4; RAND()*0.4)" office:value-type="float" office:value="0.618994338624179">
            <text:p>0.6189943386</text:p>
          </table:table-cell>
          <table:table-cell table:formula="of:=ROUND(RAND()*9.9+0.1;3)" office:value-type="float" office:value="0.651">
            <text:p>0.651</text:p>
          </table:table-cell>
          <table:table-cell table:formula="of:=[.E133]/[.A133]" office:value-type="float" office:value="3.20402243033751">
            <text:p>3.2040224303</text:p>
          </table:table-cell>
          <table:table-cell table:formula="of:=[.F133]/[.B133]" office:value-type="float" office:value="3.88395841790221">
            <text:p>3.8839584179</text:p>
          </table:table-cell>
          <table:table-cell table:formula="of:=[.C133]/[.E133]" office:value-type="float" office:value="1.29678389400862">
            <text:p>1.296783894</text:p>
          </table:table-cell>
          <table:table-cell table:formula="of:=[.H133]/[.D133]" office:value-type="float" office:value="2.09498506382294">
            <text:p>2.0949850638</text:p>
          </table:table-cell>
          <table:table-cell table:formula="of:=ROUND(RAND()*9.9+0.1;3)" office:value-type="float" office:value="5.829">
            <text:p>5.829</text:p>
          </table:table-cell>
          <table:table-cell table:formula="of:=ROUND(RAND()*9.9+0.1;3)" office:value-type="float" office:value="5.936">
            <text:p>5.936</text:p>
          </table:table-cell>
          <table:table-cell table:formula="of:=IF([.A133]&lt;0.5;&quot;A&quot;;IF([.B133]&lt;0.5;&quot;B&quot;;IF([.C133]&lt;0.5;&quot;C&quot;;IF([.D133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65150797553361">
            <text:p>0.9651507976</text:p>
          </table:table-cell>
          <table:table-cell table:formula="of:=IF(RAND()&gt;1/[.B$1]; 0.6+RAND()*0.4; RAND()*0.4)" office:value-type="float" office:value="0.187443382944912">
            <text:p>0.1874433829</text:p>
          </table:table-cell>
          <table:table-cell table:formula="of:=IF(RAND()&gt;1/[.C$1]; 0.6+RAND()*0.4; RAND()*0.4)" office:value-type="float" office:value="0.955258165020496">
            <text:p>0.955258165</text:p>
          </table:table-cell>
          <table:table-cell table:formula="of:=IF(RAND()&gt;1/[.D$1]; 0.6+RAND()*0.4; RAND()*0.4)" office:value-type="float" office:value="0.610367852821946">
            <text:p>0.6103678528</text:p>
          </table:table-cell>
          <table:table-cell table:formula="of:=ROUND(RAND()*9.9+0.1;3)" office:value-type="float" office:value="6.272">
            <text:p>6.272</text:p>
          </table:table-cell>
          <table:table-cell table:formula="of:=[.E134]/[.A134]" office:value-type="float" office:value="6.49846637012517">
            <text:p>6.4984663701</text:p>
          </table:table-cell>
          <table:table-cell table:formula="of:=[.F134]/[.B134]" office:value-type="float" office:value="34.668955862982">
            <text:p>34.668955863</text:p>
          </table:table-cell>
          <table:table-cell table:formula="of:=[.C134]/[.E134]" office:value-type="float" office:value="0.152305192126992">
            <text:p>0.1523051921</text:p>
          </table:table-cell>
          <table:table-cell table:formula="of:=[.H134]/[.D134]" office:value-type="float" office:value="0.249530166804873">
            <text:p>0.2495301668</text:p>
          </table:table-cell>
          <table:table-cell table:formula="of:=ROUND(RAND()*9.9+0.1;3)" office:value-type="float" office:value="0.868">
            <text:p>0.868</text:p>
          </table:table-cell>
          <table:table-cell table:formula="of:=ROUND(RAND()*9.9+0.1;3)" office:value-type="float" office:value="9.588">
            <text:p>9.588</text:p>
          </table:table-cell>
          <table:table-cell table:formula="of:=IF([.A134]&lt;0.5;&quot;A&quot;;IF([.B134]&lt;0.5;&quot;B&quot;;IF([.C134]&lt;0.5;&quot;C&quot;;IF([.D134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07098814751953">
            <text:p>0.8070988148</text:p>
          </table:table-cell>
          <table:table-cell table:formula="of:=IF(RAND()&gt;1/[.B$1]; 0.6+RAND()*0.4; RAND()*0.4)" office:value-type="float" office:value="0.91537366900593">
            <text:p>0.915373669</text:p>
          </table:table-cell>
          <table:table-cell table:formula="of:=IF(RAND()&gt;1/[.C$1]; 0.6+RAND()*0.4; RAND()*0.4)" office:value-type="float" office:value="0.2546645604074">
            <text:p>0.2546645604</text:p>
          </table:table-cell>
          <table:table-cell table:formula="of:=IF(RAND()&gt;1/[.D$1]; 0.6+RAND()*0.4; RAND()*0.4)" office:value-type="float" office:value="0.250953019689769">
            <text:p>0.2509530197</text:p>
          </table:table-cell>
          <table:table-cell table:formula="of:=ROUND(RAND()*9.9+0.1;3)" office:value-type="float" office:value="2.778">
            <text:p>2.778</text:p>
          </table:table-cell>
          <table:table-cell table:formula="of:=[.E135]/[.A135]" office:value-type="float" office:value="3.44195772466072">
            <text:p>3.4419577247</text:p>
          </table:table-cell>
          <table:table-cell table:formula="of:=[.F135]/[.B135]" office:value-type="float" office:value="3.76016684901871">
            <text:p>3.760166849</text:p>
          </table:table-cell>
          <table:table-cell table:formula="of:=[.C135]/[.E135]" office:value-type="float" office:value="0.0916719079940245">
            <text:p>0.091671908</text:p>
          </table:table-cell>
          <table:table-cell table:formula="of:=[.H135]/[.D135]" office:value-type="float" office:value="0.365295098291109">
            <text:p>0.3652950983</text:p>
          </table:table-cell>
          <table:table-cell table:formula="of:=ROUND(RAND()*9.9+0.1;3)" office:value-type="float" office:value="5.247">
            <text:p>5.247</text:p>
          </table:table-cell>
          <table:table-cell table:formula="of:=ROUND(RAND()*9.9+0.1;3)" office:value-type="float" office:value="5.658">
            <text:p>5.658</text:p>
          </table:table-cell>
          <table:table-cell table:formula="of:=IF([.A135]&lt;0.5;&quot;A&quot;;IF([.B135]&lt;0.5;&quot;B&quot;;IF([.C135]&lt;0.5;&quot;C&quot;;IF([.D135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55333676654846">
            <text:p>0.6553336767</text:p>
          </table:table-cell>
          <table:table-cell table:formula="of:=IF(RAND()&gt;1/[.B$1]; 0.6+RAND()*0.4; RAND()*0.4)" office:value-type="float" office:value="0.629797624889761">
            <text:p>0.6297976249</text:p>
          </table:table-cell>
          <table:table-cell table:formula="of:=IF(RAND()&gt;1/[.C$1]; 0.6+RAND()*0.4; RAND()*0.4)" office:value-type="float" office:value="0.0175555636174977">
            <text:p>0.0175555636</text:p>
          </table:table-cell>
          <table:table-cell table:formula="of:=IF(RAND()&gt;1/[.D$1]; 0.6+RAND()*0.4; RAND()*0.4)" office:value-type="float" office:value="0.210374295990914">
            <text:p>0.210374296</text:p>
          </table:table-cell>
          <table:table-cell table:formula="of:=ROUND(RAND()*9.9+0.1;3)" office:value-type="float" office:value="6.14">
            <text:p>6.14</text:p>
          </table:table-cell>
          <table:table-cell table:formula="of:=[.E136]/[.A136]" office:value-type="float" office:value="9.36927281280838">
            <text:p>9.3692728128</text:p>
          </table:table-cell>
          <table:table-cell table:formula="of:=[.F136]/[.B136]" office:value-type="float" office:value="14.8766404358041">
            <text:p>14.8766404358</text:p>
          </table:table-cell>
          <table:table-cell table:formula="of:=[.C136]/[.E136]" office:value-type="float" office:value="0.00285921231555337">
            <text:p>0.0028592123</text:p>
          </table:table-cell>
          <table:table-cell table:formula="of:=[.H136]/[.D136]" office:value-type="float" office:value="0.0135910725313935">
            <text:p>0.0135910725</text:p>
          </table:table-cell>
          <table:table-cell table:formula="of:=ROUND(RAND()*9.9+0.1;3)" office:value-type="float" office:value="1.358">
            <text:p>1.358</text:p>
          </table:table-cell>
          <table:table-cell table:formula="of:=ROUND(RAND()*9.9+0.1;3)" office:value-type="float" office:value="5.995">
            <text:p>5.995</text:p>
          </table:table-cell>
          <table:table-cell table:formula="of:=IF([.A136]&lt;0.5;&quot;A&quot;;IF([.B136]&lt;0.5;&quot;B&quot;;IF([.C136]&lt;0.5;&quot;C&quot;;IF([.D136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59149056207389">
            <text:p>0.7591490562</text:p>
          </table:table-cell>
          <table:table-cell table:formula="of:=IF(RAND()&gt;1/[.B$1]; 0.6+RAND()*0.4; RAND()*0.4)" office:value-type="float" office:value="0.792117185797542">
            <text:p>0.7921171858</text:p>
          </table:table-cell>
          <table:table-cell table:formula="of:=IF(RAND()&gt;1/[.C$1]; 0.6+RAND()*0.4; RAND()*0.4)" office:value-type="float" office:value="0.136237003933638">
            <text:p>0.1362370039</text:p>
          </table:table-cell>
          <table:table-cell table:formula="of:=IF(RAND()&gt;1/[.D$1]; 0.6+RAND()*0.4; RAND()*0.4)" office:value-type="float" office:value="0.820460625365377">
            <text:p>0.8204606254</text:p>
          </table:table-cell>
          <table:table-cell table:formula="of:=ROUND(RAND()*9.9+0.1;3)" office:value-type="float" office:value="8.415">
            <text:p>8.415</text:p>
          </table:table-cell>
          <table:table-cell table:formula="of:=[.E137]/[.A137]" office:value-type="float" office:value="11.0847796374012">
            <text:p>11.0847796374</text:p>
          </table:table-cell>
          <table:table-cell table:formula="of:=[.F137]/[.B137]" office:value-type="float" office:value="13.9938633274829">
            <text:p>13.9938633275</text:p>
          </table:table-cell>
          <table:table-cell table:formula="of:=[.C137]/[.E137]" office:value-type="float" office:value="0.0161897806219416">
            <text:p>0.0161897806</text:p>
          </table:table-cell>
          <table:table-cell table:formula="of:=[.H137]/[.D137]" office:value-type="float" office:value="0.0197325503764812">
            <text:p>0.0197325504</text:p>
          </table:table-cell>
          <table:table-cell table:formula="of:=ROUND(RAND()*9.9+0.1;3)" office:value-type="float" office:value="1.593">
            <text:p>1.593</text:p>
          </table:table-cell>
          <table:table-cell table:formula="of:=ROUND(RAND()*9.9+0.1;3)" office:value-type="float" office:value="5.094">
            <text:p>5.094</text:p>
          </table:table-cell>
          <table:table-cell table:formula="of:=IF([.A137]&lt;0.5;&quot;A&quot;;IF([.B137]&lt;0.5;&quot;B&quot;;IF([.C137]&lt;0.5;&quot;C&quot;;IF([.D137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22992945462465">
            <text:p>0.6229929455</text:p>
          </table:table-cell>
          <table:table-cell table:formula="of:=IF(RAND()&gt;1/[.B$1]; 0.6+RAND()*0.4; RAND()*0.4)" office:value-type="float" office:value="0.841390457190573">
            <text:p>0.8413904572</text:p>
          </table:table-cell>
          <table:table-cell table:formula="of:=IF(RAND()&gt;1/[.C$1]; 0.6+RAND()*0.4; RAND()*0.4)" office:value-type="float" office:value="0.0981276692822576">
            <text:p>0.0981276693</text:p>
          </table:table-cell>
          <table:table-cell table:formula="of:=IF(RAND()&gt;1/[.D$1]; 0.6+RAND()*0.4; RAND()*0.4)" office:value-type="float" office:value="0.762449451070279">
            <text:p>0.7624494511</text:p>
          </table:table-cell>
          <table:table-cell table:formula="of:=ROUND(RAND()*9.9+0.1;3)" office:value-type="float" office:value="2.286">
            <text:p>2.286</text:p>
          </table:table-cell>
          <table:table-cell table:formula="of:=[.E138]/[.A138]" office:value-type="float" office:value="3.66938344430696">
            <text:p>3.6693834443</text:p>
          </table:table-cell>
          <table:table-cell table:formula="of:=[.F138]/[.B138]" office:value-type="float" office:value="4.36109467720746">
            <text:p>4.3610946772</text:p>
          </table:table-cell>
          <table:table-cell table:formula="of:=[.C138]/[.E138]" office:value-type="float" office:value="0.0429254896247846">
            <text:p>0.0429254896</text:p>
          </table:table-cell>
          <table:table-cell table:formula="of:=[.H138]/[.D138]" office:value-type="float" office:value="0.0562994563961302">
            <text:p>0.0562994564</text:p>
          </table:table-cell>
          <table:table-cell table:formula="of:=ROUND(RAND()*9.9+0.1;3)" office:value-type="float" office:value="9.925">
            <text:p>9.925</text:p>
          </table:table-cell>
          <table:table-cell table:formula="of:=ROUND(RAND()*9.9+0.1;3)" office:value-type="float" office:value="0.498">
            <text:p>0.498</text:p>
          </table:table-cell>
          <table:table-cell table:formula="of:=IF([.A138]&lt;0.5;&quot;A&quot;;IF([.B138]&lt;0.5;&quot;B&quot;;IF([.C138]&lt;0.5;&quot;C&quot;;IF([.D138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61443888023496">
            <text:p>0.761443888</text:p>
          </table:table-cell>
          <table:table-cell table:formula="of:=IF(RAND()&gt;1/[.B$1]; 0.6+RAND()*0.4; RAND()*0.4)" office:value-type="float" office:value="0.761226275470108">
            <text:p>0.7612262755</text:p>
          </table:table-cell>
          <table:table-cell table:formula="of:=IF(RAND()&gt;1/[.C$1]; 0.6+RAND()*0.4; RAND()*0.4)" office:value-type="float" office:value="0.927297006454319">
            <text:p>0.9272970065</text:p>
          </table:table-cell>
          <table:table-cell table:formula="of:=IF(RAND()&gt;1/[.D$1]; 0.6+RAND()*0.4; RAND()*0.4)" office:value-type="float" office:value="0.322371548507363">
            <text:p>0.3223715485</text:p>
          </table:table-cell>
          <table:table-cell table:formula="of:=ROUND(RAND()*9.9+0.1;3)" office:value-type="float" office:value="8.815">
            <text:p>8.815</text:p>
          </table:table-cell>
          <table:table-cell table:formula="of:=[.E139]/[.A139]" office:value-type="float" office:value="11.5766902048178">
            <text:p>11.5766902048</text:p>
          </table:table-cell>
          <table:table-cell table:formula="of:=[.F139]/[.B139]" office:value-type="float" office:value="15.2079487766873">
            <text:p>15.2079487767</text:p>
          </table:table-cell>
          <table:table-cell table:formula="of:=[.C139]/[.E139]" office:value-type="float" office:value="0.105195349569407">
            <text:p>0.1051953496</text:p>
          </table:table-cell>
          <table:table-cell table:formula="of:=[.H139]/[.D139]" office:value-type="float" office:value="0.326317102289205">
            <text:p>0.3263171023</text:p>
          </table:table-cell>
          <table:table-cell table:formula="of:=ROUND(RAND()*9.9+0.1;3)" office:value-type="float" office:value="8.8">
            <text:p>8.8</text:p>
          </table:table-cell>
          <table:table-cell table:formula="of:=ROUND(RAND()*9.9+0.1;3)" office:value-type="float" office:value="3.788">
            <text:p>3.788</text:p>
          </table:table-cell>
          <table:table-cell table:formula="of:=IF([.A139]&lt;0.5;&quot;A&quot;;IF([.B139]&lt;0.5;&quot;B&quot;;IF([.C139]&lt;0.5;&quot;C&quot;;IF([.D139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49327745847404">
            <text:p>0.8493277458</text:p>
          </table:table-cell>
          <table:table-cell table:formula="of:=IF(RAND()&gt;1/[.B$1]; 0.6+RAND()*0.4; RAND()*0.4)" office:value-type="float" office:value="0.671121473703533">
            <text:p>0.6711214737</text:p>
          </table:table-cell>
          <table:table-cell table:formula="of:=IF(RAND()&gt;1/[.C$1]; 0.6+RAND()*0.4; RAND()*0.4)" office:value-type="float" office:value="0.728359355963767">
            <text:p>0.728359356</text:p>
          </table:table-cell>
          <table:table-cell table:formula="of:=IF(RAND()&gt;1/[.D$1]; 0.6+RAND()*0.4; RAND()*0.4)" office:value-type="float" office:value="0.335865281894803">
            <text:p>0.3358652819</text:p>
          </table:table-cell>
          <table:table-cell table:formula="of:=ROUND(RAND()*9.9+0.1;3)" office:value-type="float" office:value="7.717">
            <text:p>7.717</text:p>
          </table:table-cell>
          <table:table-cell table:formula="of:=[.E140]/[.A140]" office:value-type="float" office:value="9.0860095384032">
            <text:p>9.0860095384</text:p>
          </table:table-cell>
          <table:table-cell table:formula="of:=[.F140]/[.B140]" office:value-type="float" office:value="13.5385468866951">
            <text:p>13.5385468867</text:p>
          </table:table-cell>
          <table:table-cell table:formula="of:=[.C140]/[.E140]" office:value-type="float" office:value="0.0943837444555872">
            <text:p>0.0943837445</text:p>
          </table:table-cell>
          <table:table-cell table:formula="of:=[.H140]/[.D140]" office:value-type="float" office:value="0.281016674075736">
            <text:p>0.2810166741</text:p>
          </table:table-cell>
          <table:table-cell table:formula="of:=ROUND(RAND()*9.9+0.1;3)" office:value-type="float" office:value="5.436">
            <text:p>5.436</text:p>
          </table:table-cell>
          <table:table-cell table:formula="of:=ROUND(RAND()*9.9+0.1;3)" office:value-type="float" office:value="1.522">
            <text:p>1.522</text:p>
          </table:table-cell>
          <table:table-cell table:formula="of:=IF([.A140]&lt;0.5;&quot;A&quot;;IF([.B140]&lt;0.5;&quot;B&quot;;IF([.C140]&lt;0.5;&quot;C&quot;;IF([.D140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1646412583068">
            <text:p>0.6164641258</text:p>
          </table:table-cell>
          <table:table-cell table:formula="of:=IF(RAND()&gt;1/[.B$1]; 0.6+RAND()*0.4; RAND()*0.4)" office:value-type="float" office:value="0.156109797768295">
            <text:p>0.1561097978</text:p>
          </table:table-cell>
          <table:table-cell table:formula="of:=IF(RAND()&gt;1/[.C$1]; 0.6+RAND()*0.4; RAND()*0.4)" office:value-type="float" office:value="0.628895179741085">
            <text:p>0.6288951797</text:p>
          </table:table-cell>
          <table:table-cell table:formula="of:=IF(RAND()&gt;1/[.D$1]; 0.6+RAND()*0.4; RAND()*0.4)" office:value-type="float" office:value="0.978309454396367">
            <text:p>0.9783094544</text:p>
          </table:table-cell>
          <table:table-cell table:formula="of:=ROUND(RAND()*9.9+0.1;3)" office:value-type="float" office:value="3.68">
            <text:p>3.68</text:p>
          </table:table-cell>
          <table:table-cell table:formula="of:=[.E141]/[.A141]" office:value-type="float" office:value="5.96952822687165">
            <text:p>5.9695282269</text:p>
          </table:table-cell>
          <table:table-cell table:formula="of:=[.F141]/[.B141]" office:value-type="float" office:value="38.2392925505668">
            <text:p>38.2392925506</text:p>
          </table:table-cell>
          <table:table-cell table:formula="of:=[.C141]/[.E141]" office:value-type="float" office:value="0.170895429277469">
            <text:p>0.1708954293</text:p>
          </table:table-cell>
          <table:table-cell table:formula="of:=[.H141]/[.D141]" office:value-type="float" office:value="0.174684429869804">
            <text:p>0.1746844299</text:p>
          </table:table-cell>
          <table:table-cell table:formula="of:=ROUND(RAND()*9.9+0.1;3)" office:value-type="float" office:value="5.188">
            <text:p>5.188</text:p>
          </table:table-cell>
          <table:table-cell table:formula="of:=ROUND(RAND()*9.9+0.1;3)" office:value-type="float" office:value="7.98">
            <text:p>7.98</text:p>
          </table:table-cell>
          <table:table-cell table:formula="of:=IF([.A141]&lt;0.5;&quot;A&quot;;IF([.B141]&lt;0.5;&quot;B&quot;;IF([.C141]&lt;0.5;&quot;C&quot;;IF([.D141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83598198276013">
            <text:p>0.8835981983</text:p>
          </table:table-cell>
          <table:table-cell table:formula="of:=IF(RAND()&gt;1/[.B$1]; 0.6+RAND()*0.4; RAND()*0.4)" office:value-type="float" office:value="0.711986871808767">
            <text:p>0.7119868718</text:p>
          </table:table-cell>
          <table:table-cell table:formula="of:=IF(RAND()&gt;1/[.C$1]; 0.6+RAND()*0.4; RAND()*0.4)" office:value-type="float" office:value="0.196849730890244">
            <text:p>0.1968497309</text:p>
          </table:table-cell>
          <table:table-cell table:formula="of:=IF(RAND()&gt;1/[.D$1]; 0.6+RAND()*0.4; RAND()*0.4)" office:value-type="float" office:value="0.989423131477088">
            <text:p>0.9894231315</text:p>
          </table:table-cell>
          <table:table-cell table:formula="of:=ROUND(RAND()*9.9+0.1;3)" office:value-type="float" office:value="6.452">
            <text:p>6.452</text:p>
          </table:table-cell>
          <table:table-cell table:formula="of:=[.E142]/[.A142]" office:value-type="float" office:value="7.30196147138879">
            <text:p>7.3019614714</text:p>
          </table:table-cell>
          <table:table-cell table:formula="of:=[.F142]/[.B142]" office:value-type="float" office:value="10.255752964712">
            <text:p>10.2557529647</text:p>
          </table:table-cell>
          <table:table-cell table:formula="of:=[.C142]/[.E142]" office:value-type="float" office:value="0.0305098776953261">
            <text:p>0.0305098777</text:p>
          </table:table-cell>
          <table:table-cell table:formula="of:=[.H142]/[.D142]" office:value-type="float" office:value="0.030836026291177">
            <text:p>0.0308360263</text:p>
          </table:table-cell>
          <table:table-cell table:formula="of:=ROUND(RAND()*9.9+0.1;3)" office:value-type="float" office:value="1.82">
            <text:p>1.82</text:p>
          </table:table-cell>
          <table:table-cell table:formula="of:=ROUND(RAND()*9.9+0.1;3)" office:value-type="float" office:value="4.57">
            <text:p>4.57</text:p>
          </table:table-cell>
          <table:table-cell table:formula="of:=IF([.A142]&lt;0.5;&quot;A&quot;;IF([.B142]&lt;0.5;&quot;B&quot;;IF([.C142]&lt;0.5;&quot;C&quot;;IF([.D142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55114234611392">
            <text:p>0.9551142346</text:p>
          </table:table-cell>
          <table:table-cell table:formula="of:=IF(RAND()&gt;1/[.B$1]; 0.6+RAND()*0.4; RAND()*0.4)" office:value-type="float" office:value="0.764660891890526">
            <text:p>0.7646608919</text:p>
          </table:table-cell>
          <table:table-cell table:formula="of:=IF(RAND()&gt;1/[.C$1]; 0.6+RAND()*0.4; RAND()*0.4)" office:value-type="float" office:value="0.666349131334573">
            <text:p>0.6663491313</text:p>
          </table:table-cell>
          <table:table-cell table:formula="of:=IF(RAND()&gt;1/[.D$1]; 0.6+RAND()*0.4; RAND()*0.4)" office:value-type="float" office:value="0.630087735969573">
            <text:p>0.630087736</text:p>
          </table:table-cell>
          <table:table-cell table:formula="of:=ROUND(RAND()*9.9+0.1;3)" office:value-type="float" office:value="9.766">
            <text:p>9.766</text:p>
          </table:table-cell>
          <table:table-cell table:formula="of:=[.E143]/[.A143]" office:value-type="float" office:value="10.2249549280076">
            <text:p>10.224954928</text:p>
          </table:table-cell>
          <table:table-cell table:formula="of:=[.F143]/[.B143]" office:value-type="float" office:value="13.3718816228822">
            <text:p>13.3718816229</text:p>
          </table:table-cell>
          <table:table-cell table:formula="of:=[.C143]/[.E143]" office:value-type="float" office:value="0.0682315309578715">
            <text:p>0.068231531</text:p>
          </table:table-cell>
          <table:table-cell table:formula="of:=[.H143]/[.D143]" office:value-type="float" office:value="0.1082889367032">
            <text:p>0.1082889367</text:p>
          </table:table-cell>
          <table:table-cell table:formula="of:=ROUND(RAND()*9.9+0.1;3)" office:value-type="float" office:value="3.101">
            <text:p>3.101</text:p>
          </table:table-cell>
          <table:table-cell table:formula="of:=ROUND(RAND()*9.9+0.1;3)" office:value-type="float" office:value="3.157">
            <text:p>3.157</text:p>
          </table:table-cell>
          <table:table-cell table:formula="of:=IF([.A143]&lt;0.5;&quot;A&quot;;IF([.B143]&lt;0.5;&quot;B&quot;;IF([.C143]&lt;0.5;&quot;C&quot;;IF([.D143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8558497633785">
            <text:p>0.6855849763</text:p>
          </table:table-cell>
          <table:table-cell table:formula="of:=IF(RAND()&gt;1/[.B$1]; 0.6+RAND()*0.4; RAND()*0.4)" office:value-type="float" office:value="0.988344529829919">
            <text:p>0.9883445298</text:p>
          </table:table-cell>
          <table:table-cell table:formula="of:=IF(RAND()&gt;1/[.C$1]; 0.6+RAND()*0.4; RAND()*0.4)" office:value-type="float" office:value="0.112510976009071">
            <text:p>0.112510976</text:p>
          </table:table-cell>
          <table:table-cell table:formula="of:=IF(RAND()&gt;1/[.D$1]; 0.6+RAND()*0.4; RAND()*0.4)" office:value-type="float" office:value="0.114048795960844">
            <text:p>0.114048796</text:p>
          </table:table-cell>
          <table:table-cell table:formula="of:=ROUND(RAND()*9.9+0.1;3)" office:value-type="float" office:value="3.454">
            <text:p>3.454</text:p>
          </table:table-cell>
          <table:table-cell table:formula="of:=[.E144]/[.A144]" office:value-type="float" office:value="5.03803338639367">
            <text:p>5.0380333864</text:p>
          </table:table-cell>
          <table:table-cell table:formula="of:=[.F144]/[.B144]" office:value-type="float" office:value="5.09744652227765">
            <text:p>5.0974465223</text:p>
          </table:table-cell>
          <table:table-cell table:formula="of:=[.C144]/[.E144]" office:value-type="float" office:value="0.0325741100199974">
            <text:p>0.03257411</text:p>
          </table:table-cell>
          <table:table-cell table:formula="of:=[.H144]/[.D144]" office:value-type="float" office:value="0.285615553812432">
            <text:p>0.2856155538</text:p>
          </table:table-cell>
          <table:table-cell table:formula="of:=ROUND(RAND()*9.9+0.1;3)" office:value-type="float" office:value="1.679">
            <text:p>1.679</text:p>
          </table:table-cell>
          <table:table-cell table:formula="of:=ROUND(RAND()*9.9+0.1;3)" office:value-type="float" office:value="1.356">
            <text:p>1.356</text:p>
          </table:table-cell>
          <table:table-cell table:formula="of:=IF([.A144]&lt;0.5;&quot;A&quot;;IF([.B144]&lt;0.5;&quot;B&quot;;IF([.C144]&lt;0.5;&quot;C&quot;;IF([.D144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55541555583477">
            <text:p>0.6555415556</text:p>
          </table:table-cell>
          <table:table-cell table:formula="of:=IF(RAND()&gt;1/[.B$1]; 0.6+RAND()*0.4; RAND()*0.4)" office:value-type="float" office:value="0.98837573537603">
            <text:p>0.9883757354</text:p>
          </table:table-cell>
          <table:table-cell table:formula="of:=IF(RAND()&gt;1/[.C$1]; 0.6+RAND()*0.4; RAND()*0.4)" office:value-type="float" office:value="0.309281860478222">
            <text:p>0.3092818605</text:p>
          </table:table-cell>
          <table:table-cell table:formula="of:=IF(RAND()&gt;1/[.D$1]; 0.6+RAND()*0.4; RAND()*0.4)" office:value-type="float" office:value="0.0758569221943617">
            <text:p>0.0758569222</text:p>
          </table:table-cell>
          <table:table-cell table:formula="of:=ROUND(RAND()*9.9+0.1;3)" office:value-type="float" office:value="5.721">
            <text:p>5.721</text:p>
          </table:table-cell>
          <table:table-cell table:formula="of:=[.E145]/[.A145]" office:value-type="float" office:value="8.72713552828534">
            <text:p>8.7271355283</text:p>
          </table:table-cell>
          <table:table-cell table:formula="of:=[.F145]/[.B145]" office:value-type="float" office:value="8.82977517144841">
            <text:p>8.8297751714</text:p>
          </table:table-cell>
          <table:table-cell table:formula="of:=[.C145]/[.E145]" office:value-type="float" office:value="0.0540608041388258">
            <text:p>0.0540608041</text:p>
          </table:table-cell>
          <table:table-cell table:formula="of:=[.H145]/[.D145]" office:value-type="float" office:value="0.712668041030065">
            <text:p>0.712668041</text:p>
          </table:table-cell>
          <table:table-cell table:formula="of:=ROUND(RAND()*9.9+0.1;3)" office:value-type="float" office:value="0.48">
            <text:p>0.48</text:p>
          </table:table-cell>
          <table:table-cell table:formula="of:=ROUND(RAND()*9.9+0.1;3)" office:value-type="float" office:value="8.719">
            <text:p>8.719</text:p>
          </table:table-cell>
          <table:table-cell table:formula="of:=IF([.A145]&lt;0.5;&quot;A&quot;;IF([.B145]&lt;0.5;&quot;B&quot;;IF([.C145]&lt;0.5;&quot;C&quot;;IF([.D145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01071025524288">
            <text:p>0.7010710255</text:p>
          </table:table-cell>
          <table:table-cell table:formula="of:=IF(RAND()&gt;1/[.B$1]; 0.6+RAND()*0.4; RAND()*0.4)" office:value-type="float" office:value="0.948950058594346">
            <text:p>0.9489500586</text:p>
          </table:table-cell>
          <table:table-cell table:formula="of:=IF(RAND()&gt;1/[.C$1]; 0.6+RAND()*0.4; RAND()*0.4)" office:value-type="float" office:value="0.939443072862923">
            <text:p>0.9394430729</text:p>
          </table:table-cell>
          <table:table-cell table:formula="of:=IF(RAND()&gt;1/[.D$1]; 0.6+RAND()*0.4; RAND()*0.4)" office:value-type="float" office:value="0.172089356929064">
            <text:p>0.1720893569</text:p>
          </table:table-cell>
          <table:table-cell table:formula="of:=ROUND(RAND()*9.9+0.1;3)" office:value-type="float" office:value="4.096">
            <text:p>4.096</text:p>
          </table:table-cell>
          <table:table-cell table:formula="of:=[.E146]/[.A146]" office:value-type="float" office:value="5.84248934968729">
            <text:p>5.8424893497</text:p>
          </table:table-cell>
          <table:table-cell table:formula="of:=[.F146]/[.B146]" office:value-type="float" office:value="6.15679328619423">
            <text:p>6.1567932862</text:p>
          </table:table-cell>
          <table:table-cell table:formula="of:=[.C146]/[.E146]" office:value-type="float" office:value="0.229356218960675">
            <text:p>0.229356219</text:p>
          </table:table-cell>
          <table:table-cell table:formula="of:=[.H146]/[.D146]" office:value-type="float" office:value="1.33277399052178">
            <text:p>1.3327739905</text:p>
          </table:table-cell>
          <table:table-cell table:formula="of:=ROUND(RAND()*9.9+0.1;3)" office:value-type="float" office:value="2.762">
            <text:p>2.762</text:p>
          </table:table-cell>
          <table:table-cell table:formula="of:=ROUND(RAND()*9.9+0.1;3)" office:value-type="float" office:value="4.426">
            <text:p>4.426</text:p>
          </table:table-cell>
          <table:table-cell table:formula="of:=IF([.A146]&lt;0.5;&quot;A&quot;;IF([.B146]&lt;0.5;&quot;B&quot;;IF([.C146]&lt;0.5;&quot;C&quot;;IF([.D146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92158387135714">
            <text:p>0.7921583871</text:p>
          </table:table-cell>
          <table:table-cell table:formula="of:=IF(RAND()&gt;1/[.B$1]; 0.6+RAND()*0.4; RAND()*0.4)" office:value-type="float" office:value="0.644972841255367">
            <text:p>0.6449728413</text:p>
          </table:table-cell>
          <table:table-cell table:formula="of:=IF(RAND()&gt;1/[.C$1]; 0.6+RAND()*0.4; RAND()*0.4)" office:value-type="float" office:value="0.855948441848159">
            <text:p>0.8559484418</text:p>
          </table:table-cell>
          <table:table-cell table:formula="of:=IF(RAND()&gt;1/[.D$1]; 0.6+RAND()*0.4; RAND()*0.4)" office:value-type="float" office:value="0.684770487714559">
            <text:p>0.6847704877</text:p>
          </table:table-cell>
          <table:table-cell table:formula="of:=ROUND(RAND()*9.9+0.1;3)" office:value-type="float" office:value="1.503">
            <text:p>1.503</text:p>
          </table:table-cell>
          <table:table-cell table:formula="of:=[.E147]/[.A147]" office:value-type="float" office:value="1.89734783397869">
            <text:p>1.897347834</text:p>
          </table:table-cell>
          <table:table-cell table:formula="of:=[.F147]/[.B147]" office:value-type="float" office:value="2.94174841577161">
            <text:p>2.9417484158</text:p>
          </table:table-cell>
          <table:table-cell table:formula="of:=[.C147]/[.E147]" office:value-type="float" office:value="0.56949330794954">
            <text:p>0.5694933079</text:p>
          </table:table-cell>
          <table:table-cell table:formula="of:=[.H147]/[.D147]" office:value-type="float" office:value="0.831655741838759">
            <text:p>0.8316557418</text:p>
          </table:table-cell>
          <table:table-cell table:formula="of:=ROUND(RAND()*9.9+0.1;3)" office:value-type="float" office:value="9.219">
            <text:p>9.219</text:p>
          </table:table-cell>
          <table:table-cell table:formula="of:=ROUND(RAND()*9.9+0.1;3)" office:value-type="float" office:value="2.577">
            <text:p>2.577</text:p>
          </table:table-cell>
          <table:table-cell table:formula="of:=IF([.A147]&lt;0.5;&quot;A&quot;;IF([.B147]&lt;0.5;&quot;B&quot;;IF([.C147]&lt;0.5;&quot;C&quot;;IF([.D147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131357734370977">
            <text:p>0.1313577344</text:p>
          </table:table-cell>
          <table:table-cell table:formula="of:=IF(RAND()&gt;1/[.B$1]; 0.6+RAND()*0.4; RAND()*0.4)" office:value-type="float" office:value="0.27652998296544">
            <text:p>0.276529983</text:p>
          </table:table-cell>
          <table:table-cell table:formula="of:=IF(RAND()&gt;1/[.C$1]; 0.6+RAND()*0.4; RAND()*0.4)" office:value-type="float" office:value="0.653639596421272">
            <text:p>0.6536395964</text:p>
          </table:table-cell>
          <table:table-cell table:formula="of:=IF(RAND()&gt;1/[.D$1]; 0.6+RAND()*0.4; RAND()*0.4)" office:value-type="float" office:value="0.788402314670384">
            <text:p>0.7884023147</text:p>
          </table:table-cell>
          <table:table-cell table:formula="of:=ROUND(RAND()*9.9+0.1;3)" office:value-type="float" office:value="5.571">
            <text:p>5.571</text:p>
          </table:table-cell>
          <table:table-cell table:formula="of:=[.E148]/[.A148]" office:value-type="float" office:value="42.4109020049519">
            <text:p>42.410902005</text:p>
          </table:table-cell>
          <table:table-cell table:formula="of:=[.F148]/[.B148]" office:value-type="float" office:value="153.368186516876">
            <text:p>153.3681865169</text:p>
          </table:table-cell>
          <table:table-cell table:formula="of:=[.C148]/[.E148]" office:value-type="float" office:value="0.117328952866859">
            <text:p>0.1173289529</text:p>
          </table:table-cell>
          <table:table-cell table:formula="of:=[.H148]/[.D148]" office:value-type="float" office:value="0.148818630645335">
            <text:p>0.1488186306</text:p>
          </table:table-cell>
          <table:table-cell table:formula="of:=ROUND(RAND()*9.9+0.1;3)" office:value-type="float" office:value="6.237">
            <text:p>6.237</text:p>
          </table:table-cell>
          <table:table-cell table:formula="of:=ROUND(RAND()*9.9+0.1;3)" office:value-type="float" office:value="2.133">
            <text:p>2.133</text:p>
          </table:table-cell>
          <table:table-cell table:formula="of:=IF([.A148]&lt;0.5;&quot;A&quot;;IF([.B148]&lt;0.5;&quot;B&quot;;IF([.C148]&lt;0.5;&quot;C&quot;;IF([.D148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76903136260808">
            <text:p>0.6769031363</text:p>
          </table:table-cell>
          <table:table-cell table:formula="of:=IF(RAND()&gt;1/[.B$1]; 0.6+RAND()*0.4; RAND()*0.4)" office:value-type="float" office:value="0.746990698575974">
            <text:p>0.7469906986</text:p>
          </table:table-cell>
          <table:table-cell table:formula="of:=IF(RAND()&gt;1/[.C$1]; 0.6+RAND()*0.4; RAND()*0.4)" office:value-type="float" office:value="0.829819889646024">
            <text:p>0.8298198896</text:p>
          </table:table-cell>
          <table:table-cell table:formula="of:=IF(RAND()&gt;1/[.D$1]; 0.6+RAND()*0.4; RAND()*0.4)" office:value-type="float" office:value="0.781096540763974">
            <text:p>0.7810965408</text:p>
          </table:table-cell>
          <table:table-cell table:formula="of:=ROUND(RAND()*9.9+0.1;3)" office:value-type="float" office:value="6.197">
            <text:p>6.197</text:p>
          </table:table-cell>
          <table:table-cell table:formula="of:=[.E149]/[.A149]" office:value-type="float" office:value="9.15492877493823">
            <text:p>9.1549287749</text:p>
          </table:table-cell>
          <table:table-cell table:formula="of:=[.F149]/[.B149]" office:value-type="float" office:value="12.2557466811712">
            <text:p>12.2557466812</text:p>
          </table:table-cell>
          <table:table-cell table:formula="of:=[.C149]/[.E149]" office:value-type="float" office:value="0.133906711254805">
            <text:p>0.1339067113</text:p>
          </table:table-cell>
          <table:table-cell table:formula="of:=[.H149]/[.D149]" office:value-type="float" office:value="0.171434264865433">
            <text:p>0.1714342649</text:p>
          </table:table-cell>
          <table:table-cell table:formula="of:=ROUND(RAND()*9.9+0.1;3)" office:value-type="float" office:value="8.054">
            <text:p>8.054</text:p>
          </table:table-cell>
          <table:table-cell table:formula="of:=ROUND(RAND()*9.9+0.1;3)" office:value-type="float" office:value="1.476">
            <text:p>1.476</text:p>
          </table:table-cell>
          <table:table-cell table:formula="of:=IF([.A149]&lt;0.5;&quot;A&quot;;IF([.B149]&lt;0.5;&quot;B&quot;;IF([.C149]&lt;0.5;&quot;C&quot;;IF([.D149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4785883622244">
            <text:p>0.7478588362</text:p>
          </table:table-cell>
          <table:table-cell table:formula="of:=IF(RAND()&gt;1/[.B$1]; 0.6+RAND()*0.4; RAND()*0.4)" office:value-type="float" office:value="0.663431668002158">
            <text:p>0.663431668</text:p>
          </table:table-cell>
          <table:table-cell table:formula="of:=IF(RAND()&gt;1/[.C$1]; 0.6+RAND()*0.4; RAND()*0.4)" office:value-type="float" office:value="0.985185459442437">
            <text:p>0.9851854594</text:p>
          </table:table-cell>
          <table:table-cell table:formula="of:=IF(RAND()&gt;1/[.D$1]; 0.6+RAND()*0.4; RAND()*0.4)" office:value-type="float" office:value="0.335948965419084">
            <text:p>0.3359489654</text:p>
          </table:table-cell>
          <table:table-cell table:formula="of:=ROUND(RAND()*9.9+0.1;3)" office:value-type="float" office:value="7.038">
            <text:p>7.038</text:p>
          </table:table-cell>
          <table:table-cell table:formula="of:=[.E150]/[.A150]" office:value-type="float" office:value="9.41086694321901">
            <text:p>9.4108669432</text:p>
          </table:table-cell>
          <table:table-cell table:formula="of:=[.F150]/[.B150]" office:value-type="float" office:value="14.1851337479241">
            <text:p>14.1851337479</text:p>
          </table:table-cell>
          <table:table-cell table:formula="of:=[.C150]/[.E150]" office:value-type="float" office:value="0.139980883694578">
            <text:p>0.1399808837</text:p>
          </table:table-cell>
          <table:table-cell table:formula="of:=[.H150]/[.D150]" office:value-type="float" office:value="0.416673060802424">
            <text:p>0.4166730608</text:p>
          </table:table-cell>
          <table:table-cell table:formula="of:=ROUND(RAND()*9.9+0.1;3)" office:value-type="float" office:value="0.289">
            <text:p>0.289</text:p>
          </table:table-cell>
          <table:table-cell table:formula="of:=ROUND(RAND()*9.9+0.1;3)" office:value-type="float" office:value="4.083">
            <text:p>4.083</text:p>
          </table:table-cell>
          <table:table-cell table:formula="of:=IF([.A150]&lt;0.5;&quot;A&quot;;IF([.B150]&lt;0.5;&quot;B&quot;;IF([.C150]&lt;0.5;&quot;C&quot;;IF([.D150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70800423528999">
            <text:p>0.3708004235</text:p>
          </table:table-cell>
          <table:table-cell table:formula="of:=IF(RAND()&gt;1/[.B$1]; 0.6+RAND()*0.4; RAND()*0.4)" office:value-type="float" office:value="0.73974445015192">
            <text:p>0.7397444502</text:p>
          </table:table-cell>
          <table:table-cell table:formula="of:=IF(RAND()&gt;1/[.C$1]; 0.6+RAND()*0.4; RAND()*0.4)" office:value-type="float" office:value="0.0379084168002009">
            <text:p>0.0379084168</text:p>
          </table:table-cell>
          <table:table-cell table:formula="of:=IF(RAND()&gt;1/[.D$1]; 0.6+RAND()*0.4; RAND()*0.4)" office:value-type="float" office:value="0.914393332134932">
            <text:p>0.9143933321</text:p>
          </table:table-cell>
          <table:table-cell table:formula="of:=ROUND(RAND()*9.9+0.1;3)" office:value-type="float" office:value="5.05">
            <text:p>5.05</text:p>
          </table:table-cell>
          <table:table-cell table:formula="of:=[.E151]/[.A151]" office:value-type="float" office:value="13.6191861701179">
            <text:p>13.6191861701</text:p>
          </table:table-cell>
          <table:table-cell table:formula="of:=[.F151]/[.B151]" office:value-type="float" office:value="18.4106635302515">
            <text:p>18.4106635303</text:p>
          </table:table-cell>
          <table:table-cell table:formula="of:=[.C151]/[.E151]" office:value-type="float" office:value="0.0075066171881586">
            <text:p>0.0075066172</text:p>
          </table:table-cell>
          <table:table-cell table:formula="of:=[.H151]/[.D151]" office:value-type="float" office:value="0.00820939624595916">
            <text:p>0.0082093962</text:p>
          </table:table-cell>
          <table:table-cell table:formula="of:=ROUND(RAND()*9.9+0.1;3)" office:value-type="float" office:value="7.29">
            <text:p>7.29</text:p>
          </table:table-cell>
          <table:table-cell table:formula="of:=ROUND(RAND()*9.9+0.1;3)" office:value-type="float" office:value="1.402">
            <text:p>1.402</text:p>
          </table:table-cell>
          <table:table-cell table:formula="of:=IF([.A151]&lt;0.5;&quot;A&quot;;IF([.B151]&lt;0.5;&quot;B&quot;;IF([.C151]&lt;0.5;&quot;C&quot;;IF([.D151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16323441453278">
            <text:p>0.8163234415</text:p>
          </table:table-cell>
          <table:table-cell table:formula="of:=IF(RAND()&gt;1/[.B$1]; 0.6+RAND()*0.4; RAND()*0.4)" office:value-type="float" office:value="0.715825998038054">
            <text:p>0.715825998</text:p>
          </table:table-cell>
          <table:table-cell table:formula="of:=IF(RAND()&gt;1/[.C$1]; 0.6+RAND()*0.4; RAND()*0.4)" office:value-type="float" office:value="0.815566639043391">
            <text:p>0.815566639</text:p>
          </table:table-cell>
          <table:table-cell table:formula="of:=IF(RAND()&gt;1/[.D$1]; 0.6+RAND()*0.4; RAND()*0.4)" office:value-type="float" office:value="0.0108210911042988">
            <text:p>0.0108210911</text:p>
          </table:table-cell>
          <table:table-cell table:formula="of:=ROUND(RAND()*9.9+0.1;3)" office:value-type="float" office:value="5.044">
            <text:p>5.044</text:p>
          </table:table-cell>
          <table:table-cell table:formula="of:=[.E152]/[.A152]" office:value-type="float" office:value="6.1789233824038">
            <text:p>6.1789233824</text:p>
          </table:table-cell>
          <table:table-cell table:formula="of:=[.F152]/[.B152]" office:value-type="float" office:value="8.63187897525248">
            <text:p>8.6318789753</text:p>
          </table:table-cell>
          <table:table-cell table:formula="of:=[.C152]/[.E152]" office:value-type="float" office:value="0.161690451832552">
            <text:p>0.1616904518</text:p>
          </table:table-cell>
          <table:table-cell table:formula="of:=[.H152]/[.D152]" office:value-type="float" office:value="14.9421578909282">
            <text:p>14.9421578909</text:p>
          </table:table-cell>
          <table:table-cell table:formula="of:=ROUND(RAND()*9.9+0.1;3)" office:value-type="float" office:value="8.833">
            <text:p>8.833</text:p>
          </table:table-cell>
          <table:table-cell table:formula="of:=ROUND(RAND()*9.9+0.1;3)" office:value-type="float" office:value="4.845">
            <text:p>4.845</text:p>
          </table:table-cell>
          <table:table-cell table:formula="of:=IF([.A152]&lt;0.5;&quot;A&quot;;IF([.B152]&lt;0.5;&quot;B&quot;;IF([.C152]&lt;0.5;&quot;C&quot;;IF([.D152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247034304495901">
            <text:p>0.2470343045</text:p>
          </table:table-cell>
          <table:table-cell table:formula="of:=IF(RAND()&gt;1/[.B$1]; 0.6+RAND()*0.4; RAND()*0.4)" office:value-type="float" office:value="0.131081310566515">
            <text:p>0.1310813106</text:p>
          </table:table-cell>
          <table:table-cell table:formula="of:=IF(RAND()&gt;1/[.C$1]; 0.6+RAND()*0.4; RAND()*0.4)" office:value-type="float" office:value="0.215290489047766">
            <text:p>0.215290489</text:p>
          </table:table-cell>
          <table:table-cell table:formula="of:=IF(RAND()&gt;1/[.D$1]; 0.6+RAND()*0.4; RAND()*0.4)" office:value-type="float" office:value="0.239423391036689">
            <text:p>0.239423391</text:p>
          </table:table-cell>
          <table:table-cell table:formula="of:=ROUND(RAND()*9.9+0.1;3)" office:value-type="float" office:value="1.903">
            <text:p>1.903</text:p>
          </table:table-cell>
          <table:table-cell table:formula="of:=[.E153]/[.A153]" office:value-type="float" office:value="7.7033835599605">
            <text:p>7.70338356</text:p>
          </table:table-cell>
          <table:table-cell table:formula="of:=[.F153]/[.B153]" office:value-type="float" office:value="58.7679778808098">
            <text:p>58.7679778808</text:p>
          </table:table-cell>
          <table:table-cell table:formula="of:=[.C153]/[.E153]" office:value-type="float" office:value="0.11313215399252">
            <text:p>0.113132154</text:p>
          </table:table-cell>
          <table:table-cell table:formula="of:=[.H153]/[.D153]" office:value-type="float" office:value="0.472519220042221">
            <text:p>0.47251922</text:p>
          </table:table-cell>
          <table:table-cell table:formula="of:=ROUND(RAND()*9.9+0.1;3)" office:value-type="float" office:value="9.452">
            <text:p>9.452</text:p>
          </table:table-cell>
          <table:table-cell table:formula="of:=ROUND(RAND()*9.9+0.1;3)" office:value-type="float" office:value="1.588">
            <text:p>1.588</text:p>
          </table:table-cell>
          <table:table-cell table:formula="of:=IF([.A153]&lt;0.5;&quot;A&quot;;IF([.B153]&lt;0.5;&quot;B&quot;;IF([.C153]&lt;0.5;&quot;C&quot;;IF([.D153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159832222387195">
            <text:p>0.0159832222</text:p>
          </table:table-cell>
          <table:table-cell table:formula="of:=IF(RAND()&gt;1/[.B$1]; 0.6+RAND()*0.4; RAND()*0.4)" office:value-type="float" office:value="0.634588910639286">
            <text:p>0.6345889106</text:p>
          </table:table-cell>
          <table:table-cell table:formula="of:=IF(RAND()&gt;1/[.C$1]; 0.6+RAND()*0.4; RAND()*0.4)" office:value-type="float" office:value="0.891152641922236">
            <text:p>0.8911526419</text:p>
          </table:table-cell>
          <table:table-cell table:formula="of:=IF(RAND()&gt;1/[.D$1]; 0.6+RAND()*0.4; RAND()*0.4)" office:value-type="float" office:value="0.859975746460259">
            <text:p>0.8599757465</text:p>
          </table:table-cell>
          <table:table-cell table:formula="of:=ROUND(RAND()*9.9+0.1;3)" office:value-type="float" office:value="4.502">
            <text:p>4.502</text:p>
          </table:table-cell>
          <table:table-cell table:formula="of:=[.E154]/[.A154]" office:value-type="float" office:value="281.67036238124">
            <text:p>281.6703623812</text:p>
          </table:table-cell>
          <table:table-cell table:formula="of:=[.F154]/[.B154]" office:value-type="float" office:value="443.862723818297">
            <text:p>443.8627238183</text:p>
          </table:table-cell>
          <table:table-cell table:formula="of:=[.C154]/[.E154]" office:value-type="float" office:value="0.197945944451852">
            <text:p>0.1979459445</text:p>
          </table:table-cell>
          <table:table-cell table:formula="of:=[.H154]/[.D154]" office:value-type="float" office:value="0.230176194231774">
            <text:p>0.2301761942</text:p>
          </table:table-cell>
          <table:table-cell table:formula="of:=ROUND(RAND()*9.9+0.1;3)" office:value-type="float" office:value="2.442">
            <text:p>2.442</text:p>
          </table:table-cell>
          <table:table-cell table:formula="of:=ROUND(RAND()*9.9+0.1;3)" office:value-type="float" office:value="3.647">
            <text:p>3.647</text:p>
          </table:table-cell>
          <table:table-cell table:formula="of:=IF([.A154]&lt;0.5;&quot;A&quot;;IF([.B154]&lt;0.5;&quot;B&quot;;IF([.C154]&lt;0.5;&quot;C&quot;;IF([.D154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69420506246388">
            <text:p>0.6694205062</text:p>
          </table:table-cell>
          <table:table-cell table:formula="of:=IF(RAND()&gt;1/[.B$1]; 0.6+RAND()*0.4; RAND()*0.4)" office:value-type="float" office:value="0.159151119738817">
            <text:p>0.1591511197</text:p>
          </table:table-cell>
          <table:table-cell table:formula="of:=IF(RAND()&gt;1/[.C$1]; 0.6+RAND()*0.4; RAND()*0.4)" office:value-type="float" office:value="0.782163054589182">
            <text:p>0.7821630546</text:p>
          </table:table-cell>
          <table:table-cell table:formula="of:=IF(RAND()&gt;1/[.D$1]; 0.6+RAND()*0.4; RAND()*0.4)" office:value-type="float" office:value="0.947359013836831">
            <text:p>0.9473590138</text:p>
          </table:table-cell>
          <table:table-cell table:formula="of:=ROUND(RAND()*9.9+0.1;3)" office:value-type="float" office:value="2.387">
            <text:p>2.387</text:p>
          </table:table-cell>
          <table:table-cell table:formula="of:=[.E155]/[.A155]" office:value-type="float" office:value="3.56577065943874">
            <text:p>3.5657706594</text:p>
          </table:table-cell>
          <table:table-cell table:formula="of:=[.F155]/[.B155]" office:value-type="float" office:value="22.4049360462592">
            <text:p>22.4049360463</text:p>
          </table:table-cell>
          <table:table-cell table:formula="of:=[.C155]/[.E155]" office:value-type="float" office:value="0.327676185416499">
            <text:p>0.3276761854</text:p>
          </table:table-cell>
          <table:table-cell table:formula="of:=[.H155]/[.D155]" office:value-type="float" office:value="0.345883852510571">
            <text:p>0.3458838525</text:p>
          </table:table-cell>
          <table:table-cell table:formula="of:=ROUND(RAND()*9.9+0.1;3)" office:value-type="float" office:value="6.828">
            <text:p>6.828</text:p>
          </table:table-cell>
          <table:table-cell table:formula="of:=ROUND(RAND()*9.9+0.1;3)" office:value-type="float" office:value="7.796">
            <text:p>7.796</text:p>
          </table:table-cell>
          <table:table-cell table:formula="of:=IF([.A155]&lt;0.5;&quot;A&quot;;IF([.B155]&lt;0.5;&quot;B&quot;;IF([.C155]&lt;0.5;&quot;C&quot;;IF([.D155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76502864807844">
            <text:p>0.8765028648</text:p>
          </table:table-cell>
          <table:table-cell table:formula="of:=IF(RAND()&gt;1/[.B$1]; 0.6+RAND()*0.4; RAND()*0.4)" office:value-type="float" office:value="0.873006753716618">
            <text:p>0.8730067537</text:p>
          </table:table-cell>
          <table:table-cell table:formula="of:=IF(RAND()&gt;1/[.C$1]; 0.6+RAND()*0.4; RAND()*0.4)" office:value-type="float" office:value="0.876322583761066">
            <text:p>0.8763225838</text:p>
          </table:table-cell>
          <table:table-cell table:formula="of:=IF(RAND()&gt;1/[.D$1]; 0.6+RAND()*0.4; RAND()*0.4)" office:value-type="float" office:value="0.951732208579779">
            <text:p>0.9517322086</text:p>
          </table:table-cell>
          <table:table-cell table:formula="of:=ROUND(RAND()*9.9+0.1;3)" office:value-type="float" office:value="3.677">
            <text:p>3.677</text:p>
          </table:table-cell>
          <table:table-cell table:formula="of:=[.E156]/[.A156]" office:value-type="float" office:value="4.19508041289301">
            <text:p>4.1950804129</text:p>
          </table:table-cell>
          <table:table-cell table:formula="of:=[.F156]/[.B156]" office:value-type="float" office:value="4.80532412267541">
            <text:p>4.8053241227</text:p>
          </table:table-cell>
          <table:table-cell table:formula="of:=[.C156]/[.E156]" office:value-type="float" office:value="0.238325423921965">
            <text:p>0.2383254239</text:p>
          </table:table-cell>
          <table:table-cell table:formula="of:=[.H156]/[.D156]" office:value-type="float" office:value="0.250412271197174">
            <text:p>0.2504122712</text:p>
          </table:table-cell>
          <table:table-cell table:formula="of:=ROUND(RAND()*9.9+0.1;3)" office:value-type="float" office:value="6.058">
            <text:p>6.058</text:p>
          </table:table-cell>
          <table:table-cell table:formula="of:=ROUND(RAND()*9.9+0.1;3)" office:value-type="float" office:value="9.288">
            <text:p>9.288</text:p>
          </table:table-cell>
          <table:table-cell table:formula="of:=IF([.A156]&lt;0.5;&quot;A&quot;;IF([.B156]&lt;0.5;&quot;B&quot;;IF([.C156]&lt;0.5;&quot;C&quot;;IF([.D156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2059027031064">
            <text:p>0.9205902703</text:p>
          </table:table-cell>
          <table:table-cell table:formula="of:=IF(RAND()&gt;1/[.B$1]; 0.6+RAND()*0.4; RAND()*0.4)" office:value-type="float" office:value="0.961644930113107">
            <text:p>0.9616449301</text:p>
          </table:table-cell>
          <table:table-cell table:formula="of:=IF(RAND()&gt;1/[.C$1]; 0.6+RAND()*0.4; RAND()*0.4)" office:value-type="float" office:value="0.814826457202435">
            <text:p>0.8148264572</text:p>
          </table:table-cell>
          <table:table-cell table:formula="of:=IF(RAND()&gt;1/[.D$1]; 0.6+RAND()*0.4; RAND()*0.4)" office:value-type="float" office:value="0.378886844683439">
            <text:p>0.3788868447</text:p>
          </table:table-cell>
          <table:table-cell table:formula="of:=ROUND(RAND()*9.9+0.1;3)" office:value-type="float" office:value="1.741">
            <text:p>1.741</text:p>
          </table:table-cell>
          <table:table-cell table:formula="of:=[.E157]/[.A157]" office:value-type="float" office:value="1.89117792806188">
            <text:p>1.8911779281</text:p>
          </table:table-cell>
          <table:table-cell table:formula="of:=[.F157]/[.B157]" office:value-type="float" office:value="1.96660728803451">
            <text:p>1.966607288</text:p>
          </table:table-cell>
          <table:table-cell table:formula="of:=[.C157]/[.E157]" office:value-type="float" office:value="0.468022089145568">
            <text:p>0.4680220891</text:p>
          </table:table-cell>
          <table:table-cell table:formula="of:=[.H157]/[.D157]" office:value-type="float" office:value="1.235255580163">
            <text:p>1.2352555802</text:p>
          </table:table-cell>
          <table:table-cell table:formula="of:=ROUND(RAND()*9.9+0.1;3)" office:value-type="float" office:value="1.115">
            <text:p>1.115</text:p>
          </table:table-cell>
          <table:table-cell table:formula="of:=ROUND(RAND()*9.9+0.1;3)" office:value-type="float" office:value="9.381">
            <text:p>9.381</text:p>
          </table:table-cell>
          <table:table-cell table:formula="of:=IF([.A157]&lt;0.5;&quot;A&quot;;IF([.B157]&lt;0.5;&quot;B&quot;;IF([.C157]&lt;0.5;&quot;C&quot;;IF([.D157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65393924340606">
            <text:p>0.8653939243</text:p>
          </table:table-cell>
          <table:table-cell table:formula="of:=IF(RAND()&gt;1/[.B$1]; 0.6+RAND()*0.4; RAND()*0.4)" office:value-type="float" office:value="0.945091297570616">
            <text:p>0.9450912976</text:p>
          </table:table-cell>
          <table:table-cell table:formula="of:=IF(RAND()&gt;1/[.C$1]; 0.6+RAND()*0.4; RAND()*0.4)" office:value-type="float" office:value="0.184267415199429">
            <text:p>0.1842674152</text:p>
          </table:table-cell>
          <table:table-cell table:formula="of:=IF(RAND()&gt;1/[.D$1]; 0.6+RAND()*0.4; RAND()*0.4)" office:value-type="float" office:value="0.293144411034882">
            <text:p>0.293144411</text:p>
          </table:table-cell>
          <table:table-cell table:formula="of:=ROUND(RAND()*9.9+0.1;3)" office:value-type="float" office:value="3.86">
            <text:p>3.86</text:p>
          </table:table-cell>
          <table:table-cell table:formula="of:=[.E158]/[.A158]" office:value-type="float" office:value="4.46039646388916">
            <text:p>4.4603964639</text:p>
          </table:table-cell>
          <table:table-cell table:formula="of:=[.F158]/[.B158]" office:value-type="float" office:value="4.719540297699">
            <text:p>4.7195402977</text:p>
          </table:table-cell>
          <table:table-cell table:formula="of:=[.C158]/[.E158]" office:value-type="float" office:value="0.0477376723314582">
            <text:p>0.0477376723</text:p>
          </table:table-cell>
          <table:table-cell table:formula="of:=[.H158]/[.D158]" office:value-type="float" office:value="0.162846946878267">
            <text:p>0.1628469469</text:p>
          </table:table-cell>
          <table:table-cell table:formula="of:=ROUND(RAND()*9.9+0.1;3)" office:value-type="float" office:value="8.567">
            <text:p>8.567</text:p>
          </table:table-cell>
          <table:table-cell table:formula="of:=ROUND(RAND()*9.9+0.1;3)" office:value-type="float" office:value="3.292">
            <text:p>3.292</text:p>
          </table:table-cell>
          <table:table-cell table:formula="of:=IF([.A158]&lt;0.5;&quot;A&quot;;IF([.B158]&lt;0.5;&quot;B&quot;;IF([.C158]&lt;0.5;&quot;C&quot;;IF([.D158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09459128323943">
            <text:p>0.6094591283</text:p>
          </table:table-cell>
          <table:table-cell table:formula="of:=IF(RAND()&gt;1/[.B$1]; 0.6+RAND()*0.4; RAND()*0.4)" office:value-type="float" office:value="0.0907387629151345">
            <text:p>0.0907387629</text:p>
          </table:table-cell>
          <table:table-cell table:formula="of:=IF(RAND()&gt;1/[.C$1]; 0.6+RAND()*0.4; RAND()*0.4)" office:value-type="float" office:value="0.385277667082846">
            <text:p>0.3852776671</text:p>
          </table:table-cell>
          <table:table-cell table:formula="of:=IF(RAND()&gt;1/[.D$1]; 0.6+RAND()*0.4; RAND()*0.4)" office:value-type="float" office:value="0.792642111051828">
            <text:p>0.7926421111</text:p>
          </table:table-cell>
          <table:table-cell table:formula="of:=ROUND(RAND()*9.9+0.1;3)" office:value-type="float" office:value="3.285">
            <text:p>3.285</text:p>
          </table:table-cell>
          <table:table-cell table:formula="of:=[.E159]/[.A159]" office:value-type="float" office:value="5.39002510149285">
            <text:p>5.3900251015</text:p>
          </table:table-cell>
          <table:table-cell table:formula="of:=[.F159]/[.B159]" office:value-type="float" office:value="59.4015713718072">
            <text:p>59.4015713718</text:p>
          </table:table-cell>
          <table:table-cell table:formula="of:=[.C159]/[.E159]" office:value-type="float" office:value="0.117283916920197">
            <text:p>0.1172839169</text:p>
          </table:table-cell>
          <table:table-cell table:formula="of:=[.H159]/[.D159]" office:value-type="float" office:value="0.14796579097288">
            <text:p>0.147965791</text:p>
          </table:table-cell>
          <table:table-cell table:formula="of:=ROUND(RAND()*9.9+0.1;3)" office:value-type="float" office:value="1.051">
            <text:p>1.051</text:p>
          </table:table-cell>
          <table:table-cell table:formula="of:=ROUND(RAND()*9.9+0.1;3)" office:value-type="float" office:value="2.357">
            <text:p>2.357</text:p>
          </table:table-cell>
          <table:table-cell table:formula="of:=IF([.A159]&lt;0.5;&quot;A&quot;;IF([.B159]&lt;0.5;&quot;B&quot;;IF([.C159]&lt;0.5;&quot;C&quot;;IF([.D159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49222380947322">
            <text:p>0.8492223809</text:p>
          </table:table-cell>
          <table:table-cell table:formula="of:=IF(RAND()&gt;1/[.B$1]; 0.6+RAND()*0.4; RAND()*0.4)" office:value-type="float" office:value="0.893824947159737">
            <text:p>0.8938249472</text:p>
          </table:table-cell>
          <table:table-cell table:formula="of:=IF(RAND()&gt;1/[.C$1]; 0.6+RAND()*0.4; RAND()*0.4)" office:value-type="float" office:value="0.74823509613052">
            <text:p>0.7482350961</text:p>
          </table:table-cell>
          <table:table-cell table:formula="of:=IF(RAND()&gt;1/[.D$1]; 0.6+RAND()*0.4; RAND()*0.4)" office:value-type="float" office:value="0.105220817308873">
            <text:p>0.1052208173</text:p>
          </table:table-cell>
          <table:table-cell table:formula="of:=ROUND(RAND()*9.9+0.1;3)" office:value-type="float" office:value="5.264">
            <text:p>5.264</text:p>
          </table:table-cell>
          <table:table-cell table:formula="of:=[.E160]/[.A160]" office:value-type="float" office:value="6.19861195147486">
            <text:p>6.1986119515</text:p>
          </table:table-cell>
          <table:table-cell table:formula="of:=[.F160]/[.B160]" office:value-type="float" office:value="6.93492833375469">
            <text:p>6.9349283338</text:p>
          </table:table-cell>
          <table:table-cell table:formula="of:=[.C160]/[.E160]" office:value-type="float" office:value="0.14214192555671">
            <text:p>0.1421419256</text:p>
          </table:table-cell>
          <table:table-cell table:formula="of:=[.H160]/[.D160]" office:value-type="float" office:value="1.35089166946362">
            <text:p>1.3508916695</text:p>
          </table:table-cell>
          <table:table-cell table:formula="of:=ROUND(RAND()*9.9+0.1;3)" office:value-type="float" office:value="4.42">
            <text:p>4.42</text:p>
          </table:table-cell>
          <table:table-cell table:formula="of:=ROUND(RAND()*9.9+0.1;3)" office:value-type="float" office:value="5.468">
            <text:p>5.468</text:p>
          </table:table-cell>
          <table:table-cell table:formula="of:=IF([.A160]&lt;0.5;&quot;A&quot;;IF([.B160]&lt;0.5;&quot;B&quot;;IF([.C160]&lt;0.5;&quot;C&quot;;IF([.D160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82735212240368">
            <text:p>0.9827352122</text:p>
          </table:table-cell>
          <table:table-cell table:formula="of:=IF(RAND()&gt;1/[.B$1]; 0.6+RAND()*0.4; RAND()*0.4)" office:value-type="float" office:value="0.669456938840449">
            <text:p>0.6694569388</text:p>
          </table:table-cell>
          <table:table-cell table:formula="of:=IF(RAND()&gt;1/[.C$1]; 0.6+RAND()*0.4; RAND()*0.4)" office:value-type="float" office:value="0.628546650707722">
            <text:p>0.6285466507</text:p>
          </table:table-cell>
          <table:table-cell table:formula="of:=IF(RAND()&gt;1/[.D$1]; 0.6+RAND()*0.4; RAND()*0.4)" office:value-type="float" office:value="0.348667302820832">
            <text:p>0.3486673028</text:p>
          </table:table-cell>
          <table:table-cell table:formula="of:=ROUND(RAND()*9.9+0.1;3)" office:value-type="float" office:value="8.624">
            <text:p>8.624</text:p>
          </table:table-cell>
          <table:table-cell table:formula="of:=[.E161]/[.A161]" office:value-type="float" office:value="8.77550727050843">
            <text:p>8.7755072705</text:p>
          </table:table-cell>
          <table:table-cell table:formula="of:=[.F161]/[.B161]" office:value-type="float" office:value="13.1083969130386">
            <text:p>13.108396913</text:p>
          </table:table-cell>
          <table:table-cell table:formula="of:=[.C161]/[.E161]" office:value-type="float" office:value="0.0728834242471848">
            <text:p>0.0728834242</text:p>
          </table:table-cell>
          <table:table-cell table:formula="of:=[.H161]/[.D161]" office:value-type="float" office:value="0.209034296183021">
            <text:p>0.2090342962</text:p>
          </table:table-cell>
          <table:table-cell table:formula="of:=ROUND(RAND()*9.9+0.1;3)" office:value-type="float" office:value="2.85">
            <text:p>2.85</text:p>
          </table:table-cell>
          <table:table-cell table:formula="of:=ROUND(RAND()*9.9+0.1;3)" office:value-type="float" office:value="6.827">
            <text:p>6.827</text:p>
          </table:table-cell>
          <table:table-cell table:formula="of:=IF([.A161]&lt;0.5;&quot;A&quot;;IF([.B161]&lt;0.5;&quot;B&quot;;IF([.C161]&lt;0.5;&quot;C&quot;;IF([.D161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68461514171213">
            <text:p>0.3684615142</text:p>
          </table:table-cell>
          <table:table-cell table:formula="of:=IF(RAND()&gt;1/[.B$1]; 0.6+RAND()*0.4; RAND()*0.4)" office:value-type="float" office:value="0.64799170922488">
            <text:p>0.6479917092</text:p>
          </table:table-cell>
          <table:table-cell table:formula="of:=IF(RAND()&gt;1/[.C$1]; 0.6+RAND()*0.4; RAND()*0.4)" office:value-type="float" office:value="0.238382464554161">
            <text:p>0.2383824646</text:p>
          </table:table-cell>
          <table:table-cell table:formula="of:=IF(RAND()&gt;1/[.D$1]; 0.6+RAND()*0.4; RAND()*0.4)" office:value-type="float" office:value="0.18617959683761">
            <text:p>0.1861795968</text:p>
          </table:table-cell>
          <table:table-cell table:formula="of:=ROUND(RAND()*9.9+0.1;3)" office:value-type="float" office:value="3.584">
            <text:p>3.584</text:p>
          </table:table-cell>
          <table:table-cell table:formula="of:=[.E162]/[.A162]" office:value-type="float" office:value="9.72693174770656">
            <text:p>9.7269317477</text:p>
          </table:table-cell>
          <table:table-cell table:formula="of:=[.F162]/[.B162]" office:value-type="float" office:value="15.010889196934">
            <text:p>15.0108891969</text:p>
          </table:table-cell>
          <table:table-cell table:formula="of:=[.C162]/[.E162]" office:value-type="float" office:value="0.0665129644403351">
            <text:p>0.0665129644</text:p>
          </table:table-cell>
          <table:table-cell table:formula="of:=[.H162]/[.D162]" office:value-type="float" office:value="0.357251629985799">
            <text:p>0.35725163</text:p>
          </table:table-cell>
          <table:table-cell table:formula="of:=ROUND(RAND()*9.9+0.1;3)" office:value-type="float" office:value="1.539">
            <text:p>1.539</text:p>
          </table:table-cell>
          <table:table-cell table:formula="of:=ROUND(RAND()*9.9+0.1;3)" office:value-type="float" office:value="8.304">
            <text:p>8.304</text:p>
          </table:table-cell>
          <table:table-cell table:formula="of:=IF([.A162]&lt;0.5;&quot;A&quot;;IF([.B162]&lt;0.5;&quot;B&quot;;IF([.C162]&lt;0.5;&quot;C&quot;;IF([.D162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60917786788195">
            <text:p>0.7609177868</text:p>
          </table:table-cell>
          <table:table-cell table:formula="of:=IF(RAND()&gt;1/[.B$1]; 0.6+RAND()*0.4; RAND()*0.4)" office:value-type="float" office:value="0.0703628783114255">
            <text:p>0.0703628783</text:p>
          </table:table-cell>
          <table:table-cell table:formula="of:=IF(RAND()&gt;1/[.C$1]; 0.6+RAND()*0.4; RAND()*0.4)" office:value-type="float" office:value="0.853376420214772">
            <text:p>0.8533764202</text:p>
          </table:table-cell>
          <table:table-cell table:formula="of:=IF(RAND()&gt;1/[.D$1]; 0.6+RAND()*0.4; RAND()*0.4)" office:value-type="float" office:value="0.261665531620383">
            <text:p>0.2616655316</text:p>
          </table:table-cell>
          <table:table-cell table:formula="of:=ROUND(RAND()*9.9+0.1;3)" office:value-type="float" office:value="0.25">
            <text:p>0.25</text:p>
          </table:table-cell>
          <table:table-cell table:formula="of:=[.E163]/[.A163]" office:value-type="float" office:value="0.328550606045418">
            <text:p>0.328550606</text:p>
          </table:table-cell>
          <table:table-cell table:formula="of:=[.F163]/[.B163]" office:value-type="float" office:value="4.66937416333733">
            <text:p>4.6693741633</text:p>
          </table:table-cell>
          <table:table-cell table:formula="of:=[.C163]/[.E163]" office:value-type="float" office:value="3.41350568085909">
            <text:p>3.4135056809</text:p>
          </table:table-cell>
          <table:table-cell table:formula="of:=[.H163]/[.D163]" office:value-type="float" office:value="13.045301227566">
            <text:p>13.0453012276</text:p>
          </table:table-cell>
          <table:table-cell table:formula="of:=ROUND(RAND()*9.9+0.1;3)" office:value-type="float" office:value="3.363">
            <text:p>3.363</text:p>
          </table:table-cell>
          <table:table-cell table:formula="of:=ROUND(RAND()*9.9+0.1;3)" office:value-type="float" office:value="0.973">
            <text:p>0.973</text:p>
          </table:table-cell>
          <table:table-cell table:formula="of:=IF([.A163]&lt;0.5;&quot;A&quot;;IF([.B163]&lt;0.5;&quot;B&quot;;IF([.C163]&lt;0.5;&quot;C&quot;;IF([.D163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06934115756303">
            <text:p>0.7069341158</text:p>
          </table:table-cell>
          <table:table-cell table:formula="of:=IF(RAND()&gt;1/[.B$1]; 0.6+RAND()*0.4; RAND()*0.4)" office:value-type="float" office:value="0.399058031570166">
            <text:p>0.3990580316</text:p>
          </table:table-cell>
          <table:table-cell table:formula="of:=IF(RAND()&gt;1/[.C$1]; 0.6+RAND()*0.4; RAND()*0.4)" office:value-type="float" office:value="0.93367373207584">
            <text:p>0.9336737321</text:p>
          </table:table-cell>
          <table:table-cell table:formula="of:=IF(RAND()&gt;1/[.D$1]; 0.6+RAND()*0.4; RAND()*0.4)" office:value-type="float" office:value="0.0579886571504176">
            <text:p>0.0579886572</text:p>
          </table:table-cell>
          <table:table-cell table:formula="of:=ROUND(RAND()*9.9+0.1;3)" office:value-type="float" office:value="6.598">
            <text:p>6.598</text:p>
          </table:table-cell>
          <table:table-cell table:formula="of:=[.E164]/[.A164]" office:value-type="float" office:value="9.3332601340667">
            <text:p>9.3332601341</text:p>
          </table:table-cell>
          <table:table-cell table:formula="of:=[.F164]/[.B164]" office:value-type="float" office:value="23.3882277656292">
            <text:p>23.3882277656</text:p>
          </table:table-cell>
          <table:table-cell table:formula="of:=[.C164]/[.E164]" office:value-type="float" office:value="0.141508598374635">
            <text:p>0.1415085984</text:p>
          </table:table-cell>
          <table:table-cell table:formula="of:=[.H164]/[.D164]" office:value-type="float" office:value="2.44028065708736">
            <text:p>2.4402806571</text:p>
          </table:table-cell>
          <table:table-cell table:formula="of:=ROUND(RAND()*9.9+0.1;3)" office:value-type="float" office:value="4.82">
            <text:p>4.82</text:p>
          </table:table-cell>
          <table:table-cell table:formula="of:=ROUND(RAND()*9.9+0.1;3)" office:value-type="float" office:value="1.724">
            <text:p>1.724</text:p>
          </table:table-cell>
          <table:table-cell table:formula="of:=IF([.A164]&lt;0.5;&quot;A&quot;;IF([.B164]&lt;0.5;&quot;B&quot;;IF([.C164]&lt;0.5;&quot;C&quot;;IF([.D164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05163956992328">
            <text:p>0.805163957</text:p>
          </table:table-cell>
          <table:table-cell table:formula="of:=IF(RAND()&gt;1/[.B$1]; 0.6+RAND()*0.4; RAND()*0.4)" office:value-type="float" office:value="0.740124220680445">
            <text:p>0.7401242207</text:p>
          </table:table-cell>
          <table:table-cell table:formula="of:=IF(RAND()&gt;1/[.C$1]; 0.6+RAND()*0.4; RAND()*0.4)" office:value-type="float" office:value="0.720015088655055">
            <text:p>0.7200150887</text:p>
          </table:table-cell>
          <table:table-cell table:formula="of:=IF(RAND()&gt;1/[.D$1]; 0.6+RAND()*0.4; RAND()*0.4)" office:value-type="float" office:value="0.941876502800733">
            <text:p>0.9418765028</text:p>
          </table:table-cell>
          <table:table-cell table:formula="of:=ROUND(RAND()*9.9+0.1;3)" office:value-type="float" office:value="5.048">
            <text:p>5.048</text:p>
          </table:table-cell>
          <table:table-cell table:formula="of:=[.E165]/[.A165]" office:value-type="float" office:value="6.26953051755656">
            <text:p>6.2695305176</text:p>
          </table:table-cell>
          <table:table-cell table:formula="of:=[.F165]/[.B165]" office:value-type="float" office:value="8.47091656018575">
            <text:p>8.4709165602</text:p>
          </table:table-cell>
          <table:table-cell table:formula="of:=[.C165]/[.E165]" office:value-type="float" office:value="0.142633733885708">
            <text:p>0.1426337339</text:p>
          </table:table-cell>
          <table:table-cell table:formula="of:=[.H165]/[.D165]" office:value-type="float" office:value="0.151435706763654">
            <text:p>0.1514357068</text:p>
          </table:table-cell>
          <table:table-cell table:formula="of:=ROUND(RAND()*9.9+0.1;3)" office:value-type="float" office:value="3.476">
            <text:p>3.476</text:p>
          </table:table-cell>
          <table:table-cell table:formula="of:=ROUND(RAND()*9.9+0.1;3)" office:value-type="float" office:value="6.335">
            <text:p>6.335</text:p>
          </table:table-cell>
          <table:table-cell table:formula="of:=IF([.A165]&lt;0.5;&quot;A&quot;;IF([.B165]&lt;0.5;&quot;B&quot;;IF([.C165]&lt;0.5;&quot;C&quot;;IF([.D165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37199889682233">
            <text:p>0.8371998897</text:p>
          </table:table-cell>
          <table:table-cell table:formula="of:=IF(RAND()&gt;1/[.B$1]; 0.6+RAND()*0.4; RAND()*0.4)" office:value-type="float" office:value="0.6795306134969">
            <text:p>0.6795306135</text:p>
          </table:table-cell>
          <table:table-cell table:formula="of:=IF(RAND()&gt;1/[.C$1]; 0.6+RAND()*0.4; RAND()*0.4)" office:value-type="float" office:value="0.110971611924469">
            <text:p>0.1109716119</text:p>
          </table:table-cell>
          <table:table-cell table:formula="of:=IF(RAND()&gt;1/[.D$1]; 0.6+RAND()*0.4; RAND()*0.4)" office:value-type="float" office:value="0.284440375771374">
            <text:p>0.2844403758</text:p>
          </table:table-cell>
          <table:table-cell table:formula="of:=ROUND(RAND()*9.9+0.1;3)" office:value-type="float" office:value="5.517">
            <text:p>5.517</text:p>
          </table:table-cell>
          <table:table-cell table:formula="of:=[.E166]/[.A166]" office:value-type="float" office:value="6.58982408859851">
            <text:p>6.5898240886</text:p>
          </table:table-cell>
          <table:table-cell table:formula="of:=[.F166]/[.B166]" office:value-type="float" office:value="9.69761178924219">
            <text:p>9.6976117892</text:p>
          </table:table-cell>
          <table:table-cell table:formula="of:=[.C166]/[.E166]" office:value-type="float" office:value="0.0201144846700144">
            <text:p>0.0201144847</text:p>
          </table:table-cell>
          <table:table-cell table:formula="of:=[.H166]/[.D166]" office:value-type="float" office:value="0.0707159966845985">
            <text:p>0.0707159967</text:p>
          </table:table-cell>
          <table:table-cell table:formula="of:=ROUND(RAND()*9.9+0.1;3)" office:value-type="float" office:value="2.866">
            <text:p>2.866</text:p>
          </table:table-cell>
          <table:table-cell table:formula="of:=ROUND(RAND()*9.9+0.1;3)" office:value-type="float" office:value="6.127">
            <text:p>6.127</text:p>
          </table:table-cell>
          <table:table-cell table:formula="of:=IF([.A166]&lt;0.5;&quot;A&quot;;IF([.B166]&lt;0.5;&quot;B&quot;;IF([.C166]&lt;0.5;&quot;C&quot;;IF([.D166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225770194921643">
            <text:p>0.2257701949</text:p>
          </table:table-cell>
          <table:table-cell table:formula="of:=IF(RAND()&gt;1/[.B$1]; 0.6+RAND()*0.4; RAND()*0.4)" office:value-type="float" office:value="0.238715760875493">
            <text:p>0.2387157609</text:p>
          </table:table-cell>
          <table:table-cell table:formula="of:=IF(RAND()&gt;1/[.C$1]; 0.6+RAND()*0.4; RAND()*0.4)" office:value-type="float" office:value="0.856762382294983">
            <text:p>0.8567623823</text:p>
          </table:table-cell>
          <table:table-cell table:formula="of:=IF(RAND()&gt;1/[.D$1]; 0.6+RAND()*0.4; RAND()*0.4)" office:value-type="float" office:value="0.179582113958895">
            <text:p>0.179582114</text:p>
          </table:table-cell>
          <table:table-cell table:formula="of:=ROUND(RAND()*9.9+0.1;3)" office:value-type="float" office:value="6.005">
            <text:p>6.005</text:p>
          </table:table-cell>
          <table:table-cell table:formula="of:=[.E167]/[.A167]" office:value-type="float" office:value="26.5978421203212">
            <text:p>26.5978421203</text:p>
          </table:table-cell>
          <table:table-cell table:formula="of:=[.F167]/[.B167]" office:value-type="float" office:value="111.420553141415">
            <text:p>111.4205531414</text:p>
          </table:table-cell>
          <table:table-cell table:formula="of:=[.C167]/[.E167]" office:value-type="float" office:value="0.142674834686925">
            <text:p>0.1426748347</text:p>
          </table:table-cell>
          <table:table-cell table:formula="of:=[.H167]/[.D167]" office:value-type="float" office:value="0.794482432251475">
            <text:p>0.7944824323</text:p>
          </table:table-cell>
          <table:table-cell table:formula="of:=ROUND(RAND()*9.9+0.1;3)" office:value-type="float" office:value="6.977">
            <text:p>6.977</text:p>
          </table:table-cell>
          <table:table-cell table:formula="of:=ROUND(RAND()*9.9+0.1;3)" office:value-type="float" office:value="0.178">
            <text:p>0.178</text:p>
          </table:table-cell>
          <table:table-cell table:formula="of:=IF([.A167]&lt;0.5;&quot;A&quot;;IF([.B167]&lt;0.5;&quot;B&quot;;IF([.C167]&lt;0.5;&quot;C&quot;;IF([.D167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5579835223034">
            <text:p>0.7557983522</text:p>
          </table:table-cell>
          <table:table-cell table:formula="of:=IF(RAND()&gt;1/[.B$1]; 0.6+RAND()*0.4; RAND()*0.4)" office:value-type="float" office:value="0.755870725214481">
            <text:p>0.7558707252</text:p>
          </table:table-cell>
          <table:table-cell table:formula="of:=IF(RAND()&gt;1/[.C$1]; 0.6+RAND()*0.4; RAND()*0.4)" office:value-type="float" office:value="0.972512691188604">
            <text:p>0.9725126912</text:p>
          </table:table-cell>
          <table:table-cell table:formula="of:=IF(RAND()&gt;1/[.D$1]; 0.6+RAND()*0.4; RAND()*0.4)" office:value-type="float" office:value="0.651836453564465">
            <text:p>0.6518364536</text:p>
          </table:table-cell>
          <table:table-cell table:formula="of:=ROUND(RAND()*9.9+0.1;3)" office:value-type="float" office:value="4.232">
            <text:p>4.232</text:p>
          </table:table-cell>
          <table:table-cell table:formula="of:=[.E168]/[.A168]" office:value-type="float" office:value="5.59937711892528">
            <text:p>5.5993771189</text:p>
          </table:table-cell>
          <table:table-cell table:formula="of:=[.F168]/[.B168]" office:value-type="float" office:value="7.40785022112933">
            <text:p>7.4078502211</text:p>
          </table:table-cell>
          <table:table-cell table:formula="of:=[.C168]/[.E168]" office:value-type="float" office:value="0.229799785252506">
            <text:p>0.2297997853</text:p>
          </table:table-cell>
          <table:table-cell table:formula="of:=[.H168]/[.D168]" office:value-type="float" office:value="0.352542089347537">
            <text:p>0.3525420893</text:p>
          </table:table-cell>
          <table:table-cell table:formula="of:=ROUND(RAND()*9.9+0.1;3)" office:value-type="float" office:value="2.196">
            <text:p>2.196</text:p>
          </table:table-cell>
          <table:table-cell table:formula="of:=ROUND(RAND()*9.9+0.1;3)" office:value-type="float" office:value="0.541">
            <text:p>0.541</text:p>
          </table:table-cell>
          <table:table-cell table:formula="of:=IF([.A168]&lt;0.5;&quot;A&quot;;IF([.B168]&lt;0.5;&quot;B&quot;;IF([.C168]&lt;0.5;&quot;C&quot;;IF([.D168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48012874089182">
            <text:p>0.6480128741</text:p>
          </table:table-cell>
          <table:table-cell table:formula="of:=IF(RAND()&gt;1/[.B$1]; 0.6+RAND()*0.4; RAND()*0.4)" office:value-type="float" office:value="0.871973951160908">
            <text:p>0.8719739512</text:p>
          </table:table-cell>
          <table:table-cell table:formula="of:=IF(RAND()&gt;1/[.C$1]; 0.6+RAND()*0.4; RAND()*0.4)" office:value-type="float" office:value="0.271461107674986">
            <text:p>0.2714611077</text:p>
          </table:table-cell>
          <table:table-cell table:formula="of:=IF(RAND()&gt;1/[.D$1]; 0.6+RAND()*0.4; RAND()*0.4)" office:value-type="float" office:value="0.749523994326592">
            <text:p>0.7495239943</text:p>
          </table:table-cell>
          <table:table-cell table:formula="of:=ROUND(RAND()*9.9+0.1;3)" office:value-type="float" office:value="2.635">
            <text:p>2.635</text:p>
          </table:table-cell>
          <table:table-cell table:formula="of:=[.E169]/[.A169]" office:value-type="float" office:value="4.06627723824722">
            <text:p>4.0662772382</text:p>
          </table:table-cell>
          <table:table-cell table:formula="of:=[.F169]/[.B169]" office:value-type="float" office:value="4.66330127503643">
            <text:p>4.663301275</text:p>
          </table:table-cell>
          <table:table-cell table:formula="of:=[.C169]/[.E169]" office:value-type="float" office:value="0.103021293235289">
            <text:p>0.1030212932</text:p>
          </table:table-cell>
          <table:table-cell table:formula="of:=[.H169]/[.D169]" office:value-type="float" office:value="0.1374489596265">
            <text:p>0.1374489596</text:p>
          </table:table-cell>
          <table:table-cell table:formula="of:=ROUND(RAND()*9.9+0.1;3)" office:value-type="float" office:value="0.367">
            <text:p>0.367</text:p>
          </table:table-cell>
          <table:table-cell table:formula="of:=ROUND(RAND()*9.9+0.1;3)" office:value-type="float" office:value="0.701">
            <text:p>0.701</text:p>
          </table:table-cell>
          <table:table-cell table:formula="of:=IF([.A169]&lt;0.5;&quot;A&quot;;IF([.B169]&lt;0.5;&quot;B&quot;;IF([.C169]&lt;0.5;&quot;C&quot;;IF([.D169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63512544240803">
            <text:p>0.9635125442</text:p>
          </table:table-cell>
          <table:table-cell table:formula="of:=IF(RAND()&gt;1/[.B$1]; 0.6+RAND()*0.4; RAND()*0.4)" office:value-type="float" office:value="0.836173573415726">
            <text:p>0.8361735734</text:p>
          </table:table-cell>
          <table:table-cell table:formula="of:=IF(RAND()&gt;1/[.C$1]; 0.6+RAND()*0.4; RAND()*0.4)" office:value-type="float" office:value="0.376000167895108">
            <text:p>0.3760001679</text:p>
          </table:table-cell>
          <table:table-cell table:formula="of:=IF(RAND()&gt;1/[.D$1]; 0.6+RAND()*0.4; RAND()*0.4)" office:value-type="float" office:value="0.716277987416834">
            <text:p>0.7162779874</text:p>
          </table:table-cell>
          <table:table-cell table:formula="of:=ROUND(RAND()*9.9+0.1;3)" office:value-type="float" office:value="5.25">
            <text:p>5.25</text:p>
          </table:table-cell>
          <table:table-cell table:formula="of:=[.E170]/[.A170]" office:value-type="float" office:value="5.44881333551991">
            <text:p>5.4488133355</text:p>
          </table:table-cell>
          <table:table-cell table:formula="of:=[.F170]/[.B170]" office:value-type="float" office:value="6.51636634874956">
            <text:p>6.5163663487</text:p>
          </table:table-cell>
          <table:table-cell table:formula="of:=[.C170]/[.E170]" office:value-type="float" office:value="0.0716190795990683">
            <text:p>0.0716190796</text:p>
          </table:table-cell>
          <table:table-cell table:formula="of:=[.H170]/[.D170]" office:value-type="float" office:value="0.0999878271526303">
            <text:p>0.0999878272</text:p>
          </table:table-cell>
          <table:table-cell table:formula="of:=ROUND(RAND()*9.9+0.1;3)" office:value-type="float" office:value="6.122">
            <text:p>6.122</text:p>
          </table:table-cell>
          <table:table-cell table:formula="of:=ROUND(RAND()*9.9+0.1;3)" office:value-type="float" office:value="8.832">
            <text:p>8.832</text:p>
          </table:table-cell>
          <table:table-cell table:formula="of:=IF([.A170]&lt;0.5;&quot;A&quot;;IF([.B170]&lt;0.5;&quot;B&quot;;IF([.C170]&lt;0.5;&quot;C&quot;;IF([.D170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28929491899908">
            <text:p>0.7289294919</text:p>
          </table:table-cell>
          <table:table-cell table:formula="of:=IF(RAND()&gt;1/[.B$1]; 0.6+RAND()*0.4; RAND()*0.4)" office:value-type="float" office:value="0.647102709393948">
            <text:p>0.6471027094</text:p>
          </table:table-cell>
          <table:table-cell table:formula="of:=IF(RAND()&gt;1/[.C$1]; 0.6+RAND()*0.4; RAND()*0.4)" office:value-type="float" office:value="0.603834836371243">
            <text:p>0.6038348364</text:p>
          </table:table-cell>
          <table:table-cell table:formula="of:=IF(RAND()&gt;1/[.D$1]; 0.6+RAND()*0.4; RAND()*0.4)" office:value-type="float" office:value="0.20202538697049">
            <text:p>0.202025387</text:p>
          </table:table-cell>
          <table:table-cell table:formula="of:=ROUND(RAND()*9.9+0.1;3)" office:value-type="float" office:value="2.983">
            <text:p>2.983</text:p>
          </table:table-cell>
          <table:table-cell table:formula="of:=[.E171]/[.A171]" office:value-type="float" office:value="4.09230252465846">
            <text:p>4.0923025247</text:p>
          </table:table-cell>
          <table:table-cell table:formula="of:=[.F171]/[.B171]" office:value-type="float" office:value="6.32403861898701">
            <text:p>6.324038619</text:p>
          </table:table-cell>
          <table:table-cell table:formula="of:=[.C171]/[.E171]" office:value-type="float" office:value="0.202425355806652">
            <text:p>0.2024253558</text:p>
          </table:table-cell>
          <table:table-cell table:formula="of:=[.H171]/[.D171]" office:value-type="float" office:value="1.00197979492657">
            <text:p>1.0019797949</text:p>
          </table:table-cell>
          <table:table-cell table:formula="of:=ROUND(RAND()*9.9+0.1;3)" office:value-type="float" office:value="5.417">
            <text:p>5.417</text:p>
          </table:table-cell>
          <table:table-cell table:formula="of:=ROUND(RAND()*9.9+0.1;3)" office:value-type="float" office:value="7.397">
            <text:p>7.397</text:p>
          </table:table-cell>
          <table:table-cell table:formula="of:=IF([.A171]&lt;0.5;&quot;A&quot;;IF([.B171]&lt;0.5;&quot;B&quot;;IF([.C171]&lt;0.5;&quot;C&quot;;IF([.D171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51722294837236">
            <text:p>0.8517222948</text:p>
          </table:table-cell>
          <table:table-cell table:formula="of:=IF(RAND()&gt;1/[.B$1]; 0.6+RAND()*0.4; RAND()*0.4)" office:value-type="float" office:value="0.0578984259627759">
            <text:p>0.057898426</text:p>
          </table:table-cell>
          <table:table-cell table:formula="of:=IF(RAND()&gt;1/[.C$1]; 0.6+RAND()*0.4; RAND()*0.4)" office:value-type="float" office:value="0.676467892341316">
            <text:p>0.6764678923</text:p>
          </table:table-cell>
          <table:table-cell table:formula="of:=IF(RAND()&gt;1/[.D$1]; 0.6+RAND()*0.4; RAND()*0.4)" office:value-type="float" office:value="0.656877487245947">
            <text:p>0.6568774872</text:p>
          </table:table-cell>
          <table:table-cell table:formula="of:=ROUND(RAND()*9.9+0.1;3)" office:value-type="float" office:value="6.396">
            <text:p>6.396</text:p>
          </table:table-cell>
          <table:table-cell table:formula="of:=[.E172]/[.A172]" office:value-type="float" office:value="7.50948993441844">
            <text:p>7.5094899344</text:p>
          </table:table-cell>
          <table:table-cell table:formula="of:=[.F172]/[.B172]" office:value-type="float" office:value="129.701106887542">
            <text:p>129.7011068875</text:p>
          </table:table-cell>
          <table:table-cell table:formula="of:=[.C172]/[.E172]" office:value-type="float" office:value="0.105764210810087">
            <text:p>0.1057642108</text:p>
          </table:table-cell>
          <table:table-cell table:formula="of:=[.H172]/[.D172]" office:value-type="float" office:value="0.161010558077608">
            <text:p>0.1610105581</text:p>
          </table:table-cell>
          <table:table-cell table:formula="of:=ROUND(RAND()*9.9+0.1;3)" office:value-type="float" office:value="3.749">
            <text:p>3.749</text:p>
          </table:table-cell>
          <table:table-cell table:formula="of:=ROUND(RAND()*9.9+0.1;3)" office:value-type="float" office:value="3.186">
            <text:p>3.186</text:p>
          </table:table-cell>
          <table:table-cell table:formula="of:=IF([.A172]&lt;0.5;&quot;A&quot;;IF([.B172]&lt;0.5;&quot;B&quot;;IF([.C172]&lt;0.5;&quot;C&quot;;IF([.D172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48469315003604">
            <text:p>0.648469315</text:p>
          </table:table-cell>
          <table:table-cell table:formula="of:=IF(RAND()&gt;1/[.B$1]; 0.6+RAND()*0.4; RAND()*0.4)" office:value-type="float" office:value="0.337137815635651">
            <text:p>0.3371378156</text:p>
          </table:table-cell>
          <table:table-cell table:formula="of:=IF(RAND()&gt;1/[.C$1]; 0.6+RAND()*0.4; RAND()*0.4)" office:value-type="float" office:value="0.384340779576451">
            <text:p>0.3843407796</text:p>
          </table:table-cell>
          <table:table-cell table:formula="of:=IF(RAND()&gt;1/[.D$1]; 0.6+RAND()*0.4; RAND()*0.4)" office:value-type="float" office:value="0.085496124252677">
            <text:p>0.0854961243</text:p>
          </table:table-cell>
          <table:table-cell table:formula="of:=ROUND(RAND()*9.9+0.1;3)" office:value-type="float" office:value="2.113">
            <text:p>2.113</text:p>
          </table:table-cell>
          <table:table-cell table:formula="of:=[.E173]/[.A173]" office:value-type="float" office:value="3.25844253708174">
            <text:p>3.2584425371</text:p>
          </table:table-cell>
          <table:table-cell table:formula="of:=[.F173]/[.B173]" office:value-type="float" office:value="9.66501645903518">
            <text:p>9.665016459</text:p>
          </table:table-cell>
          <table:table-cell table:formula="of:=[.C173]/[.E173]" office:value-type="float" office:value="0.181893412009678">
            <text:p>0.181893412</text:p>
          </table:table-cell>
          <table:table-cell table:formula="of:=[.H173]/[.D173]" office:value-type="float" office:value="2.12750476819402">
            <text:p>2.1275047682</text:p>
          </table:table-cell>
          <table:table-cell table:formula="of:=ROUND(RAND()*9.9+0.1;3)" office:value-type="float" office:value="1.717">
            <text:p>1.717</text:p>
          </table:table-cell>
          <table:table-cell table:formula="of:=ROUND(RAND()*9.9+0.1;3)" office:value-type="float" office:value="7.805">
            <text:p>7.805</text:p>
          </table:table-cell>
          <table:table-cell table:formula="of:=IF([.A173]&lt;0.5;&quot;A&quot;;IF([.B173]&lt;0.5;&quot;B&quot;;IF([.C173]&lt;0.5;&quot;C&quot;;IF([.D173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57143194321543">
            <text:p>0.7571431943</text:p>
          </table:table-cell>
          <table:table-cell table:formula="of:=IF(RAND()&gt;1/[.B$1]; 0.6+RAND()*0.4; RAND()*0.4)" office:value-type="float" office:value="0.884730025660247">
            <text:p>0.8847300257</text:p>
          </table:table-cell>
          <table:table-cell table:formula="of:=IF(RAND()&gt;1/[.C$1]; 0.6+RAND()*0.4; RAND()*0.4)" office:value-type="float" office:value="0.983616354782134">
            <text:p>0.9836163548</text:p>
          </table:table-cell>
          <table:table-cell table:formula="of:=IF(RAND()&gt;1/[.D$1]; 0.6+RAND()*0.4; RAND()*0.4)" office:value-type="float" office:value="0.934039954748005">
            <text:p>0.9340399547</text:p>
          </table:table-cell>
          <table:table-cell table:formula="of:=ROUND(RAND()*9.9+0.1;3)" office:value-type="float" office:value="8.163">
            <text:p>8.163</text:p>
          </table:table-cell>
          <table:table-cell table:formula="of:=[.E174]/[.A174]" office:value-type="float" office:value="10.7813159534699">
            <text:p>10.7813159535</text:p>
          </table:table-cell>
          <table:table-cell table:formula="of:=[.F174]/[.B174]" office:value-type="float" office:value="12.1859953214814">
            <text:p>12.1859953215</text:p>
          </table:table-cell>
          <table:table-cell table:formula="of:=[.C174]/[.E174]" office:value-type="float" office:value="0.120496919610699">
            <text:p>0.1204969196</text:p>
          </table:table-cell>
          <table:table-cell table:formula="of:=[.H174]/[.D174]" office:value-type="float" office:value="0.1290061725927">
            <text:p>0.1290061726</text:p>
          </table:table-cell>
          <table:table-cell table:formula="of:=ROUND(RAND()*9.9+0.1;3)" office:value-type="float" office:value="9.213">
            <text:p>9.213</text:p>
          </table:table-cell>
          <table:table-cell table:formula="of:=ROUND(RAND()*9.9+0.1;3)" office:value-type="float" office:value="0.401">
            <text:p>0.401</text:p>
          </table:table-cell>
          <table:table-cell table:formula="of:=IF([.A174]&lt;0.5;&quot;A&quot;;IF([.B174]&lt;0.5;&quot;B&quot;;IF([.C174]&lt;0.5;&quot;C&quot;;IF([.D174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71159463655204">
            <text:p>0.7711594637</text:p>
          </table:table-cell>
          <table:table-cell table:formula="of:=IF(RAND()&gt;1/[.B$1]; 0.6+RAND()*0.4; RAND()*0.4)" office:value-type="float" office:value="0.785214999690652">
            <text:p>0.7852149997</text:p>
          </table:table-cell>
          <table:table-cell table:formula="of:=IF(RAND()&gt;1/[.C$1]; 0.6+RAND()*0.4; RAND()*0.4)" office:value-type="float" office:value="0.281402070634067">
            <text:p>0.2814020706</text:p>
          </table:table-cell>
          <table:table-cell table:formula="of:=IF(RAND()&gt;1/[.D$1]; 0.6+RAND()*0.4; RAND()*0.4)" office:value-type="float" office:value="0.702949574124068">
            <text:p>0.7029495741</text:p>
          </table:table-cell>
          <table:table-cell table:formula="of:=ROUND(RAND()*9.9+0.1;3)" office:value-type="float" office:value="1.654">
            <text:p>1.654</text:p>
          </table:table-cell>
          <table:table-cell table:formula="of:=[.E175]/[.A175]" office:value-type="float" office:value="2.14482228119232">
            <text:p>2.1448222812</text:p>
          </table:table-cell>
          <table:table-cell table:formula="of:=[.F175]/[.B175]" office:value-type="float" office:value="2.73150956367021">
            <text:p>2.7315095637</text:p>
          </table:table-cell>
          <table:table-cell table:formula="of:=[.C175]/[.E175]" office:value-type="float" office:value="0.17013426277755">
            <text:p>0.1701342628</text:p>
          </table:table-cell>
          <table:table-cell table:formula="of:=[.H175]/[.D175]" office:value-type="float" office:value="0.242029114235613">
            <text:p>0.2420291142</text:p>
          </table:table-cell>
          <table:table-cell table:formula="of:=ROUND(RAND()*9.9+0.1;3)" office:value-type="float" office:value="6.319">
            <text:p>6.319</text:p>
          </table:table-cell>
          <table:table-cell table:formula="of:=ROUND(RAND()*9.9+0.1;3)" office:value-type="float" office:value="7.263">
            <text:p>7.263</text:p>
          </table:table-cell>
          <table:table-cell table:formula="of:=IF([.A175]&lt;0.5;&quot;A&quot;;IF([.B175]&lt;0.5;&quot;B&quot;;IF([.C175]&lt;0.5;&quot;C&quot;;IF([.D175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82079397793859">
            <text:p>0.8820793978</text:p>
          </table:table-cell>
          <table:table-cell table:formula="of:=IF(RAND()&gt;1/[.B$1]; 0.6+RAND()*0.4; RAND()*0.4)" office:value-type="float" office:value="0.686697336751968">
            <text:p>0.6866973368</text:p>
          </table:table-cell>
          <table:table-cell table:formula="of:=IF(RAND()&gt;1/[.C$1]; 0.6+RAND()*0.4; RAND()*0.4)" office:value-type="float" office:value="0.144287637993693">
            <text:p>0.144287638</text:p>
          </table:table-cell>
          <table:table-cell table:formula="of:=IF(RAND()&gt;1/[.D$1]; 0.6+RAND()*0.4; RAND()*0.4)" office:value-type="float" office:value="0.0381134071387351">
            <text:p>0.0381134071</text:p>
          </table:table-cell>
          <table:table-cell table:formula="of:=ROUND(RAND()*9.9+0.1;3)" office:value-type="float" office:value="7.672">
            <text:p>7.672</text:p>
          </table:table-cell>
          <table:table-cell table:formula="of:=[.E176]/[.A176]" office:value-type="float" office:value="8.69762973626659">
            <text:p>8.6976297363</text:p>
          </table:table-cell>
          <table:table-cell table:formula="of:=[.F176]/[.B176]" office:value-type="float" office:value="12.6658853482756">
            <text:p>12.6658853483</text:p>
          </table:table-cell>
          <table:table-cell table:formula="of:=[.C176]/[.E176]" office:value-type="float" office:value="0.0188070435341102">
            <text:p>0.0188070435</text:p>
          </table:table-cell>
          <table:table-cell table:formula="of:=[.H176]/[.D176]" office:value-type="float" office:value="0.493449548229877">
            <text:p>0.4934495482</text:p>
          </table:table-cell>
          <table:table-cell table:formula="of:=ROUND(RAND()*9.9+0.1;3)" office:value-type="float" office:value="3.906">
            <text:p>3.906</text:p>
          </table:table-cell>
          <table:table-cell table:formula="of:=ROUND(RAND()*9.9+0.1;3)" office:value-type="float" office:value="2.748">
            <text:p>2.748</text:p>
          </table:table-cell>
          <table:table-cell table:formula="of:=IF([.A176]&lt;0.5;&quot;A&quot;;IF([.B176]&lt;0.5;&quot;B&quot;;IF([.C176]&lt;0.5;&quot;C&quot;;IF([.D176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46671131532639">
            <text:p>0.8466711315</text:p>
          </table:table-cell>
          <table:table-cell table:formula="of:=IF(RAND()&gt;1/[.B$1]; 0.6+RAND()*0.4; RAND()*0.4)" office:value-type="float" office:value="0.757155963685364">
            <text:p>0.7571559637</text:p>
          </table:table-cell>
          <table:table-cell table:formula="of:=IF(RAND()&gt;1/[.C$1]; 0.6+RAND()*0.4; RAND()*0.4)" office:value-type="float" office:value="0.966577500384301">
            <text:p>0.9665775004</text:p>
          </table:table-cell>
          <table:table-cell table:formula="of:=IF(RAND()&gt;1/[.D$1]; 0.6+RAND()*0.4; RAND()*0.4)" office:value-type="float" office:value="0.742916401010007">
            <text:p>0.742916401</text:p>
          </table:table-cell>
          <table:table-cell table:formula="of:=ROUND(RAND()*9.9+0.1;3)" office:value-type="float" office:value="5.185">
            <text:p>5.185</text:p>
          </table:table-cell>
          <table:table-cell table:formula="of:=[.E177]/[.A177]" office:value-type="float" office:value="6.12398345342676">
            <text:p>6.1239834534</text:p>
          </table:table-cell>
          <table:table-cell table:formula="of:=[.F177]/[.B177]" office:value-type="float" office:value="8.08814002285477">
            <text:p>8.0881400229</text:p>
          </table:table-cell>
          <table:table-cell table:formula="of:=[.C177]/[.E177]" office:value-type="float" office:value="0.186418032861003">
            <text:p>0.1864180329</text:p>
          </table:table-cell>
          <table:table-cell table:formula="of:=[.H177]/[.D177]" office:value-type="float" office:value="0.25092733530659">
            <text:p>0.2509273353</text:p>
          </table:table-cell>
          <table:table-cell table:formula="of:=ROUND(RAND()*9.9+0.1;3)" office:value-type="float" office:value="9.805">
            <text:p>9.805</text:p>
          </table:table-cell>
          <table:table-cell table:formula="of:=ROUND(RAND()*9.9+0.1;3)" office:value-type="float" office:value="2.119">
            <text:p>2.119</text:p>
          </table:table-cell>
          <table:table-cell table:formula="of:=IF([.A177]&lt;0.5;&quot;A&quot;;IF([.B177]&lt;0.5;&quot;B&quot;;IF([.C177]&lt;0.5;&quot;C&quot;;IF([.D177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86082050856203">
            <text:p>0.6860820509</text:p>
          </table:table-cell>
          <table:table-cell table:formula="of:=IF(RAND()&gt;1/[.B$1]; 0.6+RAND()*0.4; RAND()*0.4)" office:value-type="float" office:value="0.927283274568617">
            <text:p>0.9272832746</text:p>
          </table:table-cell>
          <table:table-cell table:formula="of:=IF(RAND()&gt;1/[.C$1]; 0.6+RAND()*0.4; RAND()*0.4)" office:value-type="float" office:value="0.87379638440907">
            <text:p>0.8737963844</text:p>
          </table:table-cell>
          <table:table-cell table:formula="of:=IF(RAND()&gt;1/[.D$1]; 0.6+RAND()*0.4; RAND()*0.4)" office:value-type="float" office:value="0.235633583553135">
            <text:p>0.2356335836</text:p>
          </table:table-cell>
          <table:table-cell table:formula="of:=ROUND(RAND()*9.9+0.1;3)" office:value-type="float" office:value="5.101">
            <text:p>5.101</text:p>
          </table:table-cell>
          <table:table-cell table:formula="of:=[.E178]/[.A178]" office:value-type="float" office:value="7.43497077883638">
            <text:p>7.4349707788</text:p>
          </table:table-cell>
          <table:table-cell table:formula="of:=[.F178]/[.B178]" office:value-type="float" office:value="8.01801454069708">
            <text:p>8.0180145407</text:p>
          </table:table-cell>
          <table:table-cell table:formula="of:=[.C178]/[.E178]" office:value-type="float" office:value="0.171299036347593">
            <text:p>0.1712990363</text:p>
          </table:table-cell>
          <table:table-cell table:formula="of:=[.H178]/[.D178]" office:value-type="float" office:value="0.726972079975029">
            <text:p>0.72697208</text:p>
          </table:table-cell>
          <table:table-cell table:formula="of:=ROUND(RAND()*9.9+0.1;3)" office:value-type="float" office:value="7.81">
            <text:p>7.81</text:p>
          </table:table-cell>
          <table:table-cell table:formula="of:=ROUND(RAND()*9.9+0.1;3)" office:value-type="float" office:value="6.354">
            <text:p>6.354</text:p>
          </table:table-cell>
          <table:table-cell table:formula="of:=IF([.A178]&lt;0.5;&quot;A&quot;;IF([.B178]&lt;0.5;&quot;B&quot;;IF([.C178]&lt;0.5;&quot;C&quot;;IF([.D178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54743438307196">
            <text:p>0.9547434383</text:p>
          </table:table-cell>
          <table:table-cell table:formula="of:=IF(RAND()&gt;1/[.B$1]; 0.6+RAND()*0.4; RAND()*0.4)" office:value-type="float" office:value="0.985152161866427">
            <text:p>0.9851521619</text:p>
          </table:table-cell>
          <table:table-cell table:formula="of:=IF(RAND()&gt;1/[.C$1]; 0.6+RAND()*0.4; RAND()*0.4)" office:value-type="float" office:value="0.367460388224572">
            <text:p>0.3674603882</text:p>
          </table:table-cell>
          <table:table-cell table:formula="of:=IF(RAND()&gt;1/[.D$1]; 0.6+RAND()*0.4; RAND()*0.4)" office:value-type="float" office:value="0.0214595319703221">
            <text:p>0.021459532</text:p>
          </table:table-cell>
          <table:table-cell table:formula="of:=ROUND(RAND()*9.9+0.1;3)" office:value-type="float" office:value="2.147">
            <text:p>2.147</text:p>
          </table:table-cell>
          <table:table-cell table:formula="of:=[.E179]/[.A179]" office:value-type="float" office:value="2.24877167399729">
            <text:p>2.248771674</text:p>
          </table:table-cell>
          <table:table-cell table:formula="of:=[.F179]/[.B179]" office:value-type="float" office:value="2.28266430409782">
            <text:p>2.2826643041</text:p>
          </table:table-cell>
          <table:table-cell table:formula="of:=[.C179]/[.E179]" office:value-type="float" office:value="0.171150623299754">
            <text:p>0.1711506233</text:p>
          </table:table-cell>
          <table:table-cell table:formula="of:=[.H179]/[.D179]" office:value-type="float" office:value="7.9755058747996">
            <text:p>7.9755058748</text:p>
          </table:table-cell>
          <table:table-cell table:formula="of:=ROUND(RAND()*9.9+0.1;3)" office:value-type="float" office:value="0.392">
            <text:p>0.392</text:p>
          </table:table-cell>
          <table:table-cell table:formula="of:=ROUND(RAND()*9.9+0.1;3)" office:value-type="float" office:value="2.778">
            <text:p>2.778</text:p>
          </table:table-cell>
          <table:table-cell table:formula="of:=IF([.A179]&lt;0.5;&quot;A&quot;;IF([.B179]&lt;0.5;&quot;B&quot;;IF([.C179]&lt;0.5;&quot;C&quot;;IF([.D179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88951169606298">
            <text:p>0.6889511696</text:p>
          </table:table-cell>
          <table:table-cell table:formula="of:=IF(RAND()&gt;1/[.B$1]; 0.6+RAND()*0.4; RAND()*0.4)" office:value-type="float" office:value="0.80416481345892">
            <text:p>0.8041648135</text:p>
          </table:table-cell>
          <table:table-cell table:formula="of:=IF(RAND()&gt;1/[.C$1]; 0.6+RAND()*0.4; RAND()*0.4)" office:value-type="float" office:value="0.934255136083812">
            <text:p>0.9342551361</text:p>
          </table:table-cell>
          <table:table-cell table:formula="of:=IF(RAND()&gt;1/[.D$1]; 0.6+RAND()*0.4; RAND()*0.4)" office:value-type="float" office:value="0.853558526467532">
            <text:p>0.8535585265</text:p>
          </table:table-cell>
          <table:table-cell table:formula="of:=ROUND(RAND()*9.9+0.1;3)" office:value-type="float" office:value="5.83">
            <text:p>5.83</text:p>
          </table:table-cell>
          <table:table-cell table:formula="of:=[.E180]/[.A180]" office:value-type="float" office:value="8.4621381851076">
            <text:p>8.4621381851</text:p>
          </table:table-cell>
          <table:table-cell table:formula="of:=[.F180]/[.B180]" office:value-type="float" office:value="10.5228903869964">
            <text:p>10.522890387</text:p>
          </table:table-cell>
          <table:table-cell table:formula="of:=[.C180]/[.E180]" office:value-type="float" office:value="0.160249594525525">
            <text:p>0.1602495945</text:p>
          </table:table-cell>
          <table:table-cell table:formula="of:=[.H180]/[.D180]" office:value-type="float" office:value="0.187742948557636">
            <text:p>0.1877429486</text:p>
          </table:table-cell>
          <table:table-cell table:formula="of:=ROUND(RAND()*9.9+0.1;3)" office:value-type="float" office:value="1.227">
            <text:p>1.227</text:p>
          </table:table-cell>
          <table:table-cell table:formula="of:=ROUND(RAND()*9.9+0.1;3)" office:value-type="float" office:value="7.15">
            <text:p>7.15</text:p>
          </table:table-cell>
          <table:table-cell table:formula="of:=IF([.A180]&lt;0.5;&quot;A&quot;;IF([.B180]&lt;0.5;&quot;B&quot;;IF([.C180]&lt;0.5;&quot;C&quot;;IF([.D180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59874079376459">
            <text:p>0.9598740794</text:p>
          </table:table-cell>
          <table:table-cell table:formula="of:=IF(RAND()&gt;1/[.B$1]; 0.6+RAND()*0.4; RAND()*0.4)" office:value-type="float" office:value="0.956609588488936">
            <text:p>0.9566095885</text:p>
          </table:table-cell>
          <table:table-cell table:formula="of:=IF(RAND()&gt;1/[.C$1]; 0.6+RAND()*0.4; RAND()*0.4)" office:value-type="float" office:value="0.960105373244733">
            <text:p>0.9601053732</text:p>
          </table:table-cell>
          <table:table-cell table:formula="of:=IF(RAND()&gt;1/[.D$1]; 0.6+RAND()*0.4; RAND()*0.4)" office:value-type="float" office:value="0.398568453546613">
            <text:p>0.3985684535</text:p>
          </table:table-cell>
          <table:table-cell table:formula="of:=ROUND(RAND()*9.9+0.1;3)" office:value-type="float" office:value="9.134">
            <text:p>9.134</text:p>
          </table:table-cell>
          <table:table-cell table:formula="of:=[.E181]/[.A181]" office:value-type="float" office:value="9.51583149941241">
            <text:p>9.5158314994</text:p>
          </table:table-cell>
          <table:table-cell table:formula="of:=[.F181]/[.B181]" office:value-type="float" office:value="9.94745569552951">
            <text:p>9.9474556955</text:p>
          </table:table-cell>
          <table:table-cell table:formula="of:=[.C181]/[.E181]" office:value-type="float" office:value="0.105113353760098">
            <text:p>0.1051133538</text:p>
          </table:table-cell>
          <table:table-cell table:formula="of:=[.H181]/[.D181]" office:value-type="float" office:value="0.263727228848041">
            <text:p>0.2637272288</text:p>
          </table:table-cell>
          <table:table-cell table:formula="of:=ROUND(RAND()*9.9+0.1;3)" office:value-type="float" office:value="8.808">
            <text:p>8.808</text:p>
          </table:table-cell>
          <table:table-cell table:formula="of:=ROUND(RAND()*9.9+0.1;3)" office:value-type="float" office:value="4.004">
            <text:p>4.004</text:p>
          </table:table-cell>
          <table:table-cell table:formula="of:=IF([.A181]&lt;0.5;&quot;A&quot;;IF([.B181]&lt;0.5;&quot;B&quot;;IF([.C181]&lt;0.5;&quot;C&quot;;IF([.D181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47943502478302">
            <text:p>0.3479435025</text:p>
          </table:table-cell>
          <table:table-cell table:formula="of:=IF(RAND()&gt;1/[.B$1]; 0.6+RAND()*0.4; RAND()*0.4)" office:value-type="float" office:value="0.152763466630131">
            <text:p>0.1527634666</text:p>
          </table:table-cell>
          <table:table-cell table:formula="of:=IF(RAND()&gt;1/[.C$1]; 0.6+RAND()*0.4; RAND()*0.4)" office:value-type="float" office:value="0.838079607859254">
            <text:p>0.8380796079</text:p>
          </table:table-cell>
          <table:table-cell table:formula="of:=IF(RAND()&gt;1/[.D$1]; 0.6+RAND()*0.4; RAND()*0.4)" office:value-type="float" office:value="0.988078399002552">
            <text:p>0.988078399</text:p>
          </table:table-cell>
          <table:table-cell table:formula="of:=ROUND(RAND()*9.9+0.1;3)" office:value-type="float" office:value="0.669">
            <text:p>0.669</text:p>
          </table:table-cell>
          <table:table-cell table:formula="of:=[.E182]/[.A182]" office:value-type="float" office:value="1.92272594612316">
            <text:p>1.9227259461</text:p>
          </table:table-cell>
          <table:table-cell table:formula="of:=[.F182]/[.B182]" office:value-type="float" office:value="12.5862942792366">
            <text:p>12.5862942792</text:p>
          </table:table-cell>
          <table:table-cell table:formula="of:=[.C182]/[.E182]" office:value-type="float" office:value="1.25273483984941">
            <text:p>1.2527348398</text:p>
          </table:table-cell>
          <table:table-cell table:formula="of:=[.H182]/[.D182]" office:value-type="float" office:value="1.26784963735066">
            <text:p>1.2678496374</text:p>
          </table:table-cell>
          <table:table-cell table:formula="of:=ROUND(RAND()*9.9+0.1;3)" office:value-type="float" office:value="2.311">
            <text:p>2.311</text:p>
          </table:table-cell>
          <table:table-cell table:formula="of:=ROUND(RAND()*9.9+0.1;3)" office:value-type="float" office:value="6.066">
            <text:p>6.066</text:p>
          </table:table-cell>
          <table:table-cell table:formula="of:=IF([.A182]&lt;0.5;&quot;A&quot;;IF([.B182]&lt;0.5;&quot;B&quot;;IF([.C182]&lt;0.5;&quot;C&quot;;IF([.D182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76557616516948">
            <text:p>0.3765576165</text:p>
          </table:table-cell>
          <table:table-cell table:formula="of:=IF(RAND()&gt;1/[.B$1]; 0.6+RAND()*0.4; RAND()*0.4)" office:value-type="float" office:value="0.992089107632637">
            <text:p>0.9920891076</text:p>
          </table:table-cell>
          <table:table-cell table:formula="of:=IF(RAND()&gt;1/[.C$1]; 0.6+RAND()*0.4; RAND()*0.4)" office:value-type="float" office:value="0.610163465421647">
            <text:p>0.6101634654</text:p>
          </table:table-cell>
          <table:table-cell table:formula="of:=IF(RAND()&gt;1/[.D$1]; 0.6+RAND()*0.4; RAND()*0.4)" office:value-type="float" office:value="0.141203018650413">
            <text:p>0.1412030187</text:p>
          </table:table-cell>
          <table:table-cell table:formula="of:=ROUND(RAND()*9.9+0.1;3)" office:value-type="float" office:value="3.902">
            <text:p>3.902</text:p>
          </table:table-cell>
          <table:table-cell table:formula="of:=[.E183]/[.A183]" office:value-type="float" office:value="10.3622920606212">
            <text:p>10.3622920606</text:p>
          </table:table-cell>
          <table:table-cell table:formula="of:=[.F183]/[.B183]" office:value-type="float" office:value="10.4449207040969">
            <text:p>10.4449207041</text:p>
          </table:table-cell>
          <table:table-cell table:formula="of:=[.C183]/[.E183]" office:value-type="float" office:value="0.156371979862031">
            <text:p>0.1563719799</text:p>
          </table:table-cell>
          <table:table-cell table:formula="of:=[.H183]/[.D183]" office:value-type="float" office:value="1.10742660714056">
            <text:p>1.1074266071</text:p>
          </table:table-cell>
          <table:table-cell table:formula="of:=ROUND(RAND()*9.9+0.1;3)" office:value-type="float" office:value="9.638">
            <text:p>9.638</text:p>
          </table:table-cell>
          <table:table-cell table:formula="of:=ROUND(RAND()*9.9+0.1;3)" office:value-type="float" office:value="3.935">
            <text:p>3.935</text:p>
          </table:table-cell>
          <table:table-cell table:formula="of:=IF([.A183]&lt;0.5;&quot;A&quot;;IF([.B183]&lt;0.5;&quot;B&quot;;IF([.C183]&lt;0.5;&quot;C&quot;;IF([.D183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78980802930892">
            <text:p>0.9789808029</text:p>
          </table:table-cell>
          <table:table-cell table:formula="of:=IF(RAND()&gt;1/[.B$1]; 0.6+RAND()*0.4; RAND()*0.4)" office:value-type="float" office:value="0.860778958443552">
            <text:p>0.8607789584</text:p>
          </table:table-cell>
          <table:table-cell table:formula="of:=IF(RAND()&gt;1/[.C$1]; 0.6+RAND()*0.4; RAND()*0.4)" office:value-type="float" office:value="0.112579756509513">
            <text:p>0.1125797565</text:p>
          </table:table-cell>
          <table:table-cell table:formula="of:=IF(RAND()&gt;1/[.D$1]; 0.6+RAND()*0.4; RAND()*0.4)" office:value-type="float" office:value="0.690079064946622">
            <text:p>0.6900790649</text:p>
          </table:table-cell>
          <table:table-cell table:formula="of:=ROUND(RAND()*9.9+0.1;3)" office:value-type="float" office:value="2.029">
            <text:p>2.029</text:p>
          </table:table-cell>
          <table:table-cell table:formula="of:=[.E184]/[.A184]" office:value-type="float" office:value="2.07256362323504">
            <text:p>2.0725636232</text:p>
          </table:table-cell>
          <table:table-cell table:formula="of:=[.F184]/[.B184]" office:value-type="float" office:value="2.40777681994297">
            <text:p>2.4077768199</text:p>
          </table:table-cell>
          <table:table-cell table:formula="of:=[.C184]/[.E184]" office:value-type="float" office:value="0.0554853408129683">
            <text:p>0.0554853408</text:p>
          </table:table-cell>
          <table:table-cell table:formula="of:=[.H184]/[.D184]" office:value-type="float" office:value="0.0804043241295259">
            <text:p>0.0804043241</text:p>
          </table:table-cell>
          <table:table-cell table:formula="of:=ROUND(RAND()*9.9+0.1;3)" office:value-type="float" office:value="7.128">
            <text:p>7.128</text:p>
          </table:table-cell>
          <table:table-cell table:formula="of:=ROUND(RAND()*9.9+0.1;3)" office:value-type="float" office:value="3.155">
            <text:p>3.155</text:p>
          </table:table-cell>
          <table:table-cell table:formula="of:=IF([.A184]&lt;0.5;&quot;A&quot;;IF([.B184]&lt;0.5;&quot;B&quot;;IF([.C184]&lt;0.5;&quot;C&quot;;IF([.D184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90011594071984">
            <text:p>0.6900115941</text:p>
          </table:table-cell>
          <table:table-cell table:formula="of:=IF(RAND()&gt;1/[.B$1]; 0.6+RAND()*0.4; RAND()*0.4)" office:value-type="float" office:value="0.890803102962673">
            <text:p>0.890803103</text:p>
          </table:table-cell>
          <table:table-cell table:formula="of:=IF(RAND()&gt;1/[.C$1]; 0.6+RAND()*0.4; RAND()*0.4)" office:value-type="float" office:value="0.379422220960259">
            <text:p>0.379422221</text:p>
          </table:table-cell>
          <table:table-cell table:formula="of:=IF(RAND()&gt;1/[.D$1]; 0.6+RAND()*0.4; RAND()*0.4)" office:value-type="float" office:value="0.892371634114534">
            <text:p>0.8923716341</text:p>
          </table:table-cell>
          <table:table-cell table:formula="of:=ROUND(RAND()*9.9+0.1;3)" office:value-type="float" office:value="7.84">
            <text:p>7.84</text:p>
          </table:table-cell>
          <table:table-cell table:formula="of:=[.E185]/[.A185]" office:value-type="float" office:value="11.3621279227115">
            <text:p>11.3621279227</text:p>
          </table:table-cell>
          <table:table-cell table:formula="of:=[.F185]/[.B185]" office:value-type="float" office:value="12.754926296196">
            <text:p>12.7549262962</text:p>
          </table:table-cell>
          <table:table-cell table:formula="of:=[.C185]/[.E185]" office:value-type="float" office:value="0.0483956914490127">
            <text:p>0.0483956914</text:p>
          </table:table-cell>
          <table:table-cell table:formula="of:=[.H185]/[.D185]" office:value-type="float" office:value="0.054232664507578">
            <text:p>0.0542326645</text:p>
          </table:table-cell>
          <table:table-cell table:formula="of:=ROUND(RAND()*9.9+0.1;3)" office:value-type="float" office:value="3.884">
            <text:p>3.884</text:p>
          </table:table-cell>
          <table:table-cell table:formula="of:=ROUND(RAND()*9.9+0.1;3)" office:value-type="float" office:value="3.538">
            <text:p>3.538</text:p>
          </table:table-cell>
          <table:table-cell table:formula="of:=IF([.A185]&lt;0.5;&quot;A&quot;;IF([.B185]&lt;0.5;&quot;B&quot;;IF([.C185]&lt;0.5;&quot;C&quot;;IF([.D185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23444697260857">
            <text:p>0.7234446973</text:p>
          </table:table-cell>
          <table:table-cell table:formula="of:=IF(RAND()&gt;1/[.B$1]; 0.6+RAND()*0.4; RAND()*0.4)" office:value-type="float" office:value="0.823172776028514">
            <text:p>0.823172776</text:p>
          </table:table-cell>
          <table:table-cell table:formula="of:=IF(RAND()&gt;1/[.C$1]; 0.6+RAND()*0.4; RAND()*0.4)" office:value-type="float" office:value="0.121124345529825">
            <text:p>0.1211243455</text:p>
          </table:table-cell>
          <table:table-cell table:formula="of:=IF(RAND()&gt;1/[.D$1]; 0.6+RAND()*0.4; RAND()*0.4)" office:value-type="float" office:value="0.334972256794572">
            <text:p>0.3349722568</text:p>
          </table:table-cell>
          <table:table-cell table:formula="of:=ROUND(RAND()*9.9+0.1;3)" office:value-type="float" office:value="0.346">
            <text:p>0.346</text:p>
          </table:table-cell>
          <table:table-cell table:formula="of:=[.E186]/[.A186]" office:value-type="float" office:value="0.478267380091447">
            <text:p>0.4782673801</text:p>
          </table:table-cell>
          <table:table-cell table:formula="of:=[.F186]/[.B186]" office:value-type="float" office:value="0.581004855868655">
            <text:p>0.5810048559</text:p>
          </table:table-cell>
          <table:table-cell table:formula="of:=[.C186]/[.E186]" office:value-type="float" office:value="0.350070362802961">
            <text:p>0.3500703628</text:p>
          </table:table-cell>
          <table:table-cell table:formula="of:=[.H186]/[.D186]" office:value-type="float" office:value="1.04507270587978">
            <text:p>1.0450727059</text:p>
          </table:table-cell>
          <table:table-cell table:formula="of:=ROUND(RAND()*9.9+0.1;3)" office:value-type="float" office:value="3.425">
            <text:p>3.425</text:p>
          </table:table-cell>
          <table:table-cell table:formula="of:=ROUND(RAND()*9.9+0.1;3)" office:value-type="float" office:value="5.876">
            <text:p>5.876</text:p>
          </table:table-cell>
          <table:table-cell table:formula="of:=IF([.A186]&lt;0.5;&quot;A&quot;;IF([.B186]&lt;0.5;&quot;B&quot;;IF([.C186]&lt;0.5;&quot;C&quot;;IF([.D186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32728555332869">
            <text:p>0.8327285553</text:p>
          </table:table-cell>
          <table:table-cell table:formula="of:=IF(RAND()&gt;1/[.B$1]; 0.6+RAND()*0.4; RAND()*0.4)" office:value-type="float" office:value="0.734133983589709">
            <text:p>0.7341339836</text:p>
          </table:table-cell>
          <table:table-cell table:formula="of:=IF(RAND()&gt;1/[.C$1]; 0.6+RAND()*0.4; RAND()*0.4)" office:value-type="float" office:value="0.720439936593175">
            <text:p>0.7204399366</text:p>
          </table:table-cell>
          <table:table-cell table:formula="of:=IF(RAND()&gt;1/[.D$1]; 0.6+RAND()*0.4; RAND()*0.4)" office:value-type="float" office:value="0.380316248722374">
            <text:p>0.3803162487</text:p>
          </table:table-cell>
          <table:table-cell table:formula="of:=ROUND(RAND()*9.9+0.1;3)" office:value-type="float" office:value="7.779">
            <text:p>7.779</text:p>
          </table:table-cell>
          <table:table-cell table:formula="of:=[.E187]/[.A187]" office:value-type="float" office:value="9.34157949812406">
            <text:p>9.3415794981</text:p>
          </table:table-cell>
          <table:table-cell table:formula="of:=[.F187]/[.B187]" office:value-type="float" office:value="12.7246248054699">
            <text:p>12.7246248055</text:p>
          </table:table-cell>
          <table:table-cell table:formula="of:=[.C187]/[.E187]" office:value-type="float" office:value="0.0926134383073885">
            <text:p>0.0926134383</text:p>
          </table:table-cell>
          <table:table-cell table:formula="of:=[.H187]/[.D187]" office:value-type="float" office:value="0.243516911566392">
            <text:p>0.2435169116</text:p>
          </table:table-cell>
          <table:table-cell table:formula="of:=ROUND(RAND()*9.9+0.1;3)" office:value-type="float" office:value="1.393">
            <text:p>1.393</text:p>
          </table:table-cell>
          <table:table-cell table:formula="of:=ROUND(RAND()*9.9+0.1;3)" office:value-type="float" office:value="7.801">
            <text:p>7.801</text:p>
          </table:table-cell>
          <table:table-cell table:formula="of:=IF([.A187]&lt;0.5;&quot;A&quot;;IF([.B187]&lt;0.5;&quot;B&quot;;IF([.C187]&lt;0.5;&quot;C&quot;;IF([.D187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47212846577168">
            <text:p>0.7472128466</text:p>
          </table:table-cell>
          <table:table-cell table:formula="of:=IF(RAND()&gt;1/[.B$1]; 0.6+RAND()*0.4; RAND()*0.4)" office:value-type="float" office:value="0.751496156491339">
            <text:p>0.7514961565</text:p>
          </table:table-cell>
          <table:table-cell table:formula="of:=IF(RAND()&gt;1/[.C$1]; 0.6+RAND()*0.4; RAND()*0.4)" office:value-type="float" office:value="0.86088028056547">
            <text:p>0.8608802806</text:p>
          </table:table-cell>
          <table:table-cell table:formula="of:=IF(RAND()&gt;1/[.D$1]; 0.6+RAND()*0.4; RAND()*0.4)" office:value-type="float" office:value="0.659815588779748">
            <text:p>0.6598155888</text:p>
          </table:table-cell>
          <table:table-cell table:formula="of:=ROUND(RAND()*9.9+0.1;3)" office:value-type="float" office:value="3.506">
            <text:p>3.506</text:p>
          </table:table-cell>
          <table:table-cell table:formula="of:=[.E188]/[.A188]" office:value-type="float" office:value="4.69210348304407">
            <text:p>4.692103483</text:p>
          </table:table-cell>
          <table:table-cell table:formula="of:=[.F188]/[.B188]" office:value-type="float" office:value="6.24368260903826">
            <text:p>6.243682609</text:p>
          </table:table-cell>
          <table:table-cell table:formula="of:=[.C188]/[.E188]" office:value-type="float" office:value="0.245544860400876">
            <text:p>0.2455448604</text:p>
          </table:table-cell>
          <table:table-cell table:formula="of:=[.H188]/[.D188]" office:value-type="float" office:value="0.372141647721574">
            <text:p>0.3721416477</text:p>
          </table:table-cell>
          <table:table-cell table:formula="of:=ROUND(RAND()*9.9+0.1;3)" office:value-type="float" office:value="4.634">
            <text:p>4.634</text:p>
          </table:table-cell>
          <table:table-cell table:formula="of:=ROUND(RAND()*9.9+0.1;3)" office:value-type="float" office:value="4.291">
            <text:p>4.291</text:p>
          </table:table-cell>
          <table:table-cell table:formula="of:=IF([.A188]&lt;0.5;&quot;A&quot;;IF([.B188]&lt;0.5;&quot;B&quot;;IF([.C188]&lt;0.5;&quot;C&quot;;IF([.D188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29854882787913">
            <text:p>0.8298548828</text:p>
          </table:table-cell>
          <table:table-cell table:formula="of:=IF(RAND()&gt;1/[.B$1]; 0.6+RAND()*0.4; RAND()*0.4)" office:value-type="float" office:value="0.373697221279144">
            <text:p>0.3736972213</text:p>
          </table:table-cell>
          <table:table-cell table:formula="of:=IF(RAND()&gt;1/[.C$1]; 0.6+RAND()*0.4; RAND()*0.4)" office:value-type="float" office:value="0.68569059856236">
            <text:p>0.6856905986</text:p>
          </table:table-cell>
          <table:table-cell table:formula="of:=IF(RAND()&gt;1/[.D$1]; 0.6+RAND()*0.4; RAND()*0.4)" office:value-type="float" office:value="0.762505380157381">
            <text:p>0.7625053802</text:p>
          </table:table-cell>
          <table:table-cell table:formula="of:=ROUND(RAND()*9.9+0.1;3)" office:value-type="float" office:value="5.311">
            <text:p>5.311</text:p>
          </table:table-cell>
          <table:table-cell table:formula="of:=[.E189]/[.A189]" office:value-type="float" office:value="6.39991414180464">
            <text:p>6.3999141418</text:p>
          </table:table-cell>
          <table:table-cell table:formula="of:=[.F189]/[.B189]" office:value-type="float" office:value="17.1259345196577">
            <text:p>17.1259345197</text:p>
          </table:table-cell>
          <table:table-cell table:formula="of:=[.C189]/[.E189]" office:value-type="float" office:value="0.129107625411855">
            <text:p>0.1291076254</text:p>
          </table:table-cell>
          <table:table-cell table:formula="of:=[.H189]/[.D189]" office:value-type="float" office:value="0.169320281235533">
            <text:p>0.1693202812</text:p>
          </table:table-cell>
          <table:table-cell table:formula="of:=ROUND(RAND()*9.9+0.1;3)" office:value-type="float" office:value="5.547">
            <text:p>5.547</text:p>
          </table:table-cell>
          <table:table-cell table:formula="of:=ROUND(RAND()*9.9+0.1;3)" office:value-type="float" office:value="4.275">
            <text:p>4.275</text:p>
          </table:table-cell>
          <table:table-cell table:formula="of:=IF([.A189]&lt;0.5;&quot;A&quot;;IF([.B189]&lt;0.5;&quot;B&quot;;IF([.C189]&lt;0.5;&quot;C&quot;;IF([.D189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04598290845752">
            <text:p>0.7045982908</text:p>
          </table:table-cell>
          <table:table-cell table:formula="of:=IF(RAND()&gt;1/[.B$1]; 0.6+RAND()*0.4; RAND()*0.4)" office:value-type="float" office:value="0.246936549339443">
            <text:p>0.2469365493</text:p>
          </table:table-cell>
          <table:table-cell table:formula="of:=IF(RAND()&gt;1/[.C$1]; 0.6+RAND()*0.4; RAND()*0.4)" office:value-type="float" office:value="0.931831082608551">
            <text:p>0.9318310826</text:p>
          </table:table-cell>
          <table:table-cell table:formula="of:=IF(RAND()&gt;1/[.D$1]; 0.6+RAND()*0.4; RAND()*0.4)" office:value-type="float" office:value="0.959032176062465">
            <text:p>0.9590321761</text:p>
          </table:table-cell>
          <table:table-cell table:formula="of:=ROUND(RAND()*9.9+0.1;3)" office:value-type="float" office:value="3.252">
            <text:p>3.252</text:p>
          </table:table-cell>
          <table:table-cell table:formula="of:=[.E190]/[.A190]" office:value-type="float" office:value="4.61539581098972">
            <text:p>4.615395811</text:p>
          </table:table-cell>
          <table:table-cell table:formula="of:=[.F190]/[.B190]" office:value-type="float" office:value="18.6906143433847">
            <text:p>18.6906143434</text:p>
          </table:table-cell>
          <table:table-cell table:formula="of:=[.C190]/[.E190]" office:value-type="float" office:value="0.286540923311363">
            <text:p>0.2865409233</text:p>
          </table:table-cell>
          <table:table-cell table:formula="of:=[.H190]/[.D190]" office:value-type="float" office:value="0.298781344842698">
            <text:p>0.2987813448</text:p>
          </table:table-cell>
          <table:table-cell table:formula="of:=ROUND(RAND()*9.9+0.1;3)" office:value-type="float" office:value="4.695">
            <text:p>4.695</text:p>
          </table:table-cell>
          <table:table-cell table:formula="of:=ROUND(RAND()*9.9+0.1;3)" office:value-type="float" office:value="5.816">
            <text:p>5.816</text:p>
          </table:table-cell>
          <table:table-cell table:formula="of:=IF([.A190]&lt;0.5;&quot;A&quot;;IF([.B190]&lt;0.5;&quot;B&quot;;IF([.C190]&lt;0.5;&quot;C&quot;;IF([.D190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62781236041337">
            <text:p>0.762781236</text:p>
          </table:table-cell>
          <table:table-cell table:formula="of:=IF(RAND()&gt;1/[.B$1]; 0.6+RAND()*0.4; RAND()*0.4)" office:value-type="float" office:value="0.630188480485231">
            <text:p>0.6301884805</text:p>
          </table:table-cell>
          <table:table-cell table:formula="of:=IF(RAND()&gt;1/[.C$1]; 0.6+RAND()*0.4; RAND()*0.4)" office:value-type="float" office:value="0.166869571525604">
            <text:p>0.1668695715</text:p>
          </table:table-cell>
          <table:table-cell table:formula="of:=IF(RAND()&gt;1/[.D$1]; 0.6+RAND()*0.4; RAND()*0.4)" office:value-type="float" office:value="0.904827429540455">
            <text:p>0.9048274295</text:p>
          </table:table-cell>
          <table:table-cell table:formula="of:=ROUND(RAND()*9.9+0.1;3)" office:value-type="float" office:value="7.566">
            <text:p>7.566</text:p>
          </table:table-cell>
          <table:table-cell table:formula="of:=[.E191]/[.A191]" office:value-type="float" office:value="9.91896449795466">
            <text:p>9.918964498</text:p>
          </table:table-cell>
          <table:table-cell table:formula="of:=[.F191]/[.B191]" office:value-type="float" office:value="15.7396791675996">
            <text:p>15.7396791676</text:p>
          </table:table-cell>
          <table:table-cell table:formula="of:=[.C191]/[.E191]" office:value-type="float" office:value="0.0220551905267782">
            <text:p>0.0220551905</text:p>
          </table:table-cell>
          <table:table-cell table:formula="of:=[.H191]/[.D191]" office:value-type="float" office:value="0.0243750242385773">
            <text:p>0.0243750242</text:p>
          </table:table-cell>
          <table:table-cell table:formula="of:=ROUND(RAND()*9.9+0.1;3)" office:value-type="float" office:value="4.107">
            <text:p>4.107</text:p>
          </table:table-cell>
          <table:table-cell table:formula="of:=ROUND(RAND()*9.9+0.1;3)" office:value-type="float" office:value="3.852">
            <text:p>3.852</text:p>
          </table:table-cell>
          <table:table-cell table:formula="of:=IF([.A191]&lt;0.5;&quot;A&quot;;IF([.B191]&lt;0.5;&quot;B&quot;;IF([.C191]&lt;0.5;&quot;C&quot;;IF([.D191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26669758465141">
            <text:p>0.8266697585</text:p>
          </table:table-cell>
          <table:table-cell table:formula="of:=IF(RAND()&gt;1/[.B$1]; 0.6+RAND()*0.4; RAND()*0.4)" office:value-type="float" office:value="0.0684367874637246">
            <text:p>0.0684367875</text:p>
          </table:table-cell>
          <table:table-cell table:formula="of:=IF(RAND()&gt;1/[.C$1]; 0.6+RAND()*0.4; RAND()*0.4)" office:value-type="float" office:value="0.780119461473078">
            <text:p>0.7801194615</text:p>
          </table:table-cell>
          <table:table-cell table:formula="of:=IF(RAND()&gt;1/[.D$1]; 0.6+RAND()*0.4; RAND()*0.4)" office:value-type="float" office:value="0.329783509392291">
            <text:p>0.3297835094</text:p>
          </table:table-cell>
          <table:table-cell table:formula="of:=ROUND(RAND()*9.9+0.1;3)" office:value-type="float" office:value="4.92">
            <text:p>4.92</text:p>
          </table:table-cell>
          <table:table-cell table:formula="of:=[.E192]/[.A192]" office:value-type="float" office:value="5.95159064380781">
            <text:p>5.9515906438</text:p>
          </table:table-cell>
          <table:table-cell table:formula="of:=[.F192]/[.B192]" office:value-type="float" office:value="86.9647869862754">
            <text:p>86.9647869863</text:p>
          </table:table-cell>
          <table:table-cell table:formula="of:=[.C192]/[.E192]" office:value-type="float" office:value="0.158560866153065">
            <text:p>0.1585608662</text:p>
          </table:table-cell>
          <table:table-cell table:formula="of:=[.H192]/[.D192]" office:value-type="float" office:value="0.480802895345655">
            <text:p>0.4808028953</text:p>
          </table:table-cell>
          <table:table-cell table:formula="of:=ROUND(RAND()*9.9+0.1;3)" office:value-type="float" office:value="2.589">
            <text:p>2.589</text:p>
          </table:table-cell>
          <table:table-cell table:formula="of:=ROUND(RAND()*9.9+0.1;3)" office:value-type="float" office:value="9.057">
            <text:p>9.057</text:p>
          </table:table-cell>
          <table:table-cell table:formula="of:=IF([.A192]&lt;0.5;&quot;A&quot;;IF([.B192]&lt;0.5;&quot;B&quot;;IF([.C192]&lt;0.5;&quot;C&quot;;IF([.D192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39650297444314">
            <text:p>0.9396502974</text:p>
          </table:table-cell>
          <table:table-cell table:formula="of:=IF(RAND()&gt;1/[.B$1]; 0.6+RAND()*0.4; RAND()*0.4)" office:value-type="float" office:value="0.391590450983495">
            <text:p>0.391590451</text:p>
          </table:table-cell>
          <table:table-cell table:formula="of:=IF(RAND()&gt;1/[.C$1]; 0.6+RAND()*0.4; RAND()*0.4)" office:value-type="float" office:value="0.720587589032948">
            <text:p>0.720587589</text:p>
          </table:table-cell>
          <table:table-cell table:formula="of:=IF(RAND()&gt;1/[.D$1]; 0.6+RAND()*0.4; RAND()*0.4)" office:value-type="float" office:value="0.145834790263325">
            <text:p>0.1458347903</text:p>
          </table:table-cell>
          <table:table-cell table:formula="of:=ROUND(RAND()*9.9+0.1;3)" office:value-type="float" office:value="8.976">
            <text:p>8.976</text:p>
          </table:table-cell>
          <table:table-cell table:formula="of:=[.E193]/[.A193]" office:value-type="float" office:value="9.55248992568104">
            <text:p>9.5524899257</text:p>
          </table:table-cell>
          <table:table-cell table:formula="of:=[.F193]/[.B193]" office:value-type="float" office:value="24.394082903936">
            <text:p>24.3940829039</text:p>
          </table:table-cell>
          <table:table-cell table:formula="of:=[.C193]/[.E193]" office:value-type="float" office:value="0.0802793659796065">
            <text:p>0.080279366</text:p>
          </table:table-cell>
          <table:table-cell table:formula="of:=[.H193]/[.D193]" office:value-type="float" office:value="0.550481581484438">
            <text:p>0.5504815815</text:p>
          </table:table-cell>
          <table:table-cell table:formula="of:=ROUND(RAND()*9.9+0.1;3)" office:value-type="float" office:value="2.783">
            <text:p>2.783</text:p>
          </table:table-cell>
          <table:table-cell table:formula="of:=ROUND(RAND()*9.9+0.1;3)" office:value-type="float" office:value="9.18">
            <text:p>9.18</text:p>
          </table:table-cell>
          <table:table-cell table:formula="of:=IF([.A193]&lt;0.5;&quot;A&quot;;IF([.B193]&lt;0.5;&quot;B&quot;;IF([.C193]&lt;0.5;&quot;C&quot;;IF([.D193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76797718275338">
            <text:p>0.9767977183</text:p>
          </table:table-cell>
          <table:table-cell table:formula="of:=IF(RAND()&gt;1/[.B$1]; 0.6+RAND()*0.4; RAND()*0.4)" office:value-type="float" office:value="0.705057094153017">
            <text:p>0.7050570942</text:p>
          </table:table-cell>
          <table:table-cell table:formula="of:=IF(RAND()&gt;1/[.C$1]; 0.6+RAND()*0.4; RAND()*0.4)" office:value-type="float" office:value="0.602782323490828">
            <text:p>0.6027823235</text:p>
          </table:table-cell>
          <table:table-cell table:formula="of:=IF(RAND()&gt;1/[.D$1]; 0.6+RAND()*0.4; RAND()*0.4)" office:value-type="float" office:value="0.705481387861073">
            <text:p>0.7054813879</text:p>
          </table:table-cell>
          <table:table-cell table:formula="of:=ROUND(RAND()*9.9+0.1;3)" office:value-type="float" office:value="6.641">
            <text:p>6.641</text:p>
          </table:table-cell>
          <table:table-cell table:formula="of:=[.E194]/[.A194]" office:value-type="float" office:value="6.79874643004443">
            <text:p>6.79874643</text:p>
          </table:table-cell>
          <table:table-cell table:formula="of:=[.F194]/[.B194]" office:value-type="float" office:value="9.64283103655846">
            <text:p>9.6428310366</text:p>
          </table:table-cell>
          <table:table-cell table:formula="of:=[.C194]/[.E194]" office:value-type="float" office:value="0.0907668007063437">
            <text:p>0.0907668007</text:p>
          </table:table-cell>
          <table:table-cell table:formula="of:=[.H194]/[.D194]" office:value-type="float" office:value="0.128659383887556">
            <text:p>0.1286593839</text:p>
          </table:table-cell>
          <table:table-cell table:formula="of:=ROUND(RAND()*9.9+0.1;3)" office:value-type="float" office:value="9.908">
            <text:p>9.908</text:p>
          </table:table-cell>
          <table:table-cell table:formula="of:=ROUND(RAND()*9.9+0.1;3)" office:value-type="float" office:value="2.889">
            <text:p>2.889</text:p>
          </table:table-cell>
          <table:table-cell table:formula="of:=IF([.A194]&lt;0.5;&quot;A&quot;;IF([.B194]&lt;0.5;&quot;B&quot;;IF([.C194]&lt;0.5;&quot;C&quot;;IF([.D194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86678178887814">
            <text:p>0.7866781789</text:p>
          </table:table-cell>
          <table:table-cell table:formula="of:=IF(RAND()&gt;1/[.B$1]; 0.6+RAND()*0.4; RAND()*0.4)" office:value-type="float" office:value="0.612892763037235">
            <text:p>0.612892763</text:p>
          </table:table-cell>
          <table:table-cell table:formula="of:=IF(RAND()&gt;1/[.C$1]; 0.6+RAND()*0.4; RAND()*0.4)" office:value-type="float" office:value="0.936189533211291">
            <text:p>0.9361895332</text:p>
          </table:table-cell>
          <table:table-cell table:formula="of:=IF(RAND()&gt;1/[.D$1]; 0.6+RAND()*0.4; RAND()*0.4)" office:value-type="float" office:value="0.726902350410819">
            <text:p>0.7269023504</text:p>
          </table:table-cell>
          <table:table-cell table:formula="of:=ROUND(RAND()*9.9+0.1;3)" office:value-type="float" office:value="9.081">
            <text:p>9.081</text:p>
          </table:table-cell>
          <table:table-cell table:formula="of:=[.E195]/[.A195]" office:value-type="float" office:value="11.5434751385102">
            <text:p>11.5434751385</text:p>
          </table:table-cell>
          <table:table-cell table:formula="of:=[.F195]/[.B195]" office:value-type="float" office:value="18.8344125345937">
            <text:p>18.8344125346</text:p>
          </table:table-cell>
          <table:table-cell table:formula="of:=[.C195]/[.E195]" office:value-type="float" office:value="0.103093220263329">
            <text:p>0.1030932203</text:p>
          </table:table-cell>
          <table:table-cell table:formula="of:=[.H195]/[.D195]" office:value-type="float" office:value="0.141825405028701">
            <text:p>0.141825405</text:p>
          </table:table-cell>
          <table:table-cell table:formula="of:=ROUND(RAND()*9.9+0.1;3)" office:value-type="float" office:value="4.158">
            <text:p>4.158</text:p>
          </table:table-cell>
          <table:table-cell table:formula="of:=ROUND(RAND()*9.9+0.1;3)" office:value-type="float" office:value="5.244">
            <text:p>5.244</text:p>
          </table:table-cell>
          <table:table-cell table:formula="of:=IF([.A195]&lt;0.5;&quot;A&quot;;IF([.B195]&lt;0.5;&quot;B&quot;;IF([.C195]&lt;0.5;&quot;C&quot;;IF([.D195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0825366890057921">
            <text:p>0.0082536689</text:p>
          </table:table-cell>
          <table:table-cell table:formula="of:=IF(RAND()&gt;1/[.B$1]; 0.6+RAND()*0.4; RAND()*0.4)" office:value-type="float" office:value="0.73891702182591">
            <text:p>0.7389170218</text:p>
          </table:table-cell>
          <table:table-cell table:formula="of:=IF(RAND()&gt;1/[.C$1]; 0.6+RAND()*0.4; RAND()*0.4)" office:value-type="float" office:value="0.611747780255973">
            <text:p>0.6117477803</text:p>
          </table:table-cell>
          <table:table-cell table:formula="of:=IF(RAND()&gt;1/[.D$1]; 0.6+RAND()*0.4; RAND()*0.4)" office:value-type="float" office:value="0.122248465474695">
            <text:p>0.1222484655</text:p>
          </table:table-cell>
          <table:table-cell table:formula="of:=ROUND(RAND()*9.9+0.1;3)" office:value-type="float" office:value="5.525">
            <text:p>5.525</text:p>
          </table:table-cell>
          <table:table-cell table:formula="of:=[.E196]/[.A196]" office:value-type="float" office:value="669.399277648789">
            <text:p>669.3992776488</text:p>
          </table:table-cell>
          <table:table-cell table:formula="of:=[.F196]/[.B196]" office:value-type="float" office:value="905.919417033677">
            <text:p>905.9194170337</text:p>
          </table:table-cell>
          <table:table-cell table:formula="of:=[.C196]/[.E196]" office:value-type="float" office:value="0.110723580136828">
            <text:p>0.1107235801</text:p>
          </table:table-cell>
          <table:table-cell table:formula="of:=[.H196]/[.D196]" office:value-type="float" office:value="0.905725725937617">
            <text:p>0.9057257259</text:p>
          </table:table-cell>
          <table:table-cell table:formula="of:=ROUND(RAND()*9.9+0.1;3)" office:value-type="float" office:value="8.115">
            <text:p>8.115</text:p>
          </table:table-cell>
          <table:table-cell table:formula="of:=ROUND(RAND()*9.9+0.1;3)" office:value-type="float" office:value="8.885">
            <text:p>8.885</text:p>
          </table:table-cell>
          <table:table-cell table:formula="of:=IF([.A196]&lt;0.5;&quot;A&quot;;IF([.B196]&lt;0.5;&quot;B&quot;;IF([.C196]&lt;0.5;&quot;C&quot;;IF([.D196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88232617359609">
            <text:p>0.6882326174</text:p>
          </table:table-cell>
          <table:table-cell table:formula="of:=IF(RAND()&gt;1/[.B$1]; 0.6+RAND()*0.4; RAND()*0.4)" office:value-type="float" office:value="0.977287644706667">
            <text:p>0.9772876447</text:p>
          </table:table-cell>
          <table:table-cell table:formula="of:=IF(RAND()&gt;1/[.C$1]; 0.6+RAND()*0.4; RAND()*0.4)" office:value-type="float" office:value="0.0732490952126682">
            <text:p>0.0732490952</text:p>
          </table:table-cell>
          <table:table-cell table:formula="of:=IF(RAND()&gt;1/[.D$1]; 0.6+RAND()*0.4; RAND()*0.4)" office:value-type="float" office:value="0.976739153824747">
            <text:p>0.9767391538</text:p>
          </table:table-cell>
          <table:table-cell table:formula="of:=ROUND(RAND()*9.9+0.1;3)" office:value-type="float" office:value="3.387">
            <text:p>3.387</text:p>
          </table:table-cell>
          <table:table-cell table:formula="of:=[.E197]/[.A197]" office:value-type="float" office:value="4.92130119173102">
            <text:p>4.9213011917</text:p>
          </table:table-cell>
          <table:table-cell table:formula="of:=[.F197]/[.B197]" office:value-type="float" office:value="5.03567319037186">
            <text:p>5.0356731904</text:p>
          </table:table-cell>
          <table:table-cell table:formula="of:=[.C197]/[.E197]" office:value-type="float" office:value="0.0216265412496806">
            <text:p>0.0216265412</text:p>
          </table:table-cell>
          <table:table-cell table:formula="of:=[.H197]/[.D197]" office:value-type="float" office:value="0.0221415729726762">
            <text:p>0.022141573</text:p>
          </table:table-cell>
          <table:table-cell table:formula="of:=ROUND(RAND()*9.9+0.1;3)" office:value-type="float" office:value="1.318">
            <text:p>1.318</text:p>
          </table:table-cell>
          <table:table-cell table:formula="of:=ROUND(RAND()*9.9+0.1;3)" office:value-type="float" office:value="3.587">
            <text:p>3.587</text:p>
          </table:table-cell>
          <table:table-cell table:formula="of:=IF([.A197]&lt;0.5;&quot;A&quot;;IF([.B197]&lt;0.5;&quot;B&quot;;IF([.C197]&lt;0.5;&quot;C&quot;;IF([.D197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62705049198121">
            <text:p>0.8627050492</text:p>
          </table:table-cell>
          <table:table-cell table:formula="of:=IF(RAND()&gt;1/[.B$1]; 0.6+RAND()*0.4; RAND()*0.4)" office:value-type="float" office:value="0.179741394892335">
            <text:p>0.1797413949</text:p>
          </table:table-cell>
          <table:table-cell table:formula="of:=IF(RAND()&gt;1/[.C$1]; 0.6+RAND()*0.4; RAND()*0.4)" office:value-type="float" office:value="0.915744123607874">
            <text:p>0.9157441236</text:p>
          </table:table-cell>
          <table:table-cell table:formula="of:=IF(RAND()&gt;1/[.D$1]; 0.6+RAND()*0.4; RAND()*0.4)" office:value-type="float" office:value="0.157297482248396">
            <text:p>0.1572974822</text:p>
          </table:table-cell>
          <table:table-cell table:formula="of:=ROUND(RAND()*9.9+0.1;3)" office:value-type="float" office:value="2.233">
            <text:p>2.233</text:p>
          </table:table-cell>
          <table:table-cell table:formula="of:=[.E198]/[.A198]" office:value-type="float" office:value="2.58837015278346">
            <text:p>2.5883701528</text:p>
          </table:table-cell>
          <table:table-cell table:formula="of:=[.F198]/[.B198]" office:value-type="float" office:value="14.4005233426273">
            <text:p>14.4005233426</text:p>
          </table:table-cell>
          <table:table-cell table:formula="of:=[.C198]/[.E198]" office:value-type="float" office:value="0.410095890554355">
            <text:p>0.4100958906</text:p>
          </table:table-cell>
          <table:table-cell table:formula="of:=[.H198]/[.D198]" office:value-type="float" office:value="2.60713575762614">
            <text:p>2.6071357576</text:p>
          </table:table-cell>
          <table:table-cell table:formula="of:=ROUND(RAND()*9.9+0.1;3)" office:value-type="float" office:value="7.283">
            <text:p>7.283</text:p>
          </table:table-cell>
          <table:table-cell table:formula="of:=ROUND(RAND()*9.9+0.1;3)" office:value-type="float" office:value="6.404">
            <text:p>6.404</text:p>
          </table:table-cell>
          <table:table-cell table:formula="of:=IF([.A198]&lt;0.5;&quot;A&quot;;IF([.B198]&lt;0.5;&quot;B&quot;;IF([.C198]&lt;0.5;&quot;C&quot;;IF([.D198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34329114295542">
            <text:p>0.9343291143</text:p>
          </table:table-cell>
          <table:table-cell table:formula="of:=IF(RAND()&gt;1/[.B$1]; 0.6+RAND()*0.4; RAND()*0.4)" office:value-type="float" office:value="0.725703222583979">
            <text:p>0.7257032226</text:p>
          </table:table-cell>
          <table:table-cell table:formula="of:=IF(RAND()&gt;1/[.C$1]; 0.6+RAND()*0.4; RAND()*0.4)" office:value-type="float" office:value="0.329784119687974">
            <text:p>0.3297841197</text:p>
          </table:table-cell>
          <table:table-cell table:formula="of:=IF(RAND()&gt;1/[.D$1]; 0.6+RAND()*0.4; RAND()*0.4)" office:value-type="float" office:value="0.906809291336685">
            <text:p>0.9068092913</text:p>
          </table:table-cell>
          <table:table-cell table:formula="of:=ROUND(RAND()*9.9+0.1;3)" office:value-type="float" office:value="6.65">
            <text:p>6.65</text:p>
          </table:table-cell>
          <table:table-cell table:formula="of:=[.E199]/[.A199]" office:value-type="float" office:value="7.11740638095594">
            <text:p>7.117406381</text:p>
          </table:table-cell>
          <table:table-cell table:formula="of:=[.F199]/[.B199]" office:value-type="float" office:value="9.807599249199">
            <text:p>9.8075992492</text:p>
          </table:table-cell>
          <table:table-cell table:formula="of:=[.C199]/[.E199]" office:value-type="float" office:value="0.0495915969455601">
            <text:p>0.0495915969</text:p>
          </table:table-cell>
          <table:table-cell table:formula="of:=[.H199]/[.D199]" office:value-type="float" office:value="0.0546880114918754">
            <text:p>0.0546880115</text:p>
          </table:table-cell>
          <table:table-cell table:formula="of:=ROUND(RAND()*9.9+0.1;3)" office:value-type="float" office:value="5.182">
            <text:p>5.182</text:p>
          </table:table-cell>
          <table:table-cell table:formula="of:=ROUND(RAND()*9.9+0.1;3)" office:value-type="float" office:value="9.65">
            <text:p>9.65</text:p>
          </table:table-cell>
          <table:table-cell table:formula="of:=IF([.A199]&lt;0.5;&quot;A&quot;;IF([.B199]&lt;0.5;&quot;B&quot;;IF([.C199]&lt;0.5;&quot;C&quot;;IF([.D199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90043648611754">
            <text:p>0.9900436486</text:p>
          </table:table-cell>
          <table:table-cell table:formula="of:=IF(RAND()&gt;1/[.B$1]; 0.6+RAND()*0.4; RAND()*0.4)" office:value-type="float" office:value="0.939341000188142">
            <text:p>0.9393410002</text:p>
          </table:table-cell>
          <table:table-cell table:formula="of:=IF(RAND()&gt;1/[.C$1]; 0.6+RAND()*0.4; RAND()*0.4)" office:value-type="float" office:value="0.688198606390506">
            <text:p>0.6881986064</text:p>
          </table:table-cell>
          <table:table-cell table:formula="of:=IF(RAND()&gt;1/[.D$1]; 0.6+RAND()*0.4; RAND()*0.4)" office:value-type="float" office:value="0.130083917453885">
            <text:p>0.1300839175</text:p>
          </table:table-cell>
          <table:table-cell table:formula="of:=ROUND(RAND()*9.9+0.1;3)" office:value-type="float" office:value="2.345">
            <text:p>2.345</text:p>
          </table:table-cell>
          <table:table-cell table:formula="of:=[.E200]/[.A200]" office:value-type="float" office:value="2.36858243905526">
            <text:p>2.3685824391</text:p>
          </table:table-cell>
          <table:table-cell table:formula="of:=[.F200]/[.B200]" office:value-type="float" office:value="2.5215363095839">
            <text:p>2.5215363096</text:p>
          </table:table-cell>
          <table:table-cell table:formula="of:=[.C200]/[.E200]" office:value-type="float" office:value="0.293474885454374">
            <text:p>0.2934748855</text:p>
          </table:table-cell>
          <table:table-cell table:formula="of:=[.H200]/[.D200]" office:value-type="float" office:value="2.25604280066681">
            <text:p>2.2560428007</text:p>
          </table:table-cell>
          <table:table-cell table:formula="of:=ROUND(RAND()*9.9+0.1;3)" office:value-type="float" office:value="4.27">
            <text:p>4.27</text:p>
          </table:table-cell>
          <table:table-cell table:formula="of:=ROUND(RAND()*9.9+0.1;3)" office:value-type="float" office:value="7.716">
            <text:p>7.716</text:p>
          </table:table-cell>
          <table:table-cell table:formula="of:=IF([.A200]&lt;0.5;&quot;A&quot;;IF([.B200]&lt;0.5;&quot;B&quot;;IF([.C200]&lt;0.5;&quot;C&quot;;IF([.D200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14756373222917">
            <text:p>0.8147563732</text:p>
          </table:table-cell>
          <table:table-cell table:formula="of:=IF(RAND()&gt;1/[.B$1]; 0.6+RAND()*0.4; RAND()*0.4)" office:value-type="float" office:value="0.323720111977309">
            <text:p>0.323720112</text:p>
          </table:table-cell>
          <table:table-cell table:formula="of:=IF(RAND()&gt;1/[.C$1]; 0.6+RAND()*0.4; RAND()*0.4)" office:value-type="float" office:value="0.726264839898795">
            <text:p>0.7262648399</text:p>
          </table:table-cell>
          <table:table-cell table:formula="of:=IF(RAND()&gt;1/[.D$1]; 0.6+RAND()*0.4; RAND()*0.4)" office:value-type="float" office:value="0.397615740261972">
            <text:p>0.3976157403</text:p>
          </table:table-cell>
          <table:table-cell table:formula="of:=ROUND(RAND()*9.9+0.1;3)" office:value-type="float" office:value="0.695">
            <text:p>0.695</text:p>
          </table:table-cell>
          <table:table-cell table:formula="of:=[.E201]/[.A201]" office:value-type="float" office:value="0.853015726959951">
            <text:p>0.853015727</text:p>
          </table:table-cell>
          <table:table-cell table:formula="of:=[.F201]/[.B201]" office:value-type="float" office:value="2.63504087450625">
            <text:p>2.6350408745</text:p>
          </table:table-cell>
          <table:table-cell table:formula="of:=[.C201]/[.E201]" office:value-type="float" office:value="1.04498538114935">
            <text:p>1.0449853811</text:p>
          </table:table-cell>
          <table:table-cell table:formula="of:=[.H201]/[.D201]" office:value-type="float" office:value="2.62812880712632">
            <text:p>2.6281288071</text:p>
          </table:table-cell>
          <table:table-cell table:formula="of:=ROUND(RAND()*9.9+0.1;3)" office:value-type="float" office:value="1.299">
            <text:p>1.299</text:p>
          </table:table-cell>
          <table:table-cell table:formula="of:=ROUND(RAND()*9.9+0.1;3)" office:value-type="float" office:value="8.631">
            <text:p>8.631</text:p>
          </table:table-cell>
          <table:table-cell table:formula="of:=IF([.A201]&lt;0.5;&quot;A&quot;;IF([.B201]&lt;0.5;&quot;B&quot;;IF([.C201]&lt;0.5;&quot;C&quot;;IF([.D201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39130252134055">
            <text:p>0.8391302521</text:p>
          </table:table-cell>
          <table:table-cell table:formula="of:=IF(RAND()&gt;1/[.B$1]; 0.6+RAND()*0.4; RAND()*0.4)" office:value-type="float" office:value="0.880511642899364">
            <text:p>0.8805116429</text:p>
          </table:table-cell>
          <table:table-cell table:formula="of:=IF(RAND()&gt;1/[.C$1]; 0.6+RAND()*0.4; RAND()*0.4)" office:value-type="float" office:value="0.692184461094439">
            <text:p>0.6921844611</text:p>
          </table:table-cell>
          <table:table-cell table:formula="of:=IF(RAND()&gt;1/[.D$1]; 0.6+RAND()*0.4; RAND()*0.4)" office:value-type="float" office:value="0.643613506667316">
            <text:p>0.6436135067</text:p>
          </table:table-cell>
          <table:table-cell table:formula="of:=ROUND(RAND()*9.9+0.1;3)" office:value-type="float" office:value="2.174">
            <text:p>2.174</text:p>
          </table:table-cell>
          <table:table-cell table:formula="of:=[.E202]/[.A202]" office:value-type="float" office:value="2.5907777659918">
            <text:p>2.590777766</text:p>
          </table:table-cell>
          <table:table-cell table:formula="of:=[.F202]/[.B202]" office:value-type="float" office:value="2.94235492157814">
            <text:p>2.9423549216</text:p>
          </table:table-cell>
          <table:table-cell table:formula="of:=[.C202]/[.E202]" office:value-type="float" office:value="0.318392116418785">
            <text:p>0.3183921164</text:p>
          </table:table-cell>
          <table:table-cell table:formula="of:=[.H202]/[.D202]" office:value-type="float" office:value="0.494694584747679">
            <text:p>0.4946945847</text:p>
          </table:table-cell>
          <table:table-cell table:formula="of:=ROUND(RAND()*9.9+0.1;3)" office:value-type="float" office:value="6.558">
            <text:p>6.558</text:p>
          </table:table-cell>
          <table:table-cell table:formula="of:=ROUND(RAND()*9.9+0.1;3)" office:value-type="float" office:value="4.758">
            <text:p>4.758</text:p>
          </table:table-cell>
          <table:table-cell table:formula="of:=IF([.A202]&lt;0.5;&quot;A&quot;;IF([.B202]&lt;0.5;&quot;B&quot;;IF([.C202]&lt;0.5;&quot;C&quot;;IF([.D202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214580845274031">
            <text:p>0.2145808453</text:p>
          </table:table-cell>
          <table:table-cell table:formula="of:=IF(RAND()&gt;1/[.B$1]; 0.6+RAND()*0.4; RAND()*0.4)" office:value-type="float" office:value="0.791949871741235">
            <text:p>0.7919498717</text:p>
          </table:table-cell>
          <table:table-cell table:formula="of:=IF(RAND()&gt;1/[.C$1]; 0.6+RAND()*0.4; RAND()*0.4)" office:value-type="float" office:value="0.896617915667594">
            <text:p>0.8966179157</text:p>
          </table:table-cell>
          <table:table-cell table:formula="of:=IF(RAND()&gt;1/[.D$1]; 0.6+RAND()*0.4; RAND()*0.4)" office:value-type="float" office:value="0.637001382093877">
            <text:p>0.6370013821</text:p>
          </table:table-cell>
          <table:table-cell table:formula="of:=ROUND(RAND()*9.9+0.1;3)" office:value-type="float" office:value="6.359">
            <text:p>6.359</text:p>
          </table:table-cell>
          <table:table-cell table:formula="of:=[.E203]/[.A203]" office:value-type="float" office:value="29.6345183647647">
            <text:p>29.6345183648</text:p>
          </table:table-cell>
          <table:table-cell table:formula="of:=[.F203]/[.B203]" office:value-type="float" office:value="37.4196895816249">
            <text:p>37.4196895816</text:p>
          </table:table-cell>
          <table:table-cell table:formula="of:=[.C203]/[.E203]" office:value-type="float" office:value="0.140999829480672">
            <text:p>0.1409998295</text:p>
          </table:table-cell>
          <table:table-cell table:formula="of:=[.H203]/[.D203]" office:value-type="float" office:value="0.221349330541786">
            <text:p>0.2213493305</text:p>
          </table:table-cell>
          <table:table-cell table:formula="of:=ROUND(RAND()*9.9+0.1;3)" office:value-type="float" office:value="2.181">
            <text:p>2.181</text:p>
          </table:table-cell>
          <table:table-cell table:formula="of:=ROUND(RAND()*9.9+0.1;3)" office:value-type="float" office:value="0.23">
            <text:p>0.23</text:p>
          </table:table-cell>
          <table:table-cell table:formula="of:=IF([.A203]&lt;0.5;&quot;A&quot;;IF([.B203]&lt;0.5;&quot;B&quot;;IF([.C203]&lt;0.5;&quot;C&quot;;IF([.D203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20690349955112">
            <text:p>0.72069035</text:p>
          </table:table-cell>
          <table:table-cell table:formula="of:=IF(RAND()&gt;1/[.B$1]; 0.6+RAND()*0.4; RAND()*0.4)" office:value-type="float" office:value="0.972302962653339">
            <text:p>0.9723029627</text:p>
          </table:table-cell>
          <table:table-cell table:formula="of:=IF(RAND()&gt;1/[.C$1]; 0.6+RAND()*0.4; RAND()*0.4)" office:value-type="float" office:value="0.936139676813036">
            <text:p>0.9361396768</text:p>
          </table:table-cell>
          <table:table-cell table:formula="of:=IF(RAND()&gt;1/[.D$1]; 0.6+RAND()*0.4; RAND()*0.4)" office:value-type="float" office:value="0.840593759994954">
            <text:p>0.84059376</text:p>
          </table:table-cell>
          <table:table-cell table:formula="of:=ROUND(RAND()*9.9+0.1;3)" office:value-type="float" office:value="8.062">
            <text:p>8.062</text:p>
          </table:table-cell>
          <table:table-cell table:formula="of:=[.E204]/[.A204]" office:value-type="float" office:value="11.1864963926631">
            <text:p>11.1864963927</text:p>
          </table:table-cell>
          <table:table-cell table:formula="of:=[.F204]/[.B204]" office:value-type="float" office:value="11.5051551032366">
            <text:p>11.5051551032</text:p>
          </table:table-cell>
          <table:table-cell table:formula="of:=[.C204]/[.E204]" office:value-type="float" office:value="0.11611754859998">
            <text:p>0.1161175486</text:p>
          </table:table-cell>
          <table:table-cell table:formula="of:=[.H204]/[.D204]" office:value-type="float" office:value="0.138137533403385">
            <text:p>0.1381375334</text:p>
          </table:table-cell>
          <table:table-cell table:formula="of:=ROUND(RAND()*9.9+0.1;3)" office:value-type="float" office:value="0.71">
            <text:p>0.71</text:p>
          </table:table-cell>
          <table:table-cell table:formula="of:=ROUND(RAND()*9.9+0.1;3)" office:value-type="float" office:value="2.05">
            <text:p>2.05</text:p>
          </table:table-cell>
          <table:table-cell table:formula="of:=IF([.A204]&lt;0.5;&quot;A&quot;;IF([.B204]&lt;0.5;&quot;B&quot;;IF([.C204]&lt;0.5;&quot;C&quot;;IF([.D204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1065090065822">
            <text:p>0.7106509007</text:p>
          </table:table-cell>
          <table:table-cell table:formula="of:=IF(RAND()&gt;1/[.B$1]; 0.6+RAND()*0.4; RAND()*0.4)" office:value-type="float" office:value="0.769846988283098">
            <text:p>0.7698469883</text:p>
          </table:table-cell>
          <table:table-cell table:formula="of:=IF(RAND()&gt;1/[.C$1]; 0.6+RAND()*0.4; RAND()*0.4)" office:value-type="float" office:value="0.916649160068482">
            <text:p>0.9166491601</text:p>
          </table:table-cell>
          <table:table-cell table:formula="of:=IF(RAND()&gt;1/[.D$1]; 0.6+RAND()*0.4; RAND()*0.4)" office:value-type="float" office:value="0.730723979882896">
            <text:p>0.7307239799</text:p>
          </table:table-cell>
          <table:table-cell table:formula="of:=ROUND(RAND()*9.9+0.1;3)" office:value-type="float" office:value="5.019">
            <text:p>5.019</text:p>
          </table:table-cell>
          <table:table-cell table:formula="of:=[.E205]/[.A205]" office:value-type="float" office:value="7.06253942034168">
            <text:p>7.0625394203</text:p>
          </table:table-cell>
          <table:table-cell table:formula="of:=[.F205]/[.B205]" office:value-type="float" office:value="9.17395213312773">
            <text:p>9.1739521331</text:p>
          </table:table-cell>
          <table:table-cell table:formula="of:=[.C205]/[.E205]" office:value-type="float" office:value="0.182635815913226">
            <text:p>0.1826358159</text:p>
          </table:table-cell>
          <table:table-cell table:formula="of:=[.H205]/[.D205]" office:value-type="float" office:value="0.249938172198064">
            <text:p>0.2499381722</text:p>
          </table:table-cell>
          <table:table-cell table:formula="of:=ROUND(RAND()*9.9+0.1;3)" office:value-type="float" office:value="2.748">
            <text:p>2.748</text:p>
          </table:table-cell>
          <table:table-cell table:formula="of:=ROUND(RAND()*9.9+0.1;3)" office:value-type="float" office:value="7.393">
            <text:p>7.393</text:p>
          </table:table-cell>
          <table:table-cell table:formula="of:=IF([.A205]&lt;0.5;&quot;A&quot;;IF([.B205]&lt;0.5;&quot;B&quot;;IF([.C205]&lt;0.5;&quot;C&quot;;IF([.D205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17327356804162">
            <text:p>0.6173273568</text:p>
          </table:table-cell>
          <table:table-cell table:formula="of:=IF(RAND()&gt;1/[.B$1]; 0.6+RAND()*0.4; RAND()*0.4)" office:value-type="float" office:value="0.0628250641748309">
            <text:p>0.0628250642</text:p>
          </table:table-cell>
          <table:table-cell table:formula="of:=IF(RAND()&gt;1/[.C$1]; 0.6+RAND()*0.4; RAND()*0.4)" office:value-type="float" office:value="0.627420443668962">
            <text:p>0.6274204437</text:p>
          </table:table-cell>
          <table:table-cell table:formula="of:=IF(RAND()&gt;1/[.D$1]; 0.6+RAND()*0.4; RAND()*0.4)" office:value-type="float" office:value="0.262336946092546">
            <text:p>0.2623369461</text:p>
          </table:table-cell>
          <table:table-cell table:formula="of:=ROUND(RAND()*9.9+0.1;3)" office:value-type="float" office:value="4.009">
            <text:p>4.009</text:p>
          </table:table-cell>
          <table:table-cell table:formula="of:=[.E206]/[.A206]" office:value-type="float" office:value="6.49412334608685">
            <text:p>6.4941233461</text:p>
          </table:table-cell>
          <table:table-cell table:formula="of:=[.F206]/[.B206]" office:value-type="float" office:value="103.368351968808">
            <text:p>103.3683519688</text:p>
          </table:table-cell>
          <table:table-cell table:formula="of:=[.C206]/[.E206]" office:value-type="float" office:value="0.156502979214009">
            <text:p>0.1565029792</text:p>
          </table:table-cell>
          <table:table-cell table:formula="of:=[.H206]/[.D206]" office:value-type="float" office:value="0.596572391137002">
            <text:p>0.5965723911</text:p>
          </table:table-cell>
          <table:table-cell table:formula="of:=ROUND(RAND()*9.9+0.1;3)" office:value-type="float" office:value="9.998">
            <text:p>9.998</text:p>
          </table:table-cell>
          <table:table-cell table:formula="of:=ROUND(RAND()*9.9+0.1;3)" office:value-type="float" office:value="3.637">
            <text:p>3.637</text:p>
          </table:table-cell>
          <table:table-cell table:formula="of:=IF([.A206]&lt;0.5;&quot;A&quot;;IF([.B206]&lt;0.5;&quot;B&quot;;IF([.C206]&lt;0.5;&quot;C&quot;;IF([.D206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324062472209334">
            <text:p>0.0324062472</text:p>
          </table:table-cell>
          <table:table-cell table:formula="of:=IF(RAND()&gt;1/[.B$1]; 0.6+RAND()*0.4; RAND()*0.4)" office:value-type="float" office:value="0.287056966405362">
            <text:p>0.2870569664</text:p>
          </table:table-cell>
          <table:table-cell table:formula="of:=IF(RAND()&gt;1/[.C$1]; 0.6+RAND()*0.4; RAND()*0.4)" office:value-type="float" office:value="0.0746184727177024">
            <text:p>0.0746184727</text:p>
          </table:table-cell>
          <table:table-cell table:formula="of:=IF(RAND()&gt;1/[.D$1]; 0.6+RAND()*0.4; RAND()*0.4)" office:value-type="float" office:value="0.762583597004414">
            <text:p>0.762583597</text:p>
          </table:table-cell>
          <table:table-cell table:formula="of:=ROUND(RAND()*9.9+0.1;3)" office:value-type="float" office:value="1.343">
            <text:p>1.343</text:p>
          </table:table-cell>
          <table:table-cell table:formula="of:=[.E207]/[.A207]" office:value-type="float" office:value="41.4426265048198">
            <text:p>41.4426265048</text:p>
          </table:table-cell>
          <table:table-cell table:formula="of:=[.F207]/[.B207]" office:value-type="float" office:value="144.370739452104">
            <text:p>144.3707394521</text:p>
          </table:table-cell>
          <table:table-cell table:formula="of:=[.C207]/[.E207]" office:value-type="float" office:value="0.0555610370198826">
            <text:p>0.055561037</text:p>
          </table:table-cell>
          <table:table-cell table:formula="of:=[.H207]/[.D207]" office:value-type="float" office:value="0.0728589458757544">
            <text:p>0.0728589459</text:p>
          </table:table-cell>
          <table:table-cell table:formula="of:=ROUND(RAND()*9.9+0.1;3)" office:value-type="float" office:value="8.527">
            <text:p>8.527</text:p>
          </table:table-cell>
          <table:table-cell table:formula="of:=ROUND(RAND()*9.9+0.1;3)" office:value-type="float" office:value="9.605">
            <text:p>9.605</text:p>
          </table:table-cell>
          <table:table-cell table:formula="of:=IF([.A207]&lt;0.5;&quot;A&quot;;IF([.B207]&lt;0.5;&quot;B&quot;;IF([.C207]&lt;0.5;&quot;C&quot;;IF([.D207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69355088379234">
            <text:p>0.7693550884</text:p>
          </table:table-cell>
          <table:table-cell table:formula="of:=IF(RAND()&gt;1/[.B$1]; 0.6+RAND()*0.4; RAND()*0.4)" office:value-type="float" office:value="0.946110368613154">
            <text:p>0.9461103686</text:p>
          </table:table-cell>
          <table:table-cell table:formula="of:=IF(RAND()&gt;1/[.C$1]; 0.6+RAND()*0.4; RAND()*0.4)" office:value-type="float" office:value="0.80784818418324">
            <text:p>0.8078481842</text:p>
          </table:table-cell>
          <table:table-cell table:formula="of:=IF(RAND()&gt;1/[.D$1]; 0.6+RAND()*0.4; RAND()*0.4)" office:value-type="float" office:value="0.995746236573905">
            <text:p>0.9957462366</text:p>
          </table:table-cell>
          <table:table-cell table:formula="of:=ROUND(RAND()*9.9+0.1;3)" office:value-type="float" office:value="2.276">
            <text:p>2.276</text:p>
          </table:table-cell>
          <table:table-cell table:formula="of:=[.E208]/[.A208]" office:value-type="float" office:value="2.95832189112409">
            <text:p>2.9583218911</text:p>
          </table:table-cell>
          <table:table-cell table:formula="of:=[.F208]/[.B208]" office:value-type="float" office:value="3.12682535702523">
            <text:p>3.126825357</text:p>
          </table:table-cell>
          <table:table-cell table:formula="of:=[.C208]/[.E208]" office:value-type="float" office:value="0.354942084439033">
            <text:p>0.3549420844</text:p>
          </table:table-cell>
          <table:table-cell table:formula="of:=[.H208]/[.D208]" office:value-type="float" office:value="0.356458374033422">
            <text:p>0.356458374</text:p>
          </table:table-cell>
          <table:table-cell table:formula="of:=ROUND(RAND()*9.9+0.1;3)" office:value-type="float" office:value="7.107">
            <text:p>7.107</text:p>
          </table:table-cell>
          <table:table-cell table:formula="of:=ROUND(RAND()*9.9+0.1;3)" office:value-type="float" office:value="4.651">
            <text:p>4.651</text:p>
          </table:table-cell>
          <table:table-cell table:formula="of:=IF([.A208]&lt;0.5;&quot;A&quot;;IF([.B208]&lt;0.5;&quot;B&quot;;IF([.C208]&lt;0.5;&quot;C&quot;;IF([.D208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173758529033512">
            <text:p>0.173758529</text:p>
          </table:table-cell>
          <table:table-cell table:formula="of:=IF(RAND()&gt;1/[.B$1]; 0.6+RAND()*0.4; RAND()*0.4)" office:value-type="float" office:value="0.744493425451219">
            <text:p>0.7444934255</text:p>
          </table:table-cell>
          <table:table-cell table:formula="of:=IF(RAND()&gt;1/[.C$1]; 0.6+RAND()*0.4; RAND()*0.4)" office:value-type="float" office:value="0.874470334779471">
            <text:p>0.8744703348</text:p>
          </table:table-cell>
          <table:table-cell table:formula="of:=IF(RAND()&gt;1/[.D$1]; 0.6+RAND()*0.4; RAND()*0.4)" office:value-type="float" office:value="0.135657801292837">
            <text:p>0.1356578013</text:p>
          </table:table-cell>
          <table:table-cell table:formula="of:=ROUND(RAND()*9.9+0.1;3)" office:value-type="float" office:value="6.25">
            <text:p>6.25</text:p>
          </table:table-cell>
          <table:table-cell table:formula="of:=[.E209]/[.A209]" office:value-type="float" office:value="35.9694573542033">
            <text:p>35.9694573542</text:p>
          </table:table-cell>
          <table:table-cell table:formula="of:=[.F209]/[.B209]" office:value-type="float" office:value="48.3140026822978">
            <text:p>48.3140026823</text:p>
          </table:table-cell>
          <table:table-cell table:formula="of:=[.C209]/[.E209]" office:value-type="float" office:value="0.139915253564715">
            <text:p>0.1399152536</text:p>
          </table:table-cell>
          <table:table-cell table:formula="of:=[.H209]/[.D209]" office:value-type="float" office:value="1.03138376290419">
            <text:p>1.0313837629</text:p>
          </table:table-cell>
          <table:table-cell table:formula="of:=ROUND(RAND()*9.9+0.1;3)" office:value-type="float" office:value="1.199">
            <text:p>1.199</text:p>
          </table:table-cell>
          <table:table-cell table:formula="of:=ROUND(RAND()*9.9+0.1;3)" office:value-type="float" office:value="4.197">
            <text:p>4.197</text:p>
          </table:table-cell>
          <table:table-cell table:formula="of:=IF([.A209]&lt;0.5;&quot;A&quot;;IF([.B209]&lt;0.5;&quot;B&quot;;IF([.C209]&lt;0.5;&quot;C&quot;;IF([.D209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13325541652739">
            <text:p>0.7133255417</text:p>
          </table:table-cell>
          <table:table-cell table:formula="of:=IF(RAND()&gt;1/[.B$1]; 0.6+RAND()*0.4; RAND()*0.4)" office:value-type="float" office:value="0.787249783240259">
            <text:p>0.7872497832</text:p>
          </table:table-cell>
          <table:table-cell table:formula="of:=IF(RAND()&gt;1/[.C$1]; 0.6+RAND()*0.4; RAND()*0.4)" office:value-type="float" office:value="0.229405059106648">
            <text:p>0.2294050591</text:p>
          </table:table-cell>
          <table:table-cell table:formula="of:=IF(RAND()&gt;1/[.D$1]; 0.6+RAND()*0.4; RAND()*0.4)" office:value-type="float" office:value="0.102250681538135">
            <text:p>0.1022506815</text:p>
          </table:table-cell>
          <table:table-cell table:formula="of:=ROUND(RAND()*9.9+0.1;3)" office:value-type="float" office:value="7.583">
            <text:p>7.583</text:p>
          </table:table-cell>
          <table:table-cell table:formula="of:=[.E210]/[.A210]" office:value-type="float" office:value="10.6304899477321">
            <text:p>10.6304899477</text:p>
          </table:table-cell>
          <table:table-cell table:formula="of:=[.F210]/[.B210]" office:value-type="float" office:value="13.5033253410091">
            <text:p>13.503325341</text:p>
          </table:table-cell>
          <table:table-cell table:formula="of:=[.C210]/[.E210]" office:value-type="float" office:value="0.03025254636775">
            <text:p>0.0302525464</text:p>
          </table:table-cell>
          <table:table-cell table:formula="of:=[.H210]/[.D210]" office:value-type="float" office:value="0.295866452063375">
            <text:p>0.2958664521</text:p>
          </table:table-cell>
          <table:table-cell table:formula="of:=ROUND(RAND()*9.9+0.1;3)" office:value-type="float" office:value="2.147">
            <text:p>2.147</text:p>
          </table:table-cell>
          <table:table-cell table:formula="of:=ROUND(RAND()*9.9+0.1;3)" office:value-type="float" office:value="0.94">
            <text:p>0.94</text:p>
          </table:table-cell>
          <table:table-cell table:formula="of:=IF([.A210]&lt;0.5;&quot;A&quot;;IF([.B210]&lt;0.5;&quot;B&quot;;IF([.C210]&lt;0.5;&quot;C&quot;;IF([.D210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27794346958399">
            <text:p>0.927794347</text:p>
          </table:table-cell>
          <table:table-cell table:formula="of:=IF(RAND()&gt;1/[.B$1]; 0.6+RAND()*0.4; RAND()*0.4)" office:value-type="float" office:value="0.138244443107396">
            <text:p>0.1382444431</text:p>
          </table:table-cell>
          <table:table-cell table:formula="of:=IF(RAND()&gt;1/[.C$1]; 0.6+RAND()*0.4; RAND()*0.4)" office:value-type="float" office:value="0.935082693211734">
            <text:p>0.9350826932</text:p>
          </table:table-cell>
          <table:table-cell table:formula="of:=IF(RAND()&gt;1/[.D$1]; 0.6+RAND()*0.4; RAND()*0.4)" office:value-type="float" office:value="0.616885598935187">
            <text:p>0.6168855989</text:p>
          </table:table-cell>
          <table:table-cell table:formula="of:=ROUND(RAND()*9.9+0.1;3)" office:value-type="float" office:value="9.257">
            <text:p>9.257</text:p>
          </table:table-cell>
          <table:table-cell table:formula="of:=[.E211]/[.A211]" office:value-type="float" office:value="9.97742660358662">
            <text:p>9.9774266036</text:p>
          </table:table-cell>
          <table:table-cell table:formula="of:=[.F211]/[.B211]" office:value-type="float" office:value="72.1723519536736">
            <text:p>72.1723519537</text:p>
          </table:table-cell>
          <table:table-cell table:formula="of:=[.C211]/[.E211]" office:value-type="float" office:value="0.101013578179943">
            <text:p>0.1010135782</text:p>
          </table:table-cell>
          <table:table-cell table:formula="of:=[.H211]/[.D211]" office:value-type="float" office:value="0.163747667888996">
            <text:p>0.1637476679</text:p>
          </table:table-cell>
          <table:table-cell table:formula="of:=ROUND(RAND()*9.9+0.1;3)" office:value-type="float" office:value="2.098">
            <text:p>2.098</text:p>
          </table:table-cell>
          <table:table-cell table:formula="of:=ROUND(RAND()*9.9+0.1;3)" office:value-type="float" office:value="6.394">
            <text:p>6.394</text:p>
          </table:table-cell>
          <table:table-cell table:formula="of:=IF([.A211]&lt;0.5;&quot;A&quot;;IF([.B211]&lt;0.5;&quot;B&quot;;IF([.C211]&lt;0.5;&quot;C&quot;;IF([.D211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64253933168948">
            <text:p>0.3642539332</text:p>
          </table:table-cell>
          <table:table-cell table:formula="of:=IF(RAND()&gt;1/[.B$1]; 0.6+RAND()*0.4; RAND()*0.4)" office:value-type="float" office:value="0.611246221512556">
            <text:p>0.6112462215</text:p>
          </table:table-cell>
          <table:table-cell table:formula="of:=IF(RAND()&gt;1/[.C$1]; 0.6+RAND()*0.4; RAND()*0.4)" office:value-type="float" office:value="0.395620699506253">
            <text:p>0.3956206995</text:p>
          </table:table-cell>
          <table:table-cell table:formula="of:=IF(RAND()&gt;1/[.D$1]; 0.6+RAND()*0.4; RAND()*0.4)" office:value-type="float" office:value="0.0588615293614566">
            <text:p>0.0588615294</text:p>
          </table:table-cell>
          <table:table-cell table:formula="of:=ROUND(RAND()*9.9+0.1;3)" office:value-type="float" office:value="0.48">
            <text:p>0.48</text:p>
          </table:table-cell>
          <table:table-cell table:formula="of:=[.E212]/[.A212]" office:value-type="float" office:value="1.31776202338869">
            <text:p>1.3177620234</text:p>
          </table:table-cell>
          <table:table-cell table:formula="of:=[.F212]/[.B212]" office:value-type="float" office:value="2.15586121764127">
            <text:p>2.1558612176</text:p>
          </table:table-cell>
          <table:table-cell table:formula="of:=[.C212]/[.E212]" office:value-type="float" office:value="0.824209790638027">
            <text:p>0.8242097906</text:p>
          </table:table-cell>
          <table:table-cell table:formula="of:=[.H212]/[.D212]" office:value-type="float" office:value="14.0025208243694">
            <text:p>14.0025208244</text:p>
          </table:table-cell>
          <table:table-cell table:formula="of:=ROUND(RAND()*9.9+0.1;3)" office:value-type="float" office:value="7.2">
            <text:p>7.2</text:p>
          </table:table-cell>
          <table:table-cell table:formula="of:=ROUND(RAND()*9.9+0.1;3)" office:value-type="float" office:value="0.844">
            <text:p>0.844</text:p>
          </table:table-cell>
          <table:table-cell table:formula="of:=IF([.A212]&lt;0.5;&quot;A&quot;;IF([.B212]&lt;0.5;&quot;B&quot;;IF([.C212]&lt;0.5;&quot;C&quot;;IF([.D212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73135926760733">
            <text:p>0.9731359268</text:p>
          </table:table-cell>
          <table:table-cell table:formula="of:=IF(RAND()&gt;1/[.B$1]; 0.6+RAND()*0.4; RAND()*0.4)" office:value-type="float" office:value="0.933862321265042">
            <text:p>0.9338623213</text:p>
          </table:table-cell>
          <table:table-cell table:formula="of:=IF(RAND()&gt;1/[.C$1]; 0.6+RAND()*0.4; RAND()*0.4)" office:value-type="float" office:value="0.733006087969989">
            <text:p>0.733006088</text:p>
          </table:table-cell>
          <table:table-cell table:formula="of:=IF(RAND()&gt;1/[.D$1]; 0.6+RAND()*0.4; RAND()*0.4)" office:value-type="float" office:value="0.611786495428532">
            <text:p>0.6117864954</text:p>
          </table:table-cell>
          <table:table-cell table:formula="of:=ROUND(RAND()*9.9+0.1;3)" office:value-type="float" office:value="9.641">
            <text:p>9.641</text:p>
          </table:table-cell>
          <table:table-cell table:formula="of:=[.E213]/[.A213]" office:value-type="float" office:value="9.9071463039001">
            <text:p>9.9071463039</text:p>
          </table:table-cell>
          <table:table-cell table:formula="of:=[.F213]/[.B213]" office:value-type="float" office:value="10.6087868396698">
            <text:p>10.6087868397</text:p>
          </table:table-cell>
          <table:table-cell table:formula="of:=[.C213]/[.E213]" office:value-type="float" office:value="0.0760300889918046">
            <text:p>0.076030089</text:p>
          </table:table-cell>
          <table:table-cell table:formula="of:=[.H213]/[.D213]" office:value-type="float" office:value="0.1242755267727">
            <text:p>0.1242755268</text:p>
          </table:table-cell>
          <table:table-cell table:formula="of:=ROUND(RAND()*9.9+0.1;3)" office:value-type="float" office:value="1.269">
            <text:p>1.269</text:p>
          </table:table-cell>
          <table:table-cell table:formula="of:=ROUND(RAND()*9.9+0.1;3)" office:value-type="float" office:value="2.709">
            <text:p>2.709</text:p>
          </table:table-cell>
          <table:table-cell table:formula="of:=IF([.A213]&lt;0.5;&quot;A&quot;;IF([.B213]&lt;0.5;&quot;B&quot;;IF([.C213]&lt;0.5;&quot;C&quot;;IF([.D213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49543360155076">
            <text:p>0.8495433602</text:p>
          </table:table-cell>
          <table:table-cell table:formula="of:=IF(RAND()&gt;1/[.B$1]; 0.6+RAND()*0.4; RAND()*0.4)" office:value-type="float" office:value="0.773261780384928">
            <text:p>0.7732617804</text:p>
          </table:table-cell>
          <table:table-cell table:formula="of:=IF(RAND()&gt;1/[.C$1]; 0.6+RAND()*0.4; RAND()*0.4)" office:value-type="float" office:value="0.011567838024348">
            <text:p>0.011567838</text:p>
          </table:table-cell>
          <table:table-cell table:formula="of:=IF(RAND()&gt;1/[.D$1]; 0.6+RAND()*0.4; RAND()*0.4)" office:value-type="float" office:value="0.0195413967594504">
            <text:p>0.0195413968</text:p>
          </table:table-cell>
          <table:table-cell table:formula="of:=ROUND(RAND()*9.9+0.1;3)" office:value-type="float" office:value="9.79">
            <text:p>9.79</text:p>
          </table:table-cell>
          <table:table-cell table:formula="of:=[.E214]/[.A214]" office:value-type="float" office:value="11.5238379336082">
            <text:p>11.5238379336</text:p>
          </table:table-cell>
          <table:table-cell table:formula="of:=[.F214]/[.B214]" office:value-type="float" office:value="14.9028934649681">
            <text:p>14.902893465</text:p>
          </table:table-cell>
          <table:table-cell table:formula="of:=[.C214]/[.E214]" office:value-type="float" office:value="0.00118159734671583">
            <text:p>0.0011815973</text:p>
          </table:table-cell>
          <table:table-cell table:formula="of:=[.H214]/[.D214]" office:value-type="float" office:value="0.0604663710205055">
            <text:p>0.060466371</text:p>
          </table:table-cell>
          <table:table-cell table:formula="of:=ROUND(RAND()*9.9+0.1;3)" office:value-type="float" office:value="4.044">
            <text:p>4.044</text:p>
          </table:table-cell>
          <table:table-cell table:formula="of:=ROUND(RAND()*9.9+0.1;3)" office:value-type="float" office:value="7.651">
            <text:p>7.651</text:p>
          </table:table-cell>
          <table:table-cell table:formula="of:=IF([.A214]&lt;0.5;&quot;A&quot;;IF([.B214]&lt;0.5;&quot;B&quot;;IF([.C214]&lt;0.5;&quot;C&quot;;IF([.D214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94438440259546">
            <text:p>0.9944384403</text:p>
          </table:table-cell>
          <table:table-cell table:formula="of:=IF(RAND()&gt;1/[.B$1]; 0.6+RAND()*0.4; RAND()*0.4)" office:value-type="float" office:value="0.877624026034027">
            <text:p>0.877624026</text:p>
          </table:table-cell>
          <table:table-cell table:formula="of:=IF(RAND()&gt;1/[.C$1]; 0.6+RAND()*0.4; RAND()*0.4)" office:value-type="float" office:value="0.209280556812882">
            <text:p>0.2092805568</text:p>
          </table:table-cell>
          <table:table-cell table:formula="of:=IF(RAND()&gt;1/[.D$1]; 0.6+RAND()*0.4; RAND()*0.4)" office:value-type="float" office:value="0.869822998438031">
            <text:p>0.8698229984</text:p>
          </table:table-cell>
          <table:table-cell table:formula="of:=ROUND(RAND()*9.9+0.1;3)" office:value-type="float" office:value="1.847">
            <text:p>1.847</text:p>
          </table:table-cell>
          <table:table-cell table:formula="of:=[.E215]/[.A215]" office:value-type="float" office:value="1.85732964980511">
            <text:p>1.8573296498</text:p>
          </table:table-cell>
          <table:table-cell table:formula="of:=[.F215]/[.B215]" office:value-type="float" office:value="2.1163158650047">
            <text:p>2.116315865</text:p>
          </table:table-cell>
          <table:table-cell table:formula="of:=[.C215]/[.E215]" office:value-type="float" office:value="0.113308368604701">
            <text:p>0.1133083686</text:p>
          </table:table-cell>
          <table:table-cell table:formula="of:=[.H215]/[.D215]" office:value-type="float" office:value="0.130266006771691">
            <text:p>0.1302660068</text:p>
          </table:table-cell>
          <table:table-cell table:formula="of:=ROUND(RAND()*9.9+0.1;3)" office:value-type="float" office:value="7.817">
            <text:p>7.817</text:p>
          </table:table-cell>
          <table:table-cell table:formula="of:=ROUND(RAND()*9.9+0.1;3)" office:value-type="float" office:value="6.197">
            <text:p>6.197</text:p>
          </table:table-cell>
          <table:table-cell table:formula="of:=IF([.A215]&lt;0.5;&quot;A&quot;;IF([.B215]&lt;0.5;&quot;B&quot;;IF([.C215]&lt;0.5;&quot;C&quot;;IF([.D215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89719584584236">
            <text:p>0.6897195846</text:p>
          </table:table-cell>
          <table:table-cell table:formula="of:=IF(RAND()&gt;1/[.B$1]; 0.6+RAND()*0.4; RAND()*0.4)" office:value-type="float" office:value="0.185387885197997">
            <text:p>0.1853878852</text:p>
          </table:table-cell>
          <table:table-cell table:formula="of:=IF(RAND()&gt;1/[.C$1]; 0.6+RAND()*0.4; RAND()*0.4)" office:value-type="float" office:value="0.0771909127011895">
            <text:p>0.0771909127</text:p>
          </table:table-cell>
          <table:table-cell table:formula="of:=IF(RAND()&gt;1/[.D$1]; 0.6+RAND()*0.4; RAND()*0.4)" office:value-type="float" office:value="0.710523358266801">
            <text:p>0.7105233583</text:p>
          </table:table-cell>
          <table:table-cell table:formula="of:=ROUND(RAND()*9.9+0.1;3)" office:value-type="float" office:value="0.326">
            <text:p>0.326</text:p>
          </table:table-cell>
          <table:table-cell table:formula="of:=[.E216]/[.A216]" office:value-type="float" office:value="0.47265585505523">
            <text:p>0.4726558551</text:p>
          </table:table-cell>
          <table:table-cell table:formula="of:=[.F216]/[.B216]" office:value-type="float" office:value="2.54955092966526">
            <text:p>2.5495509297</text:p>
          </table:table-cell>
          <table:table-cell table:formula="of:=[.C216]/[.E216]" office:value-type="float" office:value="0.236781940801195">
            <text:p>0.2367819408</text:p>
          </table:table-cell>
          <table:table-cell table:formula="of:=[.H216]/[.D216]" office:value-type="float" office:value="0.333250044556992">
            <text:p>0.3332500446</text:p>
          </table:table-cell>
          <table:table-cell table:formula="of:=ROUND(RAND()*9.9+0.1;3)" office:value-type="float" office:value="2.1">
            <text:p>2.1</text:p>
          </table:table-cell>
          <table:table-cell table:formula="of:=ROUND(RAND()*9.9+0.1;3)" office:value-type="float" office:value="9.403">
            <text:p>9.403</text:p>
          </table:table-cell>
          <table:table-cell table:formula="of:=IF([.A216]&lt;0.5;&quot;A&quot;;IF([.B216]&lt;0.5;&quot;B&quot;;IF([.C216]&lt;0.5;&quot;C&quot;;IF([.D216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68986392393708">
            <text:p>0.6689863924</text:p>
          </table:table-cell>
          <table:table-cell table:formula="of:=IF(RAND()&gt;1/[.B$1]; 0.6+RAND()*0.4; RAND()*0.4)" office:value-type="float" office:value="0.755496016982943">
            <text:p>0.755496017</text:p>
          </table:table-cell>
          <table:table-cell table:formula="of:=IF(RAND()&gt;1/[.C$1]; 0.6+RAND()*0.4; RAND()*0.4)" office:value-type="float" office:value="0.858599616680294">
            <text:p>0.8585996167</text:p>
          </table:table-cell>
          <table:table-cell table:formula="of:=IF(RAND()&gt;1/[.D$1]; 0.6+RAND()*0.4; RAND()*0.4)" office:value-type="float" office:value="0.880666422471404">
            <text:p>0.8806664225</text:p>
          </table:table-cell>
          <table:table-cell table:formula="of:=ROUND(RAND()*9.9+0.1;3)" office:value-type="float" office:value="2.118">
            <text:p>2.118</text:p>
          </table:table-cell>
          <table:table-cell table:formula="of:=[.E217]/[.A217]" office:value-type="float" office:value="3.16598367931156">
            <text:p>3.1659836793</text:p>
          </table:table-cell>
          <table:table-cell table:formula="of:=[.F217]/[.B217]" office:value-type="float" office:value="4.19060274064031">
            <text:p>4.1906027406</text:p>
          </table:table-cell>
          <table:table-cell table:formula="of:=[.C217]/[.E217]" office:value-type="float" office:value="0.405382255278704">
            <text:p>0.4053822553</text:p>
          </table:table-cell>
          <table:table-cell table:formula="of:=[.H217]/[.D217]" office:value-type="float" office:value="0.460313059445464">
            <text:p>0.4603130594</text:p>
          </table:table-cell>
          <table:table-cell table:formula="of:=ROUND(RAND()*9.9+0.1;3)" office:value-type="float" office:value="2.222">
            <text:p>2.222</text:p>
          </table:table-cell>
          <table:table-cell table:formula="of:=ROUND(RAND()*9.9+0.1;3)" office:value-type="float" office:value="2.324">
            <text:p>2.324</text:p>
          </table:table-cell>
          <table:table-cell table:formula="of:=IF([.A217]&lt;0.5;&quot;A&quot;;IF([.B217]&lt;0.5;&quot;B&quot;;IF([.C217]&lt;0.5;&quot;C&quot;;IF([.D217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82311656419188">
            <text:p>0.8823116564</text:p>
          </table:table-cell>
          <table:table-cell table:formula="of:=IF(RAND()&gt;1/[.B$1]; 0.6+RAND()*0.4; RAND()*0.4)" office:value-type="float" office:value="0.710756141413003">
            <text:p>0.7107561414</text:p>
          </table:table-cell>
          <table:table-cell table:formula="of:=IF(RAND()&gt;1/[.C$1]; 0.6+RAND()*0.4; RAND()*0.4)" office:value-type="float" office:value="0.193146869912744">
            <text:p>0.1931468699</text:p>
          </table:table-cell>
          <table:table-cell table:formula="of:=IF(RAND()&gt;1/[.D$1]; 0.6+RAND()*0.4; RAND()*0.4)" office:value-type="float" office:value="0.795814002025873">
            <text:p>0.795814002</text:p>
          </table:table-cell>
          <table:table-cell table:formula="of:=ROUND(RAND()*9.9+0.1;3)" office:value-type="float" office:value="9.997">
            <text:p>9.997</text:p>
          </table:table-cell>
          <table:table-cell table:formula="of:=[.E218]/[.A218]" office:value-type="float" office:value="11.3304634788259">
            <text:p>11.3304634788</text:p>
          </table:table-cell>
          <table:table-cell table:formula="of:=[.F218]/[.B218]" office:value-type="float" office:value="15.9414218444889">
            <text:p>15.9414218445</text:p>
          </table:table-cell>
          <table:table-cell table:formula="of:=[.C218]/[.E218]" office:value-type="float" office:value="0.0193204831362152">
            <text:p>0.0193204831</text:p>
          </table:table-cell>
          <table:table-cell table:formula="of:=[.H218]/[.D218]" office:value-type="float" office:value="0.0242776365922588">
            <text:p>0.0242776366</text:p>
          </table:table-cell>
          <table:table-cell table:formula="of:=ROUND(RAND()*9.9+0.1;3)" office:value-type="float" office:value="4.123">
            <text:p>4.123</text:p>
          </table:table-cell>
          <table:table-cell table:formula="of:=ROUND(RAND()*9.9+0.1;3)" office:value-type="float" office:value="8.241">
            <text:p>8.241</text:p>
          </table:table-cell>
          <table:table-cell table:formula="of:=IF([.A218]&lt;0.5;&quot;A&quot;;IF([.B218]&lt;0.5;&quot;B&quot;;IF([.C218]&lt;0.5;&quot;C&quot;;IF([.D218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70877957995981">
            <text:p>0.870877958</text:p>
          </table:table-cell>
          <table:table-cell table:formula="of:=IF(RAND()&gt;1/[.B$1]; 0.6+RAND()*0.4; RAND()*0.4)" office:value-type="float" office:value="0.685406397283077">
            <text:p>0.6854063973</text:p>
          </table:table-cell>
          <table:table-cell table:formula="of:=IF(RAND()&gt;1/[.C$1]; 0.6+RAND()*0.4; RAND()*0.4)" office:value-type="float" office:value="0.204643961880356">
            <text:p>0.2046439619</text:p>
          </table:table-cell>
          <table:table-cell table:formula="of:=IF(RAND()&gt;1/[.D$1]; 0.6+RAND()*0.4; RAND()*0.4)" office:value-type="float" office:value="0.158185489289463">
            <text:p>0.1581854893</text:p>
          </table:table-cell>
          <table:table-cell table:formula="of:=ROUND(RAND()*9.9+0.1;3)" office:value-type="float" office:value="5.624">
            <text:p>5.624</text:p>
          </table:table-cell>
          <table:table-cell table:formula="of:=[.E219]/[.A219]" office:value-type="float" office:value="6.4578508944487">
            <text:p>6.4578508944</text:p>
          </table:table-cell>
          <table:table-cell table:formula="of:=[.F219]/[.B219]" office:value-type="float" office:value="9.42192970483986">
            <text:p>9.4219297048</text:p>
          </table:table-cell>
          <table:table-cell table:formula="of:=[.C219]/[.E219]" office:value-type="float" office:value="0.0363876176885413">
            <text:p>0.0363876177</text:p>
          </table:table-cell>
          <table:table-cell table:formula="of:=[.H219]/[.D219]" office:value-type="float" office:value="0.230031324946347">
            <text:p>0.2300313249</text:p>
          </table:table-cell>
          <table:table-cell table:formula="of:=ROUND(RAND()*9.9+0.1;3)" office:value-type="float" office:value="5.306">
            <text:p>5.306</text:p>
          </table:table-cell>
          <table:table-cell table:formula="of:=ROUND(RAND()*9.9+0.1;3)" office:value-type="float" office:value="7.04">
            <text:p>7.04</text:p>
          </table:table-cell>
          <table:table-cell table:formula="of:=IF([.A219]&lt;0.5;&quot;A&quot;;IF([.B219]&lt;0.5;&quot;B&quot;;IF([.C219]&lt;0.5;&quot;C&quot;;IF([.D219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82975166477263">
            <text:p>0.7829751665</text:p>
          </table:table-cell>
          <table:table-cell table:formula="of:=IF(RAND()&gt;1/[.B$1]; 0.6+RAND()*0.4; RAND()*0.4)" office:value-type="float" office:value="0.756093073636294">
            <text:p>0.7560930736</text:p>
          </table:table-cell>
          <table:table-cell table:formula="of:=IF(RAND()&gt;1/[.C$1]; 0.6+RAND()*0.4; RAND()*0.4)" office:value-type="float" office:value="0.791988773085177">
            <text:p>0.7919887731</text:p>
          </table:table-cell>
          <table:table-cell table:formula="of:=IF(RAND()&gt;1/[.D$1]; 0.6+RAND()*0.4; RAND()*0.4)" office:value-type="float" office:value="0.941048535238951">
            <text:p>0.9410485352</text:p>
          </table:table-cell>
          <table:table-cell table:formula="of:=ROUND(RAND()*9.9+0.1;3)" office:value-type="float" office:value="8.976">
            <text:p>8.976</text:p>
          </table:table-cell>
          <table:table-cell table:formula="of:=[.E220]/[.A220]" office:value-type="float" office:value="11.4639651221437">
            <text:p>11.4639651221</text:p>
          </table:table-cell>
          <table:table-cell table:formula="of:=[.F220]/[.B220]" office:value-type="float" office:value="15.1621083724651">
            <text:p>15.1621083725</text:p>
          </table:table-cell>
          <table:table-cell table:formula="of:=[.C220]/[.E220]" office:value-type="float" office:value="0.0882340433472791">
            <text:p>0.0882340433</text:p>
          </table:table-cell>
          <table:table-cell table:formula="of:=[.H220]/[.D220]" office:value-type="float" office:value="0.0937614161684813">
            <text:p>0.0937614162</text:p>
          </table:table-cell>
          <table:table-cell table:formula="of:=ROUND(RAND()*9.9+0.1;3)" office:value-type="float" office:value="8.556">
            <text:p>8.556</text:p>
          </table:table-cell>
          <table:table-cell table:formula="of:=ROUND(RAND()*9.9+0.1;3)" office:value-type="float" office:value="4.895">
            <text:p>4.895</text:p>
          </table:table-cell>
          <table:table-cell table:formula="of:=IF([.A220]&lt;0.5;&quot;A&quot;;IF([.B220]&lt;0.5;&quot;B&quot;;IF([.C220]&lt;0.5;&quot;C&quot;;IF([.D220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00026936549693">
            <text:p>0.9000269365</text:p>
          </table:table-cell>
          <table:table-cell table:formula="of:=IF(RAND()&gt;1/[.B$1]; 0.6+RAND()*0.4; RAND()*0.4)" office:value-type="float" office:value="0.676460475102067">
            <text:p>0.6764604751</text:p>
          </table:table-cell>
          <table:table-cell table:formula="of:=IF(RAND()&gt;1/[.C$1]; 0.6+RAND()*0.4; RAND()*0.4)" office:value-type="float" office:value="0.2139274392277">
            <text:p>0.2139274392</text:p>
          </table:table-cell>
          <table:table-cell table:formula="of:=IF(RAND()&gt;1/[.D$1]; 0.6+RAND()*0.4; RAND()*0.4)" office:value-type="float" office:value="0.848946501500905">
            <text:p>0.8489465015</text:p>
          </table:table-cell>
          <table:table-cell table:formula="of:=ROUND(RAND()*9.9+0.1;3)" office:value-type="float" office:value="6.276">
            <text:p>6.276</text:p>
          </table:table-cell>
          <table:table-cell table:formula="of:=[.E221]/[.A221]" office:value-type="float" office:value="6.97312463120206">
            <text:p>6.9731246312</text:p>
          </table:table-cell>
          <table:table-cell table:formula="of:=[.F221]/[.B221]" office:value-type="float" office:value="10.3082513877103">
            <text:p>10.3082513877</text:p>
          </table:table-cell>
          <table:table-cell table:formula="of:=[.C221]/[.E221]" office:value-type="float" office:value="0.0340865900617751">
            <text:p>0.0340865901</text:p>
          </table:table-cell>
          <table:table-cell table:formula="of:=[.H221]/[.D221]" office:value-type="float" office:value="0.040151634998803">
            <text:p>0.040151635</text:p>
          </table:table-cell>
          <table:table-cell table:formula="of:=ROUND(RAND()*9.9+0.1;3)" office:value-type="float" office:value="7.342">
            <text:p>7.342</text:p>
          </table:table-cell>
          <table:table-cell table:formula="of:=ROUND(RAND()*9.9+0.1;3)" office:value-type="float" office:value="5.582">
            <text:p>5.582</text:p>
          </table:table-cell>
          <table:table-cell table:formula="of:=IF([.A221]&lt;0.5;&quot;A&quot;;IF([.B221]&lt;0.5;&quot;B&quot;;IF([.C221]&lt;0.5;&quot;C&quot;;IF([.D221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68229622859508">
            <text:p>0.6682296229</text:p>
          </table:table-cell>
          <table:table-cell table:formula="of:=IF(RAND()&gt;1/[.B$1]; 0.6+RAND()*0.4; RAND()*0.4)" office:value-type="float" office:value="0.77000184757635">
            <text:p>0.7700018476</text:p>
          </table:table-cell>
          <table:table-cell table:formula="of:=IF(RAND()&gt;1/[.C$1]; 0.6+RAND()*0.4; RAND()*0.4)" office:value-type="float" office:value="0.603792130760849">
            <text:p>0.6037921308</text:p>
          </table:table-cell>
          <table:table-cell table:formula="of:=IF(RAND()&gt;1/[.D$1]; 0.6+RAND()*0.4; RAND()*0.4)" office:value-type="float" office:value="0.973304233700037">
            <text:p>0.9733042337</text:p>
          </table:table-cell>
          <table:table-cell table:formula="of:=ROUND(RAND()*9.9+0.1;3)" office:value-type="float" office:value="1.478">
            <text:p>1.478</text:p>
          </table:table-cell>
          <table:table-cell table:formula="of:=[.E222]/[.A222]" office:value-type="float" office:value="2.21181454613655">
            <text:p>2.2118145461</text:p>
          </table:table-cell>
          <table:table-cell table:formula="of:=[.F222]/[.B222]" office:value-type="float" office:value="2.87247953118351">
            <text:p>2.8724795312</text:p>
          </table:table-cell>
          <table:table-cell table:formula="of:=[.C222]/[.E222]" office:value-type="float" office:value="0.408519709581088">
            <text:p>0.4085197096</text:p>
          </table:table-cell>
          <table:table-cell table:formula="of:=[.H222]/[.D222]" office:value-type="float" office:value="0.419724578848375">
            <text:p>0.4197245788</text:p>
          </table:table-cell>
          <table:table-cell table:formula="of:=ROUND(RAND()*9.9+0.1;3)" office:value-type="float" office:value="7.689">
            <text:p>7.689</text:p>
          </table:table-cell>
          <table:table-cell table:formula="of:=ROUND(RAND()*9.9+0.1;3)" office:value-type="float" office:value="1.773">
            <text:p>1.773</text:p>
          </table:table-cell>
          <table:table-cell table:formula="of:=IF([.A222]&lt;0.5;&quot;A&quot;;IF([.B222]&lt;0.5;&quot;B&quot;;IF([.C222]&lt;0.5;&quot;C&quot;;IF([.D222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65833259373903">
            <text:p>0.9658332594</text:p>
          </table:table-cell>
          <table:table-cell table:formula="of:=IF(RAND()&gt;1/[.B$1]; 0.6+RAND()*0.4; RAND()*0.4)" office:value-type="float" office:value="0.248546841554344">
            <text:p>0.2485468416</text:p>
          </table:table-cell>
          <table:table-cell table:formula="of:=IF(RAND()&gt;1/[.C$1]; 0.6+RAND()*0.4; RAND()*0.4)" office:value-type="float" office:value="0.866143436729908">
            <text:p>0.8661434367</text:p>
          </table:table-cell>
          <table:table-cell table:formula="of:=IF(RAND()&gt;1/[.D$1]; 0.6+RAND()*0.4; RAND()*0.4)" office:value-type="float" office:value="0.0701168497093022">
            <text:p>0.0701168497</text:p>
          </table:table-cell>
          <table:table-cell table:formula="of:=ROUND(RAND()*9.9+0.1;3)" office:value-type="float" office:value="4.279">
            <text:p>4.279</text:p>
          </table:table-cell>
          <table:table-cell table:formula="of:=[.E223]/[.A223]" office:value-type="float" office:value="4.43037134875003">
            <text:p>4.4303713488</text:p>
          </table:table-cell>
          <table:table-cell table:formula="of:=[.F223]/[.B223]" office:value-type="float" office:value="17.8250961510664">
            <text:p>17.8250961511</text:p>
          </table:table-cell>
          <table:table-cell table:formula="of:=[.C223]/[.E223]" office:value-type="float" office:value="0.202417255604092">
            <text:p>0.2024172556</text:p>
          </table:table-cell>
          <table:table-cell table:formula="of:=[.H223]/[.D223]" office:value-type="float" office:value="2.8868561043928">
            <text:p>2.8868561044</text:p>
          </table:table-cell>
          <table:table-cell table:formula="of:=ROUND(RAND()*9.9+0.1;3)" office:value-type="float" office:value="8.443">
            <text:p>8.443</text:p>
          </table:table-cell>
          <table:table-cell table:formula="of:=ROUND(RAND()*9.9+0.1;3)" office:value-type="float" office:value="9.818">
            <text:p>9.818</text:p>
          </table:table-cell>
          <table:table-cell table:formula="of:=IF([.A223]&lt;0.5;&quot;A&quot;;IF([.B223]&lt;0.5;&quot;B&quot;;IF([.C223]&lt;0.5;&quot;C&quot;;IF([.D223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2688453597948">
            <text:p>0.626884536</text:p>
          </table:table-cell>
          <table:table-cell table:formula="of:=IF(RAND()&gt;1/[.B$1]; 0.6+RAND()*0.4; RAND()*0.4)" office:value-type="float" office:value="0.634356295317412">
            <text:p>0.6343562953</text:p>
          </table:table-cell>
          <table:table-cell table:formula="of:=IF(RAND()&gt;1/[.C$1]; 0.6+RAND()*0.4; RAND()*0.4)" office:value-type="float" office:value="0.325134873203933">
            <text:p>0.3251348732</text:p>
          </table:table-cell>
          <table:table-cell table:formula="of:=IF(RAND()&gt;1/[.D$1]; 0.6+RAND()*0.4; RAND()*0.4)" office:value-type="float" office:value="0.941734193451703">
            <text:p>0.9417341935</text:p>
          </table:table-cell>
          <table:table-cell table:formula="of:=ROUND(RAND()*9.9+0.1;3)" office:value-type="float" office:value="2.32">
            <text:p>2.32</text:p>
          </table:table-cell>
          <table:table-cell table:formula="of:=[.E224]/[.A224]" office:value-type="float" office:value="3.70084101113629">
            <text:p>3.7008410111</text:p>
          </table:table-cell>
          <table:table-cell table:formula="of:=[.F224]/[.B224]" office:value-type="float" office:value="5.83401006414622">
            <text:p>5.8340100641</text:p>
          </table:table-cell>
          <table:table-cell table:formula="of:=[.C224]/[.E224]" office:value-type="float" office:value="0.140144341898247">
            <text:p>0.1401443419</text:p>
          </table:table-cell>
          <table:table-cell table:formula="of:=[.H224]/[.D224]" office:value-type="float" office:value="0.148815178287815">
            <text:p>0.1488151783</text:p>
          </table:table-cell>
          <table:table-cell table:formula="of:=ROUND(RAND()*9.9+0.1;3)" office:value-type="float" office:value="3.404">
            <text:p>3.404</text:p>
          </table:table-cell>
          <table:table-cell table:formula="of:=ROUND(RAND()*9.9+0.1;3)" office:value-type="float" office:value="6.485">
            <text:p>6.485</text:p>
          </table:table-cell>
          <table:table-cell table:formula="of:=IF([.A224]&lt;0.5;&quot;A&quot;;IF([.B224]&lt;0.5;&quot;B&quot;;IF([.C224]&lt;0.5;&quot;C&quot;;IF([.D224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69462584890425">
            <text:p>0.9694625849</text:p>
          </table:table-cell>
          <table:table-cell table:formula="of:=IF(RAND()&gt;1/[.B$1]; 0.6+RAND()*0.4; RAND()*0.4)" office:value-type="float" office:value="0.204815252777189">
            <text:p>0.2048152528</text:p>
          </table:table-cell>
          <table:table-cell table:formula="of:=IF(RAND()&gt;1/[.C$1]; 0.6+RAND()*0.4; RAND()*0.4)" office:value-type="float" office:value="0.866142025962472">
            <text:p>0.866142026</text:p>
          </table:table-cell>
          <table:table-cell table:formula="of:=IF(RAND()&gt;1/[.D$1]; 0.6+RAND()*0.4; RAND()*0.4)" office:value-type="float" office:value="0.99359071161598">
            <text:p>0.9935907116</text:p>
          </table:table-cell>
          <table:table-cell table:formula="of:=ROUND(RAND()*9.9+0.1;3)" office:value-type="float" office:value="9.322">
            <text:p>9.322</text:p>
          </table:table-cell>
          <table:table-cell table:formula="of:=[.E225]/[.A225]" office:value-type="float" office:value="9.61563668911847">
            <text:p>9.6156366891</text:p>
          </table:table-cell>
          <table:table-cell table:formula="of:=[.F225]/[.B225]" office:value-type="float" office:value="46.9478545114946">
            <text:p>46.9478545115</text:p>
          </table:table-cell>
          <table:table-cell table:formula="of:=[.C225]/[.E225]" office:value-type="float" office:value="0.0929137551987205">
            <text:p>0.0929137552</text:p>
          </table:table-cell>
          <table:table-cell table:formula="of:=[.H225]/[.D225]" office:value-type="float" office:value="0.0935131076734858">
            <text:p>0.0935131077</text:p>
          </table:table-cell>
          <table:table-cell table:formula="of:=ROUND(RAND()*9.9+0.1;3)" office:value-type="float" office:value="1.866">
            <text:p>1.866</text:p>
          </table:table-cell>
          <table:table-cell table:formula="of:=ROUND(RAND()*9.9+0.1;3)" office:value-type="float" office:value="2.063">
            <text:p>2.063</text:p>
          </table:table-cell>
          <table:table-cell table:formula="of:=IF([.A225]&lt;0.5;&quot;A&quot;;IF([.B225]&lt;0.5;&quot;B&quot;;IF([.C225]&lt;0.5;&quot;C&quot;;IF([.D225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78941439278424">
            <text:p>0.8789414393</text:p>
          </table:table-cell>
          <table:table-cell table:formula="of:=IF(RAND()&gt;1/[.B$1]; 0.6+RAND()*0.4; RAND()*0.4)" office:value-type="float" office:value="0.729924547020346">
            <text:p>0.729924547</text:p>
          </table:table-cell>
          <table:table-cell table:formula="of:=IF(RAND()&gt;1/[.C$1]; 0.6+RAND()*0.4; RAND()*0.4)" office:value-type="float" office:value="0.625833818875253">
            <text:p>0.6258338189</text:p>
          </table:table-cell>
          <table:table-cell table:formula="of:=IF(RAND()&gt;1/[.D$1]; 0.6+RAND()*0.4; RAND()*0.4)" office:value-type="float" office:value="0.642303123418242">
            <text:p>0.6423031234</text:p>
          </table:table-cell>
          <table:table-cell table:formula="of:=ROUND(RAND()*9.9+0.1;3)" office:value-type="float" office:value="5.413">
            <text:p>5.413</text:p>
          </table:table-cell>
          <table:table-cell table:formula="of:=[.E226]/[.A226]" office:value-type="float" office:value="6.15854453789761">
            <text:p>6.1585445379</text:p>
          </table:table-cell>
          <table:table-cell table:formula="of:=[.F226]/[.B226]" office:value-type="float" office:value="8.43723445531137">
            <text:p>8.4372344553</text:p>
          </table:table-cell>
          <table:table-cell table:formula="of:=[.C226]/[.E226]" office:value-type="float" office:value="0.115616814867034">
            <text:p>0.1156168149</text:p>
          </table:table-cell>
          <table:table-cell table:formula="of:=[.H226]/[.D226]" office:value-type="float" office:value="0.180003507147432">
            <text:p>0.1800035071</text:p>
          </table:table-cell>
          <table:table-cell table:formula="of:=ROUND(RAND()*9.9+0.1;3)" office:value-type="float" office:value="9.049">
            <text:p>9.049</text:p>
          </table:table-cell>
          <table:table-cell table:formula="of:=ROUND(RAND()*9.9+0.1;3)" office:value-type="float" office:value="0.819">
            <text:p>0.819</text:p>
          </table:table-cell>
          <table:table-cell table:formula="of:=IF([.A226]&lt;0.5;&quot;A&quot;;IF([.B226]&lt;0.5;&quot;B&quot;;IF([.C226]&lt;0.5;&quot;C&quot;;IF([.D226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83633222524077">
            <text:p>0.8836332225</text:p>
          </table:table-cell>
          <table:table-cell table:formula="of:=IF(RAND()&gt;1/[.B$1]; 0.6+RAND()*0.4; RAND()*0.4)" office:value-type="float" office:value="0.0194280983880162">
            <text:p>0.0194280984</text:p>
          </table:table-cell>
          <table:table-cell table:formula="of:=IF(RAND()&gt;1/[.C$1]; 0.6+RAND()*0.4; RAND()*0.4)" office:value-type="float" office:value="0.949945675581694">
            <text:p>0.9499456756</text:p>
          </table:table-cell>
          <table:table-cell table:formula="of:=IF(RAND()&gt;1/[.D$1]; 0.6+RAND()*0.4; RAND()*0.4)" office:value-type="float" office:value="0.992042789235711">
            <text:p>0.9920427892</text:p>
          </table:table-cell>
          <table:table-cell table:formula="of:=ROUND(RAND()*9.9+0.1;3)" office:value-type="float" office:value="3.19">
            <text:p>3.19</text:p>
          </table:table-cell>
          <table:table-cell table:formula="of:=[.E227]/[.A227]" office:value-type="float" office:value="3.61009513753664">
            <text:p>3.6100951375</text:p>
          </table:table-cell>
          <table:table-cell table:formula="of:=[.F227]/[.B227]" office:value-type="float" office:value="185.818244556731">
            <text:p>185.8182445567</text:p>
          </table:table-cell>
          <table:table-cell table:formula="of:=[.C227]/[.E227]" office:value-type="float" office:value="0.297788613035014">
            <text:p>0.297788613</text:p>
          </table:table-cell>
          <table:table-cell table:formula="of:=[.H227]/[.D227]" office:value-type="float" office:value="0.300177186172016">
            <text:p>0.3001771862</text:p>
          </table:table-cell>
          <table:table-cell table:formula="of:=ROUND(RAND()*9.9+0.1;3)" office:value-type="float" office:value="5.949">
            <text:p>5.949</text:p>
          </table:table-cell>
          <table:table-cell table:formula="of:=ROUND(RAND()*9.9+0.1;3)" office:value-type="float" office:value="7.685">
            <text:p>7.685</text:p>
          </table:table-cell>
          <table:table-cell table:formula="of:=IF([.A227]&lt;0.5;&quot;A&quot;;IF([.B227]&lt;0.5;&quot;B&quot;;IF([.C227]&lt;0.5;&quot;C&quot;;IF([.D227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04713581781834">
            <text:p>0.7047135818</text:p>
          </table:table-cell>
          <table:table-cell table:formula="of:=IF(RAND()&gt;1/[.B$1]; 0.6+RAND()*0.4; RAND()*0.4)" office:value-type="float" office:value="0.687407474499196">
            <text:p>0.6874074745</text:p>
          </table:table-cell>
          <table:table-cell table:formula="of:=IF(RAND()&gt;1/[.C$1]; 0.6+RAND()*0.4; RAND()*0.4)" office:value-type="float" office:value="0.838886858336628">
            <text:p>0.8388868583</text:p>
          </table:table-cell>
          <table:table-cell table:formula="of:=IF(RAND()&gt;1/[.D$1]; 0.6+RAND()*0.4; RAND()*0.4)" office:value-type="float" office:value="0.756927335634828">
            <text:p>0.7569273356</text:p>
          </table:table-cell>
          <table:table-cell table:formula="of:=ROUND(RAND()*9.9+0.1;3)" office:value-type="float" office:value="2.972">
            <text:p>2.972</text:p>
          </table:table-cell>
          <table:table-cell table:formula="of:=[.E228]/[.A228]" office:value-type="float" office:value="4.21731619317658">
            <text:p>4.2173161932</text:p>
          </table:table-cell>
          <table:table-cell table:formula="of:=[.F228]/[.B228]" office:value-type="float" office:value="6.13510377705606">
            <text:p>6.1351037771</text:p>
          </table:table-cell>
          <table:table-cell table:formula="of:=[.C228]/[.E228]" office:value-type="float" office:value="0.282263411284195">
            <text:p>0.2822634113</text:p>
          </table:table-cell>
          <table:table-cell table:formula="of:=[.H228]/[.D228]" office:value-type="float" office:value="0.372906880219174">
            <text:p>0.3729068802</text:p>
          </table:table-cell>
          <table:table-cell table:formula="of:=ROUND(RAND()*9.9+0.1;3)" office:value-type="float" office:value="0.108">
            <text:p>0.108</text:p>
          </table:table-cell>
          <table:table-cell table:formula="of:=ROUND(RAND()*9.9+0.1;3)" office:value-type="float" office:value="7.574">
            <text:p>7.574</text:p>
          </table:table-cell>
          <table:table-cell table:formula="of:=IF([.A228]&lt;0.5;&quot;A&quot;;IF([.B228]&lt;0.5;&quot;B&quot;;IF([.C228]&lt;0.5;&quot;C&quot;;IF([.D228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09236227814108">
            <text:p>0.7092362278</text:p>
          </table:table-cell>
          <table:table-cell table:formula="of:=IF(RAND()&gt;1/[.B$1]; 0.6+RAND()*0.4; RAND()*0.4)" office:value-type="float" office:value="0.632317784056067">
            <text:p>0.6323177841</text:p>
          </table:table-cell>
          <table:table-cell table:formula="of:=IF(RAND()&gt;1/[.C$1]; 0.6+RAND()*0.4; RAND()*0.4)" office:value-type="float" office:value="0.295002565905452">
            <text:p>0.2950025659</text:p>
          </table:table-cell>
          <table:table-cell table:formula="of:=IF(RAND()&gt;1/[.D$1]; 0.6+RAND()*0.4; RAND()*0.4)" office:value-type="float" office:value="0.127843572758138">
            <text:p>0.1278435728</text:p>
          </table:table-cell>
          <table:table-cell table:formula="of:=ROUND(RAND()*9.9+0.1;3)" office:value-type="float" office:value="3.473">
            <text:p>3.473</text:p>
          </table:table-cell>
          <table:table-cell table:formula="of:=[.E229]/[.A229]" office:value-type="float" office:value="4.89681697550041">
            <text:p>4.8968169755</text:p>
          </table:table-cell>
          <table:table-cell table:formula="of:=[.F229]/[.B229]" office:value-type="float" office:value="7.74423414772438">
            <text:p>7.7442341477</text:p>
          </table:table-cell>
          <table:table-cell table:formula="of:=[.C229]/[.E229]" office:value-type="float" office:value="0.0849417120372738">
            <text:p>0.084941712</text:p>
          </table:table-cell>
          <table:table-cell table:formula="of:=[.H229]/[.D229]" office:value-type="float" office:value="0.664419103789999">
            <text:p>0.6644191038</text:p>
          </table:table-cell>
          <table:table-cell table:formula="of:=ROUND(RAND()*9.9+0.1;3)" office:value-type="float" office:value="7.941">
            <text:p>7.941</text:p>
          </table:table-cell>
          <table:table-cell table:formula="of:=ROUND(RAND()*9.9+0.1;3)" office:value-type="float" office:value="4.473">
            <text:p>4.473</text:p>
          </table:table-cell>
          <table:table-cell table:formula="of:=IF([.A229]&lt;0.5;&quot;A&quot;;IF([.B229]&lt;0.5;&quot;B&quot;;IF([.C229]&lt;0.5;&quot;C&quot;;IF([.D229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55471681244671">
            <text:p>0.6554716812</text:p>
          </table:table-cell>
          <table:table-cell table:formula="of:=IF(RAND()&gt;1/[.B$1]; 0.6+RAND()*0.4; RAND()*0.4)" office:value-type="float" office:value="0.857956580538303">
            <text:p>0.8579565805</text:p>
          </table:table-cell>
          <table:table-cell table:formula="of:=IF(RAND()&gt;1/[.C$1]; 0.6+RAND()*0.4; RAND()*0.4)" office:value-type="float" office:value="0.615512358304113">
            <text:p>0.6155123583</text:p>
          </table:table-cell>
          <table:table-cell table:formula="of:=IF(RAND()&gt;1/[.D$1]; 0.6+RAND()*0.4; RAND()*0.4)" office:value-type="float" office:value="0.385968502331525">
            <text:p>0.3859685023</text:p>
          </table:table-cell>
          <table:table-cell table:formula="of:=ROUND(RAND()*9.9+0.1;3)" office:value-type="float" office:value="8.48">
            <text:p>8.48</text:p>
          </table:table-cell>
          <table:table-cell table:formula="of:=[.E230]/[.A230]" office:value-type="float" office:value="12.9372484618975">
            <text:p>12.9372484619</text:p>
          </table:table-cell>
          <table:table-cell table:formula="of:=[.F230]/[.B230]" office:value-type="float" office:value="15.079141247195">
            <text:p>15.0791412472</text:p>
          </table:table-cell>
          <table:table-cell table:formula="of:=[.C230]/[.E230]" office:value-type="float" office:value="0.0725840045169945">
            <text:p>0.0725840045</text:p>
          </table:table-cell>
          <table:table-cell table:formula="of:=[.H230]/[.D230]" office:value-type="float" office:value="0.188056807948149">
            <text:p>0.1880568079</text:p>
          </table:table-cell>
          <table:table-cell table:formula="of:=ROUND(RAND()*9.9+0.1;3)" office:value-type="float" office:value="1.618">
            <text:p>1.618</text:p>
          </table:table-cell>
          <table:table-cell table:formula="of:=ROUND(RAND()*9.9+0.1;3)" office:value-type="float" office:value="8.033">
            <text:p>8.033</text:p>
          </table:table-cell>
          <table:table-cell table:formula="of:=IF([.A230]&lt;0.5;&quot;A&quot;;IF([.B230]&lt;0.5;&quot;B&quot;;IF([.C230]&lt;0.5;&quot;C&quot;;IF([.D230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58377220202237">
            <text:p>0.7583772202</text:p>
          </table:table-cell>
          <table:table-cell table:formula="of:=IF(RAND()&gt;1/[.B$1]; 0.6+RAND()*0.4; RAND()*0.4)" office:value-type="float" office:value="0.946006050053984">
            <text:p>0.9460060501</text:p>
          </table:table-cell>
          <table:table-cell table:formula="of:=IF(RAND()&gt;1/[.C$1]; 0.6+RAND()*0.4; RAND()*0.4)" office:value-type="float" office:value="0.972257078252733">
            <text:p>0.9722570783</text:p>
          </table:table-cell>
          <table:table-cell table:formula="of:=IF(RAND()&gt;1/[.D$1]; 0.6+RAND()*0.4; RAND()*0.4)" office:value-type="float" office:value="0.261410752963275">
            <text:p>0.261410753</text:p>
          </table:table-cell>
          <table:table-cell table:formula="of:=ROUND(RAND()*9.9+0.1;3)" office:value-type="float" office:value="9.402">
            <text:p>9.402</text:p>
          </table:table-cell>
          <table:table-cell table:formula="of:=[.E231]/[.A231]" office:value-type="float" office:value="12.3975242788711">
            <text:p>12.3975242789</text:p>
          </table:table-cell>
          <table:table-cell table:formula="of:=[.F231]/[.B231]" office:value-type="float" office:value="13.1051215562137">
            <text:p>13.1051215562</text:p>
          </table:table-cell>
          <table:table-cell table:formula="of:=[.C231]/[.E231]" office:value-type="float" office:value="0.103409602026455">
            <text:p>0.103409602</text:p>
          </table:table-cell>
          <table:table-cell table:formula="of:=[.H231]/[.D231]" office:value-type="float" office:value="0.395582816904947">
            <text:p>0.3955828169</text:p>
          </table:table-cell>
          <table:table-cell table:formula="of:=ROUND(RAND()*9.9+0.1;3)" office:value-type="float" office:value="7.25">
            <text:p>7.25</text:p>
          </table:table-cell>
          <table:table-cell table:formula="of:=ROUND(RAND()*9.9+0.1;3)" office:value-type="float" office:value="9.154">
            <text:p>9.154</text:p>
          </table:table-cell>
          <table:table-cell table:formula="of:=IF([.A231]&lt;0.5;&quot;A&quot;;IF([.B231]&lt;0.5;&quot;B&quot;;IF([.C231]&lt;0.5;&quot;C&quot;;IF([.D231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45819377992302">
            <text:p>0.645819378</text:p>
          </table:table-cell>
          <table:table-cell table:formula="of:=IF(RAND()&gt;1/[.B$1]; 0.6+RAND()*0.4; RAND()*0.4)" office:value-type="float" office:value="0.894910881388932">
            <text:p>0.8949108814</text:p>
          </table:table-cell>
          <table:table-cell table:formula="of:=IF(RAND()&gt;1/[.C$1]; 0.6+RAND()*0.4; RAND()*0.4)" office:value-type="float" office:value="0.337541493866593">
            <text:p>0.3375414939</text:p>
          </table:table-cell>
          <table:table-cell table:formula="of:=IF(RAND()&gt;1/[.D$1]; 0.6+RAND()*0.4; RAND()*0.4)" office:value-type="float" office:value="0.893986428435892">
            <text:p>0.8939864284</text:p>
          </table:table-cell>
          <table:table-cell table:formula="of:=ROUND(RAND()*9.9+0.1;3)" office:value-type="float" office:value="2.134">
            <text:p>2.134</text:p>
          </table:table-cell>
          <table:table-cell table:formula="of:=[.E232]/[.A232]" office:value-type="float" office:value="3.30432946535933">
            <text:p>3.3043294654</text:p>
          </table:table-cell>
          <table:table-cell table:formula="of:=[.F232]/[.B232]" office:value-type="float" office:value="3.69235589160666">
            <text:p>3.6923558916</text:p>
          </table:table-cell>
          <table:table-cell table:formula="of:=[.C232]/[.E232]" office:value-type="float" office:value="0.158173146141796">
            <text:p>0.1581731461</text:p>
          </table:table-cell>
          <table:table-cell table:formula="of:=[.H232]/[.D232]" office:value-type="float" office:value="0.176930142461484">
            <text:p>0.1769301425</text:p>
          </table:table-cell>
          <table:table-cell table:formula="of:=ROUND(RAND()*9.9+0.1;3)" office:value-type="float" office:value="9.211">
            <text:p>9.211</text:p>
          </table:table-cell>
          <table:table-cell table:formula="of:=ROUND(RAND()*9.9+0.1;3)" office:value-type="float" office:value="4.321">
            <text:p>4.321</text:p>
          </table:table-cell>
          <table:table-cell table:formula="of:=IF([.A232]&lt;0.5;&quot;A&quot;;IF([.B232]&lt;0.5;&quot;B&quot;;IF([.C232]&lt;0.5;&quot;C&quot;;IF([.D232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243830039910972">
            <text:p>0.2438300399</text:p>
          </table:table-cell>
          <table:table-cell table:formula="of:=IF(RAND()&gt;1/[.B$1]; 0.6+RAND()*0.4; RAND()*0.4)" office:value-type="float" office:value="0.644929697643966">
            <text:p>0.6449296976</text:p>
          </table:table-cell>
          <table:table-cell table:formula="of:=IF(RAND()&gt;1/[.C$1]; 0.6+RAND()*0.4; RAND()*0.4)" office:value-type="float" office:value="0.902183539327234">
            <text:p>0.9021835393</text:p>
          </table:table-cell>
          <table:table-cell table:formula="of:=IF(RAND()&gt;1/[.D$1]; 0.6+RAND()*0.4; RAND()*0.4)" office:value-type="float" office:value="0.686063402611762">
            <text:p>0.6860634026</text:p>
          </table:table-cell>
          <table:table-cell table:formula="of:=ROUND(RAND()*9.9+0.1;3)" office:value-type="float" office:value="7.764">
            <text:p>7.764</text:p>
          </table:table-cell>
          <table:table-cell table:formula="of:=[.E233]/[.A233]" office:value-type="float" office:value="31.8418518195494">
            <text:p>31.8418518195</text:p>
          </table:table-cell>
          <table:table-cell table:formula="of:=[.F233]/[.B233]" office:value-type="float" office:value="49.3725935336409">
            <text:p>49.3725935336</text:p>
          </table:table-cell>
          <table:table-cell table:formula="of:=[.C233]/[.E233]" office:value-type="float" office:value="0.11620086802257">
            <text:p>0.116200868</text:p>
          </table:table-cell>
          <table:table-cell table:formula="of:=[.H233]/[.D233]" office:value-type="float" office:value="0.169373366339331">
            <text:p>0.1693733663</text:p>
          </table:table-cell>
          <table:table-cell table:formula="of:=ROUND(RAND()*9.9+0.1;3)" office:value-type="float" office:value="2.648">
            <text:p>2.648</text:p>
          </table:table-cell>
          <table:table-cell table:formula="of:=ROUND(RAND()*9.9+0.1;3)" office:value-type="float" office:value="4.286">
            <text:p>4.286</text:p>
          </table:table-cell>
          <table:table-cell table:formula="of:=IF([.A233]&lt;0.5;&quot;A&quot;;IF([.B233]&lt;0.5;&quot;B&quot;;IF([.C233]&lt;0.5;&quot;C&quot;;IF([.D233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51777893863618">
            <text:p>0.6517778939</text:p>
          </table:table-cell>
          <table:table-cell table:formula="of:=IF(RAND()&gt;1/[.B$1]; 0.6+RAND()*0.4; RAND()*0.4)" office:value-type="float" office:value="0.67142936270684">
            <text:p>0.6714293627</text:p>
          </table:table-cell>
          <table:table-cell table:formula="of:=IF(RAND()&gt;1/[.C$1]; 0.6+RAND()*0.4; RAND()*0.4)" office:value-type="float" office:value="0.731155019067228">
            <text:p>0.7311550191</text:p>
          </table:table-cell>
          <table:table-cell table:formula="of:=IF(RAND()&gt;1/[.D$1]; 0.6+RAND()*0.4; RAND()*0.4)" office:value-type="float" office:value="0.370782574918121">
            <text:p>0.3707825749</text:p>
          </table:table-cell>
          <table:table-cell table:formula="of:=ROUND(RAND()*9.9+0.1;3)" office:value-type="float" office:value="1.635">
            <text:p>1.635</text:p>
          </table:table-cell>
          <table:table-cell table:formula="of:=[.E234]/[.A234]" office:value-type="float" office:value="2.5085232490903">
            <text:p>2.5085232491</text:p>
          </table:table-cell>
          <table:table-cell table:formula="of:=[.F234]/[.B234]" office:value-type="float" office:value="3.73609405310679">
            <text:p>3.7360940531</text:p>
          </table:table-cell>
          <table:table-cell table:formula="of:=[.C234]/[.E234]" office:value-type="float" office:value="0.447189614108396">
            <text:p>0.4471896141</text:p>
          </table:table-cell>
          <table:table-cell table:formula="of:=[.H234]/[.D234]" office:value-type="float" office:value="1.2060696601159">
            <text:p>1.2060696601</text:p>
          </table:table-cell>
          <table:table-cell table:formula="of:=ROUND(RAND()*9.9+0.1;3)" office:value-type="float" office:value="7.887">
            <text:p>7.887</text:p>
          </table:table-cell>
          <table:table-cell table:formula="of:=ROUND(RAND()*9.9+0.1;3)" office:value-type="float" office:value="6.535">
            <text:p>6.535</text:p>
          </table:table-cell>
          <table:table-cell table:formula="of:=IF([.A234]&lt;0.5;&quot;A&quot;;IF([.B234]&lt;0.5;&quot;B&quot;;IF([.C234]&lt;0.5;&quot;C&quot;;IF([.D234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92276612203568">
            <text:p>0.9922766122</text:p>
          </table:table-cell>
          <table:table-cell table:formula="of:=IF(RAND()&gt;1/[.B$1]; 0.6+RAND()*0.4; RAND()*0.4)" office:value-type="float" office:value="0.765080142021179">
            <text:p>0.765080142</text:p>
          </table:table-cell>
          <table:table-cell table:formula="of:=IF(RAND()&gt;1/[.C$1]; 0.6+RAND()*0.4; RAND()*0.4)" office:value-type="float" office:value="0.607937687076628">
            <text:p>0.6079376871</text:p>
          </table:table-cell>
          <table:table-cell table:formula="of:=IF(RAND()&gt;1/[.D$1]; 0.6+RAND()*0.4; RAND()*0.4)" office:value-type="float" office:value="0.347027759067714">
            <text:p>0.3470277591</text:p>
          </table:table-cell>
          <table:table-cell table:formula="of:=ROUND(RAND()*9.9+0.1;3)" office:value-type="float" office:value="9.045">
            <text:p>9.045</text:p>
          </table:table-cell>
          <table:table-cell table:formula="of:=[.E235]/[.A235]" office:value-type="float" office:value="9.11540178288954">
            <text:p>9.1154017829</text:p>
          </table:table-cell>
          <table:table-cell table:formula="of:=[.F235]/[.B235]" office:value-type="float" office:value="11.914309733368">
            <text:p>11.9143097334</text:p>
          </table:table-cell>
          <table:table-cell table:formula="of:=[.C235]/[.E235]" office:value-type="float" office:value="0.0672125690521424">
            <text:p>0.0672125691</text:p>
          </table:table-cell>
          <table:table-cell table:formula="of:=[.H235]/[.D235]" office:value-type="float" office:value="0.19368067048212">
            <text:p>0.1936806705</text:p>
          </table:table-cell>
          <table:table-cell table:formula="of:=ROUND(RAND()*9.9+0.1;3)" office:value-type="float" office:value="8.074">
            <text:p>8.074</text:p>
          </table:table-cell>
          <table:table-cell table:formula="of:=ROUND(RAND()*9.9+0.1;3)" office:value-type="float" office:value="6.63">
            <text:p>6.63</text:p>
          </table:table-cell>
          <table:table-cell table:formula="of:=IF([.A235]&lt;0.5;&quot;A&quot;;IF([.B235]&lt;0.5;&quot;B&quot;;IF([.C235]&lt;0.5;&quot;C&quot;;IF([.D235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08130069542676">
            <text:p>0.6081300695</text:p>
          </table:table-cell>
          <table:table-cell table:formula="of:=IF(RAND()&gt;1/[.B$1]; 0.6+RAND()*0.4; RAND()*0.4)" office:value-type="float" office:value="0.932974854018539">
            <text:p>0.932974854</text:p>
          </table:table-cell>
          <table:table-cell table:formula="of:=IF(RAND()&gt;1/[.C$1]; 0.6+RAND()*0.4; RAND()*0.4)" office:value-type="float" office:value="0.226702047884464">
            <text:p>0.2267020479</text:p>
          </table:table-cell>
          <table:table-cell table:formula="of:=IF(RAND()&gt;1/[.D$1]; 0.6+RAND()*0.4; RAND()*0.4)" office:value-type="float" office:value="0.917966365255415">
            <text:p>0.9179663653</text:p>
          </table:table-cell>
          <table:table-cell table:formula="of:=ROUND(RAND()*9.9+0.1;3)" office:value-type="float" office:value="6.108">
            <text:p>6.108</text:p>
          </table:table-cell>
          <table:table-cell table:formula="of:=[.E236]/[.A236]" office:value-type="float" office:value="10.0439039375134">
            <text:p>10.0439039375</text:p>
          </table:table-cell>
          <table:table-cell table:formula="of:=[.F236]/[.B236]" office:value-type="float" office:value="10.7654604990177">
            <text:p>10.765460499</text:p>
          </table:table-cell>
          <table:table-cell table:formula="of:=[.C236]/[.E236]" office:value-type="float" office:value="0.0371155939561991">
            <text:p>0.037115594</text:p>
          </table:table-cell>
          <table:table-cell table:formula="of:=[.H236]/[.D236]" office:value-type="float" office:value="0.0404324116449213">
            <text:p>0.0404324116</text:p>
          </table:table-cell>
          <table:table-cell table:formula="of:=ROUND(RAND()*9.9+0.1;3)" office:value-type="float" office:value="8.203">
            <text:p>8.203</text:p>
          </table:table-cell>
          <table:table-cell table:formula="of:=ROUND(RAND()*9.9+0.1;3)" office:value-type="float" office:value="9.691">
            <text:p>9.691</text:p>
          </table:table-cell>
          <table:table-cell table:formula="of:=IF([.A236]&lt;0.5;&quot;A&quot;;IF([.B236]&lt;0.5;&quot;B&quot;;IF([.C236]&lt;0.5;&quot;C&quot;;IF([.D236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251731168478727">
            <text:p>0.0251731168</text:p>
          </table:table-cell>
          <table:table-cell table:formula="of:=IF(RAND()&gt;1/[.B$1]; 0.6+RAND()*0.4; RAND()*0.4)" office:value-type="float" office:value="0.717369626089931">
            <text:p>0.7173696261</text:p>
          </table:table-cell>
          <table:table-cell table:formula="of:=IF(RAND()&gt;1/[.C$1]; 0.6+RAND()*0.4; RAND()*0.4)" office:value-type="float" office:value="0.865794667042792">
            <text:p>0.865794667</text:p>
          </table:table-cell>
          <table:table-cell table:formula="of:=IF(RAND()&gt;1/[.D$1]; 0.6+RAND()*0.4; RAND()*0.4)" office:value-type="float" office:value="0.613075297232717">
            <text:p>0.6130752972</text:p>
          </table:table-cell>
          <table:table-cell table:formula="of:=ROUND(RAND()*9.9+0.1;3)" office:value-type="float" office:value="2.987">
            <text:p>2.987</text:p>
          </table:table-cell>
          <table:table-cell table:formula="of:=[.E237]/[.A237]" office:value-type="float" office:value="118.65832975913">
            <text:p>118.6583297591</text:p>
          </table:table-cell>
          <table:table-cell table:formula="of:=[.F237]/[.B237]" office:value-type="float" office:value="165.407518584088">
            <text:p>165.4075185841</text:p>
          </table:table-cell>
          <table:table-cell table:formula="of:=[.C237]/[.E237]" office:value-type="float" office:value="0.289854257463271">
            <text:p>0.2898542575</text:p>
          </table:table-cell>
          <table:table-cell table:formula="of:=[.H237]/[.D237]" office:value-type="float" office:value="0.472787370118496">
            <text:p>0.4727873701</text:p>
          </table:table-cell>
          <table:table-cell table:formula="of:=ROUND(RAND()*9.9+0.1;3)" office:value-type="float" office:value="9.215">
            <text:p>9.215</text:p>
          </table:table-cell>
          <table:table-cell table:formula="of:=ROUND(RAND()*9.9+0.1;3)" office:value-type="float" office:value="5.411">
            <text:p>5.411</text:p>
          </table:table-cell>
          <table:table-cell table:formula="of:=IF([.A237]&lt;0.5;&quot;A&quot;;IF([.B237]&lt;0.5;&quot;B&quot;;IF([.C237]&lt;0.5;&quot;C&quot;;IF([.D237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60706554446369">
            <text:p>0.3607065544</text:p>
          </table:table-cell>
          <table:table-cell table:formula="of:=IF(RAND()&gt;1/[.B$1]; 0.6+RAND()*0.4; RAND()*0.4)" office:value-type="float" office:value="0.196648863796145">
            <text:p>0.1966488638</text:p>
          </table:table-cell>
          <table:table-cell table:formula="of:=IF(RAND()&gt;1/[.C$1]; 0.6+RAND()*0.4; RAND()*0.4)" office:value-type="float" office:value="0.303096472844481">
            <text:p>0.3030964728</text:p>
          </table:table-cell>
          <table:table-cell table:formula="of:=IF(RAND()&gt;1/[.D$1]; 0.6+RAND()*0.4; RAND()*0.4)" office:value-type="float" office:value="0.94986335998401">
            <text:p>0.94986336</text:p>
          </table:table-cell>
          <table:table-cell table:formula="of:=ROUND(RAND()*9.9+0.1;3)" office:value-type="float" office:value="2.235">
            <text:p>2.235</text:p>
          </table:table-cell>
          <table:table-cell table:formula="of:=[.E238]/[.A238]" office:value-type="float" office:value="6.19617240787429">
            <text:p>6.1961724079</text:p>
          </table:table-cell>
          <table:table-cell table:formula="of:=[.F238]/[.B238]" office:value-type="float" office:value="31.5088136705307">
            <text:p>31.5088136705</text:p>
          </table:table-cell>
          <table:table-cell table:formula="of:=[.C238]/[.E238]" office:value-type="float" office:value="0.135613634382318">
            <text:p>0.1356136344</text:p>
          </table:table-cell>
          <table:table-cell table:formula="of:=[.H238]/[.D238]" office:value-type="float" office:value="0.14277172917229">
            <text:p>0.1427717292</text:p>
          </table:table-cell>
          <table:table-cell table:formula="of:=ROUND(RAND()*9.9+0.1;3)" office:value-type="float" office:value="6.328">
            <text:p>6.328</text:p>
          </table:table-cell>
          <table:table-cell table:formula="of:=ROUND(RAND()*9.9+0.1;3)" office:value-type="float" office:value="9.214">
            <text:p>9.214</text:p>
          </table:table-cell>
          <table:table-cell table:formula="of:=IF([.A238]&lt;0.5;&quot;A&quot;;IF([.B238]&lt;0.5;&quot;B&quot;;IF([.C238]&lt;0.5;&quot;C&quot;;IF([.D238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869572595693171">
            <text:p>0.0869572596</text:p>
          </table:table-cell>
          <table:table-cell table:formula="of:=IF(RAND()&gt;1/[.B$1]; 0.6+RAND()*0.4; RAND()*0.4)" office:value-type="float" office:value="0.818890948407352">
            <text:p>0.8188909484</text:p>
          </table:table-cell>
          <table:table-cell table:formula="of:=IF(RAND()&gt;1/[.C$1]; 0.6+RAND()*0.4; RAND()*0.4)" office:value-type="float" office:value="0.766965991072357">
            <text:p>0.7669659911</text:p>
          </table:table-cell>
          <table:table-cell table:formula="of:=IF(RAND()&gt;1/[.D$1]; 0.6+RAND()*0.4; RAND()*0.4)" office:value-type="float" office:value="0.209493254497647">
            <text:p>0.2094932545</text:p>
          </table:table-cell>
          <table:table-cell table:formula="of:=ROUND(RAND()*9.9+0.1;3)" office:value-type="float" office:value="0.621">
            <text:p>0.621</text:p>
          </table:table-cell>
          <table:table-cell table:formula="of:=[.E239]/[.A239]" office:value-type="float" office:value="7.14143940454996">
            <text:p>7.1414394045</text:p>
          </table:table-cell>
          <table:table-cell table:formula="of:=[.F239]/[.B239]" office:value-type="float" office:value="8.72086743471671">
            <text:p>8.7208674347</text:p>
          </table:table-cell>
          <table:table-cell table:formula="of:=[.C239]/[.E239]" office:value-type="float" office:value="1.23504990510847">
            <text:p>1.2350499051</text:p>
          </table:table-cell>
          <table:table-cell table:formula="of:=[.H239]/[.D239]" office:value-type="float" office:value="5.89541609857579">
            <text:p>5.8954160986</text:p>
          </table:table-cell>
          <table:table-cell table:formula="of:=ROUND(RAND()*9.9+0.1;3)" office:value-type="float" office:value="3.333">
            <text:p>3.333</text:p>
          </table:table-cell>
          <table:table-cell table:formula="of:=ROUND(RAND()*9.9+0.1;3)" office:value-type="float" office:value="3.974">
            <text:p>3.974</text:p>
          </table:table-cell>
          <table:table-cell table:formula="of:=IF([.A239]&lt;0.5;&quot;A&quot;;IF([.B239]&lt;0.5;&quot;B&quot;;IF([.C239]&lt;0.5;&quot;C&quot;;IF([.D239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42654163390398">
            <text:p>0.6426541634</text:p>
          </table:table-cell>
          <table:table-cell table:formula="of:=IF(RAND()&gt;1/[.B$1]; 0.6+RAND()*0.4; RAND()*0.4)" office:value-type="float" office:value="0.962787556741387">
            <text:p>0.9627875567</text:p>
          </table:table-cell>
          <table:table-cell table:formula="of:=IF(RAND()&gt;1/[.C$1]; 0.6+RAND()*0.4; RAND()*0.4)" office:value-type="float" office:value="0.785179390572012">
            <text:p>0.7851793906</text:p>
          </table:table-cell>
          <table:table-cell table:formula="of:=IF(RAND()&gt;1/[.D$1]; 0.6+RAND()*0.4; RAND()*0.4)" office:value-type="float" office:value="0.624058300070465">
            <text:p>0.6240583001</text:p>
          </table:table-cell>
          <table:table-cell table:formula="of:=ROUND(RAND()*9.9+0.1;3)" office:value-type="float" office:value="3.146">
            <text:p>3.146</text:p>
          </table:table-cell>
          <table:table-cell table:formula="of:=[.E240]/[.A240]" office:value-type="float" office:value="4.89532345578048">
            <text:p>4.8953234558</text:p>
          </table:table-cell>
          <table:table-cell table:formula="of:=[.F240]/[.B240]" office:value-type="float" office:value="5.08453128782533">
            <text:p>5.0845312878</text:p>
          </table:table-cell>
          <table:table-cell table:formula="of:=[.C240]/[.E240]" office:value-type="float" office:value="0.249580225865229">
            <text:p>0.2495802259</text:p>
          </table:table-cell>
          <table:table-cell table:formula="of:=[.H240]/[.D240]" office:value-type="float" office:value="0.399930945293169">
            <text:p>0.3999309453</text:p>
          </table:table-cell>
          <table:table-cell table:formula="of:=ROUND(RAND()*9.9+0.1;3)" office:value-type="float" office:value="0.647">
            <text:p>0.647</text:p>
          </table:table-cell>
          <table:table-cell table:formula="of:=ROUND(RAND()*9.9+0.1;3)" office:value-type="float" office:value="5.304">
            <text:p>5.304</text:p>
          </table:table-cell>
          <table:table-cell table:formula="of:=IF([.A240]&lt;0.5;&quot;A&quot;;IF([.B240]&lt;0.5;&quot;B&quot;;IF([.C240]&lt;0.5;&quot;C&quot;;IF([.D240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84629450086504">
            <text:p>0.9846294501</text:p>
          </table:table-cell>
          <table:table-cell table:formula="of:=IF(RAND()&gt;1/[.B$1]; 0.6+RAND()*0.4; RAND()*0.4)" office:value-type="float" office:value="0.867178363818675">
            <text:p>0.8671783638</text:p>
          </table:table-cell>
          <table:table-cell table:formula="of:=IF(RAND()&gt;1/[.C$1]; 0.6+RAND()*0.4; RAND()*0.4)" office:value-type="float" office:value="0.718101261835545">
            <text:p>0.7181012618</text:p>
          </table:table-cell>
          <table:table-cell table:formula="of:=IF(RAND()&gt;1/[.D$1]; 0.6+RAND()*0.4; RAND()*0.4)" office:value-type="float" office:value="0.237250428460538">
            <text:p>0.2372504285</text:p>
          </table:table-cell>
          <table:table-cell table:formula="of:=ROUND(RAND()*9.9+0.1;3)" office:value-type="float" office:value="0.713">
            <text:p>0.713</text:p>
          </table:table-cell>
          <table:table-cell table:formula="of:=[.E241]/[.A241]" office:value-type="float" office:value="0.724130280622177">
            <text:p>0.7241302806</text:p>
          </table:table-cell>
          <table:table-cell table:formula="of:=[.F241]/[.B241]" office:value-type="float" office:value="0.835041913907334">
            <text:p>0.8350419139</text:p>
          </table:table-cell>
          <table:table-cell table:formula="of:=[.C241]/[.E241]" office:value-type="float" office:value="1.00715464493064">
            <text:p>1.0071546449</text:p>
          </table:table-cell>
          <table:table-cell table:formula="of:=[.H241]/[.D241]" office:value-type="float" office:value="4.24511201714503">
            <text:p>4.2451120171</text:p>
          </table:table-cell>
          <table:table-cell table:formula="of:=ROUND(RAND()*9.9+0.1;3)" office:value-type="float" office:value="4.206">
            <text:p>4.206</text:p>
          </table:table-cell>
          <table:table-cell table:formula="of:=ROUND(RAND()*9.9+0.1;3)" office:value-type="float" office:value="6.959">
            <text:p>6.959</text:p>
          </table:table-cell>
          <table:table-cell table:formula="of:=IF([.A241]&lt;0.5;&quot;A&quot;;IF([.B241]&lt;0.5;&quot;B&quot;;IF([.C241]&lt;0.5;&quot;C&quot;;IF([.D241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01912599615753">
            <text:p>0.6019125996</text:p>
          </table:table-cell>
          <table:table-cell table:formula="of:=IF(RAND()&gt;1/[.B$1]; 0.6+RAND()*0.4; RAND()*0.4)" office:value-type="float" office:value="0.646975387725979">
            <text:p>0.6469753877</text:p>
          </table:table-cell>
          <table:table-cell table:formula="of:=IF(RAND()&gt;1/[.C$1]; 0.6+RAND()*0.4; RAND()*0.4)" office:value-type="float" office:value="0.812460142374039">
            <text:p>0.8124601424</text:p>
          </table:table-cell>
          <table:table-cell table:formula="of:=IF(RAND()&gt;1/[.D$1]; 0.6+RAND()*0.4; RAND()*0.4)" office:value-type="float" office:value="0.0118124600499868">
            <text:p>0.01181246</text:p>
          </table:table-cell>
          <table:table-cell table:formula="of:=ROUND(RAND()*9.9+0.1;3)" office:value-type="float" office:value="3.844">
            <text:p>3.844</text:p>
          </table:table-cell>
          <table:table-cell table:formula="of:=[.E242]/[.A242]" office:value-type="float" office:value="6.38630924565115">
            <text:p>6.3863092457</text:p>
          </table:table-cell>
          <table:table-cell table:formula="of:=[.F242]/[.B242]" office:value-type="float" office:value="9.87102348374961">
            <text:p>9.8710234837</text:p>
          </table:table-cell>
          <table:table-cell table:formula="of:=[.C242]/[.E242]" office:value-type="float" office:value="0.211357997495848">
            <text:p>0.2113579975</text:p>
          </table:table-cell>
          <table:table-cell table:formula="of:=[.H242]/[.D242]" office:value-type="float" office:value="17.8928010424114">
            <text:p>17.8928010424</text:p>
          </table:table-cell>
          <table:table-cell table:formula="of:=ROUND(RAND()*9.9+0.1;3)" office:value-type="float" office:value="3.344">
            <text:p>3.344</text:p>
          </table:table-cell>
          <table:table-cell table:formula="of:=ROUND(RAND()*9.9+0.1;3)" office:value-type="float" office:value="1.81">
            <text:p>1.81</text:p>
          </table:table-cell>
          <table:table-cell table:formula="of:=IF([.A242]&lt;0.5;&quot;A&quot;;IF([.B242]&lt;0.5;&quot;B&quot;;IF([.C242]&lt;0.5;&quot;C&quot;;IF([.D242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38926832005382">
            <text:p>0.838926832</text:p>
          </table:table-cell>
          <table:table-cell table:formula="of:=IF(RAND()&gt;1/[.B$1]; 0.6+RAND()*0.4; RAND()*0.4)" office:value-type="float" office:value="0.702216310519725">
            <text:p>0.7022163105</text:p>
          </table:table-cell>
          <table:table-cell table:formula="of:=IF(RAND()&gt;1/[.C$1]; 0.6+RAND()*0.4; RAND()*0.4)" office:value-type="float" office:value="0.0902197735384107">
            <text:p>0.0902197735</text:p>
          </table:table-cell>
          <table:table-cell table:formula="of:=IF(RAND()&gt;1/[.D$1]; 0.6+RAND()*0.4; RAND()*0.4)" office:value-type="float" office:value="0.673552046250552">
            <text:p>0.6735520463</text:p>
          </table:table-cell>
          <table:table-cell table:formula="of:=ROUND(RAND()*9.9+0.1;3)" office:value-type="float" office:value="4.116">
            <text:p>4.116</text:p>
          </table:table-cell>
          <table:table-cell table:formula="of:=[.E243]/[.A243]" office:value-type="float" office:value="4.9062681547103">
            <text:p>4.9062681547</text:p>
          </table:table-cell>
          <table:table-cell table:formula="of:=[.F243]/[.B243]" office:value-type="float" office:value="6.98683309004752">
            <text:p>6.98683309</text:p>
          </table:table-cell>
          <table:table-cell table:formula="of:=[.C243]/[.E243]" office:value-type="float" office:value="0.0219192841444146">
            <text:p>0.0219192841</text:p>
          </table:table-cell>
          <table:table-cell table:formula="of:=[.H243]/[.D243]" office:value-type="float" office:value="0.0325428216964558">
            <text:p>0.0325428217</text:p>
          </table:table-cell>
          <table:table-cell table:formula="of:=ROUND(RAND()*9.9+0.1;3)" office:value-type="float" office:value="1.228">
            <text:p>1.228</text:p>
          </table:table-cell>
          <table:table-cell table:formula="of:=ROUND(RAND()*9.9+0.1;3)" office:value-type="float" office:value="0.352">
            <text:p>0.352</text:p>
          </table:table-cell>
          <table:table-cell table:formula="of:=IF([.A243]&lt;0.5;&quot;A&quot;;IF([.B243]&lt;0.5;&quot;B&quot;;IF([.C243]&lt;0.5;&quot;C&quot;;IF([.D243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42314855195582">
            <text:p>0.9423148552</text:p>
          </table:table-cell>
          <table:table-cell table:formula="of:=IF(RAND()&gt;1/[.B$1]; 0.6+RAND()*0.4; RAND()*0.4)" office:value-type="float" office:value="0.714738595671952">
            <text:p>0.7147385957</text:p>
          </table:table-cell>
          <table:table-cell table:formula="of:=IF(RAND()&gt;1/[.C$1]; 0.6+RAND()*0.4; RAND()*0.4)" office:value-type="float" office:value="0.173718299809843">
            <text:p>0.1737182998</text:p>
          </table:table-cell>
          <table:table-cell table:formula="of:=IF(RAND()&gt;1/[.D$1]; 0.6+RAND()*0.4; RAND()*0.4)" office:value-type="float" office:value="0.852431385871023">
            <text:p>0.8524313859</text:p>
          </table:table-cell>
          <table:table-cell table:formula="of:=ROUND(RAND()*9.9+0.1;3)" office:value-type="float" office:value="8.453">
            <text:p>8.453</text:p>
          </table:table-cell>
          <table:table-cell table:formula="of:=[.E244]/[.A244]" office:value-type="float" office:value="8.97046242388436">
            <text:p>8.9704624239</text:p>
          </table:table-cell>
          <table:table-cell table:formula="of:=[.F244]/[.B244]" office:value-type="float" office:value="12.5506898301062">
            <text:p>12.5506898301</text:p>
          </table:table-cell>
          <table:table-cell table:formula="of:=[.C244]/[.E244]" office:value-type="float" office:value="0.020551082433437">
            <text:p>0.0205510824</text:p>
          </table:table-cell>
          <table:table-cell table:formula="of:=[.H244]/[.D244]" office:value-type="float" office:value="0.0241087819783146">
            <text:p>0.024108782</text:p>
          </table:table-cell>
          <table:table-cell table:formula="of:=ROUND(RAND()*9.9+0.1;3)" office:value-type="float" office:value="0.305">
            <text:p>0.305</text:p>
          </table:table-cell>
          <table:table-cell table:formula="of:=ROUND(RAND()*9.9+0.1;3)" office:value-type="float" office:value="2.756">
            <text:p>2.756</text:p>
          </table:table-cell>
          <table:table-cell table:formula="of:=IF([.A244]&lt;0.5;&quot;A&quot;;IF([.B244]&lt;0.5;&quot;B&quot;;IF([.C244]&lt;0.5;&quot;C&quot;;IF([.D244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19477076735348">
            <text:p>0.7194770767</text:p>
          </table:table-cell>
          <table:table-cell table:formula="of:=IF(RAND()&gt;1/[.B$1]; 0.6+RAND()*0.4; RAND()*0.4)" office:value-type="float" office:value="0.888095673546195">
            <text:p>0.8880956735</text:p>
          </table:table-cell>
          <table:table-cell table:formula="of:=IF(RAND()&gt;1/[.C$1]; 0.6+RAND()*0.4; RAND()*0.4)" office:value-type="float" office:value="0.0624450588598847">
            <text:p>0.0624450589</text:p>
          </table:table-cell>
          <table:table-cell table:formula="of:=IF(RAND()&gt;1/[.D$1]; 0.6+RAND()*0.4; RAND()*0.4)" office:value-type="float" office:value="0.259902416355908">
            <text:p>0.2599024164</text:p>
          </table:table-cell>
          <table:table-cell table:formula="of:=ROUND(RAND()*9.9+0.1;3)" office:value-type="float" office:value="8.606">
            <text:p>8.606</text:p>
          </table:table-cell>
          <table:table-cell table:formula="of:=[.E245]/[.A245]" office:value-type="float" office:value="11.9614651783626">
            <text:p>11.9614651784</text:p>
          </table:table-cell>
          <table:table-cell table:formula="of:=[.F245]/[.B245]" office:value-type="float" office:value="13.4686673234204">
            <text:p>13.4686673234</text:p>
          </table:table-cell>
          <table:table-cell table:formula="of:=[.C245]/[.E245]" office:value-type="float" office:value="0.00725599103647278">
            <text:p>0.007255991</text:p>
          </table:table-cell>
          <table:table-cell table:formula="of:=[.H245]/[.D245]" office:value-type="float" office:value="0.0279181361151198">
            <text:p>0.0279181361</text:p>
          </table:table-cell>
          <table:table-cell table:formula="of:=ROUND(RAND()*9.9+0.1;3)" office:value-type="float" office:value="4.223">
            <text:p>4.223</text:p>
          </table:table-cell>
          <table:table-cell table:formula="of:=ROUND(RAND()*9.9+0.1;3)" office:value-type="float" office:value="4.894">
            <text:p>4.894</text:p>
          </table:table-cell>
          <table:table-cell table:formula="of:=IF([.A245]&lt;0.5;&quot;A&quot;;IF([.B245]&lt;0.5;&quot;B&quot;;IF([.C245]&lt;0.5;&quot;C&quot;;IF([.D245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77457723021507">
            <text:p>0.377457723</text:p>
          </table:table-cell>
          <table:table-cell table:formula="of:=IF(RAND()&gt;1/[.B$1]; 0.6+RAND()*0.4; RAND()*0.4)" office:value-type="float" office:value="0.627550700772554">
            <text:p>0.6275507008</text:p>
          </table:table-cell>
          <table:table-cell table:formula="of:=IF(RAND()&gt;1/[.C$1]; 0.6+RAND()*0.4; RAND()*0.4)" office:value-type="float" office:value="0.372905043233186">
            <text:p>0.3729050432</text:p>
          </table:table-cell>
          <table:table-cell table:formula="of:=IF(RAND()&gt;1/[.D$1]; 0.6+RAND()*0.4; RAND()*0.4)" office:value-type="float" office:value="0.768798241671175">
            <text:p>0.7687982417</text:p>
          </table:table-cell>
          <table:table-cell table:formula="of:=ROUND(RAND()*9.9+0.1;3)" office:value-type="float" office:value="9.876">
            <text:p>9.876</text:p>
          </table:table-cell>
          <table:table-cell table:formula="of:=[.E246]/[.A246]" office:value-type="float" office:value="26.1645196207504">
            <text:p>26.1645196208</text:p>
          </table:table-cell>
          <table:table-cell table:formula="of:=[.F246]/[.B246]" office:value-type="float" office:value="41.6930768917002">
            <text:p>41.6930768917</text:p>
          </table:table-cell>
          <table:table-cell table:formula="of:=[.C246]/[.E246]" office:value-type="float" office:value="0.0377587123565397">
            <text:p>0.0377587124</text:p>
          </table:table-cell>
          <table:table-cell table:formula="of:=[.H246]/[.D246]" office:value-type="float" office:value="0.0491139421370966">
            <text:p>0.0491139421</text:p>
          </table:table-cell>
          <table:table-cell table:formula="of:=ROUND(RAND()*9.9+0.1;3)" office:value-type="float" office:value="7.829">
            <text:p>7.829</text:p>
          </table:table-cell>
          <table:table-cell table:formula="of:=ROUND(RAND()*9.9+0.1;3)" office:value-type="float" office:value="0.903">
            <text:p>0.903</text:p>
          </table:table-cell>
          <table:table-cell table:formula="of:=IF([.A246]&lt;0.5;&quot;A&quot;;IF([.B246]&lt;0.5;&quot;B&quot;;IF([.C246]&lt;0.5;&quot;C&quot;;IF([.D246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76020930334926">
            <text:p>0.8760209303</text:p>
          </table:table-cell>
          <table:table-cell table:formula="of:=IF(RAND()&gt;1/[.B$1]; 0.6+RAND()*0.4; RAND()*0.4)" office:value-type="float" office:value="0.113615592941642">
            <text:p>0.1136155929</text:p>
          </table:table-cell>
          <table:table-cell table:formula="of:=IF(RAND()&gt;1/[.C$1]; 0.6+RAND()*0.4; RAND()*0.4)" office:value-type="float" office:value="0.839542729314417">
            <text:p>0.8395427293</text:p>
          </table:table-cell>
          <table:table-cell table:formula="of:=IF(RAND()&gt;1/[.D$1]; 0.6+RAND()*0.4; RAND()*0.4)" office:value-type="float" office:value="0.614952852204442">
            <text:p>0.6149528522</text:p>
          </table:table-cell>
          <table:table-cell table:formula="of:=ROUND(RAND()*9.9+0.1;3)" office:value-type="float" office:value="4.763">
            <text:p>4.763</text:p>
          </table:table-cell>
          <table:table-cell table:formula="of:=[.E247]/[.A247]" office:value-type="float" office:value="5.43708470319194">
            <text:p>5.4370847032</text:p>
          </table:table-cell>
          <table:table-cell table:formula="of:=[.F247]/[.B247]" office:value-type="float" office:value="47.8550924430301">
            <text:p>47.855092443</text:p>
          </table:table-cell>
          <table:table-cell table:formula="of:=[.C247]/[.E247]" office:value-type="float" office:value="0.176263432566537">
            <text:p>0.1762634326</text:p>
          </table:table-cell>
          <table:table-cell table:formula="of:=[.H247]/[.D247]" office:value-type="float" office:value="0.286629181301753">
            <text:p>0.2866291813</text:p>
          </table:table-cell>
          <table:table-cell table:formula="of:=ROUND(RAND()*9.9+0.1;3)" office:value-type="float" office:value="3.688">
            <text:p>3.688</text:p>
          </table:table-cell>
          <table:table-cell table:formula="of:=ROUND(RAND()*9.9+0.1;3)" office:value-type="float" office:value="3.374">
            <text:p>3.374</text:p>
          </table:table-cell>
          <table:table-cell table:formula="of:=IF([.A247]&lt;0.5;&quot;A&quot;;IF([.B247]&lt;0.5;&quot;B&quot;;IF([.C247]&lt;0.5;&quot;C&quot;;IF([.D247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88327145390213">
            <text:p>0.8883271454</text:p>
          </table:table-cell>
          <table:table-cell table:formula="of:=IF(RAND()&gt;1/[.B$1]; 0.6+RAND()*0.4; RAND()*0.4)" office:value-type="float" office:value="0.617189375404269">
            <text:p>0.6171893754</text:p>
          </table:table-cell>
          <table:table-cell table:formula="of:=IF(RAND()&gt;1/[.C$1]; 0.6+RAND()*0.4; RAND()*0.4)" office:value-type="float" office:value="0.347408293746412">
            <text:p>0.3474082937</text:p>
          </table:table-cell>
          <table:table-cell table:formula="of:=IF(RAND()&gt;1/[.D$1]; 0.6+RAND()*0.4; RAND()*0.4)" office:value-type="float" office:value="0.717348977457732">
            <text:p>0.7173489775</text:p>
          </table:table-cell>
          <table:table-cell table:formula="of:=ROUND(RAND()*9.9+0.1;3)" office:value-type="float" office:value="2.584">
            <text:p>2.584</text:p>
          </table:table-cell>
          <table:table-cell table:formula="of:=[.E248]/[.A248]" office:value-type="float" office:value="2.90883827361252">
            <text:p>2.9088382736</text:p>
          </table:table-cell>
          <table:table-cell table:formula="of:=[.F248]/[.B248]" office:value-type="float" office:value="4.71304009682147">
            <text:p>4.7130400968</text:p>
          </table:table-cell>
          <table:table-cell table:formula="of:=[.C248]/[.E248]" office:value-type="float" office:value="0.134445934112388">
            <text:p>0.1344459341</text:p>
          </table:table-cell>
          <table:table-cell table:formula="of:=[.H248]/[.D248]" office:value-type="float" office:value="0.187420541936035">
            <text:p>0.1874205419</text:p>
          </table:table-cell>
          <table:table-cell table:formula="of:=ROUND(RAND()*9.9+0.1;3)" office:value-type="float" office:value="5.825">
            <text:p>5.825</text:p>
          </table:table-cell>
          <table:table-cell table:formula="of:=ROUND(RAND()*9.9+0.1;3)" office:value-type="float" office:value="0.853">
            <text:p>0.853</text:p>
          </table:table-cell>
          <table:table-cell table:formula="of:=IF([.A248]&lt;0.5;&quot;A&quot;;IF([.B248]&lt;0.5;&quot;B&quot;;IF([.C248]&lt;0.5;&quot;C&quot;;IF([.D248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15247727939859">
            <text:p>0.1524772794</text:p>
          </table:table-cell>
          <table:table-cell table:formula="of:=IF(RAND()&gt;1/[.B$1]; 0.6+RAND()*0.4; RAND()*0.4)" office:value-type="float" office:value="0.947763271257281">
            <text:p>0.9477632713</text:p>
          </table:table-cell>
          <table:table-cell table:formula="of:=IF(RAND()&gt;1/[.C$1]; 0.6+RAND()*0.4; RAND()*0.4)" office:value-type="float" office:value="0.692025124002248">
            <text:p>0.692025124</text:p>
          </table:table-cell>
          <table:table-cell table:formula="of:=IF(RAND()&gt;1/[.D$1]; 0.6+RAND()*0.4; RAND()*0.4)" office:value-type="float" office:value="0.0930625235661864">
            <text:p>0.0930625236</text:p>
          </table:table-cell>
          <table:table-cell table:formula="of:=ROUND(RAND()*9.9+0.1;3)" office:value-type="float" office:value="9.563">
            <text:p>9.563</text:p>
          </table:table-cell>
          <table:table-cell table:formula="of:=[.E249]/[.A249]" office:value-type="float" office:value="62.7175408540796">
            <text:p>62.7175408541</text:p>
          </table:table-cell>
          <table:table-cell table:formula="of:=[.F249]/[.B249]" office:value-type="float" office:value="66.1742681491338">
            <text:p>66.1742681491</text:p>
          </table:table-cell>
          <table:table-cell table:formula="of:=[.C249]/[.E249]" office:value-type="float" office:value="0.0723648566351823">
            <text:p>0.0723648566</text:p>
          </table:table-cell>
          <table:table-cell table:formula="of:=[.H249]/[.D249]" office:value-type="float" office:value="0.777593964381549">
            <text:p>0.7775939644</text:p>
          </table:table-cell>
          <table:table-cell table:formula="of:=ROUND(RAND()*9.9+0.1;3)" office:value-type="float" office:value="8.726">
            <text:p>8.726</text:p>
          </table:table-cell>
          <table:table-cell table:formula="of:=ROUND(RAND()*9.9+0.1;3)" office:value-type="float" office:value="7.451">
            <text:p>7.451</text:p>
          </table:table-cell>
          <table:table-cell table:formula="of:=IF([.A249]&lt;0.5;&quot;A&quot;;IF([.B249]&lt;0.5;&quot;B&quot;;IF([.C249]&lt;0.5;&quot;C&quot;;IF([.D249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96144186798483">
            <text:p>0.9961441868</text:p>
          </table:table-cell>
          <table:table-cell table:formula="of:=IF(RAND()&gt;1/[.B$1]; 0.6+RAND()*0.4; RAND()*0.4)" office:value-type="float" office:value="0.778546565398574">
            <text:p>0.7785465654</text:p>
          </table:table-cell>
          <table:table-cell table:formula="of:=IF(RAND()&gt;1/[.C$1]; 0.6+RAND()*0.4; RAND()*0.4)" office:value-type="float" office:value="0.883230958133936">
            <text:p>0.8832309581</text:p>
          </table:table-cell>
          <table:table-cell table:formula="of:=IF(RAND()&gt;1/[.D$1]; 0.6+RAND()*0.4; RAND()*0.4)" office:value-type="float" office:value="0.337701886799186">
            <text:p>0.3377018868</text:p>
          </table:table-cell>
          <table:table-cell table:formula="of:=ROUND(RAND()*9.9+0.1;3)" office:value-type="float" office:value="4.197">
            <text:p>4.197</text:p>
          </table:table-cell>
          <table:table-cell table:formula="of:=[.E250]/[.A250]" office:value-type="float" office:value="4.21324548757221">
            <text:p>4.2132454876</text:p>
          </table:table-cell>
          <table:table-cell table:formula="of:=[.F250]/[.B250]" office:value-type="float" office:value="5.4116807841998">
            <text:p>5.4116807842</text:p>
          </table:table-cell>
          <table:table-cell table:formula="of:=[.C250]/[.E250]" office:value-type="float" office:value="0.210443401985689">
            <text:p>0.210443402</text:p>
          </table:table-cell>
          <table:table-cell table:formula="of:=[.H250]/[.D250]" office:value-type="float" office:value="0.623163240159296">
            <text:p>0.6231632402</text:p>
          </table:table-cell>
          <table:table-cell table:formula="of:=ROUND(RAND()*9.9+0.1;3)" office:value-type="float" office:value="6.747">
            <text:p>6.747</text:p>
          </table:table-cell>
          <table:table-cell table:formula="of:=ROUND(RAND()*9.9+0.1;3)" office:value-type="float" office:value="7.574">
            <text:p>7.574</text:p>
          </table:table-cell>
          <table:table-cell table:formula="of:=IF([.A250]&lt;0.5;&quot;A&quot;;IF([.B250]&lt;0.5;&quot;B&quot;;IF([.C250]&lt;0.5;&quot;C&quot;;IF([.D250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70366607885808">
            <text:p>0.6703666079</text:p>
          </table:table-cell>
          <table:table-cell table:formula="of:=IF(RAND()&gt;1/[.B$1]; 0.6+RAND()*0.4; RAND()*0.4)" office:value-type="float" office:value="0.806446118559688">
            <text:p>0.8064461186</text:p>
          </table:table-cell>
          <table:table-cell table:formula="of:=IF(RAND()&gt;1/[.C$1]; 0.6+RAND()*0.4; RAND()*0.4)" office:value-type="float" office:value="0.703552284277976">
            <text:p>0.7035522843</text:p>
          </table:table-cell>
          <table:table-cell table:formula="of:=IF(RAND()&gt;1/[.D$1]; 0.6+RAND()*0.4; RAND()*0.4)" office:value-type="float" office:value="0.834282392263413">
            <text:p>0.8342823923</text:p>
          </table:table-cell>
          <table:table-cell table:formula="of:=ROUND(RAND()*9.9+0.1;3)" office:value-type="float" office:value="0.254">
            <text:p>0.254</text:p>
          </table:table-cell>
          <table:table-cell table:formula="of:=[.E251]/[.A251]" office:value-type="float" office:value="0.378897154202029">
            <text:p>0.3788971542</text:p>
          </table:table-cell>
          <table:table-cell table:formula="of:=[.F251]/[.B251]" office:value-type="float" office:value="0.469835672194366">
            <text:p>0.4698356722</text:p>
          </table:table-cell>
          <table:table-cell table:formula="of:=[.C251]/[.E251]" office:value-type="float" office:value="2.76989088298416">
            <text:p>2.769890883</text:p>
          </table:table-cell>
          <table:table-cell table:formula="of:=[.H251]/[.D251]" office:value-type="float" office:value="3.32008790868692">
            <text:p>3.3200879087</text:p>
          </table:table-cell>
          <table:table-cell table:formula="of:=ROUND(RAND()*9.9+0.1;3)" office:value-type="float" office:value="3.148">
            <text:p>3.148</text:p>
          </table:table-cell>
          <table:table-cell table:formula="of:=ROUND(RAND()*9.9+0.1;3)" office:value-type="float" office:value="2.577">
            <text:p>2.577</text:p>
          </table:table-cell>
          <table:table-cell table:formula="of:=IF([.A251]&lt;0.5;&quot;A&quot;;IF([.B251]&lt;0.5;&quot;B&quot;;IF([.C251]&lt;0.5;&quot;C&quot;;IF([.D251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89860902540386">
            <text:p>0.6898609025</text:p>
          </table:table-cell>
          <table:table-cell table:formula="of:=IF(RAND()&gt;1/[.B$1]; 0.6+RAND()*0.4; RAND()*0.4)" office:value-type="float" office:value="0.103858518786728">
            <text:p>0.1038585188</text:p>
          </table:table-cell>
          <table:table-cell table:formula="of:=IF(RAND()&gt;1/[.C$1]; 0.6+RAND()*0.4; RAND()*0.4)" office:value-type="float" office:value="0.61734649958089">
            <text:p>0.6173464996</text:p>
          </table:table-cell>
          <table:table-cell table:formula="of:=IF(RAND()&gt;1/[.D$1]; 0.6+RAND()*0.4; RAND()*0.4)" office:value-type="float" office:value="0.935119129531086">
            <text:p>0.9351191295</text:p>
          </table:table-cell>
          <table:table-cell table:formula="of:=ROUND(RAND()*9.9+0.1;3)" office:value-type="float" office:value="3.434">
            <text:p>3.434</text:p>
          </table:table-cell>
          <table:table-cell table:formula="of:=[.E252]/[.A252]" office:value-type="float" office:value="4.97781507453811">
            <text:p>4.9778150745</text:p>
          </table:table-cell>
          <table:table-cell table:formula="of:=[.F252]/[.B252]" office:value-type="float" office:value="47.9288086590178">
            <text:p>47.928808659</text:p>
          </table:table-cell>
          <table:table-cell table:formula="of:=[.C252]/[.E252]" office:value-type="float" office:value="0.1797747523532">
            <text:p>0.1797747524</text:p>
          </table:table-cell>
          <table:table-cell table:formula="of:=[.H252]/[.D252]" office:value-type="float" office:value="0.192247967853409">
            <text:p>0.1922479679</text:p>
          </table:table-cell>
          <table:table-cell table:formula="of:=ROUND(RAND()*9.9+0.1;3)" office:value-type="float" office:value="5.415">
            <text:p>5.415</text:p>
          </table:table-cell>
          <table:table-cell table:formula="of:=ROUND(RAND()*9.9+0.1;3)" office:value-type="float" office:value="5.987">
            <text:p>5.987</text:p>
          </table:table-cell>
          <table:table-cell table:formula="of:=IF([.A252]&lt;0.5;&quot;A&quot;;IF([.B252]&lt;0.5;&quot;B&quot;;IF([.C252]&lt;0.5;&quot;C&quot;;IF([.D252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60666913446039">
            <text:p>0.3606669134</text:p>
          </table:table-cell>
          <table:table-cell table:formula="of:=IF(RAND()&gt;1/[.B$1]; 0.6+RAND()*0.4; RAND()*0.4)" office:value-type="float" office:value="0.845330782886595">
            <text:p>0.8453307829</text:p>
          </table:table-cell>
          <table:table-cell table:formula="of:=IF(RAND()&gt;1/[.C$1]; 0.6+RAND()*0.4; RAND()*0.4)" office:value-type="float" office:value="0.639128602296114">
            <text:p>0.6391286023</text:p>
          </table:table-cell>
          <table:table-cell table:formula="of:=IF(RAND()&gt;1/[.D$1]; 0.6+RAND()*0.4; RAND()*0.4)" office:value-type="float" office:value="0.976018632482737">
            <text:p>0.9760186325</text:p>
          </table:table-cell>
          <table:table-cell table:formula="of:=ROUND(RAND()*9.9+0.1;3)" office:value-type="float" office:value="6.909">
            <text:p>6.909</text:p>
          </table:table-cell>
          <table:table-cell table:formula="of:=[.E253]/[.A253]" office:value-type="float" office:value="19.1561791293442">
            <text:p>19.1561791293</text:p>
          </table:table-cell>
          <table:table-cell table:formula="of:=[.F253]/[.B253]" office:value-type="float" office:value="22.6611635553252">
            <text:p>22.6611635553</text:p>
          </table:table-cell>
          <table:table-cell table:formula="of:=[.C253]/[.E253]" office:value-type="float" office:value="0.0925066727885532">
            <text:p>0.0925066728</text:p>
          </table:table-cell>
          <table:table-cell table:formula="of:=[.H253]/[.D253]" office:value-type="float" office:value="0.0947796176321351">
            <text:p>0.0947796176</text:p>
          </table:table-cell>
          <table:table-cell table:formula="of:=ROUND(RAND()*9.9+0.1;3)" office:value-type="float" office:value="8.319">
            <text:p>8.319</text:p>
          </table:table-cell>
          <table:table-cell table:formula="of:=ROUND(RAND()*9.9+0.1;3)" office:value-type="float" office:value="1.796">
            <text:p>1.796</text:p>
          </table:table-cell>
          <table:table-cell table:formula="of:=IF([.A253]&lt;0.5;&quot;A&quot;;IF([.B253]&lt;0.5;&quot;B&quot;;IF([.C253]&lt;0.5;&quot;C&quot;;IF([.D253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05368284881115">
            <text:p>0.9053682849</text:p>
          </table:table-cell>
          <table:table-cell table:formula="of:=IF(RAND()&gt;1/[.B$1]; 0.6+RAND()*0.4; RAND()*0.4)" office:value-type="float" office:value="0.00513272816315293">
            <text:p>0.0051327282</text:p>
          </table:table-cell>
          <table:table-cell table:formula="of:=IF(RAND()&gt;1/[.C$1]; 0.6+RAND()*0.4; RAND()*0.4)" office:value-type="float" office:value="0.767205188050866">
            <text:p>0.7672051881</text:p>
          </table:table-cell>
          <table:table-cell table:formula="of:=IF(RAND()&gt;1/[.D$1]; 0.6+RAND()*0.4; RAND()*0.4)" office:value-type="float" office:value="0.296197767276317">
            <text:p>0.2961977673</text:p>
          </table:table-cell>
          <table:table-cell table:formula="of:=ROUND(RAND()*9.9+0.1;3)" office:value-type="float" office:value="3.282">
            <text:p>3.282</text:p>
          </table:table-cell>
          <table:table-cell table:formula="of:=[.E254]/[.A254]" office:value-type="float" office:value="3.62504414480452">
            <text:p>3.6250441448</text:p>
          </table:table-cell>
          <table:table-cell table:formula="of:=[.F254]/[.B254]" office:value-type="float" office:value="706.260692087331">
            <text:p>706.2606920873</text:p>
          </table:table-cell>
          <table:table-cell table:formula="of:=[.C254]/[.E254]" office:value-type="float" office:value="0.233761483257424">
            <text:p>0.2337614833</text:p>
          </table:table-cell>
          <table:table-cell table:formula="of:=[.H254]/[.D254]" office:value-type="float" office:value="0.789207445440846">
            <text:p>0.7892074454</text:p>
          </table:table-cell>
          <table:table-cell table:formula="of:=ROUND(RAND()*9.9+0.1;3)" office:value-type="float" office:value="4.376">
            <text:p>4.376</text:p>
          </table:table-cell>
          <table:table-cell table:formula="of:=ROUND(RAND()*9.9+0.1;3)" office:value-type="float" office:value="7.829">
            <text:p>7.829</text:p>
          </table:table-cell>
          <table:table-cell table:formula="of:=IF([.A254]&lt;0.5;&quot;A&quot;;IF([.B254]&lt;0.5;&quot;B&quot;;IF([.C254]&lt;0.5;&quot;C&quot;;IF([.D254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17759831249714">
            <text:p>0.8177598312</text:p>
          </table:table-cell>
          <table:table-cell table:formula="of:=IF(RAND()&gt;1/[.B$1]; 0.6+RAND()*0.4; RAND()*0.4)" office:value-type="float" office:value="0.324220856372267">
            <text:p>0.3242208564</text:p>
          </table:table-cell>
          <table:table-cell table:formula="of:=IF(RAND()&gt;1/[.C$1]; 0.6+RAND()*0.4; RAND()*0.4)" office:value-type="float" office:value="0.746704536303878">
            <text:p>0.7467045363</text:p>
          </table:table-cell>
          <table:table-cell table:formula="of:=IF(RAND()&gt;1/[.D$1]; 0.6+RAND()*0.4; RAND()*0.4)" office:value-type="float" office:value="0.711688237078488">
            <text:p>0.7116882371</text:p>
          </table:table-cell>
          <table:table-cell table:formula="of:=ROUND(RAND()*9.9+0.1;3)" office:value-type="float" office:value="5.938">
            <text:p>5.938</text:p>
          </table:table-cell>
          <table:table-cell table:formula="of:=[.E255]/[.A255]" office:value-type="float" office:value="7.26130065709568">
            <text:p>7.2613006571</text:p>
          </table:table-cell>
          <table:table-cell table:formula="of:=[.F255]/[.B255]" office:value-type="float" office:value="22.39615531938">
            <text:p>22.3961553194</text:p>
          </table:table-cell>
          <table:table-cell table:formula="of:=[.C255]/[.E255]" office:value-type="float" office:value="0.125750174520693">
            <text:p>0.1257501745</text:p>
          </table:table-cell>
          <table:table-cell table:formula="of:=[.H255]/[.D255]" office:value-type="float" office:value="0.17669278199244">
            <text:p>0.176692782</text:p>
          </table:table-cell>
          <table:table-cell table:formula="of:=ROUND(RAND()*9.9+0.1;3)" office:value-type="float" office:value="7.81">
            <text:p>7.81</text:p>
          </table:table-cell>
          <table:table-cell table:formula="of:=ROUND(RAND()*9.9+0.1;3)" office:value-type="float" office:value="6.402">
            <text:p>6.402</text:p>
          </table:table-cell>
          <table:table-cell table:formula="of:=IF([.A255]&lt;0.5;&quot;A&quot;;IF([.B255]&lt;0.5;&quot;B&quot;;IF([.C255]&lt;0.5;&quot;C&quot;;IF([.D255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924126714468002">
            <text:p>0.0924126714</text:p>
          </table:table-cell>
          <table:table-cell table:formula="of:=IF(RAND()&gt;1/[.B$1]; 0.6+RAND()*0.4; RAND()*0.4)" office:value-type="float" office:value="0.348344667628407">
            <text:p>0.3483446676</text:p>
          </table:table-cell>
          <table:table-cell table:formula="of:=IF(RAND()&gt;1/[.C$1]; 0.6+RAND()*0.4; RAND()*0.4)" office:value-type="float" office:value="0.717892741505057">
            <text:p>0.7178927415</text:p>
          </table:table-cell>
          <table:table-cell table:formula="of:=IF(RAND()&gt;1/[.D$1]; 0.6+RAND()*0.4; RAND()*0.4)" office:value-type="float" office:value="0.0659624774008989">
            <text:p>0.0659624774</text:p>
          </table:table-cell>
          <table:table-cell table:formula="of:=ROUND(RAND()*9.9+0.1;3)" office:value-type="float" office:value="6.377">
            <text:p>6.377</text:p>
          </table:table-cell>
          <table:table-cell table:formula="of:=[.E256]/[.A256]" office:value-type="float" office:value="69.0056882910379">
            <text:p>69.005688291</text:p>
          </table:table-cell>
          <table:table-cell table:formula="of:=[.F256]/[.B256]" office:value-type="float" office:value="198.096008648104">
            <text:p>198.0960086481</text:p>
          </table:table-cell>
          <table:table-cell table:formula="of:=[.C256]/[.E256]" office:value-type="float" office:value="0.112575308374636">
            <text:p>0.1125753084</text:p>
          </table:table-cell>
          <table:table-cell table:formula="of:=[.H256]/[.D256]" office:value-type="float" office:value="1.70665676624666">
            <text:p>1.7066567662</text:p>
          </table:table-cell>
          <table:table-cell table:formula="of:=ROUND(RAND()*9.9+0.1;3)" office:value-type="float" office:value="5.184">
            <text:p>5.184</text:p>
          </table:table-cell>
          <table:table-cell table:formula="of:=ROUND(RAND()*9.9+0.1;3)" office:value-type="float" office:value="6.697">
            <text:p>6.697</text:p>
          </table:table-cell>
          <table:table-cell table:formula="of:=IF([.A256]&lt;0.5;&quot;A&quot;;IF([.B256]&lt;0.5;&quot;B&quot;;IF([.C256]&lt;0.5;&quot;C&quot;;IF([.D256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88010017294437">
            <text:p>0.9880100173</text:p>
          </table:table-cell>
          <table:table-cell table:formula="of:=IF(RAND()&gt;1/[.B$1]; 0.6+RAND()*0.4; RAND()*0.4)" office:value-type="float" office:value="0.978921626321971">
            <text:p>0.9789216263</text:p>
          </table:table-cell>
          <table:table-cell table:formula="of:=IF(RAND()&gt;1/[.C$1]; 0.6+RAND()*0.4; RAND()*0.4)" office:value-type="float" office:value="0.136521019879729">
            <text:p>0.1365210199</text:p>
          </table:table-cell>
          <table:table-cell table:formula="of:=IF(RAND()&gt;1/[.D$1]; 0.6+RAND()*0.4; RAND()*0.4)" office:value-type="float" office:value="0.0680718733929098">
            <text:p>0.0680718734</text:p>
          </table:table-cell>
          <table:table-cell table:formula="of:=ROUND(RAND()*9.9+0.1;3)" office:value-type="float" office:value="4.996">
            <text:p>4.996</text:p>
          </table:table-cell>
          <table:table-cell table:formula="of:=[.E257]/[.A257]" office:value-type="float" office:value="5.05662889297522">
            <text:p>5.056628893</text:p>
          </table:table-cell>
          <table:table-cell table:formula="of:=[.F257]/[.B257]" office:value-type="float" office:value="5.16550943099921">
            <text:p>5.165509431</text:p>
          </table:table-cell>
          <table:table-cell table:formula="of:=[.C257]/[.E257]" office:value-type="float" office:value="0.027326064827808">
            <text:p>0.0273260648</text:p>
          </table:table-cell>
          <table:table-cell table:formula="of:=[.H257]/[.D257]" office:value-type="float" office:value="0.401429598831258">
            <text:p>0.4014295988</text:p>
          </table:table-cell>
          <table:table-cell table:formula="of:=ROUND(RAND()*9.9+0.1;3)" office:value-type="float" office:value="2.888">
            <text:p>2.888</text:p>
          </table:table-cell>
          <table:table-cell table:formula="of:=ROUND(RAND()*9.9+0.1;3)" office:value-type="float" office:value="9.348">
            <text:p>9.348</text:p>
          </table:table-cell>
          <table:table-cell table:formula="of:=IF([.A257]&lt;0.5;&quot;A&quot;;IF([.B257]&lt;0.5;&quot;B&quot;;IF([.C257]&lt;0.5;&quot;C&quot;;IF([.D257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80816436279565">
            <text:p>0.3808164363</text:p>
          </table:table-cell>
          <table:table-cell table:formula="of:=IF(RAND()&gt;1/[.B$1]; 0.6+RAND()*0.4; RAND()*0.4)" office:value-type="float" office:value="0.624211362749338">
            <text:p>0.6242113627</text:p>
          </table:table-cell>
          <table:table-cell table:formula="of:=IF(RAND()&gt;1/[.C$1]; 0.6+RAND()*0.4; RAND()*0.4)" office:value-type="float" office:value="0.835195819009095">
            <text:p>0.835195819</text:p>
          </table:table-cell>
          <table:table-cell table:formula="of:=IF(RAND()&gt;1/[.D$1]; 0.6+RAND()*0.4; RAND()*0.4)" office:value-type="float" office:value="0.0837486344389617">
            <text:p>0.0837486344</text:p>
          </table:table-cell>
          <table:table-cell table:formula="of:=ROUND(RAND()*9.9+0.1;3)" office:value-type="float" office:value="5.399">
            <text:p>5.399</text:p>
          </table:table-cell>
          <table:table-cell table:formula="of:=[.E258]/[.A258]" office:value-type="float" office:value="14.1774342849963">
            <text:p>14.177434285</text:p>
          </table:table-cell>
          <table:table-cell table:formula="of:=[.F258]/[.B258]" office:value-type="float" office:value="22.7125540018236">
            <text:p>22.7125540018</text:p>
          </table:table-cell>
          <table:table-cell table:formula="of:=[.C258]/[.E258]" office:value-type="float" office:value="0.154694539546045">
            <text:p>0.1546945395</text:p>
          </table:table-cell>
          <table:table-cell table:formula="of:=[.H258]/[.D258]" office:value-type="float" office:value="1.8471290974755">
            <text:p>1.8471290975</text:p>
          </table:table-cell>
          <table:table-cell table:formula="of:=ROUND(RAND()*9.9+0.1;3)" office:value-type="float" office:value="2.122">
            <text:p>2.122</text:p>
          </table:table-cell>
          <table:table-cell table:formula="of:=ROUND(RAND()*9.9+0.1;3)" office:value-type="float" office:value="2.368">
            <text:p>2.368</text:p>
          </table:table-cell>
          <table:table-cell table:formula="of:=IF([.A258]&lt;0.5;&quot;A&quot;;IF([.B258]&lt;0.5;&quot;B&quot;;IF([.C258]&lt;0.5;&quot;C&quot;;IF([.D258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65861514676362">
            <text:p>0.9658615147</text:p>
          </table:table-cell>
          <table:table-cell table:formula="of:=IF(RAND()&gt;1/[.B$1]; 0.6+RAND()*0.4; RAND()*0.4)" office:value-type="float" office:value="0.619872019533068">
            <text:p>0.6198720195</text:p>
          </table:table-cell>
          <table:table-cell table:formula="of:=IF(RAND()&gt;1/[.C$1]; 0.6+RAND()*0.4; RAND()*0.4)" office:value-type="float" office:value="0.877789044380188">
            <text:p>0.8777890444</text:p>
          </table:table-cell>
          <table:table-cell table:formula="of:=IF(RAND()&gt;1/[.D$1]; 0.6+RAND()*0.4; RAND()*0.4)" office:value-type="float" office:value="0.0562982746399939">
            <text:p>0.0562982746</text:p>
          </table:table-cell>
          <table:table-cell table:formula="of:=ROUND(RAND()*9.9+0.1;3)" office:value-type="float" office:value="0.2">
            <text:p>0.2</text:p>
          </table:table-cell>
          <table:table-cell table:formula="of:=[.E259]/[.A259]" office:value-type="float" office:value="0.207069022795691">
            <text:p>0.2070690228</text:p>
          </table:table-cell>
          <table:table-cell table:formula="of:=[.F259]/[.B259]" office:value-type="float" office:value="0.33405124972679">
            <text:p>0.3340512497</text:p>
          </table:table-cell>
          <table:table-cell table:formula="of:=[.C259]/[.E259]" office:value-type="float" office:value="4.38894522190094">
            <text:p>4.3889452219</text:p>
          </table:table-cell>
          <table:table-cell table:formula="of:=[.H259]/[.D259]" office:value-type="float" office:value="77.9587873690016">
            <text:p>77.958787369</text:p>
          </table:table-cell>
          <table:table-cell table:formula="of:=ROUND(RAND()*9.9+0.1;3)" office:value-type="float" office:value="0.587">
            <text:p>0.587</text:p>
          </table:table-cell>
          <table:table-cell table:formula="of:=ROUND(RAND()*9.9+0.1;3)" office:value-type="float" office:value="2.573">
            <text:p>2.573</text:p>
          </table:table-cell>
          <table:table-cell table:formula="of:=IF([.A259]&lt;0.5;&quot;A&quot;;IF([.B259]&lt;0.5;&quot;B&quot;;IF([.C259]&lt;0.5;&quot;C&quot;;IF([.D259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32092638965696">
            <text:p>0.932092639</text:p>
          </table:table-cell>
          <table:table-cell table:formula="of:=IF(RAND()&gt;1/[.B$1]; 0.6+RAND()*0.4; RAND()*0.4)" office:value-type="float" office:value="0.73682438377291">
            <text:p>0.7368243838</text:p>
          </table:table-cell>
          <table:table-cell table:formula="of:=IF(RAND()&gt;1/[.C$1]; 0.6+RAND()*0.4; RAND()*0.4)" office:value-type="float" office:value="0.727184249181301">
            <text:p>0.7271842492</text:p>
          </table:table-cell>
          <table:table-cell table:formula="of:=IF(RAND()&gt;1/[.D$1]; 0.6+RAND()*0.4; RAND()*0.4)" office:value-type="float" office:value="0.74122279882431">
            <text:p>0.7412227988</text:p>
          </table:table-cell>
          <table:table-cell table:formula="of:=ROUND(RAND()*9.9+0.1;3)" office:value-type="float" office:value="0.308">
            <text:p>0.308</text:p>
          </table:table-cell>
          <table:table-cell table:formula="of:=[.E260]/[.A260]" office:value-type="float" office:value="0.330439257992397">
            <text:p>0.330439258</text:p>
          </table:table-cell>
          <table:table-cell table:formula="of:=[.F260]/[.B260]" office:value-type="float" office:value="0.448464064531066">
            <text:p>0.4484640645</text:p>
          </table:table-cell>
          <table:table-cell table:formula="of:=[.C260]/[.E260]" office:value-type="float" office:value="2.36098782201721">
            <text:p>2.360987822</text:p>
          </table:table-cell>
          <table:table-cell table:formula="of:=[.H260]/[.D260]" office:value-type="float" office:value="3.18526066084595">
            <text:p>3.1852606608</text:p>
          </table:table-cell>
          <table:table-cell table:formula="of:=ROUND(RAND()*9.9+0.1;3)" office:value-type="float" office:value="7.733">
            <text:p>7.733</text:p>
          </table:table-cell>
          <table:table-cell table:formula="of:=ROUND(RAND()*9.9+0.1;3)" office:value-type="float" office:value="0.533">
            <text:p>0.533</text:p>
          </table:table-cell>
          <table:table-cell table:formula="of:=IF([.A260]&lt;0.5;&quot;A&quot;;IF([.B260]&lt;0.5;&quot;B&quot;;IF([.C260]&lt;0.5;&quot;C&quot;;IF([.D260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02901032567024">
            <text:p>0.3029010326</text:p>
          </table:table-cell>
          <table:table-cell table:formula="of:=IF(RAND()&gt;1/[.B$1]; 0.6+RAND()*0.4; RAND()*0.4)" office:value-type="float" office:value="0.82680222382769">
            <text:p>0.8268022238</text:p>
          </table:table-cell>
          <table:table-cell table:formula="of:=IF(RAND()&gt;1/[.C$1]; 0.6+RAND()*0.4; RAND()*0.4)" office:value-type="float" office:value="0.842846843972802">
            <text:p>0.842846844</text:p>
          </table:table-cell>
          <table:table-cell table:formula="of:=IF(RAND()&gt;1/[.D$1]; 0.6+RAND()*0.4; RAND()*0.4)" office:value-type="float" office:value="0.642020638566464">
            <text:p>0.6420206386</text:p>
          </table:table-cell>
          <table:table-cell table:formula="of:=ROUND(RAND()*9.9+0.1;3)" office:value-type="float" office:value="3.559">
            <text:p>3.559</text:p>
          </table:table-cell>
          <table:table-cell table:formula="of:=[.E261]/[.A261]" office:value-type="float" office:value="11.7497123394998">
            <text:p>11.7497123395</text:p>
          </table:table-cell>
          <table:table-cell table:formula="of:=[.F261]/[.B261]" office:value-type="float" office:value="14.2110313698775">
            <text:p>14.2110313699</text:p>
          </table:table-cell>
          <table:table-cell table:formula="of:=[.C261]/[.E261]" office:value-type="float" office:value="0.236821254277269">
            <text:p>0.2368212543</text:p>
          </table:table-cell>
          <table:table-cell table:formula="of:=[.H261]/[.D261]" office:value-type="float" office:value="0.368868600246334">
            <text:p>0.3688686002</text:p>
          </table:table-cell>
          <table:table-cell table:formula="of:=ROUND(RAND()*9.9+0.1;3)" office:value-type="float" office:value="0.404">
            <text:p>0.404</text:p>
          </table:table-cell>
          <table:table-cell table:formula="of:=ROUND(RAND()*9.9+0.1;3)" office:value-type="float" office:value="9.793">
            <text:p>9.793</text:p>
          </table:table-cell>
          <table:table-cell table:formula="of:=IF([.A261]&lt;0.5;&quot;A&quot;;IF([.B261]&lt;0.5;&quot;B&quot;;IF([.C261]&lt;0.5;&quot;C&quot;;IF([.D261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5350490398705">
            <text:p>0.653504904</text:p>
          </table:table-cell>
          <table:table-cell table:formula="of:=IF(RAND()&gt;1/[.B$1]; 0.6+RAND()*0.4; RAND()*0.4)" office:value-type="float" office:value="0.801260708644986">
            <text:p>0.8012607086</text:p>
          </table:table-cell>
          <table:table-cell table:formula="of:=IF(RAND()&gt;1/[.C$1]; 0.6+RAND()*0.4; RAND()*0.4)" office:value-type="float" office:value="0.651284236181527">
            <text:p>0.6512842362</text:p>
          </table:table-cell>
          <table:table-cell table:formula="of:=IF(RAND()&gt;1/[.D$1]; 0.6+RAND()*0.4; RAND()*0.4)" office:value-type="float" office:value="0.937479334138334">
            <text:p>0.9374793341</text:p>
          </table:table-cell>
          <table:table-cell table:formula="of:=ROUND(RAND()*9.9+0.1;3)" office:value-type="float" office:value="1.155">
            <text:p>1.155</text:p>
          </table:table-cell>
          <table:table-cell table:formula="of:=[.E262]/[.A262]" office:value-type="float" office:value="1.76739301105977">
            <text:p>1.7673930111</text:p>
          </table:table-cell>
          <table:table-cell table:formula="of:=[.F262]/[.B262]" office:value-type="float" office:value="2.20576522970734">
            <text:p>2.2057652297</text:p>
          </table:table-cell>
          <table:table-cell table:formula="of:=[.C262]/[.E262]" office:value-type="float" office:value="0.563882455568422">
            <text:p>0.5638824556</text:p>
          </table:table-cell>
          <table:table-cell table:formula="of:=[.H262]/[.D262]" office:value-type="float" office:value="0.601487878222621">
            <text:p>0.6014878782</text:p>
          </table:table-cell>
          <table:table-cell table:formula="of:=ROUND(RAND()*9.9+0.1;3)" office:value-type="float" office:value="7.402">
            <text:p>7.402</text:p>
          </table:table-cell>
          <table:table-cell table:formula="of:=ROUND(RAND()*9.9+0.1;3)" office:value-type="float" office:value="0.502">
            <text:p>0.502</text:p>
          </table:table-cell>
          <table:table-cell table:formula="of:=IF([.A262]&lt;0.5;&quot;A&quot;;IF([.B262]&lt;0.5;&quot;B&quot;;IF([.C262]&lt;0.5;&quot;C&quot;;IF([.D262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98620282299817">
            <text:p>0.8986202823</text:p>
          </table:table-cell>
          <table:table-cell table:formula="of:=IF(RAND()&gt;1/[.B$1]; 0.6+RAND()*0.4; RAND()*0.4)" office:value-type="float" office:value="0.259239305462688">
            <text:p>0.2592393055</text:p>
          </table:table-cell>
          <table:table-cell table:formula="of:=IF(RAND()&gt;1/[.C$1]; 0.6+RAND()*0.4; RAND()*0.4)" office:value-type="float" office:value="0.284352785535157">
            <text:p>0.2843527855</text:p>
          </table:table-cell>
          <table:table-cell table:formula="of:=IF(RAND()&gt;1/[.D$1]; 0.6+RAND()*0.4; RAND()*0.4)" office:value-type="float" office:value="0.886115222144872">
            <text:p>0.8861152221</text:p>
          </table:table-cell>
          <table:table-cell table:formula="of:=ROUND(RAND()*9.9+0.1;3)" office:value-type="float" office:value="3.489">
            <text:p>3.489</text:p>
          </table:table-cell>
          <table:table-cell table:formula="of:=[.E263]/[.A263]" office:value-type="float" office:value="3.88261879764241">
            <text:p>3.8826187976</text:p>
          </table:table-cell>
          <table:table-cell table:formula="of:=[.F263]/[.B263]" office:value-type="float" office:value="14.9769680593487">
            <text:p>14.9769680593</text:p>
          </table:table-cell>
          <table:table-cell table:formula="of:=[.C263]/[.E263]" office:value-type="float" office:value="0.0814997952236047">
            <text:p>0.0814997952</text:p>
          </table:table-cell>
          <table:table-cell table:formula="of:=[.H263]/[.D263]" office:value-type="float" office:value="0.0919742638280512">
            <text:p>0.0919742638</text:p>
          </table:table-cell>
          <table:table-cell table:formula="of:=ROUND(RAND()*9.9+0.1;3)" office:value-type="float" office:value="3.891">
            <text:p>3.891</text:p>
          </table:table-cell>
          <table:table-cell table:formula="of:=ROUND(RAND()*9.9+0.1;3)" office:value-type="float" office:value="6.891">
            <text:p>6.891</text:p>
          </table:table-cell>
          <table:table-cell table:formula="of:=IF([.A263]&lt;0.5;&quot;A&quot;;IF([.B263]&lt;0.5;&quot;B&quot;;IF([.C263]&lt;0.5;&quot;C&quot;;IF([.D263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53979191277176">
            <text:p>0.8539791913</text:p>
          </table:table-cell>
          <table:table-cell table:formula="of:=IF(RAND()&gt;1/[.B$1]; 0.6+RAND()*0.4; RAND()*0.4)" office:value-type="float" office:value="0.764402784127742">
            <text:p>0.7644027841</text:p>
          </table:table-cell>
          <table:table-cell table:formula="of:=IF(RAND()&gt;1/[.C$1]; 0.6+RAND()*0.4; RAND()*0.4)" office:value-type="float" office:value="0.2619439070113">
            <text:p>0.261943907</text:p>
          </table:table-cell>
          <table:table-cell table:formula="of:=IF(RAND()&gt;1/[.D$1]; 0.6+RAND()*0.4; RAND()*0.4)" office:value-type="float" office:value="0.891182779613883">
            <text:p>0.8911827796</text:p>
          </table:table-cell>
          <table:table-cell table:formula="of:=ROUND(RAND()*9.9+0.1;3)" office:value-type="float" office:value="2.784">
            <text:p>2.784</text:p>
          </table:table-cell>
          <table:table-cell table:formula="of:=[.E264]/[.A264]" office:value-type="float" office:value="3.26003259615303">
            <text:p>3.2600325962</text:p>
          </table:table-cell>
          <table:table-cell table:formula="of:=[.F264]/[.B264]" office:value-type="float" office:value="4.2648099455486">
            <text:p>4.2648099455</text:p>
          </table:table-cell>
          <table:table-cell table:formula="of:=[.C264]/[.E264]" office:value-type="float" office:value="0.0940890470586567">
            <text:p>0.0940890471</text:p>
          </table:table-cell>
          <table:table-cell table:formula="of:=[.H264]/[.D264]" office:value-type="float" office:value="0.105577721216092">
            <text:p>0.1055777212</text:p>
          </table:table-cell>
          <table:table-cell table:formula="of:=ROUND(RAND()*9.9+0.1;3)" office:value-type="float" office:value="9.323">
            <text:p>9.323</text:p>
          </table:table-cell>
          <table:table-cell table:formula="of:=ROUND(RAND()*9.9+0.1;3)" office:value-type="float" office:value="5.561">
            <text:p>5.561</text:p>
          </table:table-cell>
          <table:table-cell table:formula="of:=IF([.A264]&lt;0.5;&quot;A&quot;;IF([.B264]&lt;0.5;&quot;B&quot;;IF([.C264]&lt;0.5;&quot;C&quot;;IF([.D264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0350686963647604">
            <text:p>0.0035068696</text:p>
          </table:table-cell>
          <table:table-cell table:formula="of:=IF(RAND()&gt;1/[.B$1]; 0.6+RAND()*0.4; RAND()*0.4)" office:value-type="float" office:value="0.885185349639505">
            <text:p>0.8851853496</text:p>
          </table:table-cell>
          <table:table-cell table:formula="of:=IF(RAND()&gt;1/[.C$1]; 0.6+RAND()*0.4; RAND()*0.4)" office:value-type="float" office:value="0.704446929413825">
            <text:p>0.7044469294</text:p>
          </table:table-cell>
          <table:table-cell table:formula="of:=IF(RAND()&gt;1/[.D$1]; 0.6+RAND()*0.4; RAND()*0.4)" office:value-type="float" office:value="0.0710901751182973">
            <text:p>0.0710901751</text:p>
          </table:table-cell>
          <table:table-cell table:formula="of:=ROUND(RAND()*9.9+0.1;3)" office:value-type="float" office:value="7.612">
            <text:p>7.612</text:p>
          </table:table-cell>
          <table:table-cell table:formula="of:=[.E265]/[.A265]" office:value-type="float" office:value="2170.59679687697">
            <text:p>2170.596796877</text:p>
          </table:table-cell>
          <table:table-cell table:formula="of:=[.F265]/[.B265]" office:value-type="float" office:value="2452.13818525234">
            <text:p>2452.1381852523</text:p>
          </table:table-cell>
          <table:table-cell table:formula="of:=[.C265]/[.E265]" office:value-type="float" office:value="0.0925442629287737">
            <text:p>0.0925442629</text:p>
          </table:table-cell>
          <table:table-cell table:formula="of:=[.H265]/[.D265]" office:value-type="float" office:value="1.30178695965759">
            <text:p>1.3017869597</text:p>
          </table:table-cell>
          <table:table-cell table:formula="of:=ROUND(RAND()*9.9+0.1;3)" office:value-type="float" office:value="6.526">
            <text:p>6.526</text:p>
          </table:table-cell>
          <table:table-cell table:formula="of:=ROUND(RAND()*9.9+0.1;3)" office:value-type="float" office:value="4.804">
            <text:p>4.804</text:p>
          </table:table-cell>
          <table:table-cell table:formula="of:=IF([.A265]&lt;0.5;&quot;A&quot;;IF([.B265]&lt;0.5;&quot;B&quot;;IF([.C265]&lt;0.5;&quot;C&quot;;IF([.D265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98202710226178">
            <text:p>0.8982027102</text:p>
          </table:table-cell>
          <table:table-cell table:formula="of:=IF(RAND()&gt;1/[.B$1]; 0.6+RAND()*0.4; RAND()*0.4)" office:value-type="float" office:value="0.750339009147137">
            <text:p>0.7503390091</text:p>
          </table:table-cell>
          <table:table-cell table:formula="of:=IF(RAND()&gt;1/[.C$1]; 0.6+RAND()*0.4; RAND()*0.4)" office:value-type="float" office:value="0.87167305778712">
            <text:p>0.8716730578</text:p>
          </table:table-cell>
          <table:table-cell table:formula="of:=IF(RAND()&gt;1/[.D$1]; 0.6+RAND()*0.4; RAND()*0.4)" office:value-type="float" office:value="0.113242891430855">
            <text:p>0.1132428914</text:p>
          </table:table-cell>
          <table:table-cell table:formula="of:=ROUND(RAND()*9.9+0.1;3)" office:value-type="float" office:value="6.1">
            <text:p>6.1</text:p>
          </table:table-cell>
          <table:table-cell table:formula="of:=[.E266]/[.A266]" office:value-type="float" office:value="6.79134000660491">
            <text:p>6.7913400066</text:p>
          </table:table-cell>
          <table:table-cell table:formula="of:=[.F266]/[.B266]" office:value-type="float" office:value="9.05102883338585">
            <text:p>9.0510288334</text:p>
          </table:table-cell>
          <table:table-cell table:formula="of:=[.C266]/[.E266]" office:value-type="float" office:value="0.142897222588053">
            <text:p>0.1428972226</text:p>
          </table:table-cell>
          <table:table-cell table:formula="of:=[.H266]/[.D266]" office:value-type="float" office:value="1.26186483568644">
            <text:p>1.2618648357</text:p>
          </table:table-cell>
          <table:table-cell table:formula="of:=ROUND(RAND()*9.9+0.1;3)" office:value-type="float" office:value="1.04">
            <text:p>1.04</text:p>
          </table:table-cell>
          <table:table-cell table:formula="of:=ROUND(RAND()*9.9+0.1;3)" office:value-type="float" office:value="5.6">
            <text:p>5.6</text:p>
          </table:table-cell>
          <table:table-cell table:formula="of:=IF([.A266]&lt;0.5;&quot;A&quot;;IF([.B266]&lt;0.5;&quot;B&quot;;IF([.C266]&lt;0.5;&quot;C&quot;;IF([.D266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13378447759897">
            <text:p>0.7133784478</text:p>
          </table:table-cell>
          <table:table-cell table:formula="of:=IF(RAND()&gt;1/[.B$1]; 0.6+RAND()*0.4; RAND()*0.4)" office:value-type="float" office:value="0.720318592526019">
            <text:p>0.7203185925</text:p>
          </table:table-cell>
          <table:table-cell table:formula="of:=IF(RAND()&gt;1/[.C$1]; 0.6+RAND()*0.4; RAND()*0.4)" office:value-type="float" office:value="0.616911723464727">
            <text:p>0.6169117235</text:p>
          </table:table-cell>
          <table:table-cell table:formula="of:=IF(RAND()&gt;1/[.D$1]; 0.6+RAND()*0.4; RAND()*0.4)" office:value-type="float" office:value="0.850671117007733">
            <text:p>0.850671117</text:p>
          </table:table-cell>
          <table:table-cell table:formula="of:=ROUND(RAND()*9.9+0.1;3)" office:value-type="float" office:value="2.637">
            <text:p>2.637</text:p>
          </table:table-cell>
          <table:table-cell table:formula="of:=[.E267]/[.A267]" office:value-type="float" office:value="3.69649518888681">
            <text:p>3.6964951889</text:p>
          </table:table-cell>
          <table:table-cell table:formula="of:=[.F267]/[.B267]" office:value-type="float" office:value="5.1317503494168">
            <text:p>5.1317503494</text:p>
          </table:table-cell>
          <table:table-cell table:formula="of:=[.C267]/[.E267]" office:value-type="float" office:value="0.233944529186472">
            <text:p>0.2339445292</text:p>
          </table:table-cell>
          <table:table-cell table:formula="of:=[.H267]/[.D267]" office:value-type="float" office:value="0.275011722520192">
            <text:p>0.2750117225</text:p>
          </table:table-cell>
          <table:table-cell table:formula="of:=ROUND(RAND()*9.9+0.1;3)" office:value-type="float" office:value="4.046">
            <text:p>4.046</text:p>
          </table:table-cell>
          <table:table-cell table:formula="of:=ROUND(RAND()*9.9+0.1;3)" office:value-type="float" office:value="0.109">
            <text:p>0.109</text:p>
          </table:table-cell>
          <table:table-cell table:formula="of:=IF([.A267]&lt;0.5;&quot;A&quot;;IF([.B267]&lt;0.5;&quot;B&quot;;IF([.C267]&lt;0.5;&quot;C&quot;;IF([.D267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93987526185811">
            <text:p>0.6939875262</text:p>
          </table:table-cell>
          <table:table-cell table:formula="of:=IF(RAND()&gt;1/[.B$1]; 0.6+RAND()*0.4; RAND()*0.4)" office:value-type="float" office:value="0.141658393479884">
            <text:p>0.1416583935</text:p>
          </table:table-cell>
          <table:table-cell table:formula="of:=IF(RAND()&gt;1/[.C$1]; 0.6+RAND()*0.4; RAND()*0.4)" office:value-type="float" office:value="0.809942306019366">
            <text:p>0.809942306</text:p>
          </table:table-cell>
          <table:table-cell table:formula="of:=IF(RAND()&gt;1/[.D$1]; 0.6+RAND()*0.4; RAND()*0.4)" office:value-type="float" office:value="0.733629270922393">
            <text:p>0.7336292709</text:p>
          </table:table-cell>
          <table:table-cell table:formula="of:=ROUND(RAND()*9.9+0.1;3)" office:value-type="float" office:value="6.933">
            <text:p>6.933</text:p>
          </table:table-cell>
          <table:table-cell table:formula="of:=[.E268]/[.A268]" office:value-type="float" office:value="9.99009310456069">
            <text:p>9.9900931046</text:p>
          </table:table-cell>
          <table:table-cell table:formula="of:=[.F268]/[.B268]" office:value-type="float" office:value="70.5224227040196">
            <text:p>70.522422704</text:p>
          </table:table-cell>
          <table:table-cell table:formula="of:=[.C268]/[.E268]" office:value-type="float" office:value="0.116824218378677">
            <text:p>0.1168242184</text:p>
          </table:table-cell>
          <table:table-cell table:formula="of:=[.H268]/[.D268]" office:value-type="float" office:value="0.159241490230881">
            <text:p>0.1592414902</text:p>
          </table:table-cell>
          <table:table-cell table:formula="of:=ROUND(RAND()*9.9+0.1;3)" office:value-type="float" office:value="5.003">
            <text:p>5.003</text:p>
          </table:table-cell>
          <table:table-cell table:formula="of:=ROUND(RAND()*9.9+0.1;3)" office:value-type="float" office:value="4.891">
            <text:p>4.891</text:p>
          </table:table-cell>
          <table:table-cell table:formula="of:=IF([.A268]&lt;0.5;&quot;A&quot;;IF([.B268]&lt;0.5;&quot;B&quot;;IF([.C268]&lt;0.5;&quot;C&quot;;IF([.D268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87368167471141">
            <text:p>0.3873681675</text:p>
          </table:table-cell>
          <table:table-cell table:formula="of:=IF(RAND()&gt;1/[.B$1]; 0.6+RAND()*0.4; RAND()*0.4)" office:value-type="float" office:value="0.919723792467266">
            <text:p>0.9197237925</text:p>
          </table:table-cell>
          <table:table-cell table:formula="of:=IF(RAND()&gt;1/[.C$1]; 0.6+RAND()*0.4; RAND()*0.4)" office:value-type="float" office:value="0.695929202623665">
            <text:p>0.6959292026</text:p>
          </table:table-cell>
          <table:table-cell table:formula="of:=IF(RAND()&gt;1/[.D$1]; 0.6+RAND()*0.4; RAND()*0.4)" office:value-type="float" office:value="0.614636239688844">
            <text:p>0.6146362397</text:p>
          </table:table-cell>
          <table:table-cell table:formula="of:=ROUND(RAND()*9.9+0.1;3)" office:value-type="float" office:value="7.022">
            <text:p>7.022</text:p>
          </table:table-cell>
          <table:table-cell table:formula="of:=[.E269]/[.A269]" office:value-type="float" office:value="18.1274575188813">
            <text:p>18.1274575189</text:p>
          </table:table-cell>
          <table:table-cell table:formula="of:=[.F269]/[.B269]" office:value-type="float" office:value="19.7096755214435">
            <text:p>19.7096755214</text:p>
          </table:table-cell>
          <table:table-cell table:formula="of:=[.C269]/[.E269]" office:value-type="float" office:value="0.0991069784425613">
            <text:p>0.0991069784</text:p>
          </table:table-cell>
          <table:table-cell table:formula="of:=[.H269]/[.D269]" office:value-type="float" office:value="0.16124493162449">
            <text:p>0.1612449316</text:p>
          </table:table-cell>
          <table:table-cell table:formula="of:=ROUND(RAND()*9.9+0.1;3)" office:value-type="float" office:value="4.848">
            <text:p>4.848</text:p>
          </table:table-cell>
          <table:table-cell table:formula="of:=ROUND(RAND()*9.9+0.1;3)" office:value-type="float" office:value="0.224">
            <text:p>0.224</text:p>
          </table:table-cell>
          <table:table-cell table:formula="of:=IF([.A269]&lt;0.5;&quot;A&quot;;IF([.B269]&lt;0.5;&quot;B&quot;;IF([.C269]&lt;0.5;&quot;C&quot;;IF([.D269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26267888676375">
            <text:p>0.7262678887</text:p>
          </table:table-cell>
          <table:table-cell table:formula="of:=IF(RAND()&gt;1/[.B$1]; 0.6+RAND()*0.4; RAND()*0.4)" office:value-type="float" office:value="0.0357541917823255">
            <text:p>0.0357541918</text:p>
          </table:table-cell>
          <table:table-cell table:formula="of:=IF(RAND()&gt;1/[.C$1]; 0.6+RAND()*0.4; RAND()*0.4)" office:value-type="float" office:value="0.84042187537998">
            <text:p>0.8404218754</text:p>
          </table:table-cell>
          <table:table-cell table:formula="of:=IF(RAND()&gt;1/[.D$1]; 0.6+RAND()*0.4; RAND()*0.4)" office:value-type="float" office:value="0.876471077743918">
            <text:p>0.8764710777</text:p>
          </table:table-cell>
          <table:table-cell table:formula="of:=ROUND(RAND()*9.9+0.1;3)" office:value-type="float" office:value="8.993">
            <text:p>8.993</text:p>
          </table:table-cell>
          <table:table-cell table:formula="of:=[.E270]/[.A270]" office:value-type="float" office:value="12.38248329606">
            <text:p>12.3824832961</text:p>
          </table:table-cell>
          <table:table-cell table:formula="of:=[.F270]/[.B270]" office:value-type="float" office:value="346.322561881572">
            <text:p>346.3225618816</text:p>
          </table:table-cell>
          <table:table-cell table:formula="of:=[.C270]/[.E270]" office:value-type="float" office:value="0.0934528939597442">
            <text:p>0.093452894</text:p>
          </table:table-cell>
          <table:table-cell table:formula="of:=[.H270]/[.D270]" office:value-type="float" office:value="0.106624047652886">
            <text:p>0.1066240477</text:p>
          </table:table-cell>
          <table:table-cell table:formula="of:=ROUND(RAND()*9.9+0.1;3)" office:value-type="float" office:value="8.907">
            <text:p>8.907</text:p>
          </table:table-cell>
          <table:table-cell table:formula="of:=ROUND(RAND()*9.9+0.1;3)" office:value-type="float" office:value="5.215">
            <text:p>5.215</text:p>
          </table:table-cell>
          <table:table-cell table:formula="of:=IF([.A270]&lt;0.5;&quot;A&quot;;IF([.B270]&lt;0.5;&quot;B&quot;;IF([.C270]&lt;0.5;&quot;C&quot;;IF([.D270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27563749533147">
            <text:p>0.9275637495</text:p>
          </table:table-cell>
          <table:table-cell table:formula="of:=IF(RAND()&gt;1/[.B$1]; 0.6+RAND()*0.4; RAND()*0.4)" office:value-type="float" office:value="0.722137472219765">
            <text:p>0.7221374722</text:p>
          </table:table-cell>
          <table:table-cell table:formula="of:=IF(RAND()&gt;1/[.C$1]; 0.6+RAND()*0.4; RAND()*0.4)" office:value-type="float" office:value="0.64843687415123">
            <text:p>0.6484368742</text:p>
          </table:table-cell>
          <table:table-cell table:formula="of:=IF(RAND()&gt;1/[.D$1]; 0.6+RAND()*0.4; RAND()*0.4)" office:value-type="float" office:value="0.717773614730686">
            <text:p>0.7177736147</text:p>
          </table:table-cell>
          <table:table-cell table:formula="of:=ROUND(RAND()*9.9+0.1;3)" office:value-type="float" office:value="1.438">
            <text:p>1.438</text:p>
          </table:table-cell>
          <table:table-cell table:formula="of:=[.E271]/[.A271]" office:value-type="float" office:value="1.55029775659491">
            <text:p>1.5502977566</text:p>
          </table:table-cell>
          <table:table-cell table:formula="of:=[.F271]/[.B271]" office:value-type="float" office:value="2.14681804536396">
            <text:p>2.1468180454</text:p>
          </table:table-cell>
          <table:table-cell table:formula="of:=[.C271]/[.E271]" office:value-type="float" office:value="0.450929676043971">
            <text:p>0.450929676</text:p>
          </table:table-cell>
          <table:table-cell table:formula="of:=[.H271]/[.D271]" office:value-type="float" office:value="0.628233842523123">
            <text:p>0.6282338425</text:p>
          </table:table-cell>
          <table:table-cell table:formula="of:=ROUND(RAND()*9.9+0.1;3)" office:value-type="float" office:value="3.631">
            <text:p>3.631</text:p>
          </table:table-cell>
          <table:table-cell table:formula="of:=ROUND(RAND()*9.9+0.1;3)" office:value-type="float" office:value="6.858">
            <text:p>6.858</text:p>
          </table:table-cell>
          <table:table-cell table:formula="of:=IF([.A271]&lt;0.5;&quot;A&quot;;IF([.B271]&lt;0.5;&quot;B&quot;;IF([.C271]&lt;0.5;&quot;C&quot;;IF([.D271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64589264057577">
            <text:p>0.8645892641</text:p>
          </table:table-cell>
          <table:table-cell table:formula="of:=IF(RAND()&gt;1/[.B$1]; 0.6+RAND()*0.4; RAND()*0.4)" office:value-type="float" office:value="0.705230710655451">
            <text:p>0.7052307107</text:p>
          </table:table-cell>
          <table:table-cell table:formula="of:=IF(RAND()&gt;1/[.C$1]; 0.6+RAND()*0.4; RAND()*0.4)" office:value-type="float" office:value="0.244177030678838">
            <text:p>0.2441770307</text:p>
          </table:table-cell>
          <table:table-cell table:formula="of:=IF(RAND()&gt;1/[.D$1]; 0.6+RAND()*0.4; RAND()*0.4)" office:value-type="float" office:value="0.185625061392784">
            <text:p>0.1856250614</text:p>
          </table:table-cell>
          <table:table-cell table:formula="of:=ROUND(RAND()*9.9+0.1;3)" office:value-type="float" office:value="7.491">
            <text:p>7.491</text:p>
          </table:table-cell>
          <table:table-cell table:formula="of:=[.E272]/[.A272]" office:value-type="float" office:value="8.66422972319159">
            <text:p>8.6642297232</text:p>
          </table:table-cell>
          <table:table-cell table:formula="of:=[.F272]/[.B272]" office:value-type="float" office:value="12.2856670764365">
            <text:p>12.2856670764</text:p>
          </table:table-cell>
          <table:table-cell table:formula="of:=[.C272]/[.E272]" office:value-type="float" office:value="0.0325960526870696">
            <text:p>0.0325960527</text:p>
          </table:table-cell>
          <table:table-cell table:formula="of:=[.H272]/[.D272]" office:value-type="float" office:value="0.175601572559732">
            <text:p>0.1756015726</text:p>
          </table:table-cell>
          <table:table-cell table:formula="of:=ROUND(RAND()*9.9+0.1;3)" office:value-type="float" office:value="2.929">
            <text:p>2.929</text:p>
          </table:table-cell>
          <table:table-cell table:formula="of:=ROUND(RAND()*9.9+0.1;3)" office:value-type="float" office:value="7.552">
            <text:p>7.552</text:p>
          </table:table-cell>
          <table:table-cell table:formula="of:=IF([.A272]&lt;0.5;&quot;A&quot;;IF([.B272]&lt;0.5;&quot;B&quot;;IF([.C272]&lt;0.5;&quot;C&quot;;IF([.D272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02171092201024">
            <text:p>0.7021710922</text:p>
          </table:table-cell>
          <table:table-cell table:formula="of:=IF(RAND()&gt;1/[.B$1]; 0.6+RAND()*0.4; RAND()*0.4)" office:value-type="float" office:value="0.637367912754416">
            <text:p>0.6373679128</text:p>
          </table:table-cell>
          <table:table-cell table:formula="of:=IF(RAND()&gt;1/[.C$1]; 0.6+RAND()*0.4; RAND()*0.4)" office:value-type="float" office:value="0.0415078802034259">
            <text:p>0.0415078802</text:p>
          </table:table-cell>
          <table:table-cell table:formula="of:=IF(RAND()&gt;1/[.D$1]; 0.6+RAND()*0.4; RAND()*0.4)" office:value-type="float" office:value="0.71616572663188">
            <text:p>0.7161657266</text:p>
          </table:table-cell>
          <table:table-cell table:formula="of:=ROUND(RAND()*9.9+0.1;3)" office:value-type="float" office:value="8.763">
            <text:p>8.763</text:p>
          </table:table-cell>
          <table:table-cell table:formula="of:=[.E273]/[.A273]" office:value-type="float" office:value="12.4798643768309">
            <text:p>12.4798643768</text:p>
          </table:table-cell>
          <table:table-cell table:formula="of:=[.F273]/[.B273]" office:value-type="float" office:value="19.5803148026366">
            <text:p>19.5803148026</text:p>
          </table:table-cell>
          <table:table-cell table:formula="of:=[.C273]/[.E273]" office:value-type="float" office:value="0.00473672032448087">
            <text:p>0.0047367203</text:p>
          </table:table-cell>
          <table:table-cell table:formula="of:=[.H273]/[.D273]" office:value-type="float" office:value="0.00661400029118626">
            <text:p>0.0066140003</text:p>
          </table:table-cell>
          <table:table-cell table:formula="of:=ROUND(RAND()*9.9+0.1;3)" office:value-type="float" office:value="3.984">
            <text:p>3.984</text:p>
          </table:table-cell>
          <table:table-cell table:formula="of:=ROUND(RAND()*9.9+0.1;3)" office:value-type="float" office:value="9.456">
            <text:p>9.456</text:p>
          </table:table-cell>
          <table:table-cell table:formula="of:=IF([.A273]&lt;0.5;&quot;A&quot;;IF([.B273]&lt;0.5;&quot;B&quot;;IF([.C273]&lt;0.5;&quot;C&quot;;IF([.D273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83714966569096">
            <text:p>0.3837149666</text:p>
          </table:table-cell>
          <table:table-cell table:formula="of:=IF(RAND()&gt;1/[.B$1]; 0.6+RAND()*0.4; RAND()*0.4)" office:value-type="float" office:value="0.872346131782979">
            <text:p>0.8723461318</text:p>
          </table:table-cell>
          <table:table-cell table:formula="of:=IF(RAND()&gt;1/[.C$1]; 0.6+RAND()*0.4; RAND()*0.4)" office:value-type="float" office:value="0.252152444329113">
            <text:p>0.2521524443</text:p>
          </table:table-cell>
          <table:table-cell table:formula="of:=IF(RAND()&gt;1/[.D$1]; 0.6+RAND()*0.4; RAND()*0.4)" office:value-type="float" office:value="0.348304325249046">
            <text:p>0.3483043252</text:p>
          </table:table-cell>
          <table:table-cell table:formula="of:=ROUND(RAND()*9.9+0.1;3)" office:value-type="float" office:value="4.982">
            <text:p>4.982</text:p>
          </table:table-cell>
          <table:table-cell table:formula="of:=[.E274]/[.A274]" office:value-type="float" office:value="12.9835957261336">
            <text:p>12.9835957261</text:p>
          </table:table-cell>
          <table:table-cell table:formula="of:=[.F274]/[.B274]" office:value-type="float" office:value="14.8835367672194">
            <text:p>14.8835367672</text:p>
          </table:table-cell>
          <table:table-cell table:formula="of:=[.C274]/[.E274]" office:value-type="float" office:value="0.0506126945662611">
            <text:p>0.0506126946</text:p>
          </table:table-cell>
          <table:table-cell table:formula="of:=[.H274]/[.D274]" office:value-type="float" office:value="0.145311702718799">
            <text:p>0.1453117027</text:p>
          </table:table-cell>
          <table:table-cell table:formula="of:=ROUND(RAND()*9.9+0.1;3)" office:value-type="float" office:value="9.059">
            <text:p>9.059</text:p>
          </table:table-cell>
          <table:table-cell table:formula="of:=ROUND(RAND()*9.9+0.1;3)" office:value-type="float" office:value="7.125">
            <text:p>7.125</text:p>
          </table:table-cell>
          <table:table-cell table:formula="of:=IF([.A274]&lt;0.5;&quot;A&quot;;IF([.B274]&lt;0.5;&quot;B&quot;;IF([.C274]&lt;0.5;&quot;C&quot;;IF([.D274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71743886638433">
            <text:p>0.7717438866</text:p>
          </table:table-cell>
          <table:table-cell table:formula="of:=IF(RAND()&gt;1/[.B$1]; 0.6+RAND()*0.4; RAND()*0.4)" office:value-type="float" office:value="0.790447916090488">
            <text:p>0.7904479161</text:p>
          </table:table-cell>
          <table:table-cell table:formula="of:=IF(RAND()&gt;1/[.C$1]; 0.6+RAND()*0.4; RAND()*0.4)" office:value-type="float" office:value="0.0795956737361848">
            <text:p>0.0795956737</text:p>
          </table:table-cell>
          <table:table-cell table:formula="of:=IF(RAND()&gt;1/[.D$1]; 0.6+RAND()*0.4; RAND()*0.4)" office:value-type="float" office:value="0.709401354566217">
            <text:p>0.7094013546</text:p>
          </table:table-cell>
          <table:table-cell table:formula="of:=ROUND(RAND()*9.9+0.1;3)" office:value-type="float" office:value="9.031">
            <text:p>9.031</text:p>
          </table:table-cell>
          <table:table-cell table:formula="of:=[.E275]/[.A275]" office:value-type="float" office:value="11.702068725594">
            <text:p>11.7020687256</text:p>
          </table:table-cell>
          <table:table-cell table:formula="of:=[.F275]/[.B275]" office:value-type="float" office:value="14.8043514156781">
            <text:p>14.8043514157</text:p>
          </table:table-cell>
          <table:table-cell table:formula="of:=[.C275]/[.E275]" office:value-type="float" office:value="0.00881360577302456">
            <text:p>0.0088136058</text:p>
          </table:table-cell>
          <table:table-cell table:formula="of:=[.H275]/[.D275]" office:value-type="float" office:value="0.0124240047136841">
            <text:p>0.0124240047</text:p>
          </table:table-cell>
          <table:table-cell table:formula="of:=ROUND(RAND()*9.9+0.1;3)" office:value-type="float" office:value="5.407">
            <text:p>5.407</text:p>
          </table:table-cell>
          <table:table-cell table:formula="of:=ROUND(RAND()*9.9+0.1;3)" office:value-type="float" office:value="0.782">
            <text:p>0.782</text:p>
          </table:table-cell>
          <table:table-cell table:formula="of:=IF([.A275]&lt;0.5;&quot;A&quot;;IF([.B275]&lt;0.5;&quot;B&quot;;IF([.C275]&lt;0.5;&quot;C&quot;;IF([.D275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74140724074096">
            <text:p>0.7741407241</text:p>
          </table:table-cell>
          <table:table-cell table:formula="of:=IF(RAND()&gt;1/[.B$1]; 0.6+RAND()*0.4; RAND()*0.4)" office:value-type="float" office:value="0.325257588550448">
            <text:p>0.3252575886</text:p>
          </table:table-cell>
          <table:table-cell table:formula="of:=IF(RAND()&gt;1/[.C$1]; 0.6+RAND()*0.4; RAND()*0.4)" office:value-type="float" office:value="0.765767015237361">
            <text:p>0.7657670152</text:p>
          </table:table-cell>
          <table:table-cell table:formula="of:=IF(RAND()&gt;1/[.D$1]; 0.6+RAND()*0.4; RAND()*0.4)" office:value-type="float" office:value="0.144890958350152">
            <text:p>0.1448909584</text:p>
          </table:table-cell>
          <table:table-cell table:formula="of:=ROUND(RAND()*9.9+0.1;3)" office:value-type="float" office:value="1.056">
            <text:p>1.056</text:p>
          </table:table-cell>
          <table:table-cell table:formula="of:=[.E276]/[.A276]" office:value-type="float" office:value="1.36409307398602">
            <text:p>1.364093074</text:p>
          </table:table-cell>
          <table:table-cell table:formula="of:=[.F276]/[.B276]" office:value-type="float" office:value="4.19388546802329">
            <text:p>4.193885468</text:p>
          </table:table-cell>
          <table:table-cell table:formula="of:=[.C276]/[.E276]" office:value-type="float" office:value="0.725158158368713">
            <text:p>0.7251581584</text:p>
          </table:table-cell>
          <table:table-cell table:formula="of:=[.H276]/[.D276]" office:value-type="float" office:value="5.00485445486705">
            <text:p>5.0048544549</text:p>
          </table:table-cell>
          <table:table-cell table:formula="of:=ROUND(RAND()*9.9+0.1;3)" office:value-type="float" office:value="6.18">
            <text:p>6.18</text:p>
          </table:table-cell>
          <table:table-cell table:formula="of:=ROUND(RAND()*9.9+0.1;3)" office:value-type="float" office:value="2.238">
            <text:p>2.238</text:p>
          </table:table-cell>
          <table:table-cell table:formula="of:=IF([.A276]&lt;0.5;&quot;A&quot;;IF([.B276]&lt;0.5;&quot;B&quot;;IF([.C276]&lt;0.5;&quot;C&quot;;IF([.D276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361089682206511">
            <text:p>0.0361089682</text:p>
          </table:table-cell>
          <table:table-cell table:formula="of:=IF(RAND()&gt;1/[.B$1]; 0.6+RAND()*0.4; RAND()*0.4)" office:value-type="float" office:value="0.66700826715678">
            <text:p>0.6670082672</text:p>
          </table:table-cell>
          <table:table-cell table:formula="of:=IF(RAND()&gt;1/[.C$1]; 0.6+RAND()*0.4; RAND()*0.4)" office:value-type="float" office:value="0.896175725199282">
            <text:p>0.8961757252</text:p>
          </table:table-cell>
          <table:table-cell table:formula="of:=IF(RAND()&gt;1/[.D$1]; 0.6+RAND()*0.4; RAND()*0.4)" office:value-type="float" office:value="0.733892585337162">
            <text:p>0.7338925853</text:p>
          </table:table-cell>
          <table:table-cell table:formula="of:=ROUND(RAND()*9.9+0.1;3)" office:value-type="float" office:value="2.506">
            <text:p>2.506</text:p>
          </table:table-cell>
          <table:table-cell table:formula="of:=[.E277]/[.A277]" office:value-type="float" office:value="69.4010414445126">
            <text:p>69.4010414445</text:p>
          </table:table-cell>
          <table:table-cell table:formula="of:=[.F277]/[.B277]" office:value-type="float" office:value="104.048247768119">
            <text:p>104.0482477681</text:p>
          </table:table-cell>
          <table:table-cell table:formula="of:=[.C277]/[.E277]" office:value-type="float" office:value="0.357612021228764">
            <text:p>0.3576120212</text:p>
          </table:table-cell>
          <table:table-cell table:formula="of:=[.H277]/[.D277]" office:value-type="float" office:value="0.487281147641615">
            <text:p>0.4872811476</text:p>
          </table:table-cell>
          <table:table-cell table:formula="of:=ROUND(RAND()*9.9+0.1;3)" office:value-type="float" office:value="6.352">
            <text:p>6.352</text:p>
          </table:table-cell>
          <table:table-cell table:formula="of:=ROUND(RAND()*9.9+0.1;3)" office:value-type="float" office:value="1.285">
            <text:p>1.285</text:p>
          </table:table-cell>
          <table:table-cell table:formula="of:=IF([.A277]&lt;0.5;&quot;A&quot;;IF([.B277]&lt;0.5;&quot;B&quot;;IF([.C277]&lt;0.5;&quot;C&quot;;IF([.D277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97622892912477">
            <text:p>0.3976228929</text:p>
          </table:table-cell>
          <table:table-cell table:formula="of:=IF(RAND()&gt;1/[.B$1]; 0.6+RAND()*0.4; RAND()*0.4)" office:value-type="float" office:value="0.647865087259561">
            <text:p>0.6478650873</text:p>
          </table:table-cell>
          <table:table-cell table:formula="of:=IF(RAND()&gt;1/[.C$1]; 0.6+RAND()*0.4; RAND()*0.4)" office:value-type="float" office:value="0.116742407809943">
            <text:p>0.1167424078</text:p>
          </table:table-cell>
          <table:table-cell table:formula="of:=IF(RAND()&gt;1/[.D$1]; 0.6+RAND()*0.4; RAND()*0.4)" office:value-type="float" office:value="0.926562529522926">
            <text:p>0.9265625295</text:p>
          </table:table-cell>
          <table:table-cell table:formula="of:=ROUND(RAND()*9.9+0.1;3)" office:value-type="float" office:value="7.34">
            <text:p>7.34</text:p>
          </table:table-cell>
          <table:table-cell table:formula="of:=[.E278]/[.A278]" office:value-type="float" office:value="18.4597017194773">
            <text:p>18.4597017195</text:p>
          </table:table-cell>
          <table:table-cell table:formula="of:=[.F278]/[.B278]" office:value-type="float" office:value="28.4931262426271">
            <text:p>28.4931262426</text:p>
          </table:table-cell>
          <table:table-cell table:formula="of:=[.C278]/[.E278]" office:value-type="float" office:value="0.0159049601920903">
            <text:p>0.0159049602</text:p>
          </table:table-cell>
          <table:table-cell table:formula="of:=[.H278]/[.D278]" office:value-type="float" office:value="0.0171655551409785">
            <text:p>0.0171655551</text:p>
          </table:table-cell>
          <table:table-cell table:formula="of:=ROUND(RAND()*9.9+0.1;3)" office:value-type="float" office:value="4.185">
            <text:p>4.185</text:p>
          </table:table-cell>
          <table:table-cell table:formula="of:=ROUND(RAND()*9.9+0.1;3)" office:value-type="float" office:value="3.414">
            <text:p>3.414</text:p>
          </table:table-cell>
          <table:table-cell table:formula="of:=IF([.A278]&lt;0.5;&quot;A&quot;;IF([.B278]&lt;0.5;&quot;B&quot;;IF([.C278]&lt;0.5;&quot;C&quot;;IF([.D278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9580750297755">
            <text:p>0.695807503</text:p>
          </table:table-cell>
          <table:table-cell table:formula="of:=IF(RAND()&gt;1/[.B$1]; 0.6+RAND()*0.4; RAND()*0.4)" office:value-type="float" office:value="0.707300029322505">
            <text:p>0.7073000293</text:p>
          </table:table-cell>
          <table:table-cell table:formula="of:=IF(RAND()&gt;1/[.C$1]; 0.6+RAND()*0.4; RAND()*0.4)" office:value-type="float" office:value="0.693325010780245">
            <text:p>0.6933250108</text:p>
          </table:table-cell>
          <table:table-cell table:formula="of:=IF(RAND()&gt;1/[.D$1]; 0.6+RAND()*0.4; RAND()*0.4)" office:value-type="float" office:value="0.696263211127371">
            <text:p>0.6962632111</text:p>
          </table:table-cell>
          <table:table-cell table:formula="of:=ROUND(RAND()*9.9+0.1;3)" office:value-type="float" office:value="1.402">
            <text:p>1.402</text:p>
          </table:table-cell>
          <table:table-cell table:formula="of:=[.E279]/[.A279]" office:value-type="float" office:value="2.01492509638148">
            <text:p>2.0149250964</text:p>
          </table:table-cell>
          <table:table-cell table:formula="of:=[.F279]/[.B279]" office:value-type="float" office:value="2.84875585020335">
            <text:p>2.8487558502</text:p>
          </table:table-cell>
          <table:table-cell table:formula="of:=[.C279]/[.E279]" office:value-type="float" office:value="0.494525685292614">
            <text:p>0.4945256853</text:p>
          </table:table-cell>
          <table:table-cell table:formula="of:=[.H279]/[.D279]" office:value-type="float" office:value="0.710256807180565">
            <text:p>0.7102568072</text:p>
          </table:table-cell>
          <table:table-cell table:formula="of:=ROUND(RAND()*9.9+0.1;3)" office:value-type="float" office:value="5.328">
            <text:p>5.328</text:p>
          </table:table-cell>
          <table:table-cell table:formula="of:=ROUND(RAND()*9.9+0.1;3)" office:value-type="float" office:value="9.41">
            <text:p>9.41</text:p>
          </table:table-cell>
          <table:table-cell table:formula="of:=IF([.A279]&lt;0.5;&quot;A&quot;;IF([.B279]&lt;0.5;&quot;B&quot;;IF([.C279]&lt;0.5;&quot;C&quot;;IF([.D279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62031762767583">
            <text:p>0.8620317628</text:p>
          </table:table-cell>
          <table:table-cell table:formula="of:=IF(RAND()&gt;1/[.B$1]; 0.6+RAND()*0.4; RAND()*0.4)" office:value-type="float" office:value="0.810920019354671">
            <text:p>0.8109200194</text:p>
          </table:table-cell>
          <table:table-cell table:formula="of:=IF(RAND()&gt;1/[.C$1]; 0.6+RAND()*0.4; RAND()*0.4)" office:value-type="float" office:value="0.084680122230202">
            <text:p>0.0846801222</text:p>
          </table:table-cell>
          <table:table-cell table:formula="of:=IF(RAND()&gt;1/[.D$1]; 0.6+RAND()*0.4; RAND()*0.4)" office:value-type="float" office:value="0.309172654151916">
            <text:p>0.3091726542</text:p>
          </table:table-cell>
          <table:table-cell table:formula="of:=ROUND(RAND()*9.9+0.1;3)" office:value-type="float" office:value="0.721">
            <text:p>0.721</text:p>
          </table:table-cell>
          <table:table-cell table:formula="of:=[.E280]/[.A280]" office:value-type="float" office:value="0.836396094832056">
            <text:p>0.8363960948</text:p>
          </table:table-cell>
          <table:table-cell table:formula="of:=[.F280]/[.B280]" office:value-type="float" office:value="1.03141626161561">
            <text:p>1.0314162616</text:p>
          </table:table-cell>
          <table:table-cell table:formula="of:=[.C280]/[.E280]" office:value-type="float" office:value="0.117448158433012">
            <text:p>0.1174481584</text:p>
          </table:table-cell>
          <table:table-cell table:formula="of:=[.H280]/[.D280]" office:value-type="float" office:value="0.379878869802316">
            <text:p>0.3798788698</text:p>
          </table:table-cell>
          <table:table-cell table:formula="of:=ROUND(RAND()*9.9+0.1;3)" office:value-type="float" office:value="7.814">
            <text:p>7.814</text:p>
          </table:table-cell>
          <table:table-cell table:formula="of:=ROUND(RAND()*9.9+0.1;3)" office:value-type="float" office:value="0.833">
            <text:p>0.833</text:p>
          </table:table-cell>
          <table:table-cell table:formula="of:=IF([.A280]&lt;0.5;&quot;A&quot;;IF([.B280]&lt;0.5;&quot;B&quot;;IF([.C280]&lt;0.5;&quot;C&quot;;IF([.D280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93662552069873">
            <text:p>0.7936625521</text:p>
          </table:table-cell>
          <table:table-cell table:formula="of:=IF(RAND()&gt;1/[.B$1]; 0.6+RAND()*0.4; RAND()*0.4)" office:value-type="float" office:value="0.831096650008112">
            <text:p>0.83109665</text:p>
          </table:table-cell>
          <table:table-cell table:formula="of:=IF(RAND()&gt;1/[.C$1]; 0.6+RAND()*0.4; RAND()*0.4)" office:value-type="float" office:value="0.96726463958621">
            <text:p>0.9672646396</text:p>
          </table:table-cell>
          <table:table-cell table:formula="of:=IF(RAND()&gt;1/[.D$1]; 0.6+RAND()*0.4; RAND()*0.4)" office:value-type="float" office:value="0.0260599734261632">
            <text:p>0.0260599734</text:p>
          </table:table-cell>
          <table:table-cell table:formula="of:=ROUND(RAND()*9.9+0.1;3)" office:value-type="float" office:value="8.132">
            <text:p>8.132</text:p>
          </table:table-cell>
          <table:table-cell table:formula="of:=[.E281]/[.A281]" office:value-type="float" office:value="10.2461681967881">
            <text:p>10.2461681968</text:p>
          </table:table-cell>
          <table:table-cell table:formula="of:=[.F281]/[.B281]" office:value-type="float" office:value="12.3284917544645">
            <text:p>12.3284917545</text:p>
          </table:table-cell>
          <table:table-cell table:formula="of:=[.C281]/[.E281]" office:value-type="float" office:value="0.118945479535933">
            <text:p>0.1189454795</text:p>
          </table:table-cell>
          <table:table-cell table:formula="of:=[.H281]/[.D281]" office:value-type="float" office:value="4.5642978060951">
            <text:p>4.5642978061</text:p>
          </table:table-cell>
          <table:table-cell table:formula="of:=ROUND(RAND()*9.9+0.1;3)" office:value-type="float" office:value="4.983">
            <text:p>4.983</text:p>
          </table:table-cell>
          <table:table-cell table:formula="of:=ROUND(RAND()*9.9+0.1;3)" office:value-type="float" office:value="7.473">
            <text:p>7.473</text:p>
          </table:table-cell>
          <table:table-cell table:formula="of:=IF([.A281]&lt;0.5;&quot;A&quot;;IF([.B281]&lt;0.5;&quot;B&quot;;IF([.C281]&lt;0.5;&quot;C&quot;;IF([.D281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34775412920862">
            <text:p>0.8347754129</text:p>
          </table:table-cell>
          <table:table-cell table:formula="of:=IF(RAND()&gt;1/[.B$1]; 0.6+RAND()*0.4; RAND()*0.4)" office:value-type="float" office:value="0.102851630281657">
            <text:p>0.1028516303</text:p>
          </table:table-cell>
          <table:table-cell table:formula="of:=IF(RAND()&gt;1/[.C$1]; 0.6+RAND()*0.4; RAND()*0.4)" office:value-type="float" office:value="0.279859299585223">
            <text:p>0.2798592996</text:p>
          </table:table-cell>
          <table:table-cell table:formula="of:=IF(RAND()&gt;1/[.D$1]; 0.6+RAND()*0.4; RAND()*0.4)" office:value-type="float" office:value="0.613706809096038">
            <text:p>0.6137068091</text:p>
          </table:table-cell>
          <table:table-cell table:formula="of:=ROUND(RAND()*9.9+0.1;3)" office:value-type="float" office:value="0.745">
            <text:p>0.745</text:p>
          </table:table-cell>
          <table:table-cell table:formula="of:=[.E282]/[.A282]" office:value-type="float" office:value="0.89245560957918">
            <text:p>0.8924556096</text:p>
          </table:table-cell>
          <table:table-cell table:formula="of:=[.F282]/[.B282]" office:value-type="float" office:value="8.67711680539443">
            <text:p>8.6771168054</text:p>
          </table:table-cell>
          <table:table-cell table:formula="of:=[.C282]/[.E282]" office:value-type="float" office:value="0.375650066557347">
            <text:p>0.3756500666</text:p>
          </table:table-cell>
          <table:table-cell table:formula="of:=[.H282]/[.D282]" office:value-type="float" office:value="0.612100209725002">
            <text:p>0.6121002097</text:p>
          </table:table-cell>
          <table:table-cell table:formula="of:=ROUND(RAND()*9.9+0.1;3)" office:value-type="float" office:value="0.367">
            <text:p>0.367</text:p>
          </table:table-cell>
          <table:table-cell table:formula="of:=ROUND(RAND()*9.9+0.1;3)" office:value-type="float" office:value="6.988">
            <text:p>6.988</text:p>
          </table:table-cell>
          <table:table-cell table:formula="of:=IF([.A282]&lt;0.5;&quot;A&quot;;IF([.B282]&lt;0.5;&quot;B&quot;;IF([.C282]&lt;0.5;&quot;C&quot;;IF([.D282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43320893123746">
            <text:p>0.9433208931</text:p>
          </table:table-cell>
          <table:table-cell table:formula="of:=IF(RAND()&gt;1/[.B$1]; 0.6+RAND()*0.4; RAND()*0.4)" office:value-type="float" office:value="0.872077781986445">
            <text:p>0.872077782</text:p>
          </table:table-cell>
          <table:table-cell table:formula="of:=IF(RAND()&gt;1/[.C$1]; 0.6+RAND()*0.4; RAND()*0.4)" office:value-type="float" office:value="0.649352420028299">
            <text:p>0.64935242</text:p>
          </table:table-cell>
          <table:table-cell table:formula="of:=IF(RAND()&gt;1/[.D$1]; 0.6+RAND()*0.4; RAND()*0.4)" office:value-type="float" office:value="0.670239226613194">
            <text:p>0.6702392266</text:p>
          </table:table-cell>
          <table:table-cell table:formula="of:=ROUND(RAND()*9.9+0.1;3)" office:value-type="float" office:value="5.764">
            <text:p>5.764</text:p>
          </table:table-cell>
          <table:table-cell table:formula="of:=[.E283]/[.A283]" office:value-type="float" office:value="6.11032792978102">
            <text:p>6.1103279298</text:p>
          </table:table-cell>
          <table:table-cell table:formula="of:=[.F283]/[.B283]" office:value-type="float" office:value="7.00663181197293">
            <text:p>7.006631812</text:p>
          </table:table-cell>
          <table:table-cell table:formula="of:=[.C283]/[.E283]" office:value-type="float" office:value="0.112656561420593">
            <text:p>0.1126565614</text:p>
          </table:table-cell>
          <table:table-cell table:formula="of:=[.H283]/[.D283]" office:value-type="float" office:value="0.168084106312102">
            <text:p>0.1680841063</text:p>
          </table:table-cell>
          <table:table-cell table:formula="of:=ROUND(RAND()*9.9+0.1;3)" office:value-type="float" office:value="2.13">
            <text:p>2.13</text:p>
          </table:table-cell>
          <table:table-cell table:formula="of:=ROUND(RAND()*9.9+0.1;3)" office:value-type="float" office:value="5.598">
            <text:p>5.598</text:p>
          </table:table-cell>
          <table:table-cell table:formula="of:=IF([.A283]&lt;0.5;&quot;A&quot;;IF([.B283]&lt;0.5;&quot;B&quot;;IF([.C283]&lt;0.5;&quot;C&quot;;IF([.D283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63737199921161">
            <text:p>0.8637371999</text:p>
          </table:table-cell>
          <table:table-cell table:formula="of:=IF(RAND()&gt;1/[.B$1]; 0.6+RAND()*0.4; RAND()*0.4)" office:value-type="float" office:value="0.754603454470635">
            <text:p>0.7546034545</text:p>
          </table:table-cell>
          <table:table-cell table:formula="of:=IF(RAND()&gt;1/[.C$1]; 0.6+RAND()*0.4; RAND()*0.4)" office:value-type="float" office:value="0.301556690689176">
            <text:p>0.3015566907</text:p>
          </table:table-cell>
          <table:table-cell table:formula="of:=IF(RAND()&gt;1/[.D$1]; 0.6+RAND()*0.4; RAND()*0.4)" office:value-type="float" office:value="0.327404044382274">
            <text:p>0.3274040444</text:p>
          </table:table-cell>
          <table:table-cell table:formula="of:=ROUND(RAND()*9.9+0.1;3)" office:value-type="float" office:value="1.49">
            <text:p>1.49</text:p>
          </table:table-cell>
          <table:table-cell table:formula="of:=[.E284]/[.A284]" office:value-type="float" office:value="1.72506174347475">
            <text:p>1.7250617435</text:p>
          </table:table-cell>
          <table:table-cell table:formula="of:=[.F284]/[.B284]" office:value-type="float" office:value="2.2860506843093">
            <text:p>2.2860506843</text:p>
          </table:table-cell>
          <table:table-cell table:formula="of:=[.C284]/[.E284]" office:value-type="float" office:value="0.202387040730991">
            <text:p>0.2023870407</text:p>
          </table:table-cell>
          <table:table-cell table:formula="of:=[.H284]/[.D284]" office:value-type="float" office:value="0.618156813282018">
            <text:p>0.6181568133</text:p>
          </table:table-cell>
          <table:table-cell table:formula="of:=ROUND(RAND()*9.9+0.1;3)" office:value-type="float" office:value="1.967">
            <text:p>1.967</text:p>
          </table:table-cell>
          <table:table-cell table:formula="of:=ROUND(RAND()*9.9+0.1;3)" office:value-type="float" office:value="5.876">
            <text:p>5.876</text:p>
          </table:table-cell>
          <table:table-cell table:formula="of:=IF([.A284]&lt;0.5;&quot;A&quot;;IF([.B284]&lt;0.5;&quot;B&quot;;IF([.C284]&lt;0.5;&quot;C&quot;;IF([.D284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51563117094338">
            <text:p>0.7515631171</text:p>
          </table:table-cell>
          <table:table-cell table:formula="of:=IF(RAND()&gt;1/[.B$1]; 0.6+RAND()*0.4; RAND()*0.4)" office:value-type="float" office:value="0.391314262151718">
            <text:p>0.3913142622</text:p>
          </table:table-cell>
          <table:table-cell table:formula="of:=IF(RAND()&gt;1/[.C$1]; 0.6+RAND()*0.4; RAND()*0.4)" office:value-type="float" office:value="0.666525198146701">
            <text:p>0.6665251981</text:p>
          </table:table-cell>
          <table:table-cell table:formula="of:=IF(RAND()&gt;1/[.D$1]; 0.6+RAND()*0.4; RAND()*0.4)" office:value-type="float" office:value="0.0988281342200935">
            <text:p>0.0988281342</text:p>
          </table:table-cell>
          <table:table-cell table:formula="of:=ROUND(RAND()*9.9+0.1;3)" office:value-type="float" office:value="7.384">
            <text:p>7.384</text:p>
          </table:table-cell>
          <table:table-cell table:formula="of:=[.E285]/[.A285]" office:value-type="float" office:value="9.82485679785314">
            <text:p>9.8248567979</text:p>
          </table:table-cell>
          <table:table-cell table:formula="of:=[.F285]/[.B285]" office:value-type="float" office:value="25.107331237633">
            <text:p>25.1073312376</text:p>
          </table:table-cell>
          <table:table-cell table:formula="of:=[.C285]/[.E285]" office:value-type="float" office:value="0.0902661427609292">
            <text:p>0.0902661428</text:p>
          </table:table-cell>
          <table:table-cell table:formula="of:=[.H285]/[.D285]" office:value-type="float" office:value="0.913364837586668">
            <text:p>0.9133648376</text:p>
          </table:table-cell>
          <table:table-cell table:formula="of:=ROUND(RAND()*9.9+0.1;3)" office:value-type="float" office:value="3.317">
            <text:p>3.317</text:p>
          </table:table-cell>
          <table:table-cell table:formula="of:=ROUND(RAND()*9.9+0.1;3)" office:value-type="float" office:value="9.507">
            <text:p>9.507</text:p>
          </table:table-cell>
          <table:table-cell table:formula="of:=IF([.A285]&lt;0.5;&quot;A&quot;;IF([.B285]&lt;0.5;&quot;B&quot;;IF([.C285]&lt;0.5;&quot;C&quot;;IF([.D285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72219748515636">
            <text:p>0.8722197485</text:p>
          </table:table-cell>
          <table:table-cell table:formula="of:=IF(RAND()&gt;1/[.B$1]; 0.6+RAND()*0.4; RAND()*0.4)" office:value-type="float" office:value="0.68835257710889">
            <text:p>0.6883525771</text:p>
          </table:table-cell>
          <table:table-cell table:formula="of:=IF(RAND()&gt;1/[.C$1]; 0.6+RAND()*0.4; RAND()*0.4)" office:value-type="float" office:value="0.0807158179581165">
            <text:p>0.080715818</text:p>
          </table:table-cell>
          <table:table-cell table:formula="of:=IF(RAND()&gt;1/[.D$1]; 0.6+RAND()*0.4; RAND()*0.4)" office:value-type="float" office:value="0.261279497202486">
            <text:p>0.2612794972</text:p>
          </table:table-cell>
          <table:table-cell table:formula="of:=ROUND(RAND()*9.9+0.1;3)" office:value-type="float" office:value="7.621">
            <text:p>7.621</text:p>
          </table:table-cell>
          <table:table-cell table:formula="of:=[.E286]/[.A286]" office:value-type="float" office:value="8.73747700962928">
            <text:p>8.7374770096</text:p>
          </table:table-cell>
          <table:table-cell table:formula="of:=[.F286]/[.B286]" office:value-type="float" office:value="12.6933163326373">
            <text:p>12.6933163326</text:p>
          </table:table-cell>
          <table:table-cell table:formula="of:=[.C286]/[.E286]" office:value-type="float" office:value="0.0105912371024953">
            <text:p>0.0105912371</text:p>
          </table:table-cell>
          <table:table-cell table:formula="of:=[.H286]/[.D286]" office:value-type="float" office:value="0.0405360436463459">
            <text:p>0.0405360436</text:p>
          </table:table-cell>
          <table:table-cell table:formula="of:=ROUND(RAND()*9.9+0.1;3)" office:value-type="float" office:value="1.514">
            <text:p>1.514</text:p>
          </table:table-cell>
          <table:table-cell table:formula="of:=ROUND(RAND()*9.9+0.1;3)" office:value-type="float" office:value="9.071">
            <text:p>9.071</text:p>
          </table:table-cell>
          <table:table-cell table:formula="of:=IF([.A286]&lt;0.5;&quot;A&quot;;IF([.B286]&lt;0.5;&quot;B&quot;;IF([.C286]&lt;0.5;&quot;C&quot;;IF([.D286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160050542932004">
            <text:p>0.1600505429</text:p>
          </table:table-cell>
          <table:table-cell table:formula="of:=IF(RAND()&gt;1/[.B$1]; 0.6+RAND()*0.4; RAND()*0.4)" office:value-type="float" office:value="0.715543149597943">
            <text:p>0.7155431496</text:p>
          </table:table-cell>
          <table:table-cell table:formula="of:=IF(RAND()&gt;1/[.C$1]; 0.6+RAND()*0.4; RAND()*0.4)" office:value-type="float" office:value="0.991157008241862">
            <text:p>0.9911570082</text:p>
          </table:table-cell>
          <table:table-cell table:formula="of:=IF(RAND()&gt;1/[.D$1]; 0.6+RAND()*0.4; RAND()*0.4)" office:value-type="float" office:value="0.0703464546240866">
            <text:p>0.0703464546</text:p>
          </table:table-cell>
          <table:table-cell table:formula="of:=ROUND(RAND()*9.9+0.1;3)" office:value-type="float" office:value="2.196">
            <text:p>2.196</text:p>
          </table:table-cell>
          <table:table-cell table:formula="of:=[.E287]/[.A287]" office:value-type="float" office:value="13.72066573328">
            <text:p>13.7206657333</text:p>
          </table:table-cell>
          <table:table-cell table:formula="of:=[.F287]/[.B287]" office:value-type="float" office:value="19.175175866039">
            <text:p>19.175175866</text:p>
          </table:table-cell>
          <table:table-cell table:formula="of:=[.C287]/[.E287]" office:value-type="float" office:value="0.451346542915238">
            <text:p>0.4513465429</text:p>
          </table:table-cell>
          <table:table-cell table:formula="of:=[.H287]/[.D287]" office:value-type="float" office:value="6.41605245533862">
            <text:p>6.4160524553</text:p>
          </table:table-cell>
          <table:table-cell table:formula="of:=ROUND(RAND()*9.9+0.1;3)" office:value-type="float" office:value="1.953">
            <text:p>1.953</text:p>
          </table:table-cell>
          <table:table-cell table:formula="of:=ROUND(RAND()*9.9+0.1;3)" office:value-type="float" office:value="7.342">
            <text:p>7.342</text:p>
          </table:table-cell>
          <table:table-cell table:formula="of:=IF([.A287]&lt;0.5;&quot;A&quot;;IF([.B287]&lt;0.5;&quot;B&quot;;IF([.C287]&lt;0.5;&quot;C&quot;;IF([.D287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17567690666765">
            <text:p>0.1756769067</text:p>
          </table:table-cell>
          <table:table-cell table:formula="of:=IF(RAND()&gt;1/[.B$1]; 0.6+RAND()*0.4; RAND()*0.4)" office:value-type="float" office:value="0.897868654131889">
            <text:p>0.8978686541</text:p>
          </table:table-cell>
          <table:table-cell table:formula="of:=IF(RAND()&gt;1/[.C$1]; 0.6+RAND()*0.4; RAND()*0.4)" office:value-type="float" office:value="0.725767281837762">
            <text:p>0.7257672818</text:p>
          </table:table-cell>
          <table:table-cell table:formula="of:=IF(RAND()&gt;1/[.D$1]; 0.6+RAND()*0.4; RAND()*0.4)" office:value-type="float" office:value="0.823082184512168">
            <text:p>0.8230821845</text:p>
          </table:table-cell>
          <table:table-cell table:formula="of:=ROUND(RAND()*9.9+0.1;3)" office:value-type="float" office:value="3.774">
            <text:p>3.774</text:p>
          </table:table-cell>
          <table:table-cell table:formula="of:=[.E288]/[.A288]" office:value-type="float" office:value="21.4826186980839">
            <text:p>21.4826186981</text:p>
          </table:table-cell>
          <table:table-cell table:formula="of:=[.F288]/[.B288]" office:value-type="float" office:value="23.9262375395592">
            <text:p>23.9262375396</text:p>
          </table:table-cell>
          <table:table-cell table:formula="of:=[.C288]/[.E288]" office:value-type="float" office:value="0.192307175897658">
            <text:p>0.1923071759</text:p>
          </table:table-cell>
          <table:table-cell table:formula="of:=[.H288]/[.D288]" office:value-type="float" office:value="0.233642738861656">
            <text:p>0.2336427389</text:p>
          </table:table-cell>
          <table:table-cell table:formula="of:=ROUND(RAND()*9.9+0.1;3)" office:value-type="float" office:value="4.443">
            <text:p>4.443</text:p>
          </table:table-cell>
          <table:table-cell table:formula="of:=ROUND(RAND()*9.9+0.1;3)" office:value-type="float" office:value="2.842">
            <text:p>2.842</text:p>
          </table:table-cell>
          <table:table-cell table:formula="of:=IF([.A288]&lt;0.5;&quot;A&quot;;IF([.B288]&lt;0.5;&quot;B&quot;;IF([.C288]&lt;0.5;&quot;C&quot;;IF([.D288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15361076965928">
            <text:p>0.615361077</text:p>
          </table:table-cell>
          <table:table-cell table:formula="of:=IF(RAND()&gt;1/[.B$1]; 0.6+RAND()*0.4; RAND()*0.4)" office:value-type="float" office:value="0.656955283600837">
            <text:p>0.6569552836</text:p>
          </table:table-cell>
          <table:table-cell table:formula="of:=IF(RAND()&gt;1/[.C$1]; 0.6+RAND()*0.4; RAND()*0.4)" office:value-type="float" office:value="0.750779924169183">
            <text:p>0.7507799242</text:p>
          </table:table-cell>
          <table:table-cell table:formula="of:=IF(RAND()&gt;1/[.D$1]; 0.6+RAND()*0.4; RAND()*0.4)" office:value-type="float" office:value="0.337101726979017">
            <text:p>0.337101727</text:p>
          </table:table-cell>
          <table:table-cell table:formula="of:=ROUND(RAND()*9.9+0.1;3)" office:value-type="float" office:value="9.386">
            <text:p>9.386</text:p>
          </table:table-cell>
          <table:table-cell table:formula="of:=[.E289]/[.A289]" office:value-type="float" office:value="15.2528334198162">
            <text:p>15.2528334198</text:p>
          </table:table-cell>
          <table:table-cell table:formula="of:=[.F289]/[.B289]" office:value-type="float" office:value="23.2174606104298">
            <text:p>23.2174606104</text:p>
          </table:table-cell>
          <table:table-cell table:formula="of:=[.C289]/[.E289]" office:value-type="float" office:value="0.0799893377550802">
            <text:p>0.0799893378</text:p>
          </table:table-cell>
          <table:table-cell table:formula="of:=[.H289]/[.D289]" office:value-type="float" office:value="0.237285458226261">
            <text:p>0.2372854582</text:p>
          </table:table-cell>
          <table:table-cell table:formula="of:=ROUND(RAND()*9.9+0.1;3)" office:value-type="float" office:value="6.732">
            <text:p>6.732</text:p>
          </table:table-cell>
          <table:table-cell table:formula="of:=ROUND(RAND()*9.9+0.1;3)" office:value-type="float" office:value="7.9">
            <text:p>7.9</text:p>
          </table:table-cell>
          <table:table-cell table:formula="of:=IF([.A289]&lt;0.5;&quot;A&quot;;IF([.B289]&lt;0.5;&quot;B&quot;;IF([.C289]&lt;0.5;&quot;C&quot;;IF([.D289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365965811535716">
            <text:p>0.0365965812</text:p>
          </table:table-cell>
          <table:table-cell table:formula="of:=IF(RAND()&gt;1/[.B$1]; 0.6+RAND()*0.4; RAND()*0.4)" office:value-type="float" office:value="0.280700941383839">
            <text:p>0.2807009414</text:p>
          </table:table-cell>
          <table:table-cell table:formula="of:=IF(RAND()&gt;1/[.C$1]; 0.6+RAND()*0.4; RAND()*0.4)" office:value-type="float" office:value="0.287388694938272">
            <text:p>0.2873886949</text:p>
          </table:table-cell>
          <table:table-cell table:formula="of:=IF(RAND()&gt;1/[.D$1]; 0.6+RAND()*0.4; RAND()*0.4)" office:value-type="float" office:value="0.0520081741735339">
            <text:p>0.0520081742</text:p>
          </table:table-cell>
          <table:table-cell table:formula="of:=ROUND(RAND()*9.9+0.1;3)" office:value-type="float" office:value="0.876">
            <text:p>0.876</text:p>
          </table:table-cell>
          <table:table-cell table:formula="of:=[.E290]/[.A290]" office:value-type="float" office:value="23.9366621795628">
            <text:p>23.9366621796</text:p>
          </table:table-cell>
          <table:table-cell table:formula="of:=[.F290]/[.B290]" office:value-type="float" office:value="85.2746059972459">
            <text:p>85.2746059972</text:p>
          </table:table-cell>
          <table:table-cell table:formula="of:=[.C290]/[.E290]" office:value-type="float" office:value="0.328069286459215">
            <text:p>0.3280692865</text:p>
          </table:table-cell>
          <table:table-cell table:formula="of:=[.H290]/[.D290]" office:value-type="float" office:value="6.30803314426223">
            <text:p>6.3080331443</text:p>
          </table:table-cell>
          <table:table-cell table:formula="of:=ROUND(RAND()*9.9+0.1;3)" office:value-type="float" office:value="5.97">
            <text:p>5.97</text:p>
          </table:table-cell>
          <table:table-cell table:formula="of:=ROUND(RAND()*9.9+0.1;3)" office:value-type="float" office:value="6.097">
            <text:p>6.097</text:p>
          </table:table-cell>
          <table:table-cell table:formula="of:=IF([.A290]&lt;0.5;&quot;A&quot;;IF([.B290]&lt;0.5;&quot;B&quot;;IF([.C290]&lt;0.5;&quot;C&quot;;IF([.D290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1257446249947">
            <text:p>0.6125744625</text:p>
          </table:table-cell>
          <table:table-cell table:formula="of:=IF(RAND()&gt;1/[.B$1]; 0.6+RAND()*0.4; RAND()*0.4)" office:value-type="float" office:value="0.246242249757051">
            <text:p>0.2462422498</text:p>
          </table:table-cell>
          <table:table-cell table:formula="of:=IF(RAND()&gt;1/[.C$1]; 0.6+RAND()*0.4; RAND()*0.4)" office:value-type="float" office:value="0.126976754236966">
            <text:p>0.1269767542</text:p>
          </table:table-cell>
          <table:table-cell table:formula="of:=IF(RAND()&gt;1/[.D$1]; 0.6+RAND()*0.4; RAND()*0.4)" office:value-type="float" office:value="0.624068423267454">
            <text:p>0.6240684233</text:p>
          </table:table-cell>
          <table:table-cell table:formula="of:=ROUND(RAND()*9.9+0.1;3)" office:value-type="float" office:value="3.777">
            <text:p>3.777</text:p>
          </table:table-cell>
          <table:table-cell table:formula="of:=[.E291]/[.A291]" office:value-type="float" office:value="6.16578102944223">
            <text:p>6.1657810294</text:p>
          </table:table-cell>
          <table:table-cell table:formula="of:=[.F291]/[.B291]" office:value-type="float" office:value="25.0394927577438">
            <text:p>25.0394927577</text:p>
          </table:table-cell>
          <table:table-cell table:formula="of:=[.C291]/[.E291]" office:value-type="float" office:value="0.0336184152070337">
            <text:p>0.0336184152</text:p>
          </table:table-cell>
          <table:table-cell table:formula="of:=[.H291]/[.D291]" office:value-type="float" office:value="0.0538697584329243">
            <text:p>0.0538697584</text:p>
          </table:table-cell>
          <table:table-cell table:formula="of:=ROUND(RAND()*9.9+0.1;3)" office:value-type="float" office:value="4.849">
            <text:p>4.849</text:p>
          </table:table-cell>
          <table:table-cell table:formula="of:=ROUND(RAND()*9.9+0.1;3)" office:value-type="float" office:value="7.723">
            <text:p>7.723</text:p>
          </table:table-cell>
          <table:table-cell table:formula="of:=IF([.A291]&lt;0.5;&quot;A&quot;;IF([.B291]&lt;0.5;&quot;B&quot;;IF([.C291]&lt;0.5;&quot;C&quot;;IF([.D291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01194539107382">
            <text:p>0.9011945391</text:p>
          </table:table-cell>
          <table:table-cell table:formula="of:=IF(RAND()&gt;1/[.B$1]; 0.6+RAND()*0.4; RAND()*0.4)" office:value-type="float" office:value="0.965006648004055">
            <text:p>0.965006648</text:p>
          </table:table-cell>
          <table:table-cell table:formula="of:=IF(RAND()&gt;1/[.C$1]; 0.6+RAND()*0.4; RAND()*0.4)" office:value-type="float" office:value="0.814034848008305">
            <text:p>0.814034848</text:p>
          </table:table-cell>
          <table:table-cell table:formula="of:=IF(RAND()&gt;1/[.D$1]; 0.6+RAND()*0.4; RAND()*0.4)" office:value-type="float" office:value="0.669270413182676">
            <text:p>0.6692704132</text:p>
          </table:table-cell>
          <table:table-cell table:formula="of:=ROUND(RAND()*9.9+0.1;3)" office:value-type="float" office:value="6.386">
            <text:p>6.386</text:p>
          </table:table-cell>
          <table:table-cell table:formula="of:=[.E292]/[.A292]" office:value-type="float" office:value="7.08615035142714">
            <text:p>7.0861503514</text:p>
          </table:table-cell>
          <table:table-cell table:formula="of:=[.F292]/[.B292]" office:value-type="float" office:value="7.34311039834139">
            <text:p>7.3431103983</text:p>
          </table:table-cell>
          <table:table-cell table:formula="of:=[.C292]/[.E292]" office:value-type="float" office:value="0.127471789540918">
            <text:p>0.1274717895</text:p>
          </table:table-cell>
          <table:table-cell table:formula="of:=[.H292]/[.D292]" office:value-type="float" office:value="0.190463805107914">
            <text:p>0.1904638051</text:p>
          </table:table-cell>
          <table:table-cell table:formula="of:=ROUND(RAND()*9.9+0.1;3)" office:value-type="float" office:value="8.019">
            <text:p>8.019</text:p>
          </table:table-cell>
          <table:table-cell table:formula="of:=ROUND(RAND()*9.9+0.1;3)" office:value-type="float" office:value="7.14">
            <text:p>7.14</text:p>
          </table:table-cell>
          <table:table-cell table:formula="of:=IF([.A292]&lt;0.5;&quot;A&quot;;IF([.B292]&lt;0.5;&quot;B&quot;;IF([.C292]&lt;0.5;&quot;C&quot;;IF([.D292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850250722840428">
            <text:p>0.0850250723</text:p>
          </table:table-cell>
          <table:table-cell table:formula="of:=IF(RAND()&gt;1/[.B$1]; 0.6+RAND()*0.4; RAND()*0.4)" office:value-type="float" office:value="0.911768615432084">
            <text:p>0.9117686154</text:p>
          </table:table-cell>
          <table:table-cell table:formula="of:=IF(RAND()&gt;1/[.C$1]; 0.6+RAND()*0.4; RAND()*0.4)" office:value-type="float" office:value="0.746238790825009">
            <text:p>0.7462387908</text:p>
          </table:table-cell>
          <table:table-cell table:formula="of:=IF(RAND()&gt;1/[.D$1]; 0.6+RAND()*0.4; RAND()*0.4)" office:value-type="float" office:value="0.712737641576678">
            <text:p>0.7127376416</text:p>
          </table:table-cell>
          <table:table-cell table:formula="of:=ROUND(RAND()*9.9+0.1;3)" office:value-type="float" office:value="7.84">
            <text:p>7.84</text:p>
          </table:table-cell>
          <table:table-cell table:formula="of:=[.E293]/[.A293]" office:value-type="float" office:value="92.2080956756961">
            <text:p>92.2080956757</text:p>
          </table:table-cell>
          <table:table-cell table:formula="of:=[.F293]/[.B293]" office:value-type="float" office:value="101.1310261343">
            <text:p>101.1310261343</text:p>
          </table:table-cell>
          <table:table-cell table:formula="of:=[.C293]/[.E293]" office:value-type="float" office:value="0.0951835192378839">
            <text:p>0.0951835192</text:p>
          </table:table-cell>
          <table:table-cell table:formula="of:=[.H293]/[.D293]" office:value-type="float" office:value="0.133546362203243">
            <text:p>0.1335463622</text:p>
          </table:table-cell>
          <table:table-cell table:formula="of:=ROUND(RAND()*9.9+0.1;3)" office:value-type="float" office:value="8.656">
            <text:p>8.656</text:p>
          </table:table-cell>
          <table:table-cell table:formula="of:=ROUND(RAND()*9.9+0.1;3)" office:value-type="float" office:value="9.136">
            <text:p>9.136</text:p>
          </table:table-cell>
          <table:table-cell table:formula="of:=IF([.A293]&lt;0.5;&quot;A&quot;;IF([.B293]&lt;0.5;&quot;B&quot;;IF([.C293]&lt;0.5;&quot;C&quot;;IF([.D293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607877654023469">
            <text:p>0.0607877654</text:p>
          </table:table-cell>
          <table:table-cell table:formula="of:=IF(RAND()&gt;1/[.B$1]; 0.6+RAND()*0.4; RAND()*0.4)" office:value-type="float" office:value="0.801976405922323">
            <text:p>0.8019764059</text:p>
          </table:table-cell>
          <table:table-cell table:formula="of:=IF(RAND()&gt;1/[.C$1]; 0.6+RAND()*0.4; RAND()*0.4)" office:value-type="float" office:value="0.126227797288448">
            <text:p>0.1262277973</text:p>
          </table:table-cell>
          <table:table-cell table:formula="of:=IF(RAND()&gt;1/[.D$1]; 0.6+RAND()*0.4; RAND()*0.4)" office:value-type="float" office:value="0.669260900467634">
            <text:p>0.6692609005</text:p>
          </table:table-cell>
          <table:table-cell table:formula="of:=ROUND(RAND()*9.9+0.1;3)" office:value-type="float" office:value="0.95">
            <text:p>0.95</text:p>
          </table:table-cell>
          <table:table-cell table:formula="of:=[.E294]/[.A294]" office:value-type="float" office:value="15.6281448036799">
            <text:p>15.6281448037</text:p>
          </table:table-cell>
          <table:table-cell table:formula="of:=[.F294]/[.B294]" office:value-type="float" office:value="19.4870381326325">
            <text:p>19.4870381326</text:p>
          </table:table-cell>
          <table:table-cell table:formula="of:=[.C294]/[.E294]" office:value-type="float" office:value="0.132871365566787">
            <text:p>0.1328713656</text:p>
          </table:table-cell>
          <table:table-cell table:formula="of:=[.H294]/[.D294]" office:value-type="float" office:value="0.198534481058053">
            <text:p>0.1985344811</text:p>
          </table:table-cell>
          <table:table-cell table:formula="of:=ROUND(RAND()*9.9+0.1;3)" office:value-type="float" office:value="6.308">
            <text:p>6.308</text:p>
          </table:table-cell>
          <table:table-cell table:formula="of:=ROUND(RAND()*9.9+0.1;3)" office:value-type="float" office:value="7.133">
            <text:p>7.133</text:p>
          </table:table-cell>
          <table:table-cell table:formula="of:=IF([.A294]&lt;0.5;&quot;A&quot;;IF([.B294]&lt;0.5;&quot;B&quot;;IF([.C294]&lt;0.5;&quot;C&quot;;IF([.D294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60272430628538">
            <text:p>0.9602724306</text:p>
          </table:table-cell>
          <table:table-cell table:formula="of:=IF(RAND()&gt;1/[.B$1]; 0.6+RAND()*0.4; RAND()*0.4)" office:value-type="float" office:value="0.0963711923919618">
            <text:p>0.0963711924</text:p>
          </table:table-cell>
          <table:table-cell table:formula="of:=IF(RAND()&gt;1/[.C$1]; 0.6+RAND()*0.4; RAND()*0.4)" office:value-type="float" office:value="0.673705471679568">
            <text:p>0.6737054717</text:p>
          </table:table-cell>
          <table:table-cell table:formula="of:=IF(RAND()&gt;1/[.D$1]; 0.6+RAND()*0.4; RAND()*0.4)" office:value-type="float" office:value="0.342829155549407">
            <text:p>0.3428291555</text:p>
          </table:table-cell>
          <table:table-cell table:formula="of:=ROUND(RAND()*9.9+0.1;3)" office:value-type="float" office:value="5.716">
            <text:p>5.716</text:p>
          </table:table-cell>
          <table:table-cell table:formula="of:=[.E295]/[.A295]" office:value-type="float" office:value="5.95247746127486">
            <text:p>5.9524774613</text:p>
          </table:table-cell>
          <table:table-cell table:formula="of:=[.F295]/[.B295]" office:value-type="float" office:value="61.7661493391603">
            <text:p>61.7661493392</text:p>
          </table:table-cell>
          <table:table-cell table:formula="of:=[.C295]/[.E295]" office:value-type="float" office:value="0.11786309861434">
            <text:p>0.1178630986</text:p>
          </table:table-cell>
          <table:table-cell table:formula="of:=[.H295]/[.D295]" office:value-type="float" office:value="0.343795434858673">
            <text:p>0.3437954349</text:p>
          </table:table-cell>
          <table:table-cell table:formula="of:=ROUND(RAND()*9.9+0.1;3)" office:value-type="float" office:value="4.992">
            <text:p>4.992</text:p>
          </table:table-cell>
          <table:table-cell table:formula="of:=ROUND(RAND()*9.9+0.1;3)" office:value-type="float" office:value="1.468">
            <text:p>1.468</text:p>
          </table:table-cell>
          <table:table-cell table:formula="of:=IF([.A295]&lt;0.5;&quot;A&quot;;IF([.B295]&lt;0.5;&quot;B&quot;;IF([.C295]&lt;0.5;&quot;C&quot;;IF([.D295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46729924529791">
            <text:p>0.6467299245</text:p>
          </table:table-cell>
          <table:table-cell table:formula="of:=IF(RAND()&gt;1/[.B$1]; 0.6+RAND()*0.4; RAND()*0.4)" office:value-type="float" office:value="0.653837503120303">
            <text:p>0.6538375031</text:p>
          </table:table-cell>
          <table:table-cell table:formula="of:=IF(RAND()&gt;1/[.C$1]; 0.6+RAND()*0.4; RAND()*0.4)" office:value-type="float" office:value="0.371120169200003">
            <text:p>0.3711201692</text:p>
          </table:table-cell>
          <table:table-cell table:formula="of:=IF(RAND()&gt;1/[.D$1]; 0.6+RAND()*0.4; RAND()*0.4)" office:value-type="float" office:value="0.0225941536016762">
            <text:p>0.0225941536</text:p>
          </table:table-cell>
          <table:table-cell table:formula="of:=ROUND(RAND()*9.9+0.1;3)" office:value-type="float" office:value="6.858">
            <text:p>6.858</text:p>
          </table:table-cell>
          <table:table-cell table:formula="of:=[.E296]/[.A296]" office:value-type="float" office:value="10.6041173291713">
            <text:p>10.6041173292</text:p>
          </table:table-cell>
          <table:table-cell table:formula="of:=[.F296]/[.B296]" office:value-type="float" office:value="16.2182763738167">
            <text:p>16.2182763738</text:p>
          </table:table-cell>
          <table:table-cell table:formula="of:=[.C296]/[.E296]" office:value-type="float" office:value="0.0541149269757952">
            <text:p>0.054114927</text:p>
          </table:table-cell>
          <table:table-cell table:formula="of:=[.H296]/[.D296]" office:value-type="float" office:value="2.39508538048447">
            <text:p>2.3950853805</text:p>
          </table:table-cell>
          <table:table-cell table:formula="of:=ROUND(RAND()*9.9+0.1;3)" office:value-type="float" office:value="2.029">
            <text:p>2.029</text:p>
          </table:table-cell>
          <table:table-cell table:formula="of:=ROUND(RAND()*9.9+0.1;3)" office:value-type="float" office:value="7.061">
            <text:p>7.061</text:p>
          </table:table-cell>
          <table:table-cell table:formula="of:=IF([.A296]&lt;0.5;&quot;A&quot;;IF([.B296]&lt;0.5;&quot;B&quot;;IF([.C296]&lt;0.5;&quot;C&quot;;IF([.D296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136003806255758">
            <text:p>0.1360038063</text:p>
          </table:table-cell>
          <table:table-cell table:formula="of:=IF(RAND()&gt;1/[.B$1]; 0.6+RAND()*0.4; RAND()*0.4)" office:value-type="float" office:value="0.615208632219583">
            <text:p>0.6152086322</text:p>
          </table:table-cell>
          <table:table-cell table:formula="of:=IF(RAND()&gt;1/[.C$1]; 0.6+RAND()*0.4; RAND()*0.4)" office:value-type="float" office:value="0.648098363727331">
            <text:p>0.6480983637</text:p>
          </table:table-cell>
          <table:table-cell table:formula="of:=IF(RAND()&gt;1/[.D$1]; 0.6+RAND()*0.4; RAND()*0.4)" office:value-type="float" office:value="0.689359080046415">
            <text:p>0.68935908</text:p>
          </table:table-cell>
          <table:table-cell table:formula="of:=ROUND(RAND()*9.9+0.1;3)" office:value-type="float" office:value="2.831">
            <text:p>2.831</text:p>
          </table:table-cell>
          <table:table-cell table:formula="of:=[.E297]/[.A297]" office:value-type="float" office:value="20.8155939009255">
            <text:p>20.8155939009</text:p>
          </table:table-cell>
          <table:table-cell table:formula="of:=[.F297]/[.B297]" office:value-type="float" office:value="33.8350159779551">
            <text:p>33.835015978</text:p>
          </table:table-cell>
          <table:table-cell table:formula="of:=[.C297]/[.E297]" office:value-type="float" office:value="0.228929128833391">
            <text:p>0.2289291288</text:p>
          </table:table-cell>
          <table:table-cell table:formula="of:=[.H297]/[.D297]" office:value-type="float" office:value="0.332089814234372">
            <text:p>0.3320898142</text:p>
          </table:table-cell>
          <table:table-cell table:formula="of:=ROUND(RAND()*9.9+0.1;3)" office:value-type="float" office:value="9.951">
            <text:p>9.951</text:p>
          </table:table-cell>
          <table:table-cell table:formula="of:=ROUND(RAND()*9.9+0.1;3)" office:value-type="float" office:value="4.001">
            <text:p>4.001</text:p>
          </table:table-cell>
          <table:table-cell table:formula="of:=IF([.A297]&lt;0.5;&quot;A&quot;;IF([.B297]&lt;0.5;&quot;B&quot;;IF([.C297]&lt;0.5;&quot;C&quot;;IF([.D297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75275448057801">
            <text:p>0.3752754481</text:p>
          </table:table-cell>
          <table:table-cell table:formula="of:=IF(RAND()&gt;1/[.B$1]; 0.6+RAND()*0.4; RAND()*0.4)" office:value-type="float" office:value="0.998144753929228">
            <text:p>0.9981447539</text:p>
          </table:table-cell>
          <table:table-cell table:formula="of:=IF(RAND()&gt;1/[.C$1]; 0.6+RAND()*0.4; RAND()*0.4)" office:value-type="float" office:value="0.676790606603027">
            <text:p>0.6767906066</text:p>
          </table:table-cell>
          <table:table-cell table:formula="of:=IF(RAND()&gt;1/[.D$1]; 0.6+RAND()*0.4; RAND()*0.4)" office:value-type="float" office:value="0.201886104978621">
            <text:p>0.201886105</text:p>
          </table:table-cell>
          <table:table-cell table:formula="of:=ROUND(RAND()*9.9+0.1;3)" office:value-type="float" office:value="9.744">
            <text:p>9.744</text:p>
          </table:table-cell>
          <table:table-cell table:formula="of:=[.E298]/[.A298]" office:value-type="float" office:value="25.9649280293424">
            <text:p>25.9649280293</text:p>
          </table:table-cell>
          <table:table-cell table:formula="of:=[.F298]/[.B298]" office:value-type="float" office:value="26.0131888958296">
            <text:p>26.0131888958</text:p>
          </table:table-cell>
          <table:table-cell table:formula="of:=[.C298]/[.E298]" office:value-type="float" office:value="0.0694571640602449">
            <text:p>0.0694571641</text:p>
          </table:table-cell>
          <table:table-cell table:formula="of:=[.H298]/[.D298]" office:value-type="float" office:value="0.344041329974642">
            <text:p>0.34404133</text:p>
          </table:table-cell>
          <table:table-cell table:formula="of:=ROUND(RAND()*9.9+0.1;3)" office:value-type="float" office:value="2.919">
            <text:p>2.919</text:p>
          </table:table-cell>
          <table:table-cell table:formula="of:=ROUND(RAND()*9.9+0.1;3)" office:value-type="float" office:value="7.508">
            <text:p>7.508</text:p>
          </table:table-cell>
          <table:table-cell table:formula="of:=IF([.A298]&lt;0.5;&quot;A&quot;;IF([.B298]&lt;0.5;&quot;B&quot;;IF([.C298]&lt;0.5;&quot;C&quot;;IF([.D298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60827854741365">
            <text:p>0.6608278547</text:p>
          </table:table-cell>
          <table:table-cell table:formula="of:=IF(RAND()&gt;1/[.B$1]; 0.6+RAND()*0.4; RAND()*0.4)" office:value-type="float" office:value="0.164619154576212">
            <text:p>0.1646191546</text:p>
          </table:table-cell>
          <table:table-cell table:formula="of:=IF(RAND()&gt;1/[.C$1]; 0.6+RAND()*0.4; RAND()*0.4)" office:value-type="float" office:value="0.345944292377681">
            <text:p>0.3459442924</text:p>
          </table:table-cell>
          <table:table-cell table:formula="of:=IF(RAND()&gt;1/[.D$1]; 0.6+RAND()*0.4; RAND()*0.4)" office:value-type="float" office:value="0.860585881397128">
            <text:p>0.8605858814</text:p>
          </table:table-cell>
          <table:table-cell table:formula="of:=ROUND(RAND()*9.9+0.1;3)" office:value-type="float" office:value="6.428">
            <text:p>6.428</text:p>
          </table:table-cell>
          <table:table-cell table:formula="of:=[.E299]/[.A299]" office:value-type="float" office:value="9.72719287463419">
            <text:p>9.7271928746</text:p>
          </table:table-cell>
          <table:table-cell table:formula="of:=[.F299]/[.B299]" office:value-type="float" office:value="59.0890707686807">
            <text:p>59.0890707687</text:p>
          </table:table-cell>
          <table:table-cell table:formula="of:=[.C299]/[.E299]" office:value-type="float" office:value="0.0538183404445676">
            <text:p>0.0538183404</text:p>
          </table:table-cell>
          <table:table-cell table:formula="of:=[.H299]/[.D299]" office:value-type="float" office:value="0.062536861930846">
            <text:p>0.0625368619</text:p>
          </table:table-cell>
          <table:table-cell table:formula="of:=ROUND(RAND()*9.9+0.1;3)" office:value-type="float" office:value="5.392">
            <text:p>5.392</text:p>
          </table:table-cell>
          <table:table-cell table:formula="of:=ROUND(RAND()*9.9+0.1;3)" office:value-type="float" office:value="7.28">
            <text:p>7.28</text:p>
          </table:table-cell>
          <table:table-cell table:formula="of:=IF([.A299]&lt;0.5;&quot;A&quot;;IF([.B299]&lt;0.5;&quot;B&quot;;IF([.C299]&lt;0.5;&quot;C&quot;;IF([.D299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601654168218374">
            <text:p>0.0601654168</text:p>
          </table:table-cell>
          <table:table-cell table:formula="of:=IF(RAND()&gt;1/[.B$1]; 0.6+RAND()*0.4; RAND()*0.4)" office:value-type="float" office:value="0.373995491396636">
            <text:p>0.3739954914</text:p>
          </table:table-cell>
          <table:table-cell table:formula="of:=IF(RAND()&gt;1/[.C$1]; 0.6+RAND()*0.4; RAND()*0.4)" office:value-type="float" office:value="0.0910892212763429">
            <text:p>0.0910892213</text:p>
          </table:table-cell>
          <table:table-cell table:formula="of:=IF(RAND()&gt;1/[.D$1]; 0.6+RAND()*0.4; RAND()*0.4)" office:value-type="float" office:value="0.740637009683996">
            <text:p>0.7406370097</text:p>
          </table:table-cell>
          <table:table-cell table:formula="of:=ROUND(RAND()*9.9+0.1;3)" office:value-type="float" office:value="7.994">
            <text:p>7.994</text:p>
          </table:table-cell>
          <table:table-cell table:formula="of:=[.E300]/[.A300]" office:value-type="float" office:value="132.867025980588">
            <text:p>132.8670259806</text:p>
          </table:table-cell>
          <table:table-cell table:formula="of:=[.F300]/[.B300]" office:value-type="float" office:value="355.263710491306">
            <text:p>355.2637104913</text:p>
          </table:table-cell>
          <table:table-cell table:formula="of:=[.C300]/[.E300]" office:value-type="float" office:value="0.0113946986835555">
            <text:p>0.0113946987</text:p>
          </table:table-cell>
          <table:table-cell table:formula="of:=[.H300]/[.D300]" office:value-type="float" office:value="0.0153849976905924">
            <text:p>0.0153849977</text:p>
          </table:table-cell>
          <table:table-cell table:formula="of:=ROUND(RAND()*9.9+0.1;3)" office:value-type="float" office:value="3.42">
            <text:p>3.42</text:p>
          </table:table-cell>
          <table:table-cell table:formula="of:=ROUND(RAND()*9.9+0.1;3)" office:value-type="float" office:value="0.54">
            <text:p>0.54</text:p>
          </table:table-cell>
          <table:table-cell table:formula="of:=IF([.A300]&lt;0.5;&quot;A&quot;;IF([.B300]&lt;0.5;&quot;B&quot;;IF([.C300]&lt;0.5;&quot;C&quot;;IF([.D300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93235211260617">
            <text:p>0.7932352113</text:p>
          </table:table-cell>
          <table:table-cell table:formula="of:=IF(RAND()&gt;1/[.B$1]; 0.6+RAND()*0.4; RAND()*0.4)" office:value-type="float" office:value="0.682939995639026">
            <text:p>0.6829399956</text:p>
          </table:table-cell>
          <table:table-cell table:formula="of:=IF(RAND()&gt;1/[.C$1]; 0.6+RAND()*0.4; RAND()*0.4)" office:value-type="float" office:value="0.608330994937569">
            <text:p>0.6083309949</text:p>
          </table:table-cell>
          <table:table-cell table:formula="of:=IF(RAND()&gt;1/[.D$1]; 0.6+RAND()*0.4; RAND()*0.4)" office:value-type="float" office:value="0.656845051143318">
            <text:p>0.6568450511</text:p>
          </table:table-cell>
          <table:table-cell table:formula="of:=ROUND(RAND()*9.9+0.1;3)" office:value-type="float" office:value="7.326">
            <text:p>7.326</text:p>
          </table:table-cell>
          <table:table-cell table:formula="of:=[.E301]/[.A301]" office:value-type="float" office:value="9.23559607037294">
            <text:p>9.2355960704</text:p>
          </table:table-cell>
          <table:table-cell table:formula="of:=[.F301]/[.B301]" office:value-type="float" office:value="13.5232906687962">
            <text:p>13.5232906688</text:p>
          </table:table-cell>
          <table:table-cell table:formula="of:=[.C301]/[.E301]" office:value-type="float" office:value="0.083037263846242">
            <text:p>0.0830372638</text:p>
          </table:table-cell>
          <table:table-cell table:formula="of:=[.H301]/[.D301]" office:value-type="float" office:value="0.12641834432901">
            <text:p>0.1264183443</text:p>
          </table:table-cell>
          <table:table-cell table:formula="of:=ROUND(RAND()*9.9+0.1;3)" office:value-type="float" office:value="2.881">
            <text:p>2.881</text:p>
          </table:table-cell>
          <table:table-cell table:formula="of:=ROUND(RAND()*9.9+0.1;3)" office:value-type="float" office:value="9.248">
            <text:p>9.248</text:p>
          </table:table-cell>
          <table:table-cell table:formula="of:=IF([.A301]&lt;0.5;&quot;A&quot;;IF([.B301]&lt;0.5;&quot;B&quot;;IF([.C301]&lt;0.5;&quot;C&quot;;IF([.D301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96913221105933">
            <text:p>0.6969132211</text:p>
          </table:table-cell>
          <table:table-cell table:formula="of:=IF(RAND()&gt;1/[.B$1]; 0.6+RAND()*0.4; RAND()*0.4)" office:value-type="float" office:value="0.971709384489805">
            <text:p>0.9717093845</text:p>
          </table:table-cell>
          <table:table-cell table:formula="of:=IF(RAND()&gt;1/[.C$1]; 0.6+RAND()*0.4; RAND()*0.4)" office:value-type="float" office:value="0.773322222568095">
            <text:p>0.7733222226</text:p>
          </table:table-cell>
          <table:table-cell table:formula="of:=IF(RAND()&gt;1/[.D$1]; 0.6+RAND()*0.4; RAND()*0.4)" office:value-type="float" office:value="0.267003159504384">
            <text:p>0.2670031595</text:p>
          </table:table-cell>
          <table:table-cell table:formula="of:=ROUND(RAND()*9.9+0.1;3)" office:value-type="float" office:value="4.563">
            <text:p>4.563</text:p>
          </table:table-cell>
          <table:table-cell table:formula="of:=[.E302]/[.A302]" office:value-type="float" office:value="6.54744358667635">
            <text:p>6.5474435867</text:p>
          </table:table-cell>
          <table:table-cell table:formula="of:=[.F302]/[.B302]" office:value-type="float" office:value="6.73806766836371">
            <text:p>6.7380676684</text:p>
          </table:table-cell>
          <table:table-cell table:formula="of:=[.C302]/[.E302]" office:value-type="float" office:value="0.169476708868747">
            <text:p>0.1694767089</text:p>
          </table:table-cell>
          <table:table-cell table:formula="of:=[.H302]/[.D302]" office:value-type="float" office:value="0.634736716911265">
            <text:p>0.6347367169</text:p>
          </table:table-cell>
          <table:table-cell table:formula="of:=ROUND(RAND()*9.9+0.1;3)" office:value-type="float" office:value="1.939">
            <text:p>1.939</text:p>
          </table:table-cell>
          <table:table-cell table:formula="of:=ROUND(RAND()*9.9+0.1;3)" office:value-type="float" office:value="4.061">
            <text:p>4.061</text:p>
          </table:table-cell>
          <table:table-cell table:formula="of:=IF([.A302]&lt;0.5;&quot;A&quot;;IF([.B302]&lt;0.5;&quot;B&quot;;IF([.C302]&lt;0.5;&quot;C&quot;;IF([.D302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29965488426387">
            <text:p>0.6299654884</text:p>
          </table:table-cell>
          <table:table-cell table:formula="of:=IF(RAND()&gt;1/[.B$1]; 0.6+RAND()*0.4; RAND()*0.4)" office:value-type="float" office:value="0.844369162153453">
            <text:p>0.8443691622</text:p>
          </table:table-cell>
          <table:table-cell table:formula="of:=IF(RAND()&gt;1/[.C$1]; 0.6+RAND()*0.4; RAND()*0.4)" office:value-type="float" office:value="0.64684410057962">
            <text:p>0.6468441006</text:p>
          </table:table-cell>
          <table:table-cell table:formula="of:=IF(RAND()&gt;1/[.D$1]; 0.6+RAND()*0.4; RAND()*0.4)" office:value-type="float" office:value="0.381854570284486">
            <text:p>0.3818545703</text:p>
          </table:table-cell>
          <table:table-cell table:formula="of:=ROUND(RAND()*9.9+0.1;3)" office:value-type="float" office:value="4.626">
            <text:p>4.626</text:p>
          </table:table-cell>
          <table:table-cell table:formula="of:=[.E303]/[.A303]" office:value-type="float" office:value="7.34325940863117">
            <text:p>7.3432594086</text:p>
          </table:table-cell>
          <table:table-cell table:formula="of:=[.F303]/[.B303]" office:value-type="float" office:value="8.69674040428377">
            <text:p>8.6967404043</text:p>
          </table:table-cell>
          <table:table-cell table:formula="of:=[.C303]/[.E303]" office:value-type="float" office:value="0.139827950838655">
            <text:p>0.1398279508</text:p>
          </table:table-cell>
          <table:table-cell table:formula="of:=[.H303]/[.D303]" office:value-type="float" office:value="0.36618116351071">
            <text:p>0.3661811635</text:p>
          </table:table-cell>
          <table:table-cell table:formula="of:=ROUND(RAND()*9.9+0.1;3)" office:value-type="float" office:value="9.06">
            <text:p>9.06</text:p>
          </table:table-cell>
          <table:table-cell table:formula="of:=ROUND(RAND()*9.9+0.1;3)" office:value-type="float" office:value="9.625">
            <text:p>9.625</text:p>
          </table:table-cell>
          <table:table-cell table:formula="of:=IF([.A303]&lt;0.5;&quot;A&quot;;IF([.B303]&lt;0.5;&quot;B&quot;;IF([.C303]&lt;0.5;&quot;C&quot;;IF([.D303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76901881303638">
            <text:p>0.7769018813</text:p>
          </table:table-cell>
          <table:table-cell table:formula="of:=IF(RAND()&gt;1/[.B$1]; 0.6+RAND()*0.4; RAND()*0.4)" office:value-type="float" office:value="0.304995197802782">
            <text:p>0.3049951978</text:p>
          </table:table-cell>
          <table:table-cell table:formula="of:=IF(RAND()&gt;1/[.C$1]; 0.6+RAND()*0.4; RAND()*0.4)" office:value-type="float" office:value="0.00914828768000007">
            <text:p>0.0091482877</text:p>
          </table:table-cell>
          <table:table-cell table:formula="of:=IF(RAND()&gt;1/[.D$1]; 0.6+RAND()*0.4; RAND()*0.4)" office:value-type="float" office:value="0.733695795293898">
            <text:p>0.7336957953</text:p>
          </table:table-cell>
          <table:table-cell table:formula="of:=ROUND(RAND()*9.9+0.1;3)" office:value-type="float" office:value="7.364">
            <text:p>7.364</text:p>
          </table:table-cell>
          <table:table-cell table:formula="of:=[.E304]/[.A304]" office:value-type="float" office:value="9.47867443394942">
            <text:p>9.4786744339</text:p>
          </table:table-cell>
          <table:table-cell table:formula="of:=[.F304]/[.B304]" office:value-type="float" office:value="31.0781104169338">
            <text:p>31.0781104169</text:p>
          </table:table-cell>
          <table:table-cell table:formula="of:=[.C304]/[.E304]" office:value-type="float" office:value="0.00124229870722434">
            <text:p>0.0012422987</text:p>
          </table:table-cell>
          <table:table-cell table:formula="of:=[.H304]/[.D304]" office:value-type="float" office:value="0.00169320679659438">
            <text:p>0.0016932068</text:p>
          </table:table-cell>
          <table:table-cell table:formula="of:=ROUND(RAND()*9.9+0.1;3)" office:value-type="float" office:value="2.655">
            <text:p>2.655</text:p>
          </table:table-cell>
          <table:table-cell table:formula="of:=ROUND(RAND()*9.9+0.1;3)" office:value-type="float" office:value="2.783">
            <text:p>2.783</text:p>
          </table:table-cell>
          <table:table-cell table:formula="of:=IF([.A304]&lt;0.5;&quot;A&quot;;IF([.B304]&lt;0.5;&quot;B&quot;;IF([.C304]&lt;0.5;&quot;C&quot;;IF([.D304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193989266827703">
            <text:p>0.1939892668</text:p>
          </table:table-cell>
          <table:table-cell table:formula="of:=IF(RAND()&gt;1/[.B$1]; 0.6+RAND()*0.4; RAND()*0.4)" office:value-type="float" office:value="0.843780257366598">
            <text:p>0.8437802574</text:p>
          </table:table-cell>
          <table:table-cell table:formula="of:=IF(RAND()&gt;1/[.C$1]; 0.6+RAND()*0.4; RAND()*0.4)" office:value-type="float" office:value="0.816128101758659">
            <text:p>0.8161281018</text:p>
          </table:table-cell>
          <table:table-cell table:formula="of:=IF(RAND()&gt;1/[.D$1]; 0.6+RAND()*0.4; RAND()*0.4)" office:value-type="float" office:value="0.0127015101723373">
            <text:p>0.0127015102</text:p>
          </table:table-cell>
          <table:table-cell table:formula="of:=ROUND(RAND()*9.9+0.1;3)" office:value-type="float" office:value="0.66">
            <text:p>0.66</text:p>
          </table:table-cell>
          <table:table-cell table:formula="of:=[.E305]/[.A305]" office:value-type="float" office:value="3.40225008730096">
            <text:p>3.4022500873</text:p>
          </table:table-cell>
          <table:table-cell table:formula="of:=[.F305]/[.B305]" office:value-type="float" office:value="4.03215180445112">
            <text:p>4.0321518045</text:p>
          </table:table-cell>
          <table:table-cell table:formula="of:=[.C305]/[.E305]" office:value-type="float" office:value="1.23655772993736">
            <text:p>1.2365577299</text:p>
          </table:table-cell>
          <table:table-cell table:formula="of:=[.H305]/[.D305]" office:value-type="float" office:value="97.3551737674839">
            <text:p>97.3551737675</text:p>
          </table:table-cell>
          <table:table-cell table:formula="of:=ROUND(RAND()*9.9+0.1;3)" office:value-type="float" office:value="4.519">
            <text:p>4.519</text:p>
          </table:table-cell>
          <table:table-cell table:formula="of:=ROUND(RAND()*9.9+0.1;3)" office:value-type="float" office:value="3.746">
            <text:p>3.746</text:p>
          </table:table-cell>
          <table:table-cell table:formula="of:=IF([.A305]&lt;0.5;&quot;A&quot;;IF([.B305]&lt;0.5;&quot;B&quot;;IF([.C305]&lt;0.5;&quot;C&quot;;IF([.D305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9395404253155">
            <text:p>0.7939540425</text:p>
          </table:table-cell>
          <table:table-cell table:formula="of:=IF(RAND()&gt;1/[.B$1]; 0.6+RAND()*0.4; RAND()*0.4)" office:value-type="float" office:value="0.180196494515985">
            <text:p>0.1801964945</text:p>
          </table:table-cell>
          <table:table-cell table:formula="of:=IF(RAND()&gt;1/[.C$1]; 0.6+RAND()*0.4; RAND()*0.4)" office:value-type="float" office:value="0.764496655762196">
            <text:p>0.7644966558</text:p>
          </table:table-cell>
          <table:table-cell table:formula="of:=IF(RAND()&gt;1/[.D$1]; 0.6+RAND()*0.4; RAND()*0.4)" office:value-type="float" office:value="0.106530705746263">
            <text:p>0.1065307057</text:p>
          </table:table-cell>
          <table:table-cell table:formula="of:=ROUND(RAND()*9.9+0.1;3)" office:value-type="float" office:value="7.364">
            <text:p>7.364</text:p>
          </table:table-cell>
          <table:table-cell table:formula="of:=[.E306]/[.A306]" office:value-type="float" office:value="9.27509604525676">
            <text:p>9.2750960453</text:p>
          </table:table-cell>
          <table:table-cell table:formula="of:=[.F306]/[.B306]" office:value-type="float" office:value="51.4721225302969">
            <text:p>51.4721225303</text:p>
          </table:table-cell>
          <table:table-cell table:formula="of:=[.C306]/[.E306]" office:value-type="float" office:value="0.103815406811814">
            <text:p>0.1038154068</text:p>
          </table:table-cell>
          <table:table-cell table:formula="of:=[.H306]/[.D306]" office:value-type="float" office:value="0.974511584097481">
            <text:p>0.9745115841</text:p>
          </table:table-cell>
          <table:table-cell table:formula="of:=ROUND(RAND()*9.9+0.1;3)" office:value-type="float" office:value="9.681">
            <text:p>9.681</text:p>
          </table:table-cell>
          <table:table-cell table:formula="of:=ROUND(RAND()*9.9+0.1;3)" office:value-type="float" office:value="8.419">
            <text:p>8.419</text:p>
          </table:table-cell>
          <table:table-cell table:formula="of:=IF([.A306]&lt;0.5;&quot;A&quot;;IF([.B306]&lt;0.5;&quot;B&quot;;IF([.C306]&lt;0.5;&quot;C&quot;;IF([.D306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53484330140054">
            <text:p>0.9534843301</text:p>
          </table:table-cell>
          <table:table-cell table:formula="of:=IF(RAND()&gt;1/[.B$1]; 0.6+RAND()*0.4; RAND()*0.4)" office:value-type="float" office:value="0.718218008615077">
            <text:p>0.7182180086</text:p>
          </table:table-cell>
          <table:table-cell table:formula="of:=IF(RAND()&gt;1/[.C$1]; 0.6+RAND()*0.4; RAND()*0.4)" office:value-type="float" office:value="0.653860662318766">
            <text:p>0.6538606623</text:p>
          </table:table-cell>
          <table:table-cell table:formula="of:=IF(RAND()&gt;1/[.D$1]; 0.6+RAND()*0.4; RAND()*0.4)" office:value-type="float" office:value="0.746593735646457">
            <text:p>0.7465937356</text:p>
          </table:table-cell>
          <table:table-cell table:formula="of:=ROUND(RAND()*9.9+0.1;3)" office:value-type="float" office:value="5.112">
            <text:p>5.112</text:p>
          </table:table-cell>
          <table:table-cell table:formula="of:=[.E307]/[.A307]" office:value-type="float" office:value="5.36138858123564">
            <text:p>5.3613885812</text:p>
          </table:table-cell>
          <table:table-cell table:formula="of:=[.F307]/[.B307]" office:value-type="float" office:value="7.46484844006332">
            <text:p>7.4648484401</text:p>
          </table:table-cell>
          <table:table-cell table:formula="of:=[.C307]/[.E307]" office:value-type="float" office:value="0.127907015320572">
            <text:p>0.1279070153</text:p>
          </table:table-cell>
          <table:table-cell table:formula="of:=[.H307]/[.D307]" office:value-type="float" office:value="0.171320772213312">
            <text:p>0.1713207722</text:p>
          </table:table-cell>
          <table:table-cell table:formula="of:=ROUND(RAND()*9.9+0.1;3)" office:value-type="float" office:value="7.803">
            <text:p>7.803</text:p>
          </table:table-cell>
          <table:table-cell table:formula="of:=ROUND(RAND()*9.9+0.1;3)" office:value-type="float" office:value="8.076">
            <text:p>8.076</text:p>
          </table:table-cell>
          <table:table-cell table:formula="of:=IF([.A307]&lt;0.5;&quot;A&quot;;IF([.B307]&lt;0.5;&quot;B&quot;;IF([.C307]&lt;0.5;&quot;C&quot;;IF([.D307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05274268519133">
            <text:p>0.7052742685</text:p>
          </table:table-cell>
          <table:table-cell table:formula="of:=IF(RAND()&gt;1/[.B$1]; 0.6+RAND()*0.4; RAND()*0.4)" office:value-type="float" office:value="0.798367304075509">
            <text:p>0.7983673041</text:p>
          </table:table-cell>
          <table:table-cell table:formula="of:=IF(RAND()&gt;1/[.C$1]; 0.6+RAND()*0.4; RAND()*0.4)" office:value-type="float" office:value="0.878552130516619">
            <text:p>0.8785521305</text:p>
          </table:table-cell>
          <table:table-cell table:formula="of:=IF(RAND()&gt;1/[.D$1]; 0.6+RAND()*0.4; RAND()*0.4)" office:value-type="float" office:value="0.267033956106752">
            <text:p>0.2670339561</text:p>
          </table:table-cell>
          <table:table-cell table:formula="of:=ROUND(RAND()*9.9+0.1;3)" office:value-type="float" office:value="0.548">
            <text:p>0.548</text:p>
          </table:table-cell>
          <table:table-cell table:formula="of:=[.E308]/[.A308]" office:value-type="float" office:value="0.777002684573531">
            <text:p>0.7770026846</text:p>
          </table:table-cell>
          <table:table-cell table:formula="of:=[.F308]/[.B308]" office:value-type="float" office:value="0.973239611150261">
            <text:p>0.9732396112</text:p>
          </table:table-cell>
          <table:table-cell table:formula="of:=[.C308]/[.E308]" office:value-type="float" office:value="1.60319731846098">
            <text:p>1.6031973185</text:p>
          </table:table-cell>
          <table:table-cell table:formula="of:=[.H308]/[.D308]" office:value-type="float" office:value="6.00372080702752">
            <text:p>6.003720807</text:p>
          </table:table-cell>
          <table:table-cell table:formula="of:=ROUND(RAND()*9.9+0.1;3)" office:value-type="float" office:value="4.691">
            <text:p>4.691</text:p>
          </table:table-cell>
          <table:table-cell table:formula="of:=ROUND(RAND()*9.9+0.1;3)" office:value-type="float" office:value="1.087">
            <text:p>1.087</text:p>
          </table:table-cell>
          <table:table-cell table:formula="of:=IF([.A308]&lt;0.5;&quot;A&quot;;IF([.B308]&lt;0.5;&quot;B&quot;;IF([.C308]&lt;0.5;&quot;C&quot;;IF([.D308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07118450198323">
            <text:p>0.7071184502</text:p>
          </table:table-cell>
          <table:table-cell table:formula="of:=IF(RAND()&gt;1/[.B$1]; 0.6+RAND()*0.4; RAND()*0.4)" office:value-type="float" office:value="0.264857054594904">
            <text:p>0.2648570546</text:p>
          </table:table-cell>
          <table:table-cell table:formula="of:=IF(RAND()&gt;1/[.C$1]; 0.6+RAND()*0.4; RAND()*0.4)" office:value-type="float" office:value="0.693766088411212">
            <text:p>0.6937660884</text:p>
          </table:table-cell>
          <table:table-cell table:formula="of:=IF(RAND()&gt;1/[.D$1]; 0.6+RAND()*0.4; RAND()*0.4)" office:value-type="float" office:value="0.196607902925462">
            <text:p>0.1966079029</text:p>
          </table:table-cell>
          <table:table-cell table:formula="of:=ROUND(RAND()*9.9+0.1;3)" office:value-type="float" office:value="7.856">
            <text:p>7.856</text:p>
          </table:table-cell>
          <table:table-cell table:formula="of:=[.E309]/[.A309]" office:value-type="float" office:value="11.1098784055156">
            <text:p>11.1098784055</text:p>
          </table:table-cell>
          <table:table-cell table:formula="of:=[.F309]/[.B309]" office:value-type="float" office:value="41.9466961999862">
            <text:p>41.9466962</text:p>
          </table:table-cell>
          <table:table-cell table:formula="of:=[.C309]/[.E309]" office:value-type="float" office:value="0.0883103473028529">
            <text:p>0.0883103473</text:p>
          </table:table-cell>
          <table:table-cell table:formula="of:=[.H309]/[.D309]" office:value-type="float" office:value="0.449169875619564">
            <text:p>0.4491698756</text:p>
          </table:table-cell>
          <table:table-cell table:formula="of:=ROUND(RAND()*9.9+0.1;3)" office:value-type="float" office:value="0.169">
            <text:p>0.169</text:p>
          </table:table-cell>
          <table:table-cell table:formula="of:=ROUND(RAND()*9.9+0.1;3)" office:value-type="float" office:value="2.308">
            <text:p>2.308</text:p>
          </table:table-cell>
          <table:table-cell table:formula="of:=IF([.A309]&lt;0.5;&quot;A&quot;;IF([.B309]&lt;0.5;&quot;B&quot;;IF([.C309]&lt;0.5;&quot;C&quot;;IF([.D309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173683516588062">
            <text:p>0.1736835166</text:p>
          </table:table-cell>
          <table:table-cell table:formula="of:=IF(RAND()&gt;1/[.B$1]; 0.6+RAND()*0.4; RAND()*0.4)" office:value-type="float" office:value="0.245423387363553">
            <text:p>0.2454233874</text:p>
          </table:table-cell>
          <table:table-cell table:formula="of:=IF(RAND()&gt;1/[.C$1]; 0.6+RAND()*0.4; RAND()*0.4)" office:value-type="float" office:value="0.981903843488544">
            <text:p>0.9819038435</text:p>
          </table:table-cell>
          <table:table-cell table:formula="of:=IF(RAND()&gt;1/[.D$1]; 0.6+RAND()*0.4; RAND()*0.4)" office:value-type="float" office:value="0.827652905229479">
            <text:p>0.8276529052</text:p>
          </table:table-cell>
          <table:table-cell table:formula="of:=ROUND(RAND()*9.9+0.1;3)" office:value-type="float" office:value="8.329">
            <text:p>8.329</text:p>
          </table:table-cell>
          <table:table-cell table:formula="of:=[.E310]/[.A310]" office:value-type="float" office:value="47.9550400845148">
            <text:p>47.9550400845</text:p>
          </table:table-cell>
          <table:table-cell table:formula="of:=[.F310]/[.B310]" office:value-type="float" office:value="195.397189321153">
            <text:p>195.3971893212</text:p>
          </table:table-cell>
          <table:table-cell table:formula="of:=[.C310]/[.E310]" office:value-type="float" office:value="0.117889763895851">
            <text:p>0.1178897639</text:p>
          </table:table-cell>
          <table:table-cell table:formula="of:=[.H310]/[.D310]" office:value-type="float" office:value="0.142438651699246">
            <text:p>0.1424386517</text:p>
          </table:table-cell>
          <table:table-cell table:formula="of:=ROUND(RAND()*9.9+0.1;3)" office:value-type="float" office:value="1.037">
            <text:p>1.037</text:p>
          </table:table-cell>
          <table:table-cell table:formula="of:=ROUND(RAND()*9.9+0.1;3)" office:value-type="float" office:value="7.75">
            <text:p>7.75</text:p>
          </table:table-cell>
          <table:table-cell table:formula="of:=IF([.A310]&lt;0.5;&quot;A&quot;;IF([.B310]&lt;0.5;&quot;B&quot;;IF([.C310]&lt;0.5;&quot;C&quot;;IF([.D310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26848956570029">
            <text:p>0.6268489566</text:p>
          </table:table-cell>
          <table:table-cell table:formula="of:=IF(RAND()&gt;1/[.B$1]; 0.6+RAND()*0.4; RAND()*0.4)" office:value-type="float" office:value="0.901641558296979">
            <text:p>0.9016415583</text:p>
          </table:table-cell>
          <table:table-cell table:formula="of:=IF(RAND()&gt;1/[.C$1]; 0.6+RAND()*0.4; RAND()*0.4)" office:value-type="float" office:value="0.972323786653578">
            <text:p>0.9723237867</text:p>
          </table:table-cell>
          <table:table-cell table:formula="of:=IF(RAND()&gt;1/[.D$1]; 0.6+RAND()*0.4; RAND()*0.4)" office:value-type="float" office:value="0.0154313263483346">
            <text:p>0.0154313263</text:p>
          </table:table-cell>
          <table:table-cell table:formula="of:=ROUND(RAND()*9.9+0.1;3)" office:value-type="float" office:value="3.868">
            <text:p>3.868</text:p>
          </table:table-cell>
          <table:table-cell table:formula="of:=[.E311]/[.A311]" office:value-type="float" office:value="6.1705454870098">
            <text:p>6.170545487</text:p>
          </table:table-cell>
          <table:table-cell table:formula="of:=[.F311]/[.B311]" office:value-type="float" office:value="6.84367909867058">
            <text:p>6.8436790987</text:p>
          </table:table-cell>
          <table:table-cell table:formula="of:=[.C311]/[.E311]" office:value-type="float" office:value="0.251376366766696">
            <text:p>0.2513763668</text:p>
          </table:table-cell>
          <table:table-cell table:formula="of:=[.H311]/[.D311]" office:value-type="float" office:value="16.2900039239871">
            <text:p>16.290003924</text:p>
          </table:table-cell>
          <table:table-cell table:formula="of:=ROUND(RAND()*9.9+0.1;3)" office:value-type="float" office:value="5.864">
            <text:p>5.864</text:p>
          </table:table-cell>
          <table:table-cell table:formula="of:=ROUND(RAND()*9.9+0.1;3)" office:value-type="float" office:value="6.639">
            <text:p>6.639</text:p>
          </table:table-cell>
          <table:table-cell table:formula="of:=IF([.A311]&lt;0.5;&quot;A&quot;;IF([.B311]&lt;0.5;&quot;B&quot;;IF([.C311]&lt;0.5;&quot;C&quot;;IF([.D311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47446554154158">
            <text:p>0.9474465542</text:p>
          </table:table-cell>
          <table:table-cell table:formula="of:=IF(RAND()&gt;1/[.B$1]; 0.6+RAND()*0.4; RAND()*0.4)" office:value-type="float" office:value="0.149109298363328">
            <text:p>0.1491092984</text:p>
          </table:table-cell>
          <table:table-cell table:formula="of:=IF(RAND()&gt;1/[.C$1]; 0.6+RAND()*0.4; RAND()*0.4)" office:value-type="float" office:value="0.846869959309697">
            <text:p>0.8468699593</text:p>
          </table:table-cell>
          <table:table-cell table:formula="of:=IF(RAND()&gt;1/[.D$1]; 0.6+RAND()*0.4; RAND()*0.4)" office:value-type="float" office:value="0.171261172741652">
            <text:p>0.1712611727</text:p>
          </table:table-cell>
          <table:table-cell table:formula="of:=ROUND(RAND()*9.9+0.1;3)" office:value-type="float" office:value="3.741">
            <text:p>3.741</text:p>
          </table:table-cell>
          <table:table-cell table:formula="of:=[.E312]/[.A312]" office:value-type="float" office:value="3.9485076847842">
            <text:p>3.9485076848</text:p>
          </table:table-cell>
          <table:table-cell table:formula="of:=[.F312]/[.B312]" office:value-type="float" office:value="26.4806268161966">
            <text:p>26.4806268162</text:p>
          </table:table-cell>
          <table:table-cell table:formula="of:=[.C312]/[.E312]" office:value-type="float" office:value="0.22637528984488">
            <text:p>0.2263752898</text:p>
          </table:table-cell>
          <table:table-cell table:formula="of:=[.H312]/[.D312]" office:value-type="float" office:value="1.32181326462343">
            <text:p>1.3218132646</text:p>
          </table:table-cell>
          <table:table-cell table:formula="of:=ROUND(RAND()*9.9+0.1;3)" office:value-type="float" office:value="3.682">
            <text:p>3.682</text:p>
          </table:table-cell>
          <table:table-cell table:formula="of:=ROUND(RAND()*9.9+0.1;3)" office:value-type="float" office:value="9.736">
            <text:p>9.736</text:p>
          </table:table-cell>
          <table:table-cell table:formula="of:=IF([.A312]&lt;0.5;&quot;A&quot;;IF([.B312]&lt;0.5;&quot;B&quot;;IF([.C312]&lt;0.5;&quot;C&quot;;IF([.D312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62770877871662">
            <text:p>0.9627708779</text:p>
          </table:table-cell>
          <table:table-cell table:formula="of:=IF(RAND()&gt;1/[.B$1]; 0.6+RAND()*0.4; RAND()*0.4)" office:value-type="float" office:value="0.776089320890606">
            <text:p>0.7760893209</text:p>
          </table:table-cell>
          <table:table-cell table:formula="of:=IF(RAND()&gt;1/[.C$1]; 0.6+RAND()*0.4; RAND()*0.4)" office:value-type="float" office:value="0.612044701818377">
            <text:p>0.6120447018</text:p>
          </table:table-cell>
          <table:table-cell table:formula="of:=IF(RAND()&gt;1/[.D$1]; 0.6+RAND()*0.4; RAND()*0.4)" office:value-type="float" office:value="0.838610179536045">
            <text:p>0.8386101795</text:p>
          </table:table-cell>
          <table:table-cell table:formula="of:=ROUND(RAND()*9.9+0.1;3)" office:value-type="float" office:value="6.997">
            <text:p>6.997</text:p>
          </table:table-cell>
          <table:table-cell table:formula="of:=[.E313]/[.A313]" office:value-type="float" office:value="7.26756506747258">
            <text:p>7.2675650675</text:p>
          </table:table-cell>
          <table:table-cell table:formula="of:=[.F313]/[.B313]" office:value-type="float" office:value="9.36434102602087">
            <text:p>9.364341026</text:p>
          </table:table-cell>
          <table:table-cell table:formula="of:=[.C313]/[.E313]" office:value-type="float" office:value="0.087472445593594">
            <text:p>0.0874724456</text:p>
          </table:table-cell>
          <table:table-cell table:formula="of:=[.H313]/[.D313]" office:value-type="float" office:value="0.104306443837812">
            <text:p>0.1043064438</text:p>
          </table:table-cell>
          <table:table-cell table:formula="of:=ROUND(RAND()*9.9+0.1;3)" office:value-type="float" office:value="4.677">
            <text:p>4.677</text:p>
          </table:table-cell>
          <table:table-cell table:formula="of:=ROUND(RAND()*9.9+0.1;3)" office:value-type="float" office:value="8.5">
            <text:p>8.5</text:p>
          </table:table-cell>
          <table:table-cell table:formula="of:=IF([.A313]&lt;0.5;&quot;A&quot;;IF([.B313]&lt;0.5;&quot;B&quot;;IF([.C313]&lt;0.5;&quot;C&quot;;IF([.D313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8644231762737">
            <text:p>0.9864423176</text:p>
          </table:table-cell>
          <table:table-cell table:formula="of:=IF(RAND()&gt;1/[.B$1]; 0.6+RAND()*0.4; RAND()*0.4)" office:value-type="float" office:value="0.866646888107061">
            <text:p>0.8666468881</text:p>
          </table:table-cell>
          <table:table-cell table:formula="of:=IF(RAND()&gt;1/[.C$1]; 0.6+RAND()*0.4; RAND()*0.4)" office:value-type="float" office:value="0.915992750879377">
            <text:p>0.9159927509</text:p>
          </table:table-cell>
          <table:table-cell table:formula="of:=IF(RAND()&gt;1/[.D$1]; 0.6+RAND()*0.4; RAND()*0.4)" office:value-type="float" office:value="0.119591422285885">
            <text:p>0.1195914223</text:p>
          </table:table-cell>
          <table:table-cell table:formula="of:=ROUND(RAND()*9.9+0.1;3)" office:value-type="float" office:value="6.509">
            <text:p>6.509</text:p>
          </table:table-cell>
          <table:table-cell table:formula="of:=[.E314]/[.A314]" office:value-type="float" office:value="6.59845982242094">
            <text:p>6.5984598224</text:p>
          </table:table-cell>
          <table:table-cell table:formula="of:=[.F314]/[.B314]" office:value-type="float" office:value="7.61378124466974">
            <text:p>7.6137812447</text:p>
          </table:table-cell>
          <table:table-cell table:formula="of:=[.C314]/[.E314]" office:value-type="float" office:value="0.140727108753937">
            <text:p>0.1407271088</text:p>
          </table:table-cell>
          <table:table-cell table:formula="of:=[.H314]/[.D314]" office:value-type="float" office:value="1.17673246177746">
            <text:p>1.1767324618</text:p>
          </table:table-cell>
          <table:table-cell table:formula="of:=ROUND(RAND()*9.9+0.1;3)" office:value-type="float" office:value="4.756">
            <text:p>4.756</text:p>
          </table:table-cell>
          <table:table-cell table:formula="of:=ROUND(RAND()*9.9+0.1;3)" office:value-type="float" office:value="4.657">
            <text:p>4.657</text:p>
          </table:table-cell>
          <table:table-cell table:formula="of:=IF([.A314]&lt;0.5;&quot;A&quot;;IF([.B314]&lt;0.5;&quot;B&quot;;IF([.C314]&lt;0.5;&quot;C&quot;;IF([.D314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8789290105924">
            <text:p>0.7878929011</text:p>
          </table:table-cell>
          <table:table-cell table:formula="of:=IF(RAND()&gt;1/[.B$1]; 0.6+RAND()*0.4; RAND()*0.4)" office:value-type="float" office:value="0.940919821709394">
            <text:p>0.9409198217</text:p>
          </table:table-cell>
          <table:table-cell table:formula="of:=IF(RAND()&gt;1/[.C$1]; 0.6+RAND()*0.4; RAND()*0.4)" office:value-type="float" office:value="0.0843053812161088">
            <text:p>0.0843053812</text:p>
          </table:table-cell>
          <table:table-cell table:formula="of:=IF(RAND()&gt;1/[.D$1]; 0.6+RAND()*0.4; RAND()*0.4)" office:value-type="float" office:value="0.188387821149081">
            <text:p>0.1883878211</text:p>
          </table:table-cell>
          <table:table-cell table:formula="of:=ROUND(RAND()*9.9+0.1;3)" office:value-type="float" office:value="6.524">
            <text:p>6.524</text:p>
          </table:table-cell>
          <table:table-cell table:formula="of:=[.E315]/[.A315]" office:value-type="float" office:value="8.28031321418071">
            <text:p>8.2803132142</text:p>
          </table:table-cell>
          <table:table-cell table:formula="of:=[.F315]/[.B315]" office:value-type="float" office:value="8.80023252049004">
            <text:p>8.8002325205</text:p>
          </table:table-cell>
          <table:table-cell table:formula="of:=[.C315]/[.E315]" office:value-type="float" office:value="0.0129223453734072">
            <text:p>0.0129223454</text:p>
          </table:table-cell>
          <table:table-cell table:formula="of:=[.H315]/[.D315]" office:value-type="float" office:value="0.0685943777818902">
            <text:p>0.0685943778</text:p>
          </table:table-cell>
          <table:table-cell table:formula="of:=ROUND(RAND()*9.9+0.1;3)" office:value-type="float" office:value="1.842">
            <text:p>1.842</text:p>
          </table:table-cell>
          <table:table-cell table:formula="of:=ROUND(RAND()*9.9+0.1;3)" office:value-type="float" office:value="7.872">
            <text:p>7.872</text:p>
          </table:table-cell>
          <table:table-cell table:formula="of:=IF([.A315]&lt;0.5;&quot;A&quot;;IF([.B315]&lt;0.5;&quot;B&quot;;IF([.C315]&lt;0.5;&quot;C&quot;;IF([.D315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42544156778604">
            <text:p>0.8425441568</text:p>
          </table:table-cell>
          <table:table-cell table:formula="of:=IF(RAND()&gt;1/[.B$1]; 0.6+RAND()*0.4; RAND()*0.4)" office:value-type="float" office:value="0.767564675677568">
            <text:p>0.7675646757</text:p>
          </table:table-cell>
          <table:table-cell table:formula="of:=IF(RAND()&gt;1/[.C$1]; 0.6+RAND()*0.4; RAND()*0.4)" office:value-type="float" office:value="0.863875343184918">
            <text:p>0.8638753432</text:p>
          </table:table-cell>
          <table:table-cell table:formula="of:=IF(RAND()&gt;1/[.D$1]; 0.6+RAND()*0.4; RAND()*0.4)" office:value-type="float" office:value="0.859707574825734">
            <text:p>0.8597075748</text:p>
          </table:table-cell>
          <table:table-cell table:formula="of:=ROUND(RAND()*9.9+0.1;3)" office:value-type="float" office:value="1.907">
            <text:p>1.907</text:p>
          </table:table-cell>
          <table:table-cell table:formula="of:=[.E316]/[.A316]" office:value-type="float" office:value="2.26338285614757">
            <text:p>2.2633828561</text:p>
          </table:table-cell>
          <table:table-cell table:formula="of:=[.F316]/[.B316]" office:value-type="float" office:value="2.94878454919719">
            <text:p>2.9487845492</text:p>
          </table:table-cell>
          <table:table-cell table:formula="of:=[.C316]/[.E316]" office:value-type="float" office:value="0.453002277496024">
            <text:p>0.4530022775</text:p>
          </table:table-cell>
          <table:table-cell table:formula="of:=[.H316]/[.D316]" office:value-type="float" office:value="0.526926004563644">
            <text:p>0.5269260046</text:p>
          </table:table-cell>
          <table:table-cell table:formula="of:=ROUND(RAND()*9.9+0.1;3)" office:value-type="float" office:value="4.308">
            <text:p>4.308</text:p>
          </table:table-cell>
          <table:table-cell table:formula="of:=ROUND(RAND()*9.9+0.1;3)" office:value-type="float" office:value="3.297">
            <text:p>3.297</text:p>
          </table:table-cell>
          <table:table-cell table:formula="of:=IF([.A316]&lt;0.5;&quot;A&quot;;IF([.B316]&lt;0.5;&quot;B&quot;;IF([.C316]&lt;0.5;&quot;C&quot;;IF([.D316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96250333171338">
            <text:p>0.8962503332</text:p>
          </table:table-cell>
          <table:table-cell table:formula="of:=IF(RAND()&gt;1/[.B$1]; 0.6+RAND()*0.4; RAND()*0.4)" office:value-type="float" office:value="0.80441476944834">
            <text:p>0.8044147694</text:p>
          </table:table-cell>
          <table:table-cell table:formula="of:=IF(RAND()&gt;1/[.C$1]; 0.6+RAND()*0.4; RAND()*0.4)" office:value-type="float" office:value="0.138214974012226">
            <text:p>0.138214974</text:p>
          </table:table-cell>
          <table:table-cell table:formula="of:=IF(RAND()&gt;1/[.D$1]; 0.6+RAND()*0.4; RAND()*0.4)" office:value-type="float" office:value="0.0351052389480174">
            <text:p>0.0351052389</text:p>
          </table:table-cell>
          <table:table-cell table:formula="of:=ROUND(RAND()*9.9+0.1;3)" office:value-type="float" office:value="2.304">
            <text:p>2.304</text:p>
          </table:table-cell>
          <table:table-cell table:formula="of:=[.E317]/[.A317]" office:value-type="float" office:value="2.57071034143709">
            <text:p>2.5707103414</text:p>
          </table:table-cell>
          <table:table-cell table:formula="of:=[.F317]/[.B317]" office:value-type="float" office:value="3.19575228982937">
            <text:p>3.1957522898</text:p>
          </table:table-cell>
          <table:table-cell table:formula="of:=[.C317]/[.E317]" office:value-type="float" office:value="0.0599891380261397">
            <text:p>0.059989138</text:p>
          </table:table-cell>
          <table:table-cell table:formula="of:=[.H317]/[.D317]" office:value-type="float" office:value="1.70883719421393">
            <text:p>1.7088371942</text:p>
          </table:table-cell>
          <table:table-cell table:formula="of:=ROUND(RAND()*9.9+0.1;3)" office:value-type="float" office:value="9.735">
            <text:p>9.735</text:p>
          </table:table-cell>
          <table:table-cell table:formula="of:=ROUND(RAND()*9.9+0.1;3)" office:value-type="float" office:value="3.652">
            <text:p>3.652</text:p>
          </table:table-cell>
          <table:table-cell table:formula="of:=IF([.A317]&lt;0.5;&quot;A&quot;;IF([.B317]&lt;0.5;&quot;B&quot;;IF([.C317]&lt;0.5;&quot;C&quot;;IF([.D317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46644888725132">
            <text:p>0.7466448887</text:p>
          </table:table-cell>
          <table:table-cell table:formula="of:=IF(RAND()&gt;1/[.B$1]; 0.6+RAND()*0.4; RAND()*0.4)" office:value-type="float" office:value="0.144944706000388">
            <text:p>0.144944706</text:p>
          </table:table-cell>
          <table:table-cell table:formula="of:=IF(RAND()&gt;1/[.C$1]; 0.6+RAND()*0.4; RAND()*0.4)" office:value-type="float" office:value="0.939228404778987">
            <text:p>0.9392284048</text:p>
          </table:table-cell>
          <table:table-cell table:formula="of:=IF(RAND()&gt;1/[.D$1]; 0.6+RAND()*0.4; RAND()*0.4)" office:value-type="float" office:value="0.702320491429418">
            <text:p>0.7023204914</text:p>
          </table:table-cell>
          <table:table-cell table:formula="of:=ROUND(RAND()*9.9+0.1;3)" office:value-type="float" office:value="9.819">
            <text:p>9.819</text:p>
          </table:table-cell>
          <table:table-cell table:formula="of:=[.E318]/[.A318]" office:value-type="float" office:value="13.1508299973306">
            <text:p>13.1508299973</text:p>
          </table:table-cell>
          <table:table-cell table:formula="of:=[.F318]/[.B318]" office:value-type="float" office:value="90.7299780738138">
            <text:p>90.7299780738</text:p>
          </table:table-cell>
          <table:table-cell table:formula="of:=[.C318]/[.E318]" office:value-type="float" office:value="0.0956541811568375">
            <text:p>0.0956541812</text:p>
          </table:table-cell>
          <table:table-cell table:formula="of:=[.H318]/[.D318]" office:value-type="float" office:value="0.136197337717079">
            <text:p>0.1361973377</text:p>
          </table:table-cell>
          <table:table-cell table:formula="of:=ROUND(RAND()*9.9+0.1;3)" office:value-type="float" office:value="8.198">
            <text:p>8.198</text:p>
          </table:table-cell>
          <table:table-cell table:formula="of:=ROUND(RAND()*9.9+0.1;3)" office:value-type="float" office:value="1.477">
            <text:p>1.477</text:p>
          </table:table-cell>
          <table:table-cell table:formula="of:=IF([.A318]&lt;0.5;&quot;A&quot;;IF([.B318]&lt;0.5;&quot;B&quot;;IF([.C318]&lt;0.5;&quot;C&quot;;IF([.D318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93680065032095">
            <text:p>0.693680065</text:p>
          </table:table-cell>
          <table:table-cell table:formula="of:=IF(RAND()&gt;1/[.B$1]; 0.6+RAND()*0.4; RAND()*0.4)" office:value-type="float" office:value="0.236893440131098">
            <text:p>0.2368934401</text:p>
          </table:table-cell>
          <table:table-cell table:formula="of:=IF(RAND()&gt;1/[.C$1]; 0.6+RAND()*0.4; RAND()*0.4)" office:value-type="float" office:value="0.110506147891283">
            <text:p>0.1105061479</text:p>
          </table:table-cell>
          <table:table-cell table:formula="of:=IF(RAND()&gt;1/[.D$1]; 0.6+RAND()*0.4; RAND()*0.4)" office:value-type="float" office:value="0.048071276396513">
            <text:p>0.0480712764</text:p>
          </table:table-cell>
          <table:table-cell table:formula="of:=ROUND(RAND()*9.9+0.1;3)" office:value-type="float" office:value="0.757">
            <text:p>0.757</text:p>
          </table:table-cell>
          <table:table-cell table:formula="of:=[.E319]/[.A319]" office:value-type="float" office:value="1.09128118012873">
            <text:p>1.0912811801</text:p>
          </table:table-cell>
          <table:table-cell table:formula="of:=[.F319]/[.B319]" office:value-type="float" office:value="4.60663317449741">
            <text:p>4.6066331745</text:p>
          </table:table-cell>
          <table:table-cell table:formula="of:=[.C319]/[.E319]" office:value-type="float" office:value="0.145979059301563">
            <text:p>0.1459790593</text:p>
          </table:table-cell>
          <table:table-cell table:formula="of:=[.H319]/[.D319]" office:value-type="float" office:value="3.03672109925818">
            <text:p>3.0367210993</text:p>
          </table:table-cell>
          <table:table-cell table:formula="of:=ROUND(RAND()*9.9+0.1;3)" office:value-type="float" office:value="1.933">
            <text:p>1.933</text:p>
          </table:table-cell>
          <table:table-cell table:formula="of:=ROUND(RAND()*9.9+0.1;3)" office:value-type="float" office:value="4.071">
            <text:p>4.071</text:p>
          </table:table-cell>
          <table:table-cell table:formula="of:=IF([.A319]&lt;0.5;&quot;A&quot;;IF([.B319]&lt;0.5;&quot;B&quot;;IF([.C319]&lt;0.5;&quot;C&quot;;IF([.D319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69911879766732">
            <text:p>0.8699118798</text:p>
          </table:table-cell>
          <table:table-cell table:formula="of:=IF(RAND()&gt;1/[.B$1]; 0.6+RAND()*0.4; RAND()*0.4)" office:value-type="float" office:value="0.848598876688629">
            <text:p>0.8485988767</text:p>
          </table:table-cell>
          <table:table-cell table:formula="of:=IF(RAND()&gt;1/[.C$1]; 0.6+RAND()*0.4; RAND()*0.4)" office:value-type="float" office:value="0.889855127967894">
            <text:p>0.889855128</text:p>
          </table:table-cell>
          <table:table-cell table:formula="of:=IF(RAND()&gt;1/[.D$1]; 0.6+RAND()*0.4; RAND()*0.4)" office:value-type="float" office:value="0.671457177307457">
            <text:p>0.6714571773</text:p>
          </table:table-cell>
          <table:table-cell table:formula="of:=ROUND(RAND()*9.9+0.1;3)" office:value-type="float" office:value="4.227">
            <text:p>4.227</text:p>
          </table:table-cell>
          <table:table-cell table:formula="of:=[.E320]/[.A320]" office:value-type="float" office:value="4.85911285765344">
            <text:p>4.8591128577</text:p>
          </table:table-cell>
          <table:table-cell table:formula="of:=[.F320]/[.B320]" office:value-type="float" office:value="5.7260420572491">
            <text:p>5.7260420572</text:p>
          </table:table-cell>
          <table:table-cell table:formula="of:=[.C320]/[.E320]" office:value-type="float" office:value="0.210516945343718">
            <text:p>0.2105169453</text:p>
          </table:table-cell>
          <table:table-cell table:formula="of:=[.H320]/[.D320]" office:value-type="float" office:value="0.313522518573545">
            <text:p>0.3135225186</text:p>
          </table:table-cell>
          <table:table-cell table:formula="of:=ROUND(RAND()*9.9+0.1;3)" office:value-type="float" office:value="8.042">
            <text:p>8.042</text:p>
          </table:table-cell>
          <table:table-cell table:formula="of:=ROUND(RAND()*9.9+0.1;3)" office:value-type="float" office:value="0.738">
            <text:p>0.738</text:p>
          </table:table-cell>
          <table:table-cell table:formula="of:=IF([.A320]&lt;0.5;&quot;A&quot;;IF([.B320]&lt;0.5;&quot;B&quot;;IF([.C320]&lt;0.5;&quot;C&quot;;IF([.D320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39251528214663">
            <text:p>0.6392515282</text:p>
          </table:table-cell>
          <table:table-cell table:formula="of:=IF(RAND()&gt;1/[.B$1]; 0.6+RAND()*0.4; RAND()*0.4)" office:value-type="float" office:value="0.627401099726558">
            <text:p>0.6274010997</text:p>
          </table:table-cell>
          <table:table-cell table:formula="of:=IF(RAND()&gt;1/[.C$1]; 0.6+RAND()*0.4; RAND()*0.4)" office:value-type="float" office:value="0.0951737150549889">
            <text:p>0.0951737151</text:p>
          </table:table-cell>
          <table:table-cell table:formula="of:=IF(RAND()&gt;1/[.D$1]; 0.6+RAND()*0.4; RAND()*0.4)" office:value-type="float" office:value="0.0261353123001754">
            <text:p>0.0261353123</text:p>
          </table:table-cell>
          <table:table-cell table:formula="of:=ROUND(RAND()*9.9+0.1;3)" office:value-type="float" office:value="6.486">
            <text:p>6.486</text:p>
          </table:table-cell>
          <table:table-cell table:formula="of:=[.E321]/[.A321]" office:value-type="float" office:value="10.1462408984996">
            <text:p>10.1462408985</text:p>
          </table:table-cell>
          <table:table-cell table:formula="of:=[.F321]/[.B321]" office:value-type="float" office:value="16.17185705113">
            <text:p>16.1718570511</text:p>
          </table:table-cell>
          <table:table-cell table:formula="of:=[.C321]/[.E321]" office:value-type="float" office:value="0.0146737149329308">
            <text:p>0.0146737149</text:p>
          </table:table-cell>
          <table:table-cell table:formula="of:=[.H321]/[.D321]" office:value-type="float" office:value="0.561451677500416">
            <text:p>0.5614516775</text:p>
          </table:table-cell>
          <table:table-cell table:formula="of:=ROUND(RAND()*9.9+0.1;3)" office:value-type="float" office:value="1.317">
            <text:p>1.317</text:p>
          </table:table-cell>
          <table:table-cell table:formula="of:=ROUND(RAND()*9.9+0.1;3)" office:value-type="float" office:value="0.121">
            <text:p>0.121</text:p>
          </table:table-cell>
          <table:table-cell table:formula="of:=IF([.A321]&lt;0.5;&quot;A&quot;;IF([.B321]&lt;0.5;&quot;B&quot;;IF([.C321]&lt;0.5;&quot;C&quot;;IF([.D321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2511290371418">
            <text:p>0.2511290371</text:p>
          </table:table-cell>
          <table:table-cell table:formula="of:=IF(RAND()&gt;1/[.B$1]; 0.6+RAND()*0.4; RAND()*0.4)" office:value-type="float" office:value="0.930820501409471">
            <text:p>0.9308205014</text:p>
          </table:table-cell>
          <table:table-cell table:formula="of:=IF(RAND()&gt;1/[.C$1]; 0.6+RAND()*0.4; RAND()*0.4)" office:value-type="float" office:value="0.621031529828906">
            <text:p>0.6210315298</text:p>
          </table:table-cell>
          <table:table-cell table:formula="of:=IF(RAND()&gt;1/[.D$1]; 0.6+RAND()*0.4; RAND()*0.4)" office:value-type="float" office:value="0.36894243163988">
            <text:p>0.3689424316</text:p>
          </table:table-cell>
          <table:table-cell table:formula="of:=ROUND(RAND()*9.9+0.1;3)" office:value-type="float" office:value="4.819">
            <text:p>4.819</text:p>
          </table:table-cell>
          <table:table-cell table:formula="of:=[.E322]/[.A322]" office:value-type="float" office:value="19.1893380982421">
            <text:p>19.1893380982</text:p>
          </table:table-cell>
          <table:table-cell table:formula="of:=[.F322]/[.B322]" office:value-type="float" office:value="20.6155086498258">
            <text:p>20.6155086498</text:p>
          </table:table-cell>
          <table:table-cell table:formula="of:=[.C322]/[.E322]" office:value-type="float" office:value="0.12887145254802">
            <text:p>0.1288714525</text:p>
          </table:table-cell>
          <table:table-cell table:formula="of:=[.H322]/[.D322]" office:value-type="float" office:value="0.349299623725062">
            <text:p>0.3492996237</text:p>
          </table:table-cell>
          <table:table-cell table:formula="of:=ROUND(RAND()*9.9+0.1;3)" office:value-type="float" office:value="6.035">
            <text:p>6.035</text:p>
          </table:table-cell>
          <table:table-cell table:formula="of:=ROUND(RAND()*9.9+0.1;3)" office:value-type="float" office:value="9.399">
            <text:p>9.399</text:p>
          </table:table-cell>
          <table:table-cell table:formula="of:=IF([.A322]&lt;0.5;&quot;A&quot;;IF([.B322]&lt;0.5;&quot;B&quot;;IF([.C322]&lt;0.5;&quot;C&quot;;IF([.D322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52454542648047">
            <text:p>0.7524545426</text:p>
          </table:table-cell>
          <table:table-cell table:formula="of:=IF(RAND()&gt;1/[.B$1]; 0.6+RAND()*0.4; RAND()*0.4)" office:value-type="float" office:value="0.981708204839379">
            <text:p>0.9817082048</text:p>
          </table:table-cell>
          <table:table-cell table:formula="of:=IF(RAND()&gt;1/[.C$1]; 0.6+RAND()*0.4; RAND()*0.4)" office:value-type="float" office:value="0.663580367341638">
            <text:p>0.6635803673</text:p>
          </table:table-cell>
          <table:table-cell table:formula="of:=IF(RAND()&gt;1/[.D$1]; 0.6+RAND()*0.4; RAND()*0.4)" office:value-type="float" office:value="0.948540537431836">
            <text:p>0.9485405374</text:p>
          </table:table-cell>
          <table:table-cell table:formula="of:=ROUND(RAND()*9.9+0.1;3)" office:value-type="float" office:value="8.265">
            <text:p>8.265</text:p>
          </table:table-cell>
          <table:table-cell table:formula="of:=[.E323]/[.A323]" office:value-type="float" office:value="10.9840522337917">
            <text:p>10.9840522338</text:p>
          </table:table-cell>
          <table:table-cell table:formula="of:=[.F323]/[.B323]" office:value-type="float" office:value="11.1887138964972">
            <text:p>11.1887138965</text:p>
          </table:table-cell>
          <table:table-cell table:formula="of:=[.C323]/[.E323]" office:value-type="float" office:value="0.0802880057279658">
            <text:p>0.0802880057</text:p>
          </table:table-cell>
          <table:table-cell table:formula="of:=[.H323]/[.D323]" office:value-type="float" office:value="0.084643726398183">
            <text:p>0.0846437264</text:p>
          </table:table-cell>
          <table:table-cell table:formula="of:=ROUND(RAND()*9.9+0.1;3)" office:value-type="float" office:value="6.471">
            <text:p>6.471</text:p>
          </table:table-cell>
          <table:table-cell table:formula="of:=ROUND(RAND()*9.9+0.1;3)" office:value-type="float" office:value="4.262">
            <text:p>4.262</text:p>
          </table:table-cell>
          <table:table-cell table:formula="of:=IF([.A323]&lt;0.5;&quot;A&quot;;IF([.B323]&lt;0.5;&quot;B&quot;;IF([.C323]&lt;0.5;&quot;C&quot;;IF([.D323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243921953532845">
            <text:p>0.2439219535</text:p>
          </table:table-cell>
          <table:table-cell table:formula="of:=IF(RAND()&gt;1/[.B$1]; 0.6+RAND()*0.4; RAND()*0.4)" office:value-type="float" office:value="0.960691172163934">
            <text:p>0.9606911722</text:p>
          </table:table-cell>
          <table:table-cell table:formula="of:=IF(RAND()&gt;1/[.C$1]; 0.6+RAND()*0.4; RAND()*0.4)" office:value-type="float" office:value="0.0565766560845077">
            <text:p>0.0565766561</text:p>
          </table:table-cell>
          <table:table-cell table:formula="of:=IF(RAND()&gt;1/[.D$1]; 0.6+RAND()*0.4; RAND()*0.4)" office:value-type="float" office:value="0.00565947890281677">
            <text:p>0.0056594789</text:p>
          </table:table-cell>
          <table:table-cell table:formula="of:=ROUND(RAND()*9.9+0.1;3)" office:value-type="float" office:value="1.654">
            <text:p>1.654</text:p>
          </table:table-cell>
          <table:table-cell table:formula="of:=[.E324]/[.A324]" office:value-type="float" office:value="6.78085746708848">
            <text:p>6.7808574671</text:p>
          </table:table-cell>
          <table:table-cell table:formula="of:=[.F324]/[.B324]" office:value-type="float" office:value="7.05831141532691">
            <text:p>7.0583114153</text:p>
          </table:table-cell>
          <table:table-cell table:formula="of:=[.C324]/[.E324]" office:value-type="float" office:value="0.0342059589386383">
            <text:p>0.0342059589</text:p>
          </table:table-cell>
          <table:table-cell table:formula="of:=[.H324]/[.D324]" office:value-type="float" office:value="6.04401209475552">
            <text:p>6.0440120948</text:p>
          </table:table-cell>
          <table:table-cell table:formula="of:=ROUND(RAND()*9.9+0.1;3)" office:value-type="float" office:value="3.979">
            <text:p>3.979</text:p>
          </table:table-cell>
          <table:table-cell table:formula="of:=ROUND(RAND()*9.9+0.1;3)" office:value-type="float" office:value="6.183">
            <text:p>6.183</text:p>
          </table:table-cell>
          <table:table-cell table:formula="of:=IF([.A324]&lt;0.5;&quot;A&quot;;IF([.B324]&lt;0.5;&quot;B&quot;;IF([.C324]&lt;0.5;&quot;C&quot;;IF([.D324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98568082973361">
            <text:p>0.898568083</text:p>
          </table:table-cell>
          <table:table-cell table:formula="of:=IF(RAND()&gt;1/[.B$1]; 0.6+RAND()*0.4; RAND()*0.4)" office:value-type="float" office:value="0.294666998554021">
            <text:p>0.2946669986</text:p>
          </table:table-cell>
          <table:table-cell table:formula="of:=IF(RAND()&gt;1/[.C$1]; 0.6+RAND()*0.4; RAND()*0.4)" office:value-type="float" office:value="0.745459591038525">
            <text:p>0.745459591</text:p>
          </table:table-cell>
          <table:table-cell table:formula="of:=IF(RAND()&gt;1/[.D$1]; 0.6+RAND()*0.4; RAND()*0.4)" office:value-type="float" office:value="0.850966611411423">
            <text:p>0.8509666114</text:p>
          </table:table-cell>
          <table:table-cell table:formula="of:=ROUND(RAND()*9.9+0.1;3)" office:value-type="float" office:value="3.645">
            <text:p>3.645</text:p>
          </table:table-cell>
          <table:table-cell table:formula="of:=[.E325]/[.A325]" office:value-type="float" office:value="4.05645389488874">
            <text:p>4.0564538949</text:p>
          </table:table-cell>
          <table:table-cell table:formula="of:=[.F325]/[.B325]" office:value-type="float" office:value="13.7662307445164">
            <text:p>13.7662307445</text:p>
          </table:table-cell>
          <table:table-cell table:formula="of:=[.C325]/[.E325]" office:value-type="float" office:value="0.204515662836358">
            <text:p>0.2045156628</text:p>
          </table:table-cell>
          <table:table-cell table:formula="of:=[.H325]/[.D325]" office:value-type="float" office:value="0.240333357494657">
            <text:p>0.2403333575</text:p>
          </table:table-cell>
          <table:table-cell table:formula="of:=ROUND(RAND()*9.9+0.1;3)" office:value-type="float" office:value="2.389">
            <text:p>2.389</text:p>
          </table:table-cell>
          <table:table-cell table:formula="of:=ROUND(RAND()*9.9+0.1;3)" office:value-type="float" office:value="6.322">
            <text:p>6.322</text:p>
          </table:table-cell>
          <table:table-cell table:formula="of:=IF([.A325]&lt;0.5;&quot;A&quot;;IF([.B325]&lt;0.5;&quot;B&quot;;IF([.C325]&lt;0.5;&quot;C&quot;;IF([.D325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03035150747746">
            <text:p>0.9030351507</text:p>
          </table:table-cell>
          <table:table-cell table:formula="of:=IF(RAND()&gt;1/[.B$1]; 0.6+RAND()*0.4; RAND()*0.4)" office:value-type="float" office:value="0.910293862689287">
            <text:p>0.9102938627</text:p>
          </table:table-cell>
          <table:table-cell table:formula="of:=IF(RAND()&gt;1/[.C$1]; 0.6+RAND()*0.4; RAND()*0.4)" office:value-type="float" office:value="0.39546437188983">
            <text:p>0.3954643719</text:p>
          </table:table-cell>
          <table:table-cell table:formula="of:=IF(RAND()&gt;1/[.D$1]; 0.6+RAND()*0.4; RAND()*0.4)" office:value-type="float" office:value="0.279855590779334">
            <text:p>0.2798555908</text:p>
          </table:table-cell>
          <table:table-cell table:formula="of:=ROUND(RAND()*9.9+0.1;3)" office:value-type="float" office:value="9.725">
            <text:p>9.725</text:p>
          </table:table-cell>
          <table:table-cell table:formula="of:=[.E326]/[.A326]" office:value-type="float" office:value="10.7692374897559">
            <text:p>10.7692374898</text:p>
          </table:table-cell>
          <table:table-cell table:formula="of:=[.F326]/[.B326]" office:value-type="float" office:value="11.8305065332862">
            <text:p>11.8305065333</text:p>
          </table:table-cell>
          <table:table-cell table:formula="of:=[.C326]/[.E326]" office:value-type="float" office:value="0.0406647169038385">
            <text:p>0.0406647169</text:p>
          </table:table-cell>
          <table:table-cell table:formula="of:=[.H326]/[.D326]" office:value-type="float" office:value="0.145306073002138">
            <text:p>0.145306073</text:p>
          </table:table-cell>
          <table:table-cell table:formula="of:=ROUND(RAND()*9.9+0.1;3)" office:value-type="float" office:value="0.544">
            <text:p>0.544</text:p>
          </table:table-cell>
          <table:table-cell table:formula="of:=ROUND(RAND()*9.9+0.1;3)" office:value-type="float" office:value="6.251">
            <text:p>6.251</text:p>
          </table:table-cell>
          <table:table-cell table:formula="of:=IF([.A326]&lt;0.5;&quot;A&quot;;IF([.B326]&lt;0.5;&quot;B&quot;;IF([.C326]&lt;0.5;&quot;C&quot;;IF([.D326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34217410348356">
            <text:p>0.6342174103</text:p>
          </table:table-cell>
          <table:table-cell table:formula="of:=IF(RAND()&gt;1/[.B$1]; 0.6+RAND()*0.4; RAND()*0.4)" office:value-type="float" office:value="0.778264728747308">
            <text:p>0.7782647287</text:p>
          </table:table-cell>
          <table:table-cell table:formula="of:=IF(RAND()&gt;1/[.C$1]; 0.6+RAND()*0.4; RAND()*0.4)" office:value-type="float" office:value="0.701308393105865">
            <text:p>0.7013083931</text:p>
          </table:table-cell>
          <table:table-cell table:formula="of:=IF(RAND()&gt;1/[.D$1]; 0.6+RAND()*0.4; RAND()*0.4)" office:value-type="float" office:value="0.627655516657978">
            <text:p>0.6276555167</text:p>
          </table:table-cell>
          <table:table-cell table:formula="of:=ROUND(RAND()*9.9+0.1;3)" office:value-type="float" office:value="9.226">
            <text:p>9.226</text:p>
          </table:table-cell>
          <table:table-cell table:formula="of:=[.E327]/[.A327]" office:value-type="float" office:value="14.5470620160561">
            <text:p>14.5470620161</text:p>
          </table:table-cell>
          <table:table-cell table:formula="of:=[.F327]/[.B327]" office:value-type="float" office:value="18.6916629762612">
            <text:p>18.6916629763</text:p>
          </table:table-cell>
          <table:table-cell table:formula="of:=[.C327]/[.E327]" office:value-type="float" office:value="0.0760143500006357">
            <text:p>0.07601435</text:p>
          </table:table-cell>
          <table:table-cell table:formula="of:=[.H327]/[.D327]" office:value-type="float" office:value="0.121108391439595">
            <text:p>0.1211083914</text:p>
          </table:table-cell>
          <table:table-cell table:formula="of:=ROUND(RAND()*9.9+0.1;3)" office:value-type="float" office:value="9.009">
            <text:p>9.009</text:p>
          </table:table-cell>
          <table:table-cell table:formula="of:=ROUND(RAND()*9.9+0.1;3)" office:value-type="float" office:value="6.866">
            <text:p>6.866</text:p>
          </table:table-cell>
          <table:table-cell table:formula="of:=IF([.A327]&lt;0.5;&quot;A&quot;;IF([.B327]&lt;0.5;&quot;B&quot;;IF([.C327]&lt;0.5;&quot;C&quot;;IF([.D327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01794129889458">
            <text:p>0.9017941299</text:p>
          </table:table-cell>
          <table:table-cell table:formula="of:=IF(RAND()&gt;1/[.B$1]; 0.6+RAND()*0.4; RAND()*0.4)" office:value-type="float" office:value="0.66529774395749">
            <text:p>0.665297744</text:p>
          </table:table-cell>
          <table:table-cell table:formula="of:=IF(RAND()&gt;1/[.C$1]; 0.6+RAND()*0.4; RAND()*0.4)" office:value-type="float" office:value="0.721820102725178">
            <text:p>0.7218201027</text:p>
          </table:table-cell>
          <table:table-cell table:formula="of:=IF(RAND()&gt;1/[.D$1]; 0.6+RAND()*0.4; RAND()*0.4)" office:value-type="float" office:value="0.202403640095144">
            <text:p>0.2024036401</text:p>
          </table:table-cell>
          <table:table-cell table:formula="of:=ROUND(RAND()*9.9+0.1;3)" office:value-type="float" office:value="3.031">
            <text:p>3.031</text:p>
          </table:table-cell>
          <table:table-cell table:formula="of:=[.E328]/[.A328]" office:value-type="float" office:value="3.36107754479566">
            <text:p>3.3610775448</text:p>
          </table:table-cell>
          <table:table-cell table:formula="of:=[.F328]/[.B328]" office:value-type="float" office:value="5.05198999293529">
            <text:p>5.0519899929</text:p>
          </table:table-cell>
          <table:table-cell table:formula="of:=[.C328]/[.E328]" office:value-type="float" office:value="0.238145860351428">
            <text:p>0.2381458604</text:p>
          </table:table-cell>
          <table:table-cell table:formula="of:=[.H328]/[.D328]" office:value-type="float" office:value="1.17658882142377">
            <text:p>1.1765888214</text:p>
          </table:table-cell>
          <table:table-cell table:formula="of:=ROUND(RAND()*9.9+0.1;3)" office:value-type="float" office:value="2.729">
            <text:p>2.729</text:p>
          </table:table-cell>
          <table:table-cell table:formula="of:=ROUND(RAND()*9.9+0.1;3)" office:value-type="float" office:value="5.144">
            <text:p>5.144</text:p>
          </table:table-cell>
          <table:table-cell table:formula="of:=IF([.A328]&lt;0.5;&quot;A&quot;;IF([.B328]&lt;0.5;&quot;B&quot;;IF([.C328]&lt;0.5;&quot;C&quot;;IF([.D328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30694370903075">
            <text:p>0.3306943709</text:p>
          </table:table-cell>
          <table:table-cell table:formula="of:=IF(RAND()&gt;1/[.B$1]; 0.6+RAND()*0.4; RAND()*0.4)" office:value-type="float" office:value="0.662909971363843">
            <text:p>0.6629099714</text:p>
          </table:table-cell>
          <table:table-cell table:formula="of:=IF(RAND()&gt;1/[.C$1]; 0.6+RAND()*0.4; RAND()*0.4)" office:value-type="float" office:value="0.923142117168754">
            <text:p>0.9231421172</text:p>
          </table:table-cell>
          <table:table-cell table:formula="of:=IF(RAND()&gt;1/[.D$1]; 0.6+RAND()*0.4; RAND()*0.4)" office:value-type="float" office:value="0.643530677910894">
            <text:p>0.6435306779</text:p>
          </table:table-cell>
          <table:table-cell table:formula="of:=ROUND(RAND()*9.9+0.1;3)" office:value-type="float" office:value="5.109">
            <text:p>5.109</text:p>
          </table:table-cell>
          <table:table-cell table:formula="of:=[.E329]/[.A329]" office:value-type="float" office:value="15.4493104495493">
            <text:p>15.4493104495</text:p>
          </table:table-cell>
          <table:table-cell table:formula="of:=[.F329]/[.B329]" office:value-type="float" office:value="23.3052919957812">
            <text:p>23.3052919958</text:p>
          </table:table-cell>
          <table:table-cell table:formula="of:=[.C329]/[.E329]" office:value-type="float" office:value="0.180689394630799">
            <text:p>0.1806893946</text:p>
          </table:table-cell>
          <table:table-cell table:formula="of:=[.H329]/[.D329]" office:value-type="float" office:value="0.280778214361707">
            <text:p>0.2807782144</text:p>
          </table:table-cell>
          <table:table-cell table:formula="of:=ROUND(RAND()*9.9+0.1;3)" office:value-type="float" office:value="8.567">
            <text:p>8.567</text:p>
          </table:table-cell>
          <table:table-cell table:formula="of:=ROUND(RAND()*9.9+0.1;3)" office:value-type="float" office:value="6.726">
            <text:p>6.726</text:p>
          </table:table-cell>
          <table:table-cell table:formula="of:=IF([.A329]&lt;0.5;&quot;A&quot;;IF([.B329]&lt;0.5;&quot;B&quot;;IF([.C329]&lt;0.5;&quot;C&quot;;IF([.D329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00748695060611">
            <text:p>0.8007486951</text:p>
          </table:table-cell>
          <table:table-cell table:formula="of:=IF(RAND()&gt;1/[.B$1]; 0.6+RAND()*0.4; RAND()*0.4)" office:value-type="float" office:value="0.125135288853198">
            <text:p>0.1251352889</text:p>
          </table:table-cell>
          <table:table-cell table:formula="of:=IF(RAND()&gt;1/[.C$1]; 0.6+RAND()*0.4; RAND()*0.4)" office:value-type="float" office:value="0.761319824680686">
            <text:p>0.7613198247</text:p>
          </table:table-cell>
          <table:table-cell table:formula="of:=IF(RAND()&gt;1/[.D$1]; 0.6+RAND()*0.4; RAND()*0.4)" office:value-type="float" office:value="0.178450934495777">
            <text:p>0.1784509345</text:p>
          </table:table-cell>
          <table:table-cell table:formula="of:=ROUND(RAND()*9.9+0.1;3)" office:value-type="float" office:value="4.728">
            <text:p>4.728</text:p>
          </table:table-cell>
          <table:table-cell table:formula="of:=[.E330]/[.A330]" office:value-type="float" office:value="5.90447418667616">
            <text:p>5.9044741867</text:p>
          </table:table-cell>
          <table:table-cell table:formula="of:=[.F330]/[.B330]" office:value-type="float" office:value="47.1847249547884">
            <text:p>47.1847249548</text:p>
          </table:table-cell>
          <table:table-cell table:formula="of:=[.C330]/[.E330]" office:value-type="float" office:value="0.161023651582209">
            <text:p>0.1610236516</text:p>
          </table:table-cell>
          <table:table-cell table:formula="of:=[.H330]/[.D330]" office:value-type="float" office:value="0.902341318845938">
            <text:p>0.9023413188</text:p>
          </table:table-cell>
          <table:table-cell table:formula="of:=ROUND(RAND()*9.9+0.1;3)" office:value-type="float" office:value="8.469">
            <text:p>8.469</text:p>
          </table:table-cell>
          <table:table-cell table:formula="of:=ROUND(RAND()*9.9+0.1;3)" office:value-type="float" office:value="3.692">
            <text:p>3.692</text:p>
          </table:table-cell>
          <table:table-cell table:formula="of:=IF([.A330]&lt;0.5;&quot;A&quot;;IF([.B330]&lt;0.5;&quot;B&quot;;IF([.C330]&lt;0.5;&quot;C&quot;;IF([.D330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39188592787832">
            <text:p>0.7391885928</text:p>
          </table:table-cell>
          <table:table-cell table:formula="of:=IF(RAND()&gt;1/[.B$1]; 0.6+RAND()*0.4; RAND()*0.4)" office:value-type="float" office:value="0.353756334260106">
            <text:p>0.3537563343</text:p>
          </table:table-cell>
          <table:table-cell table:formula="of:=IF(RAND()&gt;1/[.C$1]; 0.6+RAND()*0.4; RAND()*0.4)" office:value-type="float" office:value="0.870087689813226">
            <text:p>0.8700876898</text:p>
          </table:table-cell>
          <table:table-cell table:formula="of:=IF(RAND()&gt;1/[.D$1]; 0.6+RAND()*0.4; RAND()*0.4)" office:value-type="float" office:value="0.744145182240754">
            <text:p>0.7441451822</text:p>
          </table:table-cell>
          <table:table-cell table:formula="of:=ROUND(RAND()*9.9+0.1;3)" office:value-type="float" office:value="2.333">
            <text:p>2.333</text:p>
          </table:table-cell>
          <table:table-cell table:formula="of:=[.E331]/[.A331]" office:value-type="float" office:value="3.15616342400678">
            <text:p>3.156163424</text:p>
          </table:table-cell>
          <table:table-cell table:formula="of:=[.F331]/[.B331]" office:value-type="float" office:value="8.92185699121971">
            <text:p>8.9218569912</text:p>
          </table:table-cell>
          <table:table-cell table:formula="of:=[.C331]/[.E331]" office:value-type="float" office:value="0.372948002491739">
            <text:p>0.3729480025</text:p>
          </table:table-cell>
          <table:table-cell table:formula="of:=[.H331]/[.D331]" office:value-type="float" office:value="0.50117639862792">
            <text:p>0.5011763986</text:p>
          </table:table-cell>
          <table:table-cell table:formula="of:=ROUND(RAND()*9.9+0.1;3)" office:value-type="float" office:value="7.533">
            <text:p>7.533</text:p>
          </table:table-cell>
          <table:table-cell table:formula="of:=ROUND(RAND()*9.9+0.1;3)" office:value-type="float" office:value="5.603">
            <text:p>5.603</text:p>
          </table:table-cell>
          <table:table-cell table:formula="of:=IF([.A331]&lt;0.5;&quot;A&quot;;IF([.B331]&lt;0.5;&quot;B&quot;;IF([.C331]&lt;0.5;&quot;C&quot;;IF([.D331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61195666808635">
            <text:p>0.6611956668</text:p>
          </table:table-cell>
          <table:table-cell table:formula="of:=IF(RAND()&gt;1/[.B$1]; 0.6+RAND()*0.4; RAND()*0.4)" office:value-type="float" office:value="0.710109408199787">
            <text:p>0.7101094082</text:p>
          </table:table-cell>
          <table:table-cell table:formula="of:=IF(RAND()&gt;1/[.C$1]; 0.6+RAND()*0.4; RAND()*0.4)" office:value-type="float" office:value="0.667141059879214">
            <text:p>0.6671410599</text:p>
          </table:table-cell>
          <table:table-cell table:formula="of:=IF(RAND()&gt;1/[.D$1]; 0.6+RAND()*0.4; RAND()*0.4)" office:value-type="float" office:value="0.323870636895299">
            <text:p>0.3238706369</text:p>
          </table:table-cell>
          <table:table-cell table:formula="of:=ROUND(RAND()*9.9+0.1;3)" office:value-type="float" office:value="3.037">
            <text:p>3.037</text:p>
          </table:table-cell>
          <table:table-cell table:formula="of:=[.E332]/[.A332]" office:value-type="float" office:value="4.59319404596004">
            <text:p>4.593194046</text:p>
          </table:table-cell>
          <table:table-cell table:formula="of:=[.F332]/[.B332]" office:value-type="float" office:value="6.46829065059754">
            <text:p>6.4682906506</text:p>
          </table:table-cell>
          <table:table-cell table:formula="of:=[.C332]/[.E332]" office:value-type="float" office:value="0.219671076680676">
            <text:p>0.2196710767</text:p>
          </table:table-cell>
          <table:table-cell table:formula="of:=[.H332]/[.D332]" office:value-type="float" office:value="0.678267961512336">
            <text:p>0.6782679615</text:p>
          </table:table-cell>
          <table:table-cell table:formula="of:=ROUND(RAND()*9.9+0.1;3)" office:value-type="float" office:value="0.411">
            <text:p>0.411</text:p>
          </table:table-cell>
          <table:table-cell table:formula="of:=ROUND(RAND()*9.9+0.1;3)" office:value-type="float" office:value="7.474">
            <text:p>7.474</text:p>
          </table:table-cell>
          <table:table-cell table:formula="of:=IF([.A332]&lt;0.5;&quot;A&quot;;IF([.B332]&lt;0.5;&quot;B&quot;;IF([.C332]&lt;0.5;&quot;C&quot;;IF([.D332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9782256949693">
            <text:p>0.7978225695</text:p>
          </table:table-cell>
          <table:table-cell table:formula="of:=IF(RAND()&gt;1/[.B$1]; 0.6+RAND()*0.4; RAND()*0.4)" office:value-type="float" office:value="0.749015931412578">
            <text:p>0.7490159314</text:p>
          </table:table-cell>
          <table:table-cell table:formula="of:=IF(RAND()&gt;1/[.C$1]; 0.6+RAND()*0.4; RAND()*0.4)" office:value-type="float" office:value="0.0559908853843808">
            <text:p>0.0559908854</text:p>
          </table:table-cell>
          <table:table-cell table:formula="of:=IF(RAND()&gt;1/[.D$1]; 0.6+RAND()*0.4; RAND()*0.4)" office:value-type="float" office:value="0.221428520232439">
            <text:p>0.2214285202</text:p>
          </table:table-cell>
          <table:table-cell table:formula="of:=ROUND(RAND()*9.9+0.1;3)" office:value-type="float" office:value="4.878">
            <text:p>4.878</text:p>
          </table:table-cell>
          <table:table-cell table:formula="of:=[.E333]/[.A333]" office:value-type="float" office:value="6.11414139747368">
            <text:p>6.1141413975</text:p>
          </table:table-cell>
          <table:table-cell table:formula="of:=[.F333]/[.B333]" office:value-type="float" office:value="8.16289899994911">
            <text:p>8.1628989999</text:p>
          </table:table-cell>
          <table:table-cell table:formula="of:=[.C333]/[.E333]" office:value-type="float" office:value="0.0114782462862609">
            <text:p>0.0114782463</text:p>
          </table:table-cell>
          <table:table-cell table:formula="of:=[.H333]/[.D333]" office:value-type="float" office:value="0.0518372532779966">
            <text:p>0.0518372533</text:p>
          </table:table-cell>
          <table:table-cell table:formula="of:=ROUND(RAND()*9.9+0.1;3)" office:value-type="float" office:value="0.681">
            <text:p>0.681</text:p>
          </table:table-cell>
          <table:table-cell table:formula="of:=ROUND(RAND()*9.9+0.1;3)" office:value-type="float" office:value="0.144">
            <text:p>0.144</text:p>
          </table:table-cell>
          <table:table-cell table:formula="of:=IF([.A333]&lt;0.5;&quot;A&quot;;IF([.B333]&lt;0.5;&quot;B&quot;;IF([.C333]&lt;0.5;&quot;C&quot;;IF([.D333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24042373336852">
            <text:p>0.9240423733</text:p>
          </table:table-cell>
          <table:table-cell table:formula="of:=IF(RAND()&gt;1/[.B$1]; 0.6+RAND()*0.4; RAND()*0.4)" office:value-type="float" office:value="0.855262491293252">
            <text:p>0.8552624913</text:p>
          </table:table-cell>
          <table:table-cell table:formula="of:=IF(RAND()&gt;1/[.C$1]; 0.6+RAND()*0.4; RAND()*0.4)" office:value-type="float" office:value="0.16524143954739">
            <text:p>0.1652414395</text:p>
          </table:table-cell>
          <table:table-cell table:formula="of:=IF(RAND()&gt;1/[.D$1]; 0.6+RAND()*0.4; RAND()*0.4)" office:value-type="float" office:value="0.225163176935166">
            <text:p>0.2251631769</text:p>
          </table:table-cell>
          <table:table-cell table:formula="of:=ROUND(RAND()*9.9+0.1;3)" office:value-type="float" office:value="1.129">
            <text:p>1.129</text:p>
          </table:table-cell>
          <table:table-cell table:formula="of:=[.E334]/[.A334]" office:value-type="float" office:value="1.22180544158707">
            <text:p>1.2218054416</text:p>
          </table:table-cell>
          <table:table-cell table:formula="of:=[.F334]/[.B334]" office:value-type="float" office:value="1.42857362976315">
            <text:p>1.4285736298</text:p>
          </table:table-cell>
          <table:table-cell table:formula="of:=[.C334]/[.E334]" office:value-type="float" office:value="0.146360885338698">
            <text:p>0.1463608853</text:p>
          </table:table-cell>
          <table:table-cell table:formula="of:=[.H334]/[.D334]" office:value-type="float" office:value="0.650021408166759">
            <text:p>0.6500214082</text:p>
          </table:table-cell>
          <table:table-cell table:formula="of:=ROUND(RAND()*9.9+0.1;3)" office:value-type="float" office:value="7.11">
            <text:p>7.11</text:p>
          </table:table-cell>
          <table:table-cell table:formula="of:=ROUND(RAND()*9.9+0.1;3)" office:value-type="float" office:value="7.559">
            <text:p>7.559</text:p>
          </table:table-cell>
          <table:table-cell table:formula="of:=IF([.A334]&lt;0.5;&quot;A&quot;;IF([.B334]&lt;0.5;&quot;B&quot;;IF([.C334]&lt;0.5;&quot;C&quot;;IF([.D334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067811508663">
            <text:p>0.8067811509</text:p>
          </table:table-cell>
          <table:table-cell table:formula="of:=IF(RAND()&gt;1/[.B$1]; 0.6+RAND()*0.4; RAND()*0.4)" office:value-type="float" office:value="0.626767613738775">
            <text:p>0.6267676137</text:p>
          </table:table-cell>
          <table:table-cell table:formula="of:=IF(RAND()&gt;1/[.C$1]; 0.6+RAND()*0.4; RAND()*0.4)" office:value-type="float" office:value="0.00334526272490621">
            <text:p>0.0033452627</text:p>
          </table:table-cell>
          <table:table-cell table:formula="of:=IF(RAND()&gt;1/[.D$1]; 0.6+RAND()*0.4; RAND()*0.4)" office:value-type="float" office:value="0.92428053310141">
            <text:p>0.9242805331</text:p>
          </table:table-cell>
          <table:table-cell table:formula="of:=ROUND(RAND()*9.9+0.1;3)" office:value-type="float" office:value="4.954">
            <text:p>4.954</text:p>
          </table:table-cell>
          <table:table-cell table:formula="of:=[.E335]/[.A335]" office:value-type="float" office:value="6.14045084553665">
            <text:p>6.1404508455</text:p>
          </table:table-cell>
          <table:table-cell table:formula="of:=[.F335]/[.B335]" office:value-type="float" office:value="9.79701361547355">
            <text:p>9.7970136155</text:p>
          </table:table-cell>
          <table:table-cell table:formula="of:=[.C335]/[.E335]" office:value-type="float" office:value="0.000675264982823215">
            <text:p>0.000675265</text:p>
          </table:table-cell>
          <table:table-cell table:formula="of:=[.H335]/[.D335]" office:value-type="float" office:value="0.000730584447729709">
            <text:p>0.0007305844</text:p>
          </table:table-cell>
          <table:table-cell table:formula="of:=ROUND(RAND()*9.9+0.1;3)" office:value-type="float" office:value="2.8">
            <text:p>2.8</text:p>
          </table:table-cell>
          <table:table-cell table:formula="of:=ROUND(RAND()*9.9+0.1;3)" office:value-type="float" office:value="5.645">
            <text:p>5.645</text:p>
          </table:table-cell>
          <table:table-cell table:formula="of:=IF([.A335]&lt;0.5;&quot;A&quot;;IF([.B335]&lt;0.5;&quot;B&quot;;IF([.C335]&lt;0.5;&quot;C&quot;;IF([.D335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39100578892976">
            <text:p>0.9391005789</text:p>
          </table:table-cell>
          <table:table-cell table:formula="of:=IF(RAND()&gt;1/[.B$1]; 0.6+RAND()*0.4; RAND()*0.4)" office:value-type="float" office:value="0.0840602508746088">
            <text:p>0.0840602509</text:p>
          </table:table-cell>
          <table:table-cell table:formula="of:=IF(RAND()&gt;1/[.C$1]; 0.6+RAND()*0.4; RAND()*0.4)" office:value-type="float" office:value="0.181103622913361">
            <text:p>0.1811036229</text:p>
          </table:table-cell>
          <table:table-cell table:formula="of:=IF(RAND()&gt;1/[.D$1]; 0.6+RAND()*0.4; RAND()*0.4)" office:value-type="float" office:value="0.70783576592803">
            <text:p>0.7078357659</text:p>
          </table:table-cell>
          <table:table-cell table:formula="of:=ROUND(RAND()*9.9+0.1;3)" office:value-type="float" office:value="5.517">
            <text:p>5.517</text:p>
          </table:table-cell>
          <table:table-cell table:formula="of:=[.E336]/[.A336]" office:value-type="float" office:value="5.87477009811187">
            <text:p>5.8747700981</text:p>
          </table:table-cell>
          <table:table-cell table:formula="of:=[.F336]/[.B336]" office:value-type="float" office:value="69.8876108147139">
            <text:p>69.8876108147</text:p>
          </table:table-cell>
          <table:table-cell table:formula="of:=[.C336]/[.E336]" office:value-type="float" office:value="0.0328264678110133">
            <text:p>0.0328264678</text:p>
          </table:table-cell>
          <table:table-cell table:formula="of:=[.H336]/[.D336]" office:value-type="float" office:value="0.0463758252848034">
            <text:p>0.0463758253</text:p>
          </table:table-cell>
          <table:table-cell table:formula="of:=ROUND(RAND()*9.9+0.1;3)" office:value-type="float" office:value="8.993">
            <text:p>8.993</text:p>
          </table:table-cell>
          <table:table-cell table:formula="of:=ROUND(RAND()*9.9+0.1;3)" office:value-type="float" office:value="1.574">
            <text:p>1.574</text:p>
          </table:table-cell>
          <table:table-cell table:formula="of:=IF([.A336]&lt;0.5;&quot;A&quot;;IF([.B336]&lt;0.5;&quot;B&quot;;IF([.C336]&lt;0.5;&quot;C&quot;;IF([.D336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6260343650356">
            <text:p>0.8626034365</text:p>
          </table:table-cell>
          <table:table-cell table:formula="of:=IF(RAND()&gt;1/[.B$1]; 0.6+RAND()*0.4; RAND()*0.4)" office:value-type="float" office:value="0.320049616415054">
            <text:p>0.3200496164</text:p>
          </table:table-cell>
          <table:table-cell table:formula="of:=IF(RAND()&gt;1/[.C$1]; 0.6+RAND()*0.4; RAND()*0.4)" office:value-type="float" office:value="0.295187519304454">
            <text:p>0.2951875193</text:p>
          </table:table-cell>
          <table:table-cell table:formula="of:=IF(RAND()&gt;1/[.D$1]; 0.6+RAND()*0.4; RAND()*0.4)" office:value-type="float" office:value="0.0741133420728147">
            <text:p>0.0741133421</text:p>
          </table:table-cell>
          <table:table-cell table:formula="of:=ROUND(RAND()*9.9+0.1;3)" office:value-type="float" office:value="6.373">
            <text:p>6.373</text:p>
          </table:table-cell>
          <table:table-cell table:formula="of:=[.E337]/[.A337]" office:value-type="float" office:value="7.38809947921382">
            <text:p>7.3880994792</text:p>
          </table:table-cell>
          <table:table-cell table:formula="of:=[.F337]/[.B337]" office:value-type="float" office:value="23.0842316324873">
            <text:p>23.0842316325</text:p>
          </table:table-cell>
          <table:table-cell table:formula="of:=[.C337]/[.E337]" office:value-type="float" office:value="0.0463184558770523">
            <text:p>0.0463184559</text:p>
          </table:table-cell>
          <table:table-cell table:formula="of:=[.H337]/[.D337]" office:value-type="float" office:value="0.624967847645373">
            <text:p>0.6249678476</text:p>
          </table:table-cell>
          <table:table-cell table:formula="of:=ROUND(RAND()*9.9+0.1;3)" office:value-type="float" office:value="0.515">
            <text:p>0.515</text:p>
          </table:table-cell>
          <table:table-cell table:formula="of:=ROUND(RAND()*9.9+0.1;3)" office:value-type="float" office:value="4.123">
            <text:p>4.123</text:p>
          </table:table-cell>
          <table:table-cell table:formula="of:=IF([.A337]&lt;0.5;&quot;A&quot;;IF([.B337]&lt;0.5;&quot;B&quot;;IF([.C337]&lt;0.5;&quot;C&quot;;IF([.D337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89373691659421">
            <text:p>0.6893736917</text:p>
          </table:table-cell>
          <table:table-cell table:formula="of:=IF(RAND()&gt;1/[.B$1]; 0.6+RAND()*0.4; RAND()*0.4)" office:value-type="float" office:value="0.998810060787946">
            <text:p>0.9988100608</text:p>
          </table:table-cell>
          <table:table-cell table:formula="of:=IF(RAND()&gt;1/[.C$1]; 0.6+RAND()*0.4; RAND()*0.4)" office:value-type="float" office:value="0.367156459018588">
            <text:p>0.367156459</text:p>
          </table:table-cell>
          <table:table-cell table:formula="of:=IF(RAND()&gt;1/[.D$1]; 0.6+RAND()*0.4; RAND()*0.4)" office:value-type="float" office:value="0.908658624347299">
            <text:p>0.9086586243</text:p>
          </table:table-cell>
          <table:table-cell table:formula="of:=ROUND(RAND()*9.9+0.1;3)" office:value-type="float" office:value="1.003">
            <text:p>1.003</text:p>
          </table:table-cell>
          <table:table-cell table:formula="of:=[.E338]/[.A338]" office:value-type="float" office:value="1.45494383109636">
            <text:p>1.4549438311</text:p>
          </table:table-cell>
          <table:table-cell table:formula="of:=[.F338]/[.B338]" office:value-type="float" office:value="1.45667718840215">
            <text:p>1.4566771884</text:p>
          </table:table-cell>
          <table:table-cell table:formula="of:=[.C338]/[.E338]" office:value-type="float" office:value="0.36605828416609">
            <text:p>0.3660582842</text:p>
          </table:table-cell>
          <table:table-cell table:formula="of:=[.H338]/[.D338]" office:value-type="float" office:value="0.402855675781467">
            <text:p>0.4028556758</text:p>
          </table:table-cell>
          <table:table-cell table:formula="of:=ROUND(RAND()*9.9+0.1;3)" office:value-type="float" office:value="4.159">
            <text:p>4.159</text:p>
          </table:table-cell>
          <table:table-cell table:formula="of:=ROUND(RAND()*9.9+0.1;3)" office:value-type="float" office:value="7.435">
            <text:p>7.435</text:p>
          </table:table-cell>
          <table:table-cell table:formula="of:=IF([.A338]&lt;0.5;&quot;A&quot;;IF([.B338]&lt;0.5;&quot;B&quot;;IF([.C338]&lt;0.5;&quot;C&quot;;IF([.D338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58515336923301">
            <text:p>0.7585153369</text:p>
          </table:table-cell>
          <table:table-cell table:formula="of:=IF(RAND()&gt;1/[.B$1]; 0.6+RAND()*0.4; RAND()*0.4)" office:value-type="float" office:value="0.853292991872877">
            <text:p>0.8532929919</text:p>
          </table:table-cell>
          <table:table-cell table:formula="of:=IF(RAND()&gt;1/[.C$1]; 0.6+RAND()*0.4; RAND()*0.4)" office:value-type="float" office:value="0.762706589791924">
            <text:p>0.7627065898</text:p>
          </table:table-cell>
          <table:table-cell table:formula="of:=IF(RAND()&gt;1/[.D$1]; 0.6+RAND()*0.4; RAND()*0.4)" office:value-type="float" office:value="0.298226594366133">
            <text:p>0.2982265944</text:p>
          </table:table-cell>
          <table:table-cell table:formula="of:=ROUND(RAND()*9.9+0.1;3)" office:value-type="float" office:value="7.196">
            <text:p>7.196</text:p>
          </table:table-cell>
          <table:table-cell table:formula="of:=[.E339]/[.A339]" office:value-type="float" office:value="9.48695385539401">
            <text:p>9.4869538554</text:p>
          </table:table-cell>
          <table:table-cell table:formula="of:=[.F339]/[.B339]" office:value-type="float" office:value="11.1180496567437">
            <text:p>11.1180496567</text:p>
          </table:table-cell>
          <table:table-cell table:formula="of:=[.C339]/[.E339]" office:value-type="float" office:value="0.10599035433462">
            <text:p>0.1059903543</text:p>
          </table:table-cell>
          <table:table-cell table:formula="of:=[.H339]/[.D339]" office:value-type="float" office:value="0.355402087999219">
            <text:p>0.355402088</text:p>
          </table:table-cell>
          <table:table-cell table:formula="of:=ROUND(RAND()*9.9+0.1;3)" office:value-type="float" office:value="1.501">
            <text:p>1.501</text:p>
          </table:table-cell>
          <table:table-cell table:formula="of:=ROUND(RAND()*9.9+0.1;3)" office:value-type="float" office:value="7.631">
            <text:p>7.631</text:p>
          </table:table-cell>
          <table:table-cell table:formula="of:=IF([.A339]&lt;0.5;&quot;A&quot;;IF([.B339]&lt;0.5;&quot;B&quot;;IF([.C339]&lt;0.5;&quot;C&quot;;IF([.D339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28388319909573">
            <text:p>0.6283883199</text:p>
          </table:table-cell>
          <table:table-cell table:formula="of:=IF(RAND()&gt;1/[.B$1]; 0.6+RAND()*0.4; RAND()*0.4)" office:value-type="float" office:value="0.166192288603634">
            <text:p>0.1661922886</text:p>
          </table:table-cell>
          <table:table-cell table:formula="of:=IF(RAND()&gt;1/[.C$1]; 0.6+RAND()*0.4; RAND()*0.4)" office:value-type="float" office:value="0.930958678200841">
            <text:p>0.9309586782</text:p>
          </table:table-cell>
          <table:table-cell table:formula="of:=IF(RAND()&gt;1/[.D$1]; 0.6+RAND()*0.4; RAND()*0.4)" office:value-type="float" office:value="0.304819767177105">
            <text:p>0.3048197672</text:p>
          </table:table-cell>
          <table:table-cell table:formula="of:=ROUND(RAND()*9.9+0.1;3)" office:value-type="float" office:value="2.121">
            <text:p>2.121</text:p>
          </table:table-cell>
          <table:table-cell table:formula="of:=[.E340]/[.A340]" office:value-type="float" office:value="3.37530143829729">
            <text:p>3.3753014383</text:p>
          </table:table-cell>
          <table:table-cell table:formula="of:=[.F340]/[.B340]" office:value-type="float" office:value="20.3096152454302">
            <text:p>20.3096152454</text:p>
          </table:table-cell>
          <table:table-cell table:formula="of:=[.C340]/[.E340]" office:value-type="float" office:value="0.43892441216447">
            <text:p>0.4389244122</text:p>
          </table:table-cell>
          <table:table-cell table:formula="of:=[.H340]/[.D340]" office:value-type="float" office:value="1.4399473375014">
            <text:p>1.4399473375</text:p>
          </table:table-cell>
          <table:table-cell table:formula="of:=ROUND(RAND()*9.9+0.1;3)" office:value-type="float" office:value="5.482">
            <text:p>5.482</text:p>
          </table:table-cell>
          <table:table-cell table:formula="of:=ROUND(RAND()*9.9+0.1;3)" office:value-type="float" office:value="5.103">
            <text:p>5.103</text:p>
          </table:table-cell>
          <table:table-cell table:formula="of:=IF([.A340]&lt;0.5;&quot;A&quot;;IF([.B340]&lt;0.5;&quot;B&quot;;IF([.C340]&lt;0.5;&quot;C&quot;;IF([.D340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05305853206664">
            <text:p>0.8053058532</text:p>
          </table:table-cell>
          <table:table-cell table:formula="of:=IF(RAND()&gt;1/[.B$1]; 0.6+RAND()*0.4; RAND()*0.4)" office:value-type="float" office:value="0.942872574925423">
            <text:p>0.9428725749</text:p>
          </table:table-cell>
          <table:table-cell table:formula="of:=IF(RAND()&gt;1/[.C$1]; 0.6+RAND()*0.4; RAND()*0.4)" office:value-type="float" office:value="0.939837073348463">
            <text:p>0.9398370733</text:p>
          </table:table-cell>
          <table:table-cell table:formula="of:=IF(RAND()&gt;1/[.D$1]; 0.6+RAND()*0.4; RAND()*0.4)" office:value-type="float" office:value="0.673939627967775">
            <text:p>0.673939628</text:p>
          </table:table-cell>
          <table:table-cell table:formula="of:=ROUND(RAND()*9.9+0.1;3)" office:value-type="float" office:value="4.516">
            <text:p>4.516</text:p>
          </table:table-cell>
          <table:table-cell table:formula="of:=[.E341]/[.A341]" office:value-type="float" office:value="5.60780724741742">
            <text:p>5.6078072474</text:p>
          </table:table-cell>
          <table:table-cell table:formula="of:=[.F341]/[.B341]" office:value-type="float" office:value="5.94757700727585">
            <text:p>5.9475770073</text:p>
          </table:table-cell>
          <table:table-cell table:formula="of:=[.C341]/[.E341]" office:value-type="float" office:value="0.208112726605063">
            <text:p>0.2081127266</text:p>
          </table:table-cell>
          <table:table-cell table:formula="of:=[.H341]/[.D341]" office:value-type="float" office:value="0.308800251489312">
            <text:p>0.3088002515</text:p>
          </table:table-cell>
          <table:table-cell table:formula="of:=ROUND(RAND()*9.9+0.1;3)" office:value-type="float" office:value="1.778">
            <text:p>1.778</text:p>
          </table:table-cell>
          <table:table-cell table:formula="of:=ROUND(RAND()*9.9+0.1;3)" office:value-type="float" office:value="4.869">
            <text:p>4.869</text:p>
          </table:table-cell>
          <table:table-cell table:formula="of:=IF([.A341]&lt;0.5;&quot;A&quot;;IF([.B341]&lt;0.5;&quot;B&quot;;IF([.C341]&lt;0.5;&quot;C&quot;;IF([.D341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12866213638336">
            <text:p>0.9128662136</text:p>
          </table:table-cell>
          <table:table-cell table:formula="of:=IF(RAND()&gt;1/[.B$1]; 0.6+RAND()*0.4; RAND()*0.4)" office:value-type="float" office:value="0.392068114038557">
            <text:p>0.392068114</text:p>
          </table:table-cell>
          <table:table-cell table:formula="of:=IF(RAND()&gt;1/[.C$1]; 0.6+RAND()*0.4; RAND()*0.4)" office:value-type="float" office:value="0.993535698950291">
            <text:p>0.993535699</text:p>
          </table:table-cell>
          <table:table-cell table:formula="of:=IF(RAND()&gt;1/[.D$1]; 0.6+RAND()*0.4; RAND()*0.4)" office:value-type="float" office:value="0.80396153414622">
            <text:p>0.8039615341</text:p>
          </table:table-cell>
          <table:table-cell table:formula="of:=ROUND(RAND()*9.9+0.1;3)" office:value-type="float" office:value="1.739">
            <text:p>1.739</text:p>
          </table:table-cell>
          <table:table-cell table:formula="of:=[.E342]/[.A342]" office:value-type="float" office:value="1.90498889543629">
            <text:p>1.9049888954</text:p>
          </table:table-cell>
          <table:table-cell table:formula="of:=[.F342]/[.B342]" office:value-type="float" office:value="4.85882127932737">
            <text:p>4.8588212793</text:p>
          </table:table-cell>
          <table:table-cell table:formula="of:=[.C342]/[.E342]" office:value-type="float" office:value="0.571325876337142">
            <text:p>0.5713258763</text:p>
          </table:table-cell>
          <table:table-cell table:formula="of:=[.H342]/[.D342]" office:value-type="float" office:value="0.710638322943985">
            <text:p>0.7106383229</text:p>
          </table:table-cell>
          <table:table-cell table:formula="of:=ROUND(RAND()*9.9+0.1;3)" office:value-type="float" office:value="1.534">
            <text:p>1.534</text:p>
          </table:table-cell>
          <table:table-cell table:formula="of:=ROUND(RAND()*9.9+0.1;3)" office:value-type="float" office:value="2.638">
            <text:p>2.638</text:p>
          </table:table-cell>
          <table:table-cell table:formula="of:=IF([.A342]&lt;0.5;&quot;A&quot;;IF([.B342]&lt;0.5;&quot;B&quot;;IF([.C342]&lt;0.5;&quot;C&quot;;IF([.D342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2792216045782">
            <text:p>0.6279221605</text:p>
          </table:table-cell>
          <table:table-cell table:formula="of:=IF(RAND()&gt;1/[.B$1]; 0.6+RAND()*0.4; RAND()*0.4)" office:value-type="float" office:value="0.308275810163468">
            <text:p>0.3082758102</text:p>
          </table:table-cell>
          <table:table-cell table:formula="of:=IF(RAND()&gt;1/[.C$1]; 0.6+RAND()*0.4; RAND()*0.4)" office:value-type="float" office:value="0.760091112647206">
            <text:p>0.7600911126</text:p>
          </table:table-cell>
          <table:table-cell table:formula="of:=IF(RAND()&gt;1/[.D$1]; 0.6+RAND()*0.4; RAND()*0.4)" office:value-type="float" office:value="0.716346778254956">
            <text:p>0.7163467783</text:p>
          </table:table-cell>
          <table:table-cell table:formula="of:=ROUND(RAND()*9.9+0.1;3)" office:value-type="float" office:value="2.318">
            <text:p>2.318</text:p>
          </table:table-cell>
          <table:table-cell table:formula="of:=[.E343]/[.A343]" office:value-type="float" office:value="3.69154036275761">
            <text:p>3.6915403628</text:p>
          </table:table-cell>
          <table:table-cell table:formula="of:=[.F343]/[.B343]" office:value-type="float" office:value="11.9747973764147">
            <text:p>11.9747973764</text:p>
          </table:table-cell>
          <table:table-cell table:formula="of:=[.C343]/[.E343]" office:value-type="float" office:value="0.327908159036758">
            <text:p>0.327908159</text:p>
          </table:table-cell>
          <table:table-cell table:formula="of:=[.H343]/[.D343]" office:value-type="float" office:value="0.457750588109788">
            <text:p>0.4577505881</text:p>
          </table:table-cell>
          <table:table-cell table:formula="of:=ROUND(RAND()*9.9+0.1;3)" office:value-type="float" office:value="3.297">
            <text:p>3.297</text:p>
          </table:table-cell>
          <table:table-cell table:formula="of:=ROUND(RAND()*9.9+0.1;3)" office:value-type="float" office:value="5.814">
            <text:p>5.814</text:p>
          </table:table-cell>
          <table:table-cell table:formula="of:=IF([.A343]&lt;0.5;&quot;A&quot;;IF([.B343]&lt;0.5;&quot;B&quot;;IF([.C343]&lt;0.5;&quot;C&quot;;IF([.D343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33253882545978">
            <text:p>0.9332538825</text:p>
          </table:table-cell>
          <table:table-cell table:formula="of:=IF(RAND()&gt;1/[.B$1]; 0.6+RAND()*0.4; RAND()*0.4)" office:value-type="float" office:value="0.784852228686214">
            <text:p>0.7848522287</text:p>
          </table:table-cell>
          <table:table-cell table:formula="of:=IF(RAND()&gt;1/[.C$1]; 0.6+RAND()*0.4; RAND()*0.4)" office:value-type="float" office:value="0.918381965439767">
            <text:p>0.9183819654</text:p>
          </table:table-cell>
          <table:table-cell table:formula="of:=IF(RAND()&gt;1/[.D$1]; 0.6+RAND()*0.4; RAND()*0.4)" office:value-type="float" office:value="0.219554827734828">
            <text:p>0.2195548277</text:p>
          </table:table-cell>
          <table:table-cell table:formula="of:=ROUND(RAND()*9.9+0.1;3)" office:value-type="float" office:value="2.105">
            <text:p>2.105</text:p>
          </table:table-cell>
          <table:table-cell table:formula="of:=[.E344]/[.A344]" office:value-type="float" office:value="2.25554914838117">
            <text:p>2.2555491484</text:p>
          </table:table-cell>
          <table:table-cell table:formula="of:=[.F344]/[.B344]" office:value-type="float" office:value="2.87385200161411">
            <text:p>2.8738520016</text:p>
          </table:table-cell>
          <table:table-cell table:formula="of:=[.C344]/[.E344]" office:value-type="float" office:value="0.436285969330055">
            <text:p>0.4362859693</text:p>
          </table:table-cell>
          <table:table-cell table:formula="of:=[.H344]/[.D344]" office:value-type="float" office:value="1.98713903871423">
            <text:p>1.9871390387</text:p>
          </table:table-cell>
          <table:table-cell table:formula="of:=ROUND(RAND()*9.9+0.1;3)" office:value-type="float" office:value="9.734">
            <text:p>9.734</text:p>
          </table:table-cell>
          <table:table-cell table:formula="of:=ROUND(RAND()*9.9+0.1;3)" office:value-type="float" office:value="1.947">
            <text:p>1.947</text:p>
          </table:table-cell>
          <table:table-cell table:formula="of:=IF([.A344]&lt;0.5;&quot;A&quot;;IF([.B344]&lt;0.5;&quot;B&quot;;IF([.C344]&lt;0.5;&quot;C&quot;;IF([.D344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97364085074514">
            <text:p>0.7973640851</text:p>
          </table:table-cell>
          <table:table-cell table:formula="of:=IF(RAND()&gt;1/[.B$1]; 0.6+RAND()*0.4; RAND()*0.4)" office:value-type="float" office:value="0.755112124048174">
            <text:p>0.755112124</text:p>
          </table:table-cell>
          <table:table-cell table:formula="of:=IF(RAND()&gt;1/[.C$1]; 0.6+RAND()*0.4; RAND()*0.4)" office:value-type="float" office:value="0.881538294162601">
            <text:p>0.8815382942</text:p>
          </table:table-cell>
          <table:table-cell table:formula="of:=IF(RAND()&gt;1/[.D$1]; 0.6+RAND()*0.4; RAND()*0.4)" office:value-type="float" office:value="0.917221285682172">
            <text:p>0.9172212857</text:p>
          </table:table-cell>
          <table:table-cell table:formula="of:=ROUND(RAND()*9.9+0.1;3)" office:value-type="float" office:value="8.354">
            <text:p>8.354</text:p>
          </table:table-cell>
          <table:table-cell table:formula="of:=[.E345]/[.A345]" office:value-type="float" office:value="10.4770206689449">
            <text:p>10.4770206689</text:p>
          </table:table-cell>
          <table:table-cell table:formula="of:=[.F345]/[.B345]" office:value-type="float" office:value="13.8747880417776">
            <text:p>13.8747880418</text:p>
          </table:table-cell>
          <table:table-cell table:formula="of:=[.C345]/[.E345]" office:value-type="float" office:value="0.105522898511204">
            <text:p>0.1055228985</text:p>
          </table:table-cell>
          <table:table-cell table:formula="of:=[.H345]/[.D345]" office:value-type="float" office:value="0.115046281806165">
            <text:p>0.1150462818</text:p>
          </table:table-cell>
          <table:table-cell table:formula="of:=ROUND(RAND()*9.9+0.1;3)" office:value-type="float" office:value="0.169">
            <text:p>0.169</text:p>
          </table:table-cell>
          <table:table-cell table:formula="of:=ROUND(RAND()*9.9+0.1;3)" office:value-type="float" office:value="1.591">
            <text:p>1.591</text:p>
          </table:table-cell>
          <table:table-cell table:formula="of:=IF([.A345]&lt;0.5;&quot;A&quot;;IF([.B345]&lt;0.5;&quot;B&quot;;IF([.C345]&lt;0.5;&quot;C&quot;;IF([.D345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69694331288338">
            <text:p>0.7696943313</text:p>
          </table:table-cell>
          <table:table-cell table:formula="of:=IF(RAND()&gt;1/[.B$1]; 0.6+RAND()*0.4; RAND()*0.4)" office:value-type="float" office:value="0.775264872983098">
            <text:p>0.775264873</text:p>
          </table:table-cell>
          <table:table-cell table:formula="of:=IF(RAND()&gt;1/[.C$1]; 0.6+RAND()*0.4; RAND()*0.4)" office:value-type="float" office:value="0.763110931124538">
            <text:p>0.7631109311</text:p>
          </table:table-cell>
          <table:table-cell table:formula="of:=IF(RAND()&gt;1/[.D$1]; 0.6+RAND()*0.4; RAND()*0.4)" office:value-type="float" office:value="0.160247434675694">
            <text:p>0.1602474347</text:p>
          </table:table-cell>
          <table:table-cell table:formula="of:=ROUND(RAND()*9.9+0.1;3)" office:value-type="float" office:value="4.211">
            <text:p>4.211</text:p>
          </table:table-cell>
          <table:table-cell table:formula="of:=[.E346]/[.A346]" office:value-type="float" office:value="5.47100300576659">
            <text:p>5.4710030058</text:p>
          </table:table-cell>
          <table:table-cell table:formula="of:=[.F346]/[.B346]" office:value-type="float" office:value="7.05694685316391">
            <text:p>7.0569468532</text:p>
          </table:table-cell>
          <table:table-cell table:formula="of:=[.C346]/[.E346]" office:value-type="float" office:value="0.181218459065433">
            <text:p>0.1812184591</text:p>
          </table:table-cell>
          <table:table-cell table:formula="of:=[.H346]/[.D346]" office:value-type="float" office:value="1.13086652171487">
            <text:p>1.1308665217</text:p>
          </table:table-cell>
          <table:table-cell table:formula="of:=ROUND(RAND()*9.9+0.1;3)" office:value-type="float" office:value="2.643">
            <text:p>2.643</text:p>
          </table:table-cell>
          <table:table-cell table:formula="of:=ROUND(RAND()*9.9+0.1;3)" office:value-type="float" office:value="6.295">
            <text:p>6.295</text:p>
          </table:table-cell>
          <table:table-cell table:formula="of:=IF([.A346]&lt;0.5;&quot;A&quot;;IF([.B346]&lt;0.5;&quot;B&quot;;IF([.C346]&lt;0.5;&quot;C&quot;;IF([.D346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84399101231247">
            <text:p>0.8843991012</text:p>
          </table:table-cell>
          <table:table-cell table:formula="of:=IF(RAND()&gt;1/[.B$1]; 0.6+RAND()*0.4; RAND()*0.4)" office:value-type="float" office:value="0.65885171527043">
            <text:p>0.6588517153</text:p>
          </table:table-cell>
          <table:table-cell table:formula="of:=IF(RAND()&gt;1/[.C$1]; 0.6+RAND()*0.4; RAND()*0.4)" office:value-type="float" office:value="0.0150015783496201">
            <text:p>0.0150015783</text:p>
          </table:table-cell>
          <table:table-cell table:formula="of:=IF(RAND()&gt;1/[.D$1]; 0.6+RAND()*0.4; RAND()*0.4)" office:value-type="float" office:value="0.668901789840311">
            <text:p>0.6689017898</text:p>
          </table:table-cell>
          <table:table-cell table:formula="of:=ROUND(RAND()*9.9+0.1;3)" office:value-type="float" office:value="7.396">
            <text:p>7.396</text:p>
          </table:table-cell>
          <table:table-cell table:formula="of:=[.E347]/[.A347]" office:value-type="float" office:value="8.36274029417646">
            <text:p>8.3627402942</text:p>
          </table:table-cell>
          <table:table-cell table:formula="of:=[.F347]/[.B347]" office:value-type="float" office:value="12.6929020602821">
            <text:p>12.6929020603</text:p>
          </table:table-cell>
          <table:table-cell table:formula="of:=[.C347]/[.E347]" office:value-type="float" office:value="0.00202833671574096">
            <text:p>0.0020283367</text:p>
          </table:table-cell>
          <table:table-cell table:formula="of:=[.H347]/[.D347]" office:value-type="float" office:value="0.00303233859820466">
            <text:p>0.0030323386</text:p>
          </table:table-cell>
          <table:table-cell table:formula="of:=ROUND(RAND()*9.9+0.1;3)" office:value-type="float" office:value="3.07">
            <text:p>3.07</text:p>
          </table:table-cell>
          <table:table-cell table:formula="of:=ROUND(RAND()*9.9+0.1;3)" office:value-type="float" office:value="0.542">
            <text:p>0.542</text:p>
          </table:table-cell>
          <table:table-cell table:formula="of:=IF([.A347]&lt;0.5;&quot;A&quot;;IF([.B347]&lt;0.5;&quot;B&quot;;IF([.C347]&lt;0.5;&quot;C&quot;;IF([.D347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75730158574879">
            <text:p>0.7757301586</text:p>
          </table:table-cell>
          <table:table-cell table:formula="of:=IF(RAND()&gt;1/[.B$1]; 0.6+RAND()*0.4; RAND()*0.4)" office:value-type="float" office:value="0.665401378460228">
            <text:p>0.6654013785</text:p>
          </table:table-cell>
          <table:table-cell table:formula="of:=IF(RAND()&gt;1/[.C$1]; 0.6+RAND()*0.4; RAND()*0.4)" office:value-type="float" office:value="0.858394387643784">
            <text:p>0.8583943876</text:p>
          </table:table-cell>
          <table:table-cell table:formula="of:=IF(RAND()&gt;1/[.D$1]; 0.6+RAND()*0.4; RAND()*0.4)" office:value-type="float" office:value="0.627598630171269">
            <text:p>0.6275986302</text:p>
          </table:table-cell>
          <table:table-cell table:formula="of:=ROUND(RAND()*9.9+0.1;3)" office:value-type="float" office:value="5.762">
            <text:p>5.762</text:p>
          </table:table-cell>
          <table:table-cell table:formula="of:=[.E348]/[.A348]" office:value-type="float" office:value="7.42784064317619">
            <text:p>7.4278406432</text:p>
          </table:table-cell>
          <table:table-cell table:formula="of:=[.F348]/[.B348]" office:value-type="float" office:value="11.1629474834642">
            <text:p>11.1629474835</text:p>
          </table:table-cell>
          <table:table-cell table:formula="of:=[.C348]/[.E348]" office:value-type="float" office:value="0.148975075953451">
            <text:p>0.148975076</text:p>
          </table:table-cell>
          <table:table-cell table:formula="of:=[.H348]/[.D348]" office:value-type="float" office:value="0.237373169397767">
            <text:p>0.2373731694</text:p>
          </table:table-cell>
          <table:table-cell table:formula="of:=ROUND(RAND()*9.9+0.1;3)" office:value-type="float" office:value="4.107">
            <text:p>4.107</text:p>
          </table:table-cell>
          <table:table-cell table:formula="of:=ROUND(RAND()*9.9+0.1;3)" office:value-type="float" office:value="5.499">
            <text:p>5.499</text:p>
          </table:table-cell>
          <table:table-cell table:formula="of:=IF([.A348]&lt;0.5;&quot;A&quot;;IF([.B348]&lt;0.5;&quot;B&quot;;IF([.C348]&lt;0.5;&quot;C&quot;;IF([.D348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24443969130516">
            <text:p>0.6244439691</text:p>
          </table:table-cell>
          <table:table-cell table:formula="of:=IF(RAND()&gt;1/[.B$1]; 0.6+RAND()*0.4; RAND()*0.4)" office:value-type="float" office:value="0.181505632121116">
            <text:p>0.1815056321</text:p>
          </table:table-cell>
          <table:table-cell table:formula="of:=IF(RAND()&gt;1/[.C$1]; 0.6+RAND()*0.4; RAND()*0.4)" office:value-type="float" office:value="0.857211745902896">
            <text:p>0.8572117459</text:p>
          </table:table-cell>
          <table:table-cell table:formula="of:=IF(RAND()&gt;1/[.D$1]; 0.6+RAND()*0.4; RAND()*0.4)" office:value-type="float" office:value="0.350797674246132">
            <text:p>0.3507976742</text:p>
          </table:table-cell>
          <table:table-cell table:formula="of:=ROUND(RAND()*9.9+0.1;3)" office:value-type="float" office:value="5.107">
            <text:p>5.107</text:p>
          </table:table-cell>
          <table:table-cell table:formula="of:=[.E349]/[.A349]" office:value-type="float" office:value="8.17847597617294">
            <text:p>8.1784759762</text:p>
          </table:table-cell>
          <table:table-cell table:formula="of:=[.F349]/[.B349]" office:value-type="float" office:value="45.0590754710882">
            <text:p>45.0590754711</text:p>
          </table:table-cell>
          <table:table-cell table:formula="of:=[.C349]/[.E349]" office:value-type="float" office:value="0.167850351655159">
            <text:p>0.1678503517</text:p>
          </table:table-cell>
          <table:table-cell table:formula="of:=[.H349]/[.D349]" office:value-type="float" office:value="0.478481939812944">
            <text:p>0.4784819398</text:p>
          </table:table-cell>
          <table:table-cell table:formula="of:=ROUND(RAND()*9.9+0.1;3)" office:value-type="float" office:value="8.291">
            <text:p>8.291</text:p>
          </table:table-cell>
          <table:table-cell table:formula="of:=ROUND(RAND()*9.9+0.1;3)" office:value-type="float" office:value="4.05">
            <text:p>4.05</text:p>
          </table:table-cell>
          <table:table-cell table:formula="of:=IF([.A349]&lt;0.5;&quot;A&quot;;IF([.B349]&lt;0.5;&quot;B&quot;;IF([.C349]&lt;0.5;&quot;C&quot;;IF([.D349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39161809626967">
            <text:p>0.9391618096</text:p>
          </table:table-cell>
          <table:table-cell table:formula="of:=IF(RAND()&gt;1/[.B$1]; 0.6+RAND()*0.4; RAND()*0.4)" office:value-type="float" office:value="0.131922009121627">
            <text:p>0.1319220091</text:p>
          </table:table-cell>
          <table:table-cell table:formula="of:=IF(RAND()&gt;1/[.C$1]; 0.6+RAND()*0.4; RAND()*0.4)" office:value-type="float" office:value="0.836137592699379">
            <text:p>0.8361375927</text:p>
          </table:table-cell>
          <table:table-cell table:formula="of:=IF(RAND()&gt;1/[.D$1]; 0.6+RAND()*0.4; RAND()*0.4)" office:value-type="float" office:value="0.938546675164253">
            <text:p>0.9385466752</text:p>
          </table:table-cell>
          <table:table-cell table:formula="of:=ROUND(RAND()*9.9+0.1;3)" office:value-type="float" office:value="4.99">
            <text:p>4.99</text:p>
          </table:table-cell>
          <table:table-cell table:formula="of:=[.E350]/[.A350]" office:value-type="float" office:value="5.31324841880231">
            <text:p>5.3132484188</text:p>
          </table:table-cell>
          <table:table-cell table:formula="of:=[.F350]/[.B350]" office:value-type="float" office:value="40.2756784419779">
            <text:p>40.275678442</text:p>
          </table:table-cell>
          <table:table-cell table:formula="of:=[.C350]/[.E350]" office:value-type="float" office:value="0.167562643827531">
            <text:p>0.1675626438</text:p>
          </table:table-cell>
          <table:table-cell table:formula="of:=[.H350]/[.D350]" office:value-type="float" office:value="0.178534161658189">
            <text:p>0.1785341617</text:p>
          </table:table-cell>
          <table:table-cell table:formula="of:=ROUND(RAND()*9.9+0.1;3)" office:value-type="float" office:value="1.888">
            <text:p>1.888</text:p>
          </table:table-cell>
          <table:table-cell table:formula="of:=ROUND(RAND()*9.9+0.1;3)" office:value-type="float" office:value="0.978">
            <text:p>0.978</text:p>
          </table:table-cell>
          <table:table-cell table:formula="of:=IF([.A350]&lt;0.5;&quot;A&quot;;IF([.B350]&lt;0.5;&quot;B&quot;;IF([.C350]&lt;0.5;&quot;C&quot;;IF([.D350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108766506053507">
            <text:p>0.1087665061</text:p>
          </table:table-cell>
          <table:table-cell table:formula="of:=IF(RAND()&gt;1/[.B$1]; 0.6+RAND()*0.4; RAND()*0.4)" office:value-type="float" office:value="0.746097434964031">
            <text:p>0.746097435</text:p>
          </table:table-cell>
          <table:table-cell table:formula="of:=IF(RAND()&gt;1/[.C$1]; 0.6+RAND()*0.4; RAND()*0.4)" office:value-type="float" office:value="0.772843389492482">
            <text:p>0.7728433895</text:p>
          </table:table-cell>
          <table:table-cell table:formula="of:=IF(RAND()&gt;1/[.D$1]; 0.6+RAND()*0.4; RAND()*0.4)" office:value-type="float" office:value="0.819014163780957">
            <text:p>0.8190141638</text:p>
          </table:table-cell>
          <table:table-cell table:formula="of:=ROUND(RAND()*9.9+0.1;3)" office:value-type="float" office:value="3.501">
            <text:p>3.501</text:p>
          </table:table-cell>
          <table:table-cell table:formula="of:=[.E351]/[.A351]" office:value-type="float" office:value="32.1882179269204">
            <text:p>32.1882179269</text:p>
          </table:table-cell>
          <table:table-cell table:formula="of:=[.F351]/[.B351]" office:value-type="float" office:value="43.1421104248565">
            <text:p>43.1421104249</text:p>
          </table:table-cell>
          <table:table-cell table:formula="of:=[.C351]/[.E351]" office:value-type="float" office:value="0.22074932576192">
            <text:p>0.2207493258</text:p>
          </table:table-cell>
          <table:table-cell table:formula="of:=[.H351]/[.D351]" office:value-type="float" office:value="0.269530535031087">
            <text:p>0.269530535</text:p>
          </table:table-cell>
          <table:table-cell table:formula="of:=ROUND(RAND()*9.9+0.1;3)" office:value-type="float" office:value="5.238">
            <text:p>5.238</text:p>
          </table:table-cell>
          <table:table-cell table:formula="of:=ROUND(RAND()*9.9+0.1;3)" office:value-type="float" office:value="0.832">
            <text:p>0.832</text:p>
          </table:table-cell>
          <table:table-cell table:formula="of:=IF([.A351]&lt;0.5;&quot;A&quot;;IF([.B351]&lt;0.5;&quot;B&quot;;IF([.C351]&lt;0.5;&quot;C&quot;;IF([.D351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02434713672847">
            <text:p>0.6024347137</text:p>
          </table:table-cell>
          <table:table-cell table:formula="of:=IF(RAND()&gt;1/[.B$1]; 0.6+RAND()*0.4; RAND()*0.4)" office:value-type="float" office:value="0.323419862985611">
            <text:p>0.323419863</text:p>
          </table:table-cell>
          <table:table-cell table:formula="of:=IF(RAND()&gt;1/[.C$1]; 0.6+RAND()*0.4; RAND()*0.4)" office:value-type="float" office:value="0.712901708204299">
            <text:p>0.7129017082</text:p>
          </table:table-cell>
          <table:table-cell table:formula="of:=IF(RAND()&gt;1/[.D$1]; 0.6+RAND()*0.4; RAND()*0.4)" office:value-type="float" office:value="0.808656646776944">
            <text:p>0.8086566468</text:p>
          </table:table-cell>
          <table:table-cell table:formula="of:=ROUND(RAND()*9.9+0.1;3)" office:value-type="float" office:value="8.404">
            <text:p>8.404</text:p>
          </table:table-cell>
          <table:table-cell table:formula="of:=[.E352]/[.A352]" office:value-type="float" office:value="13.9500593330082">
            <text:p>13.950059333</text:p>
          </table:table-cell>
          <table:table-cell table:formula="of:=[.F352]/[.B352]" office:value-type="float" office:value="43.1329702641944">
            <text:p>43.1329702642</text:p>
          </table:table-cell>
          <table:table-cell table:formula="of:=[.C352]/[.E352]" office:value-type="float" office:value="0.0848288562832341">
            <text:p>0.0848288563</text:p>
          </table:table-cell>
          <table:table-cell table:formula="of:=[.H352]/[.D352]" office:value-type="float" office:value="0.104900957187869">
            <text:p>0.1049009572</text:p>
          </table:table-cell>
          <table:table-cell table:formula="of:=ROUND(RAND()*9.9+0.1;3)" office:value-type="float" office:value="0.364">
            <text:p>0.364</text:p>
          </table:table-cell>
          <table:table-cell table:formula="of:=ROUND(RAND()*9.9+0.1;3)" office:value-type="float" office:value="1.015">
            <text:p>1.015</text:p>
          </table:table-cell>
          <table:table-cell table:formula="of:=IF([.A352]&lt;0.5;&quot;A&quot;;IF([.B352]&lt;0.5;&quot;B&quot;;IF([.C352]&lt;0.5;&quot;C&quot;;IF([.D352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97281836997718">
            <text:p>0.897281837</text:p>
          </table:table-cell>
          <table:table-cell table:formula="of:=IF(RAND()&gt;1/[.B$1]; 0.6+RAND()*0.4; RAND()*0.4)" office:value-type="float" office:value="0.934004085417837">
            <text:p>0.9340040854</text:p>
          </table:table-cell>
          <table:table-cell table:formula="of:=IF(RAND()&gt;1/[.C$1]; 0.6+RAND()*0.4; RAND()*0.4)" office:value-type="float" office:value="0.77281803144142">
            <text:p>0.7728180314</text:p>
          </table:table-cell>
          <table:table-cell table:formula="of:=IF(RAND()&gt;1/[.D$1]; 0.6+RAND()*0.4; RAND()*0.4)" office:value-type="float" office:value="0.21874048570171">
            <text:p>0.2187404857</text:p>
          </table:table-cell>
          <table:table-cell table:formula="of:=ROUND(RAND()*9.9+0.1;3)" office:value-type="float" office:value="0.791">
            <text:p>0.791</text:p>
          </table:table-cell>
          <table:table-cell table:formula="of:=[.E353]/[.A353]" office:value-type="float" office:value="0.881551333577269">
            <text:p>0.8815513336</text:p>
          </table:table-cell>
          <table:table-cell table:formula="of:=[.F353]/[.B353]" office:value-type="float" office:value="0.943840982433067">
            <text:p>0.9438409824</text:p>
          </table:table-cell>
          <table:table-cell table:formula="of:=[.C353]/[.E353]" office:value-type="float" office:value="0.977013946196486">
            <text:p>0.9770139462</text:p>
          </table:table-cell>
          <table:table-cell table:formula="of:=[.H353]/[.D353]" office:value-type="float" office:value="4.46654373588989">
            <text:p>4.4665437359</text:p>
          </table:table-cell>
          <table:table-cell table:formula="of:=ROUND(RAND()*9.9+0.1;3)" office:value-type="float" office:value="0.12">
            <text:p>0.12</text:p>
          </table:table-cell>
          <table:table-cell table:formula="of:=ROUND(RAND()*9.9+0.1;3)" office:value-type="float" office:value="2.887">
            <text:p>2.887</text:p>
          </table:table-cell>
          <table:table-cell table:formula="of:=IF([.A353]&lt;0.5;&quot;A&quot;;IF([.B353]&lt;0.5;&quot;B&quot;;IF([.C353]&lt;0.5;&quot;C&quot;;IF([.D353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80580998118967">
            <text:p>0.6805809981</text:p>
          </table:table-cell>
          <table:table-cell table:formula="of:=IF(RAND()&gt;1/[.B$1]; 0.6+RAND()*0.4; RAND()*0.4)" office:value-type="float" office:value="0.65314305331558">
            <text:p>0.6531430533</text:p>
          </table:table-cell>
          <table:table-cell table:formula="of:=IF(RAND()&gt;1/[.C$1]; 0.6+RAND()*0.4; RAND()*0.4)" office:value-type="float" office:value="0.931452965550125">
            <text:p>0.9314529656</text:p>
          </table:table-cell>
          <table:table-cell table:formula="of:=IF(RAND()&gt;1/[.D$1]; 0.6+RAND()*0.4; RAND()*0.4)" office:value-type="float" office:value="0.282760961446911">
            <text:p>0.2827609614</text:p>
          </table:table-cell>
          <table:table-cell table:formula="of:=ROUND(RAND()*9.9+0.1;3)" office:value-type="float" office:value="4.48">
            <text:p>4.48</text:p>
          </table:table-cell>
          <table:table-cell table:formula="of:=[.E354]/[.A354]" office:value-type="float" office:value="6.58261105200132">
            <text:p>6.582611052</text:p>
          </table:table-cell>
          <table:table-cell table:formula="of:=[.F354]/[.B354]" office:value-type="float" office:value="10.0783603508997">
            <text:p>10.0783603509</text:p>
          </table:table-cell>
          <table:table-cell table:formula="of:=[.C354]/[.E354]" office:value-type="float" office:value="0.207913608381724">
            <text:p>0.2079136084</text:p>
          </table:table-cell>
          <table:table-cell table:formula="of:=[.H354]/[.D354]" office:value-type="float" office:value="0.73529813775499">
            <text:p>0.7352981378</text:p>
          </table:table-cell>
          <table:table-cell table:formula="of:=ROUND(RAND()*9.9+0.1;3)" office:value-type="float" office:value="7.859">
            <text:p>7.859</text:p>
          </table:table-cell>
          <table:table-cell table:formula="of:=ROUND(RAND()*9.9+0.1;3)" office:value-type="float" office:value="3.092">
            <text:p>3.092</text:p>
          </table:table-cell>
          <table:table-cell table:formula="of:=IF([.A354]&lt;0.5;&quot;A&quot;;IF([.B354]&lt;0.5;&quot;B&quot;;IF([.C354]&lt;0.5;&quot;C&quot;;IF([.D354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41773745510727">
            <text:p>0.8417737455</text:p>
          </table:table-cell>
          <table:table-cell table:formula="of:=IF(RAND()&gt;1/[.B$1]; 0.6+RAND()*0.4; RAND()*0.4)" office:value-type="float" office:value="0.619811219908297">
            <text:p>0.6198112199</text:p>
          </table:table-cell>
          <table:table-cell table:formula="of:=IF(RAND()&gt;1/[.C$1]; 0.6+RAND()*0.4; RAND()*0.4)" office:value-type="float" office:value="0.938885821774602">
            <text:p>0.9388858218</text:p>
          </table:table-cell>
          <table:table-cell table:formula="of:=IF(RAND()&gt;1/[.D$1]; 0.6+RAND()*0.4; RAND()*0.4)" office:value-type="float" office:value="0.289916730113328">
            <text:p>0.2899167301</text:p>
          </table:table-cell>
          <table:table-cell table:formula="of:=ROUND(RAND()*9.9+0.1;3)" office:value-type="float" office:value="3.241">
            <text:p>3.241</text:p>
          </table:table-cell>
          <table:table-cell table:formula="of:=[.E355]/[.A355]" office:value-type="float" office:value="3.85020323725302">
            <text:p>3.8502032373</text:p>
          </table:table-cell>
          <table:table-cell table:formula="of:=[.F355]/[.B355]" office:value-type="float" office:value="6.21189664463103">
            <text:p>6.2118966446</text:p>
          </table:table-cell>
          <table:table-cell table:formula="of:=[.C355]/[.E355]" office:value-type="float" office:value="0.289690164077322">
            <text:p>0.2896901641</text:p>
          </table:table-cell>
          <table:table-cell table:formula="of:=[.H355]/[.D355]" office:value-type="float" office:value="0.999218513412743">
            <text:p>0.9992185134</text:p>
          </table:table-cell>
          <table:table-cell table:formula="of:=ROUND(RAND()*9.9+0.1;3)" office:value-type="float" office:value="6.821">
            <text:p>6.821</text:p>
          </table:table-cell>
          <table:table-cell table:formula="of:=ROUND(RAND()*9.9+0.1;3)" office:value-type="float" office:value="6.756">
            <text:p>6.756</text:p>
          </table:table-cell>
          <table:table-cell table:formula="of:=IF([.A355]&lt;0.5;&quot;A&quot;;IF([.B355]&lt;0.5;&quot;B&quot;;IF([.C355]&lt;0.5;&quot;C&quot;;IF([.D355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215159835573286">
            <text:p>0.2151598356</text:p>
          </table:table-cell>
          <table:table-cell table:formula="of:=IF(RAND()&gt;1/[.B$1]; 0.6+RAND()*0.4; RAND()*0.4)" office:value-type="float" office:value="0.897822475712746">
            <text:p>0.8978224757</text:p>
          </table:table-cell>
          <table:table-cell table:formula="of:=IF(RAND()&gt;1/[.C$1]; 0.6+RAND()*0.4; RAND()*0.4)" office:value-type="float" office:value="0.804296140372753">
            <text:p>0.8042961404</text:p>
          </table:table-cell>
          <table:table-cell table:formula="of:=IF(RAND()&gt;1/[.D$1]; 0.6+RAND()*0.4; RAND()*0.4)" office:value-type="float" office:value="0.0183770950883627">
            <text:p>0.0183770951</text:p>
          </table:table-cell>
          <table:table-cell table:formula="of:=ROUND(RAND()*9.9+0.1;3)" office:value-type="float" office:value="5.386">
            <text:p>5.386</text:p>
          </table:table-cell>
          <table:table-cell table:formula="of:=[.E356]/[.A356]" office:value-type="float" office:value="25.0325530582843">
            <text:p>25.0325530583</text:p>
          </table:table-cell>
          <table:table-cell table:formula="of:=[.F356]/[.B356]" office:value-type="float" office:value="27.8814061080526">
            <text:p>27.8814061081</text:p>
          </table:table-cell>
          <table:table-cell table:formula="of:=[.C356]/[.E356]" office:value-type="float" office:value="0.149330883841952">
            <text:p>0.1493308838</text:p>
          </table:table-cell>
          <table:table-cell table:formula="of:=[.H356]/[.D356]" office:value-type="float" office:value="8.12592431632548">
            <text:p>8.1259243163</text:p>
          </table:table-cell>
          <table:table-cell table:formula="of:=ROUND(RAND()*9.9+0.1;3)" office:value-type="float" office:value="8.861">
            <text:p>8.861</text:p>
          </table:table-cell>
          <table:table-cell table:formula="of:=ROUND(RAND()*9.9+0.1;3)" office:value-type="float" office:value="7.483">
            <text:p>7.483</text:p>
          </table:table-cell>
          <table:table-cell table:formula="of:=IF([.A356]&lt;0.5;&quot;A&quot;;IF([.B356]&lt;0.5;&quot;B&quot;;IF([.C356]&lt;0.5;&quot;C&quot;;IF([.D356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35373661480844">
            <text:p>0.0353736615</text:p>
          </table:table-cell>
          <table:table-cell table:formula="of:=IF(RAND()&gt;1/[.B$1]; 0.6+RAND()*0.4; RAND()*0.4)" office:value-type="float" office:value="0.704917690344155">
            <text:p>0.7049176903</text:p>
          </table:table-cell>
          <table:table-cell table:formula="of:=IF(RAND()&gt;1/[.C$1]; 0.6+RAND()*0.4; RAND()*0.4)" office:value-type="float" office:value="0.235033824760467">
            <text:p>0.2350338248</text:p>
          </table:table-cell>
          <table:table-cell table:formula="of:=IF(RAND()&gt;1/[.D$1]; 0.6+RAND()*0.4; RAND()*0.4)" office:value-type="float" office:value="0.345661053713411">
            <text:p>0.3456610537</text:p>
          </table:table-cell>
          <table:table-cell table:formula="of:=ROUND(RAND()*9.9+0.1;3)" office:value-type="float" office:value="3.768">
            <text:p>3.768</text:p>
          </table:table-cell>
          <table:table-cell table:formula="of:=[.E357]/[.A357]" office:value-type="float" office:value="106.519931560958">
            <text:p>106.519931561</text:p>
          </table:table-cell>
          <table:table-cell table:formula="of:=[.F357]/[.B357]" office:value-type="float" office:value="151.109743761648">
            <text:p>151.1097437616</text:p>
          </table:table-cell>
          <table:table-cell table:formula="of:=[.C357]/[.E357]" office:value-type="float" office:value="0.0623762804565995">
            <text:p>0.0623762805</text:p>
          </table:table-cell>
          <table:table-cell table:formula="of:=[.H357]/[.D357]" office:value-type="float" office:value="0.180455043420413">
            <text:p>0.1804550434</text:p>
          </table:table-cell>
          <table:table-cell table:formula="of:=ROUND(RAND()*9.9+0.1;3)" office:value-type="float" office:value="5.474">
            <text:p>5.474</text:p>
          </table:table-cell>
          <table:table-cell table:formula="of:=ROUND(RAND()*9.9+0.1;3)" office:value-type="float" office:value="6.707">
            <text:p>6.707</text:p>
          </table:table-cell>
          <table:table-cell table:formula="of:=IF([.A357]&lt;0.5;&quot;A&quot;;IF([.B357]&lt;0.5;&quot;B&quot;;IF([.C357]&lt;0.5;&quot;C&quot;;IF([.D357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04667832888663">
            <text:p>0.9046678329</text:p>
          </table:table-cell>
          <table:table-cell table:formula="of:=IF(RAND()&gt;1/[.B$1]; 0.6+RAND()*0.4; RAND()*0.4)" office:value-type="float" office:value="0.925010974798352">
            <text:p>0.9250109748</text:p>
          </table:table-cell>
          <table:table-cell table:formula="of:=IF(RAND()&gt;1/[.C$1]; 0.6+RAND()*0.4; RAND()*0.4)" office:value-type="float" office:value="0.61070679249242">
            <text:p>0.6107067925</text:p>
          </table:table-cell>
          <table:table-cell table:formula="of:=IF(RAND()&gt;1/[.D$1]; 0.6+RAND()*0.4; RAND()*0.4)" office:value-type="float" office:value="0.692929169721902">
            <text:p>0.6929291697</text:p>
          </table:table-cell>
          <table:table-cell table:formula="of:=ROUND(RAND()*9.9+0.1;3)" office:value-type="float" office:value="3.276">
            <text:p>3.276</text:p>
          </table:table-cell>
          <table:table-cell table:formula="of:=[.E358]/[.A358]" office:value-type="float" office:value="3.621218618484">
            <text:p>3.6212186185</text:p>
          </table:table-cell>
          <table:table-cell table:formula="of:=[.F358]/[.B358]" office:value-type="float" office:value="3.91478449136607">
            <text:p>3.9147844914</text:p>
          </table:table-cell>
          <table:table-cell table:formula="of:=[.C358]/[.E358]" office:value-type="float" office:value="0.186418434826746">
            <text:p>0.1864184348</text:p>
          </table:table-cell>
          <table:table-cell table:formula="of:=[.H358]/[.D358]" office:value-type="float" office:value="0.269029567483156">
            <text:p>0.2690295675</text:p>
          </table:table-cell>
          <table:table-cell table:formula="of:=ROUND(RAND()*9.9+0.1;3)" office:value-type="float" office:value="0.221">
            <text:p>0.221</text:p>
          </table:table-cell>
          <table:table-cell table:formula="of:=ROUND(RAND()*9.9+0.1;3)" office:value-type="float" office:value="6.204">
            <text:p>6.204</text:p>
          </table:table-cell>
          <table:table-cell table:formula="of:=IF([.A358]&lt;0.5;&quot;A&quot;;IF([.B358]&lt;0.5;&quot;B&quot;;IF([.C358]&lt;0.5;&quot;C&quot;;IF([.D358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61908266320825">
            <text:p>0.9619082663</text:p>
          </table:table-cell>
          <table:table-cell table:formula="of:=IF(RAND()&gt;1/[.B$1]; 0.6+RAND()*0.4; RAND()*0.4)" office:value-type="float" office:value="0.238564989063889">
            <text:p>0.2385649891</text:p>
          </table:table-cell>
          <table:table-cell table:formula="of:=IF(RAND()&gt;1/[.C$1]; 0.6+RAND()*0.4; RAND()*0.4)" office:value-type="float" office:value="0.128925565164536">
            <text:p>0.1289255652</text:p>
          </table:table-cell>
          <table:table-cell table:formula="of:=IF(RAND()&gt;1/[.D$1]; 0.6+RAND()*0.4; RAND()*0.4)" office:value-type="float" office:value="0.67962381709367">
            <text:p>0.6796238171</text:p>
          </table:table-cell>
          <table:table-cell table:formula="of:=ROUND(RAND()*9.9+0.1;3)" office:value-type="float" office:value="4.871">
            <text:p>4.871</text:p>
          </table:table-cell>
          <table:table-cell table:formula="of:=[.E359]/[.A359]" office:value-type="float" office:value="5.06389244229177">
            <text:p>5.0638924423</text:p>
          </table:table-cell>
          <table:table-cell table:formula="of:=[.F359]/[.B359]" office:value-type="float" office:value="21.2264694084497">
            <text:p>21.2264694084</text:p>
          </table:table-cell>
          <table:table-cell table:formula="of:=[.C359]/[.E359]" office:value-type="float" office:value="0.0264679871000896">
            <text:p>0.0264679871</text:p>
          </table:table-cell>
          <table:table-cell table:formula="of:=[.H359]/[.D359]" office:value-type="float" office:value="0.038945055241408">
            <text:p>0.0389450552</text:p>
          </table:table-cell>
          <table:table-cell table:formula="of:=ROUND(RAND()*9.9+0.1;3)" office:value-type="float" office:value="7.621">
            <text:p>7.621</text:p>
          </table:table-cell>
          <table:table-cell table:formula="of:=ROUND(RAND()*9.9+0.1;3)" office:value-type="float" office:value="1.893">
            <text:p>1.893</text:p>
          </table:table-cell>
          <table:table-cell table:formula="of:=IF([.A359]&lt;0.5;&quot;A&quot;;IF([.B359]&lt;0.5;&quot;B&quot;;IF([.C359]&lt;0.5;&quot;C&quot;;IF([.D359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03548300638795">
            <text:p>0.3035483006</text:p>
          </table:table-cell>
          <table:table-cell table:formula="of:=IF(RAND()&gt;1/[.B$1]; 0.6+RAND()*0.4; RAND()*0.4)" office:value-type="float" office:value="0.673948134016246">
            <text:p>0.673948134</text:p>
          </table:table-cell>
          <table:table-cell table:formula="of:=IF(RAND()&gt;1/[.C$1]; 0.6+RAND()*0.4; RAND()*0.4)" office:value-type="float" office:value="0.0849235790781677">
            <text:p>0.0849235791</text:p>
          </table:table-cell>
          <table:table-cell table:formula="of:=IF(RAND()&gt;1/[.D$1]; 0.6+RAND()*0.4; RAND()*0.4)" office:value-type="float" office:value="0.113238261919469">
            <text:p>0.1132382619</text:p>
          </table:table-cell>
          <table:table-cell table:formula="of:=ROUND(RAND()*9.9+0.1;3)" office:value-type="float" office:value="9.089">
            <text:p>9.089</text:p>
          </table:table-cell>
          <table:table-cell table:formula="of:=[.E360]/[.A360]" office:value-type="float" office:value="29.9425164986029">
            <text:p>29.9425164986</text:p>
          </table:table-cell>
          <table:table-cell table:formula="of:=[.F360]/[.B360]" office:value-type="float" office:value="44.4285175480301">
            <text:p>44.428517548</text:p>
          </table:table-cell>
          <table:table-cell table:formula="of:=[.C360]/[.E360]" office:value-type="float" office:value="0.00934355584532596">
            <text:p>0.0093435558</text:p>
          </table:table-cell>
          <table:table-cell table:formula="of:=[.H360]/[.D360]" office:value-type="float" office:value="0.0825123565740597">
            <text:p>0.0825123566</text:p>
          </table:table-cell>
          <table:table-cell table:formula="of:=ROUND(RAND()*9.9+0.1;3)" office:value-type="float" office:value="6.156">
            <text:p>6.156</text:p>
          </table:table-cell>
          <table:table-cell table:formula="of:=ROUND(RAND()*9.9+0.1;3)" office:value-type="float" office:value="8.427">
            <text:p>8.427</text:p>
          </table:table-cell>
          <table:table-cell table:formula="of:=IF([.A360]&lt;0.5;&quot;A&quot;;IF([.B360]&lt;0.5;&quot;B&quot;;IF([.C360]&lt;0.5;&quot;C&quot;;IF([.D360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22430702857673">
            <text:p>0.8224307029</text:p>
          </table:table-cell>
          <table:table-cell table:formula="of:=IF(RAND()&gt;1/[.B$1]; 0.6+RAND()*0.4; RAND()*0.4)" office:value-type="float" office:value="0.965452579129487">
            <text:p>0.9654525791</text:p>
          </table:table-cell>
          <table:table-cell table:formula="of:=IF(RAND()&gt;1/[.C$1]; 0.6+RAND()*0.4; RAND()*0.4)" office:value-type="float" office:value="0.391504554636776">
            <text:p>0.3915045546</text:p>
          </table:table-cell>
          <table:table-cell table:formula="of:=IF(RAND()&gt;1/[.D$1]; 0.6+RAND()*0.4; RAND()*0.4)" office:value-type="float" office:value="0.117823107074946">
            <text:p>0.1178231071</text:p>
          </table:table-cell>
          <table:table-cell table:formula="of:=ROUND(RAND()*9.9+0.1;3)" office:value-type="float" office:value="4.683">
            <text:p>4.683</text:p>
          </table:table-cell>
          <table:table-cell table:formula="of:=[.E361]/[.A361]" office:value-type="float" office:value="5.6940967594329">
            <text:p>5.6940967594</text:p>
          </table:table-cell>
          <table:table-cell table:formula="of:=[.F361]/[.B361]" office:value-type="float" office:value="5.897852346686">
            <text:p>5.8978523467</text:p>
          </table:table-cell>
          <table:table-cell table:formula="of:=[.C361]/[.E361]" office:value-type="float" office:value="0.0836012288355278">
            <text:p>0.0836012288</text:p>
          </table:table-cell>
          <table:table-cell table:formula="of:=[.H361]/[.D361]" office:value-type="float" office:value="0.70954866928055">
            <text:p>0.7095486693</text:p>
          </table:table-cell>
          <table:table-cell table:formula="of:=ROUND(RAND()*9.9+0.1;3)" office:value-type="float" office:value="2.672">
            <text:p>2.672</text:p>
          </table:table-cell>
          <table:table-cell table:formula="of:=ROUND(RAND()*9.9+0.1;3)" office:value-type="float" office:value="2.568">
            <text:p>2.568</text:p>
          </table:table-cell>
          <table:table-cell table:formula="of:=IF([.A361]&lt;0.5;&quot;A&quot;;IF([.B361]&lt;0.5;&quot;B&quot;;IF([.C361]&lt;0.5;&quot;C&quot;;IF([.D361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03271355014295">
            <text:p>0.703271355</text:p>
          </table:table-cell>
          <table:table-cell table:formula="of:=IF(RAND()&gt;1/[.B$1]; 0.6+RAND()*0.4; RAND()*0.4)" office:value-type="float" office:value="0.86480564950034">
            <text:p>0.8648056495</text:p>
          </table:table-cell>
          <table:table-cell table:formula="of:=IF(RAND()&gt;1/[.C$1]; 0.6+RAND()*0.4; RAND()*0.4)" office:value-type="float" office:value="0.167659191880375">
            <text:p>0.1676591919</text:p>
          </table:table-cell>
          <table:table-cell table:formula="of:=IF(RAND()&gt;1/[.D$1]; 0.6+RAND()*0.4; RAND()*0.4)" office:value-type="float" office:value="0.253465650510043">
            <text:p>0.2534656505</text:p>
          </table:table-cell>
          <table:table-cell table:formula="of:=ROUND(RAND()*9.9+0.1;3)" office:value-type="float" office:value="1.531">
            <text:p>1.531</text:p>
          </table:table-cell>
          <table:table-cell table:formula="of:=[.E362]/[.A362]" office:value-type="float" office:value="2.17696908751371">
            <text:p>2.1769690875</text:p>
          </table:table-cell>
          <table:table-cell table:formula="of:=[.F362]/[.B362]" office:value-type="float" office:value="2.51729286085434">
            <text:p>2.5172928609</text:p>
          </table:table-cell>
          <table:table-cell table:formula="of:=[.C362]/[.E362]" office:value-type="float" office:value="0.109509596264125">
            <text:p>0.1095095963</text:p>
          </table:table-cell>
          <table:table-cell table:formula="of:=[.H362]/[.D362]" office:value-type="float" office:value="0.432049060863913">
            <text:p>0.4320490609</text:p>
          </table:table-cell>
          <table:table-cell table:formula="of:=ROUND(RAND()*9.9+0.1;3)" office:value-type="float" office:value="8.637">
            <text:p>8.637</text:p>
          </table:table-cell>
          <table:table-cell table:formula="of:=ROUND(RAND()*9.9+0.1;3)" office:value-type="float" office:value="4.882">
            <text:p>4.882</text:p>
          </table:table-cell>
          <table:table-cell table:formula="of:=IF([.A362]&lt;0.5;&quot;A&quot;;IF([.B362]&lt;0.5;&quot;B&quot;;IF([.C362]&lt;0.5;&quot;C&quot;;IF([.D362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84600254241377">
            <text:p>0.9846002542</text:p>
          </table:table-cell>
          <table:table-cell table:formula="of:=IF(RAND()&gt;1/[.B$1]; 0.6+RAND()*0.4; RAND()*0.4)" office:value-type="float" office:value="0.66708001466468">
            <text:p>0.6670800147</text:p>
          </table:table-cell>
          <table:table-cell table:formula="of:=IF(RAND()&gt;1/[.C$1]; 0.6+RAND()*0.4; RAND()*0.4)" office:value-type="float" office:value="0.659757584892213">
            <text:p>0.6597575849</text:p>
          </table:table-cell>
          <table:table-cell table:formula="of:=IF(RAND()&gt;1/[.D$1]; 0.6+RAND()*0.4; RAND()*0.4)" office:value-type="float" office:value="0.0154411661438644">
            <text:p>0.0154411661</text:p>
          </table:table-cell>
          <table:table-cell table:formula="of:=ROUND(RAND()*9.9+0.1;3)" office:value-type="float" office:value="0.388">
            <text:p>0.388</text:p>
          </table:table-cell>
          <table:table-cell table:formula="of:=[.E363]/[.A363]" office:value-type="float" office:value="0.394068555567203">
            <text:p>0.3940685556</text:p>
          </table:table-cell>
          <table:table-cell table:formula="of:=[.F363]/[.B363]" office:value-type="float" office:value="0.590736563686874">
            <text:p>0.5907365637</text:p>
          </table:table-cell>
          <table:table-cell table:formula="of:=[.C363]/[.E363]" office:value-type="float" office:value="1.70040614662942">
            <text:p>1.7004061466</text:p>
          </table:table-cell>
          <table:table-cell table:formula="of:=[.H363]/[.D363]" office:value-type="float" office:value="110.121614571519">
            <text:p>110.1216145715</text:p>
          </table:table-cell>
          <table:table-cell table:formula="of:=ROUND(RAND()*9.9+0.1;3)" office:value-type="float" office:value="2.838">
            <text:p>2.838</text:p>
          </table:table-cell>
          <table:table-cell table:formula="of:=ROUND(RAND()*9.9+0.1;3)" office:value-type="float" office:value="8.091">
            <text:p>8.091</text:p>
          </table:table-cell>
          <table:table-cell table:formula="of:=IF([.A363]&lt;0.5;&quot;A&quot;;IF([.B363]&lt;0.5;&quot;B&quot;;IF([.C363]&lt;0.5;&quot;C&quot;;IF([.D363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89770221430808">
            <text:p>0.9897702214</text:p>
          </table:table-cell>
          <table:table-cell table:formula="of:=IF(RAND()&gt;1/[.B$1]; 0.6+RAND()*0.4; RAND()*0.4)" office:value-type="float" office:value="0.917496697697789">
            <text:p>0.9174966977</text:p>
          </table:table-cell>
          <table:table-cell table:formula="of:=IF(RAND()&gt;1/[.C$1]; 0.6+RAND()*0.4; RAND()*0.4)" office:value-type="float" office:value="0.782783438730985">
            <text:p>0.7827834387</text:p>
          </table:table-cell>
          <table:table-cell table:formula="of:=IF(RAND()&gt;1/[.D$1]; 0.6+RAND()*0.4; RAND()*0.4)" office:value-type="float" office:value="0.112365373503417">
            <text:p>0.1123653735</text:p>
          </table:table-cell>
          <table:table-cell table:formula="of:=ROUND(RAND()*9.9+0.1;3)" office:value-type="float" office:value="8.326">
            <text:p>8.326</text:p>
          </table:table-cell>
          <table:table-cell table:formula="of:=[.E364]/[.A364]" office:value-type="float" office:value="8.41205344404479">
            <text:p>8.412053444</text:p>
          </table:table-cell>
          <table:table-cell table:formula="of:=[.F364]/[.B364]" office:value-type="float" office:value="9.1684836197804">
            <text:p>9.1684836198</text:p>
          </table:table-cell>
          <table:table-cell table:formula="of:=[.C364]/[.E364]" office:value-type="float" office:value="0.0940167473854174">
            <text:p>0.0940167474</text:p>
          </table:table-cell>
          <table:table-cell table:formula="of:=[.H364]/[.D364]" office:value-type="float" office:value="0.836705690143579">
            <text:p>0.8367056901</text:p>
          </table:table-cell>
          <table:table-cell table:formula="of:=ROUND(RAND()*9.9+0.1;3)" office:value-type="float" office:value="1.943">
            <text:p>1.943</text:p>
          </table:table-cell>
          <table:table-cell table:formula="of:=ROUND(RAND()*9.9+0.1;3)" office:value-type="float" office:value="1.273">
            <text:p>1.273</text:p>
          </table:table-cell>
          <table:table-cell table:formula="of:=IF([.A364]&lt;0.5;&quot;A&quot;;IF([.B364]&lt;0.5;&quot;B&quot;;IF([.C364]&lt;0.5;&quot;C&quot;;IF([.D364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13133686408401">
            <text:p>0.7131336864</text:p>
          </table:table-cell>
          <table:table-cell table:formula="of:=IF(RAND()&gt;1/[.B$1]; 0.6+RAND()*0.4; RAND()*0.4)" office:value-type="float" office:value="0.191262781061232">
            <text:p>0.1912627811</text:p>
          </table:table-cell>
          <table:table-cell table:formula="of:=IF(RAND()&gt;1/[.C$1]; 0.6+RAND()*0.4; RAND()*0.4)" office:value-type="float" office:value="0.752179726213217">
            <text:p>0.7521797262</text:p>
          </table:table-cell>
          <table:table-cell table:formula="of:=IF(RAND()&gt;1/[.D$1]; 0.6+RAND()*0.4; RAND()*0.4)" office:value-type="float" office:value="0.896358427405358">
            <text:p>0.8963584274</text:p>
          </table:table-cell>
          <table:table-cell table:formula="of:=ROUND(RAND()*9.9+0.1;3)" office:value-type="float" office:value="9.54">
            <text:p>9.54</text:p>
          </table:table-cell>
          <table:table-cell table:formula="of:=[.E365]/[.A365]" office:value-type="float" office:value="13.3775758764768">
            <text:p>13.3775758765</text:p>
          </table:table-cell>
          <table:table-cell table:formula="of:=[.F365]/[.B365]" office:value-type="float" office:value="69.9434349027584">
            <text:p>69.9434349028</text:p>
          </table:table-cell>
          <table:table-cell table:formula="of:=[.C365]/[.E365]" office:value-type="float" office:value="0.078844835032832">
            <text:p>0.078844835</text:p>
          </table:table-cell>
          <table:table-cell table:formula="of:=[.H365]/[.D365]" office:value-type="float" office:value="0.0879612804679709">
            <text:p>0.0879612805</text:p>
          </table:table-cell>
          <table:table-cell table:formula="of:=ROUND(RAND()*9.9+0.1;3)" office:value-type="float" office:value="8.266">
            <text:p>8.266</text:p>
          </table:table-cell>
          <table:table-cell table:formula="of:=ROUND(RAND()*9.9+0.1;3)" office:value-type="float" office:value="8.099">
            <text:p>8.099</text:p>
          </table:table-cell>
          <table:table-cell table:formula="of:=IF([.A365]&lt;0.5;&quot;A&quot;;IF([.B365]&lt;0.5;&quot;B&quot;;IF([.C365]&lt;0.5;&quot;C&quot;;IF([.D365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10624942276627">
            <text:p>0.9106249423</text:p>
          </table:table-cell>
          <table:table-cell table:formula="of:=IF(RAND()&gt;1/[.B$1]; 0.6+RAND()*0.4; RAND()*0.4)" office:value-type="float" office:value="0.67707382068038">
            <text:p>0.6770738207</text:p>
          </table:table-cell>
          <table:table-cell table:formula="of:=IF(RAND()&gt;1/[.C$1]; 0.6+RAND()*0.4; RAND()*0.4)" office:value-type="float" office:value="0.0521541758440435">
            <text:p>0.0521541758</text:p>
          </table:table-cell>
          <table:table-cell table:formula="of:=IF(RAND()&gt;1/[.D$1]; 0.6+RAND()*0.4; RAND()*0.4)" office:value-type="float" office:value="0.638545243721455">
            <text:p>0.6385452437</text:p>
          </table:table-cell>
          <table:table-cell table:formula="of:=ROUND(RAND()*9.9+0.1;3)" office:value-type="float" office:value="6.873">
            <text:p>6.873</text:p>
          </table:table-cell>
          <table:table-cell table:formula="of:=[.E366]/[.A366]" office:value-type="float" office:value="7.54756396504692">
            <text:p>7.547563965</text:p>
          </table:table-cell>
          <table:table-cell table:formula="of:=[.F366]/[.B366]" office:value-type="float" office:value="11.1473280084327">
            <text:p>11.1473280084</text:p>
          </table:table-cell>
          <table:table-cell table:formula="of:=[.C366]/[.E366]" office:value-type="float" office:value="0.00758826943751542">
            <text:p>0.0075882694</text:p>
          </table:table-cell>
          <table:table-cell table:formula="of:=[.H366]/[.D366]" office:value-type="float" office:value="0.0118836832818468">
            <text:p>0.0118836833</text:p>
          </table:table-cell>
          <table:table-cell table:formula="of:=ROUND(RAND()*9.9+0.1;3)" office:value-type="float" office:value="4.383">
            <text:p>4.383</text:p>
          </table:table-cell>
          <table:table-cell table:formula="of:=ROUND(RAND()*9.9+0.1;3)" office:value-type="float" office:value="5.34">
            <text:p>5.34</text:p>
          </table:table-cell>
          <table:table-cell table:formula="of:=IF([.A366]&lt;0.5;&quot;A&quot;;IF([.B366]&lt;0.5;&quot;B&quot;;IF([.C366]&lt;0.5;&quot;C&quot;;IF([.D366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173257069010288">
            <text:p>0.173257069</text:p>
          </table:table-cell>
          <table:table-cell table:formula="of:=IF(RAND()&gt;1/[.B$1]; 0.6+RAND()*0.4; RAND()*0.4)" office:value-type="float" office:value="0.378059800807387">
            <text:p>0.3780598008</text:p>
          </table:table-cell>
          <table:table-cell table:formula="of:=IF(RAND()&gt;1/[.C$1]; 0.6+RAND()*0.4; RAND()*0.4)" office:value-type="float" office:value="0.647913513705135">
            <text:p>0.6479135137</text:p>
          </table:table-cell>
          <table:table-cell table:formula="of:=IF(RAND()&gt;1/[.D$1]; 0.6+RAND()*0.4; RAND()*0.4)" office:value-type="float" office:value="0.921490399912">
            <text:p>0.9214903999</text:p>
          </table:table-cell>
          <table:table-cell table:formula="of:=ROUND(RAND()*9.9+0.1;3)" office:value-type="float" office:value="7.351">
            <text:p>7.351</text:p>
          </table:table-cell>
          <table:table-cell table:formula="of:=[.E367]/[.A367]" office:value-type="float" office:value="42.4282832555797">
            <text:p>42.4282832556</text:p>
          </table:table-cell>
          <table:table-cell table:formula="of:=[.F367]/[.B367]" office:value-type="float" office:value="112.226381024826">
            <text:p>112.2263810248</text:p>
          </table:table-cell>
          <table:table-cell table:formula="of:=[.C367]/[.E367]" office:value-type="float" office:value="0.0881395066936654">
            <text:p>0.0881395067</text:p>
          </table:table-cell>
          <table:table-cell table:formula="of:=[.H367]/[.D367]" office:value-type="float" office:value="0.0956488604787229">
            <text:p>0.0956488605</text:p>
          </table:table-cell>
          <table:table-cell table:formula="of:=ROUND(RAND()*9.9+0.1;3)" office:value-type="float" office:value="3.082">
            <text:p>3.082</text:p>
          </table:table-cell>
          <table:table-cell table:formula="of:=ROUND(RAND()*9.9+0.1;3)" office:value-type="float" office:value="1.015">
            <text:p>1.015</text:p>
          </table:table-cell>
          <table:table-cell table:formula="of:=IF([.A367]&lt;0.5;&quot;A&quot;;IF([.B367]&lt;0.5;&quot;B&quot;;IF([.C367]&lt;0.5;&quot;C&quot;;IF([.D367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45701664127409">
            <text:p>0.8457016641</text:p>
          </table:table-cell>
          <table:table-cell table:formula="of:=IF(RAND()&gt;1/[.B$1]; 0.6+RAND()*0.4; RAND()*0.4)" office:value-type="float" office:value="0.613959666062146">
            <text:p>0.6139596661</text:p>
          </table:table-cell>
          <table:table-cell table:formula="of:=IF(RAND()&gt;1/[.C$1]; 0.6+RAND()*0.4; RAND()*0.4)" office:value-type="float" office:value="0.850803292635828">
            <text:p>0.8508032926</text:p>
          </table:table-cell>
          <table:table-cell table:formula="of:=IF(RAND()&gt;1/[.D$1]; 0.6+RAND()*0.4; RAND()*0.4)" office:value-type="float" office:value="0.840036300942302">
            <text:p>0.8400363009</text:p>
          </table:table-cell>
          <table:table-cell table:formula="of:=ROUND(RAND()*9.9+0.1;3)" office:value-type="float" office:value="5.895">
            <text:p>5.895</text:p>
          </table:table-cell>
          <table:table-cell table:formula="of:=[.E368]/[.A368]" office:value-type="float" office:value="6.97054321878677">
            <text:p>6.9705432188</text:p>
          </table:table-cell>
          <table:table-cell table:formula="of:=[.F368]/[.B368]" office:value-type="float" office:value="11.3534220635288">
            <text:p>11.3534220635</text:p>
          </table:table-cell>
          <table:table-cell table:formula="of:=[.C368]/[.E368]" office:value-type="float" office:value="0.144326258292761">
            <text:p>0.1443262583</text:p>
          </table:table-cell>
          <table:table-cell table:formula="of:=[.H368]/[.D368]" office:value-type="float" office:value="0.171809549338362">
            <text:p>0.1718095493</text:p>
          </table:table-cell>
          <table:table-cell table:formula="of:=ROUND(RAND()*9.9+0.1;3)" office:value-type="float" office:value="1.235">
            <text:p>1.235</text:p>
          </table:table-cell>
          <table:table-cell table:formula="of:=ROUND(RAND()*9.9+0.1;3)" office:value-type="float" office:value="1.755">
            <text:p>1.755</text:p>
          </table:table-cell>
          <table:table-cell table:formula="of:=IF([.A368]&lt;0.5;&quot;A&quot;;IF([.B368]&lt;0.5;&quot;B&quot;;IF([.C368]&lt;0.5;&quot;C&quot;;IF([.D368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4311416214332">
            <text:p>0.3431141621</text:p>
          </table:table-cell>
          <table:table-cell table:formula="of:=IF(RAND()&gt;1/[.B$1]; 0.6+RAND()*0.4; RAND()*0.4)" office:value-type="float" office:value="0.208053809124976">
            <text:p>0.2080538091</text:p>
          </table:table-cell>
          <table:table-cell table:formula="of:=IF(RAND()&gt;1/[.C$1]; 0.6+RAND()*0.4; RAND()*0.4)" office:value-type="float" office:value="0.682210798282176">
            <text:p>0.6822107983</text:p>
          </table:table-cell>
          <table:table-cell table:formula="of:=IF(RAND()&gt;1/[.D$1]; 0.6+RAND()*0.4; RAND()*0.4)" office:value-type="float" office:value="0.0301693323999643">
            <text:p>0.0301693324</text:p>
          </table:table-cell>
          <table:table-cell table:formula="of:=ROUND(RAND()*9.9+0.1;3)" office:value-type="float" office:value="7.863">
            <text:p>7.863</text:p>
          </table:table-cell>
          <table:table-cell table:formula="of:=[.E369]/[.A369]" office:value-type="float" office:value="22.9165708313596">
            <text:p>22.9165708314</text:p>
          </table:table-cell>
          <table:table-cell table:formula="of:=[.F369]/[.B369]" office:value-type="float" office:value="110.147326442814">
            <text:p>110.1473264428</text:p>
          </table:table-cell>
          <table:table-cell table:formula="of:=[.C369]/[.E369]" office:value-type="float" office:value="0.0867621516319695">
            <text:p>0.0867621516</text:p>
          </table:table-cell>
          <table:table-cell table:formula="of:=[.H369]/[.D369]" office:value-type="float" office:value="2.87583929540556">
            <text:p>2.8758392954</text:p>
          </table:table-cell>
          <table:table-cell table:formula="of:=ROUND(RAND()*9.9+0.1;3)" office:value-type="float" office:value="9.835">
            <text:p>9.835</text:p>
          </table:table-cell>
          <table:table-cell table:formula="of:=ROUND(RAND()*9.9+0.1;3)" office:value-type="float" office:value="3.678">
            <text:p>3.678</text:p>
          </table:table-cell>
          <table:table-cell table:formula="of:=IF([.A369]&lt;0.5;&quot;A&quot;;IF([.B369]&lt;0.5;&quot;B&quot;;IF([.C369]&lt;0.5;&quot;C&quot;;IF([.D369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284393408428878">
            <text:p>0.2843934084</text:p>
          </table:table-cell>
          <table:table-cell table:formula="of:=IF(RAND()&gt;1/[.B$1]; 0.6+RAND()*0.4; RAND()*0.4)" office:value-type="float" office:value="0.115255657676607">
            <text:p>0.1152556577</text:p>
          </table:table-cell>
          <table:table-cell table:formula="of:=IF(RAND()&gt;1/[.C$1]; 0.6+RAND()*0.4; RAND()*0.4)" office:value-type="float" office:value="0.996070191822946">
            <text:p>0.9960701918</text:p>
          </table:table-cell>
          <table:table-cell table:formula="of:=IF(RAND()&gt;1/[.D$1]; 0.6+RAND()*0.4; RAND()*0.4)" office:value-type="float" office:value="0.20504385791719">
            <text:p>0.2050438579</text:p>
          </table:table-cell>
          <table:table-cell table:formula="of:=ROUND(RAND()*9.9+0.1;3)" office:value-type="float" office:value="1.287">
            <text:p>1.287</text:p>
          </table:table-cell>
          <table:table-cell table:formula="of:=[.E370]/[.A370]" office:value-type="float" office:value="4.52542134190096">
            <text:p>4.5254213419</text:p>
          </table:table-cell>
          <table:table-cell table:formula="of:=[.F370]/[.B370]" office:value-type="float" office:value="39.2642012819771">
            <text:p>39.264201282</text:p>
          </table:table-cell>
          <table:table-cell table:formula="of:=[.C370]/[.E370]" office:value-type="float" office:value="0.773947312993742">
            <text:p>0.773947313</text:p>
          </table:table-cell>
          <table:table-cell table:formula="of:=[.H370]/[.D370]" office:value-type="float" office:value="3.77454521610842">
            <text:p>3.7745452161</text:p>
          </table:table-cell>
          <table:table-cell table:formula="of:=ROUND(RAND()*9.9+0.1;3)" office:value-type="float" office:value="9.029">
            <text:p>9.029</text:p>
          </table:table-cell>
          <table:table-cell table:formula="of:=ROUND(RAND()*9.9+0.1;3)" office:value-type="float" office:value="0.836">
            <text:p>0.836</text:p>
          </table:table-cell>
          <table:table-cell table:formula="of:=IF([.A370]&lt;0.5;&quot;A&quot;;IF([.B370]&lt;0.5;&quot;B&quot;;IF([.C370]&lt;0.5;&quot;C&quot;;IF([.D370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88747145794332">
            <text:p>0.7887471458</text:p>
          </table:table-cell>
          <table:table-cell table:formula="of:=IF(RAND()&gt;1/[.B$1]; 0.6+RAND()*0.4; RAND()*0.4)" office:value-type="float" office:value="0.943312304373831">
            <text:p>0.9433123044</text:p>
          </table:table-cell>
          <table:table-cell table:formula="of:=IF(RAND()&gt;1/[.C$1]; 0.6+RAND()*0.4; RAND()*0.4)" office:value-type="float" office:value="0.866007338650525">
            <text:p>0.8660073387</text:p>
          </table:table-cell>
          <table:table-cell table:formula="of:=IF(RAND()&gt;1/[.D$1]; 0.6+RAND()*0.4; RAND()*0.4)" office:value-type="float" office:value="0.173349970486015">
            <text:p>0.1733499705</text:p>
          </table:table-cell>
          <table:table-cell table:formula="of:=ROUND(RAND()*9.9+0.1;3)" office:value-type="float" office:value="4.835">
            <text:p>4.835</text:p>
          </table:table-cell>
          <table:table-cell table:formula="of:=[.E371]/[.A371]" office:value-type="float" office:value="6.12997463861598">
            <text:p>6.1299746386</text:p>
          </table:table-cell>
          <table:table-cell table:formula="of:=[.F371]/[.B371]" office:value-type="float" office:value="6.49835119312374">
            <text:p>6.4983511931</text:p>
          </table:table-cell>
          <table:table-cell table:formula="of:=[.C371]/[.E371]" office:value-type="float" office:value="0.179112169317585">
            <text:p>0.1791121693</text:p>
          </table:table-cell>
          <table:table-cell table:formula="of:=[.H371]/[.D371]" office:value-type="float" office:value="1.03324026427818">
            <text:p>1.0332402643</text:p>
          </table:table-cell>
          <table:table-cell table:formula="of:=ROUND(RAND()*9.9+0.1;3)" office:value-type="float" office:value="8.246">
            <text:p>8.246</text:p>
          </table:table-cell>
          <table:table-cell table:formula="of:=ROUND(RAND()*9.9+0.1;3)" office:value-type="float" office:value="5.368">
            <text:p>5.368</text:p>
          </table:table-cell>
          <table:table-cell table:formula="of:=IF([.A371]&lt;0.5;&quot;A&quot;;IF([.B371]&lt;0.5;&quot;B&quot;;IF([.C371]&lt;0.5;&quot;C&quot;;IF([.D371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414163122884929">
            <text:p>0.0414163123</text:p>
          </table:table-cell>
          <table:table-cell table:formula="of:=IF(RAND()&gt;1/[.B$1]; 0.6+RAND()*0.4; RAND()*0.4)" office:value-type="float" office:value="0.138088734261692">
            <text:p>0.1380887343</text:p>
          </table:table-cell>
          <table:table-cell table:formula="of:=IF(RAND()&gt;1/[.C$1]; 0.6+RAND()*0.4; RAND()*0.4)" office:value-type="float" office:value="0.745396680943668">
            <text:p>0.7453966809</text:p>
          </table:table-cell>
          <table:table-cell table:formula="of:=IF(RAND()&gt;1/[.D$1]; 0.6+RAND()*0.4; RAND()*0.4)" office:value-type="float" office:value="0.842389140091836">
            <text:p>0.8423891401</text:p>
          </table:table-cell>
          <table:table-cell table:formula="of:=ROUND(RAND()*9.9+0.1;3)" office:value-type="float" office:value="0.613">
            <text:p>0.613</text:p>
          </table:table-cell>
          <table:table-cell table:formula="of:=[.E372]/[.A372]" office:value-type="float" office:value="14.8009314718808">
            <text:p>14.8009314719</text:p>
          </table:table-cell>
          <table:table-cell table:formula="of:=[.F372]/[.B372]" office:value-type="float" office:value="107.184206959502">
            <text:p>107.1842069595</text:p>
          </table:table-cell>
          <table:table-cell table:formula="of:=[.C372]/[.E372]" office:value-type="float" office:value="1.21598153498151">
            <text:p>1.215981535</text:p>
          </table:table-cell>
          <table:table-cell table:formula="of:=[.H372]/[.D372]" office:value-type="float" office:value="1.44349146624676">
            <text:p>1.4434914662</text:p>
          </table:table-cell>
          <table:table-cell table:formula="of:=ROUND(RAND()*9.9+0.1;3)" office:value-type="float" office:value="5.765">
            <text:p>5.765</text:p>
          </table:table-cell>
          <table:table-cell table:formula="of:=ROUND(RAND()*9.9+0.1;3)" office:value-type="float" office:value="5.407">
            <text:p>5.407</text:p>
          </table:table-cell>
          <table:table-cell table:formula="of:=IF([.A372]&lt;0.5;&quot;A&quot;;IF([.B372]&lt;0.5;&quot;B&quot;;IF([.C372]&lt;0.5;&quot;C&quot;;IF([.D372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27535029686987">
            <text:p>0.8275350297</text:p>
          </table:table-cell>
          <table:table-cell table:formula="of:=IF(RAND()&gt;1/[.B$1]; 0.6+RAND()*0.4; RAND()*0.4)" office:value-type="float" office:value="0.931838135793805">
            <text:p>0.9318381358</text:p>
          </table:table-cell>
          <table:table-cell table:formula="of:=IF(RAND()&gt;1/[.C$1]; 0.6+RAND()*0.4; RAND()*0.4)" office:value-type="float" office:value="0.633763608243316">
            <text:p>0.6337636082</text:p>
          </table:table-cell>
          <table:table-cell table:formula="of:=IF(RAND()&gt;1/[.D$1]; 0.6+RAND()*0.4; RAND()*0.4)" office:value-type="float" office:value="0.189166329987347">
            <text:p>0.18916633</text:p>
          </table:table-cell>
          <table:table-cell table:formula="of:=ROUND(RAND()*9.9+0.1;3)" office:value-type="float" office:value="2.129">
            <text:p>2.129</text:p>
          </table:table-cell>
          <table:table-cell table:formula="of:=[.E373]/[.A373]" office:value-type="float" office:value="2.57270076023886">
            <text:p>2.5727007602</text:p>
          </table:table-cell>
          <table:table-cell table:formula="of:=[.F373]/[.B373]" office:value-type="float" office:value="2.76088803561066">
            <text:p>2.7608880356</text:p>
          </table:table-cell>
          <table:table-cell table:formula="of:=[.C373]/[.E373]" office:value-type="float" office:value="0.297681356619688">
            <text:p>0.2976813566</text:p>
          </table:table-cell>
          <table:table-cell table:formula="of:=[.H373]/[.D373]" office:value-type="float" office:value="1.57364873886172">
            <text:p>1.5736487389</text:p>
          </table:table-cell>
          <table:table-cell table:formula="of:=ROUND(RAND()*9.9+0.1;3)" office:value-type="float" office:value="7.333">
            <text:p>7.333</text:p>
          </table:table-cell>
          <table:table-cell table:formula="of:=ROUND(RAND()*9.9+0.1;3)" office:value-type="float" office:value="6.263">
            <text:p>6.263</text:p>
          </table:table-cell>
          <table:table-cell table:formula="of:=IF([.A373]&lt;0.5;&quot;A&quot;;IF([.B373]&lt;0.5;&quot;B&quot;;IF([.C373]&lt;0.5;&quot;C&quot;;IF([.D373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93751971423626">
            <text:p>0.3937519714</text:p>
          </table:table-cell>
          <table:table-cell table:formula="of:=IF(RAND()&gt;1/[.B$1]; 0.6+RAND()*0.4; RAND()*0.4)" office:value-type="float" office:value="0.960270415153354">
            <text:p>0.9602704152</text:p>
          </table:table-cell>
          <table:table-cell table:formula="of:=IF(RAND()&gt;1/[.C$1]; 0.6+RAND()*0.4; RAND()*0.4)" office:value-type="float" office:value="0.267606827337295">
            <text:p>0.2676068273</text:p>
          </table:table-cell>
          <table:table-cell table:formula="of:=IF(RAND()&gt;1/[.D$1]; 0.6+RAND()*0.4; RAND()*0.4)" office:value-type="float" office:value="0.905076093040407">
            <text:p>0.905076093</text:p>
          </table:table-cell>
          <table:table-cell table:formula="of:=ROUND(RAND()*9.9+0.1;3)" office:value-type="float" office:value="8.903">
            <text:p>8.903</text:p>
          </table:table-cell>
          <table:table-cell table:formula="of:=[.E374]/[.A374]" office:value-type="float" office:value="22.6106804438613">
            <text:p>22.6106804439</text:p>
          </table:table-cell>
          <table:table-cell table:formula="of:=[.F374]/[.B374]" office:value-type="float" office:value="23.5461595890678">
            <text:p>23.5461595891</text:p>
          </table:table-cell>
          <table:table-cell table:formula="of:=[.C374]/[.E374]" office:value-type="float" office:value="0.0300580509196108">
            <text:p>0.0300580509</text:p>
          </table:table-cell>
          <table:table-cell table:formula="of:=[.H374]/[.D374]" office:value-type="float" office:value="0.0332105235689491">
            <text:p>0.0332105236</text:p>
          </table:table-cell>
          <table:table-cell table:formula="of:=ROUND(RAND()*9.9+0.1;3)" office:value-type="float" office:value="1.308">
            <text:p>1.308</text:p>
          </table:table-cell>
          <table:table-cell table:formula="of:=ROUND(RAND()*9.9+0.1;3)" office:value-type="float" office:value="4.314">
            <text:p>4.314</text:p>
          </table:table-cell>
          <table:table-cell table:formula="of:=IF([.A374]&lt;0.5;&quot;A&quot;;IF([.B374]&lt;0.5;&quot;B&quot;;IF([.C374]&lt;0.5;&quot;C&quot;;IF([.D374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89729383774102">
            <text:p>0.6897293838</text:p>
          </table:table-cell>
          <table:table-cell table:formula="of:=IF(RAND()&gt;1/[.B$1]; 0.6+RAND()*0.4; RAND()*0.4)" office:value-type="float" office:value="0.738910904712975">
            <text:p>0.7389109047</text:p>
          </table:table-cell>
          <table:table-cell table:formula="of:=IF(RAND()&gt;1/[.C$1]; 0.6+RAND()*0.4; RAND()*0.4)" office:value-type="float" office:value="0.105157058406621">
            <text:p>0.1051570584</text:p>
          </table:table-cell>
          <table:table-cell table:formula="of:=IF(RAND()&gt;1/[.D$1]; 0.6+RAND()*0.4; RAND()*0.4)" office:value-type="float" office:value="0.790367591008544">
            <text:p>0.790367591</text:p>
          </table:table-cell>
          <table:table-cell table:formula="of:=ROUND(RAND()*9.9+0.1;3)" office:value-type="float" office:value="0.124">
            <text:p>0.124</text:p>
          </table:table-cell>
          <table:table-cell table:formula="of:=[.E375]/[.A375]" office:value-type="float" office:value="0.179780654437962">
            <text:p>0.1797806544</text:p>
          </table:table-cell>
          <table:table-cell table:formula="of:=[.F375]/[.B375]" office:value-type="float" office:value="0.243304914423744">
            <text:p>0.2433049144</text:p>
          </table:table-cell>
          <table:table-cell table:formula="of:=[.C375]/[.E375]" office:value-type="float" office:value="0.848040793601784">
            <text:p>0.8480407936</text:p>
          </table:table-cell>
          <table:table-cell table:formula="of:=[.H375]/[.D375]" office:value-type="float" office:value="1.07297010055745">
            <text:p>1.0729701006</text:p>
          </table:table-cell>
          <table:table-cell table:formula="of:=ROUND(RAND()*9.9+0.1;3)" office:value-type="float" office:value="2.587">
            <text:p>2.587</text:p>
          </table:table-cell>
          <table:table-cell table:formula="of:=ROUND(RAND()*9.9+0.1;3)" office:value-type="float" office:value="8.331">
            <text:p>8.331</text:p>
          </table:table-cell>
          <table:table-cell table:formula="of:=IF([.A375]&lt;0.5;&quot;A&quot;;IF([.B375]&lt;0.5;&quot;B&quot;;IF([.C375]&lt;0.5;&quot;C&quot;;IF([.D375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15401313547045">
            <text:p>0.6154013135</text:p>
          </table:table-cell>
          <table:table-cell table:formula="of:=IF(RAND()&gt;1/[.B$1]; 0.6+RAND()*0.4; RAND()*0.4)" office:value-type="float" office:value="0.613861803710461">
            <text:p>0.6138618037</text:p>
          </table:table-cell>
          <table:table-cell table:formula="of:=IF(RAND()&gt;1/[.C$1]; 0.6+RAND()*0.4; RAND()*0.4)" office:value-type="float" office:value="0.962768752593547">
            <text:p>0.9627687526</text:p>
          </table:table-cell>
          <table:table-cell table:formula="of:=IF(RAND()&gt;1/[.D$1]; 0.6+RAND()*0.4; RAND()*0.4)" office:value-type="float" office:value="0.370240100007504">
            <text:p>0.3702401</text:p>
          </table:table-cell>
          <table:table-cell table:formula="of:=ROUND(RAND()*9.9+0.1;3)" office:value-type="float" office:value="3.101">
            <text:p>3.101</text:p>
          </table:table-cell>
          <table:table-cell table:formula="of:=[.E376]/[.A376]" office:value-type="float" office:value="5.03898826950252">
            <text:p>5.0389882695</text:p>
          </table:table-cell>
          <table:table-cell table:formula="of:=[.F376]/[.B376]" office:value-type="float" office:value="8.20866885517974">
            <text:p>8.2086688552</text:p>
          </table:table-cell>
          <table:table-cell table:formula="of:=[.C376]/[.E376]" office:value-type="float" office:value="0.310470413606432">
            <text:p>0.3104704136</text:p>
          </table:table-cell>
          <table:table-cell table:formula="of:=[.H376]/[.D376]" office:value-type="float" office:value="0.838565065210764">
            <text:p>0.8385650652</text:p>
          </table:table-cell>
          <table:table-cell table:formula="of:=ROUND(RAND()*9.9+0.1;3)" office:value-type="float" office:value="8.446">
            <text:p>8.446</text:p>
          </table:table-cell>
          <table:table-cell table:formula="of:=ROUND(RAND()*9.9+0.1;3)" office:value-type="float" office:value="0.628">
            <text:p>0.628</text:p>
          </table:table-cell>
          <table:table-cell table:formula="of:=IF([.A376]&lt;0.5;&quot;A&quot;;IF([.B376]&lt;0.5;&quot;B&quot;;IF([.C376]&lt;0.5;&quot;C&quot;;IF([.D376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72833309974522">
            <text:p>0.67283331</text:p>
          </table:table-cell>
          <table:table-cell table:formula="of:=IF(RAND()&gt;1/[.B$1]; 0.6+RAND()*0.4; RAND()*0.4)" office:value-type="float" office:value="0.888755422458053">
            <text:p>0.8887554225</text:p>
          </table:table-cell>
          <table:table-cell table:formula="of:=IF(RAND()&gt;1/[.C$1]; 0.6+RAND()*0.4; RAND()*0.4)" office:value-type="float" office:value="0.881205190438777">
            <text:p>0.8812051904</text:p>
          </table:table-cell>
          <table:table-cell table:formula="of:=IF(RAND()&gt;1/[.D$1]; 0.6+RAND()*0.4; RAND()*0.4)" office:value-type="float" office:value="0.709005805198103">
            <text:p>0.7090058052</text:p>
          </table:table-cell>
          <table:table-cell table:formula="of:=ROUND(RAND()*9.9+0.1;3)" office:value-type="float" office:value="7.754">
            <text:p>7.754</text:p>
          </table:table-cell>
          <table:table-cell table:formula="of:=[.E377]/[.A377]" office:value-type="float" office:value="11.5243997065092">
            <text:p>11.5243997065</text:p>
          </table:table-cell>
          <table:table-cell table:formula="of:=[.F377]/[.B377]" office:value-type="float" office:value="12.966896645914">
            <text:p>12.9668966459</text:p>
          </table:table-cell>
          <table:table-cell table:formula="of:=[.C377]/[.E377]" office:value-type="float" office:value="0.11364523993278">
            <text:p>0.1136452399</text:p>
          </table:table-cell>
          <table:table-cell table:formula="of:=[.H377]/[.D377]" office:value-type="float" office:value="0.160288165625141">
            <text:p>0.1602881656</text:p>
          </table:table-cell>
          <table:table-cell table:formula="of:=ROUND(RAND()*9.9+0.1;3)" office:value-type="float" office:value="4.356">
            <text:p>4.356</text:p>
          </table:table-cell>
          <table:table-cell table:formula="of:=ROUND(RAND()*9.9+0.1;3)" office:value-type="float" office:value="2.885">
            <text:p>2.885</text:p>
          </table:table-cell>
          <table:table-cell table:formula="of:=IF([.A377]&lt;0.5;&quot;A&quot;;IF([.B377]&lt;0.5;&quot;B&quot;;IF([.C377]&lt;0.5;&quot;C&quot;;IF([.D377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45800246763975">
            <text:p>0.6458002468</text:p>
          </table:table-cell>
          <table:table-cell table:formula="of:=IF(RAND()&gt;1/[.B$1]; 0.6+RAND()*0.4; RAND()*0.4)" office:value-type="float" office:value="0.271302450820804">
            <text:p>0.2713024508</text:p>
          </table:table-cell>
          <table:table-cell table:formula="of:=IF(RAND()&gt;1/[.C$1]; 0.6+RAND()*0.4; RAND()*0.4)" office:value-type="float" office:value="0.776848670653999">
            <text:p>0.7768486707</text:p>
          </table:table-cell>
          <table:table-cell table:formula="of:=IF(RAND()&gt;1/[.D$1]; 0.6+RAND()*0.4; RAND()*0.4)" office:value-type="float" office:value="0.121619193349034">
            <text:p>0.1216191933</text:p>
          </table:table-cell>
          <table:table-cell table:formula="of:=ROUND(RAND()*9.9+0.1;3)" office:value-type="float" office:value="8.057">
            <text:p>8.057</text:p>
          </table:table-cell>
          <table:table-cell table:formula="of:=[.E378]/[.A378]" office:value-type="float" office:value="12.4759939940758">
            <text:p>12.4759939941</text:p>
          </table:table-cell>
          <table:table-cell table:formula="of:=[.F378]/[.B378]" office:value-type="float" office:value="45.9855558117174">
            <text:p>45.9855558117</text:p>
          </table:table-cell>
          <table:table-cell table:formula="of:=[.C378]/[.E378]" office:value-type="float" office:value="0.0964190977602084">
            <text:p>0.0964190978</text:p>
          </table:table-cell>
          <table:table-cell table:formula="of:=[.H378]/[.D378]" office:value-type="float" office:value="0.792795077036042">
            <text:p>0.792795077</text:p>
          </table:table-cell>
          <table:table-cell table:formula="of:=ROUND(RAND()*9.9+0.1;3)" office:value-type="float" office:value="1.657">
            <text:p>1.657</text:p>
          </table:table-cell>
          <table:table-cell table:formula="of:=ROUND(RAND()*9.9+0.1;3)" office:value-type="float" office:value="3.07">
            <text:p>3.07</text:p>
          </table:table-cell>
          <table:table-cell table:formula="of:=IF([.A378]&lt;0.5;&quot;A&quot;;IF([.B378]&lt;0.5;&quot;B&quot;;IF([.C378]&lt;0.5;&quot;C&quot;;IF([.D378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53264674171805">
            <text:p>0.8532646742</text:p>
          </table:table-cell>
          <table:table-cell table:formula="of:=IF(RAND()&gt;1/[.B$1]; 0.6+RAND()*0.4; RAND()*0.4)" office:value-type="float" office:value="0.764229527115822">
            <text:p>0.7642295271</text:p>
          </table:table-cell>
          <table:table-cell table:formula="of:=IF(RAND()&gt;1/[.C$1]; 0.6+RAND()*0.4; RAND()*0.4)" office:value-type="float" office:value="0.179466564580798">
            <text:p>0.1794665646</text:p>
          </table:table-cell>
          <table:table-cell table:formula="of:=IF(RAND()&gt;1/[.D$1]; 0.6+RAND()*0.4; RAND()*0.4)" office:value-type="float" office:value="0.782161494717002">
            <text:p>0.7821614947</text:p>
          </table:table-cell>
          <table:table-cell table:formula="of:=ROUND(RAND()*9.9+0.1;3)" office:value-type="float" office:value="6.297">
            <text:p>6.297</text:p>
          </table:table-cell>
          <table:table-cell table:formula="of:=[.E379]/[.A379]" office:value-type="float" office:value="7.37989066066984">
            <text:p>7.3798906607</text:p>
          </table:table-cell>
          <table:table-cell table:formula="of:=[.F379]/[.B379]" office:value-type="float" office:value="9.65664162247344">
            <text:p>9.6566416225</text:p>
          </table:table-cell>
          <table:table-cell table:formula="of:=[.C379]/[.E379]" office:value-type="float" office:value="0.0285003278673651">
            <text:p>0.0285003279</text:p>
          </table:table-cell>
          <table:table-cell table:formula="of:=[.H379]/[.D379]" office:value-type="float" office:value="0.0364379070816788">
            <text:p>0.0364379071</text:p>
          </table:table-cell>
          <table:table-cell table:formula="of:=ROUND(RAND()*9.9+0.1;3)" office:value-type="float" office:value="5.711">
            <text:p>5.711</text:p>
          </table:table-cell>
          <table:table-cell table:formula="of:=ROUND(RAND()*9.9+0.1;3)" office:value-type="float" office:value="5.971">
            <text:p>5.971</text:p>
          </table:table-cell>
          <table:table-cell table:formula="of:=IF([.A379]&lt;0.5;&quot;A&quot;;IF([.B379]&lt;0.5;&quot;B&quot;;IF([.C379]&lt;0.5;&quot;C&quot;;IF([.D379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778877111151814">
            <text:p>0.0778877111</text:p>
          </table:table-cell>
          <table:table-cell table:formula="of:=IF(RAND()&gt;1/[.B$1]; 0.6+RAND()*0.4; RAND()*0.4)" office:value-type="float" office:value="0.964364186953753">
            <text:p>0.964364187</text:p>
          </table:table-cell>
          <table:table-cell table:formula="of:=IF(RAND()&gt;1/[.C$1]; 0.6+RAND()*0.4; RAND()*0.4)" office:value-type="float" office:value="0.0621679426170886">
            <text:p>0.0621679426</text:p>
          </table:table-cell>
          <table:table-cell table:formula="of:=IF(RAND()&gt;1/[.D$1]; 0.6+RAND()*0.4; RAND()*0.4)" office:value-type="float" office:value="0.00514755686745048">
            <text:p>0.0051475569</text:p>
          </table:table-cell>
          <table:table-cell table:formula="of:=ROUND(RAND()*9.9+0.1;3)" office:value-type="float" office:value="3.223">
            <text:p>3.223</text:p>
          </table:table-cell>
          <table:table-cell table:formula="of:=[.E380]/[.A380]" office:value-type="float" office:value="41.3800836339096">
            <text:p>41.3800836339</text:p>
          </table:table-cell>
          <table:table-cell table:formula="of:=[.F380]/[.B380]" office:value-type="float" office:value="42.909187414582">
            <text:p>42.9091874146</text:p>
          </table:table-cell>
          <table:table-cell table:formula="of:=[.C380]/[.E380]" office:value-type="float" office:value="0.0192888435051469">
            <text:p>0.0192888435</text:p>
          </table:table-cell>
          <table:table-cell table:formula="of:=[.H380]/[.D380]" office:value-type="float" office:value="3.74718415004135">
            <text:p>3.74718415</text:p>
          </table:table-cell>
          <table:table-cell table:formula="of:=ROUND(RAND()*9.9+0.1;3)" office:value-type="float" office:value="7.618">
            <text:p>7.618</text:p>
          </table:table-cell>
          <table:table-cell table:formula="of:=ROUND(RAND()*9.9+0.1;3)" office:value-type="float" office:value="3.169">
            <text:p>3.169</text:p>
          </table:table-cell>
          <table:table-cell table:formula="of:=IF([.A380]&lt;0.5;&quot;A&quot;;IF([.B380]&lt;0.5;&quot;B&quot;;IF([.C380]&lt;0.5;&quot;C&quot;;IF([.D380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91725128144026">
            <text:p>0.8917251281</text:p>
          </table:table-cell>
          <table:table-cell table:formula="of:=IF(RAND()&gt;1/[.B$1]; 0.6+RAND()*0.4; RAND()*0.4)" office:value-type="float" office:value="0.339619160909206">
            <text:p>0.3396191609</text:p>
          </table:table-cell>
          <table:table-cell table:formula="of:=IF(RAND()&gt;1/[.C$1]; 0.6+RAND()*0.4; RAND()*0.4)" office:value-type="float" office:value="0.0108493854291737">
            <text:p>0.0108493854</text:p>
          </table:table-cell>
          <table:table-cell table:formula="of:=IF(RAND()&gt;1/[.D$1]; 0.6+RAND()*0.4; RAND()*0.4)" office:value-type="float" office:value="0.629278719238937">
            <text:p>0.6292787192</text:p>
          </table:table-cell>
          <table:table-cell table:formula="of:=ROUND(RAND()*9.9+0.1;3)" office:value-type="float" office:value="6.734">
            <text:p>6.734</text:p>
          </table:table-cell>
          <table:table-cell table:formula="of:=[.E381]/[.A381]" office:value-type="float" office:value="7.55165441397359">
            <text:p>7.551654414</text:p>
          </table:table-cell>
          <table:table-cell table:formula="of:=[.F381]/[.B381]" office:value-type="float" office:value="22.2356547662293">
            <text:p>22.2356547662</text:p>
          </table:table-cell>
          <table:table-cell table:formula="of:=[.C381]/[.E381]" office:value-type="float" office:value="0.00161113534736764">
            <text:p>0.0016111353</text:p>
          </table:table-cell>
          <table:table-cell table:formula="of:=[.H381]/[.D381]" office:value-type="float" office:value="0.00256028894369125">
            <text:p>0.0025602889</text:p>
          </table:table-cell>
          <table:table-cell table:formula="of:=ROUND(RAND()*9.9+0.1;3)" office:value-type="float" office:value="1.435">
            <text:p>1.435</text:p>
          </table:table-cell>
          <table:table-cell table:formula="of:=ROUND(RAND()*9.9+0.1;3)" office:value-type="float" office:value="0.656">
            <text:p>0.656</text:p>
          </table:table-cell>
          <table:table-cell table:formula="of:=IF([.A381]&lt;0.5;&quot;A&quot;;IF([.B381]&lt;0.5;&quot;B&quot;;IF([.C381]&lt;0.5;&quot;C&quot;;IF([.D381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67071549035609">
            <text:p>0.367071549</text:p>
          </table:table-cell>
          <table:table-cell table:formula="of:=IF(RAND()&gt;1/[.B$1]; 0.6+RAND()*0.4; RAND()*0.4)" office:value-type="float" office:value="0.621668794378638">
            <text:p>0.6216687944</text:p>
          </table:table-cell>
          <table:table-cell table:formula="of:=IF(RAND()&gt;1/[.C$1]; 0.6+RAND()*0.4; RAND()*0.4)" office:value-type="float" office:value="0.701710745692253">
            <text:p>0.7017107457</text:p>
          </table:table-cell>
          <table:table-cell table:formula="of:=IF(RAND()&gt;1/[.D$1]; 0.6+RAND()*0.4; RAND()*0.4)" office:value-type="float" office:value="0.204919480439275">
            <text:p>0.2049194804</text:p>
          </table:table-cell>
          <table:table-cell table:formula="of:=ROUND(RAND()*9.9+0.1;3)" office:value-type="float" office:value="3.457">
            <text:p>3.457</text:p>
          </table:table-cell>
          <table:table-cell table:formula="of:=[.E382]/[.A382]" office:value-type="float" office:value="9.41778247069931">
            <text:p>9.4177824707</text:p>
          </table:table-cell>
          <table:table-cell table:formula="of:=[.F382]/[.B382]" office:value-type="float" office:value="15.1491960926114">
            <text:p>15.1491960926</text:p>
          </table:table-cell>
          <table:table-cell table:formula="of:=[.C382]/[.E382]" office:value-type="float" office:value="0.202982570347774">
            <text:p>0.2029825703</text:p>
          </table:table-cell>
          <table:table-cell table:formula="of:=[.H382]/[.D382]" office:value-type="float" office:value="0.990547945527922">
            <text:p>0.9905479455</text:p>
          </table:table-cell>
          <table:table-cell table:formula="of:=ROUND(RAND()*9.9+0.1;3)" office:value-type="float" office:value="4.123">
            <text:p>4.123</text:p>
          </table:table-cell>
          <table:table-cell table:formula="of:=ROUND(RAND()*9.9+0.1;3)" office:value-type="float" office:value="6.575">
            <text:p>6.575</text:p>
          </table:table-cell>
          <table:table-cell table:formula="of:=IF([.A382]&lt;0.5;&quot;A&quot;;IF([.B382]&lt;0.5;&quot;B&quot;;IF([.C382]&lt;0.5;&quot;C&quot;;IF([.D382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165325609222054">
            <text:p>0.1653256092</text:p>
          </table:table-cell>
          <table:table-cell table:formula="of:=IF(RAND()&gt;1/[.B$1]; 0.6+RAND()*0.4; RAND()*0.4)" office:value-type="float" office:value="0.669555809535086">
            <text:p>0.6695558095</text:p>
          </table:table-cell>
          <table:table-cell table:formula="of:=IF(RAND()&gt;1/[.C$1]; 0.6+RAND()*0.4; RAND()*0.4)" office:value-type="float" office:value="0.645836124755442">
            <text:p>0.6458361248</text:p>
          </table:table-cell>
          <table:table-cell table:formula="of:=IF(RAND()&gt;1/[.D$1]; 0.6+RAND()*0.4; RAND()*0.4)" office:value-type="float" office:value="0.0338206286542118">
            <text:p>0.0338206287</text:p>
          </table:table-cell>
          <table:table-cell table:formula="of:=ROUND(RAND()*9.9+0.1;3)" office:value-type="float" office:value="2.781">
            <text:p>2.781</text:p>
          </table:table-cell>
          <table:table-cell table:formula="of:=[.E383]/[.A383]" office:value-type="float" office:value="16.821350382957">
            <text:p>16.821350383</text:p>
          </table:table-cell>
          <table:table-cell table:formula="of:=[.F383]/[.B383]" office:value-type="float" office:value="25.1231490241823">
            <text:p>25.1231490242</text:p>
          </table:table-cell>
          <table:table-cell table:formula="of:=[.C383]/[.E383]" office:value-type="float" office:value="0.232231616237124">
            <text:p>0.2322316162</text:p>
          </table:table-cell>
          <table:table-cell table:formula="of:=[.H383]/[.D383]" office:value-type="float" office:value="6.86656710646932">
            <text:p>6.8665671065</text:p>
          </table:table-cell>
          <table:table-cell table:formula="of:=ROUND(RAND()*9.9+0.1;3)" office:value-type="float" office:value="9.363">
            <text:p>9.363</text:p>
          </table:table-cell>
          <table:table-cell table:formula="of:=ROUND(RAND()*9.9+0.1;3)" office:value-type="float" office:value="7.698">
            <text:p>7.698</text:p>
          </table:table-cell>
          <table:table-cell table:formula="of:=IF([.A383]&lt;0.5;&quot;A&quot;;IF([.B383]&lt;0.5;&quot;B&quot;;IF([.C383]&lt;0.5;&quot;C&quot;;IF([.D383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893800823949277">
            <text:p>0.0893800824</text:p>
          </table:table-cell>
          <table:table-cell table:formula="of:=IF(RAND()&gt;1/[.B$1]; 0.6+RAND()*0.4; RAND()*0.4)" office:value-type="float" office:value="0.642465876229107">
            <text:p>0.6424658762</text:p>
          </table:table-cell>
          <table:table-cell table:formula="of:=IF(RAND()&gt;1/[.C$1]; 0.6+RAND()*0.4; RAND()*0.4)" office:value-type="float" office:value="0.740953052975237">
            <text:p>0.740953053</text:p>
          </table:table-cell>
          <table:table-cell table:formula="of:=IF(RAND()&gt;1/[.D$1]; 0.6+RAND()*0.4; RAND()*0.4)" office:value-type="float" office:value="0.689065552689135">
            <text:p>0.6890655527</text:p>
          </table:table-cell>
          <table:table-cell table:formula="of:=ROUND(RAND()*9.9+0.1;3)" office:value-type="float" office:value="8.16">
            <text:p>8.16</text:p>
          </table:table-cell>
          <table:table-cell table:formula="of:=[.E384]/[.A384]" office:value-type="float" office:value="91.2955076942632">
            <text:p>91.2955076943</text:p>
          </table:table-cell>
          <table:table-cell table:formula="of:=[.F384]/[.B384]" office:value-type="float" office:value="142.10172255391">
            <text:p>142.1017225539</text:p>
          </table:table-cell>
          <table:table-cell table:formula="of:=[.C384]/[.E384]" office:value-type="float" office:value="0.0908030702175536">
            <text:p>0.0908030702</text:p>
          </table:table-cell>
          <table:table-cell table:formula="of:=[.H384]/[.D384]" office:value-type="float" office:value="0.131777114475085">
            <text:p>0.1317771145</text:p>
          </table:table-cell>
          <table:table-cell table:formula="of:=ROUND(RAND()*9.9+0.1;3)" office:value-type="float" office:value="4.871">
            <text:p>4.871</text:p>
          </table:table-cell>
          <table:table-cell table:formula="of:=ROUND(RAND()*9.9+0.1;3)" office:value-type="float" office:value="0.179">
            <text:p>0.179</text:p>
          </table:table-cell>
          <table:table-cell table:formula="of:=IF([.A384]&lt;0.5;&quot;A&quot;;IF([.B384]&lt;0.5;&quot;B&quot;;IF([.C384]&lt;0.5;&quot;C&quot;;IF([.D384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253421713970602">
            <text:p>0.253421714</text:p>
          </table:table-cell>
          <table:table-cell table:formula="of:=IF(RAND()&gt;1/[.B$1]; 0.6+RAND()*0.4; RAND()*0.4)" office:value-type="float" office:value="0.956979346182197">
            <text:p>0.9569793462</text:p>
          </table:table-cell>
          <table:table-cell table:formula="of:=IF(RAND()&gt;1/[.C$1]; 0.6+RAND()*0.4; RAND()*0.4)" office:value-type="float" office:value="0.924207995366305">
            <text:p>0.9242079954</text:p>
          </table:table-cell>
          <table:table-cell table:formula="of:=IF(RAND()&gt;1/[.D$1]; 0.6+RAND()*0.4; RAND()*0.4)" office:value-type="float" office:value="0.949741065967828">
            <text:p>0.949741066</text:p>
          </table:table-cell>
          <table:table-cell table:formula="of:=ROUND(RAND()*9.9+0.1;3)" office:value-type="float" office:value="9.571">
            <text:p>9.571</text:p>
          </table:table-cell>
          <table:table-cell table:formula="of:=[.E385]/[.A385]" office:value-type="float" office:value="37.7670873187697">
            <text:p>37.7670873188</text:p>
          </table:table-cell>
          <table:table-cell table:formula="of:=[.F385]/[.B385]" office:value-type="float" office:value="39.4648928103192">
            <text:p>39.4648928103</text:p>
          </table:table-cell>
          <table:table-cell table:formula="of:=[.C385]/[.E385]" office:value-type="float" office:value="0.0965633680248987">
            <text:p>0.096563368</text:p>
          </table:table-cell>
          <table:table-cell table:formula="of:=[.H385]/[.D385]" office:value-type="float" office:value="0.101673362861799">
            <text:p>0.1016733629</text:p>
          </table:table-cell>
          <table:table-cell table:formula="of:=ROUND(RAND()*9.9+0.1;3)" office:value-type="float" office:value="5.3">
            <text:p>5.3</text:p>
          </table:table-cell>
          <table:table-cell table:formula="of:=ROUND(RAND()*9.9+0.1;3)" office:value-type="float" office:value="1.147">
            <text:p>1.147</text:p>
          </table:table-cell>
          <table:table-cell table:formula="of:=IF([.A385]&lt;0.5;&quot;A&quot;;IF([.B385]&lt;0.5;&quot;B&quot;;IF([.C385]&lt;0.5;&quot;C&quot;;IF([.D385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112757147476077">
            <text:p>0.1127571475</text:p>
          </table:table-cell>
          <table:table-cell table:formula="of:=IF(RAND()&gt;1/[.B$1]; 0.6+RAND()*0.4; RAND()*0.4)" office:value-type="float" office:value="0.735027019493282">
            <text:p>0.7350270195</text:p>
          </table:table-cell>
          <table:table-cell table:formula="of:=IF(RAND()&gt;1/[.C$1]; 0.6+RAND()*0.4; RAND()*0.4)" office:value-type="float" office:value="0.766878566332162">
            <text:p>0.7668785663</text:p>
          </table:table-cell>
          <table:table-cell table:formula="of:=IF(RAND()&gt;1/[.D$1]; 0.6+RAND()*0.4; RAND()*0.4)" office:value-type="float" office:value="0.245521837752312">
            <text:p>0.2455218378</text:p>
          </table:table-cell>
          <table:table-cell table:formula="of:=ROUND(RAND()*9.9+0.1;3)" office:value-type="float" office:value="8.014">
            <text:p>8.014</text:p>
          </table:table-cell>
          <table:table-cell table:formula="of:=[.E386]/[.A386]" office:value-type="float" office:value="71.0730998378642">
            <text:p>71.0730998379</text:p>
          </table:table-cell>
          <table:table-cell table:formula="of:=[.F386]/[.B386]" office:value-type="float" office:value="96.6945404086792">
            <text:p>96.6945404087</text:p>
          </table:table-cell>
          <table:table-cell table:formula="of:=[.C386]/[.E386]" office:value-type="float" office:value="0.095692359162985">
            <text:p>0.0956923592</text:p>
          </table:table-cell>
          <table:table-cell table:formula="of:=[.H386]/[.D386]" office:value-type="float" office:value="0.389750907858231">
            <text:p>0.3897509079</text:p>
          </table:table-cell>
          <table:table-cell table:formula="of:=ROUND(RAND()*9.9+0.1;3)" office:value-type="float" office:value="9.192">
            <text:p>9.192</text:p>
          </table:table-cell>
          <table:table-cell table:formula="of:=ROUND(RAND()*9.9+0.1;3)" office:value-type="float" office:value="4.538">
            <text:p>4.538</text:p>
          </table:table-cell>
          <table:table-cell table:formula="of:=IF([.A386]&lt;0.5;&quot;A&quot;;IF([.B386]&lt;0.5;&quot;B&quot;;IF([.C386]&lt;0.5;&quot;C&quot;;IF([.D386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414784749038518">
            <text:p>0.0414784749</text:p>
          </table:table-cell>
          <table:table-cell table:formula="of:=IF(RAND()&gt;1/[.B$1]; 0.6+RAND()*0.4; RAND()*0.4)" office:value-type="float" office:value="0.27014181772247">
            <text:p>0.2701418177</text:p>
          </table:table-cell>
          <table:table-cell table:formula="of:=IF(RAND()&gt;1/[.C$1]; 0.6+RAND()*0.4; RAND()*0.4)" office:value-type="float" office:value="0.310248522646725">
            <text:p>0.3102485226</text:p>
          </table:table-cell>
          <table:table-cell table:formula="of:=IF(RAND()&gt;1/[.D$1]; 0.6+RAND()*0.4; RAND()*0.4)" office:value-type="float" office:value="0.119742442201823">
            <text:p>0.1197424422</text:p>
          </table:table-cell>
          <table:table-cell table:formula="of:=ROUND(RAND()*9.9+0.1;3)" office:value-type="float" office:value="4.92">
            <text:p>4.92</text:p>
          </table:table-cell>
          <table:table-cell table:formula="of:=[.E387]/[.A387]" office:value-type="float" office:value="118.615740125564">
            <text:p>118.6157401256</text:p>
          </table:table-cell>
          <table:table-cell table:formula="of:=[.F387]/[.B387]" office:value-type="float" office:value="439.086925251328">
            <text:p>439.0869252513</text:p>
          </table:table-cell>
          <table:table-cell table:formula="of:=[.C387]/[.E387]" office:value-type="float" office:value="0.063058642814375">
            <text:p>0.0630586428</text:p>
          </table:table-cell>
          <table:table-cell table:formula="of:=[.H387]/[.D387]" office:value-type="float" office:value="0.526618980328556">
            <text:p>0.5266189803</text:p>
          </table:table-cell>
          <table:table-cell table:formula="of:=ROUND(RAND()*9.9+0.1;3)" office:value-type="float" office:value="4.912">
            <text:p>4.912</text:p>
          </table:table-cell>
          <table:table-cell table:formula="of:=ROUND(RAND()*9.9+0.1;3)" office:value-type="float" office:value="1.005">
            <text:p>1.005</text:p>
          </table:table-cell>
          <table:table-cell table:formula="of:=IF([.A387]&lt;0.5;&quot;A&quot;;IF([.B387]&lt;0.5;&quot;B&quot;;IF([.C387]&lt;0.5;&quot;C&quot;;IF([.D387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54260475002229">
            <text:p>0.954260475</text:p>
          </table:table-cell>
          <table:table-cell table:formula="of:=IF(RAND()&gt;1/[.B$1]; 0.6+RAND()*0.4; RAND()*0.4)" office:value-type="float" office:value="0.797649320214987">
            <text:p>0.7976493202</text:p>
          </table:table-cell>
          <table:table-cell table:formula="of:=IF(RAND()&gt;1/[.C$1]; 0.6+RAND()*0.4; RAND()*0.4)" office:value-type="float" office:value="0.748093187808991">
            <text:p>0.7480931878</text:p>
          </table:table-cell>
          <table:table-cell table:formula="of:=IF(RAND()&gt;1/[.D$1]; 0.6+RAND()*0.4; RAND()*0.4)" office:value-type="float" office:value="0.639319139532745">
            <text:p>0.6393191395</text:p>
          </table:table-cell>
          <table:table-cell table:formula="of:=ROUND(RAND()*9.9+0.1;3)" office:value-type="float" office:value="0.41">
            <text:p>0.41</text:p>
          </table:table-cell>
          <table:table-cell table:formula="of:=[.E388]/[.A388]" office:value-type="float" office:value="0.429652082151933">
            <text:p>0.4296520822</text:p>
          </table:table-cell>
          <table:table-cell table:formula="of:=[.F388]/[.B388]" office:value-type="float" office:value="0.538647838421188">
            <text:p>0.5386478384</text:p>
          </table:table-cell>
          <table:table-cell table:formula="of:=[.C388]/[.E388]" office:value-type="float" office:value="1.82461753124144">
            <text:p>1.8246175312</text:p>
          </table:table-cell>
          <table:table-cell table:formula="of:=[.H388]/[.D388]" office:value-type="float" office:value="2.85400110588741">
            <text:p>2.8540011059</text:p>
          </table:table-cell>
          <table:table-cell table:formula="of:=ROUND(RAND()*9.9+0.1;3)" office:value-type="float" office:value="6.711">
            <text:p>6.711</text:p>
          </table:table-cell>
          <table:table-cell table:formula="of:=ROUND(RAND()*9.9+0.1;3)" office:value-type="float" office:value="4.307">
            <text:p>4.307</text:p>
          </table:table-cell>
          <table:table-cell table:formula="of:=IF([.A388]&lt;0.5;&quot;A&quot;;IF([.B388]&lt;0.5;&quot;B&quot;;IF([.C388]&lt;0.5;&quot;C&quot;;IF([.D388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162199372891337">
            <text:p>0.1621993729</text:p>
          </table:table-cell>
          <table:table-cell table:formula="of:=IF(RAND()&gt;1/[.B$1]; 0.6+RAND()*0.4; RAND()*0.4)" office:value-type="float" office:value="0.720962903648615">
            <text:p>0.7209629036</text:p>
          </table:table-cell>
          <table:table-cell table:formula="of:=IF(RAND()&gt;1/[.C$1]; 0.6+RAND()*0.4; RAND()*0.4)" office:value-type="float" office:value="0.995237159542739">
            <text:p>0.9952371595</text:p>
          </table:table-cell>
          <table:table-cell table:formula="of:=IF(RAND()&gt;1/[.D$1]; 0.6+RAND()*0.4; RAND()*0.4)" office:value-type="float" office:value="0.92097824504599">
            <text:p>0.920978245</text:p>
          </table:table-cell>
          <table:table-cell table:formula="of:=ROUND(RAND()*9.9+0.1;3)" office:value-type="float" office:value="2.814">
            <text:p>2.814</text:p>
          </table:table-cell>
          <table:table-cell table:formula="of:=[.E389]/[.A389]" office:value-type="float" office:value="17.349018987177">
            <text:p>17.3490189872</text:p>
          </table:table-cell>
          <table:table-cell table:formula="of:=[.F389]/[.B389]" office:value-type="float" office:value="24.0636777556486">
            <text:p>24.0636777556</text:p>
          </table:table-cell>
          <table:table-cell table:formula="of:=[.C389]/[.E389]" office:value-type="float" office:value="0.353673475317249">
            <text:p>0.3536734753</text:p>
          </table:table-cell>
          <table:table-cell table:formula="of:=[.H389]/[.D389]" office:value-type="float" office:value="0.384019359001893">
            <text:p>0.384019359</text:p>
          </table:table-cell>
          <table:table-cell table:formula="of:=ROUND(RAND()*9.9+0.1;3)" office:value-type="float" office:value="8.849">
            <text:p>8.849</text:p>
          </table:table-cell>
          <table:table-cell table:formula="of:=ROUND(RAND()*9.9+0.1;3)" office:value-type="float" office:value="7.885">
            <text:p>7.885</text:p>
          </table:table-cell>
          <table:table-cell table:formula="of:=IF([.A389]&lt;0.5;&quot;A&quot;;IF([.B389]&lt;0.5;&quot;B&quot;;IF([.C389]&lt;0.5;&quot;C&quot;;IF([.D389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0590355919674039">
            <text:p>0.059035592</text:p>
          </table:table-cell>
          <table:table-cell table:formula="of:=IF(RAND()&gt;1/[.B$1]; 0.6+RAND()*0.4; RAND()*0.4)" office:value-type="float" office:value="0.681516899261624">
            <text:p>0.6815168993</text:p>
          </table:table-cell>
          <table:table-cell table:formula="of:=IF(RAND()&gt;1/[.C$1]; 0.6+RAND()*0.4; RAND()*0.4)" office:value-type="float" office:value="0.978624782897532">
            <text:p>0.9786247829</text:p>
          </table:table-cell>
          <table:table-cell table:formula="of:=IF(RAND()&gt;1/[.D$1]; 0.6+RAND()*0.4; RAND()*0.4)" office:value-type="float" office:value="0.238553765416145">
            <text:p>0.2385537654</text:p>
          </table:table-cell>
          <table:table-cell table:formula="of:=ROUND(RAND()*9.9+0.1;3)" office:value-type="float" office:value="9.7">
            <text:p>9.7</text:p>
          </table:table-cell>
          <table:table-cell table:formula="of:=[.E390]/[.A390]" office:value-type="float" office:value="164.307660459402">
            <text:p>164.3076604594</text:p>
          </table:table-cell>
          <table:table-cell table:formula="of:=[.F390]/[.B390]" office:value-type="float" office:value="241.091102271151">
            <text:p>241.0911022712</text:p>
          </table:table-cell>
          <table:table-cell table:formula="of:=[.C390]/[.E390]" office:value-type="float" office:value="0.100889152876034">
            <text:p>0.1008891529</text:p>
          </table:table-cell>
          <table:table-cell table:formula="of:=[.H390]/[.D390]" office:value-type="float" office:value="0.422919976551358">
            <text:p>0.4229199766</text:p>
          </table:table-cell>
          <table:table-cell table:formula="of:=ROUND(RAND()*9.9+0.1;3)" office:value-type="float" office:value="3.626">
            <text:p>3.626</text:p>
          </table:table-cell>
          <table:table-cell table:formula="of:=ROUND(RAND()*9.9+0.1;3)" office:value-type="float" office:value="8.477">
            <text:p>8.477</text:p>
          </table:table-cell>
          <table:table-cell table:formula="of:=IF([.A390]&lt;0.5;&quot;A&quot;;IF([.B390]&lt;0.5;&quot;B&quot;;IF([.C390]&lt;0.5;&quot;C&quot;;IF([.D390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85149212740362">
            <text:p>0.7851492127</text:p>
          </table:table-cell>
          <table:table-cell table:formula="of:=IF(RAND()&gt;1/[.B$1]; 0.6+RAND()*0.4; RAND()*0.4)" office:value-type="float" office:value="0.612820579856634">
            <text:p>0.6128205799</text:p>
          </table:table-cell>
          <table:table-cell table:formula="of:=IF(RAND()&gt;1/[.C$1]; 0.6+RAND()*0.4; RAND()*0.4)" office:value-type="float" office:value="0.768062135856599">
            <text:p>0.7680621359</text:p>
          </table:table-cell>
          <table:table-cell table:formula="of:=IF(RAND()&gt;1/[.D$1]; 0.6+RAND()*0.4; RAND()*0.4)" office:value-type="float" office:value="0.0492693402804434">
            <text:p>0.0492693403</text:p>
          </table:table-cell>
          <table:table-cell table:formula="of:=ROUND(RAND()*9.9+0.1;3)" office:value-type="float" office:value="3.834">
            <text:p>3.834</text:p>
          </table:table-cell>
          <table:table-cell table:formula="of:=[.E391]/[.A391]" office:value-type="float" office:value="4.88314824467366">
            <text:p>4.8831482447</text:p>
          </table:table-cell>
          <table:table-cell table:formula="of:=[.F391]/[.B391]" office:value-type="float" office:value="7.96831634769191">
            <text:p>7.9683163477</text:p>
          </table:table-cell>
          <table:table-cell table:formula="of:=[.C391]/[.E391]" office:value-type="float" office:value="0.200329195580751">
            <text:p>0.2003291956</text:p>
          </table:table-cell>
          <table:table-cell table:formula="of:=[.H391]/[.D391]" office:value-type="float" office:value="4.06600117721219">
            <text:p>4.0660011772</text:p>
          </table:table-cell>
          <table:table-cell table:formula="of:=ROUND(RAND()*9.9+0.1;3)" office:value-type="float" office:value="1.741">
            <text:p>1.741</text:p>
          </table:table-cell>
          <table:table-cell table:formula="of:=ROUND(RAND()*9.9+0.1;3)" office:value-type="float" office:value="1.389">
            <text:p>1.389</text:p>
          </table:table-cell>
          <table:table-cell table:formula="of:=IF([.A391]&lt;0.5;&quot;A&quot;;IF([.B391]&lt;0.5;&quot;B&quot;;IF([.C391]&lt;0.5;&quot;C&quot;;IF([.D391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38272101348266">
            <text:p>0.3827210135</text:p>
          </table:table-cell>
          <table:table-cell table:formula="of:=IF(RAND()&gt;1/[.B$1]; 0.6+RAND()*0.4; RAND()*0.4)" office:value-type="float" office:value="0.343369886931032">
            <text:p>0.3433698869</text:p>
          </table:table-cell>
          <table:table-cell table:formula="of:=IF(RAND()&gt;1/[.C$1]; 0.6+RAND()*0.4; RAND()*0.4)" office:value-type="float" office:value="0.760580023564398">
            <text:p>0.7605800236</text:p>
          </table:table-cell>
          <table:table-cell table:formula="of:=IF(RAND()&gt;1/[.D$1]; 0.6+RAND()*0.4; RAND()*0.4)" office:value-type="float" office:value="0.816937088128179">
            <text:p>0.8169370881</text:p>
          </table:table-cell>
          <table:table-cell table:formula="of:=ROUND(RAND()*9.9+0.1;3)" office:value-type="float" office:value="9.903">
            <text:p>9.903</text:p>
          </table:table-cell>
          <table:table-cell table:formula="of:=[.E392]/[.A392]" office:value-type="float" office:value="25.8752450247906">
            <text:p>25.8752450248</text:p>
          </table:table-cell>
          <table:table-cell table:formula="of:=[.F392]/[.B392]" office:value-type="float" office:value="75.3567683411556">
            <text:p>75.3567683412</text:p>
          </table:table-cell>
          <table:table-cell table:formula="of:=[.C392]/[.E392]" office:value-type="float" office:value="0.0768029913727556">
            <text:p>0.0768029914</text:p>
          </table:table-cell>
          <table:table-cell table:formula="of:=[.H392]/[.D392]" office:value-type="float" office:value="0.0940133487496959">
            <text:p>0.0940133487</text:p>
          </table:table-cell>
          <table:table-cell table:formula="of:=ROUND(RAND()*9.9+0.1;3)" office:value-type="float" office:value="1.375">
            <text:p>1.375</text:p>
          </table:table-cell>
          <table:table-cell table:formula="of:=ROUND(RAND()*9.9+0.1;3)" office:value-type="float" office:value="2.543">
            <text:p>2.543</text:p>
          </table:table-cell>
          <table:table-cell table:formula="of:=IF([.A392]&lt;0.5;&quot;A&quot;;IF([.B392]&lt;0.5;&quot;B&quot;;IF([.C392]&lt;0.5;&quot;C&quot;;IF([.D392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20762535315007">
            <text:p>0.2076253532</text:p>
          </table:table-cell>
          <table:table-cell table:formula="of:=IF(RAND()&gt;1/[.B$1]; 0.6+RAND()*0.4; RAND()*0.4)" office:value-type="float" office:value="0.700129901617766">
            <text:p>0.7001299016</text:p>
          </table:table-cell>
          <table:table-cell table:formula="of:=IF(RAND()&gt;1/[.C$1]; 0.6+RAND()*0.4; RAND()*0.4)" office:value-type="float" office:value="0.749324340280146">
            <text:p>0.7493243403</text:p>
          </table:table-cell>
          <table:table-cell table:formula="of:=IF(RAND()&gt;1/[.D$1]; 0.6+RAND()*0.4; RAND()*0.4)" office:value-type="float" office:value="0.979362190607935">
            <text:p>0.9793621906</text:p>
          </table:table-cell>
          <table:table-cell table:formula="of:=ROUND(RAND()*9.9+0.1;3)" office:value-type="float" office:value="5.952">
            <text:p>5.952</text:p>
          </table:table-cell>
          <table:table-cell table:formula="of:=[.E393]/[.A393]" office:value-type="float" office:value="28.6670192714757">
            <text:p>28.6670192715</text:p>
          </table:table-cell>
          <table:table-cell table:formula="of:=[.F393]/[.B393]" office:value-type="float" office:value="40.9452863036357">
            <text:p>40.9452863036</text:p>
          </table:table-cell>
          <table:table-cell table:formula="of:=[.C393]/[.E393]" office:value-type="float" office:value="0.125894546418035">
            <text:p>0.1258945464</text:p>
          </table:table-cell>
          <table:table-cell table:formula="of:=[.H393]/[.D393]" office:value-type="float" office:value="0.128547484909425">
            <text:p>0.1285474849</text:p>
          </table:table-cell>
          <table:table-cell table:formula="of:=ROUND(RAND()*9.9+0.1;3)" office:value-type="float" office:value="3.229">
            <text:p>3.229</text:p>
          </table:table-cell>
          <table:table-cell table:formula="of:=ROUND(RAND()*9.9+0.1;3)" office:value-type="float" office:value="4.776">
            <text:p>4.776</text:p>
          </table:table-cell>
          <table:table-cell table:formula="of:=IF([.A393]&lt;0.5;&quot;A&quot;;IF([.B393]&lt;0.5;&quot;B&quot;;IF([.C393]&lt;0.5;&quot;C&quot;;IF([.D393]&lt;0.5;&quot;D&quot;;&quot;E&quot;))))" office:value-type="string" office:string-value="A">
            <text:p>A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644596305862069">
            <text:p>0.6445963059</text:p>
          </table:table-cell>
          <table:table-cell table:formula="of:=IF(RAND()&gt;1/[.B$1]; 0.6+RAND()*0.4; RAND()*0.4)" office:value-type="float" office:value="0.68719245409593">
            <text:p>0.6871924541</text:p>
          </table:table-cell>
          <table:table-cell table:formula="of:=IF(RAND()&gt;1/[.C$1]; 0.6+RAND()*0.4; RAND()*0.4)" office:value-type="float" office:value="0.897230866085738">
            <text:p>0.8972308661</text:p>
          </table:table-cell>
          <table:table-cell table:formula="of:=IF(RAND()&gt;1/[.D$1]; 0.6+RAND()*0.4; RAND()*0.4)" office:value-type="float" office:value="0.282996453065425">
            <text:p>0.2829964531</text:p>
          </table:table-cell>
          <table:table-cell table:formula="of:=ROUND(RAND()*9.9+0.1;3)" office:value-type="float" office:value="7.015">
            <text:p>7.015</text:p>
          </table:table-cell>
          <table:table-cell table:formula="of:=[.E394]/[.A394]" office:value-type="float" office:value="10.8827803327515">
            <text:p>10.8827803328</text:p>
          </table:table-cell>
          <table:table-cell table:formula="of:=[.F394]/[.B394]" office:value-type="float" office:value="15.8365829948888">
            <text:p>15.8365829949</text:p>
          </table:table-cell>
          <table:table-cell table:formula="of:=[.C394]/[.E394]" office:value-type="float" office:value="0.127901762806235">
            <text:p>0.1279017628</text:p>
          </table:table-cell>
          <table:table-cell table:formula="of:=[.H394]/[.D394]" office:value-type="float" office:value="0.451955356403939">
            <text:p>0.4519553564</text:p>
          </table:table-cell>
          <table:table-cell table:formula="of:=ROUND(RAND()*9.9+0.1;3)" office:value-type="float" office:value="9.557">
            <text:p>9.557</text:p>
          </table:table-cell>
          <table:table-cell table:formula="of:=ROUND(RAND()*9.9+0.1;3)" office:value-type="float" office:value="1.48">
            <text:p>1.48</text:p>
          </table:table-cell>
          <table:table-cell table:formula="of:=IF([.A394]&lt;0.5;&quot;A&quot;;IF([.B394]&lt;0.5;&quot;B&quot;;IF([.C394]&lt;0.5;&quot;C&quot;;IF([.D394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738426746986806">
            <text:p>0.738426747</text:p>
          </table:table-cell>
          <table:table-cell table:formula="of:=IF(RAND()&gt;1/[.B$1]; 0.6+RAND()*0.4; RAND()*0.4)" office:value-type="float" office:value="0.789072796609253">
            <text:p>0.7890727966</text:p>
          </table:table-cell>
          <table:table-cell table:formula="of:=IF(RAND()&gt;1/[.C$1]; 0.6+RAND()*0.4; RAND()*0.4)" office:value-type="float" office:value="0.927522143069655">
            <text:p>0.9275221431</text:p>
          </table:table-cell>
          <table:table-cell table:formula="of:=IF(RAND()&gt;1/[.D$1]; 0.6+RAND()*0.4; RAND()*0.4)" office:value-type="float" office:value="0.346654924284667">
            <text:p>0.3466549243</text:p>
          </table:table-cell>
          <table:table-cell table:formula="of:=ROUND(RAND()*9.9+0.1;3)" office:value-type="float" office:value="8.117">
            <text:p>8.117</text:p>
          </table:table-cell>
          <table:table-cell table:formula="of:=[.E395]/[.A395]" office:value-type="float" office:value="10.9922887180372">
            <text:p>10.992288718</text:p>
          </table:table-cell>
          <table:table-cell table:formula="of:=[.F395]/[.B395]" office:value-type="float" office:value="13.9306395623731">
            <text:p>13.9306395624</text:p>
          </table:table-cell>
          <table:table-cell table:formula="of:=[.C395]/[.E395]" office:value-type="float" office:value="0.114269082551393">
            <text:p>0.1142690826</text:p>
          </table:table-cell>
          <table:table-cell table:formula="of:=[.H395]/[.D395]" office:value-type="float" office:value="0.329633518944496">
            <text:p>0.3296335189</text:p>
          </table:table-cell>
          <table:table-cell table:formula="of:=ROUND(RAND()*9.9+0.1;3)" office:value-type="float" office:value="6.23">
            <text:p>6.23</text:p>
          </table:table-cell>
          <table:table-cell table:formula="of:=ROUND(RAND()*9.9+0.1;3)" office:value-type="float" office:value="7.7">
            <text:p>7.7</text:p>
          </table:table-cell>
          <table:table-cell table:formula="of:=IF([.A395]&lt;0.5;&quot;A&quot;;IF([.B395]&lt;0.5;&quot;B&quot;;IF([.C395]&lt;0.5;&quot;C&quot;;IF([.D395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46693733334541">
            <text:p>0.9466937333</text:p>
          </table:table-cell>
          <table:table-cell table:formula="of:=IF(RAND()&gt;1/[.B$1]; 0.6+RAND()*0.4; RAND()*0.4)" office:value-type="float" office:value="0.957280384749174">
            <text:p>0.9572803847</text:p>
          </table:table-cell>
          <table:table-cell table:formula="of:=IF(RAND()&gt;1/[.C$1]; 0.6+RAND()*0.4; RAND()*0.4)" office:value-type="float" office:value="0.934303636662662">
            <text:p>0.9343036367</text:p>
          </table:table-cell>
          <table:table-cell table:formula="of:=IF(RAND()&gt;1/[.D$1]; 0.6+RAND()*0.4; RAND()*0.4)" office:value-type="float" office:value="0.685690807551146">
            <text:p>0.6856908076</text:p>
          </table:table-cell>
          <table:table-cell table:formula="of:=ROUND(RAND()*9.9+0.1;3)" office:value-type="float" office:value="7.442">
            <text:p>7.442</text:p>
          </table:table-cell>
          <table:table-cell table:formula="of:=[.E396]/[.A396]" office:value-type="float" office:value="7.86104284622972">
            <text:p>7.8610428462</text:p>
          </table:table-cell>
          <table:table-cell table:formula="of:=[.F396]/[.B396]" office:value-type="float" office:value="8.21184991510033">
            <text:p>8.2118499151</text:p>
          </table:table-cell>
          <table:table-cell table:formula="of:=[.C396]/[.E396]" office:value-type="float" office:value="0.125544697213472">
            <text:p>0.1255446972</text:p>
          </table:table-cell>
          <table:table-cell table:formula="of:=[.H396]/[.D396]" office:value-type="float" office:value="0.183092285664203">
            <text:p>0.1830922857</text:p>
          </table:table-cell>
          <table:table-cell table:formula="of:=ROUND(RAND()*9.9+0.1;3)" office:value-type="float" office:value="4.107">
            <text:p>4.107</text:p>
          </table:table-cell>
          <table:table-cell table:formula="of:=ROUND(RAND()*9.9+0.1;3)" office:value-type="float" office:value="1.602">
            <text:p>1.602</text:p>
          </table:table-cell>
          <table:table-cell table:formula="of:=IF([.A396]&lt;0.5;&quot;A&quot;;IF([.B396]&lt;0.5;&quot;B&quot;;IF([.C396]&lt;0.5;&quot;C&quot;;IF([.D396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61223528347909">
            <text:p>0.9612235283</text:p>
          </table:table-cell>
          <table:table-cell table:formula="of:=IF(RAND()&gt;1/[.B$1]; 0.6+RAND()*0.4; RAND()*0.4)" office:value-type="float" office:value="0.651289908215404">
            <text:p>0.6512899082</text:p>
          </table:table-cell>
          <table:table-cell table:formula="of:=IF(RAND()&gt;1/[.C$1]; 0.6+RAND()*0.4; RAND()*0.4)" office:value-type="float" office:value="0.645272010006011">
            <text:p>0.64527201</text:p>
          </table:table-cell>
          <table:table-cell table:formula="of:=IF(RAND()&gt;1/[.D$1]; 0.6+RAND()*0.4; RAND()*0.4)" office:value-type="float" office:value="0.289130128454417">
            <text:p>0.2891301285</text:p>
          </table:table-cell>
          <table:table-cell table:formula="of:=ROUND(RAND()*9.9+0.1;3)" office:value-type="float" office:value="1.109">
            <text:p>1.109</text:p>
          </table:table-cell>
          <table:table-cell table:formula="of:=[.E397]/[.A397]" office:value-type="float" office:value="1.1537378843671">
            <text:p>1.1537378844</text:p>
          </table:table-cell>
          <table:table-cell table:formula="of:=[.F397]/[.B397]" office:value-type="float" office:value="1.77146593216599">
            <text:p>1.7714659322</text:p>
          </table:table-cell>
          <table:table-cell table:formula="of:=[.C397]/[.E397]" office:value-type="float" office:value="0.581850324622192">
            <text:p>0.5818503246</text:p>
          </table:table-cell>
          <table:table-cell table:formula="of:=[.H397]/[.D397]" office:value-type="float" office:value="2.01241678870531">
            <text:p>2.0124167887</text:p>
          </table:table-cell>
          <table:table-cell table:formula="of:=ROUND(RAND()*9.9+0.1;3)" office:value-type="float" office:value="9.957">
            <text:p>9.957</text:p>
          </table:table-cell>
          <table:table-cell table:formula="of:=ROUND(RAND()*9.9+0.1;3)" office:value-type="float" office:value="3.668">
            <text:p>3.668</text:p>
          </table:table-cell>
          <table:table-cell table:formula="of:=IF([.A397]&lt;0.5;&quot;A&quot;;IF([.B397]&lt;0.5;&quot;B&quot;;IF([.C397]&lt;0.5;&quot;C&quot;;IF([.D397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18476213887334">
            <text:p>0.8184762139</text:p>
          </table:table-cell>
          <table:table-cell table:formula="of:=IF(RAND()&gt;1/[.B$1]; 0.6+RAND()*0.4; RAND()*0.4)" office:value-type="float" office:value="0.294434693548828">
            <text:p>0.2944346935</text:p>
          </table:table-cell>
          <table:table-cell table:formula="of:=IF(RAND()&gt;1/[.C$1]; 0.6+RAND()*0.4; RAND()*0.4)" office:value-type="float" office:value="0.657460523303598">
            <text:p>0.6574605233</text:p>
          </table:table-cell>
          <table:table-cell table:formula="of:=IF(RAND()&gt;1/[.D$1]; 0.6+RAND()*0.4; RAND()*0.4)" office:value-type="float" office:value="0.843128207419068">
            <text:p>0.8431282074</text:p>
          </table:table-cell>
          <table:table-cell table:formula="of:=ROUND(RAND()*9.9+0.1;3)" office:value-type="float" office:value="1.273">
            <text:p>1.273</text:p>
          </table:table-cell>
          <table:table-cell table:formula="of:=[.E398]/[.A398]" office:value-type="float" office:value="1.55532925502369">
            <text:p>1.555329255</text:p>
          </table:table-cell>
          <table:table-cell table:formula="of:=[.F398]/[.B398]" office:value-type="float" office:value="5.28242523419123">
            <text:p>5.2824252342</text:p>
          </table:table-cell>
          <table:table-cell table:formula="of:=[.C398]/[.E398]" office:value-type="float" office:value="0.516465454284052">
            <text:p>0.5164654543</text:p>
          </table:table-cell>
          <table:table-cell table:formula="of:=[.H398]/[.D398]" office:value-type="float" office:value="0.612558623634506">
            <text:p>0.6125586236</text:p>
          </table:table-cell>
          <table:table-cell table:formula="of:=ROUND(RAND()*9.9+0.1;3)" office:value-type="float" office:value="7.479">
            <text:p>7.479</text:p>
          </table:table-cell>
          <table:table-cell table:formula="of:=ROUND(RAND()*9.9+0.1;3)" office:value-type="float" office:value="5.037">
            <text:p>5.037</text:p>
          </table:table-cell>
          <table:table-cell table:formula="of:=IF([.A398]&lt;0.5;&quot;A&quot;;IF([.B398]&lt;0.5;&quot;B&quot;;IF([.C398]&lt;0.5;&quot;C&quot;;IF([.D398]&lt;0.5;&quot;D&quot;;&quot;E&quot;))))" office:value-type="string" office:string-value="B">
            <text:p>B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70624556485564">
            <text:p>0.8706245565</text:p>
          </table:table-cell>
          <table:table-cell table:formula="of:=IF(RAND()&gt;1/[.B$1]; 0.6+RAND()*0.4; RAND()*0.4)" office:value-type="float" office:value="0.630927480012178">
            <text:p>0.63092748</text:p>
          </table:table-cell>
          <table:table-cell table:formula="of:=IF(RAND()&gt;1/[.C$1]; 0.6+RAND()*0.4; RAND()*0.4)" office:value-type="float" office:value="0.713291088584811">
            <text:p>0.7132910886</text:p>
          </table:table-cell>
          <table:table-cell table:formula="of:=IF(RAND()&gt;1/[.D$1]; 0.6+RAND()*0.4; RAND()*0.4)" office:value-type="float" office:value="0.0424346927553415">
            <text:p>0.0424346928</text:p>
          </table:table-cell>
          <table:table-cell table:formula="of:=ROUND(RAND()*9.9+0.1;3)" office:value-type="float" office:value="6.107">
            <text:p>6.107</text:p>
          </table:table-cell>
          <table:table-cell table:formula="of:=[.E399]/[.A399]" office:value-type="float" office:value="7.01450465014682">
            <text:p>7.0145046501</text:p>
          </table:table-cell>
          <table:table-cell table:formula="of:=[.F399]/[.B399]" office:value-type="float" office:value="11.1177668945588">
            <text:p>11.1177668946</text:p>
          </table:table-cell>
          <table:table-cell table:formula="of:=[.C399]/[.E399]" office:value-type="float" office:value="0.11679893377842">
            <text:p>0.1167989338</text:p>
          </table:table-cell>
          <table:table-cell table:formula="of:=[.H399]/[.D399]" office:value-type="float" office:value="2.75243971841219">
            <text:p>2.7524397184</text:p>
          </table:table-cell>
          <table:table-cell table:formula="of:=ROUND(RAND()*9.9+0.1;3)" office:value-type="float" office:value="9.79">
            <text:p>9.79</text:p>
          </table:table-cell>
          <table:table-cell table:formula="of:=ROUND(RAND()*9.9+0.1;3)" office:value-type="float" office:value="5.716">
            <text:p>5.716</text:p>
          </table:table-cell>
          <table:table-cell table:formula="of:=IF([.A399]&lt;0.5;&quot;A&quot;;IF([.B399]&lt;0.5;&quot;B&quot;;IF([.C399]&lt;0.5;&quot;C&quot;;IF([.D399]&lt;0.5;&quot;D&quot;;&quot;E&quot;))))" office:value-type="string" office:string-value="D">
            <text:p>D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940646581258625">
            <text:p>0.9406465813</text:p>
          </table:table-cell>
          <table:table-cell table:formula="of:=IF(RAND()&gt;1/[.B$1]; 0.6+RAND()*0.4; RAND()*0.4)" office:value-type="float" office:value="0.695047551952302">
            <text:p>0.695047552</text:p>
          </table:table-cell>
          <table:table-cell table:formula="of:=IF(RAND()&gt;1/[.C$1]; 0.6+RAND()*0.4; RAND()*0.4)" office:value-type="float" office:value="0.661623554956168">
            <text:p>0.661623555</text:p>
          </table:table-cell>
          <table:table-cell table:formula="of:=IF(RAND()&gt;1/[.D$1]; 0.6+RAND()*0.4; RAND()*0.4)" office:value-type="float" office:value="0.823043560702354">
            <text:p>0.8230435607</text:p>
          </table:table-cell>
          <table:table-cell table:formula="of:=ROUND(RAND()*9.9+0.1;3)" office:value-type="float" office:value="8.985">
            <text:p>8.985</text:p>
          </table:table-cell>
          <table:table-cell table:formula="of:=[.E400]/[.A400]" office:value-type="float" office:value="9.55194031320211">
            <text:p>9.5519403132</text:p>
          </table:table-cell>
          <table:table-cell table:formula="of:=[.F400]/[.B400]" office:value-type="float" office:value="13.7428587243734">
            <text:p>13.7428587244</text:p>
          </table:table-cell>
          <table:table-cell table:formula="of:=[.C400]/[.E400]" office:value-type="float" office:value="0.073636455754721">
            <text:p>0.0736364558</text:p>
          </table:table-cell>
          <table:table-cell table:formula="of:=[.H400]/[.D400]" office:value-type="float" office:value="0.0894684792769443">
            <text:p>0.0894684793</text:p>
          </table:table-cell>
          <table:table-cell table:formula="of:=ROUND(RAND()*9.9+0.1;3)" office:value-type="float" office:value="4.042">
            <text:p>4.042</text:p>
          </table:table-cell>
          <table:table-cell table:formula="of:=ROUND(RAND()*9.9+0.1;3)" office:value-type="float" office:value="7.91">
            <text:p>7.91</text:p>
          </table:table-cell>
          <table:table-cell table:formula="of:=IF([.A400]&lt;0.5;&quot;A&quot;;IF([.B400]&lt;0.5;&quot;B&quot;;IF([.C400]&lt;0.5;&quot;C&quot;;IF([.D400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50813018158078">
            <text:p>0.8508130182</text:p>
          </table:table-cell>
          <table:table-cell table:formula="of:=IF(RAND()&gt;1/[.B$1]; 0.6+RAND()*0.4; RAND()*0.4)" office:value-type="float" office:value="0.689708257559687">
            <text:p>0.6897082576</text:p>
          </table:table-cell>
          <table:table-cell table:formula="of:=IF(RAND()&gt;1/[.C$1]; 0.6+RAND()*0.4; RAND()*0.4)" office:value-type="float" office:value="0.886733662430197">
            <text:p>0.8867336624</text:p>
          </table:table-cell>
          <table:table-cell table:formula="of:=IF(RAND()&gt;1/[.D$1]; 0.6+RAND()*0.4; RAND()*0.4)" office:value-type="float" office:value="0.754626910481602">
            <text:p>0.7546269105</text:p>
          </table:table-cell>
          <table:table-cell table:formula="of:=ROUND(RAND()*9.9+0.1;3)" office:value-type="float" office:value="2.419">
            <text:p>2.419</text:p>
          </table:table-cell>
          <table:table-cell table:formula="of:=[.E401]/[.A401]" office:value-type="float" office:value="2.84316289052192">
            <text:p>2.8431628905</text:p>
          </table:table-cell>
          <table:table-cell table:formula="of:=[.F401]/[.B401]" office:value-type="float" office:value="4.12226888595121">
            <text:p>4.122268886</text:p>
          </table:table-cell>
          <table:table-cell table:formula="of:=[.C401]/[.E401]" office:value-type="float" office:value="0.366570344121619">
            <text:p>0.3665703441</text:p>
          </table:table-cell>
          <table:table-cell table:formula="of:=[.H401]/[.D401]" office:value-type="float" office:value="0.485763678753087">
            <text:p>0.4857636788</text:p>
          </table:table-cell>
          <table:table-cell table:formula="of:=ROUND(RAND()*9.9+0.1;3)" office:value-type="float" office:value="2.136">
            <text:p>2.136</text:p>
          </table:table-cell>
          <table:table-cell table:formula="of:=ROUND(RAND()*9.9+0.1;3)" office:value-type="float" office:value="8.596">
            <text:p>8.596</text:p>
          </table:table-cell>
          <table:table-cell table:formula="of:=IF([.A401]&lt;0.5;&quot;A&quot;;IF([.B401]&lt;0.5;&quot;B&quot;;IF([.C401]&lt;0.5;&quot;C&quot;;IF([.D401]&lt;0.5;&quot;D&quot;;&quot;E&quot;))))" office:value-type="string" office:string-value="E">
            <text:p>E</text:p>
          </table:table-cell>
          <table:table-cell table:number-columns-repeated="2"/>
        </table:table-row>
        <table:table-row table:style-name="ro1">
          <table:table-cell table:formula="of:=IF(RAND()&gt;1/[.A$1]; 0.6+RAND()*0.4; RAND()*0.4)" office:value-type="float" office:value="0.812663188856095">
            <text:p>0.8126631889</text:p>
          </table:table-cell>
          <table:table-cell table:formula="of:=IF(RAND()&gt;1/[.B$1]; 0.6+RAND()*0.4; RAND()*0.4)" office:value-type="float" office:value="0.694402562640607">
            <text:p>0.6944025626</text:p>
          </table:table-cell>
          <table:table-cell table:formula="of:=IF(RAND()&gt;1/[.C$1]; 0.6+RAND()*0.4; RAND()*0.4)" office:value-type="float" office:value="0.193265120685101">
            <text:p>0.1932651207</text:p>
          </table:table-cell>
          <table:table-cell table:formula="of:=IF(RAND()&gt;1/[.D$1]; 0.6+RAND()*0.4; RAND()*0.4)" office:value-type="float" office:value="0.35459223408252">
            <text:p>0.3545922341</text:p>
          </table:table-cell>
          <table:table-cell table:formula="of:=ROUND(RAND()*9.9+0.1;3)" office:value-type="float" office:value="1.029">
            <text:p>1.029</text:p>
          </table:table-cell>
          <table:table-cell table:formula="of:=[.E402]/[.A402]" office:value-type="float" office:value="1.26620722349738">
            <text:p>1.2662072235</text:p>
          </table:table-cell>
          <table:table-cell table:formula="of:=[.F402]/[.B402]" office:value-type="float" office:value="1.82344837363843">
            <text:p>1.8234483736</text:p>
          </table:table-cell>
          <table:table-cell table:formula="of:=[.C402]/[.E402]" office:value-type="float" office:value="0.187818387449077">
            <text:p>0.1878183874</text:p>
          </table:table-cell>
          <table:table-cell table:formula="of:=[.H402]/[.D402]" office:value-type="float" office:value="0.529674283293437">
            <text:p>0.5296742833</text:p>
          </table:table-cell>
          <table:table-cell table:formula="of:=ROUND(RAND()*9.9+0.1;3)" office:value-type="float" office:value="4.626">
            <text:p>4.626</text:p>
          </table:table-cell>
          <table:table-cell table:formula="of:=ROUND(RAND()*9.9+0.1;3)" office:value-type="float" office:value="9.843">
            <text:p>9.843</text:p>
          </table:table-cell>
          <table:table-cell table:formula="of:=IF([.A402]&lt;0.5;&quot;A&quot;;IF([.B402]&lt;0.5;&quot;B&quot;;IF([.C402]&lt;0.5;&quot;C&quot;;IF([.D402]&lt;0.5;&quot;D&quot;;&quot;E&quot;))))" office:value-type="string" office:string-value="C">
            <text:p>C</text:p>
          </table:table-cell>
          <table:table-cell table:number-columns-repeated="2"/>
        </table:table-row>
        <table:table-row table:style-name="ro1" table:number-rows-repeated="104817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/00/0000</text:date>, <text:time style:data-style-name="N2" text:time-value="0000-00-00T17:35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 Gunawan</meta:initial-creator>
    <meta:creation-date>2013-04-30T19:40:09</meta:creation-date>
    <dc:date>2013-05-02T17:37:58</dc:date>
    <dc:creator>Go Gunawan</dc:creator>
    <meta:editing-duration>PT16M15S</meta:editing-duration>
    <meta:editing-cycles>17</meta:editing-cycles>
    <meta:generator>LibreOffice/4.0.2.2$Linux_x86 LibreOffice_project/400m0$Build-2</meta:generator>
    <meta:document-statistic meta:table-count="1" meta:cell-count="4826" meta:object-count="0"/>
  </office:meta>
</office:document-meta>
</file>